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67.23pt" svg:height="423.89pt" svg:x="600.18pt" svg:y="61.74pt">
            <loext:p draw:notify-on-update-of-ranges="Sheet1.A2:Sheet1.A401 Sheet1.B1:Sheet1.B1 Sheet1.B2:Sheet1.B401 Sheet1.C1:Sheet1.C1 Sheet1.C2:Sheet1.C401 Sheet1.D1:Sheet1.D1 Sheet1.D2:Sheet1.D401 Sheet1.E1:Sheet1.E1 Sheet1.E2:Sheet1.E401 Sheet1.F1:Sheet1.F1 Sheet1.F2:Sheet1.F401 Sheet1.G1:Sheet1.G1 Sheet1.G2:Sheet1.G401 Sheet1.H1:Sheet1.H1 Sheet1.H2:Sheet1.H4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time_stamps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calculation_results</text:p>
          </table:table-cell>
          <table:table-cell office:value-type="string" calcext:value-type="string">
            <text:p>action_nodes</text:p>
          </table:table-cell>
          <table:table-cell office:value-type="string" calcext:value-type="string">
            <text:p>fast_ema_values</text:p>
          </table:table-cell>
          <table:table-cell office:value-type="string" calcext:value-type="string">
            <text:p>slow_ema_values</text:p>
          </table:table-cell>
          <table:table-cell office:value-type="string" calcext:value-type="string">
            <text:p>macd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fast_ema</text:p>
          </table:table-cell>
          <table:table-cell office:value-type="string" calcext:value-type="string">
            <text:p>slow_ema</text:p>
          </table:table-cell>
          <table:table-cell office:value-type="string" calcext:value-type="string">
            <text:p>macd_em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2]-[.G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]" office:value-type="float" office:value="100" calcext:value-type="float">
            <text:p>100</text:p>
          </table:table-cell>
          <table:table-cell table:formula="of:=[.E2]" office:value-type="float" office:value="100" calcext:value-type="float">
            <text:p>100</text:p>
          </table:table-cell>
          <table:table-cell table:formula="of:=[.E2]-[.F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" office:value-type="float" office:value="100" calcext:value-type="float">
            <text:p>100</text:p>
          </table:table-cell>
          <table:table-cell table:formula="of:=[.H3]-[.G3]" office:value-type="float" office:value="0" calcext:value-type="float">
            <text:p>0</text:p>
          </table:table-cell>
          <table:table-cell table:formula="of:=IF(AND([.C3]&lt;0;[.C2]&gt;0);1;IF(AND([.C3]&gt;0;[.C2]&lt;0);-1;0))" office:value-type="float" office:value="0" calcext:value-type="float">
            <text:p>0</text:p>
          </table:table-cell>
          <table:table-cell table:formula="of:=([.$B3]-[.E2])*[.$I$3]+[.E2]" office:value-type="float" office:value="100" calcext:value-type="float">
            <text:p>100</text:p>
          </table:table-cell>
          <table:table-cell table:formula="of:=([.$B3]-[.F2])*[.$J$3]+[.F2]" office:value-type="float" office:value="100" calcext:value-type="float">
            <text:p>100</text:p>
          </table:table-cell>
          <table:table-cell table:formula="of:=[.E3]-[.F3]" office:value-type="float" office:value="0" calcext:value-type="float">
            <text:p>0</text:p>
          </table:table-cell>
          <table:table-cell table:formula="of:=([.$G3]-[.H2])*[.$K$3]+[.H2]" office:value-type="float" office:value="0" calcext:value-type="float">
            <text:p>0</text:p>
          </table:table-cell>
          <table:table-cell table:formula="of:=2/([.I2]+1)" office:value-type="float" office:value="0.0740740740740741" calcext:value-type="float">
            <text:p>0.074074074074074</text:p>
          </table:table-cell>
          <table:table-cell table:formula="of:=2/([.J2]+1)" office:value-type="float" office:value="0.028169014084507" calcext:value-type="float">
            <text:p>0.028169014084507</text:p>
          </table:table-cell>
          <table:table-cell table:formula="of:=2/([.K2]+1)" office:value-type="float" office:value="0.181818181818182" calcext:value-type="float">
            <text:p>0.181818181818182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" office:value-type="float" office:value="100" calcext:value-type="float">
            <text:p>100</text:p>
          </table:table-cell>
          <table:table-cell table:formula="of:=[.H4]-[.G4]" office:value-type="float" office:value="0" calcext:value-type="float">
            <text:p>0</text:p>
          </table:table-cell>
          <table:table-cell table:formula="of:=IF(AND([.C4]&lt;0;[.C3]&gt;0);1;IF(AND([.C4]&gt;0;[.C3]&lt;0);-1;0))" office:value-type="float" office:value="0" calcext:value-type="float">
            <text:p>0</text:p>
          </table:table-cell>
          <table:table-cell table:formula="of:=([.$B4]-[.E3])*[.$I$3]+[.E3]" office:value-type="float" office:value="100" calcext:value-type="float">
            <text:p>100</text:p>
          </table:table-cell>
          <table:table-cell table:formula="of:=([.$B4]-[.F3])*[.$J$3]+[.F3]" office:value-type="float" office:value="100" calcext:value-type="float">
            <text:p>100</text:p>
          </table:table-cell>
          <table:table-cell table:formula="of:=[.E4]-[.F4]" office:value-type="float" office:value="0" calcext:value-type="float">
            <text:p>0</text:p>
          </table:table-cell>
          <table:table-cell table:formula="of:=([.$G4]-[.H3])*[.$K$3]+[.H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" office:value-type="float" office:value="100" calcext:value-type="float">
            <text:p>100</text:p>
          </table:table-cell>
          <table:table-cell table:formula="of:=[.H5]-[.G5]" office:value-type="float" office:value="0" calcext:value-type="float">
            <text:p>0</text:p>
          </table:table-cell>
          <table:table-cell table:formula="of:=IF(AND([.C5]&lt;0;[.C4]&gt;0);1;IF(AND([.C5]&gt;0;[.C4]&lt;0);-1;0))" office:value-type="float" office:value="0" calcext:value-type="float">
            <text:p>0</text:p>
          </table:table-cell>
          <table:table-cell table:formula="of:=([.$B5]-[.E4])*[.$I$3]+[.E4]" office:value-type="float" office:value="100" calcext:value-type="float">
            <text:p>100</text:p>
          </table:table-cell>
          <table:table-cell table:formula="of:=([.$B5]-[.F4])*[.$J$3]+[.F4]" office:value-type="float" office:value="100" calcext:value-type="float">
            <text:p>100</text:p>
          </table:table-cell>
          <table:table-cell table:formula="of:=[.E5]-[.F5]" office:value-type="float" office:value="0" calcext:value-type="float">
            <text:p>0</text:p>
          </table:table-cell>
          <table:table-cell table:formula="of:=([.$G5]-[.H4])*[.$K$3]+[.H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" office:value-type="float" office:value="100" calcext:value-type="float">
            <text:p>100</text:p>
          </table:table-cell>
          <table:table-cell table:formula="of:=[.H6]-[.G6]" office:value-type="float" office:value="0" calcext:value-type="float">
            <text:p>0</text:p>
          </table:table-cell>
          <table:table-cell table:formula="of:=IF(AND([.C6]&lt;0;[.C5]&gt;0);1;IF(AND([.C6]&gt;0;[.C5]&lt;0);-1;0))" office:value-type="float" office:value="0" calcext:value-type="float">
            <text:p>0</text:p>
          </table:table-cell>
          <table:table-cell table:formula="of:=([.$B6]-[.E5])*[.$I$3]+[.E5]" office:value-type="float" office:value="100" calcext:value-type="float">
            <text:p>100</text:p>
          </table:table-cell>
          <table:table-cell table:formula="of:=([.$B6]-[.F5])*[.$J$3]+[.F5]" office:value-type="float" office:value="100" calcext:value-type="float">
            <text:p>100</text:p>
          </table:table-cell>
          <table:table-cell table:formula="of:=[.E6]-[.F6]" office:value-type="float" office:value="0" calcext:value-type="float">
            <text:p>0</text:p>
          </table:table-cell>
          <table:table-cell table:formula="of:=([.$G6]-[.H5])*[.$K$3]+[.H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" office:value-type="float" office:value="100" calcext:value-type="float">
            <text:p>100</text:p>
          </table:table-cell>
          <table:table-cell table:formula="of:=[.H7]-[.G7]" office:value-type="float" office:value="0" calcext:value-type="float">
            <text:p>0</text:p>
          </table:table-cell>
          <table:table-cell table:formula="of:=IF(AND([.C7]&lt;0;[.C6]&gt;0);1;IF(AND([.C7]&gt;0;[.C6]&lt;0);-1;0))" office:value-type="float" office:value="0" calcext:value-type="float">
            <text:p>0</text:p>
          </table:table-cell>
          <table:table-cell table:formula="of:=([.$B7]-[.E6])*[.$I$3]+[.E6]" office:value-type="float" office:value="100" calcext:value-type="float">
            <text:p>100</text:p>
          </table:table-cell>
          <table:table-cell table:formula="of:=([.$B7]-[.F6])*[.$J$3]+[.F6]" office:value-type="float" office:value="100" calcext:value-type="float">
            <text:p>100</text:p>
          </table:table-cell>
          <table:table-cell table:formula="of:=[.E7]-[.F7]" office:value-type="float" office:value="0" calcext:value-type="float">
            <text:p>0</text:p>
          </table:table-cell>
          <table:table-cell table:formula="of:=([.$G7]-[.H6])*[.$K$3]+[.H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" office:value-type="float" office:value="100" calcext:value-type="float">
            <text:p>100</text:p>
          </table:table-cell>
          <table:table-cell table:formula="of:=[.H8]-[.G8]" office:value-type="float" office:value="0" calcext:value-type="float">
            <text:p>0</text:p>
          </table:table-cell>
          <table:table-cell table:formula="of:=IF(AND([.C8]&lt;0;[.C7]&gt;0);1;IF(AND([.C8]&gt;0;[.C7]&lt;0);-1;0))" office:value-type="float" office:value="0" calcext:value-type="float">
            <text:p>0</text:p>
          </table:table-cell>
          <table:table-cell table:formula="of:=([.$B8]-[.E7])*[.$I$3]+[.E7]" office:value-type="float" office:value="100" calcext:value-type="float">
            <text:p>100</text:p>
          </table:table-cell>
          <table:table-cell table:formula="of:=([.$B8]-[.F7])*[.$J$3]+[.F7]" office:value-type="float" office:value="100" calcext:value-type="float">
            <text:p>100</text:p>
          </table:table-cell>
          <table:table-cell table:formula="of:=[.E8]-[.F8]" office:value-type="float" office:value="0" calcext:value-type="float">
            <text:p>0</text:p>
          </table:table-cell>
          <table:table-cell table:formula="of:=([.$G8]-[.H7])*[.$K$3]+[.H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" office:value-type="float" office:value="100" calcext:value-type="float">
            <text:p>100</text:p>
          </table:table-cell>
          <table:table-cell table:formula="of:=[.H9]-[.G9]" office:value-type="float" office:value="0" calcext:value-type="float">
            <text:p>0</text:p>
          </table:table-cell>
          <table:table-cell table:formula="of:=IF(AND([.C9]&lt;0;[.C8]&gt;0);1;IF(AND([.C9]&gt;0;[.C8]&lt;0);-1;0))" office:value-type="float" office:value="0" calcext:value-type="float">
            <text:p>0</text:p>
          </table:table-cell>
          <table:table-cell table:formula="of:=([.$B9]-[.E8])*[.$I$3]+[.E8]" office:value-type="float" office:value="100" calcext:value-type="float">
            <text:p>100</text:p>
          </table:table-cell>
          <table:table-cell table:formula="of:=([.$B9]-[.F8])*[.$J$3]+[.F8]" office:value-type="float" office:value="100" calcext:value-type="float">
            <text:p>100</text:p>
          </table:table-cell>
          <table:table-cell table:formula="of:=[.E9]-[.F9]" office:value-type="float" office:value="0" calcext:value-type="float">
            <text:p>0</text:p>
          </table:table-cell>
          <table:table-cell table:formula="of:=([.$G9]-[.H8])*[.$K$3]+[.H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" office:value-type="float" office:value="100" calcext:value-type="float">
            <text:p>100</text:p>
          </table:table-cell>
          <table:table-cell table:formula="of:=[.H10]-[.G10]" office:value-type="float" office:value="0" calcext:value-type="float">
            <text:p>0</text:p>
          </table:table-cell>
          <table:table-cell table:formula="of:=IF(AND([.C10]&lt;0;[.C9]&gt;0);1;IF(AND([.C10]&gt;0;[.C9]&lt;0);-1;0))" office:value-type="float" office:value="0" calcext:value-type="float">
            <text:p>0</text:p>
          </table:table-cell>
          <table:table-cell table:formula="of:=([.$B10]-[.E9])*[.$I$3]+[.E9]" office:value-type="float" office:value="100" calcext:value-type="float">
            <text:p>100</text:p>
          </table:table-cell>
          <table:table-cell table:formula="of:=([.$B10]-[.F9])*[.$J$3]+[.F9]" office:value-type="float" office:value="100" calcext:value-type="float">
            <text:p>100</text:p>
          </table:table-cell>
          <table:table-cell table:formula="of:=[.E10]-[.F10]" office:value-type="float" office:value="0" calcext:value-type="float">
            <text:p>0</text:p>
          </table:table-cell>
          <table:table-cell table:formula="of:=([.$G10]-[.H9])*[.$K$3]+[.H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" office:value-type="float" office:value="100" calcext:value-type="float">
            <text:p>100</text:p>
          </table:table-cell>
          <table:table-cell table:formula="of:=[.H11]-[.G11]" office:value-type="float" office:value="0" calcext:value-type="float">
            <text:p>0</text:p>
          </table:table-cell>
          <table:table-cell table:formula="of:=IF(AND([.C11]&lt;0;[.C10]&gt;0);1;IF(AND([.C11]&gt;0;[.C10]&lt;0);-1;0))" office:value-type="float" office:value="0" calcext:value-type="float">
            <text:p>0</text:p>
          </table:table-cell>
          <table:table-cell table:formula="of:=([.$B11]-[.E10])*[.$I$3]+[.E10]" office:value-type="float" office:value="100" calcext:value-type="float">
            <text:p>100</text:p>
          </table:table-cell>
          <table:table-cell table:formula="of:=([.$B11]-[.F10])*[.$J$3]+[.F10]" office:value-type="float" office:value="100" calcext:value-type="float">
            <text:p>100</text:p>
          </table:table-cell>
          <table:table-cell table:formula="of:=[.E11]-[.F11]" office:value-type="float" office:value="0" calcext:value-type="float">
            <text:p>0</text:p>
          </table:table-cell>
          <table:table-cell table:formula="of:=([.$G11]-[.H10])*[.$K$3]+[.H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" office:value-type="float" office:value="100" calcext:value-type="float">
            <text:p>100</text:p>
          </table:table-cell>
          <table:table-cell table:formula="of:=[.H12]-[.G12]" office:value-type="float" office:value="0" calcext:value-type="float">
            <text:p>0</text:p>
          </table:table-cell>
          <table:table-cell table:formula="of:=IF(AND([.C12]&lt;0;[.C11]&gt;0);1;IF(AND([.C12]&gt;0;[.C11]&lt;0);-1;0))" office:value-type="float" office:value="0" calcext:value-type="float">
            <text:p>0</text:p>
          </table:table-cell>
          <table:table-cell table:formula="of:=([.$B12]-[.E11])*[.$I$3]+[.E11]" office:value-type="float" office:value="100" calcext:value-type="float">
            <text:p>100</text:p>
          </table:table-cell>
          <table:table-cell table:formula="of:=([.$B12]-[.F11])*[.$J$3]+[.F11]" office:value-type="float" office:value="100" calcext:value-type="float">
            <text:p>100</text:p>
          </table:table-cell>
          <table:table-cell table:formula="of:=[.E12]-[.F12]" office:value-type="float" office:value="0" calcext:value-type="float">
            <text:p>0</text:p>
          </table:table-cell>
          <table:table-cell table:formula="of:=([.$G12]-[.H11])*[.$K$3]+[.H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" office:value-type="float" office:value="100" calcext:value-type="float">
            <text:p>100</text:p>
          </table:table-cell>
          <table:table-cell table:formula="of:=[.H13]-[.G13]" office:value-type="float" office:value="0" calcext:value-type="float">
            <text:p>0</text:p>
          </table:table-cell>
          <table:table-cell table:formula="of:=IF(AND([.C13]&lt;0;[.C12]&gt;0);1;IF(AND([.C13]&gt;0;[.C12]&lt;0);-1;0))" office:value-type="float" office:value="0" calcext:value-type="float">
            <text:p>0</text:p>
          </table:table-cell>
          <table:table-cell table:formula="of:=([.$B13]-[.E12])*[.$I$3]+[.E12]" office:value-type="float" office:value="100" calcext:value-type="float">
            <text:p>100</text:p>
          </table:table-cell>
          <table:table-cell table:formula="of:=([.$B13]-[.F12])*[.$J$3]+[.F12]" office:value-type="float" office:value="100" calcext:value-type="float">
            <text:p>100</text:p>
          </table:table-cell>
          <table:table-cell table:formula="of:=[.E13]-[.F13]" office:value-type="float" office:value="0" calcext:value-type="float">
            <text:p>0</text:p>
          </table:table-cell>
          <table:table-cell table:formula="of:=([.$G13]-[.H12])*[.$K$3]+[.H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" office:value-type="float" office:value="100" calcext:value-type="float">
            <text:p>100</text:p>
          </table:table-cell>
          <table:table-cell table:formula="of:=[.H14]-[.G14]" office:value-type="float" office:value="0" calcext:value-type="float">
            <text:p>0</text:p>
          </table:table-cell>
          <table:table-cell table:formula="of:=IF(AND([.C14]&lt;0;[.C13]&gt;0);1;IF(AND([.C14]&gt;0;[.C13]&lt;0);-1;0))" office:value-type="float" office:value="0" calcext:value-type="float">
            <text:p>0</text:p>
          </table:table-cell>
          <table:table-cell table:formula="of:=([.$B14]-[.E13])*[.$I$3]+[.E13]" office:value-type="float" office:value="100" calcext:value-type="float">
            <text:p>100</text:p>
          </table:table-cell>
          <table:table-cell table:formula="of:=([.$B14]-[.F13])*[.$J$3]+[.F13]" office:value-type="float" office:value="100" calcext:value-type="float">
            <text:p>100</text:p>
          </table:table-cell>
          <table:table-cell table:formula="of:=[.E14]-[.F14]" office:value-type="float" office:value="0" calcext:value-type="float">
            <text:p>0</text:p>
          </table:table-cell>
          <table:table-cell table:formula="of:=([.$G14]-[.H13])*[.$K$3]+[.H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" office:value-type="float" office:value="100" calcext:value-type="float">
            <text:p>100</text:p>
          </table:table-cell>
          <table:table-cell table:formula="of:=[.H15]-[.G15]" office:value-type="float" office:value="0" calcext:value-type="float">
            <text:p>0</text:p>
          </table:table-cell>
          <table:table-cell table:formula="of:=IF(AND([.C15]&lt;0;[.C14]&gt;0);1;IF(AND([.C15]&gt;0;[.C14]&lt;0);-1;0))" office:value-type="float" office:value="0" calcext:value-type="float">
            <text:p>0</text:p>
          </table:table-cell>
          <table:table-cell table:formula="of:=([.$B15]-[.E14])*[.$I$3]+[.E14]" office:value-type="float" office:value="100" calcext:value-type="float">
            <text:p>100</text:p>
          </table:table-cell>
          <table:table-cell table:formula="of:=([.$B15]-[.F14])*[.$J$3]+[.F14]" office:value-type="float" office:value="100" calcext:value-type="float">
            <text:p>100</text:p>
          </table:table-cell>
          <table:table-cell table:formula="of:=[.E15]-[.F15]" office:value-type="float" office:value="0" calcext:value-type="float">
            <text:p>0</text:p>
          </table:table-cell>
          <table:table-cell table:formula="of:=([.$G15]-[.H14])*[.$K$3]+[.H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" office:value-type="float" office:value="100" calcext:value-type="float">
            <text:p>100</text:p>
          </table:table-cell>
          <table:table-cell table:formula="of:=[.H16]-[.G16]" office:value-type="float" office:value="0" calcext:value-type="float">
            <text:p>0</text:p>
          </table:table-cell>
          <table:table-cell table:formula="of:=IF(AND([.C16]&lt;0;[.C15]&gt;0);1;IF(AND([.C16]&gt;0;[.C15]&lt;0);-1;0))" office:value-type="float" office:value="0" calcext:value-type="float">
            <text:p>0</text:p>
          </table:table-cell>
          <table:table-cell table:formula="of:=([.$B16]-[.E15])*[.$I$3]+[.E15]" office:value-type="float" office:value="100" calcext:value-type="float">
            <text:p>100</text:p>
          </table:table-cell>
          <table:table-cell table:formula="of:=([.$B16]-[.F15])*[.$J$3]+[.F15]" office:value-type="float" office:value="100" calcext:value-type="float">
            <text:p>100</text:p>
          </table:table-cell>
          <table:table-cell table:formula="of:=[.E16]-[.F16]" office:value-type="float" office:value="0" calcext:value-type="float">
            <text:p>0</text:p>
          </table:table-cell>
          <table:table-cell table:formula="of:=([.$G16]-[.H15])*[.$K$3]+[.H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" office:value-type="float" office:value="100" calcext:value-type="float">
            <text:p>100</text:p>
          </table:table-cell>
          <table:table-cell table:formula="of:=[.H17]-[.G17]" office:value-type="float" office:value="0" calcext:value-type="float">
            <text:p>0</text:p>
          </table:table-cell>
          <table:table-cell table:formula="of:=IF(AND([.C17]&lt;0;[.C16]&gt;0);1;IF(AND([.C17]&gt;0;[.C16]&lt;0);-1;0))" office:value-type="float" office:value="0" calcext:value-type="float">
            <text:p>0</text:p>
          </table:table-cell>
          <table:table-cell table:formula="of:=([.$B17]-[.E16])*[.$I$3]+[.E16]" office:value-type="float" office:value="100" calcext:value-type="float">
            <text:p>100</text:p>
          </table:table-cell>
          <table:table-cell table:formula="of:=([.$B17]-[.F16])*[.$J$3]+[.F16]" office:value-type="float" office:value="100" calcext:value-type="float">
            <text:p>100</text:p>
          </table:table-cell>
          <table:table-cell table:formula="of:=[.E17]-[.F17]" office:value-type="float" office:value="0" calcext:value-type="float">
            <text:p>0</text:p>
          </table:table-cell>
          <table:table-cell table:formula="of:=([.$G17]-[.H16])*[.$K$3]+[.H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.B17]" office:value-type="float" office:value="100" calcext:value-type="float">
            <text:p>100</text:p>
          </table:table-cell>
          <table:table-cell table:formula="of:=[.H18]-[.G18]" office:value-type="float" office:value="0" calcext:value-type="float">
            <text:p>0</text:p>
          </table:table-cell>
          <table:table-cell table:formula="of:=IF(AND([.C18]&lt;0;[.C17]&gt;0);1;IF(AND([.C18]&gt;0;[.C17]&lt;0);-1;0))" office:value-type="float" office:value="0" calcext:value-type="float">
            <text:p>0</text:p>
          </table:table-cell>
          <table:table-cell table:formula="of:=([.$B18]-[.E17])*[.$I$3]+[.E17]" office:value-type="float" office:value="100" calcext:value-type="float">
            <text:p>100</text:p>
          </table:table-cell>
          <table:table-cell table:formula="of:=([.$B18]-[.F17])*[.$J$3]+[.F17]" office:value-type="float" office:value="100" calcext:value-type="float">
            <text:p>100</text:p>
          </table:table-cell>
          <table:table-cell table:formula="of:=[.E18]-[.F18]" office:value-type="float" office:value="0" calcext:value-type="float">
            <text:p>0</text:p>
          </table:table-cell>
          <table:table-cell table:formula="of:=([.$G18]-[.H17])*[.$K$3]+[.H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[.B18]" office:value-type="float" office:value="100" calcext:value-type="float">
            <text:p>100</text:p>
          </table:table-cell>
          <table:table-cell table:formula="of:=[.H19]-[.G19]" office:value-type="float" office:value="0" calcext:value-type="float">
            <text:p>0</text:p>
          </table:table-cell>
          <table:table-cell table:formula="of:=IF(AND([.C19]&lt;0;[.C18]&gt;0);1;IF(AND([.C19]&gt;0;[.C18]&lt;0);-1;0))" office:value-type="float" office:value="0" calcext:value-type="float">
            <text:p>0</text:p>
          </table:table-cell>
          <table:table-cell table:formula="of:=([.$B19]-[.E18])*[.$I$3]+[.E18]" office:value-type="float" office:value="100" calcext:value-type="float">
            <text:p>100</text:p>
          </table:table-cell>
          <table:table-cell table:formula="of:=([.$B19]-[.F18])*[.$J$3]+[.F18]" office:value-type="float" office:value="100" calcext:value-type="float">
            <text:p>100</text:p>
          </table:table-cell>
          <table:table-cell table:formula="of:=[.E19]-[.F19]" office:value-type="float" office:value="0" calcext:value-type="float">
            <text:p>0</text:p>
          </table:table-cell>
          <table:table-cell table:formula="of:=([.$G19]-[.H18])*[.$K$3]+[.H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B19]" office:value-type="float" office:value="100" calcext:value-type="float">
            <text:p>100</text:p>
          </table:table-cell>
          <table:table-cell table:formula="of:=[.H20]-[.G20]" office:value-type="float" office:value="0" calcext:value-type="float">
            <text:p>0</text:p>
          </table:table-cell>
          <table:table-cell table:formula="of:=IF(AND([.C20]&lt;0;[.C19]&gt;0);1;IF(AND([.C20]&gt;0;[.C19]&lt;0);-1;0))" office:value-type="float" office:value="0" calcext:value-type="float">
            <text:p>0</text:p>
          </table:table-cell>
          <table:table-cell table:formula="of:=([.$B20]-[.E19])*[.$I$3]+[.E19]" office:value-type="float" office:value="100" calcext:value-type="float">
            <text:p>100</text:p>
          </table:table-cell>
          <table:table-cell table:formula="of:=([.$B20]-[.F19])*[.$J$3]+[.F19]" office:value-type="float" office:value="100" calcext:value-type="float">
            <text:p>100</text:p>
          </table:table-cell>
          <table:table-cell table:formula="of:=[.E20]-[.F20]" office:value-type="float" office:value="0" calcext:value-type="float">
            <text:p>0</text:p>
          </table:table-cell>
          <table:table-cell table:formula="of:=([.$G20]-[.H19])*[.$K$3]+[.H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[.B20]" office:value-type="float" office:value="100" calcext:value-type="float">
            <text:p>100</text:p>
          </table:table-cell>
          <table:table-cell table:formula="of:=[.H21]-[.G21]" office:value-type="float" office:value="0" calcext:value-type="float">
            <text:p>0</text:p>
          </table:table-cell>
          <table:table-cell table:formula="of:=IF(AND([.C21]&lt;0;[.C20]&gt;0);1;IF(AND([.C21]&gt;0;[.C20]&lt;0);-1;0))" office:value-type="float" office:value="0" calcext:value-type="float">
            <text:p>0</text:p>
          </table:table-cell>
          <table:table-cell table:formula="of:=([.$B21]-[.E20])*[.$I$3]+[.E20]" office:value-type="float" office:value="100" calcext:value-type="float">
            <text:p>100</text:p>
          </table:table-cell>
          <table:table-cell table:formula="of:=([.$B21]-[.F20])*[.$J$3]+[.F20]" office:value-type="float" office:value="100" calcext:value-type="float">
            <text:p>100</text:p>
          </table:table-cell>
          <table:table-cell table:formula="of:=[.E21]-[.F21]" office:value-type="float" office:value="0" calcext:value-type="float">
            <text:p>0</text:p>
          </table:table-cell>
          <table:table-cell table:formula="of:=([.$G21]-[.H20])*[.$K$3]+[.H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22]-[.G22]" office:value-type="float" office:value="1.87793427230047" calcext:value-type="float">
            <text:p>1.87793427230047</text:p>
          </table:table-cell>
          <table:table-cell table:formula="of:=IF(AND([.C22]&lt;0;[.C21]&gt;0);1;IF(AND([.C22]&gt;0;[.C21]&lt;0);-1;0))" office:value-type="float" office:value="0" calcext:value-type="float">
            <text:p>0</text:p>
          </table:table-cell>
          <table:table-cell table:formula="of:=([.$B22]-[.E21])*[.$I$3]+[.E21]" office:value-type="float" office:value="96.2962962962963" calcext:value-type="float">
            <text:p>96.2962962962963</text:p>
          </table:table-cell>
          <table:table-cell table:formula="of:=([.$B22]-[.F21])*[.$J$3]+[.F21]" office:value-type="float" office:value="98.5915492957746" calcext:value-type="float">
            <text:p>98.5915492957746</text:p>
          </table:table-cell>
          <table:table-cell table:formula="of:=[.E22]-[.F22]" office:value-type="float" office:value="-2.29525299947835" calcext:value-type="float">
            <text:p>-2.29525299947835</text:p>
          </table:table-cell>
          <table:table-cell table:formula="of:=([.$G22]-[.H21])*[.$K$3]+[.H21]" office:value-type="float" office:value="-0.417318727177882" calcext:value-type="float">
            <text:p>-0.417318727177882</text:p>
          </table:table-cell>
          <table:table-cell table:number-columns-repeated="3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[.B22]" office:value-type="float" office:value="50" calcext:value-type="float">
            <text:p>50</text:p>
          </table:table-cell>
          <table:table-cell table:formula="of:=[.H23]-[.G23]" office:value-type="float" office:value="3.22242015027838" calcext:value-type="float">
            <text:p>3.22242015027838</text:p>
          </table:table-cell>
          <table:table-cell table:formula="of:=IF(AND([.C23]&lt;0;[.C22]&gt;0);1;IF(AND([.C23]&gt;0;[.C22]&lt;0);-1;0))" office:value-type="float" office:value="0" calcext:value-type="float">
            <text:p>0</text:p>
          </table:table-cell>
          <table:table-cell table:formula="of:=([.$B23]-[.E22])*[.$I$3]+[.E22]" office:value-type="float" office:value="92.8669410150892" calcext:value-type="float">
            <text:p>92.8669410150892</text:p>
          </table:table-cell>
          <table:table-cell table:formula="of:=([.$B23]-[.F22])*[.$J$3]+[.F22]" office:value-type="float" office:value="97.222773259274" calcext:value-type="float">
            <text:p>97.222773259274</text:p>
          </table:table-cell>
          <table:table-cell table:formula="of:=[.E23]-[.F23]" office:value-type="float" office:value="-4.3558322441848" calcext:value-type="float">
            <text:p>-4.3558322441848</text:p>
          </table:table-cell>
          <table:table-cell table:formula="of:=([.$G23]-[.H22])*[.$K$3]+[.H22]" office:value-type="float" office:value="-1.13341209390641" calcext:value-type="float">
            <text:p>-1.13341209390641</text:p>
          </table:table-cell>
          <table:table-cell table:number-columns-repeated="3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[.B23]" office:value-type="float" office:value="50" calcext:value-type="float">
            <text:p>50</text:p>
          </table:table-cell>
          <table:table-cell table:formula="of:=[.H24]-[.G24]" office:value-type="float" office:value="4.1461610312529" calcext:value-type="float">
            <text:p>4.1461610312529</text:p>
          </table:table-cell>
          <table:table-cell table:formula="of:=IF(AND([.C24]&lt;0;[.C23]&gt;0);1;IF(AND([.C24]&gt;0;[.C23]&lt;0);-1;0))" office:value-type="float" office:value="0" calcext:value-type="float">
            <text:p>0</text:p>
          </table:table-cell>
          <table:table-cell table:formula="of:=([.$B24]-[.E23])*[.$I$3]+[.E23]" office:value-type="float" office:value="89.6916120510085" calcext:value-type="float">
            <text:p>89.6916120510085</text:p>
          </table:table-cell>
          <table:table-cell table:formula="of:=([.$B24]-[.F23])*[.$J$3]+[.F23]" office:value-type="float" office:value="95.892554294224" calcext:value-type="float">
            <text:p>95.892554294224</text:p>
          </table:table-cell>
          <table:table-cell table:formula="of:=[.E24]-[.F24]" office:value-type="float" office:value="-6.20094224321551" calcext:value-type="float">
            <text:p>-6.20094224321551</text:p>
          </table:table-cell>
          <table:table-cell table:formula="of:=([.$G24]-[.H23])*[.$K$3]+[.H23]" office:value-type="float" office:value="-2.05478121196261" calcext:value-type="float">
            <text:p>-2.05478121196261</text:p>
          </table:table-cell>
          <table:table-cell table:number-columns-repeated="3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[.B24]" office:value-type="float" office:value="50" calcext:value-type="float">
            <text:p>50</text:p>
          </table:table-cell>
          <table:table-cell table:formula="of:=[.H25]-[.G25]" office:value-type="float" office:value="4.74016290066877" calcext:value-type="float">
            <text:p>4.74016290066877</text:p>
          </table:table-cell>
          <table:table-cell table:formula="of:=IF(AND([.C25]&lt;0;[.C24]&gt;0);1;IF(AND([.C25]&gt;0;[.C24]&lt;0);-1;0))" office:value-type="float" office:value="0" calcext:value-type="float">
            <text:p>0</text:p>
          </table:table-cell>
          <table:table-cell table:formula="of:=([.$B25]-[.E24])*[.$I$3]+[.E24]" office:value-type="float" office:value="86.7514926398227" calcext:value-type="float">
            <text:p>86.7514926398227</text:p>
          </table:table-cell>
          <table:table-cell table:formula="of:=([.$B25]-[.F24])*[.$J$3]+[.F24]" office:value-type="float" office:value="94.599806285936" calcext:value-type="float">
            <text:p>94.599806285936</text:p>
          </table:table-cell>
          <table:table-cell table:formula="of:=[.E25]-[.F25]" office:value-type="float" office:value="-7.84831364611333" calcext:value-type="float">
            <text:p>-7.84831364611333</text:p>
          </table:table-cell>
          <table:table-cell table:formula="of:=([.$G25]-[.H24])*[.$K$3]+[.H24]" office:value-type="float" office:value="-3.10815074544456" calcext:value-type="float">
            <text:p>-3.10815074544456</text:p>
          </table:table-cell>
          <table:table-cell table:number-columns-repeated="3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[.B25]" office:value-type="float" office:value="50" calcext:value-type="float">
            <text:p>50</text:p>
          </table:table-cell>
          <table:table-cell table:formula="of:=[.H26]-[.G26]" office:value-type="float" office:value="5.07776982330188" calcext:value-type="float">
            <text:p>5.07776982330188</text:p>
          </table:table-cell>
          <table:table-cell table:formula="of:=IF(AND([.C26]&lt;0;[.C25]&gt;0);1;IF(AND([.C26]&gt;0;[.C25]&lt;0);-1;0))" office:value-type="float" office:value="0" calcext:value-type="float">
            <text:p>0</text:p>
          </table:table-cell>
          <table:table-cell table:formula="of:=([.$B26]-[.E25])*[.$I$3]+[.E25]" office:value-type="float" office:value="84.0291598516876" calcext:value-type="float">
            <text:p>84.0291598516876</text:p>
          </table:table-cell>
          <table:table-cell table:formula="of:=([.$B26]-[.F25])*[.$J$3]+[.F25]" office:value-type="float" office:value="93.3434737145012" calcext:value-type="float">
            <text:p>93.3434737145012</text:p>
          </table:table-cell>
          <table:table-cell table:formula="of:=[.E26]-[.F26]" office:value-type="float" office:value="-9.31431386281352" calcext:value-type="float">
            <text:p>-9.31431386281352</text:p>
          </table:table-cell>
          <table:table-cell table:formula="of:=([.$G26]-[.H25])*[.$K$3]+[.H25]" office:value-type="float" office:value="-4.23654403951164" calcext:value-type="float">
            <text:p>-4.23654403951164</text:p>
          </table:table-cell>
          <table:table-cell table:number-columns-repeated="3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[.B26]" office:value-type="float" office:value="50" calcext:value-type="float">
            <text:p>50</text:p>
          </table:table-cell>
          <table:table-cell table:formula="of:=[.H27]-[.G27]" office:value-type="float" office:value="5.21795897124469" calcext:value-type="float">
            <text:p>5.21795897124469</text:p>
          </table:table-cell>
          <table:table-cell table:formula="of:=IF(AND([.C27]&lt;0;[.C26]&gt;0);1;IF(AND([.C27]&gt;0;[.C26]&lt;0);-1;0))" office:value-type="float" office:value="0" calcext:value-type="float">
            <text:p>0</text:p>
          </table:table-cell>
          <table:table-cell table:formula="of:=([.$B27]-[.E26])*[.$I$3]+[.E26]" office:value-type="float" office:value="81.5084813441552" calcext:value-type="float">
            <text:p>81.5084813441552</text:p>
          </table:table-cell>
          <table:table-cell table:formula="of:=([.$B27]-[.F26])*[.$J$3]+[.F26]" office:value-type="float" office:value="92.1225307929659" calcext:value-type="float">
            <text:p>92.1225307929659</text:p>
          </table:table-cell>
          <table:table-cell table:formula="of:=[.E27]-[.F27]" office:value-type="float" office:value="-10.6140494488107" calcext:value-type="float">
            <text:p>-10.6140494488107</text:p>
          </table:table-cell>
          <table:table-cell table:formula="of:=([.$G27]-[.H26])*[.$K$3]+[.H26]" office:value-type="float" office:value="-5.39609047756602" calcext:value-type="float">
            <text:p>-5.39609047756602</text:p>
          </table:table-cell>
          <table:table-cell table:number-columns-repeated="3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[.B27]" office:value-type="float" office:value="50" calcext:value-type="float">
            <text:p>50</text:p>
          </table:table-cell>
          <table:table-cell table:formula="of:=[.H28]-[.G28]" office:value-type="float" office:value="5.20803031836362" calcext:value-type="float">
            <text:p>5.20803031836362</text:p>
          </table:table-cell>
          <table:table-cell table:formula="of:=IF(AND([.C28]&lt;0;[.C27]&gt;0);1;IF(AND([.C28]&gt;0;[.C27]&lt;0);-1;0))" office:value-type="float" office:value="0" calcext:value-type="float">
            <text:p>0</text:p>
          </table:table-cell>
          <table:table-cell table:formula="of:=([.$B28]-[.E27])*[.$I$3]+[.E27]" office:value-type="float" office:value="79.1745197631067" calcext:value-type="float">
            <text:p>79.1745197631067</text:p>
          </table:table-cell>
          <table:table-cell table:formula="of:=([.$B28]-[.F27])*[.$J$3]+[.F27]" office:value-type="float" office:value="90.9359806297838" calcext:value-type="float">
            <text:p>90.9359806297838</text:p>
          </table:table-cell>
          <table:table-cell table:formula="of:=[.E28]-[.F28]" office:value-type="float" office:value="-11.7614608666771" calcext:value-type="float">
            <text:p>-11.7614608666771</text:p>
          </table:table-cell>
          <table:table-cell table:formula="of:=([.$G28]-[.H27])*[.$K$3]+[.H27]" office:value-type="float" office:value="-6.55343054831349" calcext:value-type="float">
            <text:p>-6.55343054831349</text:p>
          </table:table-cell>
          <table:table-cell table:number-columns-repeated="3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[.B28]" office:value-type="float" office:value="50" calcext:value-type="float">
            <text:p>50</text:p>
          </table:table-cell>
          <table:table-cell table:formula="of:=[.H29]-[.G29]" office:value-type="float" office:value="5.08580152482112" calcext:value-type="float">
            <text:p>5.08580152482112</text:p>
          </table:table-cell>
          <table:table-cell table:formula="of:=IF(AND([.C29]&lt;0;[.C28]&gt;0);1;IF(AND([.C29]&gt;0;[.C28]&lt;0);-1;0))" office:value-type="float" office:value="0" calcext:value-type="float">
            <text:p>0</text:p>
          </table:table-cell>
          <table:table-cell table:formula="of:=([.$B29]-[.E28])*[.$I$3]+[.E28]" office:value-type="float" office:value="77.0134442250988" calcext:value-type="float">
            <text:p>77.0134442250988</text:p>
          </table:table-cell>
          <table:table-cell table:formula="of:=([.$B29]-[.F28])*[.$J$3]+[.F28]" office:value-type="float" office:value="89.7828544148603" calcext:value-type="float">
            <text:p>89.7828544148603</text:p>
          </table:table-cell>
          <table:table-cell table:formula="of:=[.E29]-[.F29]" office:value-type="float" office:value="-12.7694101897615" calcext:value-type="float">
            <text:p>-12.7694101897615</text:p>
          </table:table-cell>
          <table:table-cell table:formula="of:=([.$G29]-[.H28])*[.$K$3]+[.H28]" office:value-type="float" office:value="-7.68360866494041" calcext:value-type="float">
            <text:p>-7.68360866494041</text:p>
          </table:table-cell>
          <table:table-cell table:number-columns-repeated="3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[.B29]" office:value-type="float" office:value="50" calcext:value-type="float">
            <text:p>50</text:p>
          </table:table-cell>
          <table:table-cell table:formula="of:=[.H30]-[.G30]" office:value-type="float" office:value="4.88139840573779" calcext:value-type="float">
            <text:p>4.88139840573779</text:p>
          </table:table-cell>
          <table:table-cell table:formula="of:=IF(AND([.C30]&lt;0;[.C29]&gt;0);1;IF(AND([.C30]&gt;0;[.C29]&lt;0);-1;0))" office:value-type="float" office:value="0" calcext:value-type="float">
            <text:p>0</text:p>
          </table:table-cell>
          <table:table-cell table:formula="of:=([.$B30]-[.E29])*[.$I$3]+[.E29]" office:value-type="float" office:value="75.0124483565729" calcext:value-type="float">
            <text:p>75.0124483565729</text:p>
          </table:table-cell>
          <table:table-cell table:formula="of:=([.$B30]-[.F29])*[.$J$3]+[.F29]" office:value-type="float" office:value="88.6622106285262" calcext:value-type="float">
            <text:p>88.6622106285262</text:p>
          </table:table-cell>
          <table:table-cell table:formula="of:=[.E30]-[.F30]" office:value-type="float" office:value="-13.6497622719533" calcext:value-type="float">
            <text:p>-13.6497622719533</text:p>
          </table:table-cell>
          <table:table-cell table:formula="of:=([.$G30]-[.H29])*[.$K$3]+[.H29]" office:value-type="float" office:value="-8.76836386621547" calcext:value-type="float">
            <text:p>-8.76836386621547</text:p>
          </table:table-cell>
          <table:table-cell table:number-columns-repeated="3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[.B30]" office:value-type="float" office:value="50" calcext:value-type="float">
            <text:p>50</text:p>
          </table:table-cell>
          <table:table-cell table:formula="of:=[.H31]-[.G31]" office:value-type="float" office:value="4.61871491100824" calcext:value-type="float">
            <text:p>4.61871491100824</text:p>
          </table:table-cell>
          <table:table-cell table:formula="of:=IF(AND([.C31]&lt;0;[.C30]&gt;0);1;IF(AND([.C31]&gt;0;[.C30]&lt;0);-1;0))" office:value-type="float" office:value="0" calcext:value-type="float">
            <text:p>0</text:p>
          </table:table-cell>
          <table:table-cell table:formula="of:=([.$B31]-[.E30])*[.$I$3]+[.E30]" office:value-type="float" office:value="73.1596744042342" calcext:value-type="float">
            <text:p>73.1596744042342</text:p>
          </table:table-cell>
          <table:table-cell table:formula="of:=([.$B31]-[.F30])*[.$J$3]+[.F30]" office:value-type="float" office:value="87.5731342727931" calcext:value-type="float">
            <text:p>87.5731342727931</text:p>
          </table:table-cell>
          <table:table-cell table:formula="of:=[.E31]-[.F31]" office:value-type="float" office:value="-14.4134598685589" calcext:value-type="float">
            <text:p>-14.4134598685589</text:p>
          </table:table-cell>
          <table:table-cell table:formula="of:=([.$G31]-[.H30])*[.$K$3]+[.H30]" office:value-type="float" office:value="-9.79474495755064" calcext:value-type="float">
            <text:p>-9.79474495755064</text:p>
          </table:table-cell>
          <table:table-cell table:number-columns-repeated="3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[.B31]" office:value-type="float" office:value="50" calcext:value-type="float">
            <text:p>50</text:p>
          </table:table-cell>
          <table:table-cell table:formula="of:=[.H32]-[.G32]" office:value-type="float" office:value="4.3166030725878" calcext:value-type="float">
            <text:p>4.3166030725878</text:p>
          </table:table-cell>
          <table:table-cell table:formula="of:=IF(AND([.C32]&lt;0;[.C31]&gt;0);1;IF(AND([.C32]&gt;0;[.C31]&lt;0);-1;0))" office:value-type="float" office:value="0" calcext:value-type="float">
            <text:p>0</text:p>
          </table:table-cell>
          <table:table-cell table:formula="of:=([.$B32]-[.E31])*[.$I$3]+[.E31]" office:value-type="float" office:value="71.4441429668835" calcext:value-type="float">
            <text:p>71.4441429668835</text:p>
          </table:table-cell>
          <table:table-cell table:formula="of:=([.$B32]-[.F31])*[.$J$3]+[.F31]" office:value-type="float" office:value="86.5147361242637" calcext:value-type="float">
            <text:p>86.5147361242637</text:p>
          </table:table-cell>
          <table:table-cell table:formula="of:=[.E32]-[.F32]" office:value-type="float" office:value="-15.0705931573802" calcext:value-type="float">
            <text:p>-15.0705931573802</text:p>
          </table:table-cell>
          <table:table-cell table:formula="of:=([.$G32]-[.H31])*[.$K$3]+[.H31]" office:value-type="float" office:value="-10.7539900847924" calcext:value-type="float">
            <text:p>-10.7539900847924</text:p>
          </table:table-cell>
          <table:table-cell table:number-columns-repeated="3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[.B32]" office:value-type="float" office:value="50" calcext:value-type="float">
            <text:p>50</text:p>
          </table:table-cell>
          <table:table-cell table:formula="of:=[.H33]-[.G33]" office:value-type="float" office:value="3.98984235626889" calcext:value-type="float">
            <text:p>3.98984235626889</text:p>
          </table:table-cell>
          <table:table-cell table:formula="of:=IF(AND([.C33]&lt;0;[.C32]&gt;0);1;IF(AND([.C33]&gt;0;[.C32]&lt;0);-1;0))" office:value-type="float" office:value="0" calcext:value-type="float">
            <text:p>0</text:p>
          </table:table-cell>
          <table:table-cell table:formula="of:=([.$B33]-[.E32])*[.$I$3]+[.E32]" office:value-type="float" office:value="69.8556879322996" calcext:value-type="float">
            <text:p>69.8556879322996</text:p>
          </table:table-cell>
          <table:table-cell table:formula="of:=([.$B33]-[.F32])*[.$J$3]+[.F32]" office:value-type="float" office:value="85.4861520080873" calcext:value-type="float">
            <text:p>85.4861520080873</text:p>
          </table:table-cell>
          <table:table-cell table:formula="of:=[.E33]-[.F33]" office:value-type="float" office:value="-15.6304640757877" calcext:value-type="float">
            <text:p>-15.6304640757877</text:p>
          </table:table-cell>
          <table:table-cell table:formula="of:=([.$G33]-[.H32])*[.$K$3]+[.H32]" office:value-type="float" office:value="-11.6406217195188" calcext:value-type="float">
            <text:p>-11.6406217195188</text:p>
          </table:table-cell>
          <table:table-cell table:number-columns-repeated="3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[.B33]" office:value-type="float" office:value="50" calcext:value-type="float">
            <text:p>50</text:p>
          </table:table-cell>
          <table:table-cell table:formula="of:=[.H34]-[.G34]" office:value-type="float" office:value="3.6499288411939" calcext:value-type="float">
            <text:p>3.6499288411939</text:p>
          </table:table-cell>
          <table:table-cell table:formula="of:=IF(AND([.C34]&lt;0;[.C33]&gt;0);1;IF(AND([.C34]&gt;0;[.C33]&lt;0);-1;0))" office:value-type="float" office:value="0" calcext:value-type="float">
            <text:p>0</text:p>
          </table:table-cell>
          <table:table-cell table:formula="of:=([.$B34]-[.E33])*[.$I$3]+[.E33]" office:value-type="float" office:value="68.3848962336107" calcext:value-type="float">
            <text:p>68.3848962336107</text:p>
          </table:table-cell>
          <table:table-cell table:formula="of:=([.$B34]-[.F33])*[.$J$3]+[.F33]" office:value-type="float" office:value="84.4865420923665" calcext:value-type="float">
            <text:p>84.4865420923665</text:p>
          </table:table-cell>
          <table:table-cell table:formula="of:=[.E34]-[.F34]" office:value-type="float" office:value="-16.1016458587558" calcext:value-type="float">
            <text:p>-16.1016458587558</text:p>
          </table:table-cell>
          <table:table-cell table:formula="of:=([.$G34]-[.H33])*[.$K$3]+[.H33]" office:value-type="float" office:value="-12.4517170175619" calcext:value-type="float">
            <text:p>-12.4517170175619</text:p>
          </table:table-cell>
          <table:table-cell table:number-columns-repeated="3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[.B34]" office:value-type="float" office:value="50" calcext:value-type="float">
            <text:p>50</text:p>
          </table:table-cell>
          <table:table-cell table:formula="of:=[.H35]-[.G35]" office:value-type="float" office:value="3.30571727731696" calcext:value-type="float">
            <text:p>3.30571727731696</text:p>
          </table:table-cell>
          <table:table-cell table:formula="of:=IF(AND([.C35]&lt;0;[.C34]&gt;0);1;IF(AND([.C35]&gt;0;[.C34]&lt;0);-1;0))" office:value-type="float" office:value="0" calcext:value-type="float">
            <text:p>0</text:p>
          </table:table-cell>
          <table:table-cell table:formula="of:=([.$B35]-[.E34])*[.$I$3]+[.E34]" office:value-type="float" office:value="67.0230520681581" calcext:value-type="float">
            <text:p>67.0230520681581</text:p>
          </table:table-cell>
          <table:table-cell table:formula="of:=([.$B35]-[.F34])*[.$J$3]+[.F34]" office:value-type="float" office:value="83.5150902024407" calcext:value-type="float">
            <text:p>83.5150902024407</text:p>
          </table:table-cell>
          <table:table-cell table:formula="of:=[.E35]-[.F35]" office:value-type="float" office:value="-16.4920381342826" calcext:value-type="float">
            <text:p>-16.4920381342826</text:p>
          </table:table-cell>
          <table:table-cell table:formula="of:=([.$G35]-[.H34])*[.$K$3]+[.H34]" office:value-type="float" office:value="-13.1863208569656" calcext:value-type="float">
            <text:p>-13.1863208569656</text:p>
          </table:table-cell>
          <table:table-cell table:number-columns-repeated="3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[.B35]" office:value-type="float" office:value="50" calcext:value-type="float">
            <text:p>50</text:p>
          </table:table-cell>
          <table:table-cell table:formula="of:=[.H36]-[.G36]" office:value-type="float" office:value="2.96394304027454" calcext:value-type="float">
            <text:p>2.96394304027454</text:p>
          </table:table-cell>
          <table:table-cell table:formula="of:=IF(AND([.C36]&lt;0;[.C35]&gt;0);1;IF(AND([.C36]&gt;0;[.C35]&lt;0);-1;0))" office:value-type="float" office:value="0" calcext:value-type="float">
            <text:p>0</text:p>
          </table:table-cell>
          <table:table-cell table:formula="of:=([.$B36]-[.E35])*[.$I$3]+[.E35]" office:value-type="float" office:value="65.7620852482945" calcext:value-type="float">
            <text:p>65.7620852482945</text:p>
          </table:table-cell>
          <table:table-cell table:formula="of:=([.$B36]-[.F35])*[.$J$3]+[.F35]" office:value-type="float" office:value="82.5710031544846" calcext:value-type="float">
            <text:p>82.5710031544846</text:p>
          </table:table-cell>
          <table:table-cell table:formula="of:=[.E36]-[.F36]" office:value-type="float" office:value="-16.8089179061901" calcext:value-type="float">
            <text:p>-16.8089179061901</text:p>
          </table:table-cell>
          <table:table-cell table:formula="of:=([.$G36]-[.H35])*[.$K$3]+[.H35]" office:value-type="float" office:value="-13.8449748659155" calcext:value-type="float">
            <text:p>-13.8449748659155</text:p>
          </table:table-cell>
          <table:table-cell table:number-columns-repeated="3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[.B36]" office:value-type="float" office:value="50" calcext:value-type="float">
            <text:p>50</text:p>
          </table:table-cell>
          <table:table-cell table:formula="of:=[.H37]-[.G37]" office:value-type="float" office:value="2.62964607047459" calcext:value-type="float">
            <text:p>2.62964607047459</text:p>
          </table:table-cell>
          <table:table-cell table:formula="of:=IF(AND([.C37]&lt;0;[.C36]&gt;0);1;IF(AND([.C37]&gt;0;[.C36]&lt;0);-1;0))" office:value-type="float" office:value="0" calcext:value-type="float">
            <text:p>0</text:p>
          </table:table-cell>
          <table:table-cell table:formula="of:=([.$B37]-[.E36])*[.$I$3]+[.E36]" office:value-type="float" office:value="64.5945233780505" calcext:value-type="float">
            <text:p>64.5945233780505</text:p>
          </table:table-cell>
          <table:table-cell table:formula="of:=([.$B37]-[.F36])*[.$J$3]+[.F36]" office:value-type="float" office:value="81.6535101078794" calcext:value-type="float">
            <text:p>81.6535101078794</text:p>
          </table:table-cell>
          <table:table-cell table:formula="of:=[.E37]-[.F37]" office:value-type="float" office:value="-17.0589867298289" calcext:value-type="float">
            <text:p>-17.0589867298289</text:p>
          </table:table-cell>
          <table:table-cell table:formula="of:=([.$G37]-[.H36])*[.$K$3]+[.H36]" office:value-type="float" office:value="-14.4293406593543" calcext:value-type="float">
            <text:p>-14.4293406593543</text:p>
          </table:table-cell>
          <table:table-cell table:number-columns-repeated="3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[.B37]" office:value-type="float" office:value="50" calcext:value-type="float">
            <text:p>50</text:p>
          </table:table-cell>
          <table:table-cell table:formula="of:=[.H38]-[.G38]" office:value-type="float" office:value="2.3065148488935" calcext:value-type="float">
            <text:p>2.3065148488935</text:p>
          </table:table-cell>
          <table:table-cell table:formula="of:=IF(AND([.C38]&lt;0;[.C37]&gt;0);1;IF(AND([.C38]&gt;0;[.C37]&lt;0);-1;0))" office:value-type="float" office:value="0" calcext:value-type="float">
            <text:p>0</text:p>
          </table:table-cell>
          <table:table-cell table:formula="of:=([.$B38]-[.E37])*[.$I$3]+[.E37]" office:value-type="float" office:value="63.513447572269" calcext:value-type="float">
            <text:p>63.513447572269</text:p>
          </table:table-cell>
          <table:table-cell table:formula="of:=([.$B38]-[.F37])*[.$J$3]+[.F37]" office:value-type="float" office:value="80.7618619358265" calcext:value-type="float">
            <text:p>80.7618619358265</text:p>
          </table:table-cell>
          <table:table-cell table:formula="of:=[.E38]-[.F38]" office:value-type="float" office:value="-17.2484143635575" calcext:value-type="float">
            <text:p>-17.2484143635575</text:p>
          </table:table-cell>
          <table:table-cell table:formula="of:=([.$G38]-[.H37])*[.$K$3]+[.H37]" office:value-type="float" office:value="-14.941899514664" calcext:value-type="float">
            <text:p>-14.941899514664</text:p>
          </table:table-cell>
          <table:table-cell table:number-columns-repeated="3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[.B38]" office:value-type="float" office:value="50" calcext:value-type="float">
            <text:p>50</text:p>
          </table:table-cell>
          <table:table-cell table:formula="of:=[.H39]-[.G39]" office:value-type="float" office:value="1.9971651626361" calcext:value-type="float">
            <text:p>1.9971651626361</text:p>
          </table:table-cell>
          <table:table-cell table:formula="of:=IF(AND([.C39]&lt;0;[.C38]&gt;0);1;IF(AND([.C39]&gt;0;[.C38]&lt;0);-1;0))" office:value-type="float" office:value="0" calcext:value-type="float">
            <text:p>0</text:p>
          </table:table-cell>
          <table:table-cell table:formula="of:=([.$B39]-[.E38])*[.$I$3]+[.E38]" office:value-type="float" office:value="62.5124514558046" calcext:value-type="float">
            <text:p>62.5124514558046</text:p>
          </table:table-cell>
          <table:table-cell table:formula="of:=([.$B39]-[.F38])*[.$J$3]+[.F38]" office:value-type="float" office:value="79.8953306136905" calcext:value-type="float">
            <text:p>79.8953306136905</text:p>
          </table:table-cell>
          <table:table-cell table:formula="of:=[.E39]-[.F39]" office:value-type="float" office:value="-17.3828791578859" calcext:value-type="float">
            <text:p>-17.3828791578859</text:p>
          </table:table-cell>
          <table:table-cell table:formula="of:=([.$G39]-[.H38])*[.$K$3]+[.H38]" office:value-type="float" office:value="-15.3857139952498" calcext:value-type="float">
            <text:p>-15.3857139952498</text:p>
          </table:table-cell>
          <table:table-cell table:number-columns-repeated="3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[.B39]" office:value-type="float" office:value="50" calcext:value-type="float">
            <text:p>50</text:p>
          </table:table-cell>
          <table:table-cell table:formula="of:=[.H40]-[.G40]" office:value-type="float" office:value="1.70336571504839" calcext:value-type="float">
            <text:p>1.70336571504839</text:p>
          </table:table-cell>
          <table:table-cell table:formula="of:=IF(AND([.C40]&lt;0;[.C39]&gt;0);1;IF(AND([.C40]&gt;0;[.C39]&lt;0);-1;0))" office:value-type="float" office:value="0" calcext:value-type="float">
            <text:p>0</text:p>
          </table:table-cell>
          <table:table-cell table:formula="of:=([.$B40]-[.E39])*[.$I$3]+[.E39]" office:value-type="float" office:value="61.5856031998191" calcext:value-type="float">
            <text:p>61.5856031998191</text:p>
          </table:table-cell>
          <table:table-cell table:formula="of:=([.$B40]-[.F39])*[.$J$3]+[.F39]" office:value-type="float" office:value="79.0532086245725" calcext:value-type="float">
            <text:p>79.0532086245725</text:p>
          </table:table-cell>
          <table:table-cell table:formula="of:=[.E40]-[.F40]" office:value-type="float" office:value="-17.4676054247534" calcext:value-type="float">
            <text:p>-17.4676054247534</text:p>
          </table:table-cell>
          <table:table-cell table:formula="of:=([.$G40]-[.H39])*[.$K$3]+[.H39]" office:value-type="float" office:value="-15.764239709705" calcext:value-type="float">
            <text:p>-15.764239709705</text:p>
          </table:table-cell>
          <table:table-cell table:number-columns-repeated="3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[.B40]" office:value-type="float" office:value="50" calcext:value-type="float">
            <text:p>50</text:p>
          </table:table-cell>
          <table:table-cell table:formula="of:=[.H41]-[.G41]" office:value-type="float" office:value="1.42622042867912" calcext:value-type="float">
            <text:p>1.42622042867912</text:p>
          </table:table-cell>
          <table:table-cell table:formula="of:=IF(AND([.C41]&lt;0;[.C40]&gt;0);1;IF(AND([.C41]&gt;0;[.C40]&lt;0);-1;0))" office:value-type="float" office:value="0" calcext:value-type="float">
            <text:p>0</text:p>
          </table:table-cell>
          <table:table-cell table:formula="of:=([.$B41]-[.E40])*[.$I$3]+[.E40]" office:value-type="float" office:value="60.7274103702028" calcext:value-type="float">
            <text:p>60.7274103702028</text:p>
          </table:table-cell>
          <table:table-cell table:formula="of:=([.$B41]-[.F40])*[.$J$3]+[.F40]" office:value-type="float" office:value="78.2348083816268" calcext:value-type="float">
            <text:p>78.2348083816268</text:p>
          </table:table-cell>
          <table:table-cell table:formula="of:=[.E41]-[.F41]" office:value-type="float" office:value="-17.5073980114239" calcext:value-type="float">
            <text:p>-17.5073980114239</text:p>
          </table:table-cell>
          <table:table-cell table:formula="of:=([.$G41]-[.H40])*[.$K$3]+[.H40]" office:value-type="float" office:value="-16.0811775827448" calcext:value-type="float">
            <text:p>-16.0811775827448</text:p>
          </table:table-cell>
          <table:table-cell table:number-columns-repeated="3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[.B41]" office:value-type="float" office:value="50" calcext:value-type="float">
            <text:p>50</text:p>
          </table:table-cell>
          <table:table-cell table:formula="of:=[.H42]-[.G42]" office:value-type="float" office:value="1.16631548516382" calcext:value-type="float">
            <text:p>1.16631548516382</text:p>
          </table:table-cell>
          <table:table-cell table:formula="of:=IF(AND([.C42]&lt;0;[.C41]&gt;0);1;IF(AND([.C42]&gt;0;[.C41]&lt;0);-1;0))" office:value-type="float" office:value="0" calcext:value-type="float">
            <text:p>0</text:p>
          </table:table-cell>
          <table:table-cell table:formula="of:=([.$B42]-[.E41])*[.$I$3]+[.E41]" office:value-type="float" office:value="59.9327873798174" calcext:value-type="float">
            <text:p>59.9327873798174</text:p>
          </table:table-cell>
          <table:table-cell table:formula="of:=([.$B42]-[.F41])*[.$J$3]+[.F41]" office:value-type="float" office:value="77.4394616666514" calcext:value-type="float">
            <text:p>77.4394616666514</text:p>
          </table:table-cell>
          <table:table-cell table:formula="of:=[.E42]-[.F42]" office:value-type="float" office:value="-17.5066742868339" calcext:value-type="float">
            <text:p>-17.5066742868339</text:p>
          </table:table-cell>
          <table:table-cell table:formula="of:=([.$G42]-[.H41])*[.$K$3]+[.H41]" office:value-type="float" office:value="-16.3403588016701" calcext:value-type="float">
            <text:p>-16.3403588016701</text:p>
          </table:table-cell>
          <table:table-cell table:number-columns-repeated="3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[.B42]" office:value-type="float" office:value="50" calcext:value-type="float">
            <text:p>50</text:p>
          </table:table-cell>
          <table:table-cell table:formula="of:=[.H43]-[.G43]" office:value-type="float" office:value="0.923837670932119" calcext:value-type="float">
            <text:p>0.923837670932119</text:p>
          </table:table-cell>
          <table:table-cell table:formula="of:=IF(AND([.C43]&lt;0;[.C42]&gt;0);1;IF(AND([.C43]&gt;0;[.C42]&lt;0);-1;0))" office:value-type="float" office:value="0" calcext:value-type="float">
            <text:p>0</text:p>
          </table:table-cell>
          <table:table-cell table:formula="of:=([.$B43]-[.E42])*[.$I$3]+[.E42]" office:value-type="float" office:value="59.1970253516828" calcext:value-type="float">
            <text:p>59.1970253516828</text:p>
          </table:table-cell>
          <table:table-cell table:formula="of:=([.$B43]-[.F42])*[.$J$3]+[.F42]" office:value-type="float" office:value="76.6665190844922" calcext:value-type="float">
            <text:p>76.6665190844922</text:p>
          </table:table-cell>
          <table:table-cell table:formula="of:=[.E43]-[.F43]" office:value-type="float" office:value="-17.4694937328094" calcext:value-type="float">
            <text:p>-17.4694937328094</text:p>
          </table:table-cell>
          <table:table-cell table:formula="of:=([.$G43]-[.H42])*[.$K$3]+[.H42]" office:value-type="float" office:value="-16.5456560618772" calcext:value-type="float">
            <text:p>-16.5456560618772</text:p>
          </table:table-cell>
          <table:table-cell table:number-columns-repeated="3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[.B43]" office:value-type="float" office:value="50" calcext:value-type="float">
            <text:p>50</text:p>
          </table:table-cell>
          <table:table-cell table:formula="of:=[.H44]-[.G44]" office:value-type="float" office:value="0.698669391614711" calcext:value-type="float">
            <text:p>0.698669391614711</text:p>
          </table:table-cell>
          <table:table-cell table:formula="of:=IF(AND([.C44]&lt;0;[.C43]&gt;0);1;IF(AND([.C44]&gt;0;[.C43]&lt;0);-1;0))" office:value-type="float" office:value="0" calcext:value-type="float">
            <text:p>0</text:p>
          </table:table-cell>
          <table:table-cell table:formula="of:=([.$B44]-[.E43])*[.$I$3]+[.E43]" office:value-type="float" office:value="58.5157642145211" calcext:value-type="float">
            <text:p>58.5157642145211</text:p>
          </table:table-cell>
          <table:table-cell table:formula="of:=([.$B44]-[.F43])*[.$J$3]+[.F43]" office:value-type="float" office:value="75.9153495328164" calcext:value-type="float">
            <text:p>75.9153495328164</text:p>
          </table:table-cell>
          <table:table-cell table:formula="of:=[.E44]-[.F44]" office:value-type="float" office:value="-17.3995853182952" calcext:value-type="float">
            <text:p>-17.3995853182952</text:p>
          </table:table-cell>
          <table:table-cell table:formula="of:=([.$G44]-[.H43])*[.$K$3]+[.H43]" office:value-type="float" office:value="-16.7009159266805" calcext:value-type="float">
            <text:p>-16.7009159266805</text:p>
          </table:table-cell>
          <table:table-cell table:number-columns-repeated="3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[.B44]" office:value-type="float" office:value="50" calcext:value-type="float">
            <text:p>50</text:p>
          </table:table-cell>
          <table:table-cell table:formula="of:=[.H45]-[.G45]" office:value-type="float" office:value="0.490464732144822" calcext:value-type="float">
            <text:p>0.490464732144822</text:p>
          </table:table-cell>
          <table:table-cell table:formula="of:=IF(AND([.C45]&lt;0;[.C44]&gt;0);1;IF(AND([.C45]&gt;0;[.C44]&lt;0);-1;0))" office:value-type="float" office:value="0" calcext:value-type="float">
            <text:p>0</text:p>
          </table:table-cell>
          <table:table-cell table:formula="of:=([.$B45]-[.E44])*[.$I$3]+[.E44]" office:value-type="float" office:value="57.8849668652973" calcext:value-type="float">
            <text:p>57.8849668652973</text:p>
          </table:table-cell>
          <table:table-cell table:formula="of:=([.$B45]-[.F44])*[.$J$3]+[.F44]" office:value-type="float" office:value="75.1853396868215" calcext:value-type="float">
            <text:p>75.1853396868215</text:p>
          </table:table-cell>
          <table:table-cell table:formula="of:=[.E45]-[.F45]" office:value-type="float" office:value="-17.3003728215242" calcext:value-type="float">
            <text:p>-17.3003728215242</text:p>
          </table:table-cell>
          <table:table-cell table:formula="of:=([.$G45]-[.H44])*[.$K$3]+[.H44]" office:value-type="float" office:value="-16.8099080893794" calcext:value-type="float">
            <text:p>-16.8099080893794</text:p>
          </table:table-cell>
          <table:table-cell table:number-columns-repeated="3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[.B45]" office:value-type="float" office:value="50" calcext:value-type="float">
            <text:p>50</text:p>
          </table:table-cell>
          <table:table-cell table:formula="of:=[.H46]-[.G46]" office:value-type="float" office:value="0.298710133719794" calcext:value-type="float">
            <text:p>0.298710133719794</text:p>
          </table:table-cell>
          <table:table-cell table:formula="of:=IF(AND([.C46]&lt;0;[.C45]&gt;0);1;IF(AND([.C46]&gt;0;[.C45]&lt;0);-1;0))" office:value-type="float" office:value="0" calcext:value-type="float">
            <text:p>0</text:p>
          </table:table-cell>
          <table:table-cell table:formula="of:=([.$B46]-[.E45])*[.$I$3]+[.E45]" office:value-type="float" office:value="57.3008952456457" calcext:value-type="float">
            <text:p>57.3008952456457</text:p>
          </table:table-cell>
          <table:table-cell table:formula="of:=([.$B46]-[.F45])*[.$J$3]+[.F45]" office:value-type="float" office:value="74.4758934984604" calcext:value-type="float">
            <text:p>74.4758934984604</text:p>
          </table:table-cell>
          <table:table-cell table:formula="of:=[.E46]-[.F46]" office:value-type="float" office:value="-17.1749982528147" calcext:value-type="float">
            <text:p>-17.1749982528147</text:p>
          </table:table-cell>
          <table:table-cell table:formula="of:=([.$G46]-[.H45])*[.$K$3]+[.H45]" office:value-type="float" office:value="-16.8762881190949" calcext:value-type="float">
            <text:p>-16.8762881190949</text:p>
          </table:table-cell>
          <table:table-cell table:number-columns-repeated="3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[.B46]" office:value-type="float" office:value="50" calcext:value-type="float">
            <text:p>50</text:p>
          </table:table-cell>
          <table:table-cell table:formula="of:=[.H47]-[.G47]" office:value-type="float" office:value="0.122772600215814" calcext:value-type="float">
            <text:p>0.122772600215814</text:p>
          </table:table-cell>
          <table:table-cell table:formula="of:=IF(AND([.C47]&lt;0;[.C46]&gt;0);1;IF(AND([.C47]&gt;0;[.C46]&lt;0);-1;0))" office:value-type="float" office:value="0" calcext:value-type="float">
            <text:p>0</text:p>
          </table:table-cell>
          <table:table-cell table:formula="of:=([.$B47]-[.E46])*[.$I$3]+[.E46]" office:value-type="float" office:value="56.7600881904127" calcext:value-type="float">
            <text:p>56.7600881904127</text:p>
          </table:table-cell>
          <table:table-cell table:formula="of:=([.$B47]-[.F46])*[.$J$3]+[.F46]" office:value-type="float" office:value="73.7864317097713" calcext:value-type="float">
            <text:p>73.7864317097713</text:p>
          </table:table-cell>
          <table:table-cell table:formula="of:=[.E47]-[.F47]" office:value-type="float" office:value="-17.0263435193586" calcext:value-type="float">
            <text:p>-17.0263435193586</text:p>
          </table:table-cell>
          <table:table-cell table:formula="of:=([.$G47]-[.H46])*[.$K$3]+[.H46]" office:value-type="float" office:value="-16.9035709191428" calcext:value-type="float">
            <text:p>-16.9035709191428</text:p>
          </table:table-cell>
          <table:table-cell table:number-columns-repeated="3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[.B47]" office:value-type="float" office:value="50" calcext:value-type="float">
            <text:p>50</text:p>
          </table:table-cell>
          <table:table-cell table:formula="of:=[.H48]-[.G48]" office:value-type="float" office:value="-0.0380621914960884" calcext:value-type="float">
            <text:p>-0.038062191496088</text:p>
          </table:table-cell>
          <table:table-cell table:formula="of:=IF(AND([.C48]&lt;0;[.C47]&gt;0);1;IF(AND([.C48]&gt;0;[.C47]&lt;0);-1;0))" office:value-type="float" office:value="1" calcext:value-type="float">
            <text:p>1</text:p>
          </table:table-cell>
          <table:table-cell table:formula="of:=([.$B48]-[.E47])*[.$I$3]+[.E47]" office:value-type="float" office:value="56.2593409170488" calcext:value-type="float">
            <text:p>56.2593409170488</text:p>
          </table:table-cell>
          <table:table-cell table:formula="of:=([.$B48]-[.F47])*[.$J$3]+[.F47]" office:value-type="float" office:value="73.1163913799186" calcext:value-type="float">
            <text:p>73.1163913799186</text:p>
          </table:table-cell>
          <table:table-cell table:formula="of:=[.E48]-[.F48]" office:value-type="float" office:value="-16.8570504628698" calcext:value-type="float">
            <text:p>-16.8570504628698</text:p>
          </table:table-cell>
          <table:table-cell table:formula="of:=([.$G48]-[.H47])*[.$K$3]+[.H47]" office:value-type="float" office:value="-16.8951126543659" calcext:value-type="float">
            <text:p>-16.8951126543659</text:p>
          </table:table-cell>
          <table:table-cell table:number-columns-repeated="3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[.B48]" office:value-type="float" office:value="50" calcext:value-type="float">
            <text:p>50</text:p>
          </table:table-cell>
          <table:table-cell table:formula="of:=[.H49]-[.G49]" office:value-type="float" office:value="-0.184559942549161" calcext:value-type="float">
            <text:p>-0.184559942549161</text:p>
          </table:table-cell>
          <table:table-cell table:formula="of:=IF(AND([.C49]&lt;0;[.C48]&gt;0);1;IF(AND([.C49]&gt;0;[.C48]&lt;0);-1;0))" office:value-type="float" office:value="0" calcext:value-type="float">
            <text:p>0</text:p>
          </table:table-cell>
          <table:table-cell table:formula="of:=([.$B49]-[.E48])*[.$I$3]+[.E48]" office:value-type="float" office:value="55.7956860343044" calcext:value-type="float">
            <text:p>55.7956860343044</text:p>
          </table:table-cell>
          <table:table-cell table:formula="of:=([.$B49]-[.F48])*[.$J$3]+[.F48]" office:value-type="float" office:value="72.4652254255547" calcext:value-type="float">
            <text:p>72.4652254255547</text:p>
          </table:table-cell>
          <table:table-cell table:formula="of:=[.E49]-[.F49]" office:value-type="float" office:value="-16.6695393912503" calcext:value-type="float">
            <text:p>-16.6695393912503</text:p>
          </table:table-cell>
          <table:table-cell table:formula="of:=([.$G49]-[.H48])*[.$K$3]+[.H48]" office:value-type="float" office:value="-16.8540993337994" calcext:value-type="float">
            <text:p>-16.8540993337994</text:p>
          </table:table-cell>
          <table:table-cell table:number-columns-repeated="3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[.B49]" office:value-type="float" office:value="50" calcext:value-type="float">
            <text:p>50</text:p>
          </table:table-cell>
          <table:table-cell table:formula="of:=[.H50]-[.G50]" office:value-type="float" office:value="-0.317514368747524" calcext:value-type="float">
            <text:p>-0.317514368747524</text:p>
          </table:table-cell>
          <table:table-cell table:formula="of:=IF(AND([.C50]&lt;0;[.C49]&gt;0);1;IF(AND([.C50]&gt;0;[.C49]&lt;0);-1;0))" office:value-type="float" office:value="0" calcext:value-type="float">
            <text:p>0</text:p>
          </table:table-cell>
          <table:table-cell table:formula="of:=([.$B50]-[.E49])*[.$I$3]+[.E49]" office:value-type="float" office:value="55.3663759576893" calcext:value-type="float">
            <text:p>55.3663759576893</text:p>
          </table:table-cell>
          <table:table-cell table:formula="of:=([.$B50]-[.F49])*[.$J$3]+[.F49]" office:value-type="float" office:value="71.8324021741306" calcext:value-type="float">
            <text:p>71.8324021741306</text:p>
          </table:table-cell>
          <table:table-cell table:formula="of:=[.E50]-[.F50]" office:value-type="float" office:value="-16.4660262164414" calcext:value-type="float">
            <text:p>-16.4660262164414</text:p>
          </table:table-cell>
          <table:table-cell table:formula="of:=([.$G50]-[.H49])*[.$K$3]+[.H49]" office:value-type="float" office:value="-16.7835405851889" calcext:value-type="float">
            <text:p>-16.7835405851889</text:p>
          </table:table-cell>
          <table:table-cell table:number-columns-repeated="3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[.B50]" office:value-type="float" office:value="50" calcext:value-type="float">
            <text:p>50</text:p>
          </table:table-cell>
          <table:table-cell table:formula="of:=[.H51]-[.G51]" office:value-type="float" office:value="-0.437729140546384" calcext:value-type="float">
            <text:p>-0.437729140546384</text:p>
          </table:table-cell>
          <table:table-cell table:formula="of:=IF(AND([.C51]&lt;0;[.C50]&gt;0);1;IF(AND([.C51]&gt;0;[.C50]&lt;0);-1;0))" office:value-type="float" office:value="0" calcext:value-type="float">
            <text:p>0</text:p>
          </table:table-cell>
          <table:table-cell table:formula="of:=([.$B51]-[.E50])*[.$I$3]+[.E50]" office:value-type="float" office:value="54.9688666274901" calcext:value-type="float">
            <text:p>54.9688666274901</text:p>
          </table:table-cell>
          <table:table-cell table:formula="of:=([.$B51]-[.F50])*[.$J$3]+[.F50]" office:value-type="float" office:value="71.2174049297889" calcext:value-type="float">
            <text:p>71.2174049297889</text:p>
          </table:table-cell>
          <table:table-cell table:formula="of:=[.E51]-[.F51]" office:value-type="float" office:value="-16.2485383022989" calcext:value-type="float">
            <text:p>-16.2485383022989</text:p>
          </table:table-cell>
          <table:table-cell table:formula="of:=([.$G51]-[.H50])*[.$K$3]+[.H50]" office:value-type="float" office:value="-16.6862674428452" calcext:value-type="float">
            <text:p>-16.6862674428452</text:p>
          </table:table-cell>
          <table:table-cell table:number-columns-repeated="3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[.B51]" office:value-type="float" office:value="50" calcext:value-type="float">
            <text:p>50</text:p>
          </table:table-cell>
          <table:table-cell table:formula="of:=[.H52]-[.G52]" office:value-type="float" office:value="-0.546004083453873" calcext:value-type="float">
            <text:p>-0.546004083453873</text:p>
          </table:table-cell>
          <table:table-cell table:formula="of:=IF(AND([.C52]&lt;0;[.C51]&gt;0);1;IF(AND([.C52]&gt;0;[.C51]&lt;0);-1;0))" office:value-type="float" office:value="0" calcext:value-type="float">
            <text:p>0</text:p>
          </table:table-cell>
          <table:table-cell table:formula="of:=([.$B52]-[.E51])*[.$I$3]+[.E51]" office:value-type="float" office:value="54.6008024328612" calcext:value-type="float">
            <text:p>54.6008024328612</text:p>
          </table:table-cell>
          <table:table-cell table:formula="of:=([.$B52]-[.F51])*[.$J$3]+[.F51]" office:value-type="float" office:value="70.619731551485" calcext:value-type="float">
            <text:p>70.619731551485</text:p>
          </table:table-cell>
          <table:table-cell table:formula="of:=[.E52]-[.F52]" office:value-type="float" office:value="-16.0189291186238" calcext:value-type="float">
            <text:p>-16.0189291186238</text:p>
          </table:table-cell>
          <table:table-cell table:formula="of:=([.$G52]-[.H51])*[.$K$3]+[.H51]" office:value-type="float" office:value="-16.5649332020777" calcext:value-type="float">
            <text:p>-16.5649332020777</text:p>
          </table:table-cell>
          <table:table-cell table:number-columns-repeated="3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[.B52]" office:value-type="float" office:value="50" calcext:value-type="float">
            <text:p>50</text:p>
          </table:table-cell>
          <table:table-cell table:formula="of:=[.H53]-[.G53]" office:value-type="float" office:value="-0.643124791419115" calcext:value-type="float">
            <text:p>-0.643124791419115</text:p>
          </table:table-cell>
          <table:table-cell table:formula="of:=IF(AND([.C53]&lt;0;[.C52]&gt;0);1;IF(AND([.C53]&gt;0;[.C52]&lt;0);-1;0))" office:value-type="float" office:value="0" calcext:value-type="float">
            <text:p>0</text:p>
          </table:table-cell>
          <table:table-cell table:formula="of:=([.$B53]-[.E52])*[.$I$3]+[.E52]" office:value-type="float" office:value="54.2600022526492" calcext:value-type="float">
            <text:p>54.2600022526492</text:p>
          </table:table-cell>
          <table:table-cell table:formula="of:=([.$B53]-[.F52])*[.$J$3]+[.F52]" office:value-type="float" office:value="70.0388940429925" calcext:value-type="float">
            <text:p>70.0388940429925</text:p>
          </table:table-cell>
          <table:table-cell table:formula="of:=[.E53]-[.F53]" office:value-type="float" office:value="-15.7788917903432" calcext:value-type="float">
            <text:p>-15.7788917903432</text:p>
          </table:table-cell>
          <table:table-cell table:formula="of:=([.$G53]-[.H52])*[.$K$3]+[.H52]" office:value-type="float" office:value="-16.4220165817624" calcext:value-type="float">
            <text:p>-16.4220165817624</text:p>
          </table:table-cell>
          <table:table-cell table:number-columns-repeated="3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[.B53]" office:value-type="float" office:value="50" calcext:value-type="float">
            <text:p>50</text:p>
          </table:table-cell>
          <table:table-cell table:formula="of:=[.H54]-[.G54]" office:value-type="float" office:value="-0.729854965256447" calcext:value-type="float">
            <text:p>-0.729854965256447</text:p>
          </table:table-cell>
          <table:table-cell table:formula="of:=IF(AND([.C54]&lt;0;[.C53]&gt;0);1;IF(AND([.C54]&gt;0;[.C53]&lt;0);-1;0))" office:value-type="float" office:value="0" calcext:value-type="float">
            <text:p>0</text:p>
          </table:table-cell>
          <table:table-cell table:formula="of:=([.$B54]-[.E53])*[.$I$3]+[.E53]" office:value-type="float" office:value="53.9444465302308" calcext:value-type="float">
            <text:p>53.9444465302308</text:p>
          </table:table-cell>
          <table:table-cell table:formula="of:=([.$B54]-[.F53])*[.$J$3]+[.F53]" office:value-type="float" office:value="69.4744181544575" calcext:value-type="float">
            <text:p>69.4744181544575</text:p>
          </table:table-cell>
          <table:table-cell table:formula="of:=[.E54]-[.F54]" office:value-type="float" office:value="-15.5299716242267" calcext:value-type="float">
            <text:p>-15.5299716242267</text:p>
          </table:table-cell>
          <table:table-cell table:formula="of:=([.$G54]-[.H53])*[.$K$3]+[.H53]" office:value-type="float" office:value="-16.2598265894831" calcext:value-type="float">
            <text:p>-16.2598265894831</text:p>
          </table:table-cell>
          <table:table-cell table:number-columns-repeated="3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[.B54]" office:value-type="float" office:value="50" calcext:value-type="float">
            <text:p>50</text:p>
          </table:table-cell>
          <table:table-cell table:formula="of:=[.H55]-[.G55]" office:value-type="float" office:value="-0.806930918243509" calcext:value-type="float">
            <text:p>-0.806930918243509</text:p>
          </table:table-cell>
          <table:table-cell table:formula="of:=IF(AND([.C55]&lt;0;[.C54]&gt;0);1;IF(AND([.C55]&gt;0;[.C54]&lt;0);-1;0))" office:value-type="float" office:value="0" calcext:value-type="float">
            <text:p>0</text:p>
          </table:table-cell>
          <table:table-cell table:formula="of:=([.$B55]-[.E54])*[.$I$3]+[.E54]" office:value-type="float" office:value="53.6522653057692" calcext:value-type="float">
            <text:p>53.6522653057692</text:p>
          </table:table-cell>
          <table:table-cell table:formula="of:=([.$B55]-[.F54])*[.$J$3]+[.F54]" office:value-type="float" office:value="68.925842995177" calcext:value-type="float">
            <text:p>68.925842995177</text:p>
          </table:table-cell>
          <table:table-cell table:formula="of:=[.E55]-[.F55]" office:value-type="float" office:value="-15.2735776894077" calcext:value-type="float">
            <text:p>-15.2735776894077</text:p>
          </table:table-cell>
          <table:table-cell table:formula="of:=([.$G55]-[.H54])*[.$K$3]+[.H54]" office:value-type="float" office:value="-16.0805086076513" calcext:value-type="float">
            <text:p>-16.0805086076513</text:p>
          </table:table-cell>
          <table:table-cell table:number-columns-repeated="3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[.B55]" office:value-type="float" office:value="50" calcext:value-type="float">
            <text:p>50</text:p>
          </table:table-cell>
          <table:table-cell table:formula="of:=[.H56]-[.G56]" office:value-type="float" office:value="-0.875057797094806" calcext:value-type="float">
            <text:p>-0.875057797094806</text:p>
          </table:table-cell>
          <table:table-cell table:formula="of:=IF(AND([.C56]&lt;0;[.C55]&gt;0);1;IF(AND([.C56]&gt;0;[.C55]&lt;0);-1;0))" office:value-type="float" office:value="0" calcext:value-type="float">
            <text:p>0</text:p>
          </table:table-cell>
          <table:table-cell table:formula="of:=([.$B56]-[.E55])*[.$I$3]+[.E55]" office:value-type="float" office:value="53.3817271349715" calcext:value-type="float">
            <text:p>53.3817271349715</text:p>
          </table:table-cell>
          <table:table-cell table:formula="of:=([.$B56]-[.F55])*[.$J$3]+[.F55]" office:value-type="float" office:value="68.3927206572847" calcext:value-type="float">
            <text:p>68.3927206572847</text:p>
          </table:table-cell>
          <table:table-cell table:formula="of:=[.E56]-[.F56]" office:value-type="float" office:value="-15.0109935223132" calcext:value-type="float">
            <text:p>-15.0109935223132</text:p>
          </table:table-cell>
          <table:table-cell table:formula="of:=([.$G56]-[.H55])*[.$K$3]+[.H55]" office:value-type="float" office:value="-15.886051319408" calcext:value-type="float">
            <text:p>-15.886051319408</text:p>
          </table:table-cell>
          <table:table-cell table:number-columns-repeated="3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[.B56]" office:value-type="float" office:value="50" calcext:value-type="float">
            <text:p>50</text:p>
          </table:table-cell>
          <table:table-cell table:formula="of:=[.H57]-[.G57]" office:value-type="float" office:value="-0.934907152948421" calcext:value-type="float">
            <text:p>-0.934907152948421</text:p>
          </table:table-cell>
          <table:table-cell table:formula="of:=IF(AND([.C57]&lt;0;[.C56]&gt;0);1;IF(AND([.C57]&gt;0;[.C56]&lt;0);-1;0))" office:value-type="float" office:value="0" calcext:value-type="float">
            <text:p>0</text:p>
          </table:table-cell>
          <table:table-cell table:formula="of:=([.$B57]-[.E56])*[.$I$3]+[.E56]" office:value-type="float" office:value="53.1312288286773" calcext:value-type="float">
            <text:p>53.1312288286773</text:p>
          </table:table-cell>
          <table:table-cell table:formula="of:=([.$B57]-[.F56])*[.$J$3]+[.F56]" office:value-type="float" office:value="67.8746158500372" calcext:value-type="float">
            <text:p>67.8746158500372</text:p>
          </table:table-cell>
          <table:table-cell table:formula="of:=[.E57]-[.F57]" office:value-type="float" office:value="-14.7433870213599" calcext:value-type="float">
            <text:p>-14.7433870213599</text:p>
          </table:table-cell>
          <table:table-cell table:formula="of:=([.$G57]-[.H56])*[.$K$3]+[.H56]" office:value-type="float" office:value="-15.6782941743083" calcext:value-type="float">
            <text:p>-15.6782941743083</text:p>
          </table:table-cell>
          <table:table-cell table:number-columns-repeated="3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[.B57]" office:value-type="float" office:value="50" calcext:value-type="float">
            <text:p>50</text:p>
          </table:table-cell>
          <table:table-cell table:formula="of:=[.H58]-[.G58]" office:value-type="float" office:value="-0.987115567405864" calcext:value-type="float">
            <text:p>-0.987115567405864</text:p>
          </table:table-cell>
          <table:table-cell table:formula="of:=IF(AND([.C58]&lt;0;[.C57]&gt;0);1;IF(AND([.C58]&gt;0;[.C57]&lt;0);-1;0))" office:value-type="float" office:value="0" calcext:value-type="float">
            <text:p>0</text:p>
          </table:table-cell>
          <table:table-cell table:formula="of:=([.$B58]-[.E57])*[.$I$3]+[.E57]" office:value-type="float" office:value="52.899285952479" calcext:value-type="float">
            <text:p>52.899285952479</text:p>
          </table:table-cell>
          <table:table-cell table:formula="of:=([.$B58]-[.F57])*[.$J$3]+[.F57]" office:value-type="float" office:value="67.3711055444024" calcext:value-type="float">
            <text:p>67.3711055444024</text:p>
          </table:table-cell>
          <table:table-cell table:formula="of:=[.E58]-[.F58]" office:value-type="float" office:value="-14.4718195919234" calcext:value-type="float">
            <text:p>-14.4718195919234</text:p>
          </table:table-cell>
          <table:table-cell table:formula="of:=([.$G58]-[.H57])*[.$K$3]+[.H57]" office:value-type="float" office:value="-15.4589351593292" calcext:value-type="float">
            <text:p>-15.4589351593292</text:p>
          </table:table-cell>
          <table:table-cell table:number-columns-repeated="3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[.B58]" office:value-type="float" office:value="50" calcext:value-type="float">
            <text:p>50</text:p>
          </table:table-cell>
          <table:table-cell table:formula="of:=[.H59]-[.G59]" office:value-type="float" office:value="-1.03228409597215" calcext:value-type="float">
            <text:p>-1.03228409597215</text:p>
          </table:table-cell>
          <table:table-cell table:formula="of:=IF(AND([.C59]&lt;0;[.C58]&gt;0);1;IF(AND([.C59]&gt;0;[.C58]&lt;0);-1;0))" office:value-type="float" office:value="0" calcext:value-type="float">
            <text:p>0</text:p>
          </table:table-cell>
          <table:table-cell table:formula="of:=([.$B59]-[.E58])*[.$I$3]+[.E58]" office:value-type="float" office:value="52.6845240300732" calcext:value-type="float">
            <text:p>52.6845240300732</text:p>
          </table:table-cell>
          <table:table-cell table:formula="of:=([.$B59]-[.F58])*[.$J$3]+[.F58]" office:value-type="float" office:value="66.8817786276586" calcext:value-type="float">
            <text:p>66.8817786276586</text:p>
          </table:table-cell>
          <table:table-cell table:formula="of:=[.E59]-[.F59]" office:value-type="float" office:value="-14.1972545975855" calcext:value-type="float">
            <text:p>-14.1972545975855</text:p>
          </table:table-cell>
          <table:table-cell table:formula="of:=([.$G59]-[.H58])*[.$K$3]+[.H58]" office:value-type="float" office:value="-15.2295386935576" calcext:value-type="float">
            <text:p>-15.2295386935576</text:p>
          </table:table-cell>
          <table:table-cell table:number-columns-repeated="3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[.B59]" office:value-type="float" office:value="50" calcext:value-type="float">
            <text:p>50</text:p>
          </table:table-cell>
          <table:table-cell table:formula="of:=[.H60]-[.G60]" office:value-type="float" office:value="-1.07097833785821" calcext:value-type="float">
            <text:p>-1.07097833785821</text:p>
          </table:table-cell>
          <table:table-cell table:formula="of:=IF(AND([.C60]&lt;0;[.C59]&gt;0);1;IF(AND([.C60]&gt;0;[.C59]&lt;0);-1;0))" office:value-type="float" office:value="0" calcext:value-type="float">
            <text:p>0</text:p>
          </table:table-cell>
          <table:table-cell table:formula="of:=([.$B60]-[.E59])*[.$I$3]+[.E59]" office:value-type="float" office:value="52.4856703982159" calcext:value-type="float">
            <text:p>52.4856703982159</text:p>
          </table:table-cell>
          <table:table-cell table:formula="of:=([.$B60]-[.F59])*[.$J$3]+[.F59]" office:value-type="float" office:value="66.4062355677246" calcext:value-type="float">
            <text:p>66.4062355677246</text:p>
          </table:table-cell>
          <table:table-cell table:formula="of:=[.E60]-[.F60]" office:value-type="float" office:value="-13.9205651695087" calcext:value-type="float">
            <text:p>-13.9205651695087</text:p>
          </table:table-cell>
          <table:table-cell table:formula="of:=([.$G60]-[.H59])*[.$K$3]+[.H59]" office:value-type="float" office:value="-14.9915435073669" calcext:value-type="float">
            <text:p>-14.9915435073669</text:p>
          </table:table-cell>
          <table:table-cell table:number-columns-repeated="3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[.B60]" office:value-type="float" office:value="50" calcext:value-type="float">
            <text:p>50</text:p>
          </table:table-cell>
          <table:table-cell table:formula="of:=[.H61]-[.G61]" office:value-type="float" office:value="-1.10372897899473" calcext:value-type="float">
            <text:p>-1.10372897899473</text:p>
          </table:table-cell>
          <table:table-cell table:formula="of:=IF(AND([.C61]&lt;0;[.C60]&gt;0);1;IF(AND([.C61]&gt;0;[.C60]&lt;0);-1;0))" office:value-type="float" office:value="0" calcext:value-type="float">
            <text:p>0</text:p>
          </table:table-cell>
          <table:table-cell table:formula="of:=([.$B61]-[.E60])*[.$I$3]+[.E60]" office:value-type="float" office:value="52.3015466650147" calcext:value-type="float">
            <text:p>52.3015466650147</text:p>
          </table:table-cell>
          <table:table-cell table:formula="of:=([.$B61]-[.F60])*[.$J$3]+[.F60]" office:value-type="float" office:value="65.9440880869436" calcext:value-type="float">
            <text:p>65.9440880869436</text:p>
          </table:table-cell>
          <table:table-cell table:formula="of:=[.E61]-[.F61]" office:value-type="float" office:value="-13.6425414219289" calcext:value-type="float">
            <text:p>-13.6425414219289</text:p>
          </table:table-cell>
          <table:table-cell table:formula="of:=([.$G61]-[.H60])*[.$K$3]+[.H60]" office:value-type="float" office:value="-14.7462704009237" calcext:value-type="float">
            <text:p>-14.7462704009237</text:p>
          </table:table-cell>
          <table:table-cell table:number-columns-repeated="3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[.B61]" office:value-type="float" office:value="50" calcext:value-type="float">
            <text:p>50</text:p>
          </table:table-cell>
          <table:table-cell table:formula="of:=[.H62]-[.G62]" office:value-type="float" office:value="-1.13103268587101" calcext:value-type="float">
            <text:p>-1.13103268587101</text:p>
          </table:table-cell>
          <table:table-cell table:formula="of:=IF(AND([.C62]&lt;0;[.C61]&gt;0);1;IF(AND([.C62]&gt;0;[.C61]&lt;0);-1;0))" office:value-type="float" office:value="0" calcext:value-type="float">
            <text:p>0</text:p>
          </table:table-cell>
          <table:table-cell table:formula="of:=([.$B62]-[.E61])*[.$I$3]+[.E61]" office:value-type="float" office:value="52.1310617268655" calcext:value-type="float">
            <text:p>52.1310617268655</text:p>
          </table:table-cell>
          <table:table-cell table:formula="of:=([.$B62]-[.F61])*[.$J$3]+[.F61]" office:value-type="float" office:value="65.4949588450579" calcext:value-type="float">
            <text:p>65.4949588450579</text:p>
          </table:table-cell>
          <table:table-cell table:formula="of:=[.E62]-[.F62]" office:value-type="float" office:value="-13.3638971181924" calcext:value-type="float">
            <text:p>-13.3638971181924</text:p>
          </table:table-cell>
          <table:table-cell table:formula="of:=([.$G62]-[.H61])*[.$K$3]+[.H61]" office:value-type="float" office:value="-14.4949298040634" calcext:value-type="float">
            <text:p>-14.4949298040634</text:p>
          </table:table-cell>
          <table:table-cell table:number-columns-repeated="3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[.B62]" office:value-type="float" office:value="50" calcext:value-type="float">
            <text:p>50</text:p>
          </table:table-cell>
          <table:table-cell table:formula="of:=[.H63]-[.G63]" office:value-type="float" office:value="-1.15335325276695" calcext:value-type="float">
            <text:p>-1.15335325276695</text:p>
          </table:table-cell>
          <table:table-cell table:formula="of:=IF(AND([.C63]&lt;0;[.C62]&gt;0);1;IF(AND([.C63]&gt;0;[.C62]&lt;0);-1;0))" office:value-type="float" office:value="0" calcext:value-type="float">
            <text:p>0</text:p>
          </table:table-cell>
          <table:table-cell table:formula="of:=([.$B63]-[.E62])*[.$I$3]+[.E62]" office:value-type="float" office:value="51.9732053026532" calcext:value-type="float">
            <text:p>51.9732053026532</text:p>
          </table:table-cell>
          <table:table-cell table:formula="of:=([.$B63]-[.F62])*[.$J$3]+[.F62]" office:value-type="float" office:value="65.0584811311126" calcext:value-type="float">
            <text:p>65.0584811311126</text:p>
          </table:table-cell>
          <table:table-cell table:formula="of:=[.E63]-[.F63]" office:value-type="float" office:value="-13.0852758284594" calcext:value-type="float">
            <text:p>-13.0852758284594</text:p>
          </table:table-cell>
          <table:table-cell table:formula="of:=([.$G63]-[.H62])*[.$K$3]+[.H62]" office:value-type="float" office:value="-14.2386290812263" calcext:value-type="float">
            <text:p>-14.2386290812263</text:p>
          </table:table-cell>
          <table:table-cell table:number-columns-repeated="3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[.B63]" office:value-type="float" office:value="50" calcext:value-type="float">
            <text:p>50</text:p>
          </table:table-cell>
          <table:table-cell table:formula="of:=[.H64]-[.G64]" office:value-type="float" office:value="-1.17112292516329" calcext:value-type="float">
            <text:p>-1.17112292516329</text:p>
          </table:table-cell>
          <table:table-cell table:formula="of:=IF(AND([.C64]&lt;0;[.C63]&gt;0);1;IF(AND([.C64]&gt;0;[.C63]&lt;0);-1;0))" office:value-type="float" office:value="0" calcext:value-type="float">
            <text:p>0</text:p>
          </table:table-cell>
          <table:table-cell table:formula="of:=([.$B64]-[.E63])*[.$I$3]+[.E63]" office:value-type="float" office:value="51.8270419469011" calcext:value-type="float">
            <text:p>51.8270419469011</text:p>
          </table:table-cell>
          <table:table-cell table:formula="of:=([.$B64]-[.F63])*[.$J$3]+[.F63]" office:value-type="float" office:value="64.634298564039" calcext:value-type="float">
            <text:p>64.634298564039</text:p>
          </table:table-cell>
          <table:table-cell table:formula="of:=[.E64]-[.F64]" office:value-type="float" office:value="-12.8072566171379" calcext:value-type="float">
            <text:p>-12.8072566171379</text:p>
          </table:table-cell>
          <table:table-cell table:formula="of:=([.$G64]-[.H63])*[.$K$3]+[.H63]" office:value-type="float" office:value="-13.9783795423012" calcext:value-type="float">
            <text:p>-13.9783795423012</text:p>
          </table:table-cell>
          <table:table-cell table:number-columns-repeated="3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[.B64]" office:value-type="float" office:value="50" calcext:value-type="float">
            <text:p>50</text:p>
          </table:table-cell>
          <table:table-cell table:formula="of:=[.H65]-[.G65]" office:value-type="float" office:value="-1.18474383847041" calcext:value-type="float">
            <text:p>-1.18474383847041</text:p>
          </table:table-cell>
          <table:table-cell table:formula="of:=IF(AND([.C65]&lt;0;[.C64]&gt;0);1;IF(AND([.C65]&gt;0;[.C64]&lt;0);-1;0))" office:value-type="float" office:value="0" calcext:value-type="float">
            <text:p>0</text:p>
          </table:table-cell>
          <table:table-cell table:formula="of:=([.$B65]-[.E64])*[.$I$3]+[.E64]" office:value-type="float" office:value="51.6917055063899" calcext:value-type="float">
            <text:p>51.6917055063899</text:p>
          </table:table-cell>
          <table:table-cell table:formula="of:=([.$B65]-[.F64])*[.$J$3]+[.F64]" office:value-type="float" office:value="64.2220648016717" calcext:value-type="float">
            <text:p>64.2220648016717</text:p>
          </table:table-cell>
          <table:table-cell table:formula="of:=[.E65]-[.F65]" office:value-type="float" office:value="-12.5303592952818" calcext:value-type="float">
            <text:p>-12.5303592952818</text:p>
          </table:table-cell>
          <table:table-cell table:formula="of:=([.$G65]-[.H64])*[.$K$3]+[.H64]" office:value-type="float" office:value="-13.7151031337522" calcext:value-type="float">
            <text:p>-13.7151031337522</text:p>
          </table:table-cell>
          <table:table-cell table:number-columns-repeated="3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[.B65]" office:value-type="float" office:value="50" calcext:value-type="float">
            <text:p>50</text:p>
          </table:table-cell>
          <table:table-cell table:formula="of:=[.H66]-[.G66]" office:value-type="float" office:value="-1.19458952442624" calcext:value-type="float">
            <text:p>-1.19458952442624</text:p>
          </table:table-cell>
          <table:table-cell table:formula="of:=IF(AND([.C66]&lt;0;[.C65]&gt;0);1;IF(AND([.C66]&gt;0;[.C65]&lt;0);-1;0))" office:value-type="float" office:value="0" calcext:value-type="float">
            <text:p>0</text:p>
          </table:table-cell>
          <table:table-cell table:formula="of:=([.$B66]-[.E65])*[.$I$3]+[.E65]" office:value-type="float" office:value="51.5663939873981" calcext:value-type="float">
            <text:p>51.5663939873981</text:p>
          </table:table-cell>
          <table:table-cell table:formula="of:=([.$B66]-[.F65])*[.$J$3]+[.F65]" office:value-type="float" office:value="63.8214432579626" calcext:value-type="float">
            <text:p>63.8214432579626</text:p>
          </table:table-cell>
          <table:table-cell table:formula="of:=[.E66]-[.F66]" office:value-type="float" office:value="-12.2550492705646" calcext:value-type="float">
            <text:p>-12.2550492705646</text:p>
          </table:table-cell>
          <table:table-cell table:formula="of:=([.$G66]-[.H65])*[.$K$3]+[.H65]" office:value-type="float" office:value="-13.4496387949908" calcext:value-type="float">
            <text:p>-13.4496387949908</text:p>
          </table:table-cell>
          <table:table-cell table:number-columns-repeated="3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[.B66]" office:value-type="float" office:value="50" calcext:value-type="float">
            <text:p>50</text:p>
          </table:table-cell>
          <table:table-cell table:formula="of:=[.H67]-[.G67]" office:value-type="float" office:value="-1.20100644816242" calcext:value-type="float">
            <text:p>-1.20100644816242</text:p>
          </table:table-cell>
          <table:table-cell table:formula="of:=IF(AND([.C67]&lt;0;[.C66]&gt;0);1;IF(AND([.C67]&gt;0;[.C66]&lt;0);-1;0))" office:value-type="float" office:value="0" calcext:value-type="float">
            <text:p>0</text:p>
          </table:table-cell>
          <table:table-cell table:formula="of:=([.$B67]-[.E66])*[.$I$3]+[.E66]" office:value-type="float" office:value="51.4503648031464" calcext:value-type="float">
            <text:p>51.4503648031464</text:p>
          </table:table-cell>
          <table:table-cell table:formula="of:=([.$B67]-[.F66])*[.$J$3]+[.F66]" office:value-type="float" office:value="63.4321068281609" calcext:value-type="float">
            <text:p>63.4321068281609</text:p>
          </table:table-cell>
          <table:table-cell table:formula="of:=[.E67]-[.F67]" office:value-type="float" office:value="-11.9817420250145" calcext:value-type="float">
            <text:p>-11.9817420250145</text:p>
          </table:table-cell>
          <table:table-cell table:formula="of:=([.$G67]-[.H66])*[.$K$3]+[.H66]" office:value-type="float" office:value="-13.1827484731769" calcext:value-type="float">
            <text:p>-13.1827484731769</text:p>
          </table:table-cell>
          <table:table-cell table:number-columns-repeated="3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[.B67]" office:value-type="float" office:value="50" calcext:value-type="float">
            <text:p>50</text:p>
          </table:table-cell>
          <table:table-cell table:formula="of:=[.H68]-[.G68]" office:value-type="float" office:value="-1.20431554750374" calcext:value-type="float">
            <text:p>-1.20431554750374</text:p>
          </table:table-cell>
          <table:table-cell table:formula="of:=IF(AND([.C68]&lt;0;[.C67]&gt;0);1;IF(AND([.C68]&gt;0;[.C67]&lt;0);-1;0))" office:value-type="float" office:value="0" calcext:value-type="float">
            <text:p>0</text:p>
          </table:table-cell>
          <table:table-cell table:formula="of:=([.$B68]-[.E67])*[.$I$3]+[.E67]" office:value-type="float" office:value="51.3429303732837" calcext:value-type="float">
            <text:p>51.3429303732837</text:p>
          </table:table-cell>
          <table:table-cell table:formula="of:=([.$B68]-[.F67])*[.$J$3]+[.F67]" office:value-type="float" office:value="63.0537376217338" calcext:value-type="float">
            <text:p>63.0537376217338</text:p>
          </table:table-cell>
          <table:table-cell table:formula="of:=[.E68]-[.F68]" office:value-type="float" office:value="-11.7108072484501" calcext:value-type="float">
            <text:p>-11.7108072484501</text:p>
          </table:table-cell>
          <table:table-cell table:formula="of:=([.$G68]-[.H67])*[.$K$3]+[.H67]" office:value-type="float" office:value="-12.9151227959539" calcext:value-type="float">
            <text:p>-12.9151227959539</text:p>
          </table:table-cell>
          <table:table-cell table:number-columns-repeated="3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[.B68]" office:value-type="float" office:value="50" calcext:value-type="float">
            <text:p>50</text:p>
          </table:table-cell>
          <table:table-cell table:formula="of:=[.H69]-[.G69]" office:value-type="float" office:value="-1.20481375293727" calcext:value-type="float">
            <text:p>-1.20481375293727</text:p>
          </table:table-cell>
          <table:table-cell table:formula="of:=IF(AND([.C69]&lt;0;[.C68]&gt;0);1;IF(AND([.C69]&gt;0;[.C68]&lt;0);-1;0))" office:value-type="float" office:value="0" calcext:value-type="float">
            <text:p>0</text:p>
          </table:table-cell>
          <table:table-cell table:formula="of:=([.$B69]-[.E68])*[.$I$3]+[.E68]" office:value-type="float" office:value="51.2434540493368" calcext:value-type="float">
            <text:p>51.2434540493368</text:p>
          </table:table-cell>
          <table:table-cell table:formula="of:=([.$B69]-[.F68])*[.$J$3]+[.F68]" office:value-type="float" office:value="62.6860267028117" calcext:value-type="float">
            <text:p>62.6860267028117</text:p>
          </table:table-cell>
          <table:table-cell table:formula="of:=[.E69]-[.F69]" office:value-type="float" office:value="-11.442572653475" calcext:value-type="float">
            <text:p>-11.442572653475</text:p>
          </table:table-cell>
          <table:table-cell table:formula="of:=([.$G69]-[.H68])*[.$K$3]+[.H68]" office:value-type="float" office:value="-12.6473864064123" calcext:value-type="float">
            <text:p>-12.6473864064123</text:p>
          </table:table-cell>
          <table:table-cell table:number-columns-repeated="3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[.B69]" office:value-type="float" office:value="50" calcext:value-type="float">
            <text:p>50</text:p>
          </table:table-cell>
          <table:table-cell table:formula="of:=[.H70]-[.G70]" office:value-type="float" office:value="-1.20277547218384" calcext:value-type="float">
            <text:p>-1.20277547218384</text:p>
          </table:table-cell>
          <table:table-cell table:formula="of:=IF(AND([.C70]&lt;0;[.C69]&gt;0);1;IF(AND([.C70]&gt;0;[.C69]&lt;0);-1;0))" office:value-type="float" office:value="0" calcext:value-type="float">
            <text:p>0</text:p>
          </table:table-cell>
          <table:table-cell table:formula="of:=([.$B70]-[.E69])*[.$I$3]+[.E69]" office:value-type="float" office:value="51.1513463419785" calcext:value-type="float">
            <text:p>51.1513463419785</text:p>
          </table:table-cell>
          <table:table-cell table:formula="of:=([.$B70]-[.F69])*[.$J$3]+[.F69]" office:value-type="float" office:value="62.3286738379438" calcext:value-type="float">
            <text:p>62.3286738379438</text:p>
          </table:table-cell>
          <table:table-cell table:formula="of:=[.E70]-[.F70]" office:value-type="float" office:value="-11.1773274959653" calcext:value-type="float">
            <text:p>-11.1773274959653</text:p>
          </table:table-cell>
          <table:table-cell table:formula="of:=([.$G70]-[.H69])*[.$K$3]+[.H69]" office:value-type="float" office:value="-12.3801029681492" calcext:value-type="float">
            <text:p>-12.3801029681492</text:p>
          </table:table-cell>
          <table:table-cell table:number-columns-repeated="3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[.B70]" office:value-type="float" office:value="50" calcext:value-type="float">
            <text:p>50</text:p>
          </table:table-cell>
          <table:table-cell table:formula="of:=[.H71]-[.G71]" office:value-type="float" office:value="-1.19845402768436" calcext:value-type="float">
            <text:p>-1.19845402768436</text:p>
          </table:table-cell>
          <table:table-cell table:formula="of:=IF(AND([.C71]&lt;0;[.C70]&gt;0);1;IF(AND([.C71]&gt;0;[.C70]&lt;0);-1;0))" office:value-type="float" office:value="0" calcext:value-type="float">
            <text:p>0</text:p>
          </table:table-cell>
          <table:table-cell table:formula="of:=([.$B71]-[.E70])*[.$I$3]+[.E70]" office:value-type="float" office:value="51.0660614277578" calcext:value-type="float">
            <text:p>51.0660614277578</text:p>
          </table:table-cell>
          <table:table-cell table:formula="of:=([.$B71]-[.F70])*[.$J$3]+[.F70]" office:value-type="float" office:value="61.9813872509595" calcext:value-type="float">
            <text:p>61.9813872509595</text:p>
          </table:table-cell>
          <table:table-cell table:formula="of:=[.E71]-[.F71]" office:value-type="float" office:value="-10.9153258232016" calcext:value-type="float">
            <text:p>-10.9153258232016</text:p>
          </table:table-cell>
          <table:table-cell table:formula="of:=([.$G71]-[.H70])*[.$K$3]+[.H70]" office:value-type="float" office:value="-12.113779850886" calcext:value-type="float">
            <text:p>-12.113779850886</text:p>
          </table:table-cell>
          <table:table-cell table:number-columns-repeated="3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[.B71]" office:value-type="float" office:value="50" calcext:value-type="float">
            <text:p>50</text:p>
          </table:table-cell>
          <table:table-cell table:formula="of:=[.H72]-[.G72]" office:value-type="float" office:value="-1.19208303878835" calcext:value-type="float">
            <text:p>-1.19208303878835</text:p>
          </table:table-cell>
          <table:table-cell table:formula="of:=IF(AND([.C72]&lt;0;[.C71]&gt;0);1;IF(AND([.C72]&gt;0;[.C71]&lt;0);-1;0))" office:value-type="float" office:value="0" calcext:value-type="float">
            <text:p>0</text:p>
          </table:table-cell>
          <table:table-cell table:formula="of:=([.$B72]-[.E71])*[.$I$3]+[.E71]" office:value-type="float" office:value="50.9870939145906" calcext:value-type="float">
            <text:p>50.9870939145906</text:p>
          </table:table-cell>
          <table:table-cell table:formula="of:=([.$B72]-[.F71])*[.$J$3]+[.F71]" office:value-type="float" office:value="61.6438833847353" calcext:value-type="float">
            <text:p>61.6438833847353</text:p>
          </table:table-cell>
          <table:table-cell table:formula="of:=[.E72]-[.F72]" office:value-type="float" office:value="-10.6567894701447" calcext:value-type="float">
            <text:p>-10.6567894701447</text:p>
          </table:table-cell>
          <table:table-cell table:formula="of:=([.$G72]-[.H71])*[.$K$3]+[.H71]" office:value-type="float" office:value="-11.848872508933" calcext:value-type="float">
            <text:p>-11.848872508933</text:p>
          </table:table-cell>
          <table:table-cell table:number-columns-repeated="3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[.B72]" office:value-type="float" office:value="50" calcext:value-type="float">
            <text:p>50</text:p>
          </table:table-cell>
          <table:table-cell table:formula="of:=[.H73]-[.G73]" office:value-type="float" office:value="-1.18387774317589" calcext:value-type="float">
            <text:p>-1.18387774317589</text:p>
          </table:table-cell>
          <table:table-cell table:formula="of:=IF(AND([.C73]&lt;0;[.C72]&gt;0);1;IF(AND([.C73]&gt;0;[.C72]&lt;0);-1;0))" office:value-type="float" office:value="0" calcext:value-type="float">
            <text:p>0</text:p>
          </table:table-cell>
          <table:table-cell table:formula="of:=([.$B73]-[.E72])*[.$I$3]+[.E72]" office:value-type="float" office:value="50.9139758468431" calcext:value-type="float">
            <text:p>50.9139758468431</text:p>
          </table:table-cell>
          <table:table-cell table:formula="of:=([.$B73]-[.F72])*[.$J$3]+[.F72]" office:value-type="float" office:value="61.3158866696723" calcext:value-type="float">
            <text:p>61.3158866696723</text:p>
          </table:table-cell>
          <table:table-cell table:formula="of:=[.E73]-[.F73]" office:value-type="float" office:value="-10.4019108228292" calcext:value-type="float">
            <text:p>-10.4019108228292</text:p>
          </table:table-cell>
          <table:table-cell table:formula="of:=([.$G73]-[.H72])*[.$K$3]+[.H72]" office:value-type="float" office:value="-11.585788566005" calcext:value-type="float">
            <text:p>-11.585788566005</text:p>
          </table:table-cell>
          <table:table-cell table:number-columns-repeated="3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[.B73]" office:value-type="float" office:value="50" calcext:value-type="float">
            <text:p>50</text:p>
          </table:table-cell>
          <table:table-cell table:formula="of:=[.H74]-[.G74]" office:value-type="float" office:value="-1.17403625419495" calcext:value-type="float">
            <text:p>-1.17403625419495</text:p>
          </table:table-cell>
          <table:table-cell table:formula="of:=IF(AND([.C74]&lt;0;[.C73]&gt;0);1;IF(AND([.C74]&gt;0;[.C73]&lt;0);-1;0))" office:value-type="float" office:value="0" calcext:value-type="float">
            <text:p>0</text:p>
          </table:table-cell>
          <table:table-cell table:formula="of:=([.$B74]-[.E73])*[.$I$3]+[.E73]" office:value-type="float" office:value="50.8462739322622" calcext:value-type="float">
            <text:p>50.8462739322622</text:p>
          </table:table-cell>
          <table:table-cell table:formula="of:=([.$B74]-[.F73])*[.$J$3]+[.F73]" office:value-type="float" office:value="60.9971292986956" calcext:value-type="float">
            <text:p>60.9971292986956</text:p>
          </table:table-cell>
          <table:table-cell table:formula="of:=[.E74]-[.F74]" office:value-type="float" office:value="-10.1508553664334" calcext:value-type="float">
            <text:p>-10.1508553664334</text:p>
          </table:table-cell>
          <table:table-cell table:formula="of:=([.$G74]-[.H73])*[.$K$3]+[.H73]" office:value-type="float" office:value="-11.3248916206284" calcext:value-type="float">
            <text:p>-11.3248916206284</text:p>
          </table:table-cell>
          <table:table-cell table:number-columns-repeated="3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[.B74]" office:value-type="float" office:value="50" calcext:value-type="float">
            <text:p>50</text:p>
          </table:table-cell>
          <table:table-cell table:formula="of:=[.H75]-[.G75]" office:value-type="float" office:value="-1.16274075247121" calcext:value-type="float">
            <text:p>-1.16274075247121</text:p>
          </table:table-cell>
          <table:table-cell table:formula="of:=IF(AND([.C75]&lt;0;[.C74]&gt;0);1;IF(AND([.C75]&gt;0;[.C74]&lt;0);-1;0))" office:value-type="float" office:value="0" calcext:value-type="float">
            <text:p>0</text:p>
          </table:table-cell>
          <table:table-cell table:formula="of:=([.$B75]-[.E74])*[.$I$3]+[.E74]" office:value-type="float" office:value="50.7835869743168" calcext:value-type="float">
            <text:p>50.7835869743168</text:p>
          </table:table-cell>
          <table:table-cell table:formula="of:=([.$B75]-[.F74])*[.$J$3]+[.F74]" office:value-type="float" office:value="60.6873510085915" calcext:value-type="float">
            <text:p>60.6873510085915</text:p>
          </table:table-cell>
          <table:table-cell table:formula="of:=[.E75]-[.F75]" office:value-type="float" office:value="-9.90376403427469" calcext:value-type="float">
            <text:p>-9.90376403427469</text:p>
          </table:table-cell>
          <table:table-cell table:formula="of:=([.$G75]-[.H74])*[.$K$3]+[.H74]" office:value-type="float" office:value="-11.0665047867459" calcext:value-type="float">
            <text:p>-11.0665047867459</text:p>
          </table:table-cell>
          <table:table-cell table:number-columns-repeated="3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[.B75]" office:value-type="float" office:value="50" calcext:value-type="float">
            <text:p>50</text:p>
          </table:table-cell>
          <table:table-cell table:formula="of:=[.H76]-[.G76]" office:value-type="float" office:value="-1.15015861143758" calcext:value-type="float">
            <text:p>-1.15015861143758</text:p>
          </table:table-cell>
          <table:table-cell table:formula="of:=IF(AND([.C76]&lt;0;[.C75]&gt;0);1;IF(AND([.C76]&gt;0;[.C75]&lt;0);-1;0))" office:value-type="float" office:value="0" calcext:value-type="float">
            <text:p>0</text:p>
          </table:table-cell>
          <table:table-cell table:formula="of:=([.$B76]-[.E75])*[.$I$3]+[.E75]" office:value-type="float" office:value="50.7255434947378" calcext:value-type="float">
            <text:p>50.7255434947378</text:p>
          </table:table-cell>
          <table:table-cell table:formula="of:=([.$B76]-[.F75])*[.$J$3]+[.F75]" office:value-type="float" office:value="60.3862988675044" calcext:value-type="float">
            <text:p>60.3862988675044</text:p>
          </table:table-cell>
          <table:table-cell table:formula="of:=[.E76]-[.F76]" office:value-type="float" office:value="-9.66075537276663" calcext:value-type="float">
            <text:p>-9.66075537276663</text:p>
          </table:table-cell>
          <table:table-cell table:formula="of:=([.$G76]-[.H75])*[.$K$3]+[.H75]" office:value-type="float" office:value="-10.8109139842042" calcext:value-type="float">
            <text:p>-10.8109139842042</text:p>
          </table:table-cell>
          <table:table-cell table:number-columns-repeated="3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[.B76]" office:value-type="float" office:value="50" calcext:value-type="float">
            <text:p>50</text:p>
          </table:table-cell>
          <table:table-cell table:formula="of:=[.H77]-[.G77]" office:value-type="float" office:value="-1.13644345741285" calcext:value-type="float">
            <text:p>-1.13644345741285</text:p>
          </table:table-cell>
          <table:table-cell table:formula="of:=IF(AND([.C77]&lt;0;[.C76]&gt;0);1;IF(AND([.C77]&gt;0;[.C76]&lt;0);-1;0))" office:value-type="float" office:value="0" calcext:value-type="float">
            <text:p>0</text:p>
          </table:table-cell>
          <table:table-cell table:formula="of:=([.$B77]-[.E76])*[.$I$3]+[.E76]" office:value-type="float" office:value="50.6717995321646" calcext:value-type="float">
            <text:p>50.6717995321646</text:p>
          </table:table-cell>
          <table:table-cell table:formula="of:=([.$B77]-[.F76])*[.$J$3]+[.F76]" office:value-type="float" office:value="60.0937270684198" calcext:value-type="float">
            <text:p>60.0937270684198</text:p>
          </table:table-cell>
          <table:table-cell table:formula="of:=[.E77]-[.F77]" office:value-type="float" office:value="-9.42192753625517" calcext:value-type="float">
            <text:p>-9.42192753625517</text:p>
          </table:table-cell>
          <table:table-cell table:formula="of:=([.$G77]-[.H76])*[.$K$3]+[.H76]" office:value-type="float" office:value="-10.558370993668" calcext:value-type="float">
            <text:p>-10.558370993668</text:p>
          </table:table-cell>
          <table:table-cell table:number-columns-repeated="3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[.B77]" office:value-type="float" office:value="50" calcext:value-type="float">
            <text:p>50</text:p>
          </table:table-cell>
          <table:table-cell table:formula="of:=[.H78]-[.G78]" office:value-type="float" office:value="-1.12173616559442" calcext:value-type="float">
            <text:p>-1.12173616559442</text:p>
          </table:table-cell>
          <table:table-cell table:formula="of:=IF(AND([.C78]&lt;0;[.C77]&gt;0);1;IF(AND([.C78]&gt;0;[.C77]&lt;0);-1;0))" office:value-type="float" office:value="0" calcext:value-type="float">
            <text:p>0</text:p>
          </table:table-cell>
          <table:table-cell table:formula="of:=([.$B78]-[.E77])*[.$I$3]+[.E77]" office:value-type="float" office:value="50.6220366038561" calcext:value-type="float">
            <text:p>50.6220366038561</text:p>
          </table:table-cell>
          <table:table-cell table:formula="of:=([.$B78]-[.F77])*[.$J$3]+[.F77]" office:value-type="float" office:value="59.8093967284643" calcext:value-type="float">
            <text:p>59.8093967284643</text:p>
          </table:table-cell>
          <table:table-cell table:formula="of:=[.E78]-[.F78]" office:value-type="float" office:value="-9.18736012460817" calcext:value-type="float">
            <text:p>-9.18736012460817</text:p>
          </table:table-cell>
          <table:table-cell table:formula="of:=([.$G78]-[.H77])*[.$K$3]+[.H77]" office:value-type="float" office:value="-10.3090962902026" calcext:value-type="float">
            <text:p>-10.3090962902026</text:p>
          </table:table-cell>
          <table:table-cell table:number-columns-repeated="3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[.B78]" office:value-type="float" office:value="50" calcext:value-type="float">
            <text:p>50</text:p>
          </table:table-cell>
          <table:table-cell table:formula="of:=[.H79]-[.G79]" office:value-type="float" office:value="-1.10616579386855" calcext:value-type="float">
            <text:p>-1.10616579386855</text:p>
          </table:table-cell>
          <table:table-cell table:formula="of:=IF(AND([.C79]&lt;0;[.C78]&gt;0);1;IF(AND([.C79]&gt;0;[.C78]&lt;0);-1;0))" office:value-type="float" office:value="0" calcext:value-type="float">
            <text:p>0</text:p>
          </table:table-cell>
          <table:table-cell table:formula="of:=([.$B79]-[.E78])*[.$I$3]+[.E78]" office:value-type="float" office:value="50.5759598183853" calcext:value-type="float">
            <text:p>50.5759598183853</text:p>
          </table:table-cell>
          <table:table-cell table:formula="of:=([.$B79]-[.F78])*[.$J$3]+[.F78]" office:value-type="float" office:value="59.5330756938597" calcext:value-type="float">
            <text:p>59.5330756938597</text:p>
          </table:table-cell>
          <table:table-cell table:formula="of:=[.E79]-[.F79]" office:value-type="float" office:value="-8.95711587547437" calcext:value-type="float">
            <text:p>-8.95711587547437</text:p>
          </table:table-cell>
          <table:table-cell table:formula="of:=([.$G79]-[.H78])*[.$K$3]+[.H78]" office:value-type="float" office:value="-10.0632816693429" calcext:value-type="float">
            <text:p>-10.0632816693429</text:p>
          </table:table-cell>
          <table:table-cell table:number-columns-repeated="3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[.B79]" office:value-type="float" office:value="50" calcext:value-type="float">
            <text:p>50</text:p>
          </table:table-cell>
          <table:table-cell table:formula="of:=[.H80]-[.G80]" office:value-type="float" office:value="-1.08985045672374" calcext:value-type="float">
            <text:p>-1.08985045672374</text:p>
          </table:table-cell>
          <table:table-cell table:formula="of:=IF(AND([.C80]&lt;0;[.C79]&gt;0);1;IF(AND([.C80]&gt;0;[.C79]&lt;0);-1;0))" office:value-type="float" office:value="0" calcext:value-type="float">
            <text:p>0</text:p>
          </table:table-cell>
          <table:table-cell table:formula="of:=([.$B80]-[.E79])*[.$I$3]+[.E79]" office:value-type="float" office:value="50.5332961281346" calcext:value-type="float">
            <text:p>50.5332961281346</text:p>
          </table:table-cell>
          <table:table-cell table:formula="of:=([.$B80]-[.F79])*[.$J$3]+[.F79]" office:value-type="float" office:value="59.2645383503707" calcext:value-type="float">
            <text:p>59.2645383503707</text:p>
          </table:table-cell>
          <table:table-cell table:formula="of:=[.E80]-[.F80]" office:value-type="float" office:value="-8.73124222223612" calcext:value-type="float">
            <text:p>-8.73124222223612</text:p>
          </table:table-cell>
          <table:table-cell table:formula="of:=([.$G80]-[.H79])*[.$K$3]+[.H79]" office:value-type="float" office:value="-9.82109267895986" calcext:value-type="float">
            <text:p>-9.82109267895986</text:p>
          </table:table-cell>
          <table:table-cell table:number-columns-repeated="3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[.B80]" office:value-type="float" office:value="50" calcext:value-type="float">
            <text:p>50</text:p>
          </table:table-cell>
          <table:table-cell table:formula="of:=[.H81]-[.G81]" office:value-type="float" office:value="-1.07289814181149" calcext:value-type="float">
            <text:p>-1.07289814181149</text:p>
          </table:table-cell>
          <table:table-cell table:formula="of:=IF(AND([.C81]&lt;0;[.C80]&gt;0);1;IF(AND([.C81]&gt;0;[.C80]&lt;0);-1;0))" office:value-type="float" office:value="0" calcext:value-type="float">
            <text:p>0</text:p>
          </table:table-cell>
          <table:table-cell table:formula="of:=([.$B81]-[.E80])*[.$I$3]+[.E80]" office:value-type="float" office:value="50.4937927112357" calcext:value-type="float">
            <text:p>50.4937927112357</text:p>
          </table:table-cell>
          <table:table-cell table:formula="of:=([.$B81]-[.F80])*[.$J$3]+[.F80]" office:value-type="float" office:value="59.0035654390926" calcext:value-type="float">
            <text:p>59.0035654390926</text:p>
          </table:table-cell>
          <table:table-cell table:formula="of:=[.E81]-[.F81]" office:value-type="float" office:value="-8.50977272785693" calcext:value-type="float">
            <text:p>-8.50977272785693</text:p>
          </table:table-cell>
          <table:table-cell table:formula="of:=([.$G81]-[.H80])*[.$K$3]+[.H80]" office:value-type="float" office:value="-9.58267086966842" calcext:value-type="float">
            <text:p>-9.58267086966842</text:p>
          </table:table-cell>
          <table:table-cell table:number-columns-repeated="3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[.B81]" office:value-type="float" office:value="50" calcext:value-type="float">
            <text:p>50</text:p>
          </table:table-cell>
          <table:table-cell table:formula="of:=[.H82]-[.G82]" office:value-type="float" office:value="-1.05540747186008" calcext:value-type="float">
            <text:p>-1.05540747186008</text:p>
          </table:table-cell>
          <table:table-cell table:formula="of:=IF(AND([.C82]&lt;0;[.C81]&gt;0);1;IF(AND([.C82]&gt;0;[.C81]&lt;0);-1;0))" office:value-type="float" office:value="0" calcext:value-type="float">
            <text:p>0</text:p>
          </table:table-cell>
          <table:table-cell table:formula="of:=([.$B82]-[.E81])*[.$I$3]+[.E81]" office:value-type="float" office:value="50.4572154733664" calcext:value-type="float">
            <text:p>50.4572154733664</text:p>
          </table:table-cell>
          <table:table-cell table:formula="of:=([.$B82]-[.F81])*[.$J$3]+[.F81]" office:value-type="float" office:value="58.749943877428" calcext:value-type="float">
            <text:p>58.749943877428</text:p>
          </table:table-cell>
          <table:table-cell table:formula="of:=[.E82]-[.F82]" office:value-type="float" office:value="-8.29272840406166" calcext:value-type="float">
            <text:p>-8.29272840406166</text:p>
          </table:table-cell>
          <table:table-cell table:formula="of:=([.$G82]-[.H81])*[.$K$3]+[.H81]" office:value-type="float" office:value="-9.34813587592173" calcext:value-type="float">
            <text:p>-9.34813587592173</text:p>
          </table:table-cell>
          <table:table-cell table:number-columns-repeated="3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[.B82]" office:value-type="float" office:value="50" calcext:value-type="float">
            <text:p>50</text:p>
          </table:table-cell>
          <table:table-cell table:formula="of:=[.H83]-[.G83]" office:value-type="float" office:value="-1.03746841473276" calcext:value-type="float">
            <text:p>-1.03746841473276</text:p>
          </table:table-cell>
          <table:table-cell table:formula="of:=IF(AND([.C83]&lt;0;[.C82]&gt;0);1;IF(AND([.C83]&gt;0;[.C82]&lt;0);-1;0))" office:value-type="float" office:value="0" calcext:value-type="float">
            <text:p>0</text:p>
          </table:table-cell>
          <table:table-cell table:formula="of:=([.$B83]-[.E82])*[.$I$3]+[.E82]" office:value-type="float" office:value="50.4233476605244" calcext:value-type="float">
            <text:p>50.4233476605244</text:p>
          </table:table-cell>
          <table:table-cell table:formula="of:=([.$B83]-[.F82])*[.$J$3]+[.F82]" office:value-type="float" office:value="58.5034665851061" calcext:value-type="float">
            <text:p>58.5034665851061</text:p>
          </table:table-cell>
          <table:table-cell table:formula="of:=[.E83]-[.F83]" office:value-type="float" office:value="-8.08011892458169" calcext:value-type="float">
            <text:p>-8.08011892458169</text:p>
          </table:table-cell>
          <table:table-cell table:formula="of:=([.$G83]-[.H82])*[.$K$3]+[.H82]" office:value-type="float" office:value="-9.11758733931445" calcext:value-type="float">
            <text:p>-9.11758733931445</text:p>
          </table:table-cell>
          <table:table-cell table:number-columns-repeated="3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[.B83]" office:value-type="float" office:value="50" calcext:value-type="float">
            <text:p>50</text:p>
          </table:table-cell>
          <table:table-cell table:formula="of:=[.H84]-[.G84]" office:value-type="float" office:value="-1.01916294444899" calcext:value-type="float">
            <text:p>-1.01916294444899</text:p>
          </table:table-cell>
          <table:table-cell table:formula="of:=IF(AND([.C84]&lt;0;[.C83]&gt;0);1;IF(AND([.C84]&gt;0;[.C83]&lt;0);-1;0))" office:value-type="float" office:value="0" calcext:value-type="float">
            <text:p>0</text:p>
          </table:table-cell>
          <table:table-cell table:formula="of:=([.$B84]-[.E83])*[.$I$3]+[.E83]" office:value-type="float" office:value="50.3919885745597" calcext:value-type="float">
            <text:p>50.3919885745597</text:p>
          </table:table-cell>
          <table:table-cell table:formula="of:=([.$B84]-[.F83])*[.$J$3]+[.F83]" office:value-type="float" office:value="58.2639323151031" calcext:value-type="float">
            <text:p>58.2639323151031</text:p>
          </table:table-cell>
          <table:table-cell table:formula="of:=[.E84]-[.F84]" office:value-type="float" office:value="-7.87194374054347" calcext:value-type="float">
            <text:p>-7.87194374054347</text:p>
          </table:table-cell>
          <table:table-cell table:formula="of:=([.$G84]-[.H83])*[.$K$3]+[.H83]" office:value-type="float" office:value="-8.89110668499246" calcext:value-type="float">
            <text:p>-8.89110668499246</text:p>
          </table:table-cell>
          <table:table-cell table:number-columns-repeated="3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[.B84]" office:value-type="float" office:value="50" calcext:value-type="float">
            <text:p>50</text:p>
          </table:table-cell>
          <table:table-cell table:formula="of:=[.H85]-[.G85]" office:value-type="float" office:value="-1.00056565596962" calcext:value-type="float">
            <text:p>-1.00056565596962</text:p>
          </table:table-cell>
          <table:table-cell table:formula="of:=IF(AND([.C85]&lt;0;[.C84]&gt;0);1;IF(AND([.C85]&gt;0;[.C84]&lt;0);-1;0))" office:value-type="float" office:value="0" calcext:value-type="float">
            <text:p>0</text:p>
          </table:table-cell>
          <table:table-cell table:formula="of:=([.$B85]-[.E84])*[.$I$3]+[.E84]" office:value-type="float" office:value="50.3629523838515" calcext:value-type="float">
            <text:p>50.3629523838515</text:p>
          </table:table-cell>
          <table:table-cell table:formula="of:=([.$B85]-[.F84])*[.$J$3]+[.F84]" office:value-type="float" office:value="58.0311454893256" calcext:value-type="float">
            <text:p>58.0311454893256</text:p>
          </table:table-cell>
          <table:table-cell table:formula="of:=[.E85]-[.F85]" office:value-type="float" office:value="-7.66819310547404" calcext:value-type="float">
            <text:p>-7.66819310547404</text:p>
          </table:table-cell>
          <table:table-cell table:formula="of:=([.$G85]-[.H84])*[.$K$3]+[.H84]" office:value-type="float" office:value="-8.66875876144366" calcext:value-type="float">
            <text:p>-8.66875876144366</text:p>
          </table:table-cell>
          <table:table-cell table:number-columns-repeated="3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[.B85]" office:value-type="float" office:value="50" calcext:value-type="float">
            <text:p>50</text:p>
          </table:table-cell>
          <table:table-cell table:formula="of:=[.H86]-[.G86]" office:value-type="float" office:value="-0.981744336496123" calcext:value-type="float">
            <text:p>-0.981744336496123</text:p>
          </table:table-cell>
          <table:table-cell table:formula="of:=IF(AND([.C86]&lt;0;[.C85]&gt;0);1;IF(AND([.C86]&gt;0;[.C85]&lt;0);-1;0))" office:value-type="float" office:value="0" calcext:value-type="float">
            <text:p>0</text:p>
          </table:table-cell>
          <table:table-cell table:formula="of:=([.$B86]-[.E85])*[.$I$3]+[.E85]" office:value-type="float" office:value="50.3360670220848" calcext:value-type="float">
            <text:p>50.3360670220848</text:p>
          </table:table-cell>
          <table:table-cell table:formula="of:=([.$B86]-[.F85])*[.$J$3]+[.F85]" office:value-type="float" office:value="57.804916038922" calcext:value-type="float">
            <text:p>57.804916038922</text:p>
          </table:table-cell>
          <table:table-cell table:formula="of:=[.E86]-[.F86]" office:value-type="float" office:value="-7.46884901683728" calcext:value-type="float">
            <text:p>-7.46884901683728</text:p>
          </table:table-cell>
          <table:table-cell table:formula="of:=([.$G86]-[.H85])*[.$K$3]+[.H85]" office:value-type="float" office:value="-8.45059335333341" calcext:value-type="float">
            <text:p>-8.45059335333341</text:p>
          </table:table-cell>
          <table:table-cell table:number-columns-repeated="3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[.B86]" office:value-type="float" office:value="50" calcext:value-type="float">
            <text:p>50</text:p>
          </table:table-cell>
          <table:table-cell table:formula="of:=[.H87]-[.G87]" office:value-type="float" office:value="-0.962760495957669" calcext:value-type="float">
            <text:p>-0.962760495957669</text:p>
          </table:table-cell>
          <table:table-cell table:formula="of:=IF(AND([.C87]&lt;0;[.C86]&gt;0);1;IF(AND([.C87]&gt;0;[.C86]&lt;0);-1;0))" office:value-type="float" office:value="0" calcext:value-type="float">
            <text:p>0</text:p>
          </table:table-cell>
          <table:table-cell table:formula="of:=([.$B87]-[.E86])*[.$I$3]+[.E86]" office:value-type="float" office:value="50.311173168597" calcext:value-type="float">
            <text:p>50.311173168597</text:p>
          </table:table-cell>
          <table:table-cell table:formula="of:=([.$B87]-[.F86])*[.$J$3]+[.F86]" office:value-type="float" office:value="57.5850592490932" calcext:value-type="float">
            <text:p>57.5850592490932</text:p>
          </table:table-cell>
          <table:table-cell table:formula="of:=[.E87]-[.F87]" office:value-type="float" office:value="-7.27388608049625" calcext:value-type="float">
            <text:p>-7.27388608049625</text:p>
          </table:table-cell>
          <table:table-cell table:formula="of:=([.$G87]-[.H86])*[.$K$3]+[.H86]" office:value-type="float" office:value="-8.23664657645392" calcext:value-type="float">
            <text:p>-8.23664657645392</text:p>
          </table:table-cell>
          <table:table-cell table:number-columns-repeated="3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[.B87]" office:value-type="float" office:value="50" calcext:value-type="float">
            <text:p>50</text:p>
          </table:table-cell>
          <table:table-cell table:formula="of:=[.H88]-[.G88]" office:value-type="float" office:value="-0.94366985926637" calcext:value-type="float">
            <text:p>-0.94366985926637</text:p>
          </table:table-cell>
          <table:table-cell table:formula="of:=IF(AND([.C88]&lt;0;[.C87]&gt;0);1;IF(AND([.C88]&gt;0;[.C87]&lt;0);-1;0))" office:value-type="float" office:value="0" calcext:value-type="float">
            <text:p>0</text:p>
          </table:table-cell>
          <table:table-cell table:formula="of:=([.$B88]-[.E87])*[.$I$3]+[.E87]" office:value-type="float" office:value="50.2881233042565" calcext:value-type="float">
            <text:p>50.2881233042565</text:p>
          </table:table-cell>
          <table:table-cell table:formula="of:=([.$B88]-[.F87])*[.$J$3]+[.F87]" office:value-type="float" office:value="57.3713956082737" calcext:value-type="float">
            <text:p>57.3713956082737</text:p>
          </table:table-cell>
          <table:table-cell table:formula="of:=[.E88]-[.F88]" office:value-type="float" office:value="-7.08327230401725" calcext:value-type="float">
            <text:p>-7.08327230401725</text:p>
          </table:table-cell>
          <table:table-cell table:formula="of:=([.$G88]-[.H87])*[.$K$3]+[.H87]" office:value-type="float" office:value="-8.02694216328362" calcext:value-type="float">
            <text:p>-8.02694216328362</text:p>
          </table:table-cell>
          <table:table-cell table:number-columns-repeated="3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[.B88]" office:value-type="float" office:value="50" calcext:value-type="float">
            <text:p>50</text:p>
          </table:table-cell>
          <table:table-cell table:formula="of:=[.H89]-[.G89]" office:value-type="float" office:value="-0.924522822815191" calcext:value-type="float">
            <text:p>-0.924522822815191</text:p>
          </table:table-cell>
          <table:table-cell table:formula="of:=IF(AND([.C89]&lt;0;[.C88]&gt;0);1;IF(AND([.C89]&gt;0;[.C88]&lt;0);-1;0))" office:value-type="float" office:value="0" calcext:value-type="float">
            <text:p>0</text:p>
          </table:table-cell>
          <table:table-cell table:formula="of:=([.$B89]-[.E88])*[.$I$3]+[.E88]" office:value-type="float" office:value="50.2667808372745" calcext:value-type="float">
            <text:p>50.2667808372745</text:p>
          </table:table-cell>
          <table:table-cell table:formula="of:=([.$B89]-[.F88])*[.$J$3]+[.F88]" office:value-type="float" office:value="57.1637506615618" calcext:value-type="float">
            <text:p>57.1637506615618</text:p>
          </table:table-cell>
          <table:table-cell table:formula="of:=[.E89]-[.F89]" office:value-type="float" office:value="-6.89696982428728" calcext:value-type="float">
            <text:p>-6.89696982428728</text:p>
          </table:table-cell>
          <table:table-cell table:formula="of:=([.$G89]-[.H88])*[.$K$3]+[.H88]" office:value-type="float" office:value="-7.82149264710247" calcext:value-type="float">
            <text:p>-7.82149264710247</text:p>
          </table:table-cell>
          <table:table-cell table:number-columns-repeated="3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[.B89]" office:value-type="float" office:value="50" calcext:value-type="float">
            <text:p>50</text:p>
          </table:table-cell>
          <table:table-cell table:formula="of:=[.H90]-[.G90]" office:value-type="float" office:value="-0.905364877579205" calcext:value-type="float">
            <text:p>-0.905364877579205</text:p>
          </table:table-cell>
          <table:table-cell table:formula="of:=IF(AND([.C90]&lt;0;[.C89]&gt;0);1;IF(AND([.C90]&gt;0;[.C89]&lt;0);-1;0))" office:value-type="float" office:value="0" calcext:value-type="float">
            <text:p>0</text:p>
          </table:table-cell>
          <table:table-cell table:formula="of:=([.$B90]-[.E89])*[.$I$3]+[.E89]" office:value-type="float" office:value="50.2470192937727" calcext:value-type="float">
            <text:p>50.2470192937727</text:p>
          </table:table-cell>
          <table:table-cell table:formula="of:=([.$B90]-[.F89])*[.$J$3]+[.F89]" office:value-type="float" office:value="56.9619548682784" calcext:value-type="float">
            <text:p>56.9619548682784</text:p>
          </table:table-cell>
          <table:table-cell table:formula="of:=[.E90]-[.F90]" office:value-type="float" office:value="-6.71493557450566" calcext:value-type="float">
            <text:p>-6.71493557450566</text:p>
          </table:table-cell>
          <table:table-cell table:formula="of:=([.$G90]-[.H89])*[.$K$3]+[.H89]" office:value-type="float" office:value="-7.62030045208487" calcext:value-type="float">
            <text:p>-7.62030045208487</text:p>
          </table:table-cell>
          <table:table-cell table:number-columns-repeated="3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[.B90]" office:value-type="float" office:value="50" calcext:value-type="float">
            <text:p>50</text:p>
          </table:table-cell>
          <table:table-cell table:formula="of:=[.H91]-[.G91]" office:value-type="float" office:value="-0.886237001063018" calcext:value-type="float">
            <text:p>-0.886237001063018</text:p>
          </table:table-cell>
          <table:table-cell table:formula="of:=IF(AND([.C91]&lt;0;[.C90]&gt;0);1;IF(AND([.C91]&gt;0;[.C90]&lt;0);-1;0))" office:value-type="float" office:value="0" calcext:value-type="float">
            <text:p>0</text:p>
          </table:table-cell>
          <table:table-cell table:formula="of:=([.$B91]-[.E90])*[.$I$3]+[.E90]" office:value-type="float" office:value="50.2287215683081" calcext:value-type="float">
            <text:p>50.2287215683081</text:p>
          </table:table-cell>
          <table:table-cell table:formula="of:=([.$B91]-[.F90])*[.$J$3]+[.F90]" office:value-type="float" office:value="56.7658434635381" calcext:value-type="float">
            <text:p>56.7658434635381</text:p>
          </table:table-cell>
          <table:table-cell table:formula="of:=[.E91]-[.F91]" office:value-type="float" office:value="-6.53712189523007" calcext:value-type="float">
            <text:p>-6.53712189523007</text:p>
          </table:table-cell>
          <table:table-cell table:formula="of:=([.$G91]-[.H90])*[.$K$3]+[.H90]" office:value-type="float" office:value="-7.42335889629308" calcext:value-type="float">
            <text:p>-7.42335889629308</text:p>
          </table:table-cell>
          <table:table-cell table:number-columns-repeated="3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[.B91]" office:value-type="float" office:value="50" calcext:value-type="float">
            <text:p>50</text:p>
          </table:table-cell>
          <table:table-cell table:formula="of:=[.H92]-[.G92]" office:value-type="float" office:value="-0.8671760202173" calcext:value-type="float">
            <text:p>-0.8671760202173</text:p>
          </table:table-cell>
          <table:table-cell table:formula="of:=IF(AND([.C92]&lt;0;[.C91]&gt;0);1;IF(AND([.C92]&gt;0;[.C91]&lt;0);-1;0))" office:value-type="float" office:value="0" calcext:value-type="float">
            <text:p>0</text:p>
          </table:table-cell>
          <table:table-cell table:formula="of:=([.$B92]-[.E91])*[.$I$3]+[.E91]" office:value-type="float" office:value="50.2117792299149" calcext:value-type="float">
            <text:p>50.2117792299149</text:p>
          </table:table-cell>
          <table:table-cell table:formula="of:=([.$B92]-[.F91])*[.$J$3]+[.F91]" office:value-type="float" office:value="56.5752563237201" calcext:value-type="float">
            <text:p>56.5752563237201</text:p>
          </table:table-cell>
          <table:table-cell table:formula="of:=[.E92]-[.F92]" office:value-type="float" office:value="-6.36347709380527" calcext:value-type="float">
            <text:p>-6.36347709380527</text:p>
          </table:table-cell>
          <table:table-cell table:formula="of:=([.$G92]-[.H91])*[.$K$3]+[.H91]" office:value-type="float" office:value="-7.23065311402257" calcext:value-type="float">
            <text:p>-7.23065311402257</text:p>
          </table:table-cell>
          <table:table-cell table:number-columns-repeated="3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[.B92]" office:value-type="float" office:value="50" calcext:value-type="float">
            <text:p>50</text:p>
          </table:table-cell>
          <table:table-cell table:formula="of:=[.H93]-[.G93]" office:value-type="float" office:value="-0.848214947328018" calcext:value-type="float">
            <text:p>-0.848214947328018</text:p>
          </table:table-cell>
          <table:table-cell table:formula="of:=IF(AND([.C93]&lt;0;[.C92]&gt;0);1;IF(AND([.C93]&gt;0;[.C92]&lt;0);-1;0))" office:value-type="float" office:value="0" calcext:value-type="float">
            <text:p>0</text:p>
          </table:table-cell>
          <table:table-cell table:formula="of:=([.$B93]-[.E92])*[.$I$3]+[.E92]" office:value-type="float" office:value="50.1960918795508" calcext:value-type="float">
            <text:p>50.1960918795508</text:p>
          </table:table-cell>
          <table:table-cell table:formula="of:=([.$B93]-[.F92])*[.$J$3]+[.F92]" office:value-type="float" office:value="56.390037835728" calcext:value-type="float">
            <text:p>56.390037835728</text:p>
          </table:table-cell>
          <table:table-cell table:formula="of:=[.E93]-[.F93]" office:value-type="float" office:value="-6.19394595617722" calcext:value-type="float">
            <text:p>-6.19394595617722</text:p>
          </table:table-cell>
          <table:table-cell table:formula="of:=([.$G93]-[.H92])*[.$K$3]+[.H92]" office:value-type="float" office:value="-7.04216090350524" calcext:value-type="float">
            <text:p>-7.04216090350524</text:p>
          </table:table-cell>
          <table:table-cell table:number-columns-repeated="3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[.B93]" office:value-type="float" office:value="50" calcext:value-type="float">
            <text:p>50</text:p>
          </table:table-cell>
          <table:table-cell table:formula="of:=[.H94]-[.G94]" office:value-type="float" office:value="-0.829383290764361" calcext:value-type="float">
            <text:p>-0.829383290764361</text:p>
          </table:table-cell>
          <table:table-cell table:formula="of:=IF(AND([.C94]&lt;0;[.C93]&gt;0);1;IF(AND([.C94]&gt;0;[.C93]&lt;0);-1;0))" office:value-type="float" office:value="0" calcext:value-type="float">
            <text:p>0</text:p>
          </table:table-cell>
          <table:table-cell table:formula="of:=([.$B94]-[.E93])*[.$I$3]+[.E93]" office:value-type="float" office:value="50.1815665551396" calcext:value-type="float">
            <text:p>50.1815665551396</text:p>
          </table:table-cell>
          <table:table-cell table:formula="of:=([.$B94]-[.F93])*[.$J$3]+[.F93]" office:value-type="float" office:value="56.2100367699329" calcext:value-type="float">
            <text:p>56.2100367699329</text:p>
          </table:table-cell>
          <table:table-cell table:formula="of:=[.E94]-[.F94]" office:value-type="float" office:value="-6.02847021479324" calcext:value-type="float">
            <text:p>-6.02847021479324</text:p>
          </table:table-cell>
          <table:table-cell table:formula="of:=([.$G94]-[.H93])*[.$K$3]+[.H93]" office:value-type="float" office:value="-6.8578535055576" calcext:value-type="float">
            <text:p>-6.8578535055576</text:p>
          </table:table-cell>
          <table:table-cell table:number-columns-repeated="3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[.B94]" office:value-type="float" office:value="50" calcext:value-type="float">
            <text:p>50</text:p>
          </table:table-cell>
          <table:table-cell table:formula="of:=[.H95]-[.G95]" office:value-type="float" office:value="-0.810707342356732" calcext:value-type="float">
            <text:p>-0.810707342356732</text:p>
          </table:table-cell>
          <table:table-cell table:formula="of:=IF(AND([.C95]&lt;0;[.C94]&gt;0);1;IF(AND([.C95]&gt;0;[.C94]&lt;0);-1;0))" office:value-type="float" office:value="0" calcext:value-type="float">
            <text:p>0</text:p>
          </table:table-cell>
          <table:table-cell table:formula="of:=([.$B95]-[.E94])*[.$I$3]+[.E94]" office:value-type="float" office:value="50.1681171806848" calcext:value-type="float">
            <text:p>50.1681171806848</text:p>
          </table:table-cell>
          <table:table-cell table:formula="of:=([.$B95]-[.F94])*[.$J$3]+[.F94]" office:value-type="float" office:value="56.0351061566953" calcext:value-type="float">
            <text:p>56.0351061566953</text:p>
          </table:table-cell>
          <table:table-cell table:formula="of:=[.E95]-[.F95]" office:value-type="float" office:value="-5.86698897601048" calcext:value-type="float">
            <text:p>-5.86698897601048</text:p>
          </table:table-cell>
          <table:table-cell table:formula="of:=([.$G95]-[.H94])*[.$K$3]+[.H94]" office:value-type="float" office:value="-6.67769631836721" calcext:value-type="float">
            <text:p>-6.67769631836721</text:p>
          </table:table-cell>
          <table:table-cell table:number-columns-repeated="3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[.B95]" office:value-type="float" office:value="50" calcext:value-type="float">
            <text:p>50</text:p>
          </table:table-cell>
          <table:table-cell table:formula="of:=[.H96]-[.G96]" office:value-type="float" office:value="-0.792210443065365" calcext:value-type="float">
            <text:p>-0.792210443065365</text:p>
          </table:table-cell>
          <table:table-cell table:formula="of:=IF(AND([.C96]&lt;0;[.C95]&gt;0);1;IF(AND([.C96]&gt;0;[.C95]&lt;0);-1;0))" office:value-type="float" office:value="0" calcext:value-type="float">
            <text:p>0</text:p>
          </table:table-cell>
          <table:table-cell table:formula="of:=([.$B96]-[.E95])*[.$I$3]+[.E95]" office:value-type="float" office:value="50.1556640561897" calcext:value-type="float">
            <text:p>50.1556640561897</text:p>
          </table:table-cell>
          <table:table-cell table:formula="of:=([.$B96]-[.F95])*[.$J$3]+[.F95]" office:value-type="float" office:value="55.8651031663659" calcext:value-type="float">
            <text:p>55.8651031663659</text:p>
          </table:table-cell>
          <table:table-cell table:formula="of:=[.E96]-[.F96]" office:value-type="float" office:value="-5.70943911017621" calcext:value-type="float">
            <text:p>-5.70943911017621</text:p>
          </table:table-cell>
          <table:table-cell table:formula="of:=([.$G96]-[.H95])*[.$K$3]+[.H95]" office:value-type="float" office:value="-6.50164955324158" calcext:value-type="float">
            <text:p>-6.50164955324158</text:p>
          </table:table-cell>
          <table:table-cell table:number-columns-repeated="3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[.B96]" office:value-type="float" office:value="50" calcext:value-type="float">
            <text:p>50</text:p>
          </table:table-cell>
          <table:table-cell table:formula="of:=[.H97]-[.G97]" office:value-type="float" office:value="-0.773913228493869" calcext:value-type="float">
            <text:p>-0.773913228493869</text:p>
          </table:table-cell>
          <table:table-cell table:formula="of:=IF(AND([.C97]&lt;0;[.C96]&gt;0);1;IF(AND([.C97]&gt;0;[.C96]&lt;0);-1;0))" office:value-type="float" office:value="0" calcext:value-type="float">
            <text:p>0</text:p>
          </table:table-cell>
          <table:table-cell table:formula="of:=([.$B97]-[.E96])*[.$I$3]+[.E96]" office:value-type="float" office:value="50.1441333853608" calcext:value-type="float">
            <text:p>50.1441333853608</text:p>
          </table:table-cell>
          <table:table-cell table:formula="of:=([.$B97]-[.F96])*[.$J$3]+[.F96]" office:value-type="float" office:value="55.6998889926654" calcext:value-type="float">
            <text:p>55.6998889926654</text:p>
          </table:table-cell>
          <table:table-cell table:formula="of:=[.E97]-[.F97]" office:value-type="float" office:value="-5.55575560730463" calcext:value-type="float">
            <text:p>-5.55575560730463</text:p>
          </table:table-cell>
          <table:table-cell table:formula="of:=([.$G97]-[.H96])*[.$K$3]+[.H96]" office:value-type="float" office:value="-6.3296688357985" calcext:value-type="float">
            <text:p>-6.3296688357985</text:p>
          </table:table-cell>
          <table:table-cell table:number-columns-repeated="3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[.B97]" office:value-type="float" office:value="50" calcext:value-type="float">
            <text:p>50</text:p>
          </table:table-cell>
          <table:table-cell table:formula="of:=[.H98]-[.G98]" office:value-type="float" office:value="-0.755833855700147" calcext:value-type="float">
            <text:p>-0.755833855700147</text:p>
          </table:table-cell>
          <table:table-cell table:formula="of:=IF(AND([.C98]&lt;0;[.C97]&gt;0);1;IF(AND([.C98]&gt;0;[.C97]&lt;0);-1;0))" office:value-type="float" office:value="0" calcext:value-type="float">
            <text:p>0</text:p>
          </table:table-cell>
          <table:table-cell table:formula="of:=([.$B98]-[.E97])*[.$I$3]+[.E97]" office:value-type="float" office:value="50.133456838297" calcext:value-type="float">
            <text:p>50.133456838297</text:p>
          </table:table-cell>
          <table:table-cell table:formula="of:=([.$B98]-[.F97])*[.$J$3]+[.F97]" office:value-type="float" office:value="55.5393287393509" calcext:value-type="float">
            <text:p>55.5393287393509</text:p>
          </table:table-cell>
          <table:table-cell table:formula="of:=[.E98]-[.F98]" office:value-type="float" office:value="-5.40587190105387" calcext:value-type="float">
            <text:p>-5.40587190105387</text:p>
          </table:table-cell>
          <table:table-cell table:formula="of:=([.$G98]-[.H97])*[.$K$3]+[.H97]" office:value-type="float" office:value="-6.16170575675402" calcext:value-type="float">
            <text:p>-6.16170575675402</text:p>
          </table:table-cell>
          <table:table-cell table:number-columns-repeated="3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[.B98]" office:value-type="float" office:value="50" calcext:value-type="float">
            <text:p>50</text:p>
          </table:table-cell>
          <table:table-cell table:formula="of:=[.H99]-[.G99]" office:value-type="float" office:value="-0.73798821266067" calcext:value-type="float">
            <text:p>-0.73798821266067</text:p>
          </table:table-cell>
          <table:table-cell table:formula="of:=IF(AND([.C99]&lt;0;[.C98]&gt;0);1;IF(AND([.C99]&gt;0;[.C98]&lt;0);-1;0))" office:value-type="float" office:value="0" calcext:value-type="float">
            <text:p>0</text:p>
          </table:table-cell>
          <table:table-cell table:formula="of:=([.$B99]-[.E98])*[.$I$3]+[.E98]" office:value-type="float" office:value="50.1235711465713" calcext:value-type="float">
            <text:p>50.1235711465713</text:p>
          </table:table-cell>
          <table:table-cell table:formula="of:=([.$B99]-[.F98])*[.$J$3]+[.F98]" office:value-type="float" office:value="55.3832913100734" calcext:value-type="float">
            <text:p>55.3832913100734</text:p>
          </table:table-cell>
          <table:table-cell table:formula="of:=[.E99]-[.F99]" office:value-type="float" office:value="-5.25972016350209" calcext:value-type="float">
            <text:p>-5.25972016350209</text:p>
          </table:table-cell>
          <table:table-cell table:formula="of:=([.$G99]-[.H98])*[.$K$3]+[.H98]" office:value-type="float" office:value="-5.99770837616276" calcext:value-type="float">
            <text:p>-5.99770837616276</text:p>
          </table:table-cell>
          <table:table-cell table:number-columns-repeated="3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[.B99]" office:value-type="float" office:value="50" calcext:value-type="float">
            <text:p>50</text:p>
          </table:table-cell>
          <table:table-cell table:formula="of:=[.H100]-[.G100]" office:value-type="float" office:value="-0.720390111652298" calcext:value-type="float">
            <text:p>-0.720390111652298</text:p>
          </table:table-cell>
          <table:table-cell table:formula="of:=IF(AND([.C100]&lt;0;[.C99]&gt;0);1;IF(AND([.C100]&gt;0;[.C99]&lt;0);-1;0))" office:value-type="float" office:value="0" calcext:value-type="float">
            <text:p>0</text:p>
          </table:table-cell>
          <table:table-cell table:formula="of:=([.$B100]-[.E99])*[.$I$3]+[.E99]" office:value-type="float" office:value="50.1144177283068" calcext:value-type="float">
            <text:p>50.1144177283068</text:p>
          </table:table-cell>
          <table:table-cell table:formula="of:=([.$B100]-[.F99])*[.$J$3]+[.F99]" office:value-type="float" office:value="55.231649301339" calcext:value-type="float">
            <text:p>55.231649301339</text:p>
          </table:table-cell>
          <table:table-cell table:formula="of:=[.E100]-[.F100]" office:value-type="float" office:value="-5.11723157303217" calcext:value-type="float">
            <text:p>-5.11723157303217</text:p>
          </table:table-cell>
          <table:table-cell table:formula="of:=([.$G100]-[.H99])*[.$K$3]+[.H99]" office:value-type="float" office:value="-5.83762168468447" calcext:value-type="float">
            <text:p>-5.83762168468447</text:p>
          </table:table-cell>
          <table:table-cell table:number-columns-repeated="3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[.B100]" office:value-type="float" office:value="50" calcext:value-type="float">
            <text:p>50</text:p>
          </table:table-cell>
          <table:table-cell table:formula="of:=[.H101]-[.G101]" office:value-type="float" office:value="-0.703051467729492" calcext:value-type="float">
            <text:p>-0.703051467729492</text:p>
          </table:table-cell>
          <table:table-cell table:formula="of:=IF(AND([.C101]&lt;0;[.C100]&gt;0);1;IF(AND([.C101]&gt;0;[.C100]&lt;0);-1;0))" office:value-type="float" office:value="0" calcext:value-type="float">
            <text:p>0</text:p>
          </table:table-cell>
          <table:table-cell table:formula="of:=([.$B101]-[.E100])*[.$I$3]+[.E100]" office:value-type="float" office:value="50.1059423410248" calcext:value-type="float">
            <text:p>50.1059423410248</text:p>
          </table:table-cell>
          <table:table-cell table:formula="of:=([.$B101]-[.F100])*[.$J$3]+[.F100]" office:value-type="float" office:value="55.0842788984843" calcext:value-type="float">
            <text:p>55.0842788984843</text:p>
          </table:table-cell>
          <table:table-cell table:formula="of:=[.E101]-[.F101]" office:value-type="float" office:value="-4.97833655745954" calcext:value-type="float">
            <text:p>-4.97833655745954</text:p>
          </table:table-cell>
          <table:table-cell table:formula="of:=([.$G101]-[.H100])*[.$K$3]+[.H100]" office:value-type="float" office:value="-5.68138802518903" calcext:value-type="float">
            <text:p>-5.68138802518903</text:p>
          </table:table-cell>
          <table:table-cell table:number-columns-repeated="3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[.B101]" office:value-type="float" office:value="50" calcext:value-type="float">
            <text:p>50</text:p>
          </table:table-cell>
          <table:table-cell table:formula="of:=[.H102]-[.G102]" office:value-type="float" office:value="-0.685982463393117" calcext:value-type="float">
            <text:p>-0.685982463393117</text:p>
          </table:table-cell>
          <table:table-cell table:formula="of:=IF(AND([.C102]&lt;0;[.C101]&gt;0);1;IF(AND([.C102]&gt;0;[.C101]&lt;0);-1;0))" office:value-type="float" office:value="0" calcext:value-type="float">
            <text:p>0</text:p>
          </table:table-cell>
          <table:table-cell table:formula="of:=([.$B102]-[.E101])*[.$I$3]+[.E101]" office:value-type="float" office:value="50.0980947602082" calcext:value-type="float">
            <text:p>50.0980947602082</text:p>
          </table:table-cell>
          <table:table-cell table:formula="of:=([.$B102]-[.F101])*[.$J$3]+[.F101]" office:value-type="float" office:value="54.9410597745834" calcext:value-type="float">
            <text:p>54.9410597745834</text:p>
          </table:table-cell>
          <table:table-cell table:formula="of:=[.E102]-[.F102]" office:value-type="float" office:value="-4.84296501437522" calcext:value-type="float">
            <text:p>-4.84296501437522</text:p>
          </table:table-cell>
          <table:table-cell table:formula="of:=([.$G102]-[.H101])*[.$K$3]+[.H101]" office:value-type="float" office:value="-5.52894747776833" calcext:value-type="float">
            <text:p>-5.52894747776833</text:p>
          </table:table-cell>
          <table:table-cell table:number-columns-repeated="3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formula="of:=[.B102]" office:value-type="float" office:value="50" calcext:value-type="float">
            <text:p>50</text:p>
          </table:table-cell>
          <table:table-cell table:formula="of:=[.H103]-[.G103]" office:value-type="float" office:value="-0.669191700470567" calcext:value-type="float">
            <text:p>-0.669191700470567</text:p>
          </table:table-cell>
          <table:table-cell table:formula="of:=IF(AND([.C103]&lt;0;[.C102]&gt;0);1;IF(AND([.C103]&gt;0;[.C102]&lt;0);-1;0))" office:value-type="float" office:value="0" calcext:value-type="float">
            <text:p>0</text:p>
          </table:table-cell>
          <table:table-cell table:formula="of:=([.$B103]-[.E102])*[.$I$3]+[.E102]" office:value-type="float" office:value="50.0908284816742" calcext:value-type="float">
            <text:p>50.0908284816742</text:p>
          </table:table-cell>
          <table:table-cell table:formula="of:=([.$B103]-[.F102])*[.$J$3]+[.F102]" office:value-type="float" office:value="54.8018749922007" calcext:value-type="float">
            <text:p>54.8018749922007</text:p>
          </table:table-cell>
          <table:table-cell table:formula="of:=[.E103]-[.F103]" office:value-type="float" office:value="-4.71104651052653" calcext:value-type="float">
            <text:p>-4.71104651052653</text:p>
          </table:table-cell>
          <table:table-cell table:formula="of:=([.$G103]-[.H102])*[.$K$3]+[.H102]" office:value-type="float" office:value="-5.3802382109971" calcext:value-type="float">
            <text:p>-5.3802382109971</text:p>
          </table:table-cell>
          <table:table-cell table:number-columns-repeated="3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formula="of:=[.B103]" office:value-type="float" office:value="50" calcext:value-type="float">
            <text:p>50</text:p>
          </table:table-cell>
          <table:table-cell table:formula="of:=[.H104]-[.G104]" office:value-type="float" office:value="-0.652686340155004" calcext:value-type="float">
            <text:p>-0.652686340155004</text:p>
          </table:table-cell>
          <table:table-cell table:formula="of:=IF(AND([.C104]&lt;0;[.C103]&gt;0);1;IF(AND([.C104]&gt;0;[.C103]&lt;0);-1;0))" office:value-type="float" office:value="0" calcext:value-type="float">
            <text:p>0</text:p>
          </table:table-cell>
          <table:table-cell table:formula="of:=([.$B104]-[.E103])*[.$I$3]+[.E103]" office:value-type="float" office:value="50.0841004459946" calcext:value-type="float">
            <text:p>50.0841004459946</text:p>
          </table:table-cell>
          <table:table-cell table:formula="of:=([.$B104]-[.F103])*[.$J$3]+[.F103]" office:value-type="float" office:value="54.6666109079134" calcext:value-type="float">
            <text:p>54.6666109079134</text:p>
          </table:table-cell>
          <table:table-cell table:formula="of:=[.E104]-[.F104]" office:value-type="float" office:value="-4.58251046191876" calcext:value-type="float">
            <text:p>-4.58251046191876</text:p>
          </table:table-cell>
          <table:table-cell table:formula="of:=([.$G104]-[.H103])*[.$K$3]+[.H103]" office:value-type="float" office:value="-5.23519680207376" calcext:value-type="float">
            <text:p>-5.23519680207376</text:p>
          </table:table-cell>
          <table:table-cell table:number-columns-repeated="3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formula="of:=[.B104]" office:value-type="float" office:value="50" calcext:value-type="float">
            <text:p>50</text:p>
          </table:table-cell>
          <table:table-cell table:formula="of:=[.H105]-[.G105]" office:value-type="float" office:value="-0.636472232084175" calcext:value-type="float">
            <text:p>-0.636472232084175</text:p>
          </table:table-cell>
          <table:table-cell table:formula="of:=IF(AND([.C105]&lt;0;[.C104]&gt;0);1;IF(AND([.C105]&gt;0;[.C104]&lt;0);-1;0))" office:value-type="float" office:value="0" calcext:value-type="float">
            <text:p>0</text:p>
          </table:table-cell>
          <table:table-cell table:formula="of:=([.$B105]-[.E104])*[.$I$3]+[.E104]" office:value-type="float" office:value="50.0778707833284" calcext:value-type="float">
            <text:p>50.0778707833284</text:p>
          </table:table-cell>
          <table:table-cell table:formula="of:=([.$B105]-[.F104])*[.$J$3]+[.F104]" office:value-type="float" office:value="54.5351570795215" calcext:value-type="float">
            <text:p>54.5351570795215</text:p>
          </table:table-cell>
          <table:table-cell table:formula="of:=[.E105]-[.F105]" office:value-type="float" office:value="-4.4572862961931" calcext:value-type="float">
            <text:p>-4.4572862961931</text:p>
          </table:table-cell>
          <table:table-cell table:formula="of:=([.$G105]-[.H104])*[.$K$3]+[.H104]" office:value-type="float" office:value="-5.09375852827728" calcext:value-type="float">
            <text:p>-5.09375852827728</text:p>
          </table:table-cell>
          <table:table-cell table:number-columns-repeated="3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formula="of:=[.B105]" office:value-type="float" office:value="50" calcext:value-type="float">
            <text:p>50</text:p>
          </table:table-cell>
          <table:table-cell table:formula="of:=[.H106]-[.G106]" office:value-type="float" office:value="-0.620554033276524" calcext:value-type="float">
            <text:p>-0.620554033276524</text:p>
          </table:table-cell>
          <table:table-cell table:formula="of:=IF(AND([.C106]&lt;0;[.C105]&gt;0);1;IF(AND([.C106]&gt;0;[.C105]&lt;0);-1;0))" office:value-type="float" office:value="0" calcext:value-type="float">
            <text:p>0</text:p>
          </table:table-cell>
          <table:table-cell table:formula="of:=([.$B106]-[.E105])*[.$I$3]+[.E105]" office:value-type="float" office:value="50.0721025771559" calcext:value-type="float">
            <text:p>50.0721025771559</text:p>
          </table:table-cell>
          <table:table-cell table:formula="of:=([.$B106]-[.F105])*[.$J$3]+[.F105]" office:value-type="float" office:value="54.407406175873" calcext:value-type="float">
            <text:p>54.407406175873</text:p>
          </table:table-cell>
          <table:table-cell table:formula="of:=[.E106]-[.F106]" office:value-type="float" office:value="-4.33530359871708" calcext:value-type="float">
            <text:p>-4.33530359871708</text:p>
          </table:table-cell>
          <table:table-cell table:formula="of:=([.$G106]-[.H105])*[.$K$3]+[.H105]" office:value-type="float" office:value="-4.95585763199361" calcext:value-type="float">
            <text:p>-4.95585763199361</text:p>
          </table:table-cell>
          <table:table-cell table:number-columns-repeated="3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formula="of:=[.B106]" office:value-type="float" office:value="50" calcext:value-type="float">
            <text:p>50</text:p>
          </table:table-cell>
          <table:table-cell table:formula="of:=[.H107]-[.G107]" office:value-type="float" office:value="-0.604935317683355" calcext:value-type="float">
            <text:p>-0.604935317683355</text:p>
          </table:table-cell>
          <table:table-cell table:formula="of:=IF(AND([.C107]&lt;0;[.C106]&gt;0);1;IF(AND([.C107]&gt;0;[.C106]&lt;0);-1;0))" office:value-type="float" office:value="0" calcext:value-type="float">
            <text:p>0</text:p>
          </table:table-cell>
          <table:table-cell table:formula="of:=([.$B107]-[.E106])*[.$I$3]+[.E106]" office:value-type="float" office:value="50.0667616455147" calcext:value-type="float">
            <text:p>50.0667616455147</text:p>
          </table:table-cell>
          <table:table-cell table:formula="of:=([.$B107]-[.F106])*[.$J$3]+[.F106]" office:value-type="float" office:value="54.2832538892287" calcext:value-type="float">
            <text:p>54.2832538892287</text:p>
          </table:table-cell>
          <table:table-cell table:formula="of:=[.E107]-[.F107]" office:value-type="float" office:value="-4.21649224371395" calcext:value-type="float">
            <text:p>-4.21649224371395</text:p>
          </table:table-cell>
          <table:table-cell table:formula="of:=([.$G107]-[.H106])*[.$K$3]+[.H106]" office:value-type="float" office:value="-4.82142756139731" calcext:value-type="float">
            <text:p>-4.82142756139731</text:p>
          </table:table-cell>
          <table:table-cell table:number-columns-repeated="3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formula="of:=[.B107]" office:value-type="float" office:value="50" calcext:value-type="float">
            <text:p>50</text:p>
          </table:table-cell>
          <table:table-cell table:formula="of:=[.H108]-[.G108]" office:value-type="float" office:value="-0.589618677061138" calcext:value-type="float">
            <text:p>-0.589618677061138</text:p>
          </table:table-cell>
          <table:table-cell table:formula="of:=IF(AND([.C108]&lt;0;[.C107]&gt;0);1;IF(AND([.C108]&gt;0;[.C107]&lt;0);-1;0))" office:value-type="float" office:value="0" calcext:value-type="float">
            <text:p>0</text:p>
          </table:table-cell>
          <table:table-cell table:formula="of:=([.$B108]-[.E107])*[.$I$3]+[.E107]" office:value-type="float" office:value="50.0618163384396" calcext:value-type="float">
            <text:p>50.0618163384396</text:p>
          </table:table-cell>
          <table:table-cell table:formula="of:=([.$B108]-[.F107])*[.$J$3]+[.F107]" office:value-type="float" office:value="54.1625988500955" calcext:value-type="float">
            <text:p>54.1625988500955</text:p>
          </table:table-cell>
          <table:table-cell table:formula="of:=[.E108]-[.F108]" office:value-type="float" office:value="-4.10078251165592" calcext:value-type="float">
            <text:p>-4.10078251165592</text:p>
          </table:table-cell>
          <table:table-cell table:formula="of:=([.$G108]-[.H107])*[.$K$3]+[.H107]" office:value-type="float" office:value="-4.69040118871705" calcext:value-type="float">
            <text:p>-4.69040118871705</text:p>
          </table:table-cell>
          <table:table-cell table:number-columns-repeated="3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formula="of:=[.B108]" office:value-type="float" office:value="50" calcext:value-type="float">
            <text:p>50</text:p>
          </table:table-cell>
          <table:table-cell table:formula="of:=[.H109]-[.G109]" office:value-type="float" office:value="-0.574605813816875" calcext:value-type="float">
            <text:p>-0.574605813816875</text:p>
          </table:table-cell>
          <table:table-cell table:formula="of:=IF(AND([.C109]&lt;0;[.C108]&gt;0);1;IF(AND([.C109]&gt;0;[.C108]&lt;0);-1;0))" office:value-type="float" office:value="0" calcext:value-type="float">
            <text:p>0</text:p>
          </table:table-cell>
          <table:table-cell table:formula="of:=([.$B109]-[.E108])*[.$I$3]+[.E108]" office:value-type="float" office:value="50.057237350407" calcext:value-type="float">
            <text:p>50.057237350407</text:p>
          </table:table-cell>
          <table:table-cell table:formula="of:=([.$B109]-[.F108])*[.$J$3]+[.F108]" office:value-type="float" office:value="54.045342544459" calcext:value-type="float">
            <text:p>54.045342544459</text:p>
          </table:table-cell>
          <table:table-cell table:formula="of:=[.E109]-[.F109]" office:value-type="float" office:value="-3.98810519405198" calcext:value-type="float">
            <text:p>-3.98810519405198</text:p>
          </table:table-cell>
          <table:table-cell table:formula="of:=([.$G109]-[.H108])*[.$K$3]+[.H108]" office:value-type="float" office:value="-4.56271100786886" calcext:value-type="float">
            <text:p>-4.56271100786886</text:p>
          </table:table-cell>
          <table:table-cell table:number-columns-repeated="3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formula="of:=[.B109]" office:value-type="float" office:value="50" calcext:value-type="float">
            <text:p>50</text:p>
          </table:table-cell>
          <table:table-cell table:formula="of:=[.H110]-[.G110]" office:value-type="float" office:value="-0.5598976264319" calcext:value-type="float">
            <text:p>-0.5598976264319</text:p>
          </table:table-cell>
          <table:table-cell table:formula="of:=IF(AND([.C110]&lt;0;[.C109]&gt;0);1;IF(AND([.C110]&gt;0;[.C109]&lt;0);-1;0))" office:value-type="float" office:value="0" calcext:value-type="float">
            <text:p>0</text:p>
          </table:table-cell>
          <table:table-cell table:formula="of:=([.$B110]-[.E109])*[.$I$3]+[.E109]" office:value-type="float" office:value="50.0529975466731" calcext:value-type="float">
            <text:p>50.0529975466731</text:p>
          </table:table-cell>
          <table:table-cell table:formula="of:=([.$B110]-[.F109])*[.$J$3]+[.F109]" office:value-type="float" office:value="53.9313892333475" calcext:value-type="float">
            <text:p>53.9313892333475</text:p>
          </table:table-cell>
          <table:table-cell table:formula="of:=[.E110]-[.F110]" office:value-type="float" office:value="-3.87839168667431" calcext:value-type="float">
            <text:p>-3.87839168667431</text:p>
          </table:table-cell>
          <table:table-cell table:formula="of:=([.$G110]-[.H109])*[.$K$3]+[.H109]" office:value-type="float" office:value="-4.43828931310621" calcext:value-type="float">
            <text:p>-4.43828931310621</text:p>
          </table:table-cell>
          <table:table-cell table:number-columns-repeated="3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formula="of:=[.B110]" office:value-type="float" office:value="50" calcext:value-type="float">
            <text:p>50</text:p>
          </table:table-cell>
          <table:table-cell table:formula="of:=[.H111]-[.G111]" office:value-type="float" office:value="-0.545494288025241" calcext:value-type="float">
            <text:p>-0.545494288025241</text:p>
          </table:table-cell>
          <table:table-cell table:formula="of:=IF(AND([.C111]&lt;0;[.C110]&gt;0);1;IF(AND([.C111]&gt;0;[.C110]&lt;0);-1;0))" office:value-type="float" office:value="0" calcext:value-type="float">
            <text:p>0</text:p>
          </table:table-cell>
          <table:table-cell table:formula="of:=([.$B111]-[.E110])*[.$I$3]+[.E110]" office:value-type="float" office:value="50.0490718024751" calcext:value-type="float">
            <text:p>50.0490718024751</text:p>
          </table:table-cell>
          <table:table-cell table:formula="of:=([.$B111]-[.F110])*[.$J$3]+[.F110]" office:value-type="float" office:value="53.8206458746616" calcext:value-type="float">
            <text:p>53.8206458746616</text:p>
          </table:table-cell>
          <table:table-cell table:formula="of:=[.E111]-[.F111]" office:value-type="float" office:value="-3.77157407218647" calcext:value-type="float">
            <text:p>-3.77157407218647</text:p>
          </table:table-cell>
          <table:table-cell table:formula="of:=([.$G111]-[.H110])*[.$K$3]+[.H110]" office:value-type="float" office:value="-4.31706836021172" calcext:value-type="float">
            <text:p>-4.31706836021172</text:p>
          </table:table-cell>
          <table:table-cell table:number-columns-repeated="3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formula="of:=[.B111]" office:value-type="float" office:value="50" calcext:value-type="float">
            <text:p>50</text:p>
          </table:table-cell>
          <table:table-cell table:formula="of:=[.H112]-[.G112]" office:value-type="float" office:value="-0.531395318576462" calcext:value-type="float">
            <text:p>-0.531395318576462</text:p>
          </table:table-cell>
          <table:table-cell table:formula="of:=IF(AND([.C112]&lt;0;[.C111]&gt;0);1;IF(AND([.C112]&gt;0;[.C111]&lt;0);-1;0))" office:value-type="float" office:value="0" calcext:value-type="float">
            <text:p>0</text:p>
          </table:table-cell>
          <table:table-cell table:formula="of:=([.$B112]-[.E111])*[.$I$3]+[.E111]" office:value-type="float" office:value="50.0454368541436" calcext:value-type="float">
            <text:p>50.0454368541436</text:p>
          </table:table-cell>
          <table:table-cell table:formula="of:=([.$B112]-[.F111])*[.$J$3]+[.F111]" office:value-type="float" office:value="53.7130220472064" calcext:value-type="float">
            <text:p>53.7130220472064</text:p>
          </table:table-cell>
          <table:table-cell table:formula="of:=[.E112]-[.F112]" office:value-type="float" office:value="-3.66758519306271" calcext:value-type="float">
            <text:p>-3.66758519306271</text:p>
          </table:table-cell>
          <table:table-cell table:formula="of:=([.$G112]-[.H111])*[.$K$3]+[.H111]" office:value-type="float" office:value="-4.19898051163917" calcext:value-type="float">
            <text:p>-4.19898051163917</text:p>
          </table:table-cell>
          <table:table-cell table:number-columns-repeated="3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formula="of:=[.B112]" office:value-type="float" office:value="50" calcext:value-type="float">
            <text:p>50</text:p>
          </table:table-cell>
          <table:table-cell table:formula="of:=[.H113]-[.G113]" office:value-type="float" office:value="-0.517599651289726" calcext:value-type="float">
            <text:p>-0.517599651289726</text:p>
          </table:table-cell>
          <table:table-cell table:formula="of:=IF(AND([.C113]&lt;0;[.C112]&gt;0);1;IF(AND([.C113]&gt;0;[.C112]&lt;0);-1;0))" office:value-type="float" office:value="0" calcext:value-type="float">
            <text:p>0</text:p>
          </table:table-cell>
          <table:table-cell table:formula="of:=([.$B113]-[.E112])*[.$I$3]+[.E112]" office:value-type="float" office:value="50.0420711612441" calcext:value-type="float">
            <text:p>50.0420711612441</text:p>
          </table:table-cell>
          <table:table-cell table:formula="of:=([.$B113]-[.F112])*[.$J$3]+[.F112]" office:value-type="float" office:value="53.6084298768625" calcext:value-type="float">
            <text:p>53.6084298768625</text:p>
          </table:table-cell>
          <table:table-cell table:formula="of:=[.E113]-[.F113]" office:value-type="float" office:value="-3.56635871561839" calcext:value-type="float">
            <text:p>-3.56635871561839</text:p>
          </table:table-cell>
          <table:table-cell table:formula="of:=([.$G113]-[.H112])*[.$K$3]+[.H112]" office:value-type="float" office:value="-4.08395836690812" calcext:value-type="float">
            <text:p>-4.08395836690812</text:p>
          </table:table-cell>
          <table:table-cell table:number-columns-repeated="3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formula="of:=[.B113]" office:value-type="float" office:value="50" calcext:value-type="float">
            <text:p>50</text:p>
          </table:table-cell>
          <table:table-cell table:formula="of:=[.H114]-[.G114]" office:value-type="float" office:value="-0.50410569354516" calcext:value-type="float">
            <text:p>-0.50410569354516</text:p>
          </table:table-cell>
          <table:table-cell table:formula="of:=IF(AND([.C114]&lt;0;[.C113]&gt;0);1;IF(AND([.C114]&gt;0;[.C113]&lt;0);-1;0))" office:value-type="float" office:value="0" calcext:value-type="float">
            <text:p>0</text:p>
          </table:table-cell>
          <table:table-cell table:formula="of:=([.$B114]-[.E113])*[.$I$3]+[.E113]" office:value-type="float" office:value="50.0389547789297" calcext:value-type="float">
            <text:p>50.0389547789297</text:p>
          </table:table-cell>
          <table:table-cell table:formula="of:=([.$B114]-[.F113])*[.$J$3]+[.F113]" office:value-type="float" office:value="53.5067839648382" calcext:value-type="float">
            <text:p>53.5067839648382</text:p>
          </table:table-cell>
          <table:table-cell table:formula="of:=[.E114]-[.F114]" office:value-type="float" office:value="-3.46782918590848" calcext:value-type="float">
            <text:p>-3.46782918590848</text:p>
          </table:table-cell>
          <table:table-cell table:formula="of:=([.$G114]-[.H113])*[.$K$3]+[.H113]" office:value-type="float" office:value="-3.97193487945364" calcext:value-type="float">
            <text:p>-3.97193487945364</text:p>
          </table:table-cell>
          <table:table-cell table:number-columns-repeated="3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formula="of:=[.B114]" office:value-type="float" office:value="50" calcext:value-type="float">
            <text:p>50</text:p>
          </table:table-cell>
          <table:table-cell table:formula="of:=[.H115]-[.G115]" office:value-type="float" office:value="-0.490911382850754" calcext:value-type="float">
            <text:p>-0.490911382850754</text:p>
          </table:table-cell>
          <table:table-cell table:formula="of:=IF(AND([.C115]&lt;0;[.C114]&gt;0);1;IF(AND([.C115]&gt;0;[.C114]&lt;0);-1;0))" office:value-type="float" office:value="0" calcext:value-type="float">
            <text:p>0</text:p>
          </table:table-cell>
          <table:table-cell table:formula="of:=([.$B115]-[.E114])*[.$I$3]+[.E114]" office:value-type="float" office:value="50.0360692397498" calcext:value-type="float">
            <text:p>50.0360692397498</text:p>
          </table:table-cell>
          <table:table-cell table:formula="of:=([.$B115]-[.F114])*[.$J$3]+[.F114]" office:value-type="float" office:value="53.4080013179414" calcext:value-type="float">
            <text:p>53.4080013179414</text:p>
          </table:table-cell>
          <table:table-cell table:formula="of:=[.E115]-[.F115]" office:value-type="float" office:value="-3.37193207819161" calcext:value-type="float">
            <text:p>-3.37193207819161</text:p>
          </table:table-cell>
          <table:table-cell table:formula="of:=([.$G115]-[.H114])*[.$K$3]+[.H114]" office:value-type="float" office:value="-3.86284346104236" calcext:value-type="float">
            <text:p>-3.86284346104236</text:p>
          </table:table-cell>
          <table:table-cell table:number-columns-repeated="3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formula="of:=[.B115]" office:value-type="float" office:value="50" calcext:value-type="float">
            <text:p>50</text:p>
          </table:table-cell>
          <table:table-cell table:formula="of:=[.H116]-[.G116]" office:value-type="float" office:value="-0.478014238177236" calcext:value-type="float">
            <text:p>-0.478014238177236</text:p>
          </table:table-cell>
          <table:table-cell table:formula="of:=IF(AND([.C116]&lt;0;[.C115]&gt;0);1;IF(AND([.C116]&gt;0;[.C115]&lt;0);-1;0))" office:value-type="float" office:value="0" calcext:value-type="float">
            <text:p>0</text:p>
          </table:table-cell>
          <table:table-cell table:formula="of:=([.$B116]-[.E115])*[.$I$3]+[.E115]" office:value-type="float" office:value="50.0333974442127" calcext:value-type="float">
            <text:p>50.0333974442127</text:p>
          </table:table-cell>
          <table:table-cell table:formula="of:=([.$B116]-[.F115])*[.$J$3]+[.F115]" office:value-type="float" office:value="53.3120012808163" calcext:value-type="float">
            <text:p>53.3120012808163</text:p>
          </table:table-cell>
          <table:table-cell table:formula="of:=[.E116]-[.F116]" office:value-type="float" office:value="-3.27860383660352" calcext:value-type="float">
            <text:p>-3.27860383660352</text:p>
          </table:table-cell>
          <table:table-cell table:formula="of:=([.$G116]-[.H115])*[.$K$3]+[.H115]" office:value-type="float" office:value="-3.75661807478075" calcext:value-type="float">
            <text:p>-3.75661807478075</text:p>
          </table:table-cell>
          <table:table-cell table:number-columns-repeated="3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formula="of:=[.B116]" office:value-type="float" office:value="50" calcext:value-type="float">
            <text:p>50</text:p>
          </table:table-cell>
          <table:table-cell table:formula="of:=[.H117]-[.G117]" office:value-type="float" office:value="-0.465411407030147" calcext:value-type="float">
            <text:p>-0.465411407030147</text:p>
          </table:table-cell>
          <table:table-cell table:formula="of:=IF(AND([.C117]&lt;0;[.C116]&gt;0);1;IF(AND([.C117]&gt;0;[.C116]&lt;0);-1;0))" office:value-type="float" office:value="0" calcext:value-type="float">
            <text:p>0</text:p>
          </table:table-cell>
          <table:table-cell table:formula="of:=([.$B117]-[.E116])*[.$I$3]+[.E116]" office:value-type="float" office:value="50.0309235594562" calcext:value-type="float">
            <text:p>50.0309235594562</text:p>
          </table:table-cell>
          <table:table-cell table:formula="of:=([.$B117]-[.F116])*[.$J$3]+[.F116]" office:value-type="float" office:value="53.218705470089" calcext:value-type="float">
            <text:p>53.218705470089</text:p>
          </table:table-cell>
          <table:table-cell table:formula="of:=[.E117]-[.F117]" office:value-type="float" office:value="-3.18778191063279" calcext:value-type="float">
            <text:p>-3.18778191063279</text:p>
          </table:table-cell>
          <table:table-cell table:formula="of:=([.$G117]-[.H116])*[.$K$3]+[.H116]" office:value-type="float" office:value="-3.65319331766294" calcext:value-type="float">
            <text:p>-3.65319331766294</text:p>
          </table:table-cell>
          <table:table-cell table:number-columns-repeated="3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formula="of:=[.B117]" office:value-type="float" office:value="50" calcext:value-type="float">
            <text:p>50</text:p>
          </table:table-cell>
          <table:table-cell table:formula="of:=[.H118]-[.G118]" office:value-type="float" office:value="-0.453099708586771" calcext:value-type="float">
            <text:p>-0.453099708586771</text:p>
          </table:table-cell>
          <table:table-cell table:formula="of:=IF(AND([.C118]&lt;0;[.C117]&gt;0);1;IF(AND([.C118]&gt;0;[.C117]&lt;0);-1;0))" office:value-type="float" office:value="0" calcext:value-type="float">
            <text:p>0</text:p>
          </table:table-cell>
          <table:table-cell table:formula="of:=([.$B118]-[.E117])*[.$I$3]+[.E117]" office:value-type="float" office:value="50.0286329254224" calcext:value-type="float">
            <text:p>50.0286329254224</text:p>
          </table:table-cell>
          <table:table-cell table:formula="of:=([.$B118]-[.F117])*[.$J$3]+[.F117]" office:value-type="float" office:value="53.1280377103682" calcext:value-type="float">
            <text:p>53.1280377103682</text:p>
          </table:table-cell>
          <table:table-cell table:formula="of:=[.E118]-[.F118]" office:value-type="float" office:value="-3.09940478494578" calcext:value-type="float">
            <text:p>-3.09940478494578</text:p>
          </table:table-cell>
          <table:table-cell table:formula="of:=([.$G118]-[.H117])*[.$K$3]+[.H117]" office:value-type="float" office:value="-3.55250449353255" calcext:value-type="float">
            <text:p>-3.55250449353255</text:p>
          </table:table-cell>
          <table:table-cell table:number-columns-repeated="3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formula="of:=[.B118]" office:value-type="float" office:value="50" calcext:value-type="float">
            <text:p>50</text:p>
          </table:table-cell>
          <table:table-cell table:formula="of:=[.H119]-[.G119]" office:value-type="float" office:value="-0.44107567320134" calcext:value-type="float">
            <text:p>-0.44107567320134</text:p>
          </table:table-cell>
          <table:table-cell table:formula="of:=IF(AND([.C119]&lt;0;[.C118]&gt;0);1;IF(AND([.C119]&gt;0;[.C118]&lt;0);-1;0))" office:value-type="float" office:value="0" calcext:value-type="float">
            <text:p>0</text:p>
          </table:table-cell>
          <table:table-cell table:formula="of:=([.$B119]-[.E118])*[.$I$3]+[.E118]" office:value-type="float" office:value="50.0265119679837" calcext:value-type="float">
            <text:p>50.0265119679837</text:p>
          </table:table-cell>
          <table:table-cell table:formula="of:=([.$B119]-[.F118])*[.$J$3]+[.F118]" office:value-type="float" office:value="53.039923972048" calcext:value-type="float">
            <text:p>53.039923972048</text:p>
          </table:table-cell>
          <table:table-cell table:formula="of:=[.E119]-[.F119]" office:value-type="float" office:value="-3.01341200406424" calcext:value-type="float">
            <text:p>-3.01341200406424</text:p>
          </table:table-cell>
          <table:table-cell table:formula="of:=([.$G119]-[.H118])*[.$K$3]+[.H118]" office:value-type="float" office:value="-3.45448767726558" calcext:value-type="float">
            <text:p>-3.45448767726558</text:p>
          </table:table-cell>
          <table:table-cell table:number-columns-repeated="3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formula="of:=[.B119]" office:value-type="float" office:value="50" calcext:value-type="float">
            <text:p>50</text:p>
          </table:table-cell>
          <table:table-cell table:formula="of:=[.H120]-[.G120]" office:value-type="float" office:value="-0.429335578559057" calcext:value-type="float">
            <text:p>-0.429335578559057</text:p>
          </table:table-cell>
          <table:table-cell table:formula="of:=IF(AND([.C120]&lt;0;[.C119]&gt;0);1;IF(AND([.C120]&gt;0;[.C119]&lt;0);-1;0))" office:value-type="float" office:value="0" calcext:value-type="float">
            <text:p>0</text:p>
          </table:table-cell>
          <table:table-cell table:formula="of:=([.$B120]-[.E119])*[.$I$3]+[.E119]" office:value-type="float" office:value="50.0245481185035" calcext:value-type="float">
            <text:p>50.0245481185035</text:p>
          </table:table-cell>
          <table:table-cell table:formula="of:=([.$B120]-[.F119])*[.$J$3]+[.F119]" office:value-type="float" office:value="52.9542923108635" calcext:value-type="float">
            <text:p>52.9542923108635</text:p>
          </table:table-cell>
          <table:table-cell table:formula="of:=[.E120]-[.F120]" office:value-type="float" office:value="-2.92974419236007" calcext:value-type="float">
            <text:p>-2.92974419236007</text:p>
          </table:table-cell>
          <table:table-cell table:formula="of:=([.$G120]-[.H119])*[.$K$3]+[.H119]" office:value-type="float" office:value="-3.35907977091913" calcext:value-type="float">
            <text:p>-3.35907977091913</text:p>
          </table:table-cell>
          <table:table-cell table:number-columns-repeated="3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formula="of:=[.B120]" office:value-type="float" office:value="50" calcext:value-type="float">
            <text:p>50</text:p>
          </table:table-cell>
          <table:table-cell table:formula="of:=[.H121]-[.G121]" office:value-type="float" office:value="-0.417875482738735" calcext:value-type="float">
            <text:p>-0.417875482738735</text:p>
          </table:table-cell>
          <table:table-cell table:formula="of:=IF(AND([.C121]&lt;0;[.C120]&gt;0);1;IF(AND([.C121]&gt;0;[.C120]&lt;0);-1;0))" office:value-type="float" office:value="0" calcext:value-type="float">
            <text:p>0</text:p>
          </table:table-cell>
          <table:table-cell table:formula="of:=([.$B121]-[.E120])*[.$I$3]+[.E120]" office:value-type="float" office:value="50.0227297393551" calcext:value-type="float">
            <text:p>50.0227297393551</text:p>
          </table:table-cell>
          <table:table-cell table:formula="of:=([.$B121]-[.F120])*[.$J$3]+[.F120]" office:value-type="float" office:value="52.8710728091491" calcext:value-type="float">
            <text:p>52.8710728091491</text:p>
          </table:table-cell>
          <table:table-cell table:formula="of:=[.E121]-[.F121]" office:value-type="float" office:value="-2.84834306979401" calcext:value-type="float">
            <text:p>-2.84834306979401</text:p>
          </table:table-cell>
          <table:table-cell table:formula="of:=([.$G121]-[.H120])*[.$K$3]+[.H120]" office:value-type="float" office:value="-3.26621855253274" calcext:value-type="float">
            <text:p>-3.26621855253274</text:p>
          </table:table-cell>
          <table:table-cell table:number-columns-repeated="3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[.H122]-[.G122]" office:value-type="float" office:value="-2.28462552672462" calcext:value-type="float">
            <text:p>-2.28462552672462</text:p>
          </table:table-cell>
          <table:table-cell table:formula="of:=IF(AND([.C122]&lt;0;[.C121]&gt;0);1;IF(AND([.C122]&gt;0;[.C121]&lt;0);-1;0))" office:value-type="float" office:value="0" calcext:value-type="float">
            <text:p>0</text:p>
          </table:table-cell>
          <table:table-cell table:formula="of:=([.$B122]-[.E121])*[.$I$3]+[.E121]" office:value-type="float" office:value="53.7247497586621" calcext:value-type="float">
            <text:p>53.7247497586621</text:p>
          </table:table-cell>
          <table:table-cell table:formula="of:=([.$B122]-[.F121])*[.$J$3]+[.F121]" office:value-type="float" office:value="54.1986482229759" calcext:value-type="float">
            <text:p>54.1986482229759</text:p>
          </table:table-cell>
          <table:table-cell table:formula="of:=[.E122]-[.F122]" office:value-type="float" office:value="-0.473898464313756" calcext:value-type="float">
            <text:p>-0.473898464313756</text:p>
          </table:table-cell>
          <table:table-cell table:formula="of:=([.$G122]-[.H121])*[.$K$3]+[.H121]" office:value-type="float" office:value="-2.75852399103838" calcext:value-type="float">
            <text:p>-2.75852399103838</text:p>
          </table:table-cell>
          <table:table-cell table:number-columns-repeated="3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formula="of:=[.B122]" office:value-type="float" office:value="100" calcext:value-type="float">
            <text:p>100</text:p>
          </table:table-cell>
          <table:table-cell table:formula="of:=[.H123]-[.G123]" office:value-type="float" office:value="-3.61819875076474" calcext:value-type="float">
            <text:p>-3.61819875076474</text:p>
          </table:table-cell>
          <table:table-cell table:formula="of:=IF(AND([.C123]&lt;0;[.C122]&gt;0);1;IF(AND([.C123]&gt;0;[.C122]&lt;0);-1;0))" office:value-type="float" office:value="0" calcext:value-type="float">
            <text:p>0</text:p>
          </table:table-cell>
          <table:table-cell table:formula="of:=([.$B123]-[.E122])*[.$I$3]+[.E122]" office:value-type="float" office:value="57.1525460728353" calcext:value-type="float">
            <text:p>57.1525460728353</text:p>
          </table:table-cell>
          <table:table-cell table:formula="of:=([.$B123]-[.F122])*[.$J$3]+[.F122]" office:value-type="float" office:value="55.4888271462723" calcext:value-type="float">
            <text:p>55.4888271462723</text:p>
          </table:table-cell>
          <table:table-cell table:formula="of:=[.E123]-[.F123]" office:value-type="float" office:value="1.66371892656297" calcext:value-type="float">
            <text:p>1.66371892656297</text:p>
          </table:table-cell>
          <table:table-cell table:formula="of:=([.$G123]-[.H122])*[.$K$3]+[.H122]" office:value-type="float" office:value="-1.95447982420177" calcext:value-type="float">
            <text:p>-1.95447982420177</text:p>
          </table:table-cell>
          <table:table-cell table:number-columns-repeated="3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formula="of:=[.B123]" office:value-type="float" office:value="100" calcext:value-type="float">
            <text:p>100</text:p>
          </table:table-cell>
          <table:table-cell table:formula="of:=[.H124]-[.G124]" office:value-type="float" office:value="-4.53129412239527" calcext:value-type="float">
            <text:p>-4.53129412239527</text:p>
          </table:table-cell>
          <table:table-cell table:formula="of:=IF(AND([.C124]&lt;0;[.C123]&gt;0);1;IF(AND([.C124]&gt;0;[.C123]&lt;0);-1;0))" office:value-type="float" office:value="0" calcext:value-type="float">
            <text:p>0</text:p>
          </table:table-cell>
          <table:table-cell table:formula="of:=([.$B124]-[.E123])*[.$I$3]+[.E123]" office:value-type="float" office:value="60.3264315489216" calcext:value-type="float">
            <text:p>60.3264315489216</text:p>
          </table:table-cell>
          <table:table-cell table:formula="of:=([.$B124]-[.F123])*[.$J$3]+[.F123]" office:value-type="float" office:value="56.7426630013069" calcext:value-type="float">
            <text:p>56.7426630013069</text:p>
          </table:table-cell>
          <table:table-cell table:formula="of:=[.E124]-[.F124]" office:value-type="float" office:value="3.58376854761467" calcext:value-type="float">
            <text:p>3.58376854761467</text:p>
          </table:table-cell>
          <table:table-cell table:formula="of:=([.$G124]-[.H123])*[.$K$3]+[.H123]" office:value-type="float" office:value="-0.947525574780599" calcext:value-type="float">
            <text:p>-0.947525574780599</text:p>
          </table:table-cell>
          <table:table-cell table:number-columns-repeated="3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formula="of:=[.B124]" office:value-type="float" office:value="100" calcext:value-type="float">
            <text:p>100</text:p>
          </table:table-cell>
          <table:table-cell table:formula="of:=[.H125]-[.G125]" office:value-type="float" office:value="-5.11491308354906" calcext:value-type="float">
            <text:p>-5.11491308354906</text:p>
          </table:table-cell>
          <table:table-cell table:formula="of:=IF(AND([.C125]&lt;0;[.C124]&gt;0);1;IF(AND([.C125]&gt;0;[.C124]&lt;0);-1;0))" office:value-type="float" office:value="0" calcext:value-type="float">
            <text:p>0</text:p>
          </table:table-cell>
          <table:table-cell table:formula="of:=([.$B125]-[.E124])*[.$I$3]+[.E124]" office:value-type="float" office:value="63.2652143971496" calcext:value-type="float">
            <text:p>63.2652143971496</text:p>
          </table:table-cell>
          <table:table-cell table:formula="of:=([.$B125]-[.F124])*[.$J$3]+[.F124]" office:value-type="float" office:value="57.9611795364813" calcext:value-type="float">
            <text:p>57.9611795364813</text:p>
          </table:table-cell>
          <table:table-cell table:formula="of:=[.E125]-[.F125]" office:value-type="float" office:value="5.30403486066825" calcext:value-type="float">
            <text:p>5.30403486066825</text:p>
          </table:table-cell>
          <table:table-cell table:formula="of:=([.$G125]-[.H124])*[.$K$3]+[.H124]" office:value-type="float" office:value="0.189121777119191" calcext:value-type="float">
            <text:p>0.189121777119191</text:p>
          </table:table-cell>
          <table:table-cell table:number-columns-repeated="3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formula="of:=[.B125]" office:value-type="float" office:value="100" calcext:value-type="float">
            <text:p>100</text:p>
          </table:table-cell>
          <table:table-cell table:formula="of:=[.H126]-[.G126]" office:value-type="float" office:value="-5.44239506262838" calcext:value-type="float">
            <text:p>-5.44239506262838</text:p>
          </table:table-cell>
          <table:table-cell table:formula="of:=IF(AND([.C126]&lt;0;[.C125]&gt;0);1;IF(AND([.C126]&gt;0;[.C125]&lt;0);-1;0))" office:value-type="float" office:value="0" calcext:value-type="float">
            <text:p>0</text:p>
          </table:table-cell>
          <table:table-cell table:formula="of:=([.$B126]-[.E125])*[.$I$3]+[.E125]" office:value-type="float" office:value="65.9863096269904" calcext:value-type="float">
            <text:p>65.9863096269904</text:p>
          </table:table-cell>
          <table:table-cell table:formula="of:=([.$B126]-[.F125])*[.$J$3]+[.F125]" office:value-type="float" office:value="59.1453716622143" calcext:value-type="float">
            <text:p>59.1453716622143</text:p>
          </table:table-cell>
          <table:table-cell table:formula="of:=[.E126]-[.F126]" office:value-type="float" office:value="6.8409379647761" calcext:value-type="float">
            <text:p>6.8409379647761</text:p>
          </table:table-cell>
          <table:table-cell table:formula="of:=([.$G126]-[.H125])*[.$K$3]+[.H125]" office:value-type="float" office:value="1.39854290214772" calcext:value-type="float">
            <text:p>1.39854290214772</text:p>
          </table:table-cell>
          <table:table-cell table:number-columns-repeated="3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formula="of:=[.B126]" office:value-type="float" office:value="100" calcext:value-type="float">
            <text:p>100</text:p>
          </table:table-cell>
          <table:table-cell table:formula="of:=[.H127]-[.G127]" office:value-type="float" office:value="-5.57271252146203" calcext:value-type="float">
            <text:p>-5.57271252146203</text:p>
          </table:table-cell>
          <table:table-cell table:formula="of:=IF(AND([.C127]&lt;0;[.C126]&gt;0);1;IF(AND([.C127]&gt;0;[.C126]&lt;0);-1;0))" office:value-type="float" office:value="0" calcext:value-type="float">
            <text:p>0</text:p>
          </table:table-cell>
          <table:table-cell table:formula="of:=([.$B127]-[.E126])*[.$I$3]+[.E126]" office:value-type="float" office:value="68.5058422472133" calcext:value-type="float">
            <text:p>68.5058422472133</text:p>
          </table:table-cell>
          <table:table-cell table:formula="of:=([.$B127]-[.F126])*[.$J$3]+[.F126]" office:value-type="float" office:value="60.2962062632786" calcext:value-type="float">
            <text:p>60.2962062632786</text:p>
          </table:table-cell>
          <table:table-cell table:formula="of:=[.E127]-[.F127]" office:value-type="float" office:value="8.20963598393465" calcext:value-type="float">
            <text:p>8.20963598393465</text:p>
          </table:table-cell>
          <table:table-cell table:formula="of:=([.$G127]-[.H126])*[.$K$3]+[.H126]" office:value-type="float" office:value="2.63692346247262" calcext:value-type="float">
            <text:p>2.63692346247262</text:p>
          </table:table-cell>
          <table:table-cell table:number-columns-repeated="3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formula="of:=[.B127]" office:value-type="float" office:value="100" calcext:value-type="float">
            <text:p>100</text:p>
          </table:table-cell>
          <table:table-cell table:formula="of:=[.H128]-[.G128]" office:value-type="float" office:value="-5.55316066698911" calcext:value-type="float">
            <text:p>-5.55316066698911</text:p>
          </table:table-cell>
          <table:table-cell table:formula="of:=IF(AND([.C128]&lt;0;[.C127]&gt;0);1;IF(AND([.C128]&gt;0;[.C127]&lt;0);-1;0))" office:value-type="float" office:value="0" calcext:value-type="float">
            <text:p>0</text:p>
          </table:table-cell>
          <table:table-cell table:formula="of:=([.$B128]-[.E127])*[.$I$3]+[.E127]" office:value-type="float" office:value="70.8387428214938" calcext:value-type="float">
            <text:p>70.8387428214938</text:p>
          </table:table-cell>
          <table:table-cell table:formula="of:=([.$B128]-[.F127])*[.$J$3]+[.F127]" office:value-type="float" office:value="61.4146229882567" calcext:value-type="float">
            <text:p>61.4146229882567</text:p>
          </table:table-cell>
          <table:table-cell table:formula="of:=[.E128]-[.F128]" office:value-type="float" office:value="9.42411983323708" calcext:value-type="float">
            <text:p>9.42411983323708</text:p>
          </table:table-cell>
          <table:table-cell table:formula="of:=([.$G128]-[.H127])*[.$K$3]+[.H127]" office:value-type="float" office:value="3.87095916624797" calcext:value-type="float">
            <text:p>3.87095916624797</text:p>
          </table:table-cell>
          <table:table-cell table:number-columns-repeated="3"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[.B128]" office:value-type="float" office:value="100" calcext:value-type="float">
            <text:p>100</text:p>
          </table:table-cell>
          <table:table-cell table:formula="of:=[.H129]-[.G129]" office:value-type="float" office:value="-5.42155235140071" calcext:value-type="float">
            <text:p>-5.42155235140071</text:p>
          </table:table-cell>
          <table:table-cell table:formula="of:=IF(AND([.C129]&lt;0;[.C128]&gt;0);1;IF(AND([.C129]&gt;0;[.C128]&lt;0);-1;0))" office:value-type="float" office:value="0" calcext:value-type="float">
            <text:p>0</text:p>
          </table:table-cell>
          <table:table-cell table:formula="of:=([.$B129]-[.E128])*[.$I$3]+[.E128]" office:value-type="float" office:value="72.9988359458276" calcext:value-type="float">
            <text:p>72.9988359458276</text:p>
          </table:table-cell>
          <table:table-cell table:formula="of:=([.$B129]-[.F128])*[.$J$3]+[.F128]" office:value-type="float" office:value="62.5015350167565" calcext:value-type="float">
            <text:p>62.5015350167565</text:p>
          </table:table-cell>
          <table:table-cell table:formula="of:=[.E129]-[.F129]" office:value-type="float" office:value="10.4973009290711" calcext:value-type="float">
            <text:p>10.4973009290711</text:p>
          </table:table-cell>
          <table:table-cell table:formula="of:=([.$G129]-[.H128])*[.$K$3]+[.H128]" office:value-type="float" office:value="5.07574857767035" calcext:value-type="float">
            <text:p>5.07574857767035</text:p>
          </table:table-cell>
          <table:table-cell table:number-columns-repeated="3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[.B129]" office:value-type="float" office:value="100" calcext:value-type="float">
            <text:p>100</text:p>
          </table:table-cell>
          <table:table-cell table:formula="of:=[.H130]-[.G130]" office:value-type="float" office:value="-5.20800855494345" calcext:value-type="float">
            <text:p>-5.20800855494345</text:p>
          </table:table-cell>
          <table:table-cell table:formula="of:=IF(AND([.C130]&lt;0;[.C129]&gt;0);1;IF(AND([.C130]&gt;0;[.C129]&lt;0);-1;0))" office:value-type="float" office:value="0" calcext:value-type="float">
            <text:p>0</text:p>
          </table:table-cell>
          <table:table-cell table:formula="of:=([.$B130]-[.E129])*[.$I$3]+[.E129]" office:value-type="float" office:value="74.9989221720626" calcext:value-type="float">
            <text:p>74.9989221720626</text:p>
          </table:table-cell>
          <table:table-cell table:formula="of:=([.$B130]-[.F129])*[.$J$3]+[.F129]" office:value-type="float" office:value="63.5578298050169" calcext:value-type="float">
            <text:p>63.5578298050169</text:p>
          </table:table-cell>
          <table:table-cell table:formula="of:=[.E130]-[.F130]" office:value-type="float" office:value="11.4410923670457" calcext:value-type="float">
            <text:p>11.4410923670457</text:p>
          </table:table-cell>
          <table:table-cell table:formula="of:=([.$G130]-[.H129])*[.$K$3]+[.H129]" office:value-type="float" office:value="6.23308381210223" calcext:value-type="float">
            <text:p>6.23308381210223</text:p>
          </table:table-cell>
          <table:table-cell table:number-columns-repeated="3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[.B130]" office:value-type="float" office:value="100" calcext:value-type="float">
            <text:p>100</text:p>
          </table:table-cell>
          <table:table-cell table:formula="of:=[.H131]-[.G131]" office:value-type="float" office:value="-4.9364183785167" calcext:value-type="float">
            <text:p>-4.9364183785167</text:p>
          </table:table-cell>
          <table:table-cell table:formula="of:=IF(AND([.C131]&lt;0;[.C130]&gt;0);1;IF(AND([.C131]&gt;0;[.C130]&lt;0);-1;0))" office:value-type="float" office:value="0" calcext:value-type="float">
            <text:p>0</text:p>
          </table:table-cell>
          <table:table-cell table:formula="of:=([.$B131]-[.E130])*[.$I$3]+[.E130]" office:value-type="float" office:value="76.8508538630209" calcext:value-type="float">
            <text:p>76.8508538630209</text:p>
          </table:table-cell>
          <table:table-cell table:formula="of:=([.$B131]-[.F130])*[.$J$3]+[.F130]" office:value-type="float" office:value="64.5843698105094" calcext:value-type="float">
            <text:p>64.5843698105094</text:p>
          </table:table-cell>
          <table:table-cell table:formula="of:=[.E131]-[.F131]" office:value-type="float" office:value="12.2664840525115" calcext:value-type="float">
            <text:p>12.2664840525115</text:p>
          </table:table-cell>
          <table:table-cell table:formula="of:=([.$G131]-[.H130])*[.$K$3]+[.H130]" office:value-type="float" office:value="7.33006567399483" calcext:value-type="float">
            <text:p>7.33006567399483</text:p>
          </table:table-cell>
          <table:table-cell table:number-columns-repeated="3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[.B131]" office:value-type="float" office:value="100" calcext:value-type="float">
            <text:p>100</text:p>
          </table:table-cell>
          <table:table-cell table:formula="of:=[.H132]-[.G132]" office:value-type="float" office:value="-4.62562900249043" calcext:value-type="float">
            <text:p>-4.62562900249043</text:p>
          </table:table-cell>
          <table:table-cell table:formula="of:=IF(AND([.C132]&lt;0;[.C131]&gt;0);1;IF(AND([.C132]&gt;0;[.C131]&lt;0);-1;0))" office:value-type="float" office:value="0" calcext:value-type="float">
            <text:p>0</text:p>
          </table:table-cell>
          <table:table-cell table:formula="of:=([.$B132]-[.E131])*[.$I$3]+[.E131]" office:value-type="float" office:value="78.5656054287231" calcext:value-type="float">
            <text:p>78.5656054287231</text:p>
          </table:table-cell>
          <table:table-cell table:formula="of:=([.$B132]-[.F131])*[.$J$3]+[.F131]" office:value-type="float" office:value="65.5819931961288" calcext:value-type="float">
            <text:p>65.5819931961288</text:p>
          </table:table-cell>
          <table:table-cell table:formula="of:=[.E132]-[.F132]" office:value-type="float" office:value="12.9836122325942" calcext:value-type="float">
            <text:p>12.9836122325942</text:p>
          </table:table-cell>
          <table:table-cell table:formula="of:=([.$G132]-[.H131])*[.$K$3]+[.H131]" office:value-type="float" office:value="8.35798323010381" calcext:value-type="float">
            <text:p>8.35798323010381</text:p>
          </table:table-cell>
          <table:table-cell table:number-columns-repeated="3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[.B132]" office:value-type="float" office:value="100" calcext:value-type="float">
            <text:p>100</text:p>
          </table:table-cell>
          <table:table-cell table:formula="of:=[.H133]-[.G133]" office:value-type="float" office:value="-4.29041504886317" calcext:value-type="float">
            <text:p>-4.29041504886317</text:p>
          </table:table-cell>
          <table:table-cell table:formula="of:=IF(AND([.C133]&lt;0;[.C132]&gt;0);1;IF(AND([.C133]&gt;0;[.C132]&lt;0);-1;0))" office:value-type="float" office:value="0" calcext:value-type="float">
            <text:p>0</text:p>
          </table:table-cell>
          <table:table-cell table:formula="of:=([.$B133]-[.E132])*[.$I$3]+[.E132]" office:value-type="float" office:value="80.1533383599288" calcext:value-type="float">
            <text:p>80.1533383599288</text:p>
          </table:table-cell>
          <table:table-cell table:formula="of:=([.$B133]-[.F132])*[.$J$3]+[.F132]" office:value-type="float" office:value="66.5515145145478" calcext:value-type="float">
            <text:p>66.5515145145478</text:p>
          </table:table-cell>
          <table:table-cell table:formula="of:=[.E133]-[.F133]" office:value-type="float" office:value="13.601823845381" calcext:value-type="float">
            <text:p>13.601823845381</text:p>
          </table:table-cell>
          <table:table-cell table:formula="of:=([.$G133]-[.H132])*[.$K$3]+[.H132]" office:value-type="float" office:value="9.31140879651785" calcext:value-type="float">
            <text:p>9.31140879651785</text:p>
          </table:table-cell>
          <table:table-cell table:number-columns-repeated="3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[.B133]" office:value-type="float" office:value="100" calcext:value-type="float">
            <text:p>100</text:p>
          </table:table-cell>
          <table:table-cell table:formula="of:=[.H134]-[.G134]" office:value-type="float" office:value="-3.9422677701009" calcext:value-type="float">
            <text:p>-3.9422677701009</text:p>
          </table:table-cell>
          <table:table-cell table:formula="of:=IF(AND([.C134]&lt;0;[.C133]&gt;0);1;IF(AND([.C134]&gt;0;[.C133]&lt;0);-1;0))" office:value-type="float" office:value="0" calcext:value-type="float">
            <text:p>0</text:p>
          </table:table-cell>
          <table:table-cell table:formula="of:=([.$B134]-[.E133])*[.$I$3]+[.E133]" office:value-type="float" office:value="81.6234614443785" calcext:value-type="float">
            <text:p>81.6234614443785</text:p>
          </table:table-cell>
          <table:table-cell table:formula="of:=([.$B134]-[.F133])*[.$J$3]+[.F133]" office:value-type="float" office:value="67.4937253732929" calcext:value-type="float">
            <text:p>67.4937253732929</text:p>
          </table:table-cell>
          <table:table-cell table:formula="of:=[.E134]-[.F134]" office:value-type="float" office:value="14.1297360710856" calcext:value-type="float">
            <text:p>14.1297360710856</text:p>
          </table:table-cell>
          <table:table-cell table:formula="of:=([.$G134]-[.H133])*[.$K$3]+[.H133]" office:value-type="float" office:value="10.1874683009847" calcext:value-type="float">
            <text:p>10.1874683009847</text:p>
          </table:table-cell>
          <table:table-cell table:number-columns-repeated="3"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formula="of:=[.B134]" office:value-type="float" office:value="100" calcext:value-type="float">
            <text:p>100</text:p>
          </table:table-cell>
          <table:table-cell table:formula="of:=[.H135]-[.G135]" office:value-type="float" office:value="-3.59003711495497" calcext:value-type="float">
            <text:p>-3.59003711495497</text:p>
          </table:table-cell>
          <table:table-cell table:formula="of:=IF(AND([.C135]&lt;0;[.C134]&gt;0);1;IF(AND([.C135]&gt;0;[.C134]&lt;0);-1;0))" office:value-type="float" office:value="0" calcext:value-type="float">
            <text:p>0</text:p>
          </table:table-cell>
          <table:table-cell table:formula="of:=([.$B135]-[.E134])*[.$I$3]+[.E134]" office:value-type="float" office:value="82.9846865225727" calcext:value-type="float">
            <text:p>82.9846865225727</text:p>
          </table:table-cell>
          <table:table-cell table:formula="of:=([.$B135]-[.F134])*[.$J$3]+[.F134]" office:value-type="float" office:value="68.4093950810874" calcext:value-type="float">
            <text:p>68.4093950810874</text:p>
          </table:table-cell>
          <table:table-cell table:formula="of:=[.E135]-[.F135]" office:value-type="float" office:value="14.5752914414852" calcext:value-type="float">
            <text:p>14.5752914414852</text:p>
          </table:table-cell>
          <table:table-cell table:formula="of:=([.$G135]-[.H134])*[.$K$3]+[.H134]" office:value-type="float" office:value="10.9852543265303" calcext:value-type="float">
            <text:p>10.9852543265303</text:p>
          </table:table-cell>
          <table:table-cell table:number-columns-repeated="3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formula="of:=[.B135]" office:value-type="float" office:value="100" calcext:value-type="float">
            <text:p>100</text:p>
          </table:table-cell>
          <table:table-cell table:formula="of:=[.H136]-[.G136]" office:value-type="float" office:value="-3.24045369079901" calcext:value-type="float">
            <text:p>-3.24045369079901</text:p>
          </table:table-cell>
          <table:table-cell table:formula="of:=IF(AND([.C136]&lt;0;[.C135]&gt;0);1;IF(AND([.C136]&gt;0;[.C135]&lt;0);-1;0))" office:value-type="float" office:value="0" calcext:value-type="float">
            <text:p>0</text:p>
          </table:table-cell>
          <table:table-cell table:formula="of:=([.$B136]-[.E135])*[.$I$3]+[.E135]" office:value-type="float" office:value="84.2450801134932" calcext:value-type="float">
            <text:p>84.2450801134932</text:p>
          </table:table-cell>
          <table:table-cell table:formula="of:=([.$B136]-[.F135])*[.$J$3]+[.F135]" office:value-type="float" office:value="69.2992712759864" calcext:value-type="float">
            <text:p>69.2992712759864</text:p>
          </table:table-cell>
          <table:table-cell table:formula="of:=[.E136]-[.F136]" office:value-type="float" office:value="14.9458088375068" calcext:value-type="float">
            <text:p>14.9458088375068</text:p>
          </table:table-cell>
          <table:table-cell table:formula="of:=([.$G136]-[.H135])*[.$K$3]+[.H135]" office:value-type="float" office:value="11.7053551467078" calcext:value-type="float">
            <text:p>11.7053551467078</text:p>
          </table:table-cell>
          <table:table-cell table:number-columns-repeated="3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formula="of:=[.B136]" office:value-type="float" office:value="100" calcext:value-type="float">
            <text:p>100</text:p>
          </table:table-cell>
          <table:table-cell table:formula="of:=[.H137]-[.G137]" office:value-type="float" office:value="-2.89855270936786" calcext:value-type="float">
            <text:p>-2.89855270936786</text:p>
          </table:table-cell>
          <table:table-cell table:formula="of:=IF(AND([.C137]&lt;0;[.C136]&gt;0);1;IF(AND([.C137]&gt;0;[.C136]&lt;0);-1;0))" office:value-type="float" office:value="0" calcext:value-type="float">
            <text:p>0</text:p>
          </table:table-cell>
          <table:table-cell table:formula="of:=([.$B137]-[.E136])*[.$I$3]+[.E136]" office:value-type="float" office:value="85.4121112161974" calcext:value-type="float">
            <text:p>85.4121112161974</text:p>
          </table:table-cell>
          <table:table-cell table:formula="of:=([.$B137]-[.F136])*[.$J$3]+[.F136]" office:value-type="float" office:value="70.1640805358178" calcext:value-type="float">
            <text:p>70.1640805358178</text:p>
          </table:table-cell>
          <table:table-cell table:formula="of:=[.E137]-[.F137]" office:value-type="float" office:value="15.2480306803797" calcext:value-type="float">
            <text:p>15.2480306803797</text:p>
          </table:table-cell>
          <table:table-cell table:formula="of:=([.$G137]-[.H136])*[.$K$3]+[.H136]" office:value-type="float" office:value="12.3494779710118" calcext:value-type="float">
            <text:p>12.3494779710118</text:p>
          </table:table-cell>
          <table:table-cell table:number-columns-repeated="3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formula="of:=[.B137]" office:value-type="float" office:value="100" calcext:value-type="float">
            <text:p>100</text:p>
          </table:table-cell>
          <table:table-cell table:formula="of:=[.H138]-[.G138]" office:value-type="float" office:value="-2.56801796845596" calcext:value-type="float">
            <text:p>-2.56801796845596</text:p>
          </table:table-cell>
          <table:table-cell table:formula="of:=IF(AND([.C138]&lt;0;[.C137]&gt;0);1;IF(AND([.C138]&gt;0;[.C137]&lt;0);-1;0))" office:value-type="float" office:value="0" calcext:value-type="float">
            <text:p>0</text:p>
          </table:table-cell>
          <table:table-cell table:formula="of:=([.$B138]-[.E137])*[.$I$3]+[.E137]" office:value-type="float" office:value="86.4926955705532" calcext:value-type="float">
            <text:p>86.4926955705532</text:p>
          </table:table-cell>
          <table:table-cell table:formula="of:=([.$B138]-[.F137])*[.$J$3]+[.F137]" office:value-type="float" office:value="71.0045289714285" calcext:value-type="float">
            <text:p>71.0045289714285</text:p>
          </table:table-cell>
          <table:table-cell table:formula="of:=[.E138]-[.F138]" office:value-type="float" office:value="15.4881665991246" calcext:value-type="float">
            <text:p>15.4881665991246</text:p>
          </table:table-cell>
          <table:table-cell table:formula="of:=([.$G138]-[.H137])*[.$K$3]+[.H137]" office:value-type="float" office:value="12.9201486306687" calcext:value-type="float">
            <text:p>12.9201486306687</text:p>
          </table:table-cell>
          <table:table-cell table:number-columns-repeated="3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formula="of:=[.B138]" office:value-type="float" office:value="100" calcext:value-type="float">
            <text:p>100</text:p>
          </table:table-cell>
          <table:table-cell table:formula="of:=[.H139]-[.G139]" office:value-type="float" office:value="-2.25146062269256" calcext:value-type="float">
            <text:p>-2.25146062269256</text:p>
          </table:table-cell>
          <table:table-cell table:formula="of:=IF(AND([.C139]&lt;0;[.C138]&gt;0);1;IF(AND([.C139]&gt;0;[.C138]&lt;0);-1;0))" office:value-type="float" office:value="0" calcext:value-type="float">
            <text:p>0</text:p>
          </table:table-cell>
          <table:table-cell table:formula="of:=([.$B139]-[.E138])*[.$I$3]+[.E138]" office:value-type="float" office:value="87.4932366394011" calcext:value-type="float">
            <text:p>87.4932366394011</text:p>
          </table:table-cell>
          <table:table-cell table:formula="of:=([.$B139]-[.F138])*[.$J$3]+[.F138]" office:value-type="float" office:value="71.8213028032193" calcext:value-type="float">
            <text:p>71.8213028032193</text:p>
          </table:table-cell>
          <table:table-cell table:formula="of:=[.E139]-[.F139]" office:value-type="float" office:value="15.6719338361818" calcext:value-type="float">
            <text:p>15.6719338361818</text:p>
          </table:table-cell>
          <table:table-cell table:formula="of:=([.$G139]-[.H138])*[.$K$3]+[.H138]" office:value-type="float" office:value="13.4204732134892" calcext:value-type="float">
            <text:p>13.4204732134892</text:p>
          </table:table-cell>
          <table:table-cell table:number-columns-repeated="3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formula="of:=[.B139]" office:value-type="float" office:value="100" calcext:value-type="float">
            <text:p>100</text:p>
          </table:table-cell>
          <table:table-cell table:formula="of:=[.H140]-[.G140]" office:value-type="float" office:value="-1.95064479824179" calcext:value-type="float">
            <text:p>-1.95064479824179</text:p>
          </table:table-cell>
          <table:table-cell table:formula="of:=IF(AND([.C140]&lt;0;[.C139]&gt;0);1;IF(AND([.C140]&gt;0;[.C139]&lt;0);-1;0))" office:value-type="float" office:value="0" calcext:value-type="float">
            <text:p>0</text:p>
          </table:table-cell>
          <table:table-cell table:formula="of:=([.$B140]-[.E139])*[.$I$3]+[.E139]" office:value-type="float" office:value="88.419663555001" calcext:value-type="float">
            <text:p>88.419663555001</text:p>
          </table:table-cell>
          <table:table-cell table:formula="of:=([.$B140]-[.F139])*[.$J$3]+[.F139]" office:value-type="float" office:value="72.6150689214385" calcext:value-type="float">
            <text:p>72.6150689214385</text:p>
          </table:table-cell>
          <table:table-cell table:formula="of:=[.E140]-[.F140]" office:value-type="float" office:value="15.8045946335625" calcext:value-type="float">
            <text:p>15.8045946335625</text:p>
          </table:table-cell>
          <table:table-cell table:formula="of:=([.$G140]-[.H139])*[.$K$3]+[.H139]" office:value-type="float" office:value="13.8539498353208" calcext:value-type="float">
            <text:p>13.8539498353208</text:p>
          </table:table-cell>
          <table:table-cell table:number-columns-repeated="3"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formula="of:=[.B140]" office:value-type="float" office:value="100" calcext:value-type="float">
            <text:p>100</text:p>
          </table:table-cell>
          <table:table-cell table:formula="of:=[.H141]-[.G141]" office:value-type="float" office:value="-1.6666698997768" calcext:value-type="float">
            <text:p>-1.6666698997768</text:p>
          </table:table-cell>
          <table:table-cell table:formula="of:=IF(AND([.C141]&lt;0;[.C140]&gt;0);1;IF(AND([.C141]&gt;0;[.C140]&lt;0);-1;0))" office:value-type="float" office:value="0" calcext:value-type="float">
            <text:p>0</text:p>
          </table:table-cell>
          <table:table-cell table:formula="of:=([.$B141]-[.E140])*[.$I$3]+[.E140]" office:value-type="float" office:value="89.2774662546305" calcext:value-type="float">
            <text:p>89.2774662546305</text:p>
          </table:table-cell>
          <table:table-cell table:formula="of:=([.$B141]-[.F140])*[.$J$3]+[.F140]" office:value-type="float" office:value="73.3864754306937" calcext:value-type="float">
            <text:p>73.3864754306937</text:p>
          </table:table-cell>
          <table:table-cell table:formula="of:=[.E141]-[.F141]" office:value-type="float" office:value="15.8909908239368" calcext:value-type="float">
            <text:p>15.8909908239368</text:p>
          </table:table-cell>
          <table:table-cell table:formula="of:=([.$G141]-[.H140])*[.$K$3]+[.H140]" office:value-type="float" office:value="14.22432092416" calcext:value-type="float">
            <text:p>14.22432092416</text:p>
          </table:table-cell>
          <table:table-cell table:number-columns-repeated="3"/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formula="of:=[.B141]" office:value-type="float" office:value="100" calcext:value-type="float">
            <text:p>100</text:p>
          </table:table-cell>
          <table:table-cell table:formula="of:=[.H142]-[.G142]" office:value-type="float" office:value="-1.40011765385064" calcext:value-type="float">
            <text:p>-1.40011765385064</text:p>
          </table:table-cell>
          <table:table-cell table:formula="of:=IF(AND([.C142]&lt;0;[.C141]&gt;0);1;IF(AND([.C142]&gt;0;[.C141]&lt;0);-1;0))" office:value-type="float" office:value="0" calcext:value-type="float">
            <text:p>0</text:p>
          </table:table-cell>
          <table:table-cell table:formula="of:=([.$B142]-[.E141])*[.$I$3]+[.E141]" office:value-type="float" office:value="90.0717280135468" calcext:value-type="float">
            <text:p>90.0717280135468</text:p>
          </table:table-cell>
          <table:table-cell table:formula="of:=([.$B142]-[.F141])*[.$J$3]+[.F141]" office:value-type="float" office:value="74.1361521791249" calcext:value-type="float">
            <text:p>74.1361521791249</text:p>
          </table:table-cell>
          <table:table-cell table:formula="of:=[.E142]-[.F142]" office:value-type="float" office:value="15.9355758344219" calcext:value-type="float">
            <text:p>15.9355758344219</text:p>
          </table:table-cell>
          <table:table-cell table:formula="of:=([.$G142]-[.H141])*[.$K$3]+[.H141]" office:value-type="float" office:value="14.5354581805713" calcext:value-type="float">
            <text:p>14.5354581805713</text:p>
          </table:table-cell>
          <table:table-cell table:number-columns-repeated="3"/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formula="of:=[.B142]" office:value-type="float" office:value="100" calcext:value-type="float">
            <text:p>100</text:p>
          </table:table-cell>
          <table:table-cell table:formula="of:=[.H143]-[.G143]" office:value-type="float" office:value="-1.15117045761023" calcext:value-type="float">
            <text:p>-1.15117045761023</text:p>
          </table:table-cell>
          <table:table-cell table:formula="of:=IF(AND([.C143]&lt;0;[.C142]&gt;0);1;IF(AND([.C143]&gt;0;[.C142]&lt;0);-1;0))" office:value-type="float" office:value="0" calcext:value-type="float">
            <text:p>0</text:p>
          </table:table-cell>
          <table:table-cell table:formula="of:=([.$B143]-[.E142])*[.$I$3]+[.E142]" office:value-type="float" office:value="90.8071555680989" calcext:value-type="float">
            <text:p>90.8071555680989</text:p>
          </table:table-cell>
          <table:table-cell table:formula="of:=([.$B143]-[.F142])*[.$J$3]+[.F142]" office:value-type="float" office:value="74.8647112726706" calcext:value-type="float">
            <text:p>74.8647112726706</text:p>
          </table:table-cell>
          <table:table-cell table:formula="of:=[.E143]-[.F143]" office:value-type="float" office:value="15.9424442954282" calcext:value-type="float">
            <text:p>15.9424442954282</text:p>
          </table:table-cell>
          <table:table-cell table:formula="of:=([.$G143]-[.H142])*[.$K$3]+[.H142]" office:value-type="float" office:value="14.791273837818" calcext:value-type="float">
            <text:p>14.791273837818</text:p>
          </table:table-cell>
          <table:table-cell table:number-columns-repeated="3"/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formula="of:=[.B143]" office:value-type="float" office:value="100" calcext:value-type="float">
            <text:p>100</text:p>
          </table:table-cell>
          <table:table-cell table:formula="of:=[.H144]-[.G144]" office:value-type="float" office:value="-0.919706395771652" calcext:value-type="float">
            <text:p>-0.919706395771652</text:p>
          </table:table-cell>
          <table:table-cell table:formula="of:=IF(AND([.C144]&lt;0;[.C143]&gt;0);1;IF(AND([.C144]&gt;0;[.C143]&lt;0);-1;0))" office:value-type="float" office:value="0" calcext:value-type="float">
            <text:p>0</text:p>
          </table:table-cell>
          <table:table-cell table:formula="of:=([.$B144]-[.E143])*[.$I$3]+[.E143]" office:value-type="float" office:value="91.488107007499" calcext:value-type="float">
            <text:p>91.488107007499</text:p>
          </table:table-cell>
          <table:table-cell table:formula="of:=([.$B144]-[.F143])*[.$J$3]+[.F143]" office:value-type="float" office:value="75.5727475748489" calcext:value-type="float">
            <text:p>75.5727475748489</text:p>
          </table:table-cell>
          <table:table-cell table:formula="of:=[.E144]-[.F144]" office:value-type="float" office:value="15.91535943265" calcext:value-type="float">
            <text:p>15.91535943265</text:p>
          </table:table-cell>
          <table:table-cell table:formula="of:=([.$G144]-[.H143])*[.$K$3]+[.H143]" office:value-type="float" office:value="14.9956530368784" calcext:value-type="float">
            <text:p>14.9956530368784</text:p>
          </table:table-cell>
          <table:table-cell table:number-columns-repeated="3"/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formula="of:=[.B144]" office:value-type="float" office:value="100" calcext:value-type="float">
            <text:p>100</text:p>
          </table:table-cell>
          <table:table-cell table:formula="of:=[.H145]-[.G145]" office:value-type="float" office:value="-0.705375302889992" calcext:value-type="float">
            <text:p>-0.705375302889992</text:p>
          </table:table-cell>
          <table:table-cell table:formula="of:=IF(AND([.C145]&lt;0;[.C144]&gt;0);1;IF(AND([.C145]&gt;0;[.C144]&lt;0);-1;0))" office:value-type="float" office:value="0" calcext:value-type="float">
            <text:p>0</text:p>
          </table:table-cell>
          <table:table-cell table:formula="of:=([.$B145]-[.E144])*[.$I$3]+[.E144]" office:value-type="float" office:value="92.1186175995361" calcext:value-type="float">
            <text:p>92.1186175995361</text:p>
          </table:table-cell>
          <table:table-cell table:formula="of:=([.$B145]-[.F144])*[.$J$3]+[.F144]" office:value-type="float" office:value="76.2608391924588" calcext:value-type="float">
            <text:p>76.2608391924588</text:p>
          </table:table-cell>
          <table:table-cell table:formula="of:=[.E145]-[.F145]" office:value-type="float" office:value="15.8577784070773" calcext:value-type="float">
            <text:p>15.8577784070773</text:p>
          </table:table-cell>
          <table:table-cell table:formula="of:=([.$G145]-[.H144])*[.$K$3]+[.H144]" office:value-type="float" office:value="15.1524031041873" calcext:value-type="float">
            <text:p>15.1524031041873</text:p>
          </table:table-cell>
          <table:table-cell table:number-columns-repeated="3"/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formula="of:=[.B145]" office:value-type="float" office:value="100" calcext:value-type="float">
            <text:p>100</text:p>
          </table:table-cell>
          <table:table-cell table:formula="of:=[.H146]-[.G146]" office:value-type="float" office:value="-0.507659442124954" calcext:value-type="float">
            <text:p>-0.507659442124954</text:p>
          </table:table-cell>
          <table:table-cell table:formula="of:=IF(AND([.C146]&lt;0;[.C145]&gt;0);1;IF(AND([.C146]&gt;0;[.C145]&lt;0);-1;0))" office:value-type="float" office:value="0" calcext:value-type="float">
            <text:p>0</text:p>
          </table:table-cell>
          <table:table-cell table:formula="of:=([.$B146]-[.E145])*[.$I$3]+[.E145]" office:value-type="float" office:value="92.7024237032741" calcext:value-type="float">
            <text:p>92.7024237032741</text:p>
          </table:table-cell>
          <table:table-cell table:formula="of:=([.$B146]-[.F145])*[.$J$3]+[.F145]" office:value-type="float" office:value="76.9295479476008" calcext:value-type="float">
            <text:p>76.9295479476008</text:p>
          </table:table-cell>
          <table:table-cell table:formula="of:=[.E146]-[.F146]" office:value-type="float" office:value="15.7728757556733" calcext:value-type="float">
            <text:p>15.7728757556733</text:p>
          </table:table-cell>
          <table:table-cell table:formula="of:=([.$G146]-[.H145])*[.$K$3]+[.H145]" office:value-type="float" office:value="15.2652163135484" calcext:value-type="float">
            <text:p>15.2652163135484</text:p>
          </table:table-cell>
          <table:table-cell table:number-columns-repeated="3"/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formula="of:=[.B146]" office:value-type="float" office:value="100" calcext:value-type="float">
            <text:p>100</text:p>
          </table:table-cell>
          <table:table-cell table:formula="of:=[.H147]-[.G147]" office:value-type="float" office:value="-0.325921713128068" calcext:value-type="float">
            <text:p>-0.325921713128068</text:p>
          </table:table-cell>
          <table:table-cell table:formula="of:=IF(AND([.C147]&lt;0;[.C146]&gt;0);1;IF(AND([.C147]&gt;0;[.C146]&lt;0);-1;0))" office:value-type="float" office:value="0" calcext:value-type="float">
            <text:p>0</text:p>
          </table:table-cell>
          <table:table-cell table:formula="of:=([.$B147]-[.E146])*[.$I$3]+[.E146]" office:value-type="float" office:value="93.242984910439" calcext:value-type="float">
            <text:p>93.242984910439</text:p>
          </table:table-cell>
          <table:table-cell table:formula="of:=([.$B147]-[.F146])*[.$J$3]+[.F146]" office:value-type="float" office:value="77.5794198364008" calcext:value-type="float">
            <text:p>77.5794198364008</text:p>
          </table:table-cell>
          <table:table-cell table:formula="of:=[.E147]-[.F147]" office:value-type="float" office:value="15.6635650740382" calcext:value-type="float">
            <text:p>15.6635650740382</text:p>
          </table:table-cell>
          <table:table-cell table:formula="of:=([.$G147]-[.H146])*[.$K$3]+[.H146]" office:value-type="float" office:value="15.3376433609102" calcext:value-type="float">
            <text:p>15.3376433609102</text:p>
          </table:table-cell>
          <table:table-cell table:number-columns-repeated="3"/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formula="of:=[.B147]" office:value-type="float" office:value="100" calcext:value-type="float">
            <text:p>100</text:p>
          </table:table-cell>
          <table:table-cell table:formula="of:=[.H148]-[.G148]" office:value-type="float" office:value="-0.159443763529579" calcext:value-type="float">
            <text:p>-0.159443763529579</text:p>
          </table:table-cell>
          <table:table-cell table:formula="of:=IF(AND([.C148]&lt;0;[.C147]&gt;0);1;IF(AND([.C148]&gt;0;[.C147]&lt;0);-1;0))" office:value-type="float" office:value="0" calcext:value-type="float">
            <text:p>0</text:p>
          </table:table-cell>
          <table:table-cell table:formula="of:=([.$B148]-[.E147])*[.$I$3]+[.E147]" office:value-type="float" office:value="93.7435045467028" calcext:value-type="float">
            <text:p>93.7435045467028</text:p>
          </table:table-cell>
          <table:table-cell table:formula="of:=([.$B148]-[.F147])*[.$J$3]+[.F147]" office:value-type="float" office:value="78.210985474812" calcext:value-type="float">
            <text:p>78.210985474812</text:p>
          </table:table-cell>
          <table:table-cell table:formula="of:=[.E148]-[.F148]" office:value-type="float" office:value="15.5325190718908" calcext:value-type="float">
            <text:p>15.5325190718908</text:p>
          </table:table-cell>
          <table:table-cell table:formula="of:=([.$G148]-[.H147])*[.$K$3]+[.H147]" office:value-type="float" office:value="15.3730753083612" calcext:value-type="float">
            <text:p>15.3730753083612</text:p>
          </table:table-cell>
          <table:table-cell table:number-columns-repeated="3"/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formula="of:=[.B148]" office:value-type="float" office:value="100" calcext:value-type="float">
            <text:p>100</text:p>
          </table:table-cell>
          <table:table-cell table:formula="of:=[.H149]-[.G149]" office:value-type="float" office:value="-0.00745593883663886" calcext:value-type="float">
            <text:p>-0.007455938836639</text:p>
          </table:table-cell>
          <table:table-cell table:formula="of:=IF(AND([.C149]&lt;0;[.C148]&gt;0);1;IF(AND([.C149]&gt;0;[.C148]&lt;0);-1;0))" office:value-type="float" office:value="0" calcext:value-type="float">
            <text:p>0</text:p>
          </table:table-cell>
          <table:table-cell table:formula="of:=([.$B149]-[.E148])*[.$I$3]+[.E148]" office:value-type="float" office:value="94.2069486543545" calcext:value-type="float">
            <text:p>94.2069486543545</text:p>
          </table:table-cell>
          <table:table-cell table:formula="of:=([.$B149]-[.F148])*[.$J$3]+[.F148]" office:value-type="float" office:value="78.8247605318596" calcext:value-type="float">
            <text:p>78.8247605318596</text:p>
          </table:table-cell>
          <table:table-cell table:formula="of:=[.E149]-[.F149]" office:value-type="float" office:value="15.3821881224949" calcext:value-type="float">
            <text:p>15.3821881224949</text:p>
          </table:table-cell>
          <table:table-cell table:formula="of:=([.$G149]-[.H148])*[.$K$3]+[.H148]" office:value-type="float" office:value="15.3747321836582" calcext:value-type="float">
            <text:p>15.3747321836582</text:p>
          </table:table-cell>
          <table:table-cell table:number-columns-repeated="3"/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formula="of:=[.B149]" office:value-type="float" office:value="100" calcext:value-type="float">
            <text:p>100</text:p>
          </table:table-cell>
          <table:table-cell table:formula="of:=[.H150]-[.G150]" office:value-type="float" office:value="0.130839353584324" calcext:value-type="float">
            <text:p>0.130839353584324</text:p>
          </table:table-cell>
          <table:table-cell table:formula="of:=IF(AND([.C150]&lt;0;[.C149]&gt;0);1;IF(AND([.C150]&gt;0;[.C149]&lt;0);-1;0))" office:value-type="float" office:value="-1" calcext:value-type="float">
            <text:p>-1</text:p>
          </table:table-cell>
          <table:table-cell table:formula="of:=([.$B150]-[.E149])*[.$I$3]+[.E149]" office:value-type="float" office:value="94.6360635688467" calcext:value-type="float">
            <text:p>94.6360635688467</text:p>
          </table:table-cell>
          <table:table-cell table:formula="of:=([.$B150]-[.F149])*[.$J$3]+[.F149]" office:value-type="float" office:value="79.4212461506804" calcext:value-type="float">
            <text:p>79.4212461506804</text:p>
          </table:table-cell>
          <table:table-cell table:formula="of:=[.E150]-[.F150]" office:value-type="float" office:value="15.2148174181663" calcext:value-type="float">
            <text:p>15.2148174181663</text:p>
          </table:table-cell>
          <table:table-cell table:formula="of:=([.$G150]-[.H149])*[.$K$3]+[.H149]" office:value-type="float" office:value="15.3456567717506" calcext:value-type="float">
            <text:p>15.3456567717506</text:p>
          </table:table-cell>
          <table:table-cell table:number-columns-repeated="3"/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formula="of:=[.B150]" office:value-type="float" office:value="100" calcext:value-type="float">
            <text:p>100</text:p>
          </table:table-cell>
          <table:table-cell table:formula="of:=[.H151]-[.G151]" office:value-type="float" office:value="0.256249584063433" calcext:value-type="float">
            <text:p>0.256249584063433</text:p>
          </table:table-cell>
          <table:table-cell table:formula="of:=IF(AND([.C151]&lt;0;[.C150]&gt;0);1;IF(AND([.C151]&gt;0;[.C150]&lt;0);-1;0))" office:value-type="float" office:value="0" calcext:value-type="float">
            <text:p>0</text:p>
          </table:table-cell>
          <table:table-cell table:formula="of:=([.$B151]-[.E150])*[.$I$3]+[.E150]" office:value-type="float" office:value="95.0333921933766" calcext:value-type="float">
            <text:p>95.0333921933766</text:p>
          </table:table-cell>
          <table:table-cell table:formula="of:=([.$B151]-[.F150])*[.$J$3]+[.F150]" office:value-type="float" office:value="80.0009293577035" calcext:value-type="float">
            <text:p>80.0009293577035</text:p>
          </table:table-cell>
          <table:table-cell table:formula="of:=[.E151]-[.F151]" office:value-type="float" office:value="15.0324628356731" calcext:value-type="float">
            <text:p>15.0324628356731</text:p>
          </table:table-cell>
          <table:table-cell table:formula="of:=([.$G151]-[.H150])*[.$K$3]+[.H150]" office:value-type="float" office:value="15.2887124197365" calcext:value-type="float">
            <text:p>15.2887124197365</text:p>
          </table:table-cell>
          <table:table-cell table:number-columns-repeated="3"/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formula="of:=[.B151]" office:value-type="float" office:value="100" calcext:value-type="float">
            <text:p>100</text:p>
          </table:table-cell>
          <table:table-cell table:formula="of:=[.H152]-[.G152]" office:value-type="float" office:value="0.36957830080798" calcext:value-type="float">
            <text:p>0.36957830080798</text:p>
          </table:table-cell>
          <table:table-cell table:formula="of:=IF(AND([.C152]&lt;0;[.C151]&gt;0);1;IF(AND([.C152]&gt;0;[.C151]&lt;0);-1;0))" office:value-type="float" office:value="0" calcext:value-type="float">
            <text:p>0</text:p>
          </table:table-cell>
          <table:table-cell table:formula="of:=([.$B152]-[.E151])*[.$I$3]+[.E151]" office:value-type="float" office:value="95.4012890679413" calcext:value-type="float">
            <text:p>95.4012890679413</text:p>
          </table:table-cell>
          <table:table-cell table:formula="of:=([.$B152]-[.F151])*[.$J$3]+[.F151]" office:value-type="float" office:value="80.5642834603034" calcext:value-type="float">
            <text:p>80.5642834603034</text:p>
          </table:table-cell>
          <table:table-cell table:formula="of:=[.E152]-[.F152]" office:value-type="float" office:value="14.8370056076379" calcext:value-type="float">
            <text:p>14.8370056076379</text:p>
          </table:table-cell>
          <table:table-cell table:formula="of:=([.$G152]-[.H151])*[.$K$3]+[.H151]" office:value-type="float" office:value="15.2065839084458" calcext:value-type="float">
            <text:p>15.2065839084458</text:p>
          </table:table-cell>
          <table:table-cell table:number-columns-repeated="3"/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formula="of:=[.B152]" office:value-type="float" office:value="100" calcext:value-type="float">
            <text:p>100</text:p>
          </table:table-cell>
          <table:table-cell table:formula="of:=[.H153]-[.G153]" office:value-type="float" office:value="0.471614743252308" calcext:value-type="float">
            <text:p>0.471614743252308</text:p>
          </table:table-cell>
          <table:table-cell table:formula="of:=IF(AND([.C153]&lt;0;[.C152]&gt;0);1;IF(AND([.C153]&gt;0;[.C152]&lt;0);-1;0))" office:value-type="float" office:value="0" calcext:value-type="float">
            <text:p>0</text:p>
          </table:table-cell>
          <table:table-cell table:formula="of:=([.$B153]-[.E152])*[.$I$3]+[.E152]" office:value-type="float" office:value="95.7419343221678" calcext:value-type="float">
            <text:p>95.7419343221678</text:p>
          </table:table-cell>
          <table:table-cell table:formula="of:=([.$B153]-[.F152])*[.$J$3]+[.F152]" office:value-type="float" office:value="81.1117684332526" calcext:value-type="float">
            <text:p>81.1117684332526</text:p>
          </table:table-cell>
          <table:table-cell table:formula="of:=[.E153]-[.F153]" office:value-type="float" office:value="14.6301658889152" calcext:value-type="float">
            <text:p>14.6301658889152</text:p>
          </table:table-cell>
          <table:table-cell table:formula="of:=([.$G153]-[.H152])*[.$K$3]+[.H152]" office:value-type="float" office:value="15.1017806321675" calcext:value-type="float">
            <text:p>15.1017806321675</text:p>
          </table:table-cell>
          <table:table-cell table:number-columns-repeated="3"/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formula="of:=[.B153]" office:value-type="float" office:value="100" calcext:value-type="float">
            <text:p>100</text:p>
          </table:table-cell>
          <table:table-cell table:formula="of:=[.H154]-[.G154]" office:value-type="float" office:value="0.563126180608995" calcext:value-type="float">
            <text:p>0.563126180608995</text:p>
          </table:table-cell>
          <table:table-cell table:formula="of:=IF(AND([.C154]&lt;0;[.C153]&gt;0);1;IF(AND([.C154]&gt;0;[.C153]&lt;0);-1;0))" office:value-type="float" office:value="0" calcext:value-type="float">
            <text:p>0</text:p>
          </table:table-cell>
          <table:table-cell table:formula="of:=([.$B154]-[.E153])*[.$I$3]+[.E153]" office:value-type="float" office:value="96.0573465945999" calcext:value-type="float">
            <text:p>96.0573465945999</text:p>
          </table:table-cell>
          <table:table-cell table:formula="of:=([.$B154]-[.F153])*[.$J$3]+[.F153]" office:value-type="float" office:value="81.6438312942878" calcext:value-type="float">
            <text:p>81.6438312942878</text:p>
          </table:table-cell>
          <table:table-cell table:formula="of:=[.E154]-[.F154]" office:value-type="float" office:value="14.4135153003121" calcext:value-type="float">
            <text:p>14.4135153003121</text:p>
          </table:table-cell>
          <table:table-cell table:formula="of:=([.$G154]-[.H153])*[.$K$3]+[.H153]" office:value-type="float" office:value="14.9766414809211" calcext:value-type="float">
            <text:p>14.9766414809211</text:p>
          </table:table-cell>
          <table:table-cell table:number-columns-repeated="3"/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formula="of:=[.B154]" office:value-type="float" office:value="100" calcext:value-type="float">
            <text:p>100</text:p>
          </table:table-cell>
          <table:table-cell table:formula="of:=[.H155]-[.G155]" office:value-type="float" office:value="0.644852417741824" calcext:value-type="float">
            <text:p>0.644852417741824</text:p>
          </table:table-cell>
          <table:table-cell table:formula="of:=IF(AND([.C155]&lt;0;[.C154]&gt;0);1;IF(AND([.C155]&gt;0;[.C154]&lt;0);-1;0))" office:value-type="float" office:value="0" calcext:value-type="float">
            <text:p>0</text:p>
          </table:table-cell>
          <table:table-cell table:formula="of:=([.$B155]-[.E154])*[.$I$3]+[.E154]" office:value-type="float" office:value="96.3493949949999" calcext:value-type="float">
            <text:p>96.3493949949999</text:p>
          </table:table-cell>
          <table:table-cell table:formula="of:=([.$B155]-[.F154])*[.$J$3]+[.F154]" office:value-type="float" office:value="82.1609064690966" calcext:value-type="float">
            <text:p>82.1609064690966</text:p>
          </table:table-cell>
          <table:table-cell table:formula="of:=[.E155]-[.F155]" office:value-type="float" office:value="14.1884885259033" calcext:value-type="float">
            <text:p>14.1884885259033</text:p>
          </table:table-cell>
          <table:table-cell table:formula="of:=([.$G155]-[.H154])*[.$K$3]+[.H154]" office:value-type="float" office:value="14.8333409436451" calcext:value-type="float">
            <text:p>14.8333409436451</text:p>
          </table:table-cell>
          <table:table-cell table:number-columns-repeated="3"/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formula="of:=[.B155]" office:value-type="float" office:value="100" calcext:value-type="float">
            <text:p>100</text:p>
          </table:table-cell>
          <table:table-cell table:formula="of:=[.H156]-[.G156]" office:value-type="float" office:value="0.717502016547101" calcext:value-type="float">
            <text:p>0.717502016547101</text:p>
          </table:table-cell>
          <table:table-cell table:formula="of:=IF(AND([.C156]&lt;0;[.C155]&gt;0);1;IF(AND([.C156]&gt;0;[.C155]&lt;0);-1;0))" office:value-type="float" office:value="0" calcext:value-type="float">
            <text:p>0</text:p>
          </table:table-cell>
          <table:table-cell table:formula="of:=([.$B156]-[.E155])*[.$I$3]+[.E155]" office:value-type="float" office:value="96.6198101805554" calcext:value-type="float">
            <text:p>96.6198101805554</text:p>
          </table:table-cell>
          <table:table-cell table:formula="of:=([.$B156]-[.F155])*[.$J$3]+[.F155]" office:value-type="float" office:value="82.6634161460234" calcext:value-type="float">
            <text:p>82.6634161460234</text:p>
          </table:table-cell>
          <table:table-cell table:formula="of:=[.E156]-[.F156]" office:value-type="float" office:value="13.956394034532" calcext:value-type="float">
            <text:p>13.956394034532</text:p>
          </table:table-cell>
          <table:table-cell table:formula="of:=([.$G156]-[.H155])*[.$K$3]+[.H155]" office:value-type="float" office:value="14.6738960510791" calcext:value-type="float">
            <text:p>14.6738960510791</text:p>
          </table:table-cell>
          <table:table-cell table:number-columns-repeated="3"/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formula="of:=[.B156]" office:value-type="float" office:value="100" calcext:value-type="float">
            <text:p>100</text:p>
          </table:table-cell>
          <table:table-cell table:formula="of:=[.H157]-[.G157]" office:value-type="float" office:value="0.78174986746666" calcext:value-type="float">
            <text:p>0.78174986746666</text:p>
          </table:table-cell>
          <table:table-cell table:formula="of:=IF(AND([.C157]&lt;0;[.C156]&gt;0);1;IF(AND([.C157]&gt;0;[.C156]&lt;0);-1;0))" office:value-type="float" office:value="0" calcext:value-type="float">
            <text:p>0</text:p>
          </table:table-cell>
          <table:table-cell table:formula="of:=([.$B157]-[.E156])*[.$I$3]+[.E156]" office:value-type="float" office:value="96.8701946116254" calcext:value-type="float">
            <text:p>96.8701946116254</text:p>
          </table:table-cell>
          <table:table-cell table:formula="of:=([.$B157]-[.F156])*[.$J$3]+[.F156]" office:value-type="float" office:value="83.1517706207833" calcext:value-type="float">
            <text:p>83.1517706207833</text:p>
          </table:table-cell>
          <table:table-cell table:formula="of:=[.E157]-[.F157]" office:value-type="float" office:value="13.7184239908421" calcext:value-type="float">
            <text:p>13.7184239908421</text:p>
          </table:table-cell>
          <table:table-cell table:formula="of:=([.$G157]-[.H156])*[.$K$3]+[.H156]" office:value-type="float" office:value="14.5001738583087" calcext:value-type="float">
            <text:p>14.5001738583087</text:p>
          </table:table-cell>
          <table:table-cell table:number-columns-repeated="3"/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formula="of:=[.B157]" office:value-type="float" office:value="100" calcext:value-type="float">
            <text:p>100</text:p>
          </table:table-cell>
          <table:table-cell table:formula="of:=[.H158]-[.G158]" office:value-type="float" office:value="0.838235816159665" calcext:value-type="float">
            <text:p>0.838235816159665</text:p>
          </table:table-cell>
          <table:table-cell table:formula="of:=IF(AND([.C158]&lt;0;[.C157]&gt;0);1;IF(AND([.C158]&gt;0;[.C157]&lt;0);-1;0))" office:value-type="float" office:value="0" calcext:value-type="float">
            <text:p>0</text:p>
          </table:table-cell>
          <table:table-cell table:formula="of:=([.$B158]-[.E157])*[.$I$3]+[.E157]" office:value-type="float" office:value="97.1020320478013" calcext:value-type="float">
            <text:p>97.1020320478013</text:p>
          </table:table-cell>
          <table:table-cell table:formula="of:=([.$B158]-[.F157])*[.$J$3]+[.F157]" office:value-type="float" office:value="83.6263686314655" calcext:value-type="float">
            <text:p>83.6263686314655</text:p>
          </table:table-cell>
          <table:table-cell table:formula="of:=[.E158]-[.F158]" office:value-type="float" office:value="13.4756634163358" calcext:value-type="float">
            <text:p>13.4756634163358</text:p>
          </table:table-cell>
          <table:table-cell table:formula="of:=([.$G158]-[.H157])*[.$K$3]+[.H157]" office:value-type="float" office:value="14.3138992324955" calcext:value-type="float">
            <text:p>14.3138992324955</text:p>
          </table:table-cell>
          <table:table-cell table:number-columns-repeated="3"/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formula="of:=[.B158]" office:value-type="float" office:value="100" calcext:value-type="float">
            <text:p>100</text:p>
          </table:table-cell>
          <table:table-cell table:formula="of:=[.H159]-[.G159]" office:value-type="float" office:value="0.887564107668261" calcext:value-type="float">
            <text:p>0.887564107668261</text:p>
          </table:table-cell>
          <table:table-cell table:formula="of:=IF(AND([.C159]&lt;0;[.C158]&gt;0);1;IF(AND([.C159]&gt;0;[.C158]&lt;0);-1;0))" office:value-type="float" office:value="0" calcext:value-type="float">
            <text:p>0</text:p>
          </table:table-cell>
          <table:table-cell table:formula="of:=([.$B159]-[.E158])*[.$I$3]+[.E158]" office:value-type="float" office:value="97.3166963405568" calcext:value-type="float">
            <text:p>97.3166963405568</text:p>
          </table:table-cell>
          <table:table-cell table:formula="of:=([.$B159]-[.F158])*[.$J$3]+[.F158]" office:value-type="float" office:value="84.0875976841003" calcext:value-type="float">
            <text:p>84.0875976841003</text:p>
          </table:table-cell>
          <table:table-cell table:formula="of:=[.E159]-[.F159]" office:value-type="float" office:value="13.2290986564565" calcext:value-type="float">
            <text:p>13.2290986564565</text:p>
          </table:table-cell>
          <table:table-cell table:formula="of:=([.$G159]-[.H158])*[.$K$3]+[.H158]" office:value-type="float" office:value="14.1166627641248" calcext:value-type="float">
            <text:p>14.1166627641248</text:p>
          </table:table-cell>
          <table:table-cell table:number-columns-repeated="3"/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formula="of:=[.B159]" office:value-type="float" office:value="100" calcext:value-type="float">
            <text:p>100</text:p>
          </table:table-cell>
          <table:table-cell table:formula="of:=[.H160]-[.G160]" office:value-type="float" office:value="0.930303457028463" calcext:value-type="float">
            <text:p>0.930303457028463</text:p>
          </table:table-cell>
          <table:table-cell table:formula="of:=IF(AND([.C160]&lt;0;[.C159]&gt;0);1;IF(AND([.C160]&gt;0;[.C159]&lt;0);-1;0))" office:value-type="float" office:value="0" calcext:value-type="float">
            <text:p>0</text:p>
          </table:table-cell>
          <table:table-cell table:formula="of:=([.$B160]-[.E159])*[.$I$3]+[.E159]" office:value-type="float" office:value="97.5154595745896" calcext:value-type="float">
            <text:p>97.5154595745896</text:p>
          </table:table-cell>
          <table:table-cell table:formula="of:=([.$B160]-[.F159])*[.$J$3]+[.F159]" office:value-type="float" office:value="84.5358343690552" calcext:value-type="float">
            <text:p>84.5358343690552</text:p>
          </table:table-cell>
          <table:table-cell table:formula="of:=[.E160]-[.F160]" office:value-type="float" office:value="12.9796252055344" calcext:value-type="float">
            <text:p>12.9796252055344</text:p>
          </table:table-cell>
          <table:table-cell table:formula="of:=([.$G160]-[.H159])*[.$K$3]+[.H159]" office:value-type="float" office:value="13.9099286625629" calcext:value-type="float">
            <text:p>13.9099286625629</text:p>
          </table:table-cell>
          <table:table-cell table:number-columns-repeated="3"/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formula="of:=[.B160]" office:value-type="float" office:value="100" calcext:value-type="float">
            <text:p>100</text:p>
          </table:table-cell>
          <table:table-cell table:formula="of:=[.H161]-[.G161]" office:value-type="float" office:value="0.966987593165303" calcext:value-type="float">
            <text:p>0.966987593165303</text:p>
          </table:table-cell>
          <table:table-cell table:formula="of:=IF(AND([.C161]&lt;0;[.C160]&gt;0);1;IF(AND([.C161]&gt;0;[.C160]&lt;0);-1;0))" office:value-type="float" office:value="0" calcext:value-type="float">
            <text:p>0</text:p>
          </table:table-cell>
          <table:table-cell table:formula="of:=([.$B161]-[.E160])*[.$I$3]+[.E160]" office:value-type="float" office:value="97.6994996061015" calcext:value-type="float">
            <text:p>97.6994996061015</text:p>
          </table:table-cell>
          <table:table-cell table:formula="of:=([.$B161]-[.F160])*[.$J$3]+[.F160]" office:value-type="float" office:value="84.9714446685184" calcext:value-type="float">
            <text:p>84.9714446685184</text:p>
          </table:table-cell>
          <table:table-cell table:formula="of:=[.E161]-[.F161]" office:value-type="float" office:value="12.7280549375831" calcext:value-type="float">
            <text:p>12.7280549375831</text:p>
          </table:table-cell>
          <table:table-cell table:formula="of:=([.$G161]-[.H160])*[.$K$3]+[.H160]" office:value-type="float" office:value="13.6950425307484" calcext:value-type="float">
            <text:p>13.6950425307484</text:p>
          </table:table-cell>
          <table:table-cell table:number-columns-repeated="3"/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table:formula="of:=[.B161]" office:value-type="float" office:value="100" calcext:value-type="float">
            <text:p>100</text:p>
          </table:table-cell>
          <table:table-cell table:formula="of:=[.H162]-[.G162]" office:value-type="float" office:value="0.998116153676609" calcext:value-type="float">
            <text:p>0.998116153676609</text:p>
          </table:table-cell>
          <table:table-cell table:formula="of:=IF(AND([.C162]&lt;0;[.C161]&gt;0);1;IF(AND([.C162]&gt;0;[.C161]&lt;0);-1;0))" office:value-type="float" office:value="0" calcext:value-type="float">
            <text:p>0</text:p>
          </table:table-cell>
          <table:table-cell table:formula="of:=([.$B162]-[.E161])*[.$I$3]+[.E161]" office:value-type="float" office:value="97.8699070426866" calcext:value-type="float">
            <text:p>97.8699070426866</text:p>
          </table:table-cell>
          <table:table-cell table:formula="of:=([.$B162]-[.F161])*[.$J$3]+[.F161]" office:value-type="float" office:value="85.3947842553207" calcext:value-type="float">
            <text:p>85.3947842553207</text:p>
          </table:table-cell>
          <table:table-cell table:formula="of:=[.E162]-[.F162]" office:value-type="float" office:value="12.4751227873658" calcext:value-type="float">
            <text:p>12.4751227873658</text:p>
          </table:table-cell>
          <table:table-cell table:formula="of:=([.$G162]-[.H161])*[.$K$3]+[.H161]" office:value-type="float" office:value="13.4732389410425" calcext:value-type="float">
            <text:p>13.4732389410425</text:p>
          </table:table-cell>
          <table:table-cell table:number-columns-repeated="3"/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table:formula="of:=[.B162]" office:value-type="float" office:value="100" calcext:value-type="float">
            <text:p>100</text:p>
          </table:table-cell>
          <table:table-cell table:formula="of:=[.H163]-[.G163]" office:value-type="float" office:value="1.0241558330654" calcext:value-type="float">
            <text:p>1.0241558330654</text:p>
          </table:table-cell>
          <table:table-cell table:formula="of:=IF(AND([.C163]&lt;0;[.C162]&gt;0);1;IF(AND([.C163]&gt;0;[.C162]&lt;0);-1;0))" office:value-type="float" office:value="0" calcext:value-type="float">
            <text:p>0</text:p>
          </table:table-cell>
          <table:table-cell table:formula="of:=([.$B163]-[.E162])*[.$I$3]+[.E162]" office:value-type="float" office:value="98.0276917061913" calcext:value-type="float">
            <text:p>98.0276917061913</text:p>
          </table:table-cell>
          <table:table-cell table:formula="of:=([.$B163]-[.F162])*[.$J$3]+[.F162]" office:value-type="float" office:value="85.8061987833399" calcext:value-type="float">
            <text:p>85.8061987833399</text:p>
          </table:table-cell>
          <table:table-cell table:formula="of:=[.E163]-[.F163]" office:value-type="float" office:value="12.2214929228514" calcext:value-type="float">
            <text:p>12.2214929228514</text:p>
          </table:table-cell>
          <table:table-cell table:formula="of:=([.$G163]-[.H162])*[.$K$3]+[.H162]" office:value-type="float" office:value="13.2456487559168" calcext:value-type="float">
            <text:p>13.2456487559168</text:p>
          </table:table-cell>
          <table:table-cell table:number-columns-repeated="3"/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formula="of:=[.B163]" office:value-type="float" office:value="100" calcext:value-type="float">
            <text:p>100</text:p>
          </table:table-cell>
          <table:table-cell table:formula="of:=[.H164]-[.G164]" office:value-type="float" office:value="1.04554170719811" calcext:value-type="float">
            <text:p>1.04554170719811</text:p>
          </table:table-cell>
          <table:table-cell table:formula="of:=IF(AND([.C164]&lt;0;[.C163]&gt;0);1;IF(AND([.C164]&gt;0;[.C163]&lt;0);-1;0))" office:value-type="float" office:value="0" calcext:value-type="float">
            <text:p>0</text:p>
          </table:table-cell>
          <table:table-cell table:formula="of:=([.$B164]-[.E163])*[.$I$3]+[.E163]" office:value-type="float" office:value="98.1737886168438" calcext:value-type="float">
            <text:p>98.1737886168438</text:p>
          </table:table-cell>
          <table:table-cell table:formula="of:=([.$B164]-[.F163])*[.$J$3]+[.F163]" office:value-type="float" office:value="86.2060241697246" calcext:value-type="float">
            <text:p>86.2060241697246</text:p>
          </table:table-cell>
          <table:table-cell table:formula="of:=[.E164]-[.F164]" office:value-type="float" office:value="11.9677644471191" calcext:value-type="float">
            <text:p>11.9677644471191</text:p>
          </table:table-cell>
          <table:table-cell table:formula="of:=([.$G164]-[.H163])*[.$K$3]+[.H163]" office:value-type="float" office:value="13.0133061543172" calcext:value-type="float">
            <text:p>13.0133061543172</text:p>
          </table:table-cell>
          <table:table-cell table:number-columns-repeated="3"/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table:formula="of:=[.B164]" office:value-type="float" office:value="100" calcext:value-type="float">
            <text:p>100</text:p>
          </table:table-cell>
          <table:table-cell table:formula="of:=[.H165]-[.G165]" office:value-type="float" office:value="1.06267867312226" calcext:value-type="float">
            <text:p>1.06267867312226</text:p>
          </table:table-cell>
          <table:table-cell table:formula="of:=IF(AND([.C165]&lt;0;[.C164]&gt;0);1;IF(AND([.C165]&gt;0;[.C164]&lt;0);-1;0))" office:value-type="float" office:value="0" calcext:value-type="float">
            <text:p>0</text:p>
          </table:table-cell>
          <table:table-cell table:formula="of:=([.$B165]-[.E164])*[.$I$3]+[.E164]" office:value-type="float" office:value="98.3090635341146" calcext:value-type="float">
            <text:p>98.3090635341146</text:p>
          </table:table-cell>
          <table:table-cell table:formula="of:=([.$B165]-[.F164])*[.$J$3]+[.F164]" office:value-type="float" office:value="86.594586869169" calcext:value-type="float">
            <text:p>86.594586869169</text:p>
          </table:table-cell>
          <table:table-cell table:formula="of:=[.E165]-[.F165]" office:value-type="float" office:value="11.7144766649456" calcext:value-type="float">
            <text:p>11.7144766649456</text:p>
          </table:table-cell>
          <table:table-cell table:formula="of:=([.$G165]-[.H164])*[.$K$3]+[.H164]" office:value-type="float" office:value="12.7771553380678" calcext:value-type="float">
            <text:p>12.7771553380678</text:p>
          </table:table-cell>
          <table:table-cell table:number-columns-repeated="3"/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table:formula="of:=[.B165]" office:value-type="float" office:value="100" calcext:value-type="float">
            <text:p>100</text:p>
          </table:table-cell>
          <table:table-cell table:formula="of:=[.H166]-[.G166]" office:value-type="float" office:value="1.0759429565875" calcext:value-type="float">
            <text:p>1.0759429565875</text:p>
          </table:table-cell>
          <table:table-cell table:formula="of:=IF(AND([.C166]&lt;0;[.C165]&gt;0);1;IF(AND([.C166]&gt;0;[.C165]&lt;0);-1;0))" office:value-type="float" office:value="0" calcext:value-type="float">
            <text:p>0</text:p>
          </table:table-cell>
          <table:table-cell table:formula="of:=([.$B166]-[.E165])*[.$I$3]+[.E165]" office:value-type="float" office:value="98.4343180871432" calcext:value-type="float">
            <text:p>98.4343180871432</text:p>
          </table:table-cell>
          <table:table-cell table:formula="of:=([.$B166]-[.F165])*[.$J$3]+[.F165]" office:value-type="float" office:value="86.97220414046" calcext:value-type="float">
            <text:p>86.97220414046</text:p>
          </table:table-cell>
          <table:table-cell table:formula="of:=[.E166]-[.F166]" office:value-type="float" office:value="11.4621139466831" calcext:value-type="float">
            <text:p>11.4621139466831</text:p>
          </table:table-cell>
          <table:table-cell table:formula="of:=([.$G166]-[.H165])*[.$K$3]+[.H165]" office:value-type="float" office:value="12.5380569032706" calcext:value-type="float">
            <text:p>12.5380569032706</text:p>
          </table:table-cell>
          <table:table-cell table:number-columns-repeated="3"/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table:formula="of:=[.B166]" office:value-type="float" office:value="100" calcext:value-type="float">
            <text:p>100</text:p>
          </table:table-cell>
          <table:table-cell table:formula="of:=[.H167]-[.G167]" office:value-type="float" office:value="1.08568365026365" calcext:value-type="float">
            <text:p>1.08568365026365</text:p>
          </table:table-cell>
          <table:table-cell table:formula="of:=IF(AND([.C167]&lt;0;[.C166]&gt;0);1;IF(AND([.C167]&gt;0;[.C166]&lt;0);-1;0))" office:value-type="float" office:value="0" calcext:value-type="float">
            <text:p>0</text:p>
          </table:table-cell>
          <table:table-cell table:formula="of:=([.$B167]-[.E166])*[.$I$3]+[.E166]" office:value-type="float" office:value="98.5502945251326" calcext:value-type="float">
            <text:p>98.5502945251326</text:p>
          </table:table-cell>
          <table:table-cell table:formula="of:=([.$B167]-[.F166])*[.$J$3]+[.F166]" office:value-type="float" office:value="87.3391843055175" calcext:value-type="float">
            <text:p>87.3391843055175</text:p>
          </table:table-cell>
          <table:table-cell table:formula="of:=[.E167]-[.F167]" office:value-type="float" office:value="11.2111102196151" calcext:value-type="float">
            <text:p>11.2111102196151</text:p>
          </table:table-cell>
          <table:table-cell table:formula="of:=([.$G167]-[.H166])*[.$K$3]+[.H166]" office:value-type="float" office:value="12.2967938698787" calcext:value-type="float">
            <text:p>12.2967938698787</text:p>
          </table:table-cell>
          <table:table-cell table:number-columns-repeated="3"/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table:formula="of:=[.B167]" office:value-type="float" office:value="100" calcext:value-type="float">
            <text:p>100</text:p>
          </table:table-cell>
          <table:table-cell table:formula="of:=[.H168]-[.G168]" office:value-type="float" office:value="1.09222425421523" calcext:value-type="float">
            <text:p>1.09222425421523</text:p>
          </table:table-cell>
          <table:table-cell table:formula="of:=IF(AND([.C168]&lt;0;[.C167]&gt;0);1;IF(AND([.C168]&gt;0;[.C167]&lt;0);-1;0))" office:value-type="float" office:value="0" calcext:value-type="float">
            <text:p>0</text:p>
          </table:table-cell>
          <table:table-cell table:formula="of:=([.$B168]-[.E167])*[.$I$3]+[.E167]" office:value-type="float" office:value="98.6576801158635" calcext:value-type="float">
            <text:p>98.6576801158635</text:p>
          </table:table-cell>
          <table:table-cell table:formula="of:=([.$B168]-[.F167])*[.$J$3]+[.F167]" office:value-type="float" office:value="87.6958270011367" calcext:value-type="float">
            <text:p>87.6958270011367</text:p>
          </table:table-cell>
          <table:table-cell table:formula="of:=[.E168]-[.F168]" office:value-type="float" office:value="10.9618531147268" calcext:value-type="float">
            <text:p>10.9618531147268</text:p>
          </table:table-cell>
          <table:table-cell table:formula="of:=([.$G168]-[.H167])*[.$K$3]+[.H167]" office:value-type="float" office:value="12.054077368942" calcext:value-type="float">
            <text:p>12.054077368942</text:p>
          </table:table-cell>
          <table:table-cell table:number-columns-repeated="3"/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table:formula="of:=[.B168]" office:value-type="float" office:value="100" calcext:value-type="float">
            <text:p>100</text:p>
          </table:table-cell>
          <table:table-cell table:formula="of:=[.H169]-[.G169]" office:value-type="float" office:value="1.09586419706438" calcext:value-type="float">
            <text:p>1.09586419706438</text:p>
          </table:table-cell>
          <table:table-cell table:formula="of:=IF(AND([.C169]&lt;0;[.C168]&gt;0);1;IF(AND([.C169]&gt;0;[.C168]&lt;0);-1;0))" office:value-type="float" office:value="0" calcext:value-type="float">
            <text:p>0</text:p>
          </table:table-cell>
          <table:table-cell table:formula="of:=([.$B169]-[.E168])*[.$I$3]+[.E168]" office:value-type="float" office:value="98.7571112183921" calcext:value-type="float">
            <text:p>98.7571112183921</text:p>
          </table:table-cell>
          <table:table-cell table:formula="of:=([.$B169]-[.F168])*[.$J$3]+[.F168]" office:value-type="float" office:value="88.0424234236399" calcext:value-type="float">
            <text:p>88.0424234236399</text:p>
          </table:table-cell>
          <table:table-cell table:formula="of:=[.E169]-[.F169]" office:value-type="float" office:value="10.7146877947522" calcext:value-type="float">
            <text:p>10.7146877947522</text:p>
          </table:table-cell>
          <table:table-cell table:formula="of:=([.$G169]-[.H168])*[.$K$3]+[.H168]" office:value-type="float" office:value="11.8105519918166" calcext:value-type="float">
            <text:p>11.8105519918166</text:p>
          </table:table-cell>
          <table:table-cell table:number-columns-repeated="3"/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table:formula="of:=[.B169]" office:value-type="float" office:value="100" calcext:value-type="float">
            <text:p>100</text:p>
          </table:table-cell>
          <table:table-cell table:formula="of:=[.H170]-[.G170]" office:value-type="float" office:value="1.09688032177018" calcext:value-type="float">
            <text:p>1.09688032177018</text:p>
          </table:table-cell>
          <table:table-cell table:formula="of:=IF(AND([.C170]&lt;0;[.C169]&gt;0);1;IF(AND([.C170]&gt;0;[.C169]&lt;0);-1;0))" office:value-type="float" office:value="0" calcext:value-type="float">
            <text:p>0</text:p>
          </table:table-cell>
          <table:table-cell table:formula="of:=([.$B170]-[.E169])*[.$I$3]+[.E169]" office:value-type="float" office:value="98.8491770540668" calcext:value-type="float">
            <text:p>98.8491770540668</text:p>
          </table:table-cell>
          <table:table-cell table:formula="of:=([.$B170]-[.F169])*[.$J$3]+[.F169]" office:value-type="float" office:value="88.379256566636" calcext:value-type="float">
            <text:p>88.379256566636</text:p>
          </table:table-cell>
          <table:table-cell table:formula="of:=[.E170]-[.F170]" office:value-type="float" office:value="10.4699204874308" calcext:value-type="float">
            <text:p>10.4699204874308</text:p>
          </table:table-cell>
          <table:table-cell table:formula="of:=([.$G170]-[.H169])*[.$K$3]+[.H169]" office:value-type="float" office:value="11.566800809201" calcext:value-type="float">
            <text:p>11.566800809201</text:p>
          </table:table-cell>
          <table:table-cell table:number-columns-repeated="3"/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table:formula="of:=[.B170]" office:value-type="float" office:value="100" calcext:value-type="float">
            <text:p>100</text:p>
          </table:table-cell>
          <table:table-cell table:formula="of:=[.H171]-[.G171]" office:value-type="float" office:value="1.09552832433316" calcext:value-type="float">
            <text:p>1.09552832433316</text:p>
          </table:table-cell>
          <table:table-cell table:formula="of:=IF(AND([.C171]&lt;0;[.C170]&gt;0);1;IF(AND([.C171]&gt;0;[.C170]&lt;0);-1;0))" office:value-type="float" office:value="0" calcext:value-type="float">
            <text:p>0</text:p>
          </table:table-cell>
          <table:table-cell table:formula="of:=([.$B171]-[.E170])*[.$I$3]+[.E170]" office:value-type="float" office:value="98.93442319821" calcext:value-type="float">
            <text:p>98.93442319821</text:p>
          </table:table-cell>
          <table:table-cell table:formula="of:=([.$B171]-[.F170])*[.$J$3]+[.F170]" office:value-type="float" office:value="88.7066014520829" calcext:value-type="float">
            <text:p>88.7066014520829</text:p>
          </table:table-cell>
          <table:table-cell table:formula="of:=[.E171]-[.F171]" office:value-type="float" office:value="10.2278217461271" calcext:value-type="float">
            <text:p>10.2278217461271</text:p>
          </table:table-cell>
          <table:table-cell table:formula="of:=([.$G171]-[.H170])*[.$K$3]+[.H170]" office:value-type="float" office:value="11.3233500704603" calcext:value-type="float">
            <text:p>11.3233500704603</text:p>
          </table:table-cell>
          <table:table-cell table:number-columns-repeated="3"/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table:formula="of:=[.B171]" office:value-type="float" office:value="100" calcext:value-type="float">
            <text:p>100</text:p>
          </table:table-cell>
          <table:table-cell table:formula="of:=[.H172]-[.G172]" office:value-type="float" office:value="1.09204413720871" calcext:value-type="float">
            <text:p>1.09204413720871</text:p>
          </table:table-cell>
          <table:table-cell table:formula="of:=IF(AND([.C172]&lt;0;[.C171]&gt;0);1;IF(AND([.C172]&gt;0;[.C171]&lt;0);-1;0))" office:value-type="float" office:value="0" calcext:value-type="float">
            <text:p>0</text:p>
          </table:table-cell>
          <table:table-cell table:formula="of:=([.$B172]-[.E171])*[.$I$3]+[.E171]" office:value-type="float" office:value="99.0133548131574" calcext:value-type="float">
            <text:p>99.0133548131574</text:p>
          </table:table-cell>
          <table:table-cell table:formula="of:=([.$B172]-[.F171])*[.$J$3]+[.F171]" office:value-type="float" office:value="89.0247253548411" calcext:value-type="float">
            <text:p>89.0247253548411</text:p>
          </table:table-cell>
          <table:table-cell table:formula="of:=[.E172]-[.F172]" office:value-type="float" office:value="9.98862945831628" calcext:value-type="float">
            <text:p>9.98862945831628</text:p>
          </table:table-cell>
          <table:table-cell table:formula="of:=([.$G172]-[.H171])*[.$K$3]+[.H171]" office:value-type="float" office:value="11.080673595525" calcext:value-type="float">
            <text:p>11.080673595525</text:p>
          </table:table-cell>
          <table:table-cell table:number-columns-repeated="3"/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table:formula="of:=[.B172]" office:value-type="float" office:value="100" calcext:value-type="float">
            <text:p>100</text:p>
          </table:table-cell>
          <table:table-cell table:formula="of:=[.H173]-[.G173]" office:value-type="float" office:value="1.08664525195733" calcext:value-type="float">
            <text:p>1.08664525195733</text:p>
          </table:table-cell>
          <table:table-cell table:formula="of:=IF(AND([.C173]&lt;0;[.C172]&gt;0);1;IF(AND([.C173]&gt;0;[.C172]&lt;0);-1;0))" office:value-type="float" office:value="0" calcext:value-type="float">
            <text:p>0</text:p>
          </table:table-cell>
          <table:table-cell table:formula="of:=([.$B173]-[.E172])*[.$I$3]+[.E172]" office:value-type="float" office:value="99.0864396418124" calcext:value-type="float">
            <text:p>99.0864396418124</text:p>
          </table:table-cell>
          <table:table-cell table:formula="of:=([.$B173]-[.F172])*[.$J$3]+[.F172]" office:value-type="float" office:value="89.3338880209019" calcext:value-type="float">
            <text:p>89.3338880209019</text:p>
          </table:table-cell>
          <table:table-cell table:formula="of:=[.E173]-[.F173]" office:value-type="float" office:value="9.75255162091048" calcext:value-type="float">
            <text:p>9.75255162091048</text:p>
          </table:table-cell>
          <table:table-cell table:formula="of:=([.$G173]-[.H172])*[.$K$3]+[.H172]" office:value-type="float" office:value="10.8391968728678" calcext:value-type="float">
            <text:p>10.8391968728678</text:p>
          </table:table-cell>
          <table:table-cell table:number-columns-repeated="3"/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table:formula="of:=[.B173]" office:value-type="float" office:value="100" calcext:value-type="float">
            <text:p>100</text:p>
          </table:table-cell>
          <table:table-cell table:formula="of:=[.H174]-[.G174]" office:value-type="float" office:value="1.07953197781086" calcext:value-type="float">
            <text:p>1.07953197781086</text:p>
          </table:table-cell>
          <table:table-cell table:formula="of:=IF(AND([.C174]&lt;0;[.C173]&gt;0);1;IF(AND([.C174]&gt;0;[.C173]&lt;0);-1;0))" office:value-type="float" office:value="0" calcext:value-type="float">
            <text:p>0</text:p>
          </table:table-cell>
          <table:table-cell table:formula="of:=([.$B174]-[.E173])*[.$I$3]+[.E173]" office:value-type="float" office:value="99.1541107794559" calcext:value-type="float">
            <text:p>99.1541107794559</text:p>
          </table:table-cell>
          <table:table-cell table:formula="of:=([.$B174]-[.F173])*[.$J$3]+[.F173]" office:value-type="float" office:value="89.6343418794681" calcext:value-type="float">
            <text:p>89.6343418794681</text:p>
          </table:table-cell>
          <table:table-cell table:formula="of:=[.E174]-[.F174]" office:value-type="float" office:value="9.51976889998787" calcext:value-type="float">
            <text:p>9.51976889998787</text:p>
          </table:table-cell>
          <table:table-cell table:formula="of:=([.$G174]-[.H173])*[.$K$3]+[.H173]" office:value-type="float" office:value="10.5993008777987" calcext:value-type="float">
            <text:p>10.5993008777987</text:p>
          </table:table-cell>
          <table:table-cell table:number-columns-repeated="3"/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table:formula="of:=[.B174]" office:value-type="float" office:value="100" calcext:value-type="float">
            <text:p>100</text:p>
          </table:table-cell>
          <table:table-cell table:formula="of:=[.H175]-[.G175]" office:value-type="float" office:value="1.07088863450914" calcext:value-type="float">
            <text:p>1.07088863450914</text:p>
          </table:table-cell>
          <table:table-cell table:formula="of:=IF(AND([.C175]&lt;0;[.C174]&gt;0);1;IF(AND([.C175]&gt;0;[.C174]&lt;0);-1;0))" office:value-type="float" office:value="0" calcext:value-type="float">
            <text:p>0</text:p>
          </table:table-cell>
          <table:table-cell table:formula="of:=([.$B175]-[.E174])*[.$I$3]+[.E174]" office:value-type="float" office:value="99.216769240237" calcext:value-type="float">
            <text:p>99.216769240237</text:p>
          </table:table-cell>
          <table:table-cell table:formula="of:=([.$B175]-[.F174])*[.$J$3]+[.F174]" office:value-type="float" office:value="89.9263322490605" calcext:value-type="float">
            <text:p>89.9263322490605</text:p>
          </table:table-cell>
          <table:table-cell table:formula="of:=[.E175]-[.F175]" office:value-type="float" office:value="9.29043699117645" calcext:value-type="float">
            <text:p>9.29043699117645</text:p>
          </table:table-cell>
          <table:table-cell table:formula="of:=([.$G175]-[.H174])*[.$K$3]+[.H174]" office:value-type="float" office:value="10.3613256256856" calcext:value-type="float">
            <text:p>10.3613256256856</text:p>
          </table:table-cell>
          <table:table-cell table:number-columns-repeated="3"/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table:formula="of:=[.B175]" office:value-type="float" office:value="100" calcext:value-type="float">
            <text:p>100</text:p>
          </table:table-cell>
          <table:table-cell table:formula="of:=[.H176]-[.G176]" office:value-type="float" office:value="1.06088467905181" calcext:value-type="float">
            <text:p>1.06088467905181</text:p>
          </table:table-cell>
          <table:table-cell table:formula="of:=IF(AND([.C176]&lt;0;[.C175]&gt;0);1;IF(AND([.C176]&gt;0;[.C175]&lt;0);-1;0))" office:value-type="float" office:value="0" calcext:value-type="float">
            <text:p>0</text:p>
          </table:table-cell>
          <table:table-cell table:formula="of:=([.$B176]-[.E175])*[.$I$3]+[.E175]" office:value-type="float" office:value="99.2747863335528" calcext:value-type="float">
            <text:p>99.2747863335528</text:p>
          </table:table-cell>
          <table:table-cell table:formula="of:=([.$B176]-[.F175])*[.$J$3]+[.F175]" office:value-type="float" office:value="90.2100975378194" calcext:value-type="float">
            <text:p>90.2100975378194</text:p>
          </table:table-cell>
          <table:table-cell table:formula="of:=[.E176]-[.F176]" office:value-type="float" office:value="9.06468879573337" calcext:value-type="float">
            <text:p>9.06468879573337</text:p>
          </table:table-cell>
          <table:table-cell table:formula="of:=([.$G176]-[.H175])*[.$K$3]+[.H175]" office:value-type="float" office:value="10.1255734747852" calcext:value-type="float">
            <text:p>10.1255734747852</text:p>
          </table:table-cell>
          <table:table-cell table:number-columns-repeated="3"/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table:formula="of:=[.B176]" office:value-type="float" office:value="100" calcext:value-type="float">
            <text:p>100</text:p>
          </table:table-cell>
          <table:table-cell table:formula="of:=[.H177]-[.G177]" office:value-type="float" office:value="1.04967576699299" calcext:value-type="float">
            <text:p>1.04967576699299</text:p>
          </table:table-cell>
          <table:table-cell table:formula="of:=IF(AND([.C177]&lt;0;[.C176]&gt;0);1;IF(AND([.C177]&gt;0;[.C176]&lt;0);-1;0))" office:value-type="float" office:value="0" calcext:value-type="float">
            <text:p>0</text:p>
          </table:table-cell>
          <table:table-cell table:formula="of:=([.$B177]-[.E176])*[.$I$3]+[.E176]" office:value-type="float" office:value="99.3285058644007" calcext:value-type="float">
            <text:p>99.3285058644007</text:p>
          </table:table-cell>
          <table:table-cell table:formula="of:=([.$B177]-[.F176])*[.$J$3]+[.F176]" office:value-type="float" office:value="90.4858694381625" calcext:value-type="float">
            <text:p>90.4858694381625</text:p>
          </table:table-cell>
          <table:table-cell table:formula="of:=[.E177]-[.F177]" office:value-type="float" office:value="8.8426364262382" calcext:value-type="float">
            <text:p>8.8426364262382</text:p>
          </table:table-cell>
          <table:table-cell table:formula="of:=([.$G177]-[.H176])*[.$K$3]+[.H176]" office:value-type="float" office:value="9.89231219323119" calcext:value-type="float">
            <text:p>9.89231219323119</text:p>
          </table:table-cell>
          <table:table-cell table:number-columns-repeated="3"/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table:formula="of:=[.B177]" office:value-type="float" office:value="100" calcext:value-type="float">
            <text:p>100</text:p>
          </table:table-cell>
          <table:table-cell table:formula="of:=[.H178]-[.G178]" office:value-type="float" office:value="1.03740474964134" calcext:value-type="float">
            <text:p>1.03740474964134</text:p>
          </table:table-cell>
          <table:table-cell table:formula="of:=IF(AND([.C178]&lt;0;[.C177]&gt;0);1;IF(AND([.C178]&gt;0;[.C177]&lt;0);-1;0))" office:value-type="float" office:value="0" calcext:value-type="float">
            <text:p>0</text:p>
          </table:table-cell>
          <table:table-cell table:formula="of:=([.$B178]-[.E177])*[.$I$3]+[.E177]" office:value-type="float" office:value="99.3782461707414" calcext:value-type="float">
            <text:p>99.3782461707414</text:p>
          </table:table-cell>
          <table:table-cell table:formula="of:=([.$B178]-[.F177])*[.$J$3]+[.F177]" office:value-type="float" office:value="90.7538731159607" calcext:value-type="float">
            <text:p>90.7538731159607</text:p>
          </table:table-cell>
          <table:table-cell table:formula="of:=[.E178]-[.F178]" office:value-type="float" office:value="8.62437305478066" calcext:value-type="float">
            <text:p>8.62437305478066</text:p>
          </table:table-cell>
          <table:table-cell table:formula="of:=([.$G178]-[.H177])*[.$K$3]+[.H177]" office:value-type="float" office:value="9.661777804422" calcext:value-type="float">
            <text:p>9.661777804422</text:p>
          </table:table-cell>
          <table:table-cell table:number-columns-repeated="3"/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table:formula="of:=[.B178]" office:value-type="float" office:value="100" calcext:value-type="float">
            <text:p>100</text:p>
          </table:table-cell>
          <table:table-cell table:formula="of:=[.H179]-[.G179]" office:value-type="float" office:value="1.02420260906779" calcext:value-type="float">
            <text:p>1.02420260906779</text:p>
          </table:table-cell>
          <table:table-cell table:formula="of:=IF(AND([.C179]&lt;0;[.C178]&gt;0);1;IF(AND([.C179]&gt;0;[.C178]&lt;0);-1;0))" office:value-type="float" office:value="0" calcext:value-type="float">
            <text:p>0</text:p>
          </table:table-cell>
          <table:table-cell table:formula="of:=([.$B179]-[.E178])*[.$I$3]+[.E178]" office:value-type="float" office:value="99.4243020099457" calcext:value-type="float">
            <text:p>99.4243020099457</text:p>
          </table:table-cell>
          <table:table-cell table:formula="of:=([.$B179]-[.F178])*[.$J$3]+[.F178]" office:value-type="float" office:value="91.0143273943844" calcext:value-type="float">
            <text:p>91.0143273943844</text:p>
          </table:table-cell>
          <table:table-cell table:formula="of:=[.E179]-[.F179]" office:value-type="float" office:value="8.40997461556137" calcext:value-type="float">
            <text:p>8.40997461556137</text:p>
          </table:table-cell>
          <table:table-cell table:formula="of:=([.$G179]-[.H178])*[.$K$3]+[.H178]" office:value-type="float" office:value="9.43417722462916" calcext:value-type="float">
            <text:p>9.43417722462916</text:p>
          </table:table-cell>
          <table:table-cell table:number-columns-repeated="3"/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table:formula="of:=[.B179]" office:value-type="float" office:value="100" calcext:value-type="float">
            <text:p>100</text:p>
          </table:table-cell>
          <table:table-cell table:formula="of:=[.H180]-[.G180]" office:value-type="float" office:value="1.01018933320465" calcext:value-type="float">
            <text:p>1.01018933320465</text:p>
          </table:table-cell>
          <table:table-cell table:formula="of:=IF(AND([.C180]&lt;0;[.C179]&gt;0);1;IF(AND([.C180]&gt;0;[.C179]&lt;0);-1;0))" office:value-type="float" office:value="0" calcext:value-type="float">
            <text:p>0</text:p>
          </table:table-cell>
          <table:table-cell table:formula="of:=([.$B180]-[.E179])*[.$I$3]+[.E179]" office:value-type="float" office:value="99.4669463055053" calcext:value-type="float">
            <text:p>99.4669463055053</text:p>
          </table:table-cell>
          <table:table-cell table:formula="of:=([.$B180]-[.F179])*[.$J$3]+[.F179]" office:value-type="float" office:value="91.2674449325707" calcext:value-type="float">
            <text:p>91.2674449325707</text:p>
          </table:table-cell>
          <table:table-cell table:formula="of:=[.E180]-[.F180]" office:value-type="float" office:value="8.19950137293459" calcext:value-type="float">
            <text:p>8.19950137293459</text:p>
          </table:table-cell>
          <table:table-cell table:formula="of:=([.$G180]-[.H179])*[.$K$3]+[.H179]" office:value-type="float" office:value="9.20969070613924" calcext:value-type="float">
            <text:p>9.20969070613924</text:p>
          </table:table-cell>
          <table:table-cell table:number-columns-repeated="3"/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table:formula="of:=[.B180]" office:value-type="float" office:value="100" calcext:value-type="float">
            <text:p>100</text:p>
          </table:table-cell>
          <table:table-cell table:formula="of:=[.H181]-[.G181]" office:value-type="float" office:value="0.995474733579275" calcext:value-type="float">
            <text:p>0.995474733579275</text:p>
          </table:table-cell>
          <table:table-cell table:formula="of:=IF(AND([.C181]&lt;0;[.C180]&gt;0);1;IF(AND([.C181]&gt;0;[.C180]&lt;0);-1;0))" office:value-type="float" office:value="0" calcext:value-type="float">
            <text:p>0</text:p>
          </table:table-cell>
          <table:table-cell table:formula="of:=([.$B181]-[.E180])*[.$I$3]+[.E180]" office:value-type="float" office:value="99.5064317643568" calcext:value-type="float">
            <text:p>99.5064317643568</text:p>
          </table:table-cell>
          <table:table-cell table:formula="of:=([.$B181]-[.F180])*[.$J$3]+[.F180]" office:value-type="float" office:value="91.5134323992589" calcext:value-type="float">
            <text:p>91.5134323992589</text:p>
          </table:table-cell>
          <table:table-cell table:formula="of:=[.E181]-[.F181]" office:value-type="float" office:value="7.9929993650979" calcext:value-type="float">
            <text:p>7.9929993650979</text:p>
          </table:table-cell>
          <table:table-cell table:formula="of:=([.$G181]-[.H180])*[.$K$3]+[.H180]" office:value-type="float" office:value="8.98847409867718" calcext:value-type="float">
            <text:p>8.98847409867718</text:p>
          </table:table-cell>
          <table:table-cell table:number-columns-repeated="3"/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table:formula="of:=[.B181]" office:value-type="float" office:value="100" calcext:value-type="float">
            <text:p>100</text:p>
          </table:table-cell>
          <table:table-cell table:formula="of:=[.H182]-[.G182]" office:value-type="float" office:value="0.98015920838675" calcext:value-type="float">
            <text:p>0.98015920838675</text:p>
          </table:table-cell>
          <table:table-cell table:formula="of:=IF(AND([.C182]&lt;0;[.C181]&gt;0);1;IF(AND([.C182]&gt;0;[.C181]&lt;0);-1;0))" office:value-type="float" office:value="0" calcext:value-type="float">
            <text:p>0</text:p>
          </table:table-cell>
          <table:table-cell table:formula="of:=([.$B182]-[.E181])*[.$I$3]+[.E181]" office:value-type="float" office:value="99.5429923744044" calcext:value-type="float">
            <text:p>99.5429923744044</text:p>
          </table:table-cell>
          <table:table-cell table:formula="of:=([.$B182]-[.F181])*[.$J$3]+[.F181]" office:value-type="float" office:value="91.7524906415333" calcext:value-type="float">
            <text:p>91.7524906415333</text:p>
          </table:table-cell>
          <table:table-cell table:formula="of:=[.E182]-[.F182]" office:value-type="float" office:value="7.79050173287115" calcext:value-type="float">
            <text:p>7.79050173287115</text:p>
          </table:table-cell>
          <table:table-cell table:formula="of:=([.$G182]-[.H181])*[.$K$3]+[.H181]" office:value-type="float" office:value="8.7706609412579" calcext:value-type="float">
            <text:p>8.7706609412579</text:p>
          </table:table-cell>
          <table:table-cell table:number-columns-repeated="3"/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table:formula="of:=[.B182]" office:value-type="float" office:value="100" calcext:value-type="float">
            <text:p>100</text:p>
          </table:table-cell>
          <table:table-cell table:formula="of:=[.H183]-[.G183]" office:value-type="float" office:value="0.96433445369186" calcext:value-type="float">
            <text:p>0.96433445369186</text:p>
          </table:table-cell>
          <table:table-cell table:formula="of:=IF(AND([.C183]&lt;0;[.C182]&gt;0);1;IF(AND([.C183]&gt;0;[.C182]&lt;0);-1;0))" office:value-type="float" office:value="0" calcext:value-type="float">
            <text:p>0</text:p>
          </table:table-cell>
          <table:table-cell table:formula="of:=([.$B183]-[.E182])*[.$I$3]+[.E182]" office:value-type="float" office:value="99.5768447911152" calcext:value-type="float">
            <text:p>99.5768447911152</text:p>
          </table:table-cell>
          <table:table-cell table:formula="of:=([.$B183]-[.F182])*[.$J$3]+[.F182]" office:value-type="float" office:value="91.984814848814" calcext:value-type="float">
            <text:p>91.984814848814</text:p>
          </table:table-cell>
          <table:table-cell table:formula="of:=[.E183]-[.F183]" office:value-type="float" office:value="7.59202994230118" calcext:value-type="float">
            <text:p>7.59202994230118</text:p>
          </table:table-cell>
          <table:table-cell table:formula="of:=([.$G183]-[.H182])*[.$K$3]+[.H182]" office:value-type="float" office:value="8.55636439599304" calcext:value-type="float">
            <text:p>8.55636439599304</text:p>
          </table:table-cell>
          <table:table-cell table:number-columns-repeated="3"/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table:formula="of:=[.B183]" office:value-type="float" office:value="100" calcext:value-type="float">
            <text:p>100</text:p>
          </table:table-cell>
          <table:table-cell table:formula="of:=[.H184]-[.G184]" office:value-type="float" office:value="0.948084125578189" calcext:value-type="float">
            <text:p>0.948084125578189</text:p>
          </table:table-cell>
          <table:table-cell table:formula="of:=IF(AND([.C184]&lt;0;[.C183]&gt;0);1;IF(AND([.C184]&gt;0;[.C183]&lt;0);-1;0))" office:value-type="float" office:value="0" calcext:value-type="float">
            <text:p>0</text:p>
          </table:table-cell>
          <table:table-cell table:formula="of:=([.$B184]-[.E183])*[.$I$3]+[.E183]" office:value-type="float" office:value="99.608189621403" calcext:value-type="float">
            <text:p>99.608189621403</text:p>
          </table:table-cell>
          <table:table-cell table:formula="of:=([.$B184]-[.F183])*[.$J$3]+[.F183]" office:value-type="float" office:value="92.2105947122277" calcext:value-type="float">
            <text:p>92.2105947122277</text:p>
          </table:table-cell>
          <table:table-cell table:formula="of:=[.E184]-[.F184]" office:value-type="float" office:value="7.39759490917525" calcext:value-type="float">
            <text:p>7.39759490917525</text:p>
          </table:table-cell>
          <table:table-cell table:formula="of:=([.$G184]-[.H183])*[.$K$3]+[.H183]" office:value-type="float" office:value="8.34567903475344" calcext:value-type="float">
            <text:p>8.34567903475344</text:p>
          </table:table-cell>
          <table:table-cell table:number-columns-repeated="3"/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table:formula="of:=[.B184]" office:value-type="float" office:value="100" calcext:value-type="float">
            <text:p>100</text:p>
          </table:table-cell>
          <table:table-cell table:formula="of:=[.H185]-[.G185]" office:value-type="float" office:value="0.931484456044529" calcext:value-type="float">
            <text:p>0.931484456044529</text:p>
          </table:table-cell>
          <table:table-cell table:formula="of:=IF(AND([.C185]&lt;0;[.C184]&gt;0);1;IF(AND([.C185]&gt;0;[.C184]&lt;0);-1;0))" office:value-type="float" office:value="0" calcext:value-type="float">
            <text:p>0</text:p>
          </table:table-cell>
          <table:table-cell table:formula="of:=([.$B185]-[.E184])*[.$I$3]+[.E184]" office:value-type="float" office:value="99.6372126124101" calcext:value-type="float">
            <text:p>99.6372126124101</text:p>
          </table:table-cell>
          <table:table-cell table:formula="of:=([.$B185]-[.F184])*[.$J$3]+[.F184]" office:value-type="float" office:value="92.4300145794889" calcext:value-type="float">
            <text:p>92.4300145794889</text:p>
          </table:table-cell>
          <table:table-cell table:formula="of:=[.E185]-[.F185]" office:value-type="float" office:value="7.20719803292124" calcext:value-type="float">
            <text:p>7.20719803292124</text:p>
          </table:table-cell>
          <table:table-cell table:formula="of:=([.$G185]-[.H184])*[.$K$3]+[.H184]" office:value-type="float" office:value="8.13868248896577" calcext:value-type="float">
            <text:p>8.13868248896577</text:p>
          </table:table-cell>
          <table:table-cell table:number-columns-repeated="3"/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table:formula="of:=[.B185]" office:value-type="float" office:value="100" calcext:value-type="float">
            <text:p>100</text:p>
          </table:table-cell>
          <table:table-cell table:formula="of:=[.H186]-[.G186]" office:value-type="float" office:value="0.914604825397867" calcext:value-type="float">
            <text:p>0.914604825397867</text:p>
          </table:table-cell>
          <table:table-cell table:formula="of:=IF(AND([.C186]&lt;0;[.C185]&gt;0);1;IF(AND([.C186]&gt;0;[.C185]&lt;0);-1;0))" office:value-type="float" office:value="0" calcext:value-type="float">
            <text:p>0</text:p>
          </table:table-cell>
          <table:table-cell table:formula="of:=([.$B186]-[.E185])*[.$I$3]+[.E185]" office:value-type="float" office:value="99.6640857522316" calcext:value-type="float">
            <text:p>99.6640857522316</text:p>
          </table:table-cell>
          <table:table-cell table:formula="of:=([.$B186]-[.F185])*[.$J$3]+[.F185]" office:value-type="float" office:value="92.6432536054188" calcext:value-type="float">
            <text:p>92.6432536054188</text:p>
          </table:table-cell>
          <table:table-cell table:formula="of:=[.E186]-[.F186]" office:value-type="float" office:value="7.02083214681282" calcext:value-type="float">
            <text:p>7.02083214681282</text:p>
          </table:table-cell>
          <table:table-cell table:formula="of:=([.$G186]-[.H185])*[.$K$3]+[.H185]" office:value-type="float" office:value="7.93543697221069" calcext:value-type="float">
            <text:p>7.93543697221069</text:p>
          </table:table-cell>
          <table:table-cell table:number-columns-repeated="3"/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table:formula="of:=[.B186]" office:value-type="float" office:value="100" calcext:value-type="float">
            <text:p>100</text:p>
          </table:table-cell>
          <table:table-cell table:formula="of:=[.H187]-[.G187]" office:value-type="float" office:value="0.897508293816469" calcext:value-type="float">
            <text:p>0.897508293816469</text:p>
          </table:table-cell>
          <table:table-cell table:formula="of:=IF(AND([.C187]&lt;0;[.C186]&gt;0);1;IF(AND([.C187]&gt;0;[.C186]&lt;0);-1;0))" office:value-type="float" office:value="0" calcext:value-type="float">
            <text:p>0</text:p>
          </table:table-cell>
          <table:table-cell table:formula="of:=([.$B187]-[.E186])*[.$I$3]+[.E186]" office:value-type="float" office:value="99.6889682891034" calcext:value-type="float">
            <text:p>99.6889682891034</text:p>
          </table:table-cell>
          <table:table-cell table:formula="of:=([.$B187]-[.F186])*[.$J$3]+[.F186]" office:value-type="float" office:value="92.8504858982239" calcext:value-type="float">
            <text:p>92.8504858982239</text:p>
          </table:table-cell>
          <table:table-cell table:formula="of:=[.E187]-[.F187]" office:value-type="float" office:value="6.83848239087945" calcext:value-type="float">
            <text:p>6.83848239087945</text:p>
          </table:table-cell>
          <table:table-cell table:formula="of:=([.$G187]-[.H186])*[.$K$3]+[.H186]" office:value-type="float" office:value="7.73599068469592" calcext:value-type="float">
            <text:p>7.73599068469592</text:p>
          </table:table-cell>
          <table:table-cell table:number-columns-repeated="3"/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table:formula="of:=[.B187]" office:value-type="float" office:value="100" calcext:value-type="float">
            <text:p>100</text:p>
          </table:table-cell>
          <table:table-cell table:formula="of:=[.H188]-[.G188]" office:value-type="float" office:value="0.880252094662721" calcext:value-type="float">
            <text:p>0.880252094662721</text:p>
          </table:table-cell>
          <table:table-cell table:formula="of:=IF(AND([.C188]&lt;0;[.C187]&gt;0);1;IF(AND([.C188]&gt;0;[.C187]&lt;0);-1;0))" office:value-type="float" office:value="0" calcext:value-type="float">
            <text:p>0</text:p>
          </table:table-cell>
          <table:table-cell table:formula="of:=([.$B188]-[.E187])*[.$I$3]+[.E187]" office:value-type="float" office:value="99.7120076750957" calcext:value-type="float">
            <text:p>99.7120076750957</text:p>
          </table:table-cell>
          <table:table-cell table:formula="of:=([.$B188]-[.F187])*[.$J$3]+[.F187]" office:value-type="float" office:value="93.0518806616542" calcext:value-type="float">
            <text:p>93.0518806616542</text:p>
          </table:table-cell>
          <table:table-cell table:formula="of:=[.E188]-[.F188]" office:value-type="float" office:value="6.66012701344148" calcext:value-type="float">
            <text:p>6.66012701344148</text:p>
          </table:table-cell>
          <table:table-cell table:formula="of:=([.$G188]-[.H187])*[.$K$3]+[.H187]" office:value-type="float" office:value="7.5403791081042" calcext:value-type="float">
            <text:p>7.5403791081042</text:p>
          </table:table-cell>
          <table:table-cell table:number-columns-repeated="3"/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table:formula="of:=[.B188]" office:value-type="float" office:value="100" calcext:value-type="float">
            <text:p>100</text:p>
          </table:table-cell>
          <table:table-cell table:formula="of:=[.H189]-[.G189]" office:value-type="float" office:value="0.86288809201993" calcext:value-type="float">
            <text:p>0.86288809201993</text:p>
          </table:table-cell>
          <table:table-cell table:formula="of:=IF(AND([.C189]&lt;0;[.C188]&gt;0);1;IF(AND([.C189]&gt;0;[.C188]&lt;0);-1;0))" office:value-type="float" office:value="0" calcext:value-type="float">
            <text:p>0</text:p>
          </table:table-cell>
          <table:table-cell table:formula="of:=([.$B189]-[.E188])*[.$I$3]+[.E188]" office:value-type="float" office:value="99.7333404399034" calcext:value-type="float">
            <text:p>99.7333404399034</text:p>
          </table:table-cell>
          <table:table-cell table:formula="of:=([.$B189]-[.F188])*[.$J$3]+[.F188]" office:value-type="float" office:value="93.2476023331569" calcext:value-type="float">
            <text:p>93.2476023331569</text:p>
          </table:table-cell>
          <table:table-cell table:formula="of:=[.E189]-[.F189]" office:value-type="float" office:value="6.48573810674651" calcext:value-type="float">
            <text:p>6.48573810674651</text:p>
          </table:table-cell>
          <table:table-cell table:formula="of:=([.$G189]-[.H188])*[.$K$3]+[.H188]" office:value-type="float" office:value="7.34862619876644" calcext:value-type="float">
            <text:p>7.34862619876644</text:p>
          </table:table-cell>
          <table:table-cell table:number-columns-repeated="3"/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table:formula="of:=[.B189]" office:value-type="float" office:value="100" calcext:value-type="float">
            <text:p>100</text:p>
          </table:table-cell>
          <table:table-cell table:formula="of:=[.H190]-[.G190]" office:value-type="float" office:value="0.845463204813494" calcext:value-type="float">
            <text:p>0.845463204813494</text:p>
          </table:table-cell>
          <table:table-cell table:formula="of:=IF(AND([.C190]&lt;0;[.C189]&gt;0);1;IF(AND([.C190]&gt;0;[.C189]&lt;0);-1;0))" office:value-type="float" office:value="0" calcext:value-type="float">
            <text:p>0</text:p>
          </table:table-cell>
          <table:table-cell table:formula="of:=([.$B190]-[.E189])*[.$I$3]+[.E189]" office:value-type="float" office:value="99.7530929999106" calcext:value-type="float">
            <text:p>99.7530929999106</text:p>
          </table:table-cell>
          <table:table-cell table:formula="of:=([.$B190]-[.F189])*[.$J$3]+[.F189]" office:value-type="float" office:value="93.4378107181384" calcext:value-type="float">
            <text:p>93.4378107181384</text:p>
          </table:table-cell>
          <table:table-cell table:formula="of:=[.E190]-[.F190]" office:value-type="float" office:value="6.31528228177217" calcext:value-type="float">
            <text:p>6.31528228177217</text:p>
          </table:table-cell>
          <table:table-cell table:formula="of:=([.$G190]-[.H189])*[.$K$3]+[.H189]" office:value-type="float" office:value="7.16074548658566" calcext:value-type="float">
            <text:p>7.16074548658566</text:p>
          </table:table-cell>
          <table:table-cell table:number-columns-repeated="3"/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table:formula="of:=[.B190]" office:value-type="float" office:value="100" calcext:value-type="float">
            <text:p>100</text:p>
          </table:table-cell>
          <table:table-cell table:formula="of:=[.H191]-[.G191]" office:value-type="float" office:value="0.828019799758978" calcext:value-type="float">
            <text:p>0.828019799758978</text:p>
          </table:table-cell>
          <table:table-cell table:formula="of:=IF(AND([.C191]&lt;0;[.C190]&gt;0);1;IF(AND([.C191]&gt;0;[.C190]&lt;0);-1;0))" office:value-type="float" office:value="0" calcext:value-type="float">
            <text:p>0</text:p>
          </table:table-cell>
          <table:table-cell table:formula="of:=([.$B191]-[.E190])*[.$I$3]+[.E190]" office:value-type="float" office:value="99.7713824073246" calcext:value-type="float">
            <text:p>99.7713824073246</text:p>
          </table:table-cell>
          <table:table-cell table:formula="of:=([.$B191]-[.F190])*[.$J$3]+[.F190]" office:value-type="float" office:value="93.6226611204443" calcext:value-type="float">
            <text:p>93.6226611204443</text:p>
          </table:table-cell>
          <table:table-cell table:formula="of:=[.E191]-[.F191]" office:value-type="float" office:value="6.14872128688025" calcext:value-type="float">
            <text:p>6.14872128688025</text:p>
          </table:table-cell>
          <table:table-cell table:formula="of:=([.$G191]-[.H190])*[.$K$3]+[.H190]" office:value-type="float" office:value="6.97674108663922" calcext:value-type="float">
            <text:p>6.97674108663922</text:p>
          </table:table-cell>
          <table:table-cell table:number-columns-repeated="3"/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formula="of:=[.B191]" office:value-type="float" office:value="100" calcext:value-type="float">
            <text:p>100</text:p>
          </table:table-cell>
          <table:table-cell table:formula="of:=[.H192]-[.G192]" office:value-type="float" office:value="0.810596055259954" calcext:value-type="float">
            <text:p>0.810596055259954</text:p>
          </table:table-cell>
          <table:table-cell table:formula="of:=IF(AND([.C192]&lt;0;[.C191]&gt;0);1;IF(AND([.C192]&gt;0;[.C191]&lt;0);-1;0))" office:value-type="float" office:value="0" calcext:value-type="float">
            <text:p>0</text:p>
          </table:table-cell>
          <table:table-cell table:formula="of:=([.$B192]-[.E191])*[.$I$3]+[.E191]" office:value-type="float" office:value="99.7883170438191" calcext:value-type="float">
            <text:p>99.7883170438191</text:p>
          </table:table-cell>
          <table:table-cell table:formula="of:=([.$B192]-[.F191])*[.$J$3]+[.F191]" office:value-type="float" office:value="93.8023044691642" calcext:value-type="float">
            <text:p>93.8023044691642</text:p>
          </table:table-cell>
          <table:table-cell table:formula="of:=[.E192]-[.F192]" office:value-type="float" office:value="5.98601257465484" calcext:value-type="float">
            <text:p>5.98601257465484</text:p>
          </table:table-cell>
          <table:table-cell table:formula="of:=([.$G192]-[.H191])*[.$K$3]+[.H191]" office:value-type="float" office:value="6.79660862991479" calcext:value-type="float">
            <text:p>6.79660862991479</text:p>
          </table:table-cell>
          <table:table-cell table:number-columns-repeated="3"/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table:formula="of:=[.B192]" office:value-type="float" office:value="100" calcext:value-type="float">
            <text:p>100</text:p>
          </table:table-cell>
          <table:table-cell table:formula="of:=[.H193]-[.G193]" office:value-type="float" office:value="0.793226298258965" calcext:value-type="float">
            <text:p>0.793226298258965</text:p>
          </table:table-cell>
          <table:table-cell table:formula="of:=IF(AND([.C193]&lt;0;[.C192]&gt;0);1;IF(AND([.C193]&gt;0;[.C192]&lt;0);-1;0))" office:value-type="float" office:value="0" calcext:value-type="float">
            <text:p>0</text:p>
          </table:table-cell>
          <table:table-cell table:formula="of:=([.$B193]-[.E192])*[.$I$3]+[.E192]" office:value-type="float" office:value="99.8039972627954" calcext:value-type="float">
            <text:p>99.8039972627954</text:p>
          </table:table-cell>
          <table:table-cell table:formula="of:=([.$B193]-[.F192])*[.$J$3]+[.F192]" office:value-type="float" office:value="93.9768874418638" calcext:value-type="float">
            <text:p>93.9768874418638</text:p>
          </table:table-cell>
          <table:table-cell table:formula="of:=[.E193]-[.F193]" office:value-type="float" office:value="5.82710982093161" calcext:value-type="float">
            <text:p>5.82710982093161</text:p>
          </table:table-cell>
          <table:table-cell table:formula="of:=([.$G193]-[.H192])*[.$K$3]+[.H192]" office:value-type="float" office:value="6.62033611919058" calcext:value-type="float">
            <text:p>6.62033611919058</text:p>
          </table:table-cell>
          <table:table-cell table:number-columns-repeated="3"/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table:formula="of:=[.B193]" office:value-type="float" office:value="100" calcext:value-type="float">
            <text:p>100</text:p>
          </table:table-cell>
          <table:table-cell table:formula="of:=[.H194]-[.G194]" office:value-type="float" office:value="0.775941315927763" calcext:value-type="float">
            <text:p>0.775941315927763</text:p>
          </table:table-cell>
          <table:table-cell table:formula="of:=IF(AND([.C194]&lt;0;[.C193]&gt;0);1;IF(AND([.C194]&gt;0;[.C193]&lt;0);-1;0))" office:value-type="float" office:value="0" calcext:value-type="float">
            <text:p>0</text:p>
          </table:table-cell>
          <table:table-cell table:formula="of:=([.$B194]-[.E193])*[.$I$3]+[.E193]" office:value-type="float" office:value="99.8185159840699" calcext:value-type="float">
            <text:p>99.8185159840699</text:p>
          </table:table-cell>
          <table:table-cell table:formula="of:=([.$B194]-[.F193])*[.$J$3]+[.F193]" office:value-type="float" office:value="94.1465525843465" calcext:value-type="float">
            <text:p>94.1465525843465</text:p>
          </table:table-cell>
          <table:table-cell table:formula="of:=[.E194]-[.F194]" office:value-type="float" office:value="5.67196339972331" calcext:value-type="float">
            <text:p>5.67196339972331</text:p>
          </table:table-cell>
          <table:table-cell table:formula="of:=([.$G194]-[.H193])*[.$K$3]+[.H193]" office:value-type="float" office:value="6.44790471565107" calcext:value-type="float">
            <text:p>6.44790471565107</text:p>
          </table:table-cell>
          <table:table-cell table:number-columns-repeated="3"/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table:formula="of:=[.B194]" office:value-type="float" office:value="100" calcext:value-type="float">
            <text:p>100</text:p>
          </table:table-cell>
          <table:table-cell table:formula="of:=[.H195]-[.G195]" office:value-type="float" office:value="0.758768643967867" calcext:value-type="float">
            <text:p>0.758768643967867</text:p>
          </table:table-cell>
          <table:table-cell table:formula="of:=IF(AND([.C195]&lt;0;[.C194]&gt;0);1;IF(AND([.C195]&gt;0;[.C194]&lt;0);-1;0))" office:value-type="float" office:value="0" calcext:value-type="float">
            <text:p>0</text:p>
          </table:table-cell>
          <table:table-cell table:formula="of:=([.$B195]-[.E194])*[.$I$3]+[.E194]" office:value-type="float" office:value="99.8319592445091" calcext:value-type="float">
            <text:p>99.8319592445091</text:p>
          </table:table-cell>
          <table:table-cell table:formula="of:=([.$B195]-[.F194])*[.$J$3]+[.F194]" office:value-type="float" office:value="94.311438427041" calcext:value-type="float">
            <text:p>94.311438427041</text:p>
          </table:table-cell>
          <table:table-cell table:formula="of:=[.E195]-[.F195]" office:value-type="float" office:value="5.52052081746812" calcext:value-type="float">
            <text:p>5.52052081746812</text:p>
          </table:table-cell>
          <table:table-cell table:formula="of:=([.$G195]-[.H194])*[.$K$3]+[.H194]" office:value-type="float" office:value="6.27928946143599" calcext:value-type="float">
            <text:p>6.27928946143599</text:p>
          </table:table-cell>
          <table:table-cell table:number-columns-repeated="3"/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table:formula="of:=[.B195]" office:value-type="float" office:value="100" calcext:value-type="float">
            <text:p>100</text:p>
          </table:table-cell>
          <table:table-cell table:formula="of:=[.H196]-[.G196]" office:value-type="float" office:value="0.741732833182454" calcext:value-type="float">
            <text:p>0.741732833182454</text:p>
          </table:table-cell>
          <table:table-cell table:formula="of:=IF(AND([.C196]&lt;0;[.C195]&gt;0);1;IF(AND([.C196]&gt;0;[.C195]&lt;0);-1;0))" office:value-type="float" office:value="0" calcext:value-type="float">
            <text:p>0</text:p>
          </table:table-cell>
          <table:table-cell table:formula="of:=([.$B196]-[.E195])*[.$I$3]+[.E195]" office:value-type="float" office:value="99.8444067078788" calcext:value-type="float">
            <text:p>99.8444067078788</text:p>
          </table:table-cell>
          <table:table-cell table:formula="of:=([.$B196]-[.F195])*[.$J$3]+[.F195]" office:value-type="float" office:value="94.4716795981103" calcext:value-type="float">
            <text:p>94.4716795981103</text:p>
          </table:table-cell>
          <table:table-cell table:formula="of:=[.E196]-[.F196]" office:value-type="float" office:value="5.37272710976855" calcext:value-type="float">
            <text:p>5.37272710976855</text:p>
          </table:table-cell>
          <table:table-cell table:formula="of:=([.$G196]-[.H195])*[.$K$3]+[.H195]" office:value-type="float" office:value="6.114459942951" calcext:value-type="float">
            <text:p>6.114459942951</text:p>
          </table:table-cell>
          <table:table-cell table:number-columns-repeated="3"/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table:formula="of:=[.B196]" office:value-type="float" office:value="100" calcext:value-type="float">
            <text:p>100</text:p>
          </table:table-cell>
          <table:table-cell table:formula="of:=[.H197]-[.G197]" office:value-type="float" office:value="0.724855695873495" calcext:value-type="float">
            <text:p>0.724855695873495</text:p>
          </table:table-cell>
          <table:table-cell table:formula="of:=IF(AND([.C197]&lt;0;[.C196]&gt;0);1;IF(AND([.C197]&gt;0;[.C196]&lt;0);-1;0))" office:value-type="float" office:value="0" calcext:value-type="float">
            <text:p>0</text:p>
          </table:table-cell>
          <table:table-cell table:formula="of:=([.$B197]-[.E196])*[.$I$3]+[.E196]" office:value-type="float" office:value="99.8559321369248" calcext:value-type="float">
            <text:p>99.8559321369248</text:p>
          </table:table-cell>
          <table:table-cell table:formula="of:=([.$B197]-[.F196])*[.$J$3]+[.F196]" office:value-type="float" office:value="94.6274069333748" calcext:value-type="float">
            <text:p>94.6274069333748</text:p>
          </table:table-cell>
          <table:table-cell table:formula="of:=[.E197]-[.F197]" office:value-type="float" office:value="5.22852520355006" calcext:value-type="float">
            <text:p>5.22852520355006</text:p>
          </table:table-cell>
          <table:table-cell table:formula="of:=([.$G197]-[.H196])*[.$K$3]+[.H196]" office:value-type="float" office:value="5.95338089942356" calcext:value-type="float">
            <text:p>5.95338089942356</text:p>
          </table:table-cell>
          <table:table-cell table:number-columns-repeated="3"/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table:formula="of:=[.B197]" office:value-type="float" office:value="100" calcext:value-type="float">
            <text:p>100</text:p>
          </table:table-cell>
          <table:table-cell table:formula="of:=[.H198]-[.G198]" office:value-type="float" office:value="0.708156533517109" calcext:value-type="float">
            <text:p>0.708156533517109</text:p>
          </table:table-cell>
          <table:table-cell table:formula="of:=IF(AND([.C198]&lt;0;[.C197]&gt;0);1;IF(AND([.C198]&gt;0;[.C197]&lt;0);-1;0))" office:value-type="float" office:value="0" calcext:value-type="float">
            <text:p>0</text:p>
          </table:table-cell>
          <table:table-cell table:formula="of:=([.$B198]-[.E197])*[.$I$3]+[.E197]" office:value-type="float" office:value="99.866603830486" calcext:value-type="float">
            <text:p>99.866603830486</text:p>
          </table:table-cell>
          <table:table-cell table:formula="of:=([.$B198]-[.F197])*[.$J$3]+[.F197]" office:value-type="float" office:value="94.7787475831389" calcext:value-type="float">
            <text:p>94.7787475831389</text:p>
          </table:table-cell>
          <table:table-cell table:formula="of:=[.E198]-[.F198]" office:value-type="float" office:value="5.08785624734709" calcext:value-type="float">
            <text:p>5.08785624734709</text:p>
          </table:table-cell>
          <table:table-cell table:formula="of:=([.$G198]-[.H197])*[.$K$3]+[.H197]" office:value-type="float" office:value="5.7960127808642" calcext:value-type="float">
            <text:p>5.7960127808642</text:p>
          </table:table-cell>
          <table:table-cell table:number-columns-repeated="3"/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table:formula="of:=[.B198]" office:value-type="float" office:value="100" calcext:value-type="float">
            <text:p>100</text:p>
          </table:table-cell>
          <table:table-cell table:formula="of:=[.H199]-[.G199]" office:value-type="float" office:value="0.691652347072908" calcext:value-type="float">
            <text:p>0.691652347072908</text:p>
          </table:table-cell>
          <table:table-cell table:formula="of:=IF(AND([.C199]&lt;0;[.C198]&gt;0);1;IF(AND([.C199]&gt;0;[.C198]&lt;0);-1;0))" office:value-type="float" office:value="0" calcext:value-type="float">
            <text:p>0</text:p>
          </table:table-cell>
          <table:table-cell table:formula="of:=([.$B199]-[.E198])*[.$I$3]+[.E198]" office:value-type="float" office:value="99.8764850282277" calcext:value-type="float">
            <text:p>99.8764850282277</text:p>
          </table:table-cell>
          <table:table-cell table:formula="of:=([.$B199]-[.F198])*[.$J$3]+[.F198]" office:value-type="float" office:value="94.9258251160082" calcext:value-type="float">
            <text:p>94.9258251160082</text:p>
          </table:table-cell>
          <table:table-cell table:formula="of:=[.E199]-[.F199]" office:value-type="float" office:value="4.95065991221954" calcext:value-type="float">
            <text:p>4.95065991221954</text:p>
          </table:table-cell>
          <table:table-cell table:formula="of:=([.$G199]-[.H198])*[.$K$3]+[.H198]" office:value-type="float" office:value="5.64231225929244" calcext:value-type="float">
            <text:p>5.64231225929244</text:p>
          </table:table-cell>
          <table:table-cell table:number-columns-repeated="3"/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table:formula="of:=[.B199]" office:value-type="float" office:value="100" calcext:value-type="float">
            <text:p>100</text:p>
          </table:table-cell>
          <table:table-cell table:formula="of:=[.H200]-[.G200]" office:value-type="float" office:value="0.675358031191911" calcext:value-type="float">
            <text:p>0.675358031191911</text:p>
          </table:table-cell>
          <table:table-cell table:formula="of:=IF(AND([.C200]&lt;0;[.C199]&gt;0);1;IF(AND([.C200]&gt;0;[.C199]&lt;0);-1;0))" office:value-type="float" office:value="0" calcext:value-type="float">
            <text:p>0</text:p>
          </table:table-cell>
          <table:table-cell table:formula="of:=([.$B200]-[.E199])*[.$I$3]+[.E199]" office:value-type="float" office:value="99.8856342853961" calcext:value-type="float">
            <text:p>99.8856342853961</text:p>
          </table:table-cell>
          <table:table-cell table:formula="of:=([.$B200]-[.F199])*[.$J$3]+[.F199]" office:value-type="float" office:value="95.0687596197826" calcext:value-type="float">
            <text:p>95.0687596197826</text:p>
          </table:table-cell>
          <table:table-cell table:formula="of:=[.E200]-[.F200]" office:value-type="float" office:value="4.81687466561344" calcext:value-type="float">
            <text:p>4.81687466561344</text:p>
          </table:table-cell>
          <table:table-cell table:formula="of:=([.$G200]-[.H199])*[.$K$3]+[.H199]" office:value-type="float" office:value="5.49223269680535" calcext:value-type="float">
            <text:p>5.49223269680535</text:p>
          </table:table-cell>
          <table:table-cell table:number-columns-repeated="3"/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table:formula="of:=[.B200]" office:value-type="float" office:value="100" calcext:value-type="float">
            <text:p>100</text:p>
          </table:table-cell>
          <table:table-cell table:formula="of:=[.H201]-[.G201]" office:value-type="float" office:value="0.659286553501016" calcext:value-type="float">
            <text:p>0.659286553501016</text:p>
          </table:table-cell>
          <table:table-cell table:formula="of:=IF(AND([.C201]&lt;0;[.C200]&gt;0);1;IF(AND([.C201]&gt;0;[.C200]&lt;0);-1;0))" office:value-type="float" office:value="0" calcext:value-type="float">
            <text:p>0</text:p>
          </table:table-cell>
          <table:table-cell table:formula="of:=([.$B201]-[.E200])*[.$I$3]+[.E200]" office:value-type="float" office:value="99.8941058198112" calcext:value-type="float">
            <text:p>99.8941058198112</text:p>
          </table:table-cell>
          <table:table-cell table:formula="of:=([.$B201]-[.F200])*[.$J$3]+[.F200]" office:value-type="float" office:value="95.2076677995071" calcext:value-type="float">
            <text:p>95.2076677995071</text:p>
          </table:table-cell>
          <table:table-cell table:formula="of:=[.E201]-[.F201]" office:value-type="float" office:value="4.68643802030411" calcext:value-type="float">
            <text:p>4.68643802030411</text:p>
          </table:table-cell>
          <table:table-cell table:formula="of:=([.$G201]-[.H200])*[.$K$3]+[.H200]" office:value-type="float" office:value="5.34572457380513" calcext:value-type="float">
            <text:p>5.34572457380513</text:p>
          </table:table-cell>
          <table:table-cell table:number-columns-repeated="3"/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formula="of:=[.B201]" office:value-type="float" office:value="100" calcext:value-type="float">
            <text:p>100</text:p>
          </table:table-cell>
          <table:table-cell table:formula="of:=[.H202]-[.G202]" office:value-type="float" office:value="0.643449120060287" calcext:value-type="float">
            <text:p>0.643449120060287</text:p>
          </table:table-cell>
          <table:table-cell table:formula="of:=IF(AND([.C202]&lt;0;[.C201]&gt;0);1;IF(AND([.C202]&gt;0;[.C201]&lt;0);-1;0))" office:value-type="float" office:value="0" calcext:value-type="float">
            <text:p>0</text:p>
          </table:table-cell>
          <table:table-cell table:formula="of:=([.$B202]-[.E201])*[.$I$3]+[.E201]" office:value-type="float" office:value="99.9019498331585" calcext:value-type="float">
            <text:p>99.9019498331585</text:p>
          </table:table-cell>
          <table:table-cell table:formula="of:=([.$B202]-[.F201])*[.$J$3]+[.F201]" office:value-type="float" office:value="95.3426630727604" calcext:value-type="float">
            <text:p>95.3426630727604</text:p>
          </table:table-cell>
          <table:table-cell table:formula="of:=[.E202]-[.F202]" office:value-type="float" office:value="4.55928676039811" calcext:value-type="float">
            <text:p>4.55928676039811</text:p>
          </table:table-cell>
          <table:table-cell table:formula="of:=([.$G202]-[.H201])*[.$K$3]+[.H201]" office:value-type="float" office:value="5.2027358804584" calcext:value-type="float">
            <text:p>5.2027358804584</text:p>
          </table:table-cell>
          <table:table-cell table:number-columns-repeated="3"/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table:formula="of:=[.B202]" office:value-type="float" office:value="100" calcext:value-type="float">
            <text:p>100</text:p>
          </table:table-cell>
          <table:table-cell table:formula="of:=[.H203]-[.G203]" office:value-type="float" office:value="0.627855328013233" calcext:value-type="float">
            <text:p>0.627855328013233</text:p>
          </table:table-cell>
          <table:table-cell table:formula="of:=IF(AND([.C203]&lt;0;[.C202]&gt;0);1;IF(AND([.C203]&gt;0;[.C202]&lt;0);-1;0))" office:value-type="float" office:value="0" calcext:value-type="float">
            <text:p>0</text:p>
          </table:table-cell>
          <table:table-cell table:formula="of:=([.$B203]-[.E202])*[.$I$3]+[.E202]" office:value-type="float" office:value="99.9092128084801" calcext:value-type="float">
            <text:p>99.9092128084801</text:p>
          </table:table-cell>
          <table:table-cell table:formula="of:=([.$B203]-[.F202])*[.$J$3]+[.F202]" office:value-type="float" office:value="95.4738556622601" calcext:value-type="float">
            <text:p>95.4738556622601</text:p>
          </table:table-cell>
          <table:table-cell table:formula="of:=[.E203]-[.F203]" office:value-type="float" office:value="4.43535714622" calcext:value-type="float">
            <text:p>4.43535714622</text:p>
          </table:table-cell>
          <table:table-cell table:formula="of:=([.$G203]-[.H202])*[.$K$3]+[.H202]" office:value-type="float" office:value="5.06321247423323" calcext:value-type="float">
            <text:p>5.06321247423323</text:p>
          </table:table-cell>
          <table:table-cell table:number-columns-repeated="3"/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table:formula="of:=[.B203]" office:value-type="float" office:value="100" calcext:value-type="float">
            <text:p>100</text:p>
          </table:table-cell>
          <table:table-cell table:formula="of:=[.H204]-[.G204]" office:value-type="float" office:value="0.612513306377927" calcext:value-type="float">
            <text:p>0.612513306377927</text:p>
          </table:table-cell>
          <table:table-cell table:formula="of:=IF(AND([.C204]&lt;0;[.C203]&gt;0);1;IF(AND([.C204]&gt;0;[.C203]&lt;0);-1;0))" office:value-type="float" office:value="0" calcext:value-type="float">
            <text:p>0</text:p>
          </table:table-cell>
          <table:table-cell table:formula="of:=([.$B204]-[.E203])*[.$I$3]+[.E203]" office:value-type="float" office:value="99.9159377856297" calcext:value-type="float">
            <text:p>99.9159377856297</text:p>
          </table:table-cell>
          <table:table-cell table:formula="of:=([.$B204]-[.F203])*[.$J$3]+[.F203]" office:value-type="float" office:value="95.6013526858584" calcext:value-type="float">
            <text:p>95.6013526858584</text:p>
          </table:table-cell>
          <table:table-cell table:formula="of:=[.E204]-[.F204]" office:value-type="float" office:value="4.31458509977132" calcext:value-type="float">
            <text:p>4.31458509977132</text:p>
          </table:table-cell>
          <table:table-cell table:formula="of:=([.$G204]-[.H203])*[.$K$3]+[.H203]" office:value-type="float" office:value="4.92709840614925" calcext:value-type="float">
            <text:p>4.92709840614925</text:p>
          </table:table-cell>
          <table:table-cell table:number-columns-repeated="3"/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table:formula="of:=[.B204]" office:value-type="float" office:value="100" calcext:value-type="float">
            <text:p>100</text:p>
          </table:table-cell>
          <table:table-cell table:formula="of:=[.H205]-[.G205]" office:value-type="float" office:value="0.597429845859828" calcext:value-type="float">
            <text:p>0.597429845859828</text:p>
          </table:table-cell>
          <table:table-cell table:formula="of:=IF(AND([.C205]&lt;0;[.C204]&gt;0);1;IF(AND([.C205]&gt;0;[.C204]&lt;0);-1;0))" office:value-type="float" office:value="0" calcext:value-type="float">
            <text:p>0</text:p>
          </table:table-cell>
          <table:table-cell table:formula="of:=([.$B205]-[.E204])*[.$I$3]+[.E204]" office:value-type="float" office:value="99.9221646163238" calcext:value-type="float">
            <text:p>99.9221646163238</text:p>
          </table:table-cell>
          <table:table-cell table:formula="of:=([.$B205]-[.F204])*[.$J$3]+[.F204]" office:value-type="float" office:value="95.7252582440032" calcext:value-type="float">
            <text:p>95.7252582440032</text:p>
          </table:table-cell>
          <table:table-cell table:formula="of:=[.E205]-[.F205]" office:value-type="float" office:value="4.19690637232057" calcext:value-type="float">
            <text:p>4.19690637232057</text:p>
          </table:table-cell>
          <table:table-cell table:formula="of:=([.$G205]-[.H204])*[.$K$3]+[.H204]" office:value-type="float" office:value="4.7943362181804" calcext:value-type="float">
            <text:p>4.7943362181804</text:p>
          </table:table-cell>
          <table:table-cell table:number-columns-repeated="3"/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table:formula="of:=[.B205]" office:value-type="float" office:value="100" calcext:value-type="float">
            <text:p>100</text:p>
          </table:table-cell>
          <table:table-cell table:formula="of:=[.H206]-[.G206]" office:value-type="float" office:value="0.582610518504094" calcext:value-type="float">
            <text:p>0.582610518504094</text:p>
          </table:table-cell>
          <table:table-cell table:formula="of:=IF(AND([.C206]&lt;0;[.C205]&gt;0);1;IF(AND([.C206]&gt;0;[.C205]&lt;0);-1;0))" office:value-type="float" office:value="0" calcext:value-type="float">
            <text:p>0</text:p>
          </table:table-cell>
          <table:table-cell table:formula="of:=([.$B206]-[.E205])*[.$I$3]+[.E205]" office:value-type="float" office:value="99.9279302002998" calcext:value-type="float">
            <text:p>99.9279302002998</text:p>
          </table:table-cell>
          <table:table-cell table:formula="of:=([.$B206]-[.F205])*[.$J$3]+[.F205]" office:value-type="float" office:value="95.8456735047355" calcext:value-type="float">
            <text:p>95.8456735047355</text:p>
          </table:table-cell>
          <table:table-cell table:formula="of:=[.E206]-[.F206]" office:value-type="float" office:value="4.08225669556428" calcext:value-type="float">
            <text:p>4.08225669556428</text:p>
          </table:table-cell>
          <table:table-cell table:formula="of:=([.$G206]-[.H205])*[.$K$3]+[.H205]" office:value-type="float" office:value="4.66486721406838" calcext:value-type="float">
            <text:p>4.66486721406838</text:p>
          </table:table-cell>
          <table:table-cell table:number-columns-repeated="3"/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table:formula="of:=[.B206]" office:value-type="float" office:value="100" calcext:value-type="float">
            <text:p>100</text:p>
          </table:table-cell>
          <table:table-cell table:formula="of:=[.H207]-[.G207]" office:value-type="float" office:value="0.568059787946727" calcext:value-type="float">
            <text:p>0.568059787946727</text:p>
          </table:table-cell>
          <table:table-cell table:formula="of:=IF(AND([.C207]&lt;0;[.C206]&gt;0);1;IF(AND([.C207]&gt;0;[.C206]&lt;0);-1;0))" office:value-type="float" office:value="0" calcext:value-type="float">
            <text:p>0</text:p>
          </table:table-cell>
          <table:table-cell table:formula="of:=([.$B207]-[.E206])*[.$I$3]+[.E206]" office:value-type="float" office:value="99.9332687039813" calcext:value-type="float">
            <text:p>99.9332687039813</text:p>
          </table:table-cell>
          <table:table-cell table:formula="of:=([.$B207]-[.F206])*[.$J$3]+[.F206]" office:value-type="float" office:value="95.9626967862923" calcext:value-type="float">
            <text:p>95.9626967862923</text:p>
          </table:table-cell>
          <table:table-cell table:formula="of:=[.E207]-[.F207]" office:value-type="float" office:value="3.97057191768904" calcext:value-type="float">
            <text:p>3.97057191768904</text:p>
          </table:table-cell>
          <table:table-cell table:formula="of:=([.$G207]-[.H206])*[.$K$3]+[.H206]" office:value-type="float" office:value="4.53863170563577" calcext:value-type="float">
            <text:p>4.53863170563577</text:p>
          </table:table-cell>
          <table:table-cell table:number-columns-repeated="3"/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table:formula="of:=[.B207]" office:value-type="float" office:value="100" calcext:value-type="float">
            <text:p>100</text:p>
          </table:table-cell>
          <table:table-cell table:formula="of:=[.H208]-[.G208]" office:value-type="float" office:value="0.55378111096861" calcext:value-type="float">
            <text:p>0.55378111096861</text:p>
          </table:table-cell>
          <table:table-cell table:formula="of:=IF(AND([.C208]&lt;0;[.C207]&gt;0);1;IF(AND([.C208]&gt;0;[.C207]&lt;0);-1;0))" office:value-type="float" office:value="0" calcext:value-type="float">
            <text:p>0</text:p>
          </table:table-cell>
          <table:table-cell table:formula="of:=([.$B208]-[.E207])*[.$I$3]+[.E207]" office:value-type="float" office:value="99.9382117629457" calcext:value-type="float">
            <text:p>99.9382117629457</text:p>
          </table:table-cell>
          <table:table-cell table:formula="of:=([.$B208]-[.F207])*[.$J$3]+[.F207]" office:value-type="float" office:value="96.0764236373826" calcext:value-type="float">
            <text:p>96.0764236373826</text:p>
          </table:table-cell>
          <table:table-cell table:formula="of:=[.E208]-[.F208]" office:value-type="float" office:value="3.86178812556302" calcext:value-type="float">
            <text:p>3.86178812556302</text:p>
          </table:table-cell>
          <table:table-cell table:formula="of:=([.$G208]-[.H207])*[.$K$3]+[.H207]" office:value-type="float" office:value="4.41556923653163" calcext:value-type="float">
            <text:p>4.41556923653163</text:p>
          </table:table-cell>
          <table:table-cell table:number-columns-repeated="3"/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table:formula="of:=[.B208]" office:value-type="float" office:value="100" calcext:value-type="float">
            <text:p>100</text:p>
          </table:table-cell>
          <table:table-cell table:formula="of:=[.H209]-[.G209]" office:value-type="float" office:value="0.539777031005744" calcext:value-type="float">
            <text:p>0.539777031005744</text:p>
          </table:table-cell>
          <table:table-cell table:formula="of:=IF(AND([.C209]&lt;0;[.C208]&gt;0);1;IF(AND([.C209]&gt;0;[.C208]&lt;0);-1;0))" office:value-type="float" office:value="0" calcext:value-type="float">
            <text:p>0</text:p>
          </table:table-cell>
          <table:table-cell table:formula="of:=([.$B209]-[.E208])*[.$I$3]+[.E208]" office:value-type="float" office:value="99.9427886693941" calcext:value-type="float">
            <text:p>99.9427886693941</text:p>
          </table:table-cell>
          <table:table-cell table:formula="of:=([.$B209]-[.F208])*[.$J$3]+[.F208]" office:value-type="float" office:value="96.1869469152028" calcext:value-type="float">
            <text:p>96.1869469152028</text:p>
          </table:table-cell>
          <table:table-cell table:formula="of:=[.E209]-[.F209]" office:value-type="float" office:value="3.75584175419128" calcext:value-type="float">
            <text:p>3.75584175419128</text:p>
          </table:table-cell>
          <table:table-cell table:formula="of:=([.$G209]-[.H208])*[.$K$3]+[.H208]" office:value-type="float" office:value="4.29561878519702" calcext:value-type="float">
            <text:p>4.29561878519702</text:p>
          </table:table-cell>
          <table:table-cell table:number-columns-repeated="3"/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table:formula="of:=[.B209]" office:value-type="float" office:value="100" calcext:value-type="float">
            <text:p>100</text:p>
          </table:table-cell>
          <table:table-cell table:formula="of:=[.H210]-[.G210]" office:value-type="float" office:value="0.526049264221517" calcext:value-type="float">
            <text:p>0.526049264221517</text:p>
          </table:table-cell>
          <table:table-cell table:formula="of:=IF(AND([.C210]&lt;0;[.C209]&gt;0);1;IF(AND([.C210]&gt;0;[.C209]&lt;0);-1;0))" office:value-type="float" office:value="0" calcext:value-type="float">
            <text:p>0</text:p>
          </table:table-cell>
          <table:table-cell table:formula="of:=([.$B210]-[.E209])*[.$I$3]+[.E209]" office:value-type="float" office:value="99.9470265457353" calcext:value-type="float">
            <text:p>99.9470265457353</text:p>
          </table:table-cell>
          <table:table-cell table:formula="of:=([.$B210]-[.F209])*[.$J$3]+[.F209]" office:value-type="float" office:value="96.2943568612535" calcext:value-type="float">
            <text:p>96.2943568612535</text:p>
          </table:table-cell>
          <table:table-cell table:formula="of:=[.E210]-[.F210]" office:value-type="float" office:value="3.65266968448184" calcext:value-type="float">
            <text:p>3.65266968448184</text:p>
          </table:table-cell>
          <table:table-cell table:formula="of:=([.$G210]-[.H209])*[.$K$3]+[.H209]" office:value-type="float" office:value="4.17871894870335" calcext:value-type="float">
            <text:p>4.17871894870335</text:p>
          </table:table-cell>
          <table:table-cell table:number-columns-repeated="3"/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table:formula="of:=[.B210]" office:value-type="float" office:value="100" calcext:value-type="float">
            <text:p>100</text:p>
          </table:table-cell>
          <table:table-cell table:formula="of:=[.H211]-[.G211]" office:value-type="float" office:value="0.512598778702255" calcext:value-type="float">
            <text:p>0.512598778702255</text:p>
          </table:table-cell>
          <table:table-cell table:formula="of:=IF(AND([.C211]&lt;0;[.C210]&gt;0);1;IF(AND([.C211]&gt;0;[.C210]&lt;0);-1;0))" office:value-type="float" office:value="0" calcext:value-type="float">
            <text:p>0</text:p>
          </table:table-cell>
          <table:table-cell table:formula="of:=([.$B211]-[.E210])*[.$I$3]+[.E210]" office:value-type="float" office:value="99.9509505053105" calcext:value-type="float">
            <text:p>99.9509505053105</text:p>
          </table:table-cell>
          <table:table-cell table:formula="of:=([.$B211]-[.F210])*[.$J$3]+[.F210]" office:value-type="float" office:value="96.398741175021" calcext:value-type="float">
            <text:p>96.398741175021</text:p>
          </table:table-cell>
          <table:table-cell table:formula="of:=[.E211]-[.F211]" office:value-type="float" office:value="3.55220933028949" calcext:value-type="float">
            <text:p>3.55220933028949</text:p>
          </table:table-cell>
          <table:table-cell table:formula="of:=([.$G211]-[.H210])*[.$K$3]+[.H210]" office:value-type="float" office:value="4.06480810899174" calcext:value-type="float">
            <text:p>4.06480810899174</text:p>
          </table:table-cell>
          <table:table-cell table:number-columns-repeated="3"/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table:formula="of:=[.B211]" office:value-type="float" office:value="100" calcext:value-type="float">
            <text:p>100</text:p>
          </table:table-cell>
          <table:table-cell table:formula="of:=[.H212]-[.G212]" office:value-type="float" office:value="0.499425867296279" calcext:value-type="float">
            <text:p>0.499425867296279</text:p>
          </table:table-cell>
          <table:table-cell table:formula="of:=IF(AND([.C212]&lt;0;[.C211]&gt;0);1;IF(AND([.C212]&gt;0;[.C211]&lt;0);-1;0))" office:value-type="float" office:value="0" calcext:value-type="float">
            <text:p>0</text:p>
          </table:table-cell>
          <table:table-cell table:formula="of:=([.$B212]-[.E211])*[.$I$3]+[.E211]" office:value-type="float" office:value="99.9545838012134" calcext:value-type="float">
            <text:p>99.9545838012134</text:p>
          </table:table-cell>
          <table:table-cell table:formula="of:=([.$B212]-[.F211])*[.$J$3]+[.F211]" office:value-type="float" office:value="96.5001850855838" calcext:value-type="float">
            <text:p>96.5001850855838</text:p>
          </table:table-cell>
          <table:table-cell table:formula="of:=[.E212]-[.F212]" office:value-type="float" office:value="3.45439871562962" calcext:value-type="float">
            <text:p>3.45439871562962</text:p>
          </table:table-cell>
          <table:table-cell table:formula="of:=([.$G212]-[.H211])*[.$K$3]+[.H211]" office:value-type="float" office:value="3.9538245829259" calcext:value-type="float">
            <text:p>3.9538245829259</text:p>
          </table:table-cell>
          <table:table-cell table:number-columns-repeated="3"/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table:formula="of:=[.B212]" office:value-type="float" office:value="100" calcext:value-type="float">
            <text:p>100</text:p>
          </table:table-cell>
          <table:table-cell table:formula="of:=[.H213]-[.G213]" office:value-type="float" office:value="0.486530214578632" calcext:value-type="float">
            <text:p>0.486530214578632</text:p>
          </table:table-cell>
          <table:table-cell table:formula="of:=IF(AND([.C213]&lt;0;[.C212]&gt;0);1;IF(AND([.C213]&gt;0;[.C212]&lt;0);-1;0))" office:value-type="float" office:value="0" calcext:value-type="float">
            <text:p>0</text:p>
          </table:table-cell>
          <table:table-cell table:formula="of:=([.$B213]-[.E212])*[.$I$3]+[.E212]" office:value-type="float" office:value="99.9579479640865" calcext:value-type="float">
            <text:p>99.9579479640865</text:p>
          </table:table-cell>
          <table:table-cell table:formula="of:=([.$B213]-[.F212])*[.$J$3]+[.F212]" office:value-type="float" office:value="96.5987714212011" calcext:value-type="float">
            <text:p>96.5987714212011</text:p>
          </table:table-cell>
          <table:table-cell table:formula="of:=[.E213]-[.F213]" office:value-type="float" office:value="3.35917654288535" calcext:value-type="float">
            <text:p>3.35917654288535</text:p>
          </table:table-cell>
          <table:table-cell table:formula="of:=([.$G213]-[.H212])*[.$K$3]+[.H212]" office:value-type="float" office:value="3.84570675746398" calcext:value-type="float">
            <text:p>3.84570675746398</text:p>
          </table:table-cell>
          <table:table-cell table:number-columns-repeated="3"/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table:formula="of:=[.B213]" office:value-type="float" office:value="100" calcext:value-type="float">
            <text:p>100</text:p>
          </table:table-cell>
          <table:table-cell table:formula="of:=[.H214]-[.G214]" office:value-type="float" office:value="0.47391095838782" calcext:value-type="float">
            <text:p>0.47391095838782</text:p>
          </table:table-cell>
          <table:table-cell table:formula="of:=IF(AND([.C214]&lt;0;[.C213]&gt;0);1;IF(AND([.C214]&gt;0;[.C213]&lt;0);-1;0))" office:value-type="float" office:value="0" calcext:value-type="float">
            <text:p>0</text:p>
          </table:table-cell>
          <table:table-cell table:formula="of:=([.$B214]-[.E213])*[.$I$3]+[.E213]" office:value-type="float" office:value="99.9610629297097" calcext:value-type="float">
            <text:p>99.9610629297097</text:p>
          </table:table-cell>
          <table:table-cell table:formula="of:=([.$B214]-[.F213])*[.$J$3]+[.F213]" office:value-type="float" office:value="96.6945806769419" calcext:value-type="float">
            <text:p>96.6945806769419</text:p>
          </table:table-cell>
          <table:table-cell table:formula="of:=[.E214]-[.F214]" office:value-type="float" office:value="3.26648225276776" calcext:value-type="float">
            <text:p>3.26648225276776</text:p>
          </table:table-cell>
          <table:table-cell table:formula="of:=([.$G214]-[.H213])*[.$K$3]+[.H213]" office:value-type="float" office:value="3.74039321115558" calcext:value-type="float">
            <text:p>3.74039321115558</text:p>
          </table:table-cell>
          <table:table-cell table:number-columns-repeated="3"/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table:formula="of:=[.B214]" office:value-type="float" office:value="100" calcext:value-type="float">
            <text:p>100</text:p>
          </table:table-cell>
          <table:table-cell table:formula="of:=[.H215]-[.G215]" office:value-type="float" office:value="0.461566746348004" calcext:value-type="float">
            <text:p>0.461566746348004</text:p>
          </table:table-cell>
          <table:table-cell table:formula="of:=IF(AND([.C215]&lt;0;[.C214]&gt;0);1;IF(AND([.C215]&gt;0;[.C214]&lt;0);-1;0))" office:value-type="float" office:value="0" calcext:value-type="float">
            <text:p>0</text:p>
          </table:table-cell>
          <table:table-cell table:formula="of:=([.$B215]-[.E214])*[.$I$3]+[.E214]" office:value-type="float" office:value="99.9639471571386" calcext:value-type="float">
            <text:p>99.9639471571386</text:p>
          </table:table-cell>
          <table:table-cell table:formula="of:=([.$B215]-[.F214])*[.$J$3]+[.F214]" office:value-type="float" office:value="96.7876910804084" calcext:value-type="float">
            <text:p>96.7876910804084</text:p>
          </table:table-cell>
          <table:table-cell table:formula="of:=[.E215]-[.F215]" office:value-type="float" office:value="3.17625607673024" calcext:value-type="float">
            <text:p>3.17625607673024</text:p>
          </table:table-cell>
          <table:table-cell table:formula="of:=([.$G215]-[.H214])*[.$K$3]+[.H214]" office:value-type="float" office:value="3.63782282307824" calcext:value-type="float">
            <text:p>3.63782282307824</text:p>
          </table:table-cell>
          <table:table-cell table:number-columns-repeated="3"/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table:formula="of:=[.B215]" office:value-type="float" office:value="100" calcext:value-type="float">
            <text:p>100</text:p>
          </table:table-cell>
          <table:table-cell table:formula="of:=[.H216]-[.G216]" office:value-type="float" office:value="0.4494957877596" calcext:value-type="float">
            <text:p>0.4494957877596</text:p>
          </table:table-cell>
          <table:table-cell table:formula="of:=IF(AND([.C216]&lt;0;[.C215]&gt;0);1;IF(AND([.C216]&gt;0;[.C215]&lt;0);-1;0))" office:value-type="float" office:value="0" calcext:value-type="float">
            <text:p>0</text:p>
          </table:table-cell>
          <table:table-cell table:formula="of:=([.$B216]-[.E215])*[.$I$3]+[.E215]" office:value-type="float" office:value="99.9666177380913" calcext:value-type="float">
            <text:p>99.9666177380913</text:p>
          </table:table-cell>
          <table:table-cell table:formula="of:=([.$B216]-[.F215])*[.$J$3]+[.F215]" office:value-type="float" office:value="96.8781786556081" calcext:value-type="float">
            <text:p>96.8781786556081</text:p>
          </table:table-cell>
          <table:table-cell table:formula="of:=[.E216]-[.F216]" office:value-type="float" office:value="3.08843908248318" calcext:value-type="float">
            <text:p>3.08843908248318</text:p>
          </table:table-cell>
          <table:table-cell table:formula="of:=([.$G216]-[.H215])*[.$K$3]+[.H215]" office:value-type="float" office:value="3.53793487024278" calcext:value-type="float">
            <text:p>3.53793487024278</text:p>
          </table:table-cell>
          <table:table-cell table:number-columns-repeated="3"/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table:formula="of:=[.B216]" office:value-type="float" office:value="100" calcext:value-type="float">
            <text:p>100</text:p>
          </table:table-cell>
          <table:table-cell table:formula="of:=[.H217]-[.G217]" office:value-type="float" office:value="0.437695901212661" calcext:value-type="float">
            <text:p>0.437695901212661</text:p>
          </table:table-cell>
          <table:table-cell table:formula="of:=IF(AND([.C217]&lt;0;[.C216]&gt;0);1;IF(AND([.C217]&gt;0;[.C216]&lt;0);-1;0))" office:value-type="float" office:value="0" calcext:value-type="float">
            <text:p>0</text:p>
          </table:table-cell>
          <table:table-cell table:formula="of:=([.$B217]-[.E216])*[.$I$3]+[.E216]" office:value-type="float" office:value="99.9690904982327" calcext:value-type="float">
            <text:p>99.9690904982327</text:p>
          </table:table-cell>
          <table:table-cell table:formula="of:=([.$B217]-[.F216])*[.$J$3]+[.F216]" office:value-type="float" office:value="96.9661172850276" calcext:value-type="float">
            <text:p>96.9661172850276</text:p>
          </table:table-cell>
          <table:table-cell table:formula="of:=[.E217]-[.F217]" office:value-type="float" office:value="3.00297321320508" calcext:value-type="float">
            <text:p>3.00297321320508</text:p>
          </table:table-cell>
          <table:table-cell table:formula="of:=([.$G217]-[.H216])*[.$K$3]+[.H216]" office:value-type="float" office:value="3.44066911441774" calcext:value-type="float">
            <text:p>3.44066911441774</text:p>
          </table:table-cell>
          <table:table-cell table:number-columns-repeated="3"/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table:formula="of:=[.B217]" office:value-type="float" office:value="100" calcext:value-type="float">
            <text:p>100</text:p>
          </table:table-cell>
          <table:table-cell table:formula="of:=[.H218]-[.G218]" office:value-type="float" office:value="0.426164558251059" calcext:value-type="float">
            <text:p>0.426164558251059</text:p>
          </table:table-cell>
          <table:table-cell table:formula="of:=IF(AND([.C218]&lt;0;[.C217]&gt;0);1;IF(AND([.C218]&gt;0;[.C217]&lt;0);-1;0))" office:value-type="float" office:value="0" calcext:value-type="float">
            <text:p>0</text:p>
          </table:table-cell>
          <table:table-cell table:formula="of:=([.$B218]-[.E217])*[.$I$3]+[.E217]" office:value-type="float" office:value="99.9713800909562" calcext:value-type="float">
            <text:p>99.9713800909562</text:p>
          </table:table-cell>
          <table:table-cell table:formula="of:=([.$B218]-[.F217])*[.$J$3]+[.F217]" office:value-type="float" office:value="97.0515787699564" calcext:value-type="float">
            <text:p>97.0515787699564</text:p>
          </table:table-cell>
          <table:table-cell table:formula="of:=[.E218]-[.F218]" office:value-type="float" office:value="2.91980132099978" calcext:value-type="float">
            <text:p>2.91980132099978</text:p>
          </table:table-cell>
          <table:table-cell table:formula="of:=([.$G218]-[.H217])*[.$K$3]+[.H217]" office:value-type="float" office:value="3.34596587925084" calcext:value-type="float">
            <text:p>3.34596587925084</text:p>
          </table:table-cell>
          <table:table-cell table:number-columns-repeated="3"/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table:formula="of:=[.B218]" office:value-type="float" office:value="100" calcext:value-type="float">
            <text:p>100</text:p>
          </table:table-cell>
          <table:table-cell table:formula="of:=[.H219]-[.G219]" office:value-type="float" office:value="0.414898923391124" calcext:value-type="float">
            <text:p>0.414898923391124</text:p>
          </table:table-cell>
          <table:table-cell table:formula="of:=IF(AND([.C219]&lt;0;[.C218]&gt;0);1;IF(AND([.C219]&gt;0;[.C218]&lt;0);-1;0))" office:value-type="float" office:value="0" calcext:value-type="float">
            <text:p>0</text:p>
          </table:table-cell>
          <table:table-cell table:formula="of:=([.$B219]-[.E218])*[.$I$3]+[.E218]" office:value-type="float" office:value="99.9735000842187" calcext:value-type="float">
            <text:p>99.9735000842187</text:p>
          </table:table-cell>
          <table:table-cell table:formula="of:=([.$B219]-[.F218])*[.$J$3]+[.F218]" office:value-type="float" office:value="97.1346328891126" calcext:value-type="float">
            <text:p>97.1346328891126</text:p>
          </table:table-cell>
          <table:table-cell table:formula="of:=[.E219]-[.F219]" office:value-type="float" office:value="2.83886719510613" calcext:value-type="float">
            <text:p>2.83886719510613</text:p>
          </table:table-cell>
          <table:table-cell table:formula="of:=([.$G219]-[.H218])*[.$K$3]+[.H218]" office:value-type="float" office:value="3.25376611849726" calcext:value-type="float">
            <text:p>3.25376611849726</text:p>
          </table:table-cell>
          <table:table-cell table:number-columns-repeated="3"/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table:formula="of:=[.B219]" office:value-type="float" office:value="100" calcext:value-type="float">
            <text:p>100</text:p>
          </table:table-cell>
          <table:table-cell table:formula="of:=[.H220]-[.G220]" office:value-type="float" office:value="0.403895890775827" calcext:value-type="float">
            <text:p>0.403895890775827</text:p>
          </table:table-cell>
          <table:table-cell table:formula="of:=IF(AND([.C220]&lt;0;[.C219]&gt;0);1;IF(AND([.C220]&gt;0;[.C219]&lt;0);-1;0))" office:value-type="float" office:value="0" calcext:value-type="float">
            <text:p>0</text:p>
          </table:table-cell>
          <table:table-cell table:formula="of:=([.$B220]-[.E219])*[.$I$3]+[.E219]" office:value-type="float" office:value="99.9754630409432" calcext:value-type="float">
            <text:p>99.9754630409432</text:p>
          </table:table-cell>
          <table:table-cell table:formula="of:=([.$B220]-[.F219])*[.$J$3]+[.F219]" office:value-type="float" office:value="97.2153474556164" calcext:value-type="float">
            <text:p>97.2153474556164</text:p>
          </table:table-cell>
          <table:table-cell table:formula="of:=[.E220]-[.F220]" office:value-type="float" office:value="2.7601155853268" calcext:value-type="float">
            <text:p>2.7601155853268</text:p>
          </table:table-cell>
          <table:table-cell table:formula="of:=([.$G220]-[.H219])*[.$K$3]+[.H219]" office:value-type="float" office:value="3.16401147610263" calcext:value-type="float">
            <text:p>3.16401147610263</text:p>
          </table:table-cell>
          <table:table-cell table:number-columns-repeated="3"/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table:formula="of:=[.B220]" office:value-type="float" office:value="100" calcext:value-type="float">
            <text:p>100</text:p>
          </table:table-cell>
          <table:table-cell table:formula="of:=[.H221]-[.G221]" office:value-type="float" office:value="0.393152117724252" calcext:value-type="float">
            <text:p>0.393152117724252</text:p>
          </table:table-cell>
          <table:table-cell table:formula="of:=IF(AND([.C221]&lt;0;[.C220]&gt;0);1;IF(AND([.C221]&gt;0;[.C220]&lt;0);-1;0))" office:value-type="float" office:value="0" calcext:value-type="float">
            <text:p>0</text:p>
          </table:table-cell>
          <table:table-cell table:formula="of:=([.$B221]-[.E220])*[.$I$3]+[.E220]" office:value-type="float" office:value="99.977280593466" calcext:value-type="float">
            <text:p>99.977280593466</text:p>
          </table:table-cell>
          <table:table-cell table:formula="of:=([.$B221]-[.F220])*[.$J$3]+[.F220]" office:value-type="float" office:value="97.2937883723596" calcext:value-type="float">
            <text:p>97.2937883723596</text:p>
          </table:table-cell>
          <table:table-cell table:formula="of:=[.E221]-[.F221]" office:value-type="float" office:value="2.68349222110632" calcext:value-type="float">
            <text:p>2.68349222110632</text:p>
          </table:table-cell>
          <table:table-cell table:formula="of:=([.$G221]-[.H220])*[.$K$3]+[.H220]" office:value-type="float" office:value="3.07664433883057" calcext:value-type="float">
            <text:p>3.07664433883057</text:p>
          </table:table-cell>
          <table:table-cell table:number-columns-repeated="3"/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office:value-type="float" office:value="150" calcext:value-type="float">
            <text:p>150</text:p>
          </table:table-cell>
          <table:table-cell table:formula="of:=[.H222]-[.G222]" office:value-type="float" office:value="-1.49527021688342" calcext:value-type="float">
            <text:p>-1.49527021688342</text:p>
          </table:table-cell>
          <table:table-cell table:formula="of:=IF(AND([.C222]&lt;0;[.C221]&gt;0);1;IF(AND([.C222]&gt;0;[.C221]&lt;0);-1;0))" office:value-type="float" office:value="1" calcext:value-type="float">
            <text:p>1</text:p>
          </table:table-cell>
          <table:table-cell table:formula="of:=([.$B222]-[.E221])*[.$I$3]+[.E221]" office:value-type="float" office:value="103.682667216172" calcext:value-type="float">
            <text:p>103.682667216172</text:p>
          </table:table-cell>
          <table:table-cell table:formula="of:=([.$B222]-[.F221])*[.$J$3]+[.F221]" office:value-type="float" office:value="98.7784703900397" calcext:value-type="float">
            <text:p>98.7784703900397</text:p>
          </table:table-cell>
          <table:table-cell table:formula="of:=[.E222]-[.F222]" office:value-type="float" office:value="4.90419682613253" calcext:value-type="float">
            <text:p>4.90419682613253</text:p>
          </table:table-cell>
          <table:table-cell table:formula="of:=([.$G222]-[.H221])*[.$K$3]+[.H221]" office:value-type="float" office:value="3.40892660924911" calcext:value-type="float">
            <text:p>3.40892660924911</text:p>
          </table:table-cell>
          <table:table-cell table:number-columns-repeated="3"/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table:formula="of:=[.B222]" office:value-type="float" office:value="150" calcext:value-type="float">
            <text:p>150</text:p>
          </table:table-cell>
          <table:table-cell table:formula="of:=[.H223]-[.G223]" office:value-type="float" office:value="-2.84999217333811" calcext:value-type="float">
            <text:p>-2.84999217333811</text:p>
          </table:table-cell>
          <table:table-cell table:formula="of:=IF(AND([.C223]&lt;0;[.C222]&gt;0);1;IF(AND([.C223]&gt;0;[.C222]&lt;0);-1;0))" office:value-type="float" office:value="0" calcext:value-type="float">
            <text:p>0</text:p>
          </table:table-cell>
          <table:table-cell table:formula="of:=([.$B223]-[.E222])*[.$I$3]+[.E222]" office:value-type="float" office:value="107.113580755715" calcext:value-type="float">
            <text:p>107.113580755715</text:p>
          </table:table-cell>
          <table:table-cell table:formula="of:=([.$B223]-[.F222])*[.$J$3]+[.F222]" office:value-type="float" office:value="100.221330379053" calcext:value-type="float">
            <text:p>100.221330379053</text:p>
          </table:table-cell>
          <table:table-cell table:formula="of:=[.E223]-[.F223]" office:value-type="float" office:value="6.89225037666236" calcext:value-type="float">
            <text:p>6.89225037666236</text:p>
          </table:table-cell>
          <table:table-cell table:formula="of:=([.$G223]-[.H222])*[.$K$3]+[.H222]" office:value-type="float" office:value="4.04225820332425" calcext:value-type="float">
            <text:p>4.04225820332425</text:p>
          </table:table-cell>
          <table:table-cell table:number-columns-repeated="3"/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table:formula="of:=[.B223]" office:value-type="float" office:value="150" calcext:value-type="float">
            <text:p>150</text:p>
          </table:table-cell>
          <table:table-cell table:formula="of:=[.H224]-[.G224]" office:value-type="float" office:value="-3.78372102835957" calcext:value-type="float">
            <text:p>-3.78372102835957</text:p>
          </table:table-cell>
          <table:table-cell table:formula="of:=IF(AND([.C224]&lt;0;[.C223]&gt;0);1;IF(AND([.C224]&gt;0;[.C223]&lt;0);-1;0))" office:value-type="float" office:value="0" calcext:value-type="float">
            <text:p>0</text:p>
          </table:table-cell>
          <table:table-cell table:formula="of:=([.$B224]-[.E223])*[.$I$3]+[.E223]" office:value-type="float" office:value="110.290352551588" calcext:value-type="float">
            <text:p>110.290352551588</text:p>
          </table:table-cell>
          <table:table-cell table:formula="of:=([.$B224]-[.F223])*[.$J$3]+[.F223]" office:value-type="float" office:value="101.623546424713" calcext:value-type="float">
            <text:p>101.623546424713</text:p>
          </table:table-cell>
          <table:table-cell table:formula="of:=[.E224]-[.F224]" office:value-type="float" office:value="8.66680612687483" calcext:value-type="float">
            <text:p>8.66680612687483</text:p>
          </table:table-cell>
          <table:table-cell table:formula="of:=([.$G224]-[.H223])*[.$K$3]+[.H223]" office:value-type="float" office:value="4.88308509851526" calcext:value-type="float">
            <text:p>4.88308509851526</text:p>
          </table:table-cell>
          <table:table-cell table:number-columns-repeated="3"/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table:formula="of:=[.B224]" office:value-type="float" office:value="150" calcext:value-type="float">
            <text:p>150</text:p>
          </table:table-cell>
          <table:table-cell table:formula="of:=[.H225]-[.G225]" office:value-type="float" office:value="-4.38746677591733" calcext:value-type="float">
            <text:p>-4.38746677591733</text:p>
          </table:table-cell>
          <table:table-cell table:formula="of:=IF(AND([.C225]&lt;0;[.C224]&gt;0);1;IF(AND([.C225]&gt;0;[.C224]&lt;0);-1;0))" office:value-type="float" office:value="0" calcext:value-type="float">
            <text:p>0</text:p>
          </table:table-cell>
          <table:table-cell table:formula="of:=([.$B225]-[.E224])*[.$I$3]+[.E224]" office:value-type="float" office:value="113.231807918137" calcext:value-type="float">
            <text:p>113.231807918137</text:p>
          </table:table-cell>
          <table:table-cell table:formula="of:=([.$B225]-[.F224])*[.$J$3]+[.F224]" office:value-type="float" office:value="102.986263426834" calcext:value-type="float">
            <text:p>102.986263426834</text:p>
          </table:table-cell>
          <table:table-cell table:formula="of:=[.E225]-[.F225]" office:value-type="float" office:value="10.2455444913031" calcext:value-type="float">
            <text:p>10.2455444913031</text:p>
          </table:table-cell>
          <table:table-cell table:formula="of:=([.$G225]-[.H224])*[.$K$3]+[.H224]" office:value-type="float" office:value="5.85807771538578" calcext:value-type="float">
            <text:p>5.85807771538578</text:p>
          </table:table-cell>
          <table:table-cell table:number-columns-repeated="3"/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table:formula="of:=[.B225]" office:value-type="float" office:value="150" calcext:value-type="float">
            <text:p>150</text:p>
          </table:table-cell>
          <table:table-cell table:formula="of:=[.H226]-[.G226]" office:value-type="float" office:value="-4.73457759714345" calcext:value-type="float">
            <text:p>-4.73457759714345</text:p>
          </table:table-cell>
          <table:table-cell table:formula="of:=IF(AND([.C226]&lt;0;[.C225]&gt;0);1;IF(AND([.C226]&gt;0;[.C225]&lt;0);-1;0))" office:value-type="float" office:value="0" calcext:value-type="float">
            <text:p>0</text:p>
          </table:table-cell>
          <table:table-cell table:formula="of:=([.$B226]-[.E225])*[.$I$3]+[.E225]" office:value-type="float" office:value="115.955377701979" calcext:value-type="float">
            <text:p>115.955377701979</text:p>
          </table:table-cell>
          <table:table-cell table:formula="of:=([.$B226]-[.F225])*[.$J$3]+[.F225]" office:value-type="float" office:value="104.310594034529" calcext:value-type="float">
            <text:p>104.310594034529</text:p>
          </table:table-cell>
          <table:table-cell table:formula="of:=[.E226]-[.F226]" office:value-type="float" office:value="11.64478366745" calcext:value-type="float">
            <text:p>11.64478366745</text:p>
          </table:table-cell>
          <table:table-cell table:formula="of:=([.$G226]-[.H225])*[.$K$3]+[.H225]" office:value-type="float" office:value="6.91020607030655" calcext:value-type="float">
            <text:p>6.91020607030655</text:p>
          </table:table-cell>
          <table:table-cell table:number-columns-repeated="3"/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table:formula="of:=[.B226]" office:value-type="float" office:value="150" calcext:value-type="float">
            <text:p>150</text:p>
          </table:table-cell>
          <table:table-cell table:formula="of:=[.H227]-[.G227]" office:value-type="float" office:value="-4.88403486893196" calcext:value-type="float">
            <text:p>-4.88403486893196</text:p>
          </table:table-cell>
          <table:table-cell table:formula="of:=IF(AND([.C227]&lt;0;[.C226]&gt;0);1;IF(AND([.C227]&gt;0;[.C226]&lt;0);-1;0))" office:value-type="float" office:value="0" calcext:value-type="float">
            <text:p>0</text:p>
          </table:table-cell>
          <table:table-cell table:formula="of:=([.$B227]-[.E226])*[.$I$3]+[.E226]" office:value-type="float" office:value="118.477201575906" calcext:value-type="float">
            <text:p>118.477201575906</text:p>
          </table:table-cell>
          <table:table-cell table:formula="of:=([.$B227]-[.F226])*[.$J$3]+[.F226]" office:value-type="float" office:value="105.597619554683" calcext:value-type="float">
            <text:p>105.597619554683</text:p>
          </table:table-cell>
          <table:table-cell table:formula="of:=[.E227]-[.F227]" office:value-type="float" office:value="12.8795820212234" calcext:value-type="float">
            <text:p>12.8795820212234</text:p>
          </table:table-cell>
          <table:table-cell table:formula="of:=([.$G227]-[.H226])*[.$K$3]+[.H226]" office:value-type="float" office:value="7.99554715229143" calcext:value-type="float">
            <text:p>7.99554715229143</text:p>
          </table:table-cell>
          <table:table-cell table:number-columns-repeated="3"/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table:formula="of:=[.B227]" office:value-type="float" office:value="150" calcext:value-type="float">
            <text:p>150</text:p>
          </table:table-cell>
          <table:table-cell table:formula="of:=[.H228]-[.G228]" office:value-type="float" office:value="-4.88314284076687" calcext:value-type="float">
            <text:p>-4.88314284076687</text:p>
          </table:table-cell>
          <table:table-cell table:formula="of:=IF(AND([.C228]&lt;0;[.C227]&gt;0);1;IF(AND([.C228]&gt;0;[.C227]&lt;0);-1;0))" office:value-type="float" office:value="0" calcext:value-type="float">
            <text:p>0</text:p>
          </table:table-cell>
          <table:table-cell table:formula="of:=([.$B228]-[.E227])*[.$I$3]+[.E227]" office:value-type="float" office:value="120.812223681395" calcext:value-type="float">
            <text:p>120.812223681395</text:p>
          </table:table-cell>
          <table:table-cell table:formula="of:=([.$B228]-[.F227])*[.$J$3]+[.F227]" office:value-type="float" office:value="106.848390834833" calcext:value-type="float">
            <text:p>106.848390834833</text:p>
          </table:table-cell>
          <table:table-cell table:formula="of:=[.E228]-[.F228]" office:value-type="float" office:value="13.963832846562" calcext:value-type="float">
            <text:p>13.963832846562</text:p>
          </table:table-cell>
          <table:table-cell table:formula="of:=([.$G228]-[.H227])*[.$K$3]+[.H227]" office:value-type="float" office:value="9.08069000579518" calcext:value-type="float">
            <text:p>9.08069000579518</text:p>
          </table:table-cell>
          <table:table-cell table:number-columns-repeated="3"/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table:formula="of:=[.B228]" office:value-type="float" office:value="150" calcext:value-type="float">
            <text:p>150</text:p>
          </table:table-cell>
          <table:table-cell table:formula="of:=[.H229]-[.G229]" office:value-type="float" office:value="-4.76972350323218" calcext:value-type="float">
            <text:p>-4.76972350323218</text:p>
          </table:table-cell>
          <table:table-cell table:formula="of:=IF(AND([.C229]&lt;0;[.C228]&gt;0);1;IF(AND([.C229]&gt;0;[.C228]&lt;0);-1;0))" office:value-type="float" office:value="0" calcext:value-type="float">
            <text:p>0</text:p>
          </table:table-cell>
          <table:table-cell table:formula="of:=([.$B229]-[.E228])*[.$I$3]+[.E228]" office:value-type="float" office:value="122.974281186477" calcext:value-type="float">
            <text:p>122.974281186477</text:p>
          </table:table-cell>
          <table:table-cell table:formula="of:=([.$B229]-[.F228])*[.$J$3]+[.F228]" office:value-type="float" office:value="108.063929121175" calcext:value-type="float">
            <text:p>108.063929121175</text:p>
          </table:table-cell>
          <table:table-cell table:formula="of:=[.E229]-[.F229]" office:value-type="float" office:value="14.9103520653012" calcext:value-type="float">
            <text:p>14.9103520653012</text:p>
          </table:table-cell>
          <table:table-cell table:formula="of:=([.$G229]-[.H228])*[.$K$3]+[.H228]" office:value-type="float" office:value="10.140628562069" calcext:value-type="float">
            <text:p>10.140628562069</text:p>
          </table:table-cell>
          <table:table-cell table:number-columns-repeated="3"/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table:formula="of:=[.B229]" office:value-type="float" office:value="150" calcext:value-type="float">
            <text:p>150</text:p>
          </table:table-cell>
          <table:table-cell table:formula="of:=[.H230]-[.G230]" office:value-type="float" office:value="-4.57390704215104" calcext:value-type="float">
            <text:p>-4.57390704215104</text:p>
          </table:table-cell>
          <table:table-cell table:formula="of:=IF(AND([.C230]&lt;0;[.C229]&gt;0);1;IF(AND([.C230]&gt;0;[.C229]&lt;0);-1;0))" office:value-type="float" office:value="0" calcext:value-type="float">
            <text:p>0</text:p>
          </table:table-cell>
          <table:table-cell table:formula="of:=([.$B230]-[.E229])*[.$I$3]+[.E229]" office:value-type="float" office:value="124.976186283775" calcext:value-type="float">
            <text:p>124.976186283775</text:p>
          </table:table-cell>
          <table:table-cell table:formula="of:=([.$B230]-[.F229])*[.$J$3]+[.F229]" office:value-type="float" office:value="109.24522689241" calcext:value-type="float">
            <text:p>109.24522689241</text:p>
          </table:table-cell>
          <table:table-cell table:formula="of:=[.E230]-[.F230]" office:value-type="float" office:value="15.7309593913647" calcext:value-type="float">
            <text:p>15.7309593913647</text:p>
          </table:table-cell>
          <table:table-cell table:formula="of:=([.$G230]-[.H229])*[.$K$3]+[.H229]" office:value-type="float" office:value="11.1570523492137" calcext:value-type="float">
            <text:p>11.1570523492137</text:p>
          </table:table-cell>
          <table:table-cell table:number-columns-repeated="3"/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table:formula="of:=[.B230]" office:value-type="float" office:value="150" calcext:value-type="float">
            <text:p>150</text:p>
          </table:table-cell>
          <table:table-cell table:formula="of:=[.H231]-[.G231]" office:value-type="float" office:value="-4.3195918052487" calcext:value-type="float">
            <text:p>-4.3195918052487</text:p>
          </table:table-cell>
          <table:table-cell table:formula="of:=IF(AND([.C231]&lt;0;[.C230]&gt;0);1;IF(AND([.C231]&gt;0;[.C230]&lt;0);-1;0))" office:value-type="float" office:value="0" calcext:value-type="float">
            <text:p>0</text:p>
          </table:table-cell>
          <table:table-cell table:formula="of:=([.$B231]-[.E230])*[.$I$3]+[.E230]" office:value-type="float" office:value="126.829802114606" calcext:value-type="float">
            <text:p>126.829802114606</text:p>
          </table:table-cell>
          <table:table-cell table:formula="of:=([.$B231]-[.F230])*[.$J$3]+[.F230]" office:value-type="float" office:value="110.393248670088" calcext:value-type="float">
            <text:p>110.393248670088</text:p>
          </table:table-cell>
          <table:table-cell table:formula="of:=[.E231]-[.F231]" office:value-type="float" office:value="16.4365534445176" calcext:value-type="float">
            <text:p>16.4365534445176</text:p>
          </table:table-cell>
          <table:table-cell table:formula="of:=([.$G231]-[.H230])*[.$K$3]+[.H230]" office:value-type="float" office:value="12.1169616392689" calcext:value-type="float">
            <text:p>12.1169616392689</text:p>
          </table:table-cell>
          <table:table-cell table:number-columns-repeated="3"/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table:formula="of:=[.B231]" office:value-type="float" office:value="150" calcext:value-type="float">
            <text:p>150</text:p>
          </table:table-cell>
          <table:table-cell table:formula="of:=[.H232]-[.G232]" office:value-type="float" office:value="-4.02563423754694" calcext:value-type="float">
            <text:p>-4.02563423754694</text:p>
          </table:table-cell>
          <table:table-cell table:formula="of:=IF(AND([.C232]&lt;0;[.C231]&gt;0);1;IF(AND([.C232]&gt;0;[.C231]&lt;0);-1;0))" office:value-type="float" office:value="0" calcext:value-type="float">
            <text:p>0</text:p>
          </table:table-cell>
          <table:table-cell table:formula="of:=([.$B232]-[.E231])*[.$I$3]+[.E231]" office:value-type="float" office:value="128.54611306908" calcext:value-type="float">
            <text:p>128.54611306908</text:p>
          </table:table-cell>
          <table:table-cell table:formula="of:=([.$B232]-[.F231])*[.$J$3]+[.F231]" office:value-type="float" office:value="111.508931806142" calcext:value-type="float">
            <text:p>111.508931806142</text:p>
          </table:table-cell>
          <table:table-cell table:formula="of:=[.E232]-[.F232]" office:value-type="float" office:value="17.0371812629374" calcext:value-type="float">
            <text:p>17.0371812629374</text:p>
          </table:table-cell>
          <table:table-cell table:formula="of:=([.$G232]-[.H231])*[.$K$3]+[.H231]" office:value-type="float" office:value="13.0115470253905" calcext:value-type="float">
            <text:p>13.0115470253905</text:p>
          </table:table-cell>
          <table:table-cell table:number-columns-repeated="3"/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table:formula="of:=[.B232]" office:value-type="float" office:value="150" calcext:value-type="float">
            <text:p>150</text:p>
          </table:table-cell>
          <table:table-cell table:formula="of:=[.H233]-[.G233]" office:value-type="float" office:value="-3.70681822240709" calcext:value-type="float">
            <text:p>-3.70681822240709</text:p>
          </table:table-cell>
          <table:table-cell table:formula="of:=IF(AND([.C233]&lt;0;[.C232]&gt;0);1;IF(AND([.C233]&gt;0;[.C232]&lt;0);-1;0))" office:value-type="float" office:value="0" calcext:value-type="float">
            <text:p>0</text:p>
          </table:table-cell>
          <table:table-cell table:formula="of:=([.$B233]-[.E232])*[.$I$3]+[.E232]" office:value-type="float" office:value="130.135289878778" calcext:value-type="float">
            <text:p>130.135289878778</text:p>
          </table:table-cell>
          <table:table-cell table:formula="of:=([.$B233]-[.F232])*[.$J$3]+[.F232]" office:value-type="float" office:value="112.593187248223" calcext:value-type="float">
            <text:p>112.593187248223</text:p>
          </table:table-cell>
          <table:table-cell table:formula="of:=[.E233]-[.F233]" office:value-type="float" office:value="17.5421026305547" calcext:value-type="float">
            <text:p>17.5421026305547</text:p>
          </table:table-cell>
          <table:table-cell table:formula="of:=([.$G233]-[.H232])*[.$K$3]+[.H232]" office:value-type="float" office:value="13.8352844081476" calcext:value-type="float">
            <text:p>13.8352844081476</text:p>
          </table:table-cell>
          <table:table-cell table:number-columns-repeated="3"/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table:formula="of:=[.B233]" office:value-type="float" office:value="150" calcext:value-type="float">
            <text:p>150</text:p>
          </table:table-cell>
          <table:table-cell table:formula="of:=[.H234]-[.G234]" office:value-type="float" office:value="-3.37464425137517" calcext:value-type="float">
            <text:p>-3.37464425137517</text:p>
          </table:table-cell>
          <table:table-cell table:formula="of:=IF(AND([.C234]&lt;0;[.C233]&gt;0);1;IF(AND([.C234]&gt;0;[.C233]&lt;0);-1;0))" office:value-type="float" office:value="0" calcext:value-type="float">
            <text:p>0</text:p>
          </table:table-cell>
          <table:table-cell table:formula="of:=([.$B234]-[.E233])*[.$I$3]+[.E233]" office:value-type="float" office:value="131.606749887757" calcext:value-type="float">
            <text:p>131.606749887757</text:p>
          </table:table-cell>
          <table:table-cell table:formula="of:=([.$B234]-[.F233])*[.$J$3]+[.F233]" office:value-type="float" office:value="113.646900283484" calcext:value-type="float">
            <text:p>113.646900283484</text:p>
          </table:table-cell>
          <table:table-cell table:formula="of:=[.E234]-[.F234]" office:value-type="float" office:value="17.9598496042728" calcext:value-type="float">
            <text:p>17.9598496042728</text:p>
          </table:table-cell>
          <table:table-cell table:formula="of:=([.$G234]-[.H233])*[.$K$3]+[.H233]" office:value-type="float" office:value="14.5852053528976" calcext:value-type="float">
            <text:p>14.5852053528976</text:p>
          </table:table-cell>
          <table:table-cell table:number-columns-repeated="3"/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table:formula="of:=[.B234]" office:value-type="float" office:value="150" calcext:value-type="float">
            <text:p>150</text:p>
          </table:table-cell>
          <table:table-cell table:formula="of:=[.H235]-[.G235]" office:value-type="float" office:value="-3.03797147295471" calcext:value-type="float">
            <text:p>-3.03797147295471</text:p>
          </table:table-cell>
          <table:table-cell table:formula="of:=IF(AND([.C235]&lt;0;[.C234]&gt;0);1;IF(AND([.C235]&gt;0;[.C234]&lt;0);-1;0))" office:value-type="float" office:value="0" calcext:value-type="float">
            <text:p>0</text:p>
          </table:table-cell>
          <table:table-cell table:formula="of:=([.$B235]-[.E234])*[.$I$3]+[.E234]" office:value-type="float" office:value="132.969212859034" calcext:value-type="float">
            <text:p>132.969212859034</text:p>
          </table:table-cell>
          <table:table-cell table:formula="of:=([.$B235]-[.F234])*[.$J$3]+[.F234]" office:value-type="float" office:value="114.670931261414" calcext:value-type="float">
            <text:p>114.670931261414</text:p>
          </table:table-cell>
          <table:table-cell table:formula="of:=[.E235]-[.F235]" office:value-type="float" office:value="18.2982815976201" calcext:value-type="float">
            <text:p>18.2982815976201</text:p>
          </table:table-cell>
          <table:table-cell table:formula="of:=([.$G235]-[.H234])*[.$K$3]+[.H234]" office:value-type="float" office:value="15.2603101246654" calcext:value-type="float">
            <text:p>15.2603101246654</text:p>
          </table:table-cell>
          <table:table-cell table:number-columns-repeated="3"/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table:formula="of:=[.B235]" office:value-type="float" office:value="150" calcext:value-type="float">
            <text:p>150</text:p>
          </table:table-cell>
          <table:table-cell table:formula="of:=[.H236]-[.G236]" office:value-type="float" office:value="-2.70353963968745" calcext:value-type="float">
            <text:p>-2.70353963968745</text:p>
          </table:table-cell>
          <table:table-cell table:formula="of:=IF(AND([.C236]&lt;0;[.C235]&gt;0);1;IF(AND([.C236]&gt;0;[.C235]&lt;0);-1;0))" office:value-type="float" office:value="0" calcext:value-type="float">
            <text:p>0</text:p>
          </table:table-cell>
          <table:table-cell table:formula="of:=([.$B236]-[.E235])*[.$I$3]+[.E235]" office:value-type="float" office:value="134.230752647254" calcext:value-type="float">
            <text:p>134.230752647254</text:p>
          </table:table-cell>
          <table:table-cell table:formula="of:=([.$B236]-[.F235])*[.$J$3]+[.F235]" office:value-type="float" office:value="115.666116296304" calcext:value-type="float">
            <text:p>115.666116296304</text:p>
          </table:table-cell>
          <table:table-cell table:formula="of:=[.E236]-[.F236]" office:value-type="float" office:value="18.56463635095" calcext:value-type="float">
            <text:p>18.56463635095</text:p>
          </table:table-cell>
          <table:table-cell table:formula="of:=([.$G236]-[.H235])*[.$K$3]+[.H235]" office:value-type="float" office:value="15.8610967112626" calcext:value-type="float">
            <text:p>15.8610967112626</text:p>
          </table:table-cell>
          <table:table-cell table:number-columns-repeated="3"/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table:formula="of:=[.B236]" office:value-type="float" office:value="150" calcext:value-type="float">
            <text:p>150</text:p>
          </table:table-cell>
          <table:table-cell table:formula="of:=[.H237]-[.G237]" office:value-type="float" office:value="-2.37639304027793" calcext:value-type="float">
            <text:p>-2.37639304027793</text:p>
          </table:table-cell>
          <table:table-cell table:formula="of:=IF(AND([.C237]&lt;0;[.C236]&gt;0);1;IF(AND([.C237]&gt;0;[.C236]&lt;0);-1;0))" office:value-type="float" office:value="0" calcext:value-type="float">
            <text:p>0</text:p>
          </table:table-cell>
          <table:table-cell table:formula="of:=([.$B237]-[.E236])*[.$I$3]+[.E236]" office:value-type="float" office:value="135.398845043754" calcext:value-type="float">
            <text:p>135.398845043754</text:p>
          </table:table-cell>
          <table:table-cell table:formula="of:=([.$B237]-[.F236])*[.$J$3]+[.F236]" office:value-type="float" office:value="116.633267949929" calcext:value-type="float">
            <text:p>116.633267949929</text:p>
          </table:table-cell>
          <table:table-cell table:formula="of:=[.E237]-[.F237]" office:value-type="float" office:value="18.7655770938245" calcext:value-type="float">
            <text:p>18.7655770938245</text:p>
          </table:table-cell>
          <table:table-cell table:formula="of:=([.$G237]-[.H236])*[.$K$3]+[.H236]" office:value-type="float" office:value="16.3891840535466" calcext:value-type="float">
            <text:p>16.3891840535466</text:p>
          </table:table-cell>
          <table:table-cell table:number-columns-repeated="3"/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table:formula="of:=[.B237]" office:value-type="float" office:value="150" calcext:value-type="float">
            <text:p>150</text:p>
          </table:table-cell>
          <table:table-cell table:formula="of:=[.H238]-[.G238]" office:value-type="float" office:value="-2.06022446918308" calcext:value-type="float">
            <text:p>-2.06022446918308</text:p>
          </table:table-cell>
          <table:table-cell table:formula="of:=IF(AND([.C238]&lt;0;[.C237]&gt;0);1;IF(AND([.C238]&gt;0;[.C237]&lt;0);-1;0))" office:value-type="float" office:value="0" calcext:value-type="float">
            <text:p>0</text:p>
          </table:table-cell>
          <table:table-cell table:formula="of:=([.$B238]-[.E237])*[.$I$3]+[.E237]" office:value-type="float" office:value="136.48041207755" calcext:value-type="float">
            <text:p>136.48041207755</text:p>
          </table:table-cell>
          <table:table-cell table:formula="of:=([.$B238]-[.F237])*[.$J$3]+[.F237]" office:value-type="float" office:value="117.573175895002" calcext:value-type="float">
            <text:p>117.573175895002</text:p>
          </table:table-cell>
          <table:table-cell table:formula="of:=[.E238]-[.F238]" office:value-type="float" office:value="18.9072361825481" calcext:value-type="float">
            <text:p>18.9072361825481</text:p>
          </table:table-cell>
          <table:table-cell table:formula="of:=([.$G238]-[.H237])*[.$K$3]+[.H237]" office:value-type="float" office:value="16.847011713365" calcext:value-type="float">
            <text:p>16.847011713365</text:p>
          </table:table-cell>
          <table:table-cell table:number-columns-repeated="3"/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table:formula="of:=[.B238]" office:value-type="float" office:value="150" calcext:value-type="float">
            <text:p>150</text:p>
          </table:table-cell>
          <table:table-cell table:formula="of:=[.H239]-[.G239]" office:value-type="float" office:value="-1.75765398665898" calcext:value-type="float">
            <text:p>-1.75765398665898</text:p>
          </table:table-cell>
          <table:table-cell table:formula="of:=IF(AND([.C239]&lt;0;[.C238]&gt;0);1;IF(AND([.C239]&gt;0;[.C238]&lt;0);-1;0))" office:value-type="float" office:value="0" calcext:value-type="float">
            <text:p>0</text:p>
          </table:table-cell>
          <table:table-cell table:formula="of:=([.$B239]-[.E238])*[.$I$3]+[.E238]" office:value-type="float" office:value="137.481863034768" calcext:value-type="float">
            <text:p>137.481863034768</text:p>
          </table:table-cell>
          <table:table-cell table:formula="of:=([.$B239]-[.F238])*[.$J$3]+[.F238]" office:value-type="float" office:value="118.486607559931" calcext:value-type="float">
            <text:p>118.486607559931</text:p>
          </table:table-cell>
          <table:table-cell table:formula="of:=[.E239]-[.F239]" office:value-type="float" office:value="18.9952554748371" calcext:value-type="float">
            <text:p>18.9952554748371</text:p>
          </table:table-cell>
          <table:table-cell table:formula="of:=([.$G239]-[.H238])*[.$K$3]+[.H238]" office:value-type="float" office:value="17.2376014881781" calcext:value-type="float">
            <text:p>17.2376014881781</text:p>
          </table:table-cell>
          <table:table-cell table:number-columns-repeated="3"/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table:formula="of:=[.B239]" office:value-type="float" office:value="150" calcext:value-type="float">
            <text:p>150</text:p>
          </table:table-cell>
          <table:table-cell table:formula="of:=[.H240]-[.G240]" office:value-type="float" office:value="-1.47045452399677" calcext:value-type="float">
            <text:p>-1.47045452399677</text:p>
          </table:table-cell>
          <table:table-cell table:formula="of:=IF(AND([.C240]&lt;0;[.C239]&gt;0);1;IF(AND([.C240]&gt;0;[.C239]&lt;0);-1;0))" office:value-type="float" office:value="0" calcext:value-type="float">
            <text:p>0</text:p>
          </table:table-cell>
          <table:table-cell table:formula="of:=([.$B240]-[.E239])*[.$I$3]+[.E239]" office:value-type="float" office:value="138.4091324396" calcext:value-type="float">
            <text:p>138.4091324396</text:p>
          </table:table-cell>
          <table:table-cell table:formula="of:=([.$B240]-[.F239])*[.$J$3]+[.F239]" office:value-type="float" office:value="119.374308755426" calcext:value-type="float">
            <text:p>119.374308755426</text:p>
          </table:table-cell>
          <table:table-cell table:formula="of:=[.E240]-[.F240]" office:value-type="float" office:value="19.0348236841742" calcext:value-type="float">
            <text:p>19.0348236841742</text:p>
          </table:table-cell>
          <table:table-cell table:formula="of:=([.$G240]-[.H239])*[.$K$3]+[.H239]" office:value-type="float" office:value="17.5643691601774" calcext:value-type="float">
            <text:p>17.5643691601774</text:p>
          </table:table-cell>
          <table:table-cell table:number-columns-repeated="3"/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table:formula="of:=[.B240]" office:value-type="float" office:value="150" calcext:value-type="float">
            <text:p>150</text:p>
          </table:table-cell>
          <table:table-cell table:formula="of:=[.H241]-[.G241]" office:value-type="float" office:value="-1.19973418219017" calcext:value-type="float">
            <text:p>-1.19973418219017</text:p>
          </table:table-cell>
          <table:table-cell table:formula="of:=IF(AND([.C241]&lt;0;[.C240]&gt;0);1;IF(AND([.C241]&gt;0;[.C240]&lt;0);-1;0))" office:value-type="float" office:value="0" calcext:value-type="float">
            <text:p>0</text:p>
          </table:table-cell>
          <table:table-cell table:formula="of:=([.$B241]-[.E240])*[.$I$3]+[.E240]" office:value-type="float" office:value="139.267715221852" calcext:value-type="float">
            <text:p>139.267715221852</text:p>
          </table:table-cell>
          <table:table-cell table:formula="of:=([.$B241]-[.F240])*[.$J$3]+[.F240]" office:value-type="float" office:value="120.237004283442" calcext:value-type="float">
            <text:p>120.237004283442</text:p>
          </table:table-cell>
          <table:table-cell table:formula="of:=[.E241]-[.F241]" office:value-type="float" office:value="19.0307109384098" calcext:value-type="float">
            <text:p>19.0307109384098</text:p>
          </table:table-cell>
          <table:table-cell table:formula="of:=([.$G241]-[.H240])*[.$K$3]+[.H240]" office:value-type="float" office:value="17.8309767562197" calcext:value-type="float">
            <text:p>17.8309767562197</text:p>
          </table:table-cell>
          <table:table-cell table:number-columns-repeated="3"/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table:formula="of:=[.B241]" office:value-type="float" office:value="150" calcext:value-type="float">
            <text:p>150</text:p>
          </table:table-cell>
          <table:table-cell table:formula="of:=[.H242]-[.G242]" office:value-type="float" office:value="-0.946083268058654" calcext:value-type="float">
            <text:p>-0.946083268058654</text:p>
          </table:table-cell>
          <table:table-cell table:formula="of:=IF(AND([.C242]&lt;0;[.C241]&gt;0);1;IF(AND([.C242]&gt;0;[.C241]&lt;0);-1;0))" office:value-type="float" office:value="0" calcext:value-type="float">
            <text:p>0</text:p>
          </table:table-cell>
          <table:table-cell table:formula="of:=([.$B242]-[.E241])*[.$I$3]+[.E241]" office:value-type="float" office:value="140.062699279493" calcext:value-type="float">
            <text:p>140.062699279493</text:p>
          </table:table-cell>
          <table:table-cell table:formula="of:=([.$B242]-[.F241])*[.$J$3]+[.F241]" office:value-type="float" office:value="121.075398528979" calcext:value-type="float">
            <text:p>121.075398528979</text:p>
          </table:table-cell>
          <table:table-cell table:formula="of:=[.E242]-[.F242]" office:value-type="float" office:value="18.9873007505136" calcext:value-type="float">
            <text:p>18.9873007505136</text:p>
          </table:table-cell>
          <table:table-cell table:formula="of:=([.$G242]-[.H241])*[.$K$3]+[.H241]" office:value-type="float" office:value="18.0412174824549" calcext:value-type="float">
            <text:p>18.0412174824549</text:p>
          </table:table-cell>
          <table:table-cell table:number-columns-repeated="3"/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table:formula="of:=[.B242]" office:value-type="float" office:value="150" calcext:value-type="float">
            <text:p>150</text:p>
          </table:table-cell>
          <table:table-cell table:formula="of:=[.H243]-[.G243]" office:value-type="float" office:value="-0.709692636681755" calcext:value-type="float">
            <text:p>-0.709692636681755</text:p>
          </table:table-cell>
          <table:table-cell table:formula="of:=IF(AND([.C243]&lt;0;[.C242]&gt;0);1;IF(AND([.C243]&gt;0;[.C242]&lt;0);-1;0))" office:value-type="float" office:value="0" calcext:value-type="float">
            <text:p>0</text:p>
          </table:table-cell>
          <table:table-cell table:formula="of:=([.$B243]-[.E242])*[.$I$3]+[.E242]" office:value-type="float" office:value="140.79879562916" calcext:value-type="float">
            <text:p>140.79879562916</text:p>
          </table:table-cell>
          <table:table-cell table:formula="of:=([.$B243]-[.F242])*[.$J$3]+[.F242]" office:value-type="float" office:value="121.890176035205" calcext:value-type="float">
            <text:p>121.890176035205</text:p>
          </table:table-cell>
          <table:table-cell table:formula="of:=[.E243]-[.F243]" office:value-type="float" office:value="18.9086195939548" calcext:value-type="float">
            <text:p>18.9086195939548</text:p>
          </table:table-cell>
          <table:table-cell table:formula="of:=([.$G243]-[.H242])*[.$K$3]+[.H242]" office:value-type="float" office:value="18.1989269572731" calcext:value-type="float">
            <text:p>18.1989269572731</text:p>
          </table:table-cell>
          <table:table-cell table:number-columns-repeated="3"/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table:formula="of:=[.B243]" office:value-type="float" office:value="150" calcext:value-type="float">
            <text:p>150</text:p>
          </table:table-cell>
          <table:table-cell table:formula="of:=[.H244]-[.G244]" office:value-type="float" office:value="-0.490448702978803" calcext:value-type="float">
            <text:p>-0.490448702978803</text:p>
          </table:table-cell>
          <table:table-cell table:formula="of:=IF(AND([.C244]&lt;0;[.C243]&gt;0);1;IF(AND([.C244]&gt;0;[.C243]&lt;0);-1;0))" office:value-type="float" office:value="0" calcext:value-type="float">
            <text:p>0</text:p>
          </table:table-cell>
          <table:table-cell table:formula="of:=([.$B244]-[.E243])*[.$I$3]+[.E243]" office:value-type="float" office:value="141.480366323296" calcext:value-type="float">
            <text:p>141.480366323296</text:p>
          </table:table-cell>
          <table:table-cell table:formula="of:=([.$B244]-[.F243])*[.$J$3]+[.F243]" office:value-type="float" office:value="122.682002062382" calcext:value-type="float">
            <text:p>122.682002062382</text:p>
          </table:table-cell>
          <table:table-cell table:formula="of:=[.E244]-[.F244]" office:value-type="float" office:value="18.7983642609138" calcext:value-type="float">
            <text:p>18.7983642609138</text:p>
          </table:table-cell>
          <table:table-cell table:formula="of:=([.$G244]-[.H243])*[.$K$3]+[.H243]" office:value-type="float" office:value="18.307915557935" calcext:value-type="float">
            <text:p>18.307915557935</text:p>
          </table:table-cell>
          <table:table-cell table:number-columns-repeated="3"/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table:formula="of:=[.B244]" office:value-type="float" office:value="150" calcext:value-type="float">
            <text:p>150</text:p>
          </table:table-cell>
          <table:table-cell table:formula="of:=[.H245]-[.G245]" office:value-type="float" office:value="-0.288009499390082" calcext:value-type="float">
            <text:p>-0.288009499390082</text:p>
          </table:table-cell>
          <table:table-cell table:formula="of:=IF(AND([.C245]&lt;0;[.C244]&gt;0);1;IF(AND([.C245]&gt;0;[.C244]&lt;0);-1;0))" office:value-type="float" office:value="0" calcext:value-type="float">
            <text:p>0</text:p>
          </table:table-cell>
          <table:table-cell table:formula="of:=([.$B245]-[.E244])*[.$I$3]+[.E244]" office:value-type="float" office:value="142.111450299348" calcext:value-type="float">
            <text:p>142.111450299348</text:p>
          </table:table-cell>
          <table:table-cell table:formula="of:=([.$B245]-[.F244])*[.$J$3]+[.F244]" office:value-type="float" office:value="123.451523131048" calcext:value-type="float">
            <text:p>123.451523131048</text:p>
          </table:table-cell>
          <table:table-cell table:formula="of:=[.E245]-[.F245]" office:value-type="float" office:value="18.6599271683007" calcext:value-type="float">
            <text:p>18.6599271683007</text:p>
          </table:table-cell>
          <table:table-cell table:formula="of:=([.$G245]-[.H244])*[.$K$3]+[.H244]" office:value-type="float" office:value="18.3719176689106" calcext:value-type="float">
            <text:p>18.3719176689106</text:p>
          </table:table-cell>
          <table:table-cell table:number-columns-repeated="3"/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table:formula="of:=[.B245]" office:value-type="float" office:value="150" calcext:value-type="float">
            <text:p>150</text:p>
          </table:table-cell>
          <table:table-cell table:formula="of:=[.H246]-[.G246]" office:value-type="float" office:value="-0.101865350789538" calcext:value-type="float">
            <text:p>-0.101865350789538</text:p>
          </table:table-cell>
          <table:table-cell table:formula="of:=IF(AND([.C246]&lt;0;[.C245]&gt;0);1;IF(AND([.C246]&gt;0;[.C245]&lt;0);-1;0))" office:value-type="float" office:value="0" calcext:value-type="float">
            <text:p>0</text:p>
          </table:table-cell>
          <table:table-cell table:formula="of:=([.$B246]-[.E245])*[.$I$3]+[.E245]" office:value-type="float" office:value="142.695787314211" calcext:value-type="float">
            <text:p>142.695787314211</text:p>
          </table:table-cell>
          <table:table-cell table:formula="of:=([.$B246]-[.F245])*[.$J$3]+[.F245]" office:value-type="float" office:value="124.199367549891" calcext:value-type="float">
            <text:p>124.199367549891</text:p>
          </table:table-cell>
          <table:table-cell table:formula="of:=[.E246]-[.F246]" office:value-type="float" office:value="18.4964197643201" calcext:value-type="float">
            <text:p>18.4964197643201</text:p>
          </table:table-cell>
          <table:table-cell table:formula="of:=([.$G246]-[.H245])*[.$K$3]+[.H245]" office:value-type="float" office:value="18.3945544135305" calcext:value-type="float">
            <text:p>18.3945544135305</text:p>
          </table:table-cell>
          <table:table-cell table:number-columns-repeated="3"/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table:formula="of:=[.B246]" office:value-type="float" office:value="150" calcext:value-type="float">
            <text:p>150</text:p>
          </table:table-cell>
          <table:table-cell table:formula="of:=[.H247]-[.G247]" office:value-type="float" office:value="0.0686129208110735" calcext:value-type="float">
            <text:p>0.068612920811074</text:p>
          </table:table-cell>
          <table:table-cell table:formula="of:=IF(AND([.C247]&lt;0;[.C246]&gt;0);1;IF(AND([.C247]&gt;0;[.C246]&lt;0);-1;0))" office:value-type="float" office:value="-1" calcext:value-type="float">
            <text:p>-1</text:p>
          </table:table-cell>
          <table:table-cell table:formula="of:=([.$B247]-[.E246])*[.$I$3]+[.E246]" office:value-type="float" office:value="143.236840105751" calcext:value-type="float">
            <text:p>143.236840105751</text:p>
          </table:table-cell>
          <table:table-cell table:formula="of:=([.$B247]-[.F246])*[.$J$3]+[.F246]" office:value-type="float" office:value="124.926145928768" calcext:value-type="float">
            <text:p>124.926145928768</text:p>
          </table:table-cell>
          <table:table-cell table:formula="of:=[.E247]-[.F247]" office:value-type="float" office:value="18.3106941769836" calcext:value-type="float">
            <text:p>18.3106941769836</text:p>
          </table:table-cell>
          <table:table-cell table:formula="of:=([.$G247]-[.H246])*[.$K$3]+[.H246]" office:value-type="float" office:value="18.3793070977947" calcext:value-type="float">
            <text:p>18.3793070977947</text:p>
          </table:table-cell>
          <table:table-cell table:number-columns-repeated="3"/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table:formula="of:=[.B247]" office:value-type="float" office:value="150" calcext:value-type="float">
            <text:p>150</text:p>
          </table:table-cell>
          <table:table-cell table:formula="of:=[.H248]-[.G248]" office:value-type="float" office:value="0.224135887348723" calcext:value-type="float">
            <text:p>0.224135887348723</text:p>
          </table:table-cell>
          <table:table-cell table:formula="of:=IF(AND([.C248]&lt;0;[.C247]&gt;0);1;IF(AND([.C248]&gt;0;[.C247]&lt;0);-1;0))" office:value-type="float" office:value="0" calcext:value-type="float">
            <text:p>0</text:p>
          </table:table-cell>
          <table:table-cell table:formula="of:=([.$B248]-[.E247])*[.$I$3]+[.E247]" office:value-type="float" office:value="143.737814912733" calcext:value-type="float">
            <text:p>143.737814912733</text:p>
          </table:table-cell>
          <table:table-cell table:formula="of:=([.$B248]-[.F247])*[.$J$3]+[.F247]" office:value-type="float" office:value="125.632451677253" calcext:value-type="float">
            <text:p>125.632451677253</text:p>
          </table:table-cell>
          <table:table-cell table:formula="of:=[.E248]-[.F248]" office:value-type="float" office:value="18.1053632354796" calcext:value-type="float">
            <text:p>18.1053632354796</text:p>
          </table:table-cell>
          <table:table-cell table:formula="of:=([.$G248]-[.H247])*[.$K$3]+[.H247]" office:value-type="float" office:value="18.3294991228283" calcext:value-type="float">
            <text:p>18.3294991228283</text:p>
          </table:table-cell>
          <table:table-cell table:number-columns-repeated="3"/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table:formula="of:=[.B248]" office:value-type="float" office:value="150" calcext:value-type="float">
            <text:p>150</text:p>
          </table:table-cell>
          <table:table-cell table:formula="of:=[.H249]-[.G249]" office:value-type="float" office:value="0.365465566830501" calcext:value-type="float">
            <text:p>0.365465566830501</text:p>
          </table:table-cell>
          <table:table-cell table:formula="of:=IF(AND([.C249]&lt;0;[.C248]&gt;0);1;IF(AND([.C249]&gt;0;[.C248]&lt;0);-1;0))" office:value-type="float" office:value="0" calcext:value-type="float">
            <text:p>0</text:p>
          </table:table-cell>
          <table:table-cell table:formula="of:=([.$B249]-[.E248])*[.$I$3]+[.E248]" office:value-type="float" office:value="144.201680474752" calcext:value-type="float">
            <text:p>144.201680474752</text:p>
          </table:table-cell>
          <table:table-cell table:formula="of:=([.$B249]-[.F248])*[.$J$3]+[.F248]" office:value-type="float" office:value="126.318861489161" calcext:value-type="float">
            <text:p>126.318861489161</text:p>
          </table:table-cell>
          <table:table-cell table:formula="of:=[.E249]-[.F249]" office:value-type="float" office:value="17.8828189855911" calcext:value-type="float">
            <text:p>17.8828189855911</text:p>
          </table:table-cell>
          <table:table-cell table:formula="of:=([.$G249]-[.H248])*[.$K$3]+[.H248]" office:value-type="float" office:value="18.2482845524216" calcext:value-type="float">
            <text:p>18.2482845524216</text:p>
          </table:table-cell>
          <table:table-cell table:number-columns-repeated="3"/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table:formula="of:=[.B249]" office:value-type="float" office:value="150" calcext:value-type="float">
            <text:p>150</text:p>
          </table:table-cell>
          <table:table-cell table:formula="of:=[.H250]-[.G250]" office:value-type="float" office:value="0.493392060868196" calcext:value-type="float">
            <text:p>0.493392060868196</text:p>
          </table:table-cell>
          <table:table-cell table:formula="of:=IF(AND([.C250]&lt;0;[.C249]&gt;0);1;IF(AND([.C250]&gt;0;[.C249]&lt;0);-1;0))" office:value-type="float" office:value="0" calcext:value-type="float">
            <text:p>0</text:p>
          </table:table-cell>
          <table:table-cell table:formula="of:=([.$B250]-[.E249])*[.$I$3]+[.E249]" office:value-type="float" office:value="144.631185624771" calcext:value-type="float">
            <text:p>144.631185624771</text:p>
          </table:table-cell>
          <table:table-cell table:formula="of:=([.$B250]-[.F249])*[.$J$3]+[.F249]" office:value-type="float" office:value="126.98593581341" calcext:value-type="float">
            <text:p>126.98593581341</text:p>
          </table:table-cell>
          <table:table-cell table:formula="of:=[.E250]-[.F250]" office:value-type="float" office:value="17.6452498113604" calcext:value-type="float">
            <text:p>17.6452498113604</text:p>
          </table:table-cell>
          <table:table-cell table:formula="of:=([.$G250]-[.H249])*[.$K$3]+[.H249]" office:value-type="float" office:value="18.1386418722286" calcext:value-type="float">
            <text:p>18.1386418722286</text:p>
          </table:table-cell>
          <table:table-cell table:number-columns-repeated="3"/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table:formula="of:=[.B250]" office:value-type="float" office:value="150" calcext:value-type="float">
            <text:p>150</text:p>
          </table:table-cell>
          <table:table-cell table:formula="of:=[.H251]-[.G251]" office:value-type="float" office:value="0.608715495295616" calcext:value-type="float">
            <text:p>0.608715495295616</text:p>
          </table:table-cell>
          <table:table-cell table:formula="of:=IF(AND([.C251]&lt;0;[.C250]&gt;0);1;IF(AND([.C251]&gt;0;[.C250]&lt;0);-1;0))" office:value-type="float" office:value="0" calcext:value-type="float">
            <text:p>0</text:p>
          </table:table-cell>
          <table:table-cell table:formula="of:=([.$B251]-[.E250])*[.$I$3]+[.E250]" office:value-type="float" office:value="145.028875578491" calcext:value-type="float">
            <text:p>145.028875578491</text:p>
          </table:table-cell>
          <table:table-cell table:formula="of:=([.$B251]-[.F250])*[.$J$3]+[.F250]" office:value-type="float" office:value="127.634219311624" calcext:value-type="float">
            <text:p>127.634219311624</text:p>
          </table:table-cell>
          <table:table-cell table:formula="of:=[.E251]-[.F251]" office:value-type="float" office:value="17.3946562668673" calcext:value-type="float">
            <text:p>17.3946562668673</text:p>
          </table:table-cell>
          <table:table-cell table:formula="of:=([.$G251]-[.H250])*[.$K$3]+[.H250]" office:value-type="float" office:value="18.0033717621629" calcext:value-type="float">
            <text:p>18.0033717621629</text:p>
          </table:table-cell>
          <table:table-cell table:number-columns-repeated="3"/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table:formula="of:=[.B251]" office:value-type="float" office:value="150" calcext:value-type="float">
            <text:p>150</text:p>
          </table:table-cell>
          <table:table-cell table:formula="of:=[.H252]-[.G252]" office:value-type="float" office:value="0.712232220998637" calcext:value-type="float">
            <text:p>0.712232220998637</text:p>
          </table:table-cell>
          <table:table-cell table:formula="of:=IF(AND([.C252]&lt;0;[.C251]&gt;0);1;IF(AND([.C252]&gt;0;[.C251]&lt;0);-1;0))" office:value-type="float" office:value="0" calcext:value-type="float">
            <text:p>0</text:p>
          </table:table-cell>
          <table:table-cell table:formula="of:=([.$B252]-[.E251])*[.$I$3]+[.E251]" office:value-type="float" office:value="145.397107017122" calcext:value-type="float">
            <text:p>145.397107017122</text:p>
          </table:table-cell>
          <table:table-cell table:formula="of:=([.$B252]-[.F251])*[.$J$3]+[.F251]" office:value-type="float" office:value="128.264241302846" calcext:value-type="float">
            <text:p>128.264241302846</text:p>
          </table:table-cell>
          <table:table-cell table:formula="of:=[.E252]-[.F252]" office:value-type="float" office:value="17.1328657142757" calcext:value-type="float">
            <text:p>17.1328657142757</text:p>
          </table:table-cell>
          <table:table-cell table:formula="of:=([.$G252]-[.H251])*[.$K$3]+[.H251]" office:value-type="float" office:value="17.8450979352743" calcext:value-type="float">
            <text:p>17.8450979352743</text:p>
          </table:table-cell>
          <table:table-cell table:number-columns-repeated="3"/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table:formula="of:=[.B252]" office:value-type="float" office:value="150" calcext:value-type="float">
            <text:p>150</text:p>
          </table:table-cell>
          <table:table-cell table:formula="of:=[.H253]-[.G253]" office:value-type="float" office:value="0.804724427542453" calcext:value-type="float">
            <text:p>0.804724427542453</text:p>
          </table:table-cell>
          <table:table-cell table:formula="of:=IF(AND([.C253]&lt;0;[.C252]&gt;0);1;IF(AND([.C253]&gt;0;[.C252]&lt;0);-1;0))" office:value-type="float" office:value="0" calcext:value-type="float">
            <text:p>0</text:p>
          </table:table-cell>
          <table:table-cell table:formula="of:=([.$B253]-[.E252])*[.$I$3]+[.E252]" office:value-type="float" office:value="145.73806205289" calcext:value-type="float">
            <text:p>145.73806205289</text:p>
          </table:table-cell>
          <table:table-cell table:formula="of:=([.$B253]-[.F252])*[.$J$3]+[.F252]" office:value-type="float" office:value="128.876516195724" calcext:value-type="float">
            <text:p>128.876516195724</text:p>
          </table:table-cell>
          <table:table-cell table:formula="of:=[.E253]-[.F253]" office:value-type="float" office:value="16.8615458571669" calcext:value-type="float">
            <text:p>16.8615458571669</text:p>
          </table:table-cell>
          <table:table-cell table:formula="of:=([.$G253]-[.H252])*[.$K$3]+[.H252]" office:value-type="float" office:value="17.6662702847094" calcext:value-type="float">
            <text:p>17.6662702847094</text:p>
          </table:table-cell>
          <table:table-cell table:number-columns-repeated="3"/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table:formula="of:=[.B253]" office:value-type="float" office:value="150" calcext:value-type="float">
            <text:p>150</text:p>
          </table:table-cell>
          <table:table-cell table:formula="of:=[.H254]-[.G254]" office:value-type="float" office:value="0.886952481664636" calcext:value-type="float">
            <text:p>0.886952481664636</text:p>
          </table:table-cell>
          <table:table-cell table:formula="of:=IF(AND([.C254]&lt;0;[.C253]&gt;0);1;IF(AND([.C254]&gt;0;[.C253]&lt;0);-1;0))" office:value-type="float" office:value="0" calcext:value-type="float">
            <text:p>0</text:p>
          </table:table-cell>
          <table:table-cell table:formula="of:=([.$B254]-[.E253])*[.$I$3]+[.E253]" office:value-type="float" office:value="146.053761160084" calcext:value-type="float">
            <text:p>146.053761160084</text:p>
          </table:table-cell>
          <table:table-cell table:formula="of:=([.$B254]-[.F253])*[.$J$3]+[.F253]" office:value-type="float" office:value="129.47154390852" calcext:value-type="float">
            <text:p>129.47154390852</text:p>
          </table:table-cell>
          <table:table-cell table:formula="of:=[.E254]-[.F254]" office:value-type="float" office:value="16.5822172515637" calcext:value-type="float">
            <text:p>16.5822172515637</text:p>
          </table:table-cell>
          <table:table-cell table:formula="of:=([.$G254]-[.H253])*[.$K$3]+[.H253]" office:value-type="float" office:value="17.4691697332283" calcext:value-type="float">
            <text:p>17.4691697332283</text:p>
          </table:table-cell>
          <table:table-cell table:number-columns-repeated="3"/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table:formula="of:=[.B254]" office:value-type="float" office:value="150" calcext:value-type="float">
            <text:p>150</text:p>
          </table:table-cell>
          <table:table-cell table:formula="of:=[.H255]-[.G255]" office:value-type="float" office:value="0.959649432788257" calcext:value-type="float">
            <text:p>0.959649432788257</text:p>
          </table:table-cell>
          <table:table-cell table:formula="of:=IF(AND([.C255]&lt;0;[.C254]&gt;0);1;IF(AND([.C255]&gt;0;[.C254]&lt;0);-1;0))" office:value-type="float" office:value="0" calcext:value-type="float">
            <text:p>0</text:p>
          </table:table-cell>
          <table:table-cell table:formula="of:=([.$B255]-[.E254])*[.$I$3]+[.E254]" office:value-type="float" office:value="146.346075148226" calcext:value-type="float">
            <text:p>146.346075148226</text:p>
          </table:table-cell>
          <table:table-cell table:formula="of:=([.$B255]-[.F254])*[.$J$3]+[.F254]" office:value-type="float" office:value="130.049810277294" calcext:value-type="float">
            <text:p>130.049810277294</text:p>
          </table:table-cell>
          <table:table-cell table:formula="of:=[.E255]-[.F255]" office:value-type="float" office:value="16.2962648709316" calcext:value-type="float">
            <text:p>16.2962648709316</text:p>
          </table:table-cell>
          <table:table-cell table:formula="of:=([.$G255]-[.H254])*[.$K$3]+[.H254]" office:value-type="float" office:value="17.2559143037198" calcext:value-type="float">
            <text:p>17.2559143037198</text:p>
          </table:table-cell>
          <table:table-cell table:number-columns-repeated="3"/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table:formula="of:=[.B255]" office:value-type="float" office:value="150" calcext:value-type="float">
            <text:p>150</text:p>
          </table:table-cell>
          <table:table-cell table:formula="of:=[.H256]-[.G256]" office:value-type="float" office:value="1.02351723377262" calcext:value-type="float">
            <text:p>1.02351723377262</text:p>
          </table:table-cell>
          <table:table-cell table:formula="of:=IF(AND([.C256]&lt;0;[.C255]&gt;0);1;IF(AND([.C256]&gt;0;[.C255]&lt;0);-1;0))" office:value-type="float" office:value="0" calcext:value-type="float">
            <text:p>0</text:p>
          </table:table-cell>
          <table:table-cell table:formula="of:=([.$B256]-[.E255])*[.$I$3]+[.E255]" office:value-type="float" office:value="146.616736248357" calcext:value-type="float">
            <text:p>146.616736248357</text:p>
          </table:table-cell>
          <table:table-cell table:formula="of:=([.$B256]-[.F255])*[.$J$3]+[.F255]" office:value-type="float" office:value="130.611787452582" calcext:value-type="float">
            <text:p>130.611787452582</text:p>
          </table:table-cell>
          <table:table-cell table:formula="of:=[.E256]-[.F256]" office:value-type="float" office:value="16.0049487957755" calcext:value-type="float">
            <text:p>16.0049487957755</text:p>
          </table:table-cell>
          <table:table-cell table:formula="of:=([.$G256]-[.H255])*[.$K$3]+[.H255]" office:value-type="float" office:value="17.0284660295481" calcext:value-type="float">
            <text:p>17.0284660295481</text:p>
          </table:table-cell>
          <table:table-cell table:number-columns-repeated="3"/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table:formula="of:=[.B256]" office:value-type="float" office:value="150" calcext:value-type="float">
            <text:p>150</text:p>
          </table:table-cell>
          <table:table-cell table:formula="of:=[.H257]-[.G257]" office:value-type="float" office:value="1.07922431155333" calcext:value-type="float">
            <text:p>1.07922431155333</text:p>
          </table:table-cell>
          <table:table-cell table:formula="of:=IF(AND([.C257]&lt;0;[.C256]&gt;0);1;IF(AND([.C257]&gt;0;[.C256]&lt;0);-1;0))" office:value-type="float" office:value="0" calcext:value-type="float">
            <text:p>0</text:p>
          </table:table-cell>
          <table:table-cell table:formula="of:=([.$B257]-[.E256])*[.$I$3]+[.E256]" office:value-type="float" office:value="146.867348378108" calcext:value-type="float">
            <text:p>146.867348378108</text:p>
          </table:table-cell>
          <table:table-cell table:formula="of:=([.$B257]-[.F256])*[.$J$3]+[.F256]" office:value-type="float" office:value="131.157934284903" calcext:value-type="float">
            <text:p>131.157934284903</text:p>
          </table:table-cell>
          <table:table-cell table:formula="of:=[.E257]-[.F257]" office:value-type="float" office:value="15.7094140932052" calcext:value-type="float">
            <text:p>15.7094140932052</text:p>
          </table:table-cell>
          <table:table-cell table:formula="of:=([.$G257]-[.H256])*[.$K$3]+[.H256]" office:value-type="float" office:value="16.7886384047585" calcext:value-type="float">
            <text:p>16.7886384047585</text:p>
          </table:table-cell>
          <table:table-cell table:number-columns-repeated="3"/>
        </table:table-row>
        <table:table-row table:style-name="ro1">
          <table:table-cell table:formula="of:=[.A257]+1" office:value-type="float" office:value="256" calcext:value-type="float">
            <text:p>256</text:p>
          </table:table-cell>
          <table:table-cell table:formula="of:=[.B257]" office:value-type="float" office:value="150" calcext:value-type="float">
            <text:p>150</text:p>
          </table:table-cell>
          <table:table-cell table:formula="of:=[.H258]-[.G258]" office:value-type="float" office:value="1.12740419272488" calcext:value-type="float">
            <text:p>1.12740419272488</text:p>
          </table:table-cell>
          <table:table-cell table:formula="of:=IF(AND([.C258]&lt;0;[.C257]&gt;0);1;IF(AND([.C258]&gt;0;[.C257]&lt;0);-1;0))" office:value-type="float" office:value="0" calcext:value-type="float">
            <text:p>0</text:p>
          </table:table-cell>
          <table:table-cell table:formula="of:=([.$B258]-[.E257])*[.$I$3]+[.E257]" office:value-type="float" office:value="147.099396646397" calcext:value-type="float">
            <text:p>147.099396646397</text:p>
          </table:table-cell>
          <table:table-cell table:formula="of:=([.$B258]-[.F257])*[.$J$3]+[.F257]" office:value-type="float" office:value="131.688696699413" calcext:value-type="float">
            <text:p>131.688696699413</text:p>
          </table:table-cell>
          <table:table-cell table:formula="of:=[.E258]-[.F258]" office:value-type="float" office:value="15.4106999469836" calcext:value-type="float">
            <text:p>15.4106999469836</text:p>
          </table:table-cell>
          <table:table-cell table:formula="of:=([.$G258]-[.H257])*[.$K$3]+[.H257]" office:value-type="float" office:value="16.5381041397085" calcext:value-type="float">
            <text:p>16.5381041397085</text:p>
          </table:table-cell>
          <table:table-cell table:number-columns-repeated="3"/>
        </table:table-row>
        <table:table-row table:style-name="ro1">
          <table:table-cell table:formula="of:=[.A258]+1" office:value-type="float" office:value="257" calcext:value-type="float">
            <text:p>257</text:p>
          </table:table-cell>
          <table:table-cell table:formula="of:=[.B258]" office:value-type="float" office:value="150" calcext:value-type="float">
            <text:p>150</text:p>
          </table:table-cell>
          <table:table-cell table:formula="of:=[.H259]-[.G259]" office:value-type="float" office:value="1.16865494642494" calcext:value-type="float">
            <text:p>1.16865494642494</text:p>
          </table:table-cell>
          <table:table-cell table:formula="of:=IF(AND([.C259]&lt;0;[.C258]&gt;0);1;IF(AND([.C259]&gt;0;[.C258]&lt;0);-1;0))" office:value-type="float" office:value="0" calcext:value-type="float">
            <text:p>0</text:p>
          </table:table-cell>
          <table:table-cell table:formula="of:=([.$B259]-[.E258])*[.$I$3]+[.E258]" office:value-type="float" office:value="147.314256154071" calcext:value-type="float">
            <text:p>147.314256154071</text:p>
          </table:table-cell>
          <table:table-cell table:formula="of:=([.$B259]-[.F258])*[.$J$3]+[.F258]" office:value-type="float" office:value="132.204508059993" calcext:value-type="float">
            <text:p>132.204508059993</text:p>
          </table:table-cell>
          <table:table-cell table:formula="of:=[.E259]-[.F259]" office:value-type="float" office:value="15.109748094078" calcext:value-type="float">
            <text:p>15.109748094078</text:p>
          </table:table-cell>
          <table:table-cell table:formula="of:=([.$G259]-[.H258])*[.$K$3]+[.H258]" office:value-type="float" office:value="16.278403040503" calcext:value-type="float">
            <text:p>16.278403040503</text:p>
          </table:table-cell>
          <table:table-cell table:number-columns-repeated="3"/>
        </table:table-row>
        <table:table-row table:style-name="ro1">
          <table:table-cell table:formula="of:=[.A259]+1" office:value-type="float" office:value="258" calcext:value-type="float">
            <text:p>258</text:p>
          </table:table-cell>
          <table:table-cell table:formula="of:=[.B259]" office:value-type="float" office:value="150" calcext:value-type="float">
            <text:p>150</text:p>
          </table:table-cell>
          <table:table-cell table:formula="of:=[.H260]-[.G260]" office:value-type="float" office:value="1.20353925349342" calcext:value-type="float">
            <text:p>1.20353925349342</text:p>
          </table:table-cell>
          <table:table-cell table:formula="of:=IF(AND([.C260]&lt;0;[.C259]&gt;0);1;IF(AND([.C260]&gt;0;[.C259]&lt;0);-1;0))" office:value-type="float" office:value="0" calcext:value-type="float">
            <text:p>0</text:p>
          </table:table-cell>
          <table:table-cell table:formula="of:=([.$B260]-[.E259])*[.$I$3]+[.E259]" office:value-type="float" office:value="147.513200142658" calcext:value-type="float">
            <text:p>147.513200142658</text:p>
          </table:table-cell>
          <table:table-cell table:formula="of:=([.$B260]-[.F259])*[.$J$3]+[.F259]" office:value-type="float" office:value="132.705789523092" calcext:value-type="float">
            <text:p>132.705789523092</text:p>
          </table:table-cell>
          <table:table-cell table:formula="of:=[.E260]-[.F260]" office:value-type="float" office:value="14.8074106195666" calcext:value-type="float">
            <text:p>14.8074106195666</text:p>
          </table:table-cell>
          <table:table-cell table:formula="of:=([.$G260]-[.H259])*[.$K$3]+[.H259]" office:value-type="float" office:value="16.01094987306" calcext:value-type="float">
            <text:p>16.01094987306</text:p>
          </table:table-cell>
          <table:table-cell table:number-columns-repeated="3"/>
        </table:table-row>
        <table:table-row table:style-name="ro1">
          <table:table-cell table:formula="of:=[.A260]+1" office:value-type="float" office:value="259" calcext:value-type="float">
            <text:p>259</text:p>
          </table:table-cell>
          <table:table-cell table:formula="of:=[.B260]" office:value-type="float" office:value="150" calcext:value-type="float">
            <text:p>150</text:p>
          </table:table-cell>
          <table:table-cell table:formula="of:=[.H261]-[.G261]" office:value-type="float" office:value="1.23258494876544" calcext:value-type="float">
            <text:p>1.23258494876544</text:p>
          </table:table-cell>
          <table:table-cell table:formula="of:=IF(AND([.C261]&lt;0;[.C260]&gt;0);1;IF(AND([.C261]&gt;0;[.C260]&lt;0);-1;0))" office:value-type="float" office:value="0" calcext:value-type="float">
            <text:p>0</text:p>
          </table:table-cell>
          <table:table-cell table:formula="of:=([.$B261]-[.E260])*[.$I$3]+[.E260]" office:value-type="float" office:value="147.697407539498" calcext:value-type="float">
            <text:p>147.697407539498</text:p>
          </table:table-cell>
          <table:table-cell table:formula="of:=([.$B261]-[.F260])*[.$J$3]+[.F260]" office:value-type="float" office:value="133.192950381596" calcext:value-type="float">
            <text:p>133.192950381596</text:p>
          </table:table-cell>
          <table:table-cell table:formula="of:=[.E261]-[.F261]" office:value-type="float" office:value="14.5044571579022" calcext:value-type="float">
            <text:p>14.5044571579022</text:p>
          </table:table-cell>
          <table:table-cell table:formula="of:=([.$G261]-[.H260])*[.$K$3]+[.H260]" office:value-type="float" office:value="15.7370421066677" calcext:value-type="float">
            <text:p>15.7370421066677</text:p>
          </table:table-cell>
          <table:table-cell table:number-columns-repeated="3"/>
        </table:table-row>
        <table:table-row table:style-name="ro1">
          <table:table-cell table:formula="of:=[.A261]+1" office:value-type="float" office:value="260" calcext:value-type="float">
            <text:p>260</text:p>
          </table:table-cell>
          <table:table-cell table:formula="of:=[.B261]" office:value-type="float" office:value="150" calcext:value-type="float">
            <text:p>150</text:p>
          </table:table-cell>
          <table:table-cell table:formula="of:=[.H262]-[.G262]" office:value-type="float" office:value="1.25628591412119" calcext:value-type="float">
            <text:p>1.25628591412119</text:p>
          </table:table-cell>
          <table:table-cell table:formula="of:=IF(AND([.C262]&lt;0;[.C261]&gt;0);1;IF(AND([.C262]&gt;0;[.C261]&lt;0);-1;0))" office:value-type="float" office:value="0" calcext:value-type="float">
            <text:p>0</text:p>
          </table:table-cell>
          <table:table-cell table:formula="of:=([.$B262]-[.E261])*[.$I$3]+[.E261]" office:value-type="float" office:value="147.86796994398" calcext:value-type="float">
            <text:p>147.86796994398</text:p>
          </table:table-cell>
          <table:table-cell table:formula="of:=([.$B262]-[.F261])*[.$J$3]+[.F261]" office:value-type="float" office:value="133.666388399016" calcext:value-type="float">
            <text:p>133.666388399016</text:p>
          </table:table-cell>
          <table:table-cell table:formula="of:=[.E262]-[.F262]" office:value-type="float" office:value="14.201581544964" calcext:value-type="float">
            <text:p>14.201581544964</text:p>
          </table:table-cell>
          <table:table-cell table:formula="of:=([.$G262]-[.H261])*[.$K$3]+[.H261]" office:value-type="float" office:value="15.4578674590852" calcext:value-type="float">
            <text:p>15.4578674590852</text:p>
          </table:table-cell>
          <table:table-cell table:number-columns-repeated="3"/>
        </table:table-row>
        <table:table-row table:style-name="ro1">
          <table:table-cell table:formula="of:=[.A262]+1" office:value-type="float" office:value="261" calcext:value-type="float">
            <text:p>261</text:p>
          </table:table-cell>
          <table:table-cell table:formula="of:=[.B262]" office:value-type="float" office:value="150" calcext:value-type="float">
            <text:p>150</text:p>
          </table:table-cell>
          <table:table-cell table:formula="of:=[.H263]-[.G263]" office:value-type="float" office:value="1.27510322486924" calcext:value-type="float">
            <text:p>1.27510322486924</text:p>
          </table:table-cell>
          <table:table-cell table:formula="of:=IF(AND([.C263]&lt;0;[.C262]&gt;0);1;IF(AND([.C263]&gt;0;[.C262]&lt;0);-1;0))" office:value-type="float" office:value="0" calcext:value-type="float">
            <text:p>0</text:p>
          </table:table-cell>
          <table:table-cell table:formula="of:=([.$B263]-[.E262])*[.$I$3]+[.E262]" office:value-type="float" office:value="148.025898096278" calcext:value-type="float">
            <text:p>148.025898096278</text:p>
          </table:table-cell>
          <table:table-cell table:formula="of:=([.$B263]-[.F262])*[.$J$3]+[.F262]" office:value-type="float" office:value="134.126490134255" calcext:value-type="float">
            <text:p>134.126490134255</text:p>
          </table:table-cell>
          <table:table-cell table:formula="of:=[.E263]-[.F263]" office:value-type="float" office:value="13.8994079620228" calcext:value-type="float">
            <text:p>13.8994079620228</text:p>
          </table:table-cell>
          <table:table-cell table:formula="of:=([.$G263]-[.H262])*[.$K$3]+[.H262]" office:value-type="float" office:value="15.174511186892" calcext:value-type="float">
            <text:p>15.174511186892</text:p>
          </table:table-cell>
          <table:table-cell table:number-columns-repeated="3"/>
        </table:table-row>
        <table:table-row table:style-name="ro1">
          <table:table-cell table:formula="of:=[.A263]+1" office:value-type="float" office:value="262" calcext:value-type="float">
            <text:p>262</text:p>
          </table:table-cell>
          <table:table-cell table:formula="of:=[.B263]" office:value-type="float" office:value="150" calcext:value-type="float">
            <text:p>150</text:p>
          </table:table-cell>
          <table:table-cell table:formula="of:=[.H264]-[.G264]" office:value-type="float" office:value="1.2894664722561" calcext:value-type="float">
            <text:p>1.2894664722561</text:p>
          </table:table-cell>
          <table:table-cell table:formula="of:=IF(AND([.C264]&lt;0;[.C263]&gt;0);1;IF(AND([.C264]&gt;0;[.C263]&lt;0);-1;0))" office:value-type="float" office:value="0" calcext:value-type="float">
            <text:p>0</text:p>
          </table:table-cell>
          <table:table-cell table:formula="of:=([.$B264]-[.E263])*[.$I$3]+[.E263]" office:value-type="float" office:value="148.172127866924" calcext:value-type="float">
            <text:p>148.172127866924</text:p>
          </table:table-cell>
          <table:table-cell table:formula="of:=([.$B264]-[.F263])*[.$J$3]+[.F263]" office:value-type="float" office:value="134.573631257234" calcext:value-type="float">
            <text:p>134.573631257234</text:p>
          </table:table-cell>
          <table:table-cell table:formula="of:=[.E264]-[.F264]" office:value-type="float" office:value="13.5984966096901" calcext:value-type="float">
            <text:p>13.5984966096901</text:p>
          </table:table-cell>
          <table:table-cell table:formula="of:=([.$G264]-[.H263])*[.$K$3]+[.H263]" office:value-type="float" office:value="14.8879630819462" calcext:value-type="float">
            <text:p>14.8879630819462</text:p>
          </table:table-cell>
          <table:table-cell table:number-columns-repeated="3"/>
        </table:table-row>
        <table:table-row table:style-name="ro1">
          <table:table-cell table:formula="of:=[.A264]+1" office:value-type="float" office:value="263" calcext:value-type="float">
            <text:p>263</text:p>
          </table:table-cell>
          <table:table-cell table:formula="of:=[.B264]" office:value-type="float" office:value="150" calcext:value-type="float">
            <text:p>150</text:p>
          </table:table-cell>
          <table:table-cell table:formula="of:=[.H265]-[.G265]" office:value-type="float" office:value="1.29977520124949" calcext:value-type="float">
            <text:p>1.29977520124949</text:p>
          </table:table-cell>
          <table:table-cell table:formula="of:=IF(AND([.C265]&lt;0;[.C264]&gt;0);1;IF(AND([.C265]&gt;0;[.C264]&lt;0);-1;0))" office:value-type="float" office:value="0" calcext:value-type="float">
            <text:p>0</text:p>
          </table:table-cell>
          <table:table-cell table:formula="of:=([.$B265]-[.E264])*[.$I$3]+[.E264]" office:value-type="float" office:value="148.307525802707" calcext:value-type="float">
            <text:p>148.307525802707</text:p>
          </table:table-cell>
          <table:table-cell table:formula="of:=([.$B265]-[.F264])*[.$J$3]+[.F264]" office:value-type="float" office:value="135.008176855622" calcext:value-type="float">
            <text:p>135.008176855622</text:p>
          </table:table-cell>
          <table:table-cell table:formula="of:=[.E265]-[.F265]" office:value-type="float" office:value="13.2993489470857" calcext:value-type="float">
            <text:p>13.2993489470857</text:p>
          </table:table-cell>
          <table:table-cell table:formula="of:=([.$G265]-[.H264])*[.$K$3]+[.H264]" office:value-type="float" office:value="14.5991241483352" calcext:value-type="float">
            <text:p>14.5991241483352</text:p>
          </table:table-cell>
          <table:table-cell table:number-columns-repeated="3"/>
        </table:table-row>
        <table:table-row table:style-name="ro1">
          <table:table-cell table:formula="of:=[.A265]+1" office:value-type="float" office:value="264" calcext:value-type="float">
            <text:p>264</text:p>
          </table:table-cell>
          <table:table-cell table:formula="of:=[.B265]" office:value-type="float" office:value="150" calcext:value-type="float">
            <text:p>150</text:p>
          </table:table-cell>
          <table:table-cell table:formula="of:=[.H266]-[.G266]" office:value-type="float" office:value="1.30640041595226" calcext:value-type="float">
            <text:p>1.30640041595226</text:p>
          </table:table-cell>
          <table:table-cell table:formula="of:=IF(AND([.C266]&lt;0;[.C265]&gt;0);1;IF(AND([.C266]&gt;0;[.C265]&lt;0);-1;0))" office:value-type="float" office:value="0" calcext:value-type="float">
            <text:p>0</text:p>
          </table:table-cell>
          <table:table-cell table:formula="of:=([.$B266]-[.E265])*[.$I$3]+[.E265]" office:value-type="float" office:value="148.432894261766" calcext:value-type="float">
            <text:p>148.432894261766</text:p>
          </table:table-cell>
          <table:table-cell table:formula="of:=([.$B266]-[.F265])*[.$J$3]+[.F265]" office:value-type="float" office:value="135.430481732928" calcext:value-type="float">
            <text:p>135.430481732928</text:p>
          </table:table-cell>
          <table:table-cell table:formula="of:=[.E266]-[.F266]" office:value-type="float" office:value="13.002412528838" calcext:value-type="float">
            <text:p>13.002412528838</text:p>
          </table:table-cell>
          <table:table-cell table:formula="of:=([.$G266]-[.H265])*[.$K$3]+[.H265]" office:value-type="float" office:value="14.3088129447903" calcext:value-type="float">
            <text:p>14.3088129447903</text:p>
          </table:table-cell>
          <table:table-cell table:number-columns-repeated="3"/>
        </table:table-row>
        <table:table-row table:style-name="ro1">
          <table:table-cell table:formula="of:=[.A266]+1" office:value-type="float" office:value="265" calcext:value-type="float">
            <text:p>265</text:p>
          </table:table-cell>
          <table:table-cell table:formula="of:=[.B266]" office:value-type="float" office:value="150" calcext:value-type="float">
            <text:p>150</text:p>
          </table:table-cell>
          <table:table-cell table:formula="of:=[.H267]-[.G267]" office:value-type="float" office:value="1.30968611565222" calcext:value-type="float">
            <text:p>1.30968611565222</text:p>
          </table:table-cell>
          <table:table-cell table:formula="of:=IF(AND([.C267]&lt;0;[.C266]&gt;0);1;IF(AND([.C267]&gt;0;[.C266]&lt;0);-1;0))" office:value-type="float" office:value="0" calcext:value-type="float">
            <text:p>0</text:p>
          </table:table-cell>
          <table:table-cell table:formula="of:=([.$B267]-[.E266])*[.$I$3]+[.E266]" office:value-type="float" office:value="148.548976168302" calcext:value-type="float">
            <text:p>148.548976168302</text:p>
          </table:table-cell>
          <table:table-cell table:formula="of:=([.$B267]-[.F266])*[.$J$3]+[.F266]" office:value-type="float" office:value="135.840890698198" calcext:value-type="float">
            <text:p>135.840890698198</text:p>
          </table:table-cell>
          <table:table-cell table:formula="of:=[.E267]-[.F267]" office:value-type="float" office:value="12.7080854701042" calcext:value-type="float">
            <text:p>12.7080854701042</text:p>
          </table:table-cell>
          <table:table-cell table:formula="of:=([.$G267]-[.H266])*[.$K$3]+[.H266]" office:value-type="float" office:value="14.0177715857565" calcext:value-type="float">
            <text:p>14.0177715857565</text:p>
          </table:table-cell>
          <table:table-cell table:number-columns-repeated="3"/>
        </table:table-row>
        <table:table-row table:style-name="ro1">
          <table:table-cell table:formula="of:=[.A267]+1" office:value-type="float" office:value="266" calcext:value-type="float">
            <text:p>266</text:p>
          </table:table-cell>
          <table:table-cell table:formula="of:=[.B267]" office:value-type="float" office:value="150" calcext:value-type="float">
            <text:p>150</text:p>
          </table:table-cell>
          <table:table-cell table:formula="of:=[.H268]-[.G268]" office:value-type="float" office:value="1.30995083307791" calcext:value-type="float">
            <text:p>1.30995083307791</text:p>
          </table:table-cell>
          <table:table-cell table:formula="of:=IF(AND([.C268]&lt;0;[.C267]&gt;0);1;IF(AND([.C268]&gt;0;[.C267]&lt;0);-1;0))" office:value-type="float" office:value="0" calcext:value-type="float">
            <text:p>0</text:p>
          </table:table-cell>
          <table:table-cell table:formula="of:=([.$B268]-[.E267])*[.$I$3]+[.E267]" office:value-type="float" office:value="148.656459415094" calcext:value-type="float">
            <text:p>148.656459415094</text:p>
          </table:table-cell>
          <table:table-cell table:formula="of:=([.$B268]-[.F267])*[.$J$3]+[.F267]" office:value-type="float" office:value="136.239738847544" calcext:value-type="float">
            <text:p>136.239738847544</text:p>
          </table:table-cell>
          <table:table-cell table:formula="of:=[.E268]-[.F268]" office:value-type="float" office:value="12.4167205675501" calcext:value-type="float">
            <text:p>12.4167205675501</text:p>
          </table:table-cell>
          <table:table-cell table:formula="of:=([.$G268]-[.H267])*[.$K$3]+[.H267]" office:value-type="float" office:value="13.726671400628" calcext:value-type="float">
            <text:p>13.726671400628</text:p>
          </table:table-cell>
          <table:table-cell table:number-columns-repeated="3"/>
        </table:table-row>
        <table:table-row table:style-name="ro1">
          <table:table-cell table:formula="of:=[.A268]+1" office:value-type="float" office:value="267" calcext:value-type="float">
            <text:p>267</text:p>
          </table:table-cell>
          <table:table-cell table:formula="of:=[.B268]" office:value-type="float" office:value="150" calcext:value-type="float">
            <text:p>150</text:p>
          </table:table-cell>
          <table:table-cell table:formula="of:=[.H269]-[.G269]" office:value-type="float" office:value="1.30748915330189" calcext:value-type="float">
            <text:p>1.30748915330189</text:p>
          </table:table-cell>
          <table:table-cell table:formula="of:=IF(AND([.C269]&lt;0;[.C268]&gt;0);1;IF(AND([.C269]&gt;0;[.C268]&lt;0);-1;0))" office:value-type="float" office:value="0" calcext:value-type="float">
            <text:p>0</text:p>
          </table:table-cell>
          <table:table-cell table:formula="of:=([.$B269]-[.E268])*[.$I$3]+[.E268]" office:value-type="float" office:value="148.755980939902" calcext:value-type="float">
            <text:p>148.755980939902</text:p>
          </table:table-cell>
          <table:table-cell table:formula="of:=([.$B269]-[.F268])*[.$J$3]+[.F268]" office:value-type="float" office:value="136.627351837754" calcext:value-type="float">
            <text:p>136.627351837754</text:p>
          </table:table-cell>
          <table:table-cell table:formula="of:=[.E269]-[.F269]" office:value-type="float" office:value="12.128629102148" calcext:value-type="float">
            <text:p>12.128629102148</text:p>
          </table:table-cell>
          <table:table-cell table:formula="of:=([.$G269]-[.H268])*[.$K$3]+[.H268]" office:value-type="float" office:value="13.4361182554498" calcext:value-type="float">
            <text:p>13.4361182554498</text:p>
          </table:table-cell>
          <table:table-cell table:number-columns-repeated="3"/>
        </table:table-row>
        <table:table-row table:style-name="ro1">
          <table:table-cell table:formula="of:=[.A269]+1" office:value-type="float" office:value="268" calcext:value-type="float">
            <text:p>268</text:p>
          </table:table-cell>
          <table:table-cell table:formula="of:=[.B269]" office:value-type="float" office:value="150" calcext:value-type="float">
            <text:p>150</text:p>
          </table:table-cell>
          <table:table-cell table:formula="of:=[.H270]-[.G270]" office:value-type="float" office:value="1.30257319722882" calcext:value-type="float">
            <text:p>1.30257319722882</text:p>
          </table:table-cell>
          <table:table-cell table:formula="of:=IF(AND([.C270]&lt;0;[.C269]&gt;0);1;IF(AND([.C270]&gt;0;[.C269]&lt;0);-1;0))" office:value-type="float" office:value="0" calcext:value-type="float">
            <text:p>0</text:p>
          </table:table-cell>
          <table:table-cell table:formula="of:=([.$B270]-[.E269])*[.$I$3]+[.E269]" office:value-type="float" office:value="148.848130499909" calcext:value-type="float">
            <text:p>148.848130499909</text:p>
          </table:table-cell>
          <table:table-cell table:formula="of:=([.$B270]-[.F269])*[.$J$3]+[.F269]" office:value-type="float" office:value="137.004046152184" calcext:value-type="float">
            <text:p>137.004046152184</text:p>
          </table:table-cell>
          <table:table-cell table:formula="of:=[.E270]-[.F270]" office:value-type="float" office:value="11.8440843477257" calcext:value-type="float">
            <text:p>11.8440843477257</text:p>
          </table:table-cell>
          <table:table-cell table:formula="of:=([.$G270]-[.H269])*[.$K$3]+[.H269]" office:value-type="float" office:value="13.1466575449545" calcext:value-type="float">
            <text:p>13.1466575449545</text:p>
          </table:table-cell>
          <table:table-cell table:number-columns-repeated="3"/>
        </table:table-row>
        <table:table-row table:style-name="ro1">
          <table:table-cell table:formula="of:=[.A270]+1" office:value-type="float" office:value="269" calcext:value-type="float">
            <text:p>269</text:p>
          </table:table-cell>
          <table:table-cell table:formula="of:=[.B270]" office:value-type="float" office:value="150" calcext:value-type="float">
            <text:p>150</text:p>
          </table:table-cell>
          <table:table-cell table:formula="of:=[.H271]-[.G271]" office:value-type="float" office:value="1.29545405798413" calcext:value-type="float">
            <text:p>1.29545405798413</text:p>
          </table:table-cell>
          <table:table-cell table:formula="of:=IF(AND([.C271]&lt;0;[.C270]&gt;0);1;IF(AND([.C271]&gt;0;[.C270]&lt;0);-1;0))" office:value-type="float" office:value="0" calcext:value-type="float">
            <text:p>0</text:p>
          </table:table-cell>
          <table:table-cell table:formula="of:=([.$B271]-[.E270])*[.$I$3]+[.E270]" office:value-type="float" office:value="148.933454166583" calcext:value-type="float">
            <text:p>148.933454166583</text:p>
          </table:table-cell>
          <table:table-cell table:formula="of:=([.$B271]-[.F270])*[.$J$3]+[.F270]" office:value-type="float" office:value="137.370129359164" calcext:value-type="float">
            <text:p>137.370129359164</text:p>
          </table:table-cell>
          <table:table-cell table:formula="of:=[.E271]-[.F271]" office:value-type="float" office:value="11.5633248074184" calcext:value-type="float">
            <text:p>11.5633248074184</text:p>
          </table:table-cell>
          <table:table-cell table:formula="of:=([.$G271]-[.H270])*[.$K$3]+[.H270]" office:value-type="float" office:value="12.8587788654025" calcext:value-type="float">
            <text:p>12.8587788654025</text:p>
          </table:table-cell>
          <table:table-cell table:number-columns-repeated="3"/>
        </table:table-row>
        <table:table-row table:style-name="ro1">
          <table:table-cell table:formula="of:=[.A271]+1" office:value-type="float" office:value="270" calcext:value-type="float">
            <text:p>270</text:p>
          </table:table-cell>
          <table:table-cell table:formula="of:=[.B271]" office:value-type="float" office:value="150" calcext:value-type="float">
            <text:p>150</text:p>
          </table:table-cell>
          <table:table-cell table:formula="of:=[.H272]-[.G272]" office:value-type="float" office:value="1.28636318199551" calcext:value-type="float">
            <text:p>1.28636318199551</text:p>
          </table:table-cell>
          <table:table-cell table:formula="of:=IF(AND([.C272]&lt;0;[.C271]&gt;0);1;IF(AND([.C272]&gt;0;[.C271]&lt;0);-1;0))" office:value-type="float" office:value="0" calcext:value-type="float">
            <text:p>0</text:p>
          </table:table-cell>
          <table:table-cell table:formula="of:=([.$B272]-[.E271])*[.$I$3]+[.E271]" office:value-type="float" office:value="149.012457561651" calcext:value-type="float">
            <text:p>149.012457561651</text:p>
          </table:table-cell>
          <table:table-cell table:formula="of:=([.$B272]-[.F271])*[.$J$3]+[.F271]" office:value-type="float" office:value="137.725900363132" calcext:value-type="float">
            <text:p>137.725900363132</text:p>
          </table:table-cell>
          <table:table-cell table:formula="of:=[.E272]-[.F272]" office:value-type="float" office:value="11.2865571985191" calcext:value-type="float">
            <text:p>11.2865571985191</text:p>
          </table:table-cell>
          <table:table-cell table:formula="of:=([.$G272]-[.H271])*[.$K$3]+[.H271]" office:value-type="float" office:value="12.5729203805146" calcext:value-type="float">
            <text:p>12.5729203805146</text:p>
          </table:table-cell>
          <table:table-cell table:number-columns-repeated="3"/>
        </table:table-row>
        <table:table-row table:style-name="ro1">
          <table:table-cell table:formula="of:=[.A272]+1" office:value-type="float" office:value="271" calcext:value-type="float">
            <text:p>271</text:p>
          </table:table-cell>
          <table:table-cell table:formula="of:=[.B272]" office:value-type="float" office:value="150" calcext:value-type="float">
            <text:p>150</text:p>
          </table:table-cell>
          <table:table-cell table:formula="of:=[.H273]-[.G273]" office:value-type="float" office:value="1.27551368930034" calcext:value-type="float">
            <text:p>1.27551368930034</text:p>
          </table:table-cell>
          <table:table-cell table:formula="of:=IF(AND([.C273]&lt;0;[.C272]&gt;0);1;IF(AND([.C273]&gt;0;[.C272]&lt;0);-1;0))" office:value-type="float" office:value="0" calcext:value-type="float">
            <text:p>0</text:p>
          </table:table-cell>
          <table:table-cell table:formula="of:=([.$B273]-[.E272])*[.$I$3]+[.E272]" office:value-type="float" office:value="149.08560885338" calcext:value-type="float">
            <text:p>149.08560885338</text:p>
          </table:table-cell>
          <table:table-cell table:formula="of:=([.$B273]-[.F272])*[.$J$3]+[.F272]" office:value-type="float" office:value="138.071649648677" calcext:value-type="float">
            <text:p>138.071649648677</text:p>
          </table:table-cell>
          <table:table-cell table:formula="of:=[.E273]-[.F273]" office:value-type="float" office:value="11.0139592047031" calcext:value-type="float">
            <text:p>11.0139592047031</text:p>
          </table:table-cell>
          <table:table-cell table:formula="of:=([.$G273]-[.H272])*[.$K$3]+[.H272]" office:value-type="float" office:value="12.2894728940034" calcext:value-type="float">
            <text:p>12.2894728940034</text:p>
          </table:table-cell>
          <table:table-cell table:number-columns-repeated="3"/>
        </table:table-row>
        <table:table-row table:style-name="ro1">
          <table:table-cell table:formula="of:=[.A273]+1" office:value-type="float" office:value="272" calcext:value-type="float">
            <text:p>272</text:p>
          </table:table-cell>
          <table:table-cell table:formula="of:=[.B273]" office:value-type="float" office:value="150" calcext:value-type="float">
            <text:p>150</text:p>
          </table:table-cell>
          <table:table-cell table:formula="of:=[.H274]-[.G274]" office:value-type="float" office:value="1.26310162976534" calcext:value-type="float">
            <text:p>1.26310162976534</text:p>
          </table:table-cell>
          <table:table-cell table:formula="of:=IF(AND([.C274]&lt;0;[.C273]&gt;0);1;IF(AND([.C274]&gt;0;[.C273]&lt;0);-1;0))" office:value-type="float" office:value="0" calcext:value-type="float">
            <text:p>0</text:p>
          </table:table-cell>
          <table:table-cell table:formula="of:=([.$B274]-[.E273])*[.$I$3]+[.E273]" office:value-type="float" office:value="149.153341530908" calcext:value-type="float">
            <text:p>149.153341530908</text:p>
          </table:table-cell>
          <table:table-cell table:formula="of:=([.$B274]-[.F273])*[.$J$3]+[.F273]" office:value-type="float" office:value="138.407659517729" calcext:value-type="float">
            <text:p>138.407659517729</text:p>
          </table:table-cell>
          <table:table-cell table:formula="of:=[.E274]-[.F274]" office:value-type="float" office:value="10.7456820131791" calcext:value-type="float">
            <text:p>10.7456820131791</text:p>
          </table:table-cell>
          <table:table-cell table:formula="of:=([.$G274]-[.H273])*[.$K$3]+[.H273]" office:value-type="float" office:value="12.0087836429445" calcext:value-type="float">
            <text:p>12.0087836429445</text:p>
          </table:table-cell>
          <table:table-cell table:number-columns-repeated="3"/>
        </table:table-row>
        <table:table-row table:style-name="ro1">
          <table:table-cell table:formula="of:=[.A274]+1" office:value-type="float" office:value="273" calcext:value-type="float">
            <text:p>273</text:p>
          </table:table-cell>
          <table:table-cell table:formula="of:=[.B274]" office:value-type="float" office:value="150" calcext:value-type="float">
            <text:p>150</text:p>
          </table:table-cell>
          <table:table-cell table:formula="of:=[.H275]-[.G275]" office:value-type="float" office:value="1.24930717357733" calcext:value-type="float">
            <text:p>1.24930717357733</text:p>
          </table:table-cell>
          <table:table-cell table:formula="of:=IF(AND([.C275]&lt;0;[.C274]&gt;0);1;IF(AND([.C275]&gt;0;[.C274]&lt;0);-1;0))" office:value-type="float" office:value="0" calcext:value-type="float">
            <text:p>0</text:p>
          </table:table-cell>
          <table:table-cell table:formula="of:=([.$B275]-[.E274])*[.$I$3]+[.E274]" office:value-type="float" office:value="149.216056973063" calcext:value-type="float">
            <text:p>149.216056973063</text:p>
          </table:table-cell>
          <table:table-cell table:formula="of:=([.$B275]-[.F274])*[.$J$3]+[.F274]" office:value-type="float" office:value="138.734204320046" calcext:value-type="float">
            <text:p>138.734204320046</text:p>
          </table:table-cell>
          <table:table-cell table:formula="of:=[.E275]-[.F275]" office:value-type="float" office:value="10.4818526530166" calcext:value-type="float">
            <text:p>10.4818526530166</text:p>
          </table:table-cell>
          <table:table-cell table:formula="of:=([.$G275]-[.H274])*[.$K$3]+[.H274]" office:value-type="float" office:value="11.731159826594" calcext:value-type="float">
            <text:p>11.731159826594</text:p>
          </table:table-cell>
          <table:table-cell table:number-columns-repeated="3"/>
        </table:table-row>
        <table:table-row table:style-name="ro1">
          <table:table-cell table:formula="of:=[.A275]+1" office:value-type="float" office:value="274" calcext:value-type="float">
            <text:p>274</text:p>
          </table:table-cell>
          <table:table-cell table:formula="of:=[.B275]" office:value-type="float" office:value="150" calcext:value-type="float">
            <text:p>150</text:p>
          </table:table-cell>
          <table:table-cell table:formula="of:=[.H276]-[.G276]" office:value-type="float" office:value="1.23429573565522" calcext:value-type="float">
            <text:p>1.23429573565522</text:p>
          </table:table-cell>
          <table:table-cell table:formula="of:=IF(AND([.C276]&lt;0;[.C275]&gt;0);1;IF(AND([.C276]&gt;0;[.C275]&lt;0);-1;0))" office:value-type="float" office:value="0" calcext:value-type="float">
            <text:p>0</text:p>
          </table:table-cell>
          <table:table-cell table:formula="of:=([.$B276]-[.E275])*[.$I$3]+[.E275]" office:value-type="float" office:value="149.27412682691" calcext:value-type="float">
            <text:p>149.27412682691</text:p>
          </table:table-cell>
          <table:table-cell table:formula="of:=([.$B276]-[.F275])*[.$J$3]+[.F275]" office:value-type="float" office:value="139.051550677228" calcext:value-type="float">
            <text:p>139.051550677228</text:p>
          </table:table-cell>
          <table:table-cell table:formula="of:=[.E276]-[.F276]" office:value-type="float" office:value="10.222576149682" calcext:value-type="float">
            <text:p>10.222576149682</text:p>
          </table:table-cell>
          <table:table-cell table:formula="of:=([.$G276]-[.H275])*[.$K$3]+[.H275]" office:value-type="float" office:value="11.4568718853372" calcext:value-type="float">
            <text:p>11.4568718853372</text:p>
          </table:table-cell>
          <table:table-cell table:number-columns-repeated="3"/>
        </table:table-row>
        <table:table-row table:style-name="ro1">
          <table:table-cell table:formula="of:=[.A276]+1" office:value-type="float" office:value="275" calcext:value-type="float">
            <text:p>275</text:p>
          </table:table-cell>
          <table:table-cell table:formula="of:=[.B276]" office:value-type="float" office:value="150" calcext:value-type="float">
            <text:p>150</text:p>
          </table:table-cell>
          <table:table-cell table:formula="of:=[.H277]-[.G277]" office:value-type="float" office:value="1.21821903461457" calcext:value-type="float">
            <text:p>1.21821903461457</text:p>
          </table:table-cell>
          <table:table-cell table:formula="of:=IF(AND([.C277]&lt;0;[.C276]&gt;0);1;IF(AND([.C277]&gt;0;[.C276]&lt;0);-1;0))" office:value-type="float" office:value="0" calcext:value-type="float">
            <text:p>0</text:p>
          </table:table-cell>
          <table:table-cell table:formula="of:=([.$B277]-[.E276])*[.$I$3]+[.E276]" office:value-type="float" office:value="149.327895210102" calcext:value-type="float">
            <text:p>149.327895210102</text:p>
          </table:table-cell>
          <table:table-cell table:formula="of:=([.$B277]-[.F276])*[.$J$3]+[.F276]" office:value-type="float" office:value="139.359957700405" calcext:value-type="float">
            <text:p>139.359957700405</text:p>
          </table:table-cell>
          <table:table-cell table:formula="of:=[.E277]-[.F277]" office:value-type="float" office:value="9.96793750969721" calcext:value-type="float">
            <text:p>9.96793750969721</text:p>
          </table:table-cell>
          <table:table-cell table:formula="of:=([.$G277]-[.H276])*[.$K$3]+[.H276]" office:value-type="float" office:value="11.1861565443118" calcext:value-type="float">
            <text:p>11.1861565443118</text:p>
          </table:table-cell>
          <table:table-cell table:number-columns-repeated="3"/>
        </table:table-row>
        <table:table-row table:style-name="ro1">
          <table:table-cell table:formula="of:=[.A277]+1" office:value-type="float" office:value="276" calcext:value-type="float">
            <text:p>276</text:p>
          </table:table-cell>
          <table:table-cell table:formula="of:=[.B277]" office:value-type="float" office:value="150" calcext:value-type="float">
            <text:p>150</text:p>
          </table:table-cell>
          <table:table-cell table:formula="of:=[.H278]-[.G278]" office:value-type="float" office:value="1.20121608765205" calcext:value-type="float">
            <text:p>1.20121608765205</text:p>
          </table:table-cell>
          <table:table-cell table:formula="of:=IF(AND([.C278]&lt;0;[.C277]&gt;0);1;IF(AND([.C278]&gt;0;[.C277]&lt;0);-1;0))" office:value-type="float" office:value="0" calcext:value-type="float">
            <text:p>0</text:p>
          </table:table-cell>
          <table:table-cell table:formula="of:=([.$B278]-[.E277])*[.$I$3]+[.E277]" office:value-type="float" office:value="149.377680750094" calcext:value-type="float">
            <text:p>149.377680750094</text:p>
          </table:table-cell>
          <table:table-cell table:formula="of:=([.$B278]-[.F277])*[.$J$3]+[.F277]" office:value-type="float" office:value="139.659677201802" calcext:value-type="float">
            <text:p>139.659677201802</text:p>
          </table:table-cell>
          <table:table-cell table:formula="of:=[.E278]-[.F278]" office:value-type="float" office:value="9.71800354829261" calcext:value-type="float">
            <text:p>9.71800354829261</text:p>
          </table:table-cell>
          <table:table-cell table:formula="of:=([.$G278]-[.H277])*[.$K$3]+[.H277]" office:value-type="float" office:value="10.9192196359447" calcext:value-type="float">
            <text:p>10.9192196359447</text:p>
          </table:table-cell>
          <table:table-cell table:number-columns-repeated="3"/>
        </table:table-row>
        <table:table-row table:style-name="ro1">
          <table:table-cell table:formula="of:=[.A278]+1" office:value-type="float" office:value="277" calcext:value-type="float">
            <text:p>277</text:p>
          </table:table-cell>
          <table:table-cell table:formula="of:=[.B278]" office:value-type="float" office:value="150" calcext:value-type="float">
            <text:p>150</text:p>
          </table:table-cell>
          <table:table-cell table:formula="of:=[.H279]-[.G279]" office:value-type="float" office:value="1.18341414325439" calcext:value-type="float">
            <text:p>1.18341414325439</text:p>
          </table:table-cell>
          <table:table-cell table:formula="of:=IF(AND([.C279]&lt;0;[.C278]&gt;0);1;IF(AND([.C279]&gt;0;[.C278]&lt;0);-1;0))" office:value-type="float" office:value="0" calcext:value-type="float">
            <text:p>0</text:p>
          </table:table-cell>
          <table:table-cell table:formula="of:=([.$B279]-[.E278])*[.$I$3]+[.E278]" office:value-type="float" office:value="149.423778472309" calcext:value-type="float">
            <text:p>149.423778472309</text:p>
          </table:table-cell>
          <table:table-cell table:formula="of:=([.$B279]-[.F278])*[.$J$3]+[.F278]" office:value-type="float" office:value="139.950953900342" calcext:value-type="float">
            <text:p>139.950953900342</text:p>
          </table:table-cell>
          <table:table-cell table:formula="of:=[.E279]-[.F279]" office:value-type="float" office:value="9.47282457196707" calcext:value-type="float">
            <text:p>9.47282457196707</text:p>
          </table:table-cell>
          <table:table-cell table:formula="of:=([.$G279]-[.H278])*[.$K$3]+[.H278]" office:value-type="float" office:value="10.6562387152215" calcext:value-type="float">
            <text:p>10.6562387152215</text:p>
          </table:table-cell>
          <table:table-cell table:number-columns-repeated="3"/>
        </table:table-row>
        <table:table-row table:style-name="ro1">
          <table:table-cell table:formula="of:=[.A279]+1" office:value-type="float" office:value="278" calcext:value-type="float">
            <text:p>278</text:p>
          </table:table-cell>
          <table:table-cell table:formula="of:=[.B279]" office:value-type="float" office:value="150" calcext:value-type="float">
            <text:p>150</text:p>
          </table:table-cell>
          <table:table-cell table:formula="of:=[.H280]-[.G280]" office:value-type="float" office:value="1.16492955401969" calcext:value-type="float">
            <text:p>1.16492955401969</text:p>
          </table:table-cell>
          <table:table-cell table:formula="of:=IF(AND([.C280]&lt;0;[.C279]&gt;0);1;IF(AND([.C280]&gt;0;[.C279]&lt;0);-1;0))" office:value-type="float" office:value="0" calcext:value-type="float">
            <text:p>0</text:p>
          </table:table-cell>
          <table:table-cell table:formula="of:=([.$B280]-[.E279])*[.$I$3]+[.E279]" office:value-type="float" office:value="149.466461548435" calcext:value-type="float">
            <text:p>149.466461548435</text:p>
          </table:table-cell>
          <table:table-cell table:formula="of:=([.$B280]-[.F279])*[.$J$3]+[.F279]" office:value-type="float" office:value="140.234025621459" calcext:value-type="float">
            <text:p>140.234025621459</text:p>
          </table:table-cell>
          <table:table-cell table:formula="of:=[.E280]-[.F280]" office:value-type="float" office:value="9.23243592697517" calcext:value-type="float">
            <text:p>9.23243592697517</text:p>
          </table:table-cell>
          <table:table-cell table:formula="of:=([.$G280]-[.H279])*[.$K$3]+[.H279]" office:value-type="float" office:value="10.3973654809949" calcext:value-type="float">
            <text:p>10.3973654809949</text:p>
          </table:table-cell>
          <table:table-cell table:number-columns-repeated="3"/>
        </table:table-row>
        <table:table-row table:style-name="ro1">
          <table:table-cell table:formula="of:=[.A280]+1" office:value-type="float" office:value="279" calcext:value-type="float">
            <text:p>279</text:p>
          </table:table-cell>
          <table:table-cell table:formula="of:=[.B280]" office:value-type="float" office:value="150" calcext:value-type="float">
            <text:p>150</text:p>
          </table:table-cell>
          <table:table-cell table:formula="of:=[.H281]-[.G281]" office:value-type="float" office:value="1.145868592136" calcext:value-type="float">
            <text:p>1.145868592136</text:p>
          </table:table-cell>
          <table:table-cell table:formula="of:=IF(AND([.C281]&lt;0;[.C280]&gt;0);1;IF(AND([.C281]&gt;0;[.C280]&lt;0);-1;0))" office:value-type="float" office:value="0" calcext:value-type="float">
            <text:p>0</text:p>
          </table:table-cell>
          <table:table-cell table:formula="of:=([.$B281]-[.E280])*[.$I$3]+[.E280]" office:value-type="float" office:value="149.505982915217" calcext:value-type="float">
            <text:p>149.505982915217</text:p>
          </table:table-cell>
          <table:table-cell table:formula="of:=([.$B281]-[.F280])*[.$J$3]+[.F280]" office:value-type="float" office:value="140.509123491278" calcext:value-type="float">
            <text:p>140.509123491278</text:p>
          </table:table-cell>
          <table:table-cell table:formula="of:=[.E281]-[.F281]" office:value-type="float" office:value="8.99685942393975" calcext:value-type="float">
            <text:p>8.99685942393975</text:p>
          </table:table-cell>
          <table:table-cell table:formula="of:=([.$G281]-[.H280])*[.$K$3]+[.H280]" office:value-type="float" office:value="10.1427280160758" calcext:value-type="float">
            <text:p>10.1427280160758</text:p>
          </table:table-cell>
          <table:table-cell table:number-columns-repeated="3"/>
        </table:table-row>
        <table:table-row table:style-name="ro1">
          <table:table-cell table:formula="of:=[.A281]+1" office:value-type="float" office:value="280" calcext:value-type="float">
            <text:p>280</text:p>
          </table:table-cell>
          <table:table-cell table:formula="of:=[.B281]" office:value-type="float" office:value="150" calcext:value-type="float">
            <text:p>150</text:p>
          </table:table-cell>
          <table:table-cell table:formula="of:=[.H282]-[.G282]" office:value-type="float" office:value="1.12632821022475" calcext:value-type="float">
            <text:p>1.12632821022475</text:p>
          </table:table-cell>
          <table:table-cell table:formula="of:=IF(AND([.C282]&lt;0;[.C281]&gt;0);1;IF(AND([.C282]&gt;0;[.C281]&lt;0);-1;0))" office:value-type="float" office:value="0" calcext:value-type="float">
            <text:p>0</text:p>
          </table:table-cell>
          <table:table-cell table:formula="of:=([.$B282]-[.E281])*[.$I$3]+[.E281]" office:value-type="float" office:value="149.542576773349" calcext:value-type="float">
            <text:p>149.542576773349</text:p>
          </table:table-cell>
          <table:table-cell table:formula="of:=([.$B282]-[.F281])*[.$J$3]+[.F281]" office:value-type="float" office:value="140.776472125326" calcext:value-type="float">
            <text:p>140.776472125326</text:p>
          </table:table-cell>
          <table:table-cell table:formula="of:=[.E282]-[.F282]" office:value-type="float" office:value="8.76610464802329" calcext:value-type="float">
            <text:p>8.76610464802329</text:p>
          </table:table-cell>
          <table:table-cell table:formula="of:=([.$G282]-[.H281])*[.$K$3]+[.H281]" office:value-type="float" office:value="9.89243285824803" calcext:value-type="float">
            <text:p>9.89243285824803</text:p>
          </table:table-cell>
          <table:table-cell table:number-columns-repeated="3"/>
        </table:table-row>
        <table:table-row table:style-name="ro1">
          <table:table-cell table:formula="of:=[.A282]+1" office:value-type="float" office:value="281" calcext:value-type="float">
            <text:p>281</text:p>
          </table:table-cell>
          <table:table-cell table:formula="of:=[.B282]" office:value-type="float" office:value="150" calcext:value-type="float">
            <text:p>150</text:p>
          </table:table-cell>
          <table:table-cell table:formula="of:=[.H283]-[.G283]" office:value-type="float" office:value="1.10639675034095" calcext:value-type="float">
            <text:p>1.10639675034095</text:p>
          </table:table-cell>
          <table:table-cell table:formula="of:=IF(AND([.C283]&lt;0;[.C282]&gt;0);1;IF(AND([.C283]&gt;0;[.C282]&lt;0);-1;0))" office:value-type="float" office:value="0" calcext:value-type="float">
            <text:p>0</text:p>
          </table:table-cell>
          <table:table-cell table:formula="of:=([.$B283]-[.E282])*[.$I$3]+[.E282]" office:value-type="float" office:value="149.576459975323" calcext:value-type="float">
            <text:p>149.576459975323</text:p>
          </table:table-cell>
          <table:table-cell table:formula="of:=([.$B283]-[.F282])*[.$J$3]+[.F282]" office:value-type="float" office:value="141.036289811937" calcext:value-type="float">
            <text:p>141.036289811937</text:p>
          </table:table-cell>
          <table:table-cell table:formula="of:=[.E283]-[.F283]" office:value-type="float" office:value="8.54017016338688" calcext:value-type="float">
            <text:p>8.54017016338688</text:p>
          </table:table-cell>
          <table:table-cell table:formula="of:=([.$G283]-[.H282])*[.$K$3]+[.H282]" office:value-type="float" office:value="9.64656691372782" calcext:value-type="float">
            <text:p>9.64656691372782</text:p>
          </table:table-cell>
          <table:table-cell table:number-columns-repeated="3"/>
        </table:table-row>
        <table:table-row table:style-name="ro1">
          <table:table-cell table:formula="of:=[.A283]+1" office:value-type="float" office:value="282" calcext:value-type="float">
            <text:p>282</text:p>
          </table:table-cell>
          <table:table-cell table:formula="of:=[.B283]" office:value-type="float" office:value="150" calcext:value-type="float">
            <text:p>150</text:p>
          </table:table-cell>
          <table:table-cell table:formula="of:=[.H284]-[.G284]" office:value-type="float" office:value="1.08615460395006" calcext:value-type="float">
            <text:p>1.08615460395006</text:p>
          </table:table-cell>
          <table:table-cell table:formula="of:=IF(AND([.C284]&lt;0;[.C283]&gt;0);1;IF(AND([.C284]&gt;0;[.C283]&lt;0);-1;0))" office:value-type="float" office:value="0" calcext:value-type="float">
            <text:p>0</text:p>
          </table:table-cell>
          <table:table-cell table:formula="of:=([.$B284]-[.E283])*[.$I$3]+[.E283]" office:value-type="float" office:value="149.607833310485" calcext:value-type="float">
            <text:p>149.607833310485</text:p>
          </table:table-cell>
          <table:table-cell table:formula="of:=([.$B284]-[.F283])*[.$J$3]+[.F283]" office:value-type="float" office:value="141.288788690474" calcext:value-type="float">
            <text:p>141.288788690474</text:p>
          </table:table-cell>
          <table:table-cell table:formula="of:=[.E284]-[.F284]" office:value-type="float" office:value="8.31904462001108" calcext:value-type="float">
            <text:p>8.31904462001108</text:p>
          </table:table-cell>
          <table:table-cell table:formula="of:=([.$G284]-[.H283])*[.$K$3]+[.H283]" office:value-type="float" office:value="9.40519922396114" calcext:value-type="float">
            <text:p>9.40519922396114</text:p>
          </table:table-cell>
          <table:table-cell table:number-columns-repeated="3"/>
        </table:table-row>
        <table:table-row table:style-name="ro1">
          <table:table-cell table:formula="of:=[.A284]+1" office:value-type="float" office:value="283" calcext:value-type="float">
            <text:p>283</text:p>
          </table:table-cell>
          <table:table-cell table:formula="of:=[.B284]" office:value-type="float" office:value="150" calcext:value-type="float">
            <text:p>150</text:p>
          </table:table-cell>
          <table:table-cell table:formula="of:=[.H285]-[.G285]" office:value-type="float" office:value="1.06567482568309" calcext:value-type="float">
            <text:p>1.06567482568309</text:p>
          </table:table-cell>
          <table:table-cell table:formula="of:=IF(AND([.C285]&lt;0;[.C284]&gt;0);1;IF(AND([.C285]&gt;0;[.C284]&lt;0);-1;0))" office:value-type="float" office:value="0" calcext:value-type="float">
            <text:p>0</text:p>
          </table:table-cell>
          <table:table-cell table:formula="of:=([.$B285]-[.E284])*[.$I$3]+[.E284]" office:value-type="float" office:value="149.636882694893" calcext:value-type="float">
            <text:p>149.636882694893</text:p>
          </table:table-cell>
          <table:table-cell table:formula="of:=([.$B285]-[.F284])*[.$J$3]+[.F284]" office:value-type="float" office:value="141.534174924545" calcext:value-type="float">
            <text:p>141.534174924545</text:p>
          </table:table-cell>
          <table:table-cell table:formula="of:=[.E285]-[.F285]" office:value-type="float" office:value="8.10270777034847" calcext:value-type="float">
            <text:p>8.10270777034847</text:p>
          </table:table-cell>
          <table:table-cell table:formula="of:=([.$G285]-[.H284])*[.$K$3]+[.H284]" office:value-type="float" office:value="9.16838259603157" calcext:value-type="float">
            <text:p>9.16838259603157</text:p>
          </table:table-cell>
          <table:table-cell table:number-columns-repeated="3"/>
        </table:table-row>
        <table:table-row table:style-name="ro1">
          <table:table-cell table:formula="of:=[.A285]+1" office:value-type="float" office:value="284" calcext:value-type="float">
            <text:p>284</text:p>
          </table:table-cell>
          <table:table-cell table:formula="of:=[.B285]" office:value-type="float" office:value="150" calcext:value-type="float">
            <text:p>150</text:p>
          </table:table-cell>
          <table:table-cell table:formula="of:=[.H286]-[.G286]" office:value-type="float" office:value="1.04502370362096" calcext:value-type="float">
            <text:p>1.04502370362096</text:p>
          </table:table-cell>
          <table:table-cell table:formula="of:=IF(AND([.C286]&lt;0;[.C285]&gt;0);1;IF(AND([.C286]&gt;0;[.C285]&lt;0);-1;0))" office:value-type="float" office:value="0" calcext:value-type="float">
            <text:p>0</text:p>
          </table:table-cell>
          <table:table-cell table:formula="of:=([.$B286]-[.E285])*[.$I$3]+[.E285]" office:value-type="float" office:value="149.663780273049" calcext:value-type="float">
            <text:p>149.663780273049</text:p>
          </table:table-cell>
          <table:table-cell table:formula="of:=([.$B286]-[.F285])*[.$J$3]+[.F285]" office:value-type="float" office:value="141.772648870332" calcext:value-type="float">
            <text:p>141.772648870332</text:p>
          </table:table-cell>
          <table:table-cell table:formula="of:=[.E286]-[.F286]" office:value-type="float" office:value="7.89113140271707" calcext:value-type="float">
            <text:p>7.89113140271707</text:p>
          </table:table-cell>
          <table:table-cell table:formula="of:=([.$G286]-[.H285])*[.$K$3]+[.H285]" office:value-type="float" office:value="8.93615510633802" calcext:value-type="float">
            <text:p>8.93615510633802</text:p>
          </table:table-cell>
          <table:table-cell table:number-columns-repeated="3"/>
        </table:table-row>
        <table:table-row table:style-name="ro1">
          <table:table-cell table:formula="of:=[.A286]+1" office:value-type="float" office:value="285" calcext:value-type="float">
            <text:p>285</text:p>
          </table:table-cell>
          <table:table-cell table:formula="of:=[.B286]" office:value-type="float" office:value="150" calcext:value-type="float">
            <text:p>150</text:p>
          </table:table-cell>
          <table:table-cell table:formula="of:=[.H287]-[.G287]" office:value-type="float" office:value="1.02426128878209" calcext:value-type="float">
            <text:p>1.02426128878209</text:p>
          </table:table-cell>
          <table:table-cell table:formula="of:=IF(AND([.C287]&lt;0;[.C286]&gt;0);1;IF(AND([.C287]&gt;0;[.C286]&lt;0);-1;0))" office:value-type="float" office:value="0" calcext:value-type="float">
            <text:p>0</text:p>
          </table:table-cell>
          <table:table-cell table:formula="of:=([.$B287]-[.E286])*[.$I$3]+[.E286]" office:value-type="float" office:value="149.688685438009" calcext:value-type="float">
            <text:p>149.688685438009</text:p>
          </table:table-cell>
          <table:table-cell table:formula="of:=([.$B287]-[.F286])*[.$J$3]+[.F286]" office:value-type="float" office:value="142.004405240182" calcext:value-type="float">
            <text:p>142.004405240182</text:p>
          </table:table-cell>
          <table:table-cell table:formula="of:=[.E287]-[.F287]" office:value-type="float" office:value="7.68428019782658" calcext:value-type="float">
            <text:p>7.68428019782658</text:p>
          </table:table-cell>
          <table:table-cell table:formula="of:=([.$G287]-[.H286])*[.$K$3]+[.H286]" office:value-type="float" office:value="8.70854148660867" calcext:value-type="float">
            <text:p>8.70854148660867</text:p>
          </table:table-cell>
          <table:table-cell table:number-columns-repeated="3"/>
        </table:table-row>
        <table:table-row table:style-name="ro1">
          <table:table-cell table:formula="of:=[.A287]+1" office:value-type="float" office:value="286" calcext:value-type="float">
            <text:p>286</text:p>
          </table:table-cell>
          <table:table-cell table:formula="of:=[.B287]" office:value-type="float" office:value="150" calcext:value-type="float">
            <text:p>150</text:p>
          </table:table-cell>
          <table:table-cell table:formula="of:=[.H288]-[.G288]" office:value-type="float" office:value="1.00344188639464" calcext:value-type="float">
            <text:p>1.00344188639464</text:p>
          </table:table-cell>
          <table:table-cell table:formula="of:=IF(AND([.C288]&lt;0;[.C287]&gt;0);1;IF(AND([.C288]&gt;0;[.C287]&lt;0);-1;0))" office:value-type="float" office:value="0" calcext:value-type="float">
            <text:p>0</text:p>
          </table:table-cell>
          <table:table-cell table:formula="of:=([.$B288]-[.E287])*[.$I$3]+[.E287]" office:value-type="float" office:value="149.711745775934" calcext:value-type="float">
            <text:p>149.711745775934</text:p>
          </table:table-cell>
          <table:table-cell table:formula="of:=([.$B288]-[.F287])*[.$J$3]+[.F287]" office:value-type="float" office:value="142.229633261585" calcext:value-type="float">
            <text:p>142.229633261585</text:p>
          </table:table-cell>
          <table:table-cell table:formula="of:=[.E288]-[.F288]" office:value-type="float" office:value="7.48211251434856" calcext:value-type="float">
            <text:p>7.48211251434856</text:p>
          </table:table-cell>
          <table:table-cell table:formula="of:=([.$G288]-[.H287])*[.$K$3]+[.H287]" office:value-type="float" office:value="8.48555440074319" calcext:value-type="float">
            <text:p>8.48555440074319</text:p>
          </table:table-cell>
          <table:table-cell table:number-columns-repeated="3"/>
        </table:table-row>
        <table:table-row table:style-name="ro1">
          <table:table-cell table:formula="of:=[.A288]+1" office:value-type="float" office:value="287" calcext:value-type="float">
            <text:p>287</text:p>
          </table:table-cell>
          <table:table-cell table:formula="of:=[.B288]" office:value-type="float" office:value="150" calcext:value-type="float">
            <text:p>150</text:p>
          </table:table-cell>
          <table:table-cell table:formula="of:=[.H289]-[.G289]" office:value-type="float" office:value="0.982614511427865" calcext:value-type="float">
            <text:p>0.982614511427865</text:p>
          </table:table-cell>
          <table:table-cell table:formula="of:=IF(AND([.C289]&lt;0;[.C288]&gt;0);1;IF(AND([.C289]&gt;0;[.C288]&lt;0);-1;0))" office:value-type="float" office:value="0" calcext:value-type="float">
            <text:p>0</text:p>
          </table:table-cell>
          <table:table-cell table:formula="of:=([.$B289]-[.E288])*[.$I$3]+[.E288]" office:value-type="float" office:value="149.73309794068" calcext:value-type="float">
            <text:p>149.73309794068</text:p>
          </table:table-cell>
          <table:table-cell table:formula="of:=([.$B289]-[.F288])*[.$J$3]+[.F288]" office:value-type="float" office:value="142.448516831681" calcext:value-type="float">
            <text:p>142.448516831681</text:p>
          </table:table-cell>
          <table:table-cell table:formula="of:=[.E289]-[.F289]" office:value-type="float" office:value="7.28458110899803" calcext:value-type="float">
            <text:p>7.28458110899803</text:p>
          </table:table-cell>
          <table:table-cell table:formula="of:=([.$G289]-[.H288])*[.$K$3]+[.H288]" office:value-type="float" office:value="8.26719562042589" calcext:value-type="float">
            <text:p>8.26719562042589</text:p>
          </table:table-cell>
          <table:table-cell table:number-columns-repeated="3"/>
        </table:table-row>
        <table:table-row table:style-name="ro1">
          <table:table-cell table:formula="of:=[.A289]+1" office:value-type="float" office:value="288" calcext:value-type="float">
            <text:p>288</text:p>
          </table:table-cell>
          <table:table-cell table:formula="of:=[.B289]" office:value-type="float" office:value="150" calcext:value-type="float">
            <text:p>150</text:p>
          </table:table-cell>
          <table:table-cell table:formula="of:=[.H290]-[.G290]" office:value-type="float" office:value="0.961823310743878" calcext:value-type="float">
            <text:p>0.961823310743878</text:p>
          </table:table-cell>
          <table:table-cell table:formula="of:=IF(AND([.C290]&lt;0;[.C289]&gt;0);1;IF(AND([.C290]&gt;0;[.C289]&lt;0);-1;0))" office:value-type="float" office:value="0" calcext:value-type="float">
            <text:p>0</text:p>
          </table:table-cell>
          <table:table-cell table:formula="of:=([.$B290]-[.E289])*[.$I$3]+[.E289]" office:value-type="float" office:value="149.752868463592" calcext:value-type="float">
            <text:p>149.752868463592</text:p>
          </table:table-cell>
          <table:table-cell table:formula="of:=([.$B290]-[.F289])*[.$J$3]+[.F289]" office:value-type="float" office:value="142.661234667409" calcext:value-type="float">
            <text:p>142.661234667409</text:p>
          </table:table-cell>
          <table:table-cell table:formula="of:=[.E290]-[.F290]" office:value-type="float" office:value="7.09163379618337" calcext:value-type="float">
            <text:p>7.09163379618337</text:p>
          </table:table-cell>
          <table:table-cell table:formula="of:=([.$G290]-[.H289])*[.$K$3]+[.H289]" office:value-type="float" office:value="8.05345710692725" calcext:value-type="float">
            <text:p>8.05345710692725</text:p>
          </table:table-cell>
          <table:table-cell table:number-columns-repeated="3"/>
        </table:table-row>
        <table:table-row table:style-name="ro1">
          <table:table-cell table:formula="of:=[.A290]+1" office:value-type="float" office:value="289" calcext:value-type="float">
            <text:p>289</text:p>
          </table:table-cell>
          <table:table-cell table:formula="of:=[.B290]" office:value-type="float" office:value="150" calcext:value-type="float">
            <text:p>150</text:p>
          </table:table-cell>
          <table:table-cell table:formula="of:=[.H291]-[.G291]" office:value-type="float" office:value="0.941107954112676" calcext:value-type="float">
            <text:p>0.941107954112676</text:p>
          </table:table-cell>
          <table:table-cell table:formula="of:=IF(AND([.C291]&lt;0;[.C290]&gt;0);1;IF(AND([.C291]&gt;0;[.C290]&lt;0);-1;0))" office:value-type="float" office:value="0" calcext:value-type="float">
            <text:p>0</text:p>
          </table:table-cell>
          <table:table-cell table:formula="of:=([.$B291]-[.E290])*[.$I$3]+[.E290]" office:value-type="float" office:value="149.771174503326" calcext:value-type="float">
            <text:p>149.771174503326</text:p>
          </table:table-cell>
          <table:table-cell table:formula="of:=([.$B291]-[.F290])*[.$J$3]+[.F290]" office:value-type="float" office:value="142.867960451425" calcext:value-type="float">
            <text:p>142.867960451425</text:p>
          </table:table-cell>
          <table:table-cell table:formula="of:=[.E291]-[.F291]" office:value-type="float" office:value="6.90321405190065" calcext:value-type="float">
            <text:p>6.90321405190065</text:p>
          </table:table-cell>
          <table:table-cell table:formula="of:=([.$G291]-[.H290])*[.$K$3]+[.H290]" office:value-type="float" office:value="7.84432200601332" calcext:value-type="float">
            <text:p>7.84432200601332</text:p>
          </table:table-cell>
          <table:table-cell table:number-columns-repeated="3"/>
        </table:table-row>
        <table:table-row table:style-name="ro1">
          <table:table-cell table:formula="of:=[.A291]+1" office:value-type="float" office:value="290" calcext:value-type="float">
            <text:p>290</text:p>
          </table:table-cell>
          <table:table-cell table:formula="of:=[.B291]" office:value-type="float" office:value="150" calcext:value-type="float">
            <text:p>150</text:p>
          </table:table-cell>
          <table:table-cell table:formula="of:=[.H292]-[.G292]" office:value-type="float" office:value="0.920503996213967" calcext:value-type="float">
            <text:p>0.920503996213967</text:p>
          </table:table-cell>
          <table:table-cell table:formula="of:=IF(AND([.C292]&lt;0;[.C291]&gt;0);1;IF(AND([.C292]&gt;0;[.C291]&lt;0);-1;0))" office:value-type="float" office:value="0" calcext:value-type="float">
            <text:p>0</text:p>
          </table:table-cell>
          <table:table-cell table:formula="of:=([.$B292]-[.E291])*[.$I$3]+[.E291]" office:value-type="float" office:value="149.788124540117" calcext:value-type="float">
            <text:p>149.788124540117</text:p>
          </table:table-cell>
          <table:table-cell table:formula="of:=([.$B292]-[.F291])*[.$J$3]+[.F291]" office:value-type="float" office:value="143.068862973921" calcext:value-type="float">
            <text:p>143.068862973921</text:p>
          </table:table-cell>
          <table:table-cell table:formula="of:=[.E292]-[.F292]" office:value-type="float" office:value="6.71926156619625" calcext:value-type="float">
            <text:p>6.71926156619625</text:p>
          </table:table-cell>
          <table:table-cell table:formula="of:=([.$G292]-[.H291])*[.$K$3]+[.H291]" office:value-type="float" office:value="7.63976556241022" calcext:value-type="float">
            <text:p>7.63976556241022</text:p>
          </table:table-cell>
          <table:table-cell table:number-columns-repeated="3"/>
        </table:table-row>
        <table:table-row table:style-name="ro1">
          <table:table-cell table:formula="of:=[.A292]+1" office:value-type="float" office:value="291" calcext:value-type="float">
            <text:p>291</text:p>
          </table:table-cell>
          <table:table-cell table:formula="of:=[.B292]" office:value-type="float" office:value="150" calcext:value-type="float">
            <text:p>150</text:p>
          </table:table-cell>
          <table:table-cell table:formula="of:=[.H293]-[.G293]" office:value-type="float" office:value="0.900043211629146" calcext:value-type="float">
            <text:p>0.900043211629146</text:p>
          </table:table-cell>
          <table:table-cell table:formula="of:=IF(AND([.C293]&lt;0;[.C292]&gt;0);1;IF(AND([.C293]&gt;0;[.C292]&lt;0);-1;0))" office:value-type="float" office:value="0" calcext:value-type="float">
            <text:p>0</text:p>
          </table:table-cell>
          <table:table-cell table:formula="of:=([.$B293]-[.E292])*[.$I$3]+[.E292]" office:value-type="float" office:value="149.803819018627" calcext:value-type="float">
            <text:p>149.803819018627</text:p>
          </table:table-cell>
          <table:table-cell table:formula="of:=([.$B293]-[.F292])*[.$J$3]+[.F292]" office:value-type="float" office:value="143.26410627043" calcext:value-type="float">
            <text:p>143.26410627043</text:p>
          </table:table-cell>
          <table:table-cell table:formula="of:=[.E293]-[.F293]" office:value-type="float" office:value="6.53971274819682" calcext:value-type="float">
            <text:p>6.53971274819682</text:p>
          </table:table-cell>
          <table:table-cell table:formula="of:=([.$G293]-[.H292])*[.$K$3]+[.H292]" office:value-type="float" office:value="7.43975595982597" calcext:value-type="float">
            <text:p>7.43975595982597</text:p>
          </table:table-cell>
          <table:table-cell table:number-columns-repeated="3"/>
        </table:table-row>
        <table:table-row table:style-name="ro1">
          <table:table-cell table:formula="of:=[.A293]+1" office:value-type="float" office:value="292" calcext:value-type="float">
            <text:p>292</text:p>
          </table:table-cell>
          <table:table-cell table:formula="of:=[.B293]" office:value-type="float" office:value="150" calcext:value-type="float">
            <text:p>150</text:p>
          </table:table-cell>
          <table:table-cell table:formula="of:=[.H294]-[.G294]" office:value-type="float" office:value="0.879753904709705" calcext:value-type="float">
            <text:p>0.879753904709705</text:p>
          </table:table-cell>
          <table:table-cell table:formula="of:=IF(AND([.C294]&lt;0;[.C293]&gt;0);1;IF(AND([.C294]&gt;0;[.C293]&lt;0);-1;0))" office:value-type="float" office:value="0" calcext:value-type="float">
            <text:p>0</text:p>
          </table:table-cell>
          <table:table-cell table:formula="of:=([.$B294]-[.E293])*[.$I$3]+[.E293]" office:value-type="float" office:value="149.818350943173" calcext:value-type="float">
            <text:p>149.818350943173</text:p>
          </table:table-cell>
          <table:table-cell table:formula="of:=([.$B294]-[.F293])*[.$J$3]+[.F293]" office:value-type="float" office:value="143.45384975577" calcext:value-type="float">
            <text:p>143.45384975577</text:p>
          </table:table-cell>
          <table:table-cell table:formula="of:=[.E294]-[.F294]" office:value-type="float" office:value="6.36450118740299" calcext:value-type="float">
            <text:p>6.36450118740299</text:p>
          </table:table-cell>
          <table:table-cell table:formula="of:=([.$G294]-[.H293])*[.$K$3]+[.H293]" office:value-type="float" office:value="7.2442550921127" calcext:value-type="float">
            <text:p>7.2442550921127</text:p>
          </table:table-cell>
          <table:table-cell table:number-columns-repeated="3"/>
        </table:table-row>
        <table:table-row table:style-name="ro1">
          <table:table-cell table:formula="of:=[.A294]+1" office:value-type="float" office:value="293" calcext:value-type="float">
            <text:p>293</text:p>
          </table:table-cell>
          <table:table-cell table:formula="of:=[.B294]" office:value-type="float" office:value="150" calcext:value-type="float">
            <text:p>150</text:p>
          </table:table-cell>
          <table:table-cell table:formula="of:=[.H295]-[.G295]" office:value-type="float" office:value="0.85966119609367" calcext:value-type="float">
            <text:p>0.85966119609367</text:p>
          </table:table-cell>
          <table:table-cell table:formula="of:=IF(AND([.C295]&lt;0;[.C294]&gt;0);1;IF(AND([.C295]&gt;0;[.C294]&lt;0);-1;0))" office:value-type="float" office:value="0" calcext:value-type="float">
            <text:p>0</text:p>
          </table:table-cell>
          <table:table-cell table:formula="of:=([.$B295]-[.E294])*[.$I$3]+[.E294]" office:value-type="float" office:value="149.831806428864" calcext:value-type="float">
            <text:p>149.831806428864</text:p>
          </table:table-cell>
          <table:table-cell table:formula="of:=([.$B295]-[.F294])*[.$J$3]+[.F294]" office:value-type="float" office:value="143.638248354199" calcext:value-type="float">
            <text:p>143.638248354199</text:p>
          </table:table-cell>
          <table:table-cell table:formula="of:=[.E295]-[.F295]" office:value-type="float" office:value="6.19355807466488" calcext:value-type="float">
            <text:p>6.19355807466488</text:p>
          </table:table-cell>
          <table:table-cell table:formula="of:=([.$G295]-[.H294])*[.$K$3]+[.H294]" office:value-type="float" office:value="7.05321927075855" calcext:value-type="float">
            <text:p>7.05321927075855</text:p>
          </table:table-cell>
          <table:table-cell table:number-columns-repeated="3"/>
        </table:table-row>
        <table:table-row table:style-name="ro1">
          <table:table-cell table:formula="of:=[.A295]+1" office:value-type="float" office:value="294" calcext:value-type="float">
            <text:p>294</text:p>
          </table:table-cell>
          <table:table-cell table:formula="of:=[.B295]" office:value-type="float" office:value="150" calcext:value-type="float">
            <text:p>150</text:p>
          </table:table-cell>
          <table:table-cell table:formula="of:=[.H296]-[.G296]" office:value-type="float" office:value="0.839787287530299" calcext:value-type="float">
            <text:p>0.839787287530299</text:p>
          </table:table-cell>
          <table:table-cell table:formula="of:=IF(AND([.C296]&lt;0;[.C295]&gt;0);1;IF(AND([.C296]&gt;0;[.C295]&lt;0);-1;0))" office:value-type="float" office:value="0" calcext:value-type="float">
            <text:p>0</text:p>
          </table:table-cell>
          <table:table-cell table:formula="of:=([.$B296]-[.E295])*[.$I$3]+[.E295]" office:value-type="float" office:value="149.844265211911" calcext:value-type="float">
            <text:p>149.844265211911</text:p>
          </table:table-cell>
          <table:table-cell table:formula="of:=([.$B296]-[.F295])*[.$J$3]+[.F295]" office:value-type="float" office:value="143.817452625912" calcext:value-type="float">
            <text:p>143.817452625912</text:p>
          </table:table-cell>
          <table:table-cell table:formula="of:=[.E296]-[.F296]" office:value-type="float" office:value="6.0268125859993" calcext:value-type="float">
            <text:p>6.0268125859993</text:p>
          </table:table-cell>
          <table:table-cell table:formula="of:=([.$G296]-[.H295])*[.$K$3]+[.H295]" office:value-type="float" office:value="6.86659987352959" calcext:value-type="float">
            <text:p>6.86659987352959</text:p>
          </table:table-cell>
          <table:table-cell table:number-columns-repeated="3"/>
        </table:table-row>
        <table:table-row table:style-name="ro1">
          <table:table-cell table:formula="of:=[.A296]+1" office:value-type="float" office:value="295" calcext:value-type="float">
            <text:p>295</text:p>
          </table:table-cell>
          <table:table-cell table:formula="of:=[.B296]" office:value-type="float" office:value="150" calcext:value-type="float">
            <text:p>150</text:p>
          </table:table-cell>
          <table:table-cell table:formula="of:=[.H297]-[.G297]" office:value-type="float" office:value="0.820151706567534" calcext:value-type="float">
            <text:p>0.820151706567534</text:p>
          </table:table-cell>
          <table:table-cell table:formula="of:=IF(AND([.C297]&lt;0;[.C296]&gt;0);1;IF(AND([.C297]&gt;0;[.C296]&lt;0);-1;0))" office:value-type="float" office:value="0" calcext:value-type="float">
            <text:p>0</text:p>
          </table:table-cell>
          <table:table-cell table:formula="of:=([.$B297]-[.E296])*[.$I$3]+[.E296]" office:value-type="float" office:value="149.85580112214" calcext:value-type="float">
            <text:p>149.85580112214</text:p>
          </table:table-cell>
          <table:table-cell table:formula="of:=([.$B297]-[.F296])*[.$J$3]+[.F296]" office:value-type="float" office:value="143.99160888997" calcext:value-type="float">
            <text:p>143.99160888997</text:p>
          </table:table-cell>
          <table:table-cell table:formula="of:=[.E297]-[.F297]" office:value-type="float" office:value="5.86419223216927" calcext:value-type="float">
            <text:p>5.86419223216927</text:p>
          </table:table-cell>
          <table:table-cell table:formula="of:=([.$G297]-[.H296])*[.$K$3]+[.H296]" office:value-type="float" office:value="6.68434393873681" calcext:value-type="float">
            <text:p>6.68434393873681</text:p>
          </table:table-cell>
          <table:table-cell table:number-columns-repeated="3"/>
        </table:table-row>
        <table:table-row table:style-name="ro1">
          <table:table-cell table:formula="of:=[.A297]+1" office:value-type="float" office:value="296" calcext:value-type="float">
            <text:p>296</text:p>
          </table:table-cell>
          <table:table-cell table:formula="of:=[.B297]" office:value-type="float" office:value="150" calcext:value-type="float">
            <text:p>150</text:p>
          </table:table-cell>
          <table:table-cell table:formula="of:=[.H298]-[.G298]" office:value-type="float" office:value="0.800771532554582" calcext:value-type="float">
            <text:p>0.800771532554582</text:p>
          </table:table-cell>
          <table:table-cell table:formula="of:=IF(AND([.C298]&lt;0;[.C297]&gt;0);1;IF(AND([.C298]&gt;0;[.C297]&lt;0);-1;0))" office:value-type="float" office:value="0" calcext:value-type="float">
            <text:p>0</text:p>
          </table:table-cell>
          <table:table-cell table:formula="of:=([.$B298]-[.E297])*[.$I$3]+[.E297]" office:value-type="float" office:value="149.8664825205" calcext:value-type="float">
            <text:p>149.8664825205</text:p>
          </table:table-cell>
          <table:table-cell table:formula="of:=([.$B298]-[.F297])*[.$J$3]+[.F297]" office:value-type="float" office:value="144.160859343774" calcext:value-type="float">
            <text:p>144.160859343774</text:p>
          </table:table-cell>
          <table:table-cell table:formula="of:=[.E298]-[.F298]" office:value-type="float" office:value="5.70562317672565" calcext:value-type="float">
            <text:p>5.70562317672565</text:p>
          </table:table-cell>
          <table:table-cell table:formula="of:=([.$G298]-[.H297])*[.$K$3]+[.H297]" office:value-type="float" office:value="6.50639470928023" calcext:value-type="float">
            <text:p>6.50639470928023</text:p>
          </table:table-cell>
          <table:table-cell table:number-columns-repeated="3"/>
        </table:table-row>
        <table:table-row table:style-name="ro1">
          <table:table-cell table:formula="of:=[.A298]+1" office:value-type="float" office:value="297" calcext:value-type="float">
            <text:p>297</text:p>
          </table:table-cell>
          <table:table-cell table:formula="of:=[.B298]" office:value-type="float" office:value="150" calcext:value-type="float">
            <text:p>150</text:p>
          </table:table-cell>
          <table:table-cell table:formula="of:=[.H299]-[.G299]" office:value-type="float" office:value="0.781661605315527" calcext:value-type="float">
            <text:p>0.781661605315527</text:p>
          </table:table-cell>
          <table:table-cell table:formula="of:=IF(AND([.C299]&lt;0;[.C298]&gt;0);1;IF(AND([.C299]&gt;0;[.C298]&lt;0);-1;0))" office:value-type="float" office:value="0" calcext:value-type="float">
            <text:p>0</text:p>
          </table:table-cell>
          <table:table-cell table:formula="of:=([.$B299]-[.E298])*[.$I$3]+[.E298]" office:value-type="float" office:value="149.876372704166" calcext:value-type="float">
            <text:p>149.876372704166</text:p>
          </table:table-cell>
          <table:table-cell table:formula="of:=([.$B299]-[.F298])*[.$J$3]+[.F298]" office:value-type="float" office:value="144.325342179161" calcext:value-type="float">
            <text:p>144.325342179161</text:p>
          </table:table-cell>
          <table:table-cell table:formula="of:=[.E299]-[.F299]" office:value-type="float" office:value="5.5510305250057" calcext:value-type="float">
            <text:p>5.5510305250057</text:p>
          </table:table-cell>
          <table:table-cell table:formula="of:=([.$G299]-[.H298])*[.$K$3]+[.H298]" office:value-type="float" office:value="6.33269213032123" calcext:value-type="float">
            <text:p>6.33269213032123</text:p>
          </table:table-cell>
          <table:table-cell table:number-columns-repeated="3"/>
        </table:table-row>
        <table:table-row table:style-name="ro1">
          <table:table-cell table:formula="of:=[.A299]+1" office:value-type="float" office:value="298" calcext:value-type="float">
            <text:p>298</text:p>
          </table:table-cell>
          <table:table-cell table:formula="of:=[.B299]" office:value-type="float" office:value="150" calcext:value-type="float">
            <text:p>150</text:p>
          </table:table-cell>
          <table:table-cell table:formula="of:=[.H300]-[.G300]" office:value-type="float" office:value="0.762834717757932" calcext:value-type="float">
            <text:p>0.762834717757932</text:p>
          </table:table-cell>
          <table:table-cell table:formula="of:=IF(AND([.C300]&lt;0;[.C299]&gt;0);1;IF(AND([.C300]&gt;0;[.C299]&lt;0);-1;0))" office:value-type="float" office:value="0" calcext:value-type="float">
            <text:p>0</text:p>
          </table:table-cell>
          <table:table-cell table:formula="of:=([.$B300]-[.E299])*[.$I$3]+[.E299]" office:value-type="float" office:value="149.885530281636" calcext:value-type="float">
            <text:p>149.885530281636</text:p>
          </table:table-cell>
          <table:table-cell table:formula="of:=([.$B300]-[.F299])*[.$J$3]+[.F299]" office:value-type="float" office:value="144.485191695241" calcext:value-type="float">
            <text:p>144.485191695241</text:p>
          </table:table-cell>
          <table:table-cell table:formula="of:=[.E300]-[.F300]" office:value-type="float" office:value="5.40033858639487" calcext:value-type="float">
            <text:p>5.40033858639487</text:p>
          </table:table-cell>
          <table:table-cell table:formula="of:=([.$G300]-[.H299])*[.$K$3]+[.H299]" office:value-type="float" office:value="6.1631733041528" calcext:value-type="float">
            <text:p>6.1631733041528</text:p>
          </table:table-cell>
          <table:table-cell table:number-columns-repeated="3"/>
        </table:table-row>
        <table:table-row table:style-name="ro1">
          <table:table-cell table:formula="of:=[.A300]+1" office:value-type="float" office:value="299" calcext:value-type="float">
            <text:p>299</text:p>
          </table:table-cell>
          <table:table-cell table:formula="of:=[.B300]" office:value-type="float" office:value="150" calcext:value-type="float">
            <text:p>150</text:p>
          </table:table-cell>
          <table:table-cell table:formula="of:=[.H301]-[.G301]" office:value-type="float" office:value="0.74430179359419" calcext:value-type="float">
            <text:p>0.74430179359419</text:p>
          </table:table-cell>
          <table:table-cell table:formula="of:=IF(AND([.C301]&lt;0;[.C300]&gt;0);1;IF(AND([.C301]&gt;0;[.C300]&lt;0);-1;0))" office:value-type="float" office:value="0" calcext:value-type="float">
            <text:p>0</text:p>
          </table:table-cell>
          <table:table-cell table:formula="of:=([.$B301]-[.E300])*[.$I$3]+[.E300]" office:value-type="float" office:value="149.894009520033" calcext:value-type="float">
            <text:p>149.894009520033</text:p>
          </table:table-cell>
          <table:table-cell table:formula="of:=([.$B301]-[.F300])*[.$J$3]+[.F300]" office:value-type="float" office:value="144.640538408051" calcext:value-type="float">
            <text:p>144.640538408051</text:p>
          </table:table-cell>
          <table:table-cell table:formula="of:=[.E301]-[.F301]" office:value-type="float" office:value="5.25347111198212" calcext:value-type="float">
            <text:p>5.25347111198212</text:p>
          </table:table-cell>
          <table:table-cell table:formula="of:=([.$G301]-[.H300])*[.$K$3]+[.H300]" office:value-type="float" office:value="5.99777290557631" calcext:value-type="float">
            <text:p>5.99777290557631</text:p>
          </table:table-cell>
          <table:table-cell table:number-columns-repeated="3"/>
        </table:table-row>
        <table:table-row table:style-name="ro1">
          <table:table-cell table:formula="of:=[.A301]+1" office:value-type="float" office:value="300" calcext:value-type="float">
            <text:p>300</text:p>
          </table:table-cell>
          <table:table-cell table:formula="of:=[.B301]" office:value-type="float" office:value="150" calcext:value-type="float">
            <text:p>150</text:p>
          </table:table-cell>
          <table:table-cell table:formula="of:=[.H302]-[.G302]" office:value-type="float" office:value="0.726072051271873" calcext:value-type="float">
            <text:p>0.726072051271873</text:p>
          </table:table-cell>
          <table:table-cell table:formula="of:=IF(AND([.C302]&lt;0;[.C301]&gt;0);1;IF(AND([.C302]&gt;0;[.C301]&lt;0);-1;0))" office:value-type="float" office:value="0" calcext:value-type="float">
            <text:p>0</text:p>
          </table:table-cell>
          <table:table-cell table:formula="of:=([.$B302]-[.E301])*[.$I$3]+[.E301]" office:value-type="float" office:value="149.901860666697" calcext:value-type="float">
            <text:p>149.901860666697</text:p>
          </table:table-cell>
          <table:table-cell table:formula="of:=([.$B302]-[.F301])*[.$J$3]+[.F301]" office:value-type="float" office:value="144.79150915712" calcext:value-type="float">
            <text:p>144.79150915712</text:p>
          </table:table-cell>
          <table:table-cell table:formula="of:=[.E302]-[.F302]" office:value-type="float" office:value="5.11035150957736" calcext:value-type="float">
            <text:p>5.11035150957736</text:p>
          </table:table-cell>
          <table:table-cell table:formula="of:=([.$G302]-[.H301])*[.$K$3]+[.H301]" office:value-type="float" office:value="5.83642356084923" calcext:value-type="float">
            <text:p>5.83642356084923</text:p>
          </table:table-cell>
          <table:table-cell table:number-columns-repeated="3"/>
        </table:table-row>
        <table:table-row table:style-name="ro1">
          <table:table-cell table:formula="of:=[.A302]+1" office:value-type="float" office:value="301" calcext:value-type="float">
            <text:p>301</text:p>
          </table:table-cell>
          <table:table-cell table:formula="of:=[.B302]" office:value-type="float" office:value="150" calcext:value-type="float">
            <text:p>150</text:p>
          </table:table-cell>
          <table:table-cell table:formula="of:=[.H303]-[.G303]" office:value-type="float" office:value="0.708153155132185" calcext:value-type="float">
            <text:p>0.708153155132185</text:p>
          </table:table-cell>
          <table:table-cell table:formula="of:=IF(AND([.C303]&lt;0;[.C302]&gt;0);1;IF(AND([.C303]&gt;0;[.C302]&lt;0);-1;0))" office:value-type="float" office:value="0" calcext:value-type="float">
            <text:p>0</text:p>
          </table:table-cell>
          <table:table-cell table:formula="of:=([.$B303]-[.E302])*[.$I$3]+[.E302]" office:value-type="float" office:value="149.909130246942" calcext:value-type="float">
            <text:p>149.909130246942</text:p>
          </table:table-cell>
          <table:table-cell table:formula="of:=([.$B303]-[.F302])*[.$J$3]+[.F302]" office:value-type="float" office:value="144.938227209032" calcext:value-type="float">
            <text:p>144.938227209032</text:p>
          </table:table-cell>
          <table:table-cell table:formula="of:=[.E303]-[.F303]" office:value-type="float" office:value="4.97090303790989" calcext:value-type="float">
            <text:p>4.97090303790989</text:p>
          </table:table-cell>
          <table:table-cell table:formula="of:=([.$G303]-[.H302])*[.$K$3]+[.H302]" office:value-type="float" office:value="5.67905619304208" calcext:value-type="float">
            <text:p>5.67905619304208</text:p>
          </table:table-cell>
          <table:table-cell table:number-columns-repeated="3"/>
        </table:table-row>
        <table:table-row table:style-name="ro1">
          <table:table-cell table:formula="of:=[.A303]+1" office:value-type="float" office:value="302" calcext:value-type="float">
            <text:p>302</text:p>
          </table:table-cell>
          <table:table-cell table:formula="of:=[.B303]" office:value-type="float" office:value="150" calcext:value-type="float">
            <text:p>150</text:p>
          </table:table-cell>
          <table:table-cell table:formula="of:=[.H304]-[.G304]" office:value-type="float" office:value="0.69055135474452" calcext:value-type="float">
            <text:p>0.69055135474452</text:p>
          </table:table-cell>
          <table:table-cell table:formula="of:=IF(AND([.C304]&lt;0;[.C303]&gt;0);1;IF(AND([.C304]&gt;0;[.C303]&lt;0);-1;0))" office:value-type="float" office:value="0" calcext:value-type="float">
            <text:p>0</text:p>
          </table:table-cell>
          <table:table-cell table:formula="of:=([.$B304]-[.E303])*[.$I$3]+[.E303]" office:value-type="float" office:value="149.915861339761" calcext:value-type="float">
            <text:p>149.915861339761</text:p>
          </table:table-cell>
          <table:table-cell table:formula="of:=([.$B304]-[.F303])*[.$J$3]+[.F303]" office:value-type="float" office:value="145.080812358073" calcext:value-type="float">
            <text:p>145.080812358073</text:p>
          </table:table-cell>
          <table:table-cell table:formula="of:=[.E304]-[.F304]" office:value-type="float" office:value="4.83504898168766" calcext:value-type="float">
            <text:p>4.83504898168766</text:p>
          </table:table-cell>
          <table:table-cell table:formula="of:=([.$G304]-[.H303])*[.$K$3]+[.H303]" office:value-type="float" office:value="5.52560033643218" calcext:value-type="float">
            <text:p>5.52560033643218</text:p>
          </table:table-cell>
          <table:table-cell table:number-columns-repeated="3"/>
        </table:table-row>
        <table:table-row table:style-name="ro1">
          <table:table-cell table:formula="of:=[.A304]+1" office:value-type="float" office:value="303" calcext:value-type="float">
            <text:p>303</text:p>
          </table:table-cell>
          <table:table-cell table:formula="of:=[.B304]" office:value-type="float" office:value="150" calcext:value-type="float">
            <text:p>150</text:p>
          </table:table-cell>
          <table:table-cell table:formula="of:=[.H305]-[.G305]" office:value-type="float" office:value="0.673271613297198" calcext:value-type="float">
            <text:p>0.673271613297198</text:p>
          </table:table-cell>
          <table:table-cell table:formula="of:=IF(AND([.C305]&lt;0;[.C304]&gt;0);1;IF(AND([.C305]&gt;0;[.C304]&lt;0);-1;0))" office:value-type="float" office:value="0" calcext:value-type="float">
            <text:p>0</text:p>
          </table:table-cell>
          <table:table-cell table:formula="of:=([.$B305]-[.E304])*[.$I$3]+[.E304]" office:value-type="float" office:value="149.922093833112" calcext:value-type="float">
            <text:p>149.922093833112</text:p>
          </table:table-cell>
          <table:table-cell table:formula="of:=([.$B305]-[.F304])*[.$J$3]+[.F304]" office:value-type="float" office:value="145.219381024043" calcext:value-type="float">
            <text:p>145.219381024043</text:p>
          </table:table-cell>
          <table:table-cell table:formula="of:=[.E305]-[.F305]" office:value-type="float" office:value="4.70271280906894" calcext:value-type="float">
            <text:p>4.70271280906894</text:p>
          </table:table-cell>
          <table:table-cell table:formula="of:=([.$G305]-[.H304])*[.$K$3]+[.H304]" office:value-type="float" office:value="5.37598442236614" calcext:value-type="float">
            <text:p>5.37598442236614</text:p>
          </table:table-cell>
          <table:table-cell table:number-columns-repeated="3"/>
        </table:table-row>
        <table:table-row table:style-name="ro1">
          <table:table-cell table:formula="of:=[.A305]+1" office:value-type="float" office:value="304" calcext:value-type="float">
            <text:p>304</text:p>
          </table:table-cell>
          <table:table-cell table:formula="of:=[.B305]" office:value-type="float" office:value="150" calcext:value-type="float">
            <text:p>150</text:p>
          </table:table-cell>
          <table:table-cell table:formula="of:=[.H306]-[.G306]" office:value-type="float" office:value="0.656317725861856" calcext:value-type="float">
            <text:p>0.656317725861856</text:p>
          </table:table-cell>
          <table:table-cell table:formula="of:=IF(AND([.C306]&lt;0;[.C305]&gt;0);1;IF(AND([.C306]&gt;0;[.C305]&lt;0);-1;0))" office:value-type="float" office:value="0" calcext:value-type="float">
            <text:p>0</text:p>
          </table:table-cell>
          <table:table-cell table:formula="of:=([.$B306]-[.E305])*[.$I$3]+[.E305]" office:value-type="float" office:value="149.927864660289" calcext:value-type="float">
            <text:p>149.927864660289</text:p>
          </table:table-cell>
          <table:table-cell table:formula="of:=([.$B306]-[.F305])*[.$J$3]+[.F305]" office:value-type="float" office:value="145.354046347309" calcext:value-type="float">
            <text:p>145.354046347309</text:p>
          </table:table-cell>
          <table:table-cell table:formula="of:=[.E306]-[.F306]" office:value-type="float" office:value="4.57381831297943" calcext:value-type="float">
            <text:p>4.57381831297943</text:p>
          </table:table-cell>
          <table:table-cell table:formula="of:=([.$G306]-[.H305])*[.$K$3]+[.H305]" office:value-type="float" office:value="5.23013603884128" calcext:value-type="float">
            <text:p>5.23013603884128</text:p>
          </table:table-cell>
          <table:table-cell table:number-columns-repeated="3"/>
        </table:table-row>
        <table:table-row table:style-name="ro1">
          <table:table-cell table:formula="of:=[.A306]+1" office:value-type="float" office:value="305" calcext:value-type="float">
            <text:p>305</text:p>
          </table:table-cell>
          <table:table-cell table:formula="of:=[.B306]" office:value-type="float" office:value="150" calcext:value-type="float">
            <text:p>150</text:p>
          </table:table-cell>
          <table:table-cell table:formula="of:=[.H307]-[.G307]" office:value-type="float" office:value="0.639692428290002" calcext:value-type="float">
            <text:p>0.639692428290002</text:p>
          </table:table-cell>
          <table:table-cell table:formula="of:=IF(AND([.C307]&lt;0;[.C306]&gt;0);1;IF(AND([.C307]&gt;0;[.C306]&lt;0);-1;0))" office:value-type="float" office:value="0" calcext:value-type="float">
            <text:p>0</text:p>
          </table:table-cell>
          <table:table-cell table:formula="of:=([.$B307]-[.E306])*[.$I$3]+[.E306]" office:value-type="float" office:value="149.933208018786" calcext:value-type="float">
            <text:p>149.933208018786</text:p>
          </table:table-cell>
          <table:table-cell table:formula="of:=([.$B307]-[.F306])*[.$J$3]+[.F306]" office:value-type="float" office:value="145.484918281188" calcext:value-type="float">
            <text:p>145.484918281188</text:p>
          </table:table-cell>
          <table:table-cell table:formula="of:=[.E307]-[.F307]" office:value-type="float" office:value="4.44828973759795" calcext:value-type="float">
            <text:p>4.44828973759795</text:p>
          </table:table-cell>
          <table:table-cell table:formula="of:=([.$G307]-[.H306])*[.$K$3]+[.H306]" office:value-type="float" office:value="5.08798216588795" calcext:value-type="float">
            <text:p>5.08798216588795</text:p>
          </table:table-cell>
          <table:table-cell table:number-columns-repeated="3"/>
        </table:table-row>
        <table:table-row table:style-name="ro1">
          <table:table-cell table:formula="of:=[.A307]+1" office:value-type="float" office:value="306" calcext:value-type="float">
            <text:p>306</text:p>
          </table:table-cell>
          <table:table-cell table:formula="of:=[.B307]" office:value-type="float" office:value="150" calcext:value-type="float">
            <text:p>150</text:p>
          </table:table-cell>
          <table:table-cell table:formula="of:=[.H308]-[.G308]" office:value-type="float" office:value="0.623397497445754" calcext:value-type="float">
            <text:p>0.623397497445754</text:p>
          </table:table-cell>
          <table:table-cell table:formula="of:=IF(AND([.C308]&lt;0;[.C307]&gt;0);1;IF(AND([.C308]&gt;0;[.C307]&lt;0);-1;0))" office:value-type="float" office:value="0" calcext:value-type="float">
            <text:p>0</text:p>
          </table:table-cell>
          <table:table-cell table:formula="of:=([.$B308]-[.E307])*[.$I$3]+[.E307]" office:value-type="float" office:value="149.93815557295" calcext:value-type="float">
            <text:p>149.93815557295</text:p>
          </table:table-cell>
          <table:table-cell table:formula="of:=([.$B308]-[.F307])*[.$J$3]+[.F307]" office:value-type="float" office:value="145.612103681718" calcext:value-type="float">
            <text:p>145.612103681718</text:p>
          </table:table-cell>
          <table:table-cell table:formula="of:=[.E308]-[.F308]" office:value-type="float" office:value="4.32605189123203" calcext:value-type="float">
            <text:p>4.32605189123203</text:p>
          </table:table-cell>
          <table:table-cell table:formula="of:=([.$G308]-[.H307])*[.$K$3]+[.H307]" office:value-type="float" office:value="4.94944938867778" calcext:value-type="float">
            <text:p>4.94944938867778</text:p>
          </table:table-cell>
          <table:table-cell table:number-columns-repeated="3"/>
        </table:table-row>
        <table:table-row table:style-name="ro1">
          <table:table-cell table:formula="of:=[.A308]+1" office:value-type="float" office:value="307" calcext:value-type="float">
            <text:p>307</text:p>
          </table:table-cell>
          <table:table-cell table:formula="of:=[.B308]" office:value-type="float" office:value="150" calcext:value-type="float">
            <text:p>150</text:p>
          </table:table-cell>
          <table:table-cell table:formula="of:=[.H309]-[.G309]" office:value-type="float" office:value="0.607433843427075" calcext:value-type="float">
            <text:p>0.607433843427075</text:p>
          </table:table-cell>
          <table:table-cell table:formula="of:=IF(AND([.C309]&lt;0;[.C308]&gt;0);1;IF(AND([.C309]&gt;0;[.C308]&lt;0);-1;0))" office:value-type="float" office:value="0" calcext:value-type="float">
            <text:p>0</text:p>
          </table:table-cell>
          <table:table-cell table:formula="of:=([.$B309]-[.E308])*[.$I$3]+[.E308]" office:value-type="float" office:value="149.94273664162" calcext:value-type="float">
            <text:p>149.94273664162</text:p>
          </table:table-cell>
          <table:table-cell table:formula="of:=([.$B309]-[.F308])*[.$J$3]+[.F308]" office:value-type="float" office:value="145.735706394909" calcext:value-type="float">
            <text:p>145.735706394909</text:p>
          </table:table-cell>
          <table:table-cell table:formula="of:=[.E309]-[.F309]" office:value-type="float" office:value="4.20703024671136" calcext:value-type="float">
            <text:p>4.20703024671136</text:p>
          </table:table-cell>
          <table:table-cell table:formula="of:=([.$G309]-[.H308])*[.$K$3]+[.H308]" office:value-type="float" office:value="4.81446409013843" calcext:value-type="float">
            <text:p>4.81446409013843</text:p>
          </table:table-cell>
          <table:table-cell table:number-columns-repeated="3"/>
        </table:table-row>
        <table:table-row table:style-name="ro1">
          <table:table-cell table:formula="of:=[.A309]+1" office:value-type="float" office:value="308" calcext:value-type="float">
            <text:p>308</text:p>
          </table:table-cell>
          <table:table-cell table:formula="of:=[.B309]" office:value-type="float" office:value="150" calcext:value-type="float">
            <text:p>150</text:p>
          </table:table-cell>
          <table:table-cell table:formula="of:=[.H310]-[.G310]" office:value-type="float" office:value="0.591801594380998" calcext:value-type="float">
            <text:p>0.591801594380998</text:p>
          </table:table-cell>
          <table:table-cell table:formula="of:=IF(AND([.C310]&lt;0;[.C309]&gt;0);1;IF(AND([.C310]&gt;0;[.C309]&lt;0);-1;0))" office:value-type="float" office:value="0" calcext:value-type="float">
            <text:p>0</text:p>
          </table:table-cell>
          <table:table-cell table:formula="of:=([.$B310]-[.E309])*[.$I$3]+[.E309]" office:value-type="float" office:value="149.946978371871" calcext:value-type="float">
            <text:p>149.946978371871</text:p>
          </table:table-cell>
          <table:table-cell table:formula="of:=([.$B310]-[.F309])*[.$J$3]+[.F309]" office:value-type="float" office:value="145.855827341531" calcext:value-type="float">
            <text:p>145.855827341531</text:p>
          </table:table-cell>
          <table:table-cell table:formula="of:=[.E310]-[.F310]" office:value-type="float" office:value="4.09115103033943" calcext:value-type="float">
            <text:p>4.09115103033943</text:p>
          </table:table-cell>
          <table:table-cell table:formula="of:=([.$G310]-[.H309])*[.$K$3]+[.H309]" office:value-type="float" office:value="4.68295262472043" calcext:value-type="float">
            <text:p>4.68295262472043</text:p>
          </table:table-cell>
          <table:table-cell table:number-columns-repeated="3"/>
        </table:table-row>
        <table:table-row table:style-name="ro1">
          <table:table-cell table:formula="of:=[.A310]+1" office:value-type="float" office:value="309" calcext:value-type="float">
            <text:p>309</text:p>
          </table:table-cell>
          <table:table-cell table:formula="of:=[.B310]" office:value-type="float" office:value="150" calcext:value-type="float">
            <text:p>150</text:p>
          </table:table-cell>
          <table:table-cell table:formula="of:=[.H311]-[.G311]" office:value-type="float" office:value="0.57650017447346" calcext:value-type="float">
            <text:p>0.57650017447346</text:p>
          </table:table-cell>
          <table:table-cell table:formula="of:=IF(AND([.C311]&lt;0;[.C310]&gt;0);1;IF(AND([.C311]&gt;0;[.C310]&lt;0);-1;0))" office:value-type="float" office:value="0" calcext:value-type="float">
            <text:p>0</text:p>
          </table:table-cell>
          <table:table-cell table:formula="of:=([.$B311]-[.E310])*[.$I$3]+[.E310]" office:value-type="float" office:value="149.95090589988" calcext:value-type="float">
            <text:p>149.95090589988</text:p>
          </table:table-cell>
          <table:table-cell table:formula="of:=([.$B311]-[.F310])*[.$J$3]+[.F310]" office:value-type="float" office:value="145.972564599516" calcext:value-type="float">
            <text:p>145.972564599516</text:p>
          </table:table-cell>
          <table:table-cell table:formula="of:=[.E311]-[.F311]" office:value-type="float" office:value="3.97834130036398" calcext:value-type="float">
            <text:p>3.97834130036398</text:p>
          </table:table-cell>
          <table:table-cell table:formula="of:=([.$G311]-[.H310])*[.$K$3]+[.H310]" office:value-type="float" office:value="4.55484147483744" calcext:value-type="float">
            <text:p>4.55484147483744</text:p>
          </table:table-cell>
          <table:table-cell table:number-columns-repeated="3"/>
        </table:table-row>
        <table:table-row table:style-name="ro1">
          <table:table-cell table:formula="of:=[.A311]+1" office:value-type="float" office:value="310" calcext:value-type="float">
            <text:p>310</text:p>
          </table:table-cell>
          <table:table-cell table:formula="of:=[.B311]" office:value-type="float" office:value="150" calcext:value-type="float">
            <text:p>150</text:p>
          </table:table-cell>
          <table:table-cell table:formula="of:=[.H312]-[.G312]" office:value-type="float" office:value="0.561528375533398" calcext:value-type="float">
            <text:p>0.561528375533398</text:p>
          </table:table-cell>
          <table:table-cell table:formula="of:=IF(AND([.C312]&lt;0;[.C311]&gt;0);1;IF(AND([.C312]&gt;0;[.C311]&lt;0);-1;0))" office:value-type="float" office:value="0" calcext:value-type="float">
            <text:p>0</text:p>
          </table:table-cell>
          <table:table-cell table:formula="of:=([.$B312]-[.E311])*[.$I$3]+[.E311]" office:value-type="float" office:value="149.954542499889" calcext:value-type="float">
            <text:p>149.954542499889</text:p>
          </table:table-cell>
          <table:table-cell table:formula="of:=([.$B312]-[.F311])*[.$J$3]+[.F311]" office:value-type="float" office:value="146.086013484037" calcext:value-type="float">
            <text:p>146.086013484037</text:p>
          </table:table-cell>
          <table:table-cell table:formula="of:=[.E312]-[.F312]" office:value-type="float" office:value="3.86852901585218" calcext:value-type="float">
            <text:p>3.86852901585218</text:p>
          </table:table-cell>
          <table:table-cell table:formula="of:=([.$G312]-[.H311])*[.$K$3]+[.H311]" office:value-type="float" office:value="4.43005739138557" calcext:value-type="float">
            <text:p>4.43005739138557</text:p>
          </table:table-cell>
          <table:table-cell table:number-columns-repeated="3"/>
        </table:table-row>
        <table:table-row table:style-name="ro1">
          <table:table-cell table:formula="of:=[.A312]+1" office:value-type="float" office:value="311" calcext:value-type="float">
            <text:p>311</text:p>
          </table:table-cell>
          <table:table-cell table:formula="of:=[.B312]" office:value-type="float" office:value="150" calcext:value-type="float">
            <text:p>150</text:p>
          </table:table-cell>
          <table:table-cell table:formula="of:=[.H313]-[.G313]" office:value-type="float" office:value="0.54688442285266" calcext:value-type="float">
            <text:p>0.54688442285266</text:p>
          </table:table-cell>
          <table:table-cell table:formula="of:=IF(AND([.C313]&lt;0;[.C312]&gt;0);1;IF(AND([.C313]&gt;0;[.C312]&lt;0);-1;0))" office:value-type="float" office:value="0" calcext:value-type="float">
            <text:p>0</text:p>
          </table:table-cell>
          <table:table-cell table:formula="of:=([.$B313]-[.E312])*[.$I$3]+[.E312]" office:value-type="float" office:value="149.95790972212" calcext:value-type="float">
            <text:p>149.95790972212</text:p>
          </table:table-cell>
          <table:table-cell table:formula="of:=([.$B313]-[.F312])*[.$J$3]+[.F312]" office:value-type="float" office:value="146.196266625332" calcext:value-type="float">
            <text:p>146.196266625332</text:p>
          </table:table-cell>
          <table:table-cell table:formula="of:=[.E313]-[.F313]" office:value-type="float" office:value="3.76164309678788" calcext:value-type="float">
            <text:p>3.76164309678788</text:p>
          </table:table-cell>
          <table:table-cell table:formula="of:=([.$G313]-[.H312])*[.$K$3]+[.H312]" office:value-type="float" office:value="4.30852751964054" calcext:value-type="float">
            <text:p>4.30852751964054</text:p>
          </table:table-cell>
          <table:table-cell table:number-columns-repeated="3"/>
        </table:table-row>
        <table:table-row table:style-name="ro1">
          <table:table-cell table:formula="of:=[.A313]+1" office:value-type="float" office:value="312" calcext:value-type="float">
            <text:p>312</text:p>
          </table:table-cell>
          <table:table-cell table:formula="of:=[.B313]" office:value-type="float" office:value="150" calcext:value-type="float">
            <text:p>150</text:p>
          </table:table-cell>
          <table:table-cell table:formula="of:=[.H314]-[.G314]" office:value-type="float" office:value="0.53256603558756" calcext:value-type="float">
            <text:p>0.53256603558756</text:p>
          </table:table-cell>
          <table:table-cell table:formula="of:=IF(AND([.C314]&lt;0;[.C313]&gt;0);1;IF(AND([.C314]&gt;0;[.C313]&lt;0);-1;0))" office:value-type="float" office:value="0" calcext:value-type="float">
            <text:p>0</text:p>
          </table:table-cell>
          <table:table-cell table:formula="of:=([.$B314]-[.E313])*[.$I$3]+[.E313]" office:value-type="float" office:value="149.961027520481" calcext:value-type="float">
            <text:p>149.961027520481</text:p>
          </table:table-cell>
          <table:table-cell table:formula="of:=([.$B314]-[.F313])*[.$J$3]+[.F313]" office:value-type="float" office:value="146.303414044336" calcext:value-type="float">
            <text:p>146.303414044336</text:p>
          </table:table-cell>
          <table:table-cell table:formula="of:=[.E314]-[.F314]" office:value-type="float" office:value="3.65761347614463" calcext:value-type="float">
            <text:p>3.65761347614463</text:p>
          </table:table-cell>
          <table:table-cell table:formula="of:=([.$G314]-[.H313])*[.$K$3]+[.H313]" office:value-type="float" office:value="4.19017951173219" calcext:value-type="float">
            <text:p>4.19017951173219</text:p>
          </table:table-cell>
          <table:table-cell table:number-columns-repeated="3"/>
        </table:table-row>
        <table:table-row table:style-name="ro1">
          <table:table-cell table:formula="of:=[.A314]+1" office:value-type="float" office:value="313" calcext:value-type="float">
            <text:p>313</text:p>
          </table:table-cell>
          <table:table-cell table:formula="of:=[.B314]" office:value-type="float" office:value="150" calcext:value-type="float">
            <text:p>150</text:p>
          </table:table-cell>
          <table:table-cell table:formula="of:=[.H315]-[.G315]" office:value-type="float" office:value="0.518570482174783" calcext:value-type="float">
            <text:p>0.518570482174783</text:p>
          </table:table-cell>
          <table:table-cell table:formula="of:=IF(AND([.C315]&lt;0;[.C314]&gt;0);1;IF(AND([.C315]&gt;0;[.C314]&lt;0);-1;0))" office:value-type="float" office:value="0" calcext:value-type="float">
            <text:p>0</text:p>
          </table:table-cell>
          <table:table-cell table:formula="of:=([.$B315]-[.E314])*[.$I$3]+[.E314]" office:value-type="float" office:value="149.963914370816" calcext:value-type="float">
            <text:p>149.963914370816</text:p>
          </table:table-cell>
          <table:table-cell table:formula="of:=([.$B315]-[.F314])*[.$J$3]+[.F314]" office:value-type="float" office:value="146.407543226186" calcext:value-type="float">
            <text:p>146.407543226186</text:p>
          </table:table-cell>
          <table:table-cell table:formula="of:=[.E315]-[.F315]" office:value-type="float" office:value="3.55637114462968" calcext:value-type="float">
            <text:p>3.55637114462968</text:p>
          </table:table-cell>
          <table:table-cell table:formula="of:=([.$G315]-[.H314])*[.$K$3]+[.H314]" office:value-type="float" office:value="4.07494162680446" calcext:value-type="float">
            <text:p>4.07494162680446</text:p>
          </table:table-cell>
          <table:table-cell table:number-columns-repeated="3"/>
        </table:table-row>
        <table:table-row table:style-name="ro1">
          <table:table-cell table:formula="of:=[.A315]+1" office:value-type="float" office:value="314" calcext:value-type="float">
            <text:p>314</text:p>
          </table:table-cell>
          <table:table-cell table:formula="of:=[.B315]" office:value-type="float" office:value="150" calcext:value-type="float">
            <text:p>150</text:p>
          </table:table-cell>
          <table:table-cell table:formula="of:=[.H316]-[.G316]" office:value-type="float" office:value="0.504894631144185" calcext:value-type="float">
            <text:p>0.504894631144185</text:p>
          </table:table-cell>
          <table:table-cell table:formula="of:=IF(AND([.C316]&lt;0;[.C315]&gt;0);1;IF(AND([.C316]&gt;0;[.C315]&lt;0);-1;0))" office:value-type="float" office:value="0" calcext:value-type="float">
            <text:p>0</text:p>
          </table:table-cell>
          <table:table-cell table:formula="of:=([.$B316]-[.E315])*[.$I$3]+[.E315]" office:value-type="float" office:value="149.966587380385" calcext:value-type="float">
            <text:p>149.966587380385</text:p>
          </table:table-cell>
          <table:table-cell table:formula="of:=([.$B316]-[.F315])*[.$J$3]+[.F315]" office:value-type="float" office:value="146.508739191646" calcext:value-type="float">
            <text:p>146.508739191646</text:p>
          </table:table-cell>
          <table:table-cell table:formula="of:=[.E316]-[.F316]" office:value-type="float" office:value="3.45784818873935" calcext:value-type="float">
            <text:p>3.45784818873935</text:p>
          </table:table-cell>
          <table:table-cell table:formula="of:=([.$G316]-[.H315])*[.$K$3]+[.H315]" office:value-type="float" office:value="3.96274281988353" calcext:value-type="float">
            <text:p>3.96274281988353</text:p>
          </table:table-cell>
          <table:table-cell table:number-columns-repeated="3"/>
        </table:table-row>
        <table:table-row table:style-name="ro1">
          <table:table-cell table:formula="of:=[.A316]+1" office:value-type="float" office:value="315" calcext:value-type="float">
            <text:p>315</text:p>
          </table:table-cell>
          <table:table-cell table:formula="of:=[.B316]" office:value-type="float" office:value="150" calcext:value-type="float">
            <text:p>150</text:p>
          </table:table-cell>
          <table:table-cell table:formula="of:=[.H317]-[.G317]" office:value-type="float" office:value="0.491534997682132" calcext:value-type="float">
            <text:p>0.491534997682132</text:p>
          </table:table-cell>
          <table:table-cell table:formula="of:=IF(AND([.C317]&lt;0;[.C316]&gt;0);1;IF(AND([.C317]&gt;0;[.C316]&lt;0);-1;0))" office:value-type="float" office:value="0" calcext:value-type="float">
            <text:p>0</text:p>
          </table:table-cell>
          <table:table-cell table:formula="of:=([.$B317]-[.E316])*[.$I$3]+[.E316]" office:value-type="float" office:value="149.969062389245" calcext:value-type="float">
            <text:p>149.969062389245</text:p>
          </table:table-cell>
          <table:table-cell table:formula="of:=([.$B317]-[.F316])*[.$J$3]+[.F316]" office:value-type="float" office:value="146.607084566529" calcext:value-type="float">
            <text:p>146.607084566529</text:p>
          </table:table-cell>
          <table:table-cell table:formula="of:=[.E317]-[.F317]" office:value-type="float" office:value="3.36197782271648" calcext:value-type="float">
            <text:p>3.36197782271648</text:p>
          </table:table-cell>
          <table:table-cell table:formula="of:=([.$G317]-[.H316])*[.$K$3]+[.H316]" office:value-type="float" office:value="3.85351282039861" calcext:value-type="float">
            <text:p>3.85351282039861</text:p>
          </table:table-cell>
          <table:table-cell table:number-columns-repeated="3"/>
        </table:table-row>
        <table:table-row table:style-name="ro1">
          <table:table-cell table:formula="of:=[.A317]+1" office:value-type="float" office:value="316" calcext:value-type="float">
            <text:p>316</text:p>
          </table:table-cell>
          <table:table-cell table:formula="of:=[.B317]" office:value-type="float" office:value="150" calcext:value-type="float">
            <text:p>150</text:p>
          </table:table-cell>
          <table:table-cell table:formula="of:=[.H318]-[.G318]" office:value-type="float" office:value="0.478487786272694" calcext:value-type="float">
            <text:p>0.478487786272694</text:p>
          </table:table-cell>
          <table:table-cell table:formula="of:=IF(AND([.C318]&lt;0;[.C317]&gt;0);1;IF(AND([.C318]&gt;0;[.C317]&lt;0);-1;0))" office:value-type="float" office:value="0" calcext:value-type="float">
            <text:p>0</text:p>
          </table:table-cell>
          <table:table-cell table:formula="of:=([.$B318]-[.E317])*[.$I$3]+[.E317]" office:value-type="float" office:value="149.971354064116" calcext:value-type="float">
            <text:p>149.971354064116</text:p>
          </table:table-cell>
          <table:table-cell table:formula="of:=([.$B318]-[.F317])*[.$J$3]+[.F317]" office:value-type="float" office:value="146.702659649162" calcext:value-type="float">
            <text:p>146.702659649162</text:p>
          </table:table-cell>
          <table:table-cell table:formula="of:=[.E318]-[.F318]" office:value-type="float" office:value="3.26869441495421" calcext:value-type="float">
            <text:p>3.26869441495421</text:p>
          </table:table-cell>
          <table:table-cell table:formula="of:=([.$G318]-[.H317])*[.$K$3]+[.H317]" office:value-type="float" office:value="3.7471822012269" calcext:value-type="float">
            <text:p>3.7471822012269</text:p>
          </table:table-cell>
          <table:table-cell table:number-columns-repeated="3"/>
        </table:table-row>
        <table:table-row table:style-name="ro1">
          <table:table-cell table:formula="of:=[.A318]+1" office:value-type="float" office:value="317" calcext:value-type="float">
            <text:p>317</text:p>
          </table:table-cell>
          <table:table-cell table:formula="of:=[.B318]" office:value-type="float" office:value="150" calcext:value-type="float">
            <text:p>150</text:p>
          </table:table-cell>
          <table:table-cell table:formula="of:=[.H319]-[.G319]" office:value-type="float" office:value="0.465748929720236" calcext:value-type="float">
            <text:p>0.465748929720236</text:p>
          </table:table-cell>
          <table:table-cell table:formula="of:=IF(AND([.C319]&lt;0;[.C318]&gt;0);1;IF(AND([.C319]&gt;0;[.C318]&lt;0);-1;0))" office:value-type="float" office:value="0" calcext:value-type="float">
            <text:p>0</text:p>
          </table:table-cell>
          <table:table-cell table:formula="of:=([.$B319]-[.E318])*[.$I$3]+[.E318]" office:value-type="float" office:value="149.973475985293" calcext:value-type="float">
            <text:p>149.973475985293</text:p>
          </table:table-cell>
          <table:table-cell table:formula="of:=([.$B319]-[.F318])*[.$J$3]+[.F318]" office:value-type="float" office:value="146.795542475946" calcext:value-type="float">
            <text:p>146.795542475946</text:p>
          </table:table-cell>
          <table:table-cell table:formula="of:=[.E319]-[.F319]" office:value-type="float" office:value="3.17793350934662" calcext:value-type="float">
            <text:p>3.17793350934662</text:p>
          </table:table-cell>
          <table:table-cell table:formula="of:=([.$G319]-[.H318])*[.$K$3]+[.H318]" office:value-type="float" office:value="3.64368243906685" calcext:value-type="float">
            <text:p>3.64368243906685</text:p>
          </table:table-cell>
          <table:table-cell table:number-columns-repeated="3"/>
        </table:table-row>
        <table:table-row table:style-name="ro1">
          <table:table-cell table:formula="of:=[.A319]+1" office:value-type="float" office:value="318" calcext:value-type="float">
            <text:p>318</text:p>
          </table:table-cell>
          <table:table-cell table:formula="of:=[.B319]" office:value-type="float" office:value="150" calcext:value-type="float">
            <text:p>150</text:p>
          </table:table-cell>
          <table:table-cell table:formula="of:=[.H320]-[.G320]" office:value-type="float" office:value="0.453314124833194" calcext:value-type="float">
            <text:p>0.453314124833194</text:p>
          </table:table-cell>
          <table:table-cell table:formula="of:=IF(AND([.C320]&lt;0;[.C319]&gt;0);1;IF(AND([.C320]&gt;0;[.C319]&lt;0);-1;0))" office:value-type="float" office:value="0" calcext:value-type="float">
            <text:p>0</text:p>
          </table:table-cell>
          <table:table-cell table:formula="of:=([.$B320]-[.E319])*[.$I$3]+[.E319]" office:value-type="float" office:value="149.975440727123" calcext:value-type="float">
            <text:p>149.975440727123</text:p>
          </table:table-cell>
          <table:table-cell table:formula="of:=([.$B320]-[.F319])*[.$J$3]+[.F319]" office:value-type="float" office:value="146.885808885074" calcext:value-type="float">
            <text:p>146.885808885074</text:p>
          </table:table-cell>
          <table:table-cell table:formula="of:=[.E320]-[.F320]" office:value-type="float" office:value="3.0896318420485" calcext:value-type="float">
            <text:p>3.0896318420485</text:p>
          </table:table-cell>
          <table:table-cell table:formula="of:=([.$G320]-[.H319])*[.$K$3]+[.H319]" office:value-type="float" office:value="3.5429459668817" calcext:value-type="float">
            <text:p>3.5429459668817</text:p>
          </table:table-cell>
          <table:table-cell table:number-columns-repeated="3"/>
        </table:table-row>
        <table:table-row table:style-name="ro1">
          <table:table-cell table:formula="of:=[.A320]+1" office:value-type="float" office:value="319" calcext:value-type="float">
            <text:p>319</text:p>
          </table:table-cell>
          <table:table-cell table:formula="of:=[.B320]" office:value-type="float" office:value="150" calcext:value-type="float">
            <text:p>150</text:p>
          </table:table-cell>
          <table:table-cell table:formula="of:=[.H321]-[.G321]" office:value-type="float" office:value="0.441178865028886" calcext:value-type="float">
            <text:p>0.441178865028886</text:p>
          </table:table-cell>
          <table:table-cell table:formula="of:=IF(AND([.C321]&lt;0;[.C320]&gt;0);1;IF(AND([.C321]&gt;0;[.C320]&lt;0);-1;0))" office:value-type="float" office:value="0" calcext:value-type="float">
            <text:p>0</text:p>
          </table:table-cell>
          <table:table-cell table:formula="of:=([.$B321]-[.E320])*[.$I$3]+[.E320]" office:value-type="float" office:value="149.977259932521" calcext:value-type="float">
            <text:p>149.977259932521</text:p>
          </table:table-cell>
          <table:table-cell table:formula="of:=([.$B321]-[.F320])*[.$J$3]+[.F320]" office:value-type="float" office:value="146.973532578453" calcext:value-type="float">
            <text:p>146.973532578453</text:p>
          </table:table-cell>
          <table:table-cell table:formula="of:=[.E321]-[.F321]" office:value-type="float" office:value="3.00372735406862" calcext:value-type="float">
            <text:p>3.00372735406862</text:p>
          </table:table-cell>
          <table:table-cell table:formula="of:=([.$G321]-[.H320])*[.$K$3]+[.H320]" office:value-type="float" office:value="3.4449062190975" calcext:value-type="float">
            <text:p>3.4449062190975</text:p>
          </table:table-cell>
          <table:table-cell table:number-columns-repeated="3"/>
        </table:table-row>
        <table:table-row table:style-name="ro1">
          <table:table-cell table:formula="of:=[.A321]+1" office:value-type="float" office:value="320" calcext:value-type="float">
            <text:p>320</text:p>
          </table:table-cell>
          <table:table-cell table:formula="of:=[.B321]" office:value-type="float" office:value="150" calcext:value-type="float">
            <text:p>150</text:p>
          </table:table-cell>
          <table:table-cell table:formula="of:=[.H322]-[.G322]" office:value-type="float" office:value="0.42933847009899" calcext:value-type="float">
            <text:p>0.42933847009899</text:p>
          </table:table-cell>
          <table:table-cell table:formula="of:=IF(AND([.C322]&lt;0;[.C321]&gt;0);1;IF(AND([.C322]&gt;0;[.C321]&lt;0);-1;0))" office:value-type="float" office:value="0" calcext:value-type="float">
            <text:p>0</text:p>
          </table:table-cell>
          <table:table-cell table:formula="of:=([.$B322]-[.E321])*[.$I$3]+[.E321]" office:value-type="float" office:value="149.978944381964" calcext:value-type="float">
            <text:p>149.978944381964</text:p>
          </table:table-cell>
          <table:table-cell table:formula="of:=([.$B322]-[.F321])*[.$J$3]+[.F321]" office:value-type="float" office:value="147.058785181876" calcext:value-type="float">
            <text:p>147.058785181876</text:p>
          </table:table-cell>
          <table:table-cell table:formula="of:=[.E322]-[.F322]" office:value-type="float" office:value="2.92015920008762" calcext:value-type="float">
            <text:p>2.92015920008762</text:p>
          </table:table-cell>
          <table:table-cell table:formula="of:=([.$G322]-[.H321])*[.$K$3]+[.H321]" office:value-type="float" office:value="3.34949767018661" calcext:value-type="float">
            <text:p>3.34949767018661</text:p>
          </table:table-cell>
          <table:table-cell table:number-columns-repeated="3"/>
        </table:table-row>
        <table:table-row table:style-name="ro1">
          <table:table-cell table:formula="of:=[.A322]+1" office:value-type="float" office:value="321" calcext:value-type="float">
            <text:p>321</text:p>
          </table:table-cell>
          <table:table-cell table:formula="of:=[.B322]" office:value-type="float" office:value="150" calcext:value-type="float">
            <text:p>150</text:p>
          </table:table-cell>
          <table:table-cell table:formula="of:=[.H323]-[.G323]" office:value-type="float" office:value="0.41778811335779" calcext:value-type="float">
            <text:p>0.41778811335779</text:p>
          </table:table-cell>
          <table:table-cell table:formula="of:=IF(AND([.C323]&lt;0;[.C322]&gt;0);1;IF(AND([.C323]&gt;0;[.C322]&lt;0);-1;0))" office:value-type="float" office:value="0" calcext:value-type="float">
            <text:p>0</text:p>
          </table:table-cell>
          <table:table-cell table:formula="of:=([.$B323]-[.E322])*[.$I$3]+[.E322]" office:value-type="float" office:value="149.980504057374" calcext:value-type="float">
            <text:p>149.980504057374</text:p>
          </table:table-cell>
          <table:table-cell table:formula="of:=([.$B323]-[.F322])*[.$J$3]+[.F322]" office:value-type="float" office:value="147.141636303514" calcext:value-type="float">
            <text:p>147.141636303514</text:p>
          </table:table-cell>
          <table:table-cell table:formula="of:=[.E323]-[.F323]" office:value-type="float" office:value="2.83886775386043" calcext:value-type="float">
            <text:p>2.83886775386043</text:p>
          </table:table-cell>
          <table:table-cell table:formula="of:=([.$G323]-[.H322])*[.$K$3]+[.H322]" office:value-type="float" office:value="3.25665586721822" calcext:value-type="float">
            <text:p>3.25665586721822</text:p>
          </table:table-cell>
          <table:table-cell table:number-columns-repeated="3"/>
        </table:table-row>
        <table:table-row table:style-name="ro1">
          <table:table-cell table:formula="of:=[.A323]+1" office:value-type="float" office:value="322" calcext:value-type="float">
            <text:p>322</text:p>
          </table:table-cell>
          <table:table-cell table:formula="of:=[.B323]" office:value-type="float" office:value="150" calcext:value-type="float">
            <text:p>150</text:p>
          </table:table-cell>
          <table:table-cell table:formula="of:=[.H324]-[.G324]" office:value-type="float" office:value="0.406522846378262" calcext:value-type="float">
            <text:p>0.406522846378262</text:p>
          </table:table-cell>
          <table:table-cell table:formula="of:=IF(AND([.C324]&lt;0;[.C323]&gt;0);1;IF(AND([.C324]&gt;0;[.C323]&lt;0);-1;0))" office:value-type="float" office:value="0" calcext:value-type="float">
            <text:p>0</text:p>
          </table:table-cell>
          <table:table-cell table:formula="of:=([.$B324]-[.E323])*[.$I$3]+[.E323]" office:value-type="float" office:value="149.981948201272" calcext:value-type="float">
            <text:p>149.981948201272</text:p>
          </table:table-cell>
          <table:table-cell table:formula="of:=([.$B324]-[.F323])*[.$J$3]+[.F323]" office:value-type="float" office:value="147.222153590739" calcext:value-type="float">
            <text:p>147.222153590739</text:p>
          </table:table-cell>
          <table:table-cell table:formula="of:=[.E324]-[.F324]" office:value-type="float" office:value="2.75979461053367" calcext:value-type="float">
            <text:p>2.75979461053367</text:p>
          </table:table-cell>
          <table:table-cell table:formula="of:=([.$G324]-[.H323])*[.$K$3]+[.H323]" office:value-type="float" office:value="3.16631745691194" calcext:value-type="float">
            <text:p>3.16631745691194</text:p>
          </table:table-cell>
          <table:table-cell table:number-columns-repeated="3"/>
        </table:table-row>
        <table:table-row table:style-name="ro1">
          <table:table-cell table:formula="of:=[.A324]+1" office:value-type="float" office:value="323" calcext:value-type="float">
            <text:p>323</text:p>
          </table:table-cell>
          <table:table-cell table:formula="of:=[.B324]" office:value-type="float" office:value="150" calcext:value-type="float">
            <text:p>150</text:p>
          </table:table-cell>
          <table:table-cell table:formula="of:=[.H325]-[.G325]" office:value-type="float" office:value="0.395537621505739" calcext:value-type="float">
            <text:p>0.395537621505739</text:p>
          </table:table-cell>
          <table:table-cell table:formula="of:=IF(AND([.C325]&lt;0;[.C324]&gt;0);1;IF(AND([.C325]&gt;0;[.C324]&lt;0);-1;0))" office:value-type="float" office:value="0" calcext:value-type="float">
            <text:p>0</text:p>
          </table:table-cell>
          <table:table-cell table:formula="of:=([.$B325]-[.E324])*[.$I$3]+[.E324]" office:value-type="float" office:value="149.983285371548" calcext:value-type="float">
            <text:p>149.983285371548</text:p>
          </table:table-cell>
          <table:table-cell table:formula="of:=([.$B325]-[.F324])*[.$J$3]+[.F324]" office:value-type="float" office:value="147.300402785366" calcext:value-type="float">
            <text:p>147.300402785366</text:p>
          </table:table-cell>
          <table:table-cell table:formula="of:=[.E325]-[.F325]" office:value-type="float" office:value="2.6828825861827" calcext:value-type="float">
            <text:p>2.6828825861827</text:p>
          </table:table-cell>
          <table:table-cell table:formula="of:=([.$G325]-[.H324])*[.$K$3]+[.H324]" office:value-type="float" office:value="3.07842020768844" calcext:value-type="float">
            <text:p>3.07842020768844</text:p>
          </table:table-cell>
          <table:table-cell table:number-columns-repeated="3"/>
        </table:table-row>
        <table:table-row table:style-name="ro1">
          <table:table-cell table:formula="of:=[.A325]+1" office:value-type="float" office:value="324" calcext:value-type="float">
            <text:p>324</text:p>
          </table:table-cell>
          <table:table-cell table:formula="of:=[.B325]" office:value-type="float" office:value="150" calcext:value-type="float">
            <text:p>150</text:p>
          </table:table-cell>
          <table:table-cell table:formula="of:=[.H326]-[.G326]" office:value-type="float" office:value="0.384827312324636" calcext:value-type="float">
            <text:p>0.384827312324636</text:p>
          </table:table-cell>
          <table:table-cell table:formula="of:=IF(AND([.C326]&lt;0;[.C325]&gt;0);1;IF(AND([.C326]&gt;0;[.C325]&lt;0);-1;0))" office:value-type="float" office:value="0" calcext:value-type="float">
            <text:p>0</text:p>
          </table:table-cell>
          <table:table-cell table:formula="of:=([.$B326]-[.E325])*[.$I$3]+[.E325]" office:value-type="float" office:value="149.984523492174" calcext:value-type="float">
            <text:p>149.984523492174</text:p>
          </table:table-cell>
          <table:table-cell table:formula="of:=([.$B326]-[.F325])*[.$J$3]+[.F325]" office:value-type="float" office:value="147.376447777327" calcext:value-type="float">
            <text:p>147.376447777327</text:p>
          </table:table-cell>
          <table:table-cell table:formula="of:=[.E326]-[.F326]" office:value-type="float" office:value="2.60807571484722" calcext:value-type="float">
            <text:p>2.60807571484722</text:p>
          </table:table-cell>
          <table:table-cell table:formula="of:=([.$G326]-[.H325])*[.$K$3]+[.H325]" office:value-type="float" office:value="2.99290302717185" calcext:value-type="float">
            <text:p>2.99290302717185</text:p>
          </table:table-cell>
          <table:table-cell table:number-columns-repeated="3"/>
        </table:table-row>
        <table:table-row table:style-name="ro1">
          <table:table-cell table:formula="of:=[.A326]+1" office:value-type="float" office:value="325" calcext:value-type="float">
            <text:p>325</text:p>
          </table:table-cell>
          <table:table-cell table:formula="of:=[.B326]" office:value-type="float" office:value="150" calcext:value-type="float">
            <text:p>150</text:p>
          </table:table-cell>
          <table:table-cell table:formula="of:=[.H327]-[.G327]" office:value-type="float" office:value="0.374386732240469" calcext:value-type="float">
            <text:p>0.374386732240469</text:p>
          </table:table-cell>
          <table:table-cell table:formula="of:=IF(AND([.C327]&lt;0;[.C326]&gt;0);1;IF(AND([.C327]&gt;0;[.C326]&lt;0);-1;0))" office:value-type="float" office:value="0" calcext:value-type="float">
            <text:p>0</text:p>
          </table:table-cell>
          <table:table-cell table:formula="of:=([.$B327]-[.E326])*[.$I$3]+[.E326]" office:value-type="float" office:value="149.985669900162" calcext:value-type="float">
            <text:p>149.985669900162</text:p>
          </table:table-cell>
          <table:table-cell table:formula="of:=([.$B327]-[.F326])*[.$J$3]+[.F326]" office:value-type="float" office:value="147.450350656839" calcext:value-type="float">
            <text:p>147.450350656839</text:p>
          </table:table-cell>
          <table:table-cell table:formula="of:=[.E327]-[.F327]" office:value-type="float" office:value="2.53531924332239" calcext:value-type="float">
            <text:p>2.53531924332239</text:p>
          </table:table-cell>
          <table:table-cell table:formula="of:=([.$G327]-[.H326])*[.$K$3]+[.H326]" office:value-type="float" office:value="2.90970597556286" calcext:value-type="float">
            <text:p>2.90970597556286</text:p>
          </table:table-cell>
          <table:table-cell table:number-columns-repeated="3"/>
        </table:table-row>
        <table:table-row table:style-name="ro1">
          <table:table-cell table:formula="of:=[.A327]+1" office:value-type="float" office:value="326" calcext:value-type="float">
            <text:p>326</text:p>
          </table:table-cell>
          <table:table-cell table:formula="of:=[.B327]" office:value-type="float" office:value="150" calcext:value-type="float">
            <text:p>150</text:p>
          </table:table-cell>
          <table:table-cell table:formula="of:=[.H328]-[.G328]" office:value-type="float" office:value="0.364210651326768" calcext:value-type="float">
            <text:p>0.364210651326768</text:p>
          </table:table-cell>
          <table:table-cell table:formula="of:=IF(AND([.C328]&lt;0;[.C327]&gt;0);1;IF(AND([.C328]&gt;0;[.C327]&lt;0);-1;0))" office:value-type="float" office:value="0" calcext:value-type="float">
            <text:p>0</text:p>
          </table:table-cell>
          <table:table-cell table:formula="of:=([.$B328]-[.E327])*[.$I$3]+[.E327]" office:value-type="float" office:value="149.986731389039" calcext:value-type="float">
            <text:p>149.986731389039</text:p>
          </table:table-cell>
          <table:table-cell table:formula="of:=([.$B328]-[.F327])*[.$J$3]+[.F327]" office:value-type="float" office:value="147.522171765097" calcext:value-type="float">
            <text:p>147.522171765097</text:p>
          </table:table-cell>
          <table:table-cell table:formula="of:=[.E328]-[.F328]" office:value-type="float" office:value="2.46455962394126" calcext:value-type="float">
            <text:p>2.46455962394126</text:p>
          </table:table-cell>
          <table:table-cell table:formula="of:=([.$G328]-[.H327])*[.$K$3]+[.H327]" office:value-type="float" office:value="2.82877027526802" calcext:value-type="float">
            <text:p>2.82877027526802</text:p>
          </table:table-cell>
          <table:table-cell table:number-columns-repeated="3"/>
        </table:table-row>
        <table:table-row table:style-name="ro1">
          <table:table-cell table:formula="of:=[.A328]+1" office:value-type="float" office:value="327" calcext:value-type="float">
            <text:p>327</text:p>
          </table:table-cell>
          <table:table-cell table:formula="of:=[.B328]" office:value-type="float" office:value="150" calcext:value-type="float">
            <text:p>150</text:p>
          </table:table-cell>
          <table:table-cell table:formula="of:=[.H329]-[.G329]" office:value-type="float" office:value="0.354293811575591" calcext:value-type="float">
            <text:p>0.354293811575591</text:p>
          </table:table-cell>
          <table:table-cell table:formula="of:=IF(AND([.C329]&lt;0;[.C328]&gt;0);1;IF(AND([.C329]&gt;0;[.C328]&lt;0);-1;0))" office:value-type="float" office:value="0" calcext:value-type="float">
            <text:p>0</text:p>
          </table:table-cell>
          <table:table-cell table:formula="of:=([.$B329]-[.E328])*[.$I$3]+[.E328]" office:value-type="float" office:value="149.98771424911" calcext:value-type="float">
            <text:p>149.98771424911</text:p>
          </table:table-cell>
          <table:table-cell table:formula="of:=([.$B329]-[.F328])*[.$J$3]+[.F328]" office:value-type="float" office:value="147.591969743545" calcext:value-type="float">
            <text:p>147.591969743545</text:p>
          </table:table-cell>
          <table:table-cell table:formula="of:=[.E329]-[.F329]" office:value-type="float" office:value="2.39574450556452" calcext:value-type="float">
            <text:p>2.39574450556452</text:p>
          </table:table-cell>
          <table:table-cell table:formula="of:=([.$G329]-[.H328])*[.$K$3]+[.H328]" office:value-type="float" office:value="2.75003831714011" calcext:value-type="float">
            <text:p>2.75003831714011</text:p>
          </table:table-cell>
          <table:table-cell table:number-columns-repeated="3"/>
        </table:table-row>
        <table:table-row table:style-name="ro1">
          <table:table-cell table:formula="of:=[.A329]+1" office:value-type="float" office:value="328" calcext:value-type="float">
            <text:p>328</text:p>
          </table:table-cell>
          <table:table-cell table:formula="of:=[.B329]" office:value-type="float" office:value="150" calcext:value-type="float">
            <text:p>150</text:p>
          </table:table-cell>
          <table:table-cell table:formula="of:=[.H330]-[.G330]" office:value-type="float" office:value="0.344630940679695" calcext:value-type="float">
            <text:p>0.344630940679695</text:p>
          </table:table-cell>
          <table:table-cell table:formula="of:=IF(AND([.C330]&lt;0;[.C329]&gt;0);1;IF(AND([.C330]&gt;0;[.C329]&lt;0);-1;0))" office:value-type="float" office:value="0" calcext:value-type="float">
            <text:p>0</text:p>
          </table:table-cell>
          <table:table-cell table:formula="of:=([.$B330]-[.E329])*[.$I$3]+[.E329]" office:value-type="float" office:value="149.988624304731" calcext:value-type="float">
            <text:p>149.988624304731</text:p>
          </table:table-cell>
          <table:table-cell table:formula="of:=([.$B330]-[.F329])*[.$J$3]+[.F329]" office:value-type="float" office:value="147.659801581755" calcext:value-type="float">
            <text:p>147.659801581755</text:p>
          </table:table-cell>
          <table:table-cell table:formula="of:=[.E330]-[.F330]" office:value-type="float" office:value="2.32882272297604" calcext:value-type="float">
            <text:p>2.32882272297604</text:p>
          </table:table-cell>
          <table:table-cell table:formula="of:=([.$G330]-[.H329])*[.$K$3]+[.H329]" office:value-type="float" office:value="2.67345366365574" calcext:value-type="float">
            <text:p>2.67345366365574</text:p>
          </table:table-cell>
          <table:table-cell table:number-columns-repeated="3"/>
        </table:table-row>
        <table:table-row table:style-name="ro1">
          <table:table-cell table:formula="of:=[.A330]+1" office:value-type="float" office:value="329" calcext:value-type="float">
            <text:p>329</text:p>
          </table:table-cell>
          <table:table-cell table:formula="of:=[.B330]" office:value-type="float" office:value="150" calcext:value-type="float">
            <text:p>150</text:p>
          </table:table-cell>
          <table:table-cell table:formula="of:=[.H331]-[.G331]" office:value-type="float" office:value="0.335216764464382" calcext:value-type="float">
            <text:p>0.335216764464382</text:p>
          </table:table-cell>
          <table:table-cell table:formula="of:=IF(AND([.C331]&lt;0;[.C330]&gt;0);1;IF(AND([.C331]&gt;0;[.C330]&lt;0);-1;0))" office:value-type="float" office:value="0" calcext:value-type="float">
            <text:p>0</text:p>
          </table:table-cell>
          <table:table-cell table:formula="of:=([.$B331]-[.E330])*[.$I$3]+[.E330]" office:value-type="float" office:value="149.989466948825" calcext:value-type="float">
            <text:p>149.989466948825</text:p>
          </table:table-cell>
          <table:table-cell table:formula="of:=([.$B331]-[.F330])*[.$J$3]+[.F330]" office:value-type="float" office:value="147.725722663959" calcext:value-type="float">
            <text:p>147.725722663959</text:p>
          </table:table-cell>
          <table:table-cell table:formula="of:=[.E331]-[.F331]" office:value-type="float" office:value="2.26374428486594" calcext:value-type="float">
            <text:p>2.26374428486594</text:p>
          </table:table-cell>
          <table:table-cell table:formula="of:=([.$G331]-[.H330])*[.$K$3]+[.H330]" office:value-type="float" office:value="2.59896104933032" calcext:value-type="float">
            <text:p>2.59896104933032</text:p>
          </table:table-cell>
          <table:table-cell table:number-columns-repeated="3"/>
        </table:table-row>
        <table:table-row table:style-name="ro1">
          <table:table-cell table:formula="of:=[.A331]+1" office:value-type="float" office:value="330" calcext:value-type="float">
            <text:p>330</text:p>
          </table:table-cell>
          <table:table-cell table:formula="of:=[.B331]" office:value-type="float" office:value="150" calcext:value-type="float">
            <text:p>150</text:p>
          </table:table-cell>
          <table:table-cell table:formula="of:=[.H332]-[.G332]" office:value-type="float" office:value="0.326046018078352" calcext:value-type="float">
            <text:p>0.326046018078352</text:p>
          </table:table-cell>
          <table:table-cell table:formula="of:=IF(AND([.C332]&lt;0;[.C331]&gt;0);1;IF(AND([.C332]&gt;0;[.C331]&lt;0);-1;0))" office:value-type="float" office:value="0" calcext:value-type="float">
            <text:p>0</text:p>
          </table:table-cell>
          <table:table-cell table:formula="of:=([.$B332]-[.E331])*[.$I$3]+[.E331]" office:value-type="float" office:value="149.990247174838" calcext:value-type="float">
            <text:p>149.990247174838</text:p>
          </table:table-cell>
          <table:table-cell table:formula="of:=([.$B332]-[.F331])*[.$J$3]+[.F331]" office:value-type="float" office:value="147.78978681427" calcext:value-type="float">
            <text:p>147.78978681427</text:p>
          </table:table-cell>
          <table:table-cell table:formula="of:=[.E332]-[.F332]" office:value-type="float" office:value="2.20046036056789" calcext:value-type="float">
            <text:p>2.20046036056789</text:p>
          </table:table-cell>
          <table:table-cell table:formula="of:=([.$G332]-[.H331])*[.$K$3]+[.H331]" office:value-type="float" office:value="2.52650637864624" calcext:value-type="float">
            <text:p>2.52650637864624</text:p>
          </table:table-cell>
          <table:table-cell table:number-columns-repeated="3"/>
        </table:table-row>
        <table:table-row table:style-name="ro1">
          <table:table-cell table:formula="of:=[.A332]+1" office:value-type="float" office:value="331" calcext:value-type="float">
            <text:p>331</text:p>
          </table:table-cell>
          <table:table-cell table:formula="of:=[.B332]" office:value-type="float" office:value="150" calcext:value-type="float">
            <text:p>150</text:p>
          </table:table-cell>
          <table:table-cell table:formula="of:=[.H333]-[.G333]" office:value-type="float" office:value="0.317113456044656" calcext:value-type="float">
            <text:p>0.317113456044656</text:p>
          </table:table-cell>
          <table:table-cell table:formula="of:=IF(AND([.C333]&lt;0;[.C332]&gt;0);1;IF(AND([.C333]&gt;0;[.C332]&lt;0);-1;0))" office:value-type="float" office:value="0" calcext:value-type="float">
            <text:p>0</text:p>
          </table:table-cell>
          <table:table-cell table:formula="of:=([.$B333]-[.E332])*[.$I$3]+[.E332]" office:value-type="float" office:value="149.990969606332" calcext:value-type="float">
            <text:p>149.990969606332</text:p>
          </table:table-cell>
          <table:table-cell table:formula="of:=([.$B333]-[.F332])*[.$J$3]+[.F332]" office:value-type="float" office:value="147.852046340629" calcext:value-type="float">
            <text:p>147.852046340629</text:p>
          </table:table-cell>
          <table:table-cell table:formula="of:=[.E333]-[.F333]" office:value-type="float" office:value="2.13892326570277" calcext:value-type="float">
            <text:p>2.13892326570277</text:p>
          </table:table-cell>
          <table:table-cell table:formula="of:=([.$G333]-[.H332])*[.$K$3]+[.H332]" office:value-type="float" office:value="2.45603672174743" calcext:value-type="float">
            <text:p>2.45603672174743</text:p>
          </table:table-cell>
          <table:table-cell table:number-columns-repeated="3"/>
        </table:table-row>
        <table:table-row table:style-name="ro1">
          <table:table-cell table:formula="of:=[.A333]+1" office:value-type="float" office:value="332" calcext:value-type="float">
            <text:p>332</text:p>
          </table:table-cell>
          <table:table-cell table:formula="of:=[.B333]" office:value-type="float" office:value="150" calcext:value-type="float">
            <text:p>150</text:p>
          </table:table-cell>
          <table:table-cell table:formula="of:=[.H334]-[.G334]" office:value-type="float" office:value="0.308413861264507" calcext:value-type="float">
            <text:p>0.308413861264507</text:p>
          </table:table-cell>
          <table:table-cell table:formula="of:=IF(AND([.C334]&lt;0;[.C333]&gt;0);1;IF(AND([.C334]&gt;0;[.C333]&lt;0);-1;0))" office:value-type="float" office:value="0" calcext:value-type="float">
            <text:p>0</text:p>
          </table:table-cell>
          <table:table-cell table:formula="of:=([.$B334]-[.E333])*[.$I$3]+[.E333]" office:value-type="float" office:value="149.991638524381" calcext:value-type="float">
            <text:p>149.991638524381</text:p>
          </table:table-cell>
          <table:table-cell table:formula="of:=([.$B334]-[.F333])*[.$J$3]+[.F333]" office:value-type="float" office:value="147.912552077513" calcext:value-type="float">
            <text:p>147.912552077513</text:p>
          </table:table-cell>
          <table:table-cell table:formula="of:=[.E334]-[.F334]" office:value-type="float" office:value="2.07908644686859" calcext:value-type="float">
            <text:p>2.07908644686859</text:p>
          </table:table-cell>
          <table:table-cell table:formula="of:=([.$G334]-[.H333])*[.$K$3]+[.H333]" office:value-type="float" office:value="2.38750030813309" calcext:value-type="float">
            <text:p>2.38750030813309</text:p>
          </table:table-cell>
          <table:table-cell table:number-columns-repeated="3"/>
        </table:table-row>
        <table:table-row table:style-name="ro1">
          <table:table-cell table:formula="of:=[.A334]+1" office:value-type="float" office:value="333" calcext:value-type="float">
            <text:p>333</text:p>
          </table:table-cell>
          <table:table-cell table:formula="of:=[.B334]" office:value-type="float" office:value="150" calcext:value-type="float">
            <text:p>150</text:p>
          </table:table-cell>
          <table:table-cell table:formula="of:=[.H335]-[.G335]" office:value-type="float" office:value="0.299942053060374" calcext:value-type="float">
            <text:p>0.299942053060374</text:p>
          </table:table-cell>
          <table:table-cell table:formula="of:=IF(AND([.C335]&lt;0;[.C334]&gt;0);1;IF(AND([.C335]&gt;0;[.C334]&lt;0);-1;0))" office:value-type="float" office:value="0" calcext:value-type="float">
            <text:p>0</text:p>
          </table:table-cell>
          <table:table-cell table:formula="of:=([.$B335]-[.E334])*[.$I$3]+[.E334]" office:value-type="float" office:value="149.992257892946" calcext:value-type="float">
            <text:p>149.992257892946</text:p>
          </table:table-cell>
          <table:table-cell table:formula="of:=([.$B335]-[.F334])*[.$J$3]+[.F334]" office:value-type="float" office:value="147.971353427442" calcext:value-type="float">
            <text:p>147.971353427442</text:p>
          </table:table-cell>
          <table:table-cell table:formula="of:=[.E335]-[.F335]" office:value-type="float" office:value="2.02090446550375" calcext:value-type="float">
            <text:p>2.02090446550375</text:p>
          </table:table-cell>
          <table:table-cell table:formula="of:=([.$G335]-[.H334])*[.$K$3]+[.H334]" office:value-type="float" office:value="2.32084651856412" calcext:value-type="float">
            <text:p>2.32084651856412</text:p>
          </table:table-cell>
          <table:table-cell table:number-columns-repeated="3"/>
        </table:table-row>
        <table:table-row table:style-name="ro1">
          <table:table-cell table:formula="of:=[.A335]+1" office:value-type="float" office:value="334" calcext:value-type="float">
            <text:p>334</text:p>
          </table:table-cell>
          <table:table-cell table:formula="of:=[.B335]" office:value-type="float" office:value="150" calcext:value-type="float">
            <text:p>150</text:p>
          </table:table-cell>
          <table:table-cell table:formula="of:=[.H336]-[.G336]" office:value-type="float" office:value="0.29169289433766" calcext:value-type="float">
            <text:p>0.29169289433766</text:p>
          </table:table-cell>
          <table:table-cell table:formula="of:=IF(AND([.C336]&lt;0;[.C335]&gt;0);1;IF(AND([.C336]&gt;0;[.C335]&lt;0);-1;0))" office:value-type="float" office:value="0" calcext:value-type="float">
            <text:p>0</text:p>
          </table:table-cell>
          <table:table-cell table:formula="of:=([.$B336]-[.E335])*[.$I$3]+[.E335]" office:value-type="float" office:value="149.992831382357" calcext:value-type="float">
            <text:p>149.992831382357</text:p>
          </table:table-cell>
          <table:table-cell table:formula="of:=([.$B336]-[.F335])*[.$J$3]+[.F335]" office:value-type="float" office:value="148.028498401317" calcext:value-type="float">
            <text:p>148.028498401317</text:p>
          </table:table-cell>
          <table:table-cell table:formula="of:=[.E336]-[.F336]" office:value-type="float" office:value="1.96433298104031" calcext:value-type="float">
            <text:p>1.96433298104031</text:p>
          </table:table-cell>
          <table:table-cell table:formula="of:=([.$G336]-[.H335])*[.$K$3]+[.H335]" office:value-type="float" office:value="2.25602587537797" calcext:value-type="float">
            <text:p>2.25602587537797</text:p>
          </table:table-cell>
          <table:table-cell table:number-columns-repeated="3"/>
        </table:table-row>
        <table:table-row table:style-name="ro1">
          <table:table-cell table:formula="of:=[.A336]+1" office:value-type="float" office:value="335" calcext:value-type="float">
            <text:p>335</text:p>
          </table:table-cell>
          <table:table-cell table:formula="of:=[.B336]" office:value-type="float" office:value="150" calcext:value-type="float">
            <text:p>150</text:p>
          </table:table-cell>
          <table:table-cell table:formula="of:=[.H337]-[.G337]" office:value-type="float" office:value="0.283661297938074" calcext:value-type="float">
            <text:p>0.283661297938074</text:p>
          </table:table-cell>
          <table:table-cell table:formula="of:=IF(AND([.C337]&lt;0;[.C336]&gt;0);1;IF(AND([.C337]&gt;0;[.C336]&lt;0);-1;0))" office:value-type="float" office:value="0" calcext:value-type="float">
            <text:p>0</text:p>
          </table:table-cell>
          <table:table-cell table:formula="of:=([.$B337]-[.E336])*[.$I$3]+[.E336]" office:value-type="float" office:value="149.993362391071" calcext:value-type="float">
            <text:p>149.993362391071</text:p>
          </table:table-cell>
          <table:table-cell table:formula="of:=([.$B337]-[.F336])*[.$J$3]+[.F336]" office:value-type="float" office:value="148.084033657618" calcext:value-type="float">
            <text:p>148.084033657618</text:p>
          </table:table-cell>
          <table:table-cell table:formula="of:=[.E337]-[.F337]" office:value-type="float" office:value="1.90932873345366" calcext:value-type="float">
            <text:p>1.90932873345366</text:p>
          </table:table-cell>
          <table:table-cell table:formula="of:=([.$G337]-[.H336])*[.$K$3]+[.H336]" office:value-type="float" office:value="2.19299003139174" calcext:value-type="float">
            <text:p>2.19299003139174</text:p>
          </table:table-cell>
          <table:table-cell table:number-columns-repeated="3"/>
        </table:table-row>
        <table:table-row table:style-name="ro1">
          <table:table-cell table:formula="of:=[.A337]+1" office:value-type="float" office:value="336" calcext:value-type="float">
            <text:p>336</text:p>
          </table:table-cell>
          <table:table-cell table:formula="of:=[.B337]" office:value-type="float" office:value="150" calcext:value-type="float">
            <text:p>150</text:p>
          </table:table-cell>
          <table:table-cell table:formula="of:=[.H338]-[.G338]" office:value-type="float" office:value="0.2758422322527" calcext:value-type="float">
            <text:p>0.2758422322527</text:p>
          </table:table-cell>
          <table:table-cell table:formula="of:=IF(AND([.C338]&lt;0;[.C337]&gt;0);1;IF(AND([.C338]&gt;0;[.C337]&lt;0);-1;0))" office:value-type="float" office:value="0" calcext:value-type="float">
            <text:p>0</text:p>
          </table:table-cell>
          <table:table-cell table:formula="of:=([.$B338]-[.E337])*[.$I$3]+[.E337]" office:value-type="float" office:value="149.993854065807" calcext:value-type="float">
            <text:p>149.993854065807</text:p>
          </table:table-cell>
          <table:table-cell table:formula="of:=([.$B338]-[.F337])*[.$J$3]+[.F337]" office:value-type="float" office:value="148.138004540502" calcext:value-type="float">
            <text:p>148.138004540502</text:p>
          </table:table-cell>
          <table:table-cell table:formula="of:=[.E338]-[.F338]" office:value-type="float" office:value="1.8558495253051" calcext:value-type="float">
            <text:p>1.8558495253051</text:p>
          </table:table-cell>
          <table:table-cell table:formula="of:=([.$G338]-[.H337])*[.$K$3]+[.H337]" office:value-type="float" office:value="2.1316917575578" calcext:value-type="float">
            <text:p>2.1316917575578</text:p>
          </table:table-cell>
          <table:table-cell table:number-columns-repeated="3"/>
        </table:table-row>
        <table:table-row table:style-name="ro1">
          <table:table-cell table:formula="of:=[.A338]+1" office:value-type="float" office:value="337" calcext:value-type="float">
            <text:p>337</text:p>
          </table:table-cell>
          <table:table-cell table:formula="of:=[.B338]" office:value-type="float" office:value="150" calcext:value-type="float">
            <text:p>150</text:p>
          </table:table-cell>
          <table:table-cell table:formula="of:=[.H339]-[.G339]" office:value-type="float" office:value="0.268230726157022" calcext:value-type="float">
            <text:p>0.268230726157022</text:p>
          </table:table-cell>
          <table:table-cell table:formula="of:=IF(AND([.C339]&lt;0;[.C338]&gt;0);1;IF(AND([.C339]&gt;0;[.C338]&lt;0);-1;0))" office:value-type="float" office:value="0" calcext:value-type="float">
            <text:p>0</text:p>
          </table:table-cell>
          <table:table-cell table:formula="of:=([.$B339]-[.E338])*[.$I$3]+[.E338]" office:value-type="float" office:value="149.994309320191" calcext:value-type="float">
            <text:p>149.994309320191</text:p>
          </table:table-cell>
          <table:table-cell table:formula="of:=([.$B339]-[.F338])*[.$J$3]+[.F338]" office:value-type="float" office:value="148.190455116826" calcext:value-type="float">
            <text:p>148.190455116826</text:p>
          </table:table-cell>
          <table:table-cell table:formula="of:=[.E339]-[.F339]" office:value-type="float" office:value="1.80385420336589" calcext:value-type="float">
            <text:p>1.80385420336589</text:p>
          </table:table-cell>
          <table:table-cell table:formula="of:=([.$G339]-[.H338])*[.$K$3]+[.H338]" office:value-type="float" office:value="2.07208492952291" calcext:value-type="float">
            <text:p>2.07208492952291</text:p>
          </table:table-cell>
          <table:table-cell table:number-columns-repeated="3"/>
        </table:table-row>
        <table:table-row table:style-name="ro1">
          <table:table-cell table:formula="of:=[.A339]+1" office:value-type="float" office:value="338" calcext:value-type="float">
            <text:p>338</text:p>
          </table:table-cell>
          <table:table-cell table:formula="of:=[.B339]" office:value-type="float" office:value="150" calcext:value-type="float">
            <text:p>150</text:p>
          </table:table-cell>
          <table:table-cell table:formula="of:=[.H340]-[.G340]" office:value-type="float" office:value="0.260821873325487" calcext:value-type="float">
            <text:p>0.260821873325487</text:p>
          </table:table-cell>
          <table:table-cell table:formula="of:=IF(AND([.C340]&lt;0;[.C339]&gt;0);1;IF(AND([.C340]&gt;0;[.C339]&lt;0);-1;0))" office:value-type="float" office:value="0" calcext:value-type="float">
            <text:p>0</text:p>
          </table:table-cell>
          <table:table-cell table:formula="of:=([.$B340]-[.E339])*[.$I$3]+[.E339]" office:value-type="float" office:value="149.994730852029" calcext:value-type="float">
            <text:p>149.994730852029</text:p>
          </table:table-cell>
          <table:table-cell table:formula="of:=([.$B340]-[.F339])*[.$J$3]+[.F339]" office:value-type="float" office:value="148.241428212126" calcext:value-type="float">
            <text:p>148.241428212126</text:p>
          </table:table-cell>
          <table:table-cell table:formula="of:=[.E340]-[.F340]" office:value-type="float" office:value="1.75330263990287" calcext:value-type="float">
            <text:p>1.75330263990287</text:p>
          </table:table-cell>
          <table:table-cell table:formula="of:=([.$G340]-[.H339])*[.$K$3]+[.H339]" office:value-type="float" office:value="2.01412451322836" calcext:value-type="float">
            <text:p>2.01412451322836</text:p>
          </table:table-cell>
          <table:table-cell table:number-columns-repeated="3"/>
        </table:table-row>
        <table:table-row table:style-name="ro1">
          <table:table-cell table:formula="of:=[.A340]+1" office:value-type="float" office:value="339" calcext:value-type="float">
            <text:p>339</text:p>
          </table:table-cell>
          <table:table-cell table:formula="of:=[.B340]" office:value-type="float" office:value="150" calcext:value-type="float">
            <text:p>150</text:p>
          </table:table-cell>
          <table:table-cell table:formula="of:=[.H341]-[.G341]" office:value-type="float" office:value="0.253610835978766" calcext:value-type="float">
            <text:p>0.253610835978766</text:p>
          </table:table-cell>
          <table:table-cell table:formula="of:=IF(AND([.C341]&lt;0;[.C340]&gt;0);1;IF(AND([.C341]&gt;0;[.C340]&lt;0);-1;0))" office:value-type="float" office:value="0" calcext:value-type="float">
            <text:p>0</text:p>
          </table:table-cell>
          <table:table-cell table:formula="of:=([.$B341]-[.E340])*[.$I$3]+[.E340]" office:value-type="float" office:value="149.995121159286" calcext:value-type="float">
            <text:p>149.995121159286</text:p>
          </table:table-cell>
          <table:table-cell table:formula="of:=([.$B341]-[.F340])*[.$J$3]+[.F340]" office:value-type="float" office:value="148.290965445587" calcext:value-type="float">
            <text:p>148.290965445587</text:p>
          </table:table-cell>
          <table:table-cell table:formula="of:=[.E341]-[.F341]" office:value-type="float" office:value="1.70415571369875" calcext:value-type="float">
            <text:p>1.70415571369875</text:p>
          </table:table-cell>
          <table:table-cell table:formula="of:=([.$G341]-[.H340])*[.$K$3]+[.H340]" office:value-type="float" office:value="1.95776654967752" calcext:value-type="float">
            <text:p>1.95776654967752</text:p>
          </table:table-cell>
          <table:table-cell table:number-columns-repeated="3"/>
        </table:table-row>
        <table:table-row table:style-name="ro1">
          <table:table-cell table:formula="of:=[.A341]+1" office:value-type="float" office:value="340" calcext:value-type="float">
            <text:p>340</text:p>
          </table:table-cell>
          <table:table-cell table:formula="of:=[.B341]" office:value-type="float" office:value="150" calcext:value-type="float">
            <text:p>150</text:p>
          </table:table-cell>
          <table:table-cell table:formula="of:=[.H342]-[.G342]" office:value-type="float" office:value="0.246592848112765" calcext:value-type="float">
            <text:p>0.246592848112765</text:p>
          </table:table-cell>
          <table:table-cell table:formula="of:=IF(AND([.C342]&lt;0;[.C341]&gt;0);1;IF(AND([.C342]&gt;0;[.C341]&lt;0);-1;0))" office:value-type="float" office:value="0" calcext:value-type="float">
            <text:p>0</text:p>
          </table:table-cell>
          <table:table-cell table:formula="of:=([.$B342]-[.E341])*[.$I$3]+[.E341]" office:value-type="float" office:value="149.995482554895" calcext:value-type="float">
            <text:p>149.995482554895</text:p>
          </table:table-cell>
          <table:table-cell table:formula="of:=([.$B342]-[.F341])*[.$J$3]+[.F341]" office:value-type="float" office:value="148.339107264022" calcext:value-type="float">
            <text:p>148.339107264022</text:p>
          </table:table-cell>
          <table:table-cell table:formula="of:=[.E342]-[.F342]" office:value-type="float" office:value="1.65637529087303" calcext:value-type="float">
            <text:p>1.65637529087303</text:p>
          </table:table-cell>
          <table:table-cell table:formula="of:=([.$G342]-[.H341])*[.$K$3]+[.H341]" office:value-type="float" office:value="1.90296813898579" calcext:value-type="float">
            <text:p>1.90296813898579</text:p>
          </table:table-cell>
          <table:table-cell table:number-columns-repeated="3"/>
        </table:table-row>
        <table:table-row table:style-name="ro1">
          <table:table-cell table:formula="of:=[.A342]+1" office:value-type="float" office:value="341" calcext:value-type="float">
            <text:p>341</text:p>
          </table:table-cell>
          <table:table-cell table:formula="of:=[.B342]" office:value-type="float" office:value="150" calcext:value-type="float">
            <text:p>150</text:p>
          </table:table-cell>
          <table:table-cell table:formula="of:=[.H343]-[.G343]" office:value-type="float" office:value="0.239763218254382" calcext:value-type="float">
            <text:p>0.239763218254382</text:p>
          </table:table-cell>
          <table:table-cell table:formula="of:=IF(AND([.C343]&lt;0;[.C342]&gt;0);1;IF(AND([.C343]&gt;0;[.C342]&lt;0);-1;0))" office:value-type="float" office:value="0" calcext:value-type="float">
            <text:p>0</text:p>
          </table:table-cell>
          <table:table-cell table:formula="of:=([.$B343]-[.E342])*[.$I$3]+[.E342]" office:value-type="float" office:value="149.995817180458" calcext:value-type="float">
            <text:p>149.995817180458</text:p>
          </table:table-cell>
          <table:table-cell table:formula="of:=([.$B343]-[.F342])*[.$J$3]+[.F342]" office:value-type="float" office:value="148.385892974894" calcext:value-type="float">
            <text:p>148.385892974894</text:p>
          </table:table-cell>
          <table:table-cell table:formula="of:=[.E343]-[.F343]" office:value-type="float" office:value="1.60992420556377" calcext:value-type="float">
            <text:p>1.60992420556377</text:p>
          </table:table-cell>
          <table:table-cell table:formula="of:=([.$G343]-[.H342])*[.$K$3]+[.H342]" office:value-type="float" office:value="1.84968742381815" calcext:value-type="float">
            <text:p>1.84968742381815</text:p>
          </table:table-cell>
          <table:table-cell table:number-columns-repeated="3"/>
        </table:table-row>
        <table:table-row table:style-name="ro1">
          <table:table-cell table:formula="of:=[.A343]+1" office:value-type="float" office:value="342" calcext:value-type="float">
            <text:p>342</text:p>
          </table:table-cell>
          <table:table-cell table:formula="of:=[.B343]" office:value-type="float" office:value="150" calcext:value-type="float">
            <text:p>150</text:p>
          </table:table-cell>
          <table:table-cell table:formula="of:=[.H344]-[.G344]" office:value-type="float" office:value="0.233117331785921" calcext:value-type="float">
            <text:p>0.233117331785921</text:p>
          </table:table-cell>
          <table:table-cell table:formula="of:=IF(AND([.C344]&lt;0;[.C343]&gt;0);1;IF(AND([.C344]&gt;0;[.C343]&lt;0);-1;0))" office:value-type="float" office:value="0" calcext:value-type="float">
            <text:p>0</text:p>
          </table:table-cell>
          <table:table-cell table:formula="of:=([.$B344]-[.E343])*[.$I$3]+[.E343]" office:value-type="float" office:value="149.996127018943" calcext:value-type="float">
            <text:p>149.996127018943</text:p>
          </table:table-cell>
          <table:table-cell table:formula="of:=([.$B344]-[.F343])*[.$J$3]+[.F343]" office:value-type="float" office:value="148.431360778418" calcext:value-type="float">
            <text:p>148.431360778418</text:p>
          </table:table-cell>
          <table:table-cell table:formula="of:=[.E344]-[.F344]" office:value-type="float" office:value="1.56476624052425" calcext:value-type="float">
            <text:p>1.56476624052425</text:p>
          </table:table-cell>
          <table:table-cell table:formula="of:=([.$G344]-[.H343])*[.$K$3]+[.H343]" office:value-type="float" office:value="1.79788357231017" calcext:value-type="float">
            <text:p>1.79788357231017</text:p>
          </table:table-cell>
          <table:table-cell table:number-columns-repeated="3"/>
        </table:table-row>
        <table:table-row table:style-name="ro1">
          <table:table-cell table:formula="of:=[.A344]+1" office:value-type="float" office:value="343" calcext:value-type="float">
            <text:p>343</text:p>
          </table:table-cell>
          <table:table-cell table:formula="of:=[.B344]" office:value-type="float" office:value="150" calcext:value-type="float">
            <text:p>150</text:p>
          </table:table-cell>
          <table:table-cell table:formula="of:=[.H345]-[.G345]" office:value-type="float" office:value="0.226650652876156" calcext:value-type="float">
            <text:p>0.226650652876156</text:p>
          </table:table-cell>
          <table:table-cell table:formula="of:=IF(AND([.C345]&lt;0;[.C344]&gt;0);1;IF(AND([.C345]&gt;0;[.C344]&lt;0);-1;0))" office:value-type="float" office:value="0" calcext:value-type="float">
            <text:p>0</text:p>
          </table:table-cell>
          <table:table-cell table:formula="of:=([.$B345]-[.E344])*[.$I$3]+[.E344]" office:value-type="float" office:value="149.996413906428" calcext:value-type="float">
            <text:p>149.996413906428</text:p>
          </table:table-cell>
          <table:table-cell table:formula="of:=([.$B345]-[.F344])*[.$J$3]+[.F344]" office:value-type="float" office:value="148.475547798745" calcext:value-type="float">
            <text:p>148.475547798745</text:p>
          </table:table-cell>
          <table:table-cell table:formula="of:=[.E345]-[.F345]" office:value-type="float" office:value="1.52086610768376" calcext:value-type="float">
            <text:p>1.52086610768376</text:p>
          </table:table-cell>
          <table:table-cell table:formula="of:=([.$G345]-[.H344])*[.$K$3]+[.H344]" office:value-type="float" office:value="1.74751676055991" calcext:value-type="float">
            <text:p>1.74751676055991</text:p>
          </table:table-cell>
          <table:table-cell table:number-columns-repeated="3"/>
        </table:table-row>
        <table:table-row table:style-name="ro1">
          <table:table-cell table:formula="of:=[.A345]+1" office:value-type="float" office:value="344" calcext:value-type="float">
            <text:p>344</text:p>
          </table:table-cell>
          <table:table-cell table:formula="of:=[.B345]" office:value-type="float" office:value="150" calcext:value-type="float">
            <text:p>150</text:p>
          </table:table-cell>
          <table:table-cell table:formula="of:=[.H346]-[.G346]" office:value-type="float" office:value="0.220358726053873" calcext:value-type="float">
            <text:p>0.220358726053873</text:p>
          </table:table-cell>
          <table:table-cell table:formula="of:=IF(AND([.C346]&lt;0;[.C345]&gt;0);1;IF(AND([.C346]&gt;0;[.C345]&lt;0);-1;0))" office:value-type="float" office:value="0" calcext:value-type="float">
            <text:p>0</text:p>
          </table:table-cell>
          <table:table-cell table:formula="of:=([.$B346]-[.E345])*[.$I$3]+[.E345]" office:value-type="float" office:value="149.996679542989" calcext:value-type="float">
            <text:p>149.996679542989</text:p>
          </table:table-cell>
          <table:table-cell table:formula="of:=([.$B346]-[.F345])*[.$J$3]+[.F345]" office:value-type="float" office:value="148.518490114273" calcext:value-type="float">
            <text:p>148.518490114273</text:p>
          </table:table-cell>
          <table:table-cell table:formula="of:=[.E346]-[.F346]" office:value-type="float" office:value="1.47818942871629" calcext:value-type="float">
            <text:p>1.47818942871629</text:p>
          </table:table-cell>
          <table:table-cell table:formula="of:=([.$G346]-[.H345])*[.$K$3]+[.H345]" office:value-type="float" office:value="1.69854815477016" calcext:value-type="float">
            <text:p>1.69854815477016</text:p>
          </table:table-cell>
          <table:table-cell table:number-columns-repeated="3"/>
        </table:table-row>
        <table:table-row table:style-name="ro1">
          <table:table-cell table:formula="of:=[.A346]+1" office:value-type="float" office:value="345" calcext:value-type="float">
            <text:p>345</text:p>
          </table:table-cell>
          <table:table-cell table:formula="of:=[.B346]" office:value-type="float" office:value="150" calcext:value-type="float">
            <text:p>150</text:p>
          </table:table-cell>
          <table:table-cell table:formula="of:=[.H347]-[.G347]" office:value-type="float" office:value="0.214237177455814" calcext:value-type="float">
            <text:p>0.214237177455814</text:p>
          </table:table-cell>
          <table:table-cell table:formula="of:=IF(AND([.C347]&lt;0;[.C346]&gt;0);1;IF(AND([.C347]&gt;0;[.C346]&lt;0);-1;0))" office:value-type="float" office:value="0" calcext:value-type="float">
            <text:p>0</text:p>
          </table:table-cell>
          <table:table-cell table:formula="of:=([.$B347]-[.E346])*[.$I$3]+[.E346]" office:value-type="float" office:value="149.996925502768" calcext:value-type="float">
            <text:p>149.996925502768</text:p>
          </table:table-cell>
          <table:table-cell table:formula="of:=([.$B347]-[.F346])*[.$J$3]+[.F346]" office:value-type="float" office:value="148.56022278711" calcext:value-type="float">
            <text:p>148.56022278711</text:p>
          </table:table-cell>
          <table:table-cell table:formula="of:=[.E347]-[.F347]" office:value-type="float" office:value="1.4367027156575" calcext:value-type="float">
            <text:p>1.4367027156575</text:p>
          </table:table-cell>
          <table:table-cell table:formula="of:=([.$G347]-[.H346])*[.$K$3]+[.H346]" office:value-type="float" office:value="1.65093989311332" calcext:value-type="float">
            <text:p>1.65093989311332</text:p>
          </table:table-cell>
          <table:table-cell table:number-columns-repeated="3"/>
        </table:table-row>
        <table:table-row table:style-name="ro1">
          <table:table-cell table:formula="of:=[.A347]+1" office:value-type="float" office:value="346" calcext:value-type="float">
            <text:p>346</text:p>
          </table:table-cell>
          <table:table-cell table:formula="of:=[.B347]" office:value-type="float" office:value="150" calcext:value-type="float">
            <text:p>150</text:p>
          </table:table-cell>
          <table:table-cell table:formula="of:=[.H348]-[.G348]" office:value-type="float" office:value="0.208281715779689" calcext:value-type="float">
            <text:p>0.208281715779689</text:p>
          </table:table-cell>
          <table:table-cell table:formula="of:=IF(AND([.C348]&lt;0;[.C347]&gt;0);1;IF(AND([.C348]&gt;0;[.C347]&lt;0);-1;0))" office:value-type="float" office:value="0" calcext:value-type="float">
            <text:p>0</text:p>
          </table:table-cell>
          <table:table-cell table:formula="of:=([.$B348]-[.E347])*[.$I$3]+[.E347]" office:value-type="float" office:value="149.997153243303" calcext:value-type="float">
            <text:p>149.997153243303</text:p>
          </table:table-cell>
          <table:table-cell table:formula="of:=([.$B348]-[.F347])*[.$J$3]+[.F347]" office:value-type="float" office:value="148.600779891699" calcext:value-type="float">
            <text:p>148.600779891699</text:p>
          </table:table-cell>
          <table:table-cell table:formula="of:=[.E348]-[.F348]" office:value-type="float" office:value="1.39637335160481" calcext:value-type="float">
            <text:p>1.39637335160481</text:p>
          </table:table-cell>
          <table:table-cell table:formula="of:=([.$G348]-[.H347])*[.$K$3]+[.H347]" office:value-type="float" office:value="1.6046550673845" calcext:value-type="float">
            <text:p>1.6046550673845</text:p>
          </table:table-cell>
          <table:table-cell table:number-columns-repeated="3"/>
        </table:table-row>
        <table:table-row table:style-name="ro1">
          <table:table-cell table:formula="of:=[.A348]+1" office:value-type="float" office:value="347" calcext:value-type="float">
            <text:p>347</text:p>
          </table:table-cell>
          <table:table-cell table:formula="of:=[.B348]" office:value-type="float" office:value="150" calcext:value-type="float">
            <text:p>150</text:p>
          </table:table-cell>
          <table:table-cell table:formula="of:=[.H349]-[.G349]" office:value-type="float" office:value="0.202488132969285" calcext:value-type="float">
            <text:p>0.202488132969285</text:p>
          </table:table-cell>
          <table:table-cell table:formula="of:=IF(AND([.C349]&lt;0;[.C348]&gt;0);1;IF(AND([.C349]&gt;0;[.C348]&lt;0);-1;0))" office:value-type="float" office:value="0" calcext:value-type="float">
            <text:p>0</text:p>
          </table:table-cell>
          <table:table-cell table:formula="of:=([.$B349]-[.E348])*[.$I$3]+[.E348]" office:value-type="float" office:value="149.99736411417" calcext:value-type="float">
            <text:p>149.99736411417</text:p>
          </table:table-cell>
          <table:table-cell table:formula="of:=([.$B349]-[.F348])*[.$J$3]+[.F348]" office:value-type="float" office:value="148.640194542637" calcext:value-type="float">
            <text:p>148.640194542637</text:p>
          </table:table-cell>
          <table:table-cell table:formula="of:=[.E349]-[.F349]" office:value-type="float" office:value="1.35716957153315" calcext:value-type="float">
            <text:p>1.35716957153315</text:p>
          </table:table-cell>
          <table:table-cell table:formula="of:=([.$G349]-[.H348])*[.$K$3]+[.H348]" office:value-type="float" office:value="1.55965770450243" calcext:value-type="float">
            <text:p>1.55965770450243</text:p>
          </table:table-cell>
          <table:table-cell table:number-columns-repeated="3"/>
        </table:table-row>
        <table:table-row table:style-name="ro1">
          <table:table-cell table:formula="of:=[.A349]+1" office:value-type="float" office:value="348" calcext:value-type="float">
            <text:p>348</text:p>
          </table:table-cell>
          <table:table-cell table:formula="of:=[.B349]" office:value-type="float" office:value="150" calcext:value-type="float">
            <text:p>150</text:p>
          </table:table-cell>
          <table:table-cell table:formula="of:=[.H350]-[.G350]" office:value-type="float" office:value="0.196852304657214" calcext:value-type="float">
            <text:p>0.196852304657214</text:p>
          </table:table-cell>
          <table:table-cell table:formula="of:=IF(AND([.C350]&lt;0;[.C349]&gt;0);1;IF(AND([.C350]&gt;0;[.C349]&lt;0);-1;0))" office:value-type="float" office:value="0" calcext:value-type="float">
            <text:p>0</text:p>
          </table:table-cell>
          <table:table-cell table:formula="of:=([.$B350]-[.E349])*[.$I$3]+[.E349]" office:value-type="float" office:value="149.997559364972" calcext:value-type="float">
            <text:p>149.997559364972</text:p>
          </table:table-cell>
          <table:table-cell table:formula="of:=([.$B350]-[.F349])*[.$J$3]+[.F349]" office:value-type="float" office:value="148.678498921717" calcext:value-type="float">
            <text:p>148.678498921717</text:p>
          </table:table-cell>
          <table:table-cell table:formula="of:=[.E350]-[.F350]" office:value-type="float" office:value="1.31906044325473" calcext:value-type="float">
            <text:p>1.31906044325473</text:p>
          </table:table-cell>
          <table:table-cell table:formula="of:=([.$G350]-[.H349])*[.$K$3]+[.H349]" office:value-type="float" office:value="1.51591274791194" calcext:value-type="float">
            <text:p>1.51591274791194</text:p>
          </table:table-cell>
          <table:table-cell table:number-columns-repeated="3"/>
        </table:table-row>
        <table:table-row table:style-name="ro1">
          <table:table-cell table:formula="of:=[.A350]+1" office:value-type="float" office:value="349" calcext:value-type="float">
            <text:p>349</text:p>
          </table:table-cell>
          <table:table-cell table:formula="of:=[.B350]" office:value-type="float" office:value="150" calcext:value-type="float">
            <text:p>150</text:p>
          </table:table-cell>
          <table:table-cell table:formula="of:=[.H351]-[.G351]" office:value-type="float" office:value="0.191370190388901" calcext:value-type="float">
            <text:p>0.191370190388901</text:p>
          </table:table-cell>
          <table:table-cell table:formula="of:=IF(AND([.C351]&lt;0;[.C350]&gt;0);1;IF(AND([.C351]&gt;0;[.C350]&lt;0);-1;0))" office:value-type="float" office:value="0" calcext:value-type="float">
            <text:p>0</text:p>
          </table:table-cell>
          <table:table-cell table:formula="of:=([.$B351]-[.E350])*[.$I$3]+[.E350]" office:value-type="float" office:value="149.997740152752" calcext:value-type="float">
            <text:p>149.997740152752</text:p>
          </table:table-cell>
          <table:table-cell table:formula="of:=([.$B351]-[.F350])*[.$J$3]+[.F350]" office:value-type="float" office:value="148.715724304204" calcext:value-type="float">
            <text:p>148.715724304204</text:p>
          </table:table-cell>
          <table:table-cell table:formula="of:=[.E351]-[.F351]" office:value-type="float" office:value="1.28201584854773" calcext:value-type="float">
            <text:p>1.28201584854773</text:p>
          </table:table-cell>
          <table:table-cell table:formula="of:=([.$G351]-[.H350])*[.$K$3]+[.H350]" office:value-type="float" office:value="1.47338603893663" calcext:value-type="float">
            <text:p>1.47338603893663</text:p>
          </table:table-cell>
          <table:table-cell table:number-columns-repeated="3"/>
        </table:table-row>
        <table:table-row table:style-name="ro1">
          <table:table-cell table:formula="of:=[.A351]+1" office:value-type="float" office:value="350" calcext:value-type="float">
            <text:p>350</text:p>
          </table:table-cell>
          <table:table-cell table:formula="of:=[.B351]" office:value-type="float" office:value="150" calcext:value-type="float">
            <text:p>150</text:p>
          </table:table-cell>
          <table:table-cell table:formula="of:=[.H352]-[.G352]" office:value-type="float" office:value="0.186037833648854" calcext:value-type="float">
            <text:p>0.186037833648854</text:p>
          </table:table-cell>
          <table:table-cell table:formula="of:=IF(AND([.C352]&lt;0;[.C351]&gt;0);1;IF(AND([.C352]&gt;0;[.C351]&lt;0);-1;0))" office:value-type="float" office:value="0" calcext:value-type="float">
            <text:p>0</text:p>
          </table:table-cell>
          <table:table-cell table:formula="of:=([.$B352]-[.E351])*[.$I$3]+[.E351]" office:value-type="float" office:value="149.997907548844" calcext:value-type="float">
            <text:p>149.997907548844</text:p>
          </table:table-cell>
          <table:table-cell table:formula="of:=([.$B352]-[.F351])*[.$J$3]+[.F351]" office:value-type="float" office:value="148.751901084367" calcext:value-type="float">
            <text:p>148.751901084367</text:p>
          </table:table-cell>
          <table:table-cell table:formula="of:=[.E352]-[.F352]" office:value-type="float" office:value="1.24600646447692" calcext:value-type="float">
            <text:p>1.24600646447692</text:p>
          </table:table-cell>
          <table:table-cell table:formula="of:=([.$G352]-[.H351])*[.$K$3]+[.H351]" office:value-type="float" office:value="1.43204429812577" calcext:value-type="float">
            <text:p>1.43204429812577</text:p>
          </table:table-cell>
          <table:table-cell table:number-columns-repeated="3"/>
        </table:table-row>
        <table:table-row table:style-name="ro1">
          <table:table-cell table:formula="of:=[.A352]+1" office:value-type="float" office:value="351" calcext:value-type="float">
            <text:p>351</text:p>
          </table:table-cell>
          <table:table-cell table:formula="of:=[.B352]" office:value-type="float" office:value="150" calcext:value-type="float">
            <text:p>150</text:p>
          </table:table-cell>
          <table:table-cell table:formula="of:=[.H353]-[.G353]" office:value-type="float" office:value="0.18085136170931" calcext:value-type="float">
            <text:p>0.18085136170931</text:p>
          </table:table-cell>
          <table:table-cell table:formula="of:=IF(AND([.C353]&lt;0;[.C352]&gt;0);1;IF(AND([.C353]&gt;0;[.C352]&lt;0);-1;0))" office:value-type="float" office:value="0" calcext:value-type="float">
            <text:p>0</text:p>
          </table:table-cell>
          <table:table-cell table:formula="of:=([.$B353]-[.E352])*[.$I$3]+[.E352]" office:value-type="float" office:value="149.998062545226" calcext:value-type="float">
            <text:p>149.998062545226</text:p>
          </table:table-cell>
          <table:table-cell table:formula="of:=([.$B353]-[.F352])*[.$J$3]+[.F352]" office:value-type="float" office:value="148.787058800301" calcext:value-type="float">
            <text:p>148.787058800301</text:p>
          </table:table-cell>
          <table:table-cell table:formula="of:=[.E353]-[.F353]" office:value-type="float" office:value="1.21100374492551" calcext:value-type="float">
            <text:p>1.21100374492551</text:p>
          </table:table-cell>
          <table:table-cell table:formula="of:=([.$G353]-[.H352])*[.$K$3]+[.H352]" office:value-type="float" office:value="1.39185510663482" calcext:value-type="float">
            <text:p>1.39185510663482</text:p>
          </table:table-cell>
          <table:table-cell table:number-columns-repeated="3"/>
        </table:table-row>
        <table:table-row table:style-name="ro1">
          <table:table-cell table:formula="of:=[.A353]+1" office:value-type="float" office:value="352" calcext:value-type="float">
            <text:p>352</text:p>
          </table:table-cell>
          <table:table-cell table:formula="of:=[.B353]" office:value-type="float" office:value="150" calcext:value-type="float">
            <text:p>150</text:p>
          </table:table-cell>
          <table:table-cell table:formula="of:=[.H354]-[.G354]" office:value-type="float" office:value="0.175806985319093" calcext:value-type="float">
            <text:p>0.175806985319093</text:p>
          </table:table-cell>
          <table:table-cell table:formula="of:=IF(AND([.C354]&lt;0;[.C353]&gt;0);1;IF(AND([.C354]&gt;0;[.C353]&lt;0);-1;0))" office:value-type="float" office:value="0" calcext:value-type="float">
            <text:p>0</text:p>
          </table:table-cell>
          <table:table-cell table:formula="of:=([.$B354]-[.E353])*[.$I$3]+[.E353]" office:value-type="float" office:value="149.998206060395" calcext:value-type="float">
            <text:p>149.998206060395</text:p>
          </table:table-cell>
          <table:table-cell table:formula="of:=([.$B354]-[.F353])*[.$J$3]+[.F353]" office:value-type="float" office:value="148.821226158039" calcext:value-type="float">
            <text:p>148.821226158039</text:p>
          </table:table-cell>
          <table:table-cell table:formula="of:=[.E354]-[.F354]" office:value-type="float" office:value="1.17697990235592" calcext:value-type="float">
            <text:p>1.17697990235592</text:p>
          </table:table-cell>
          <table:table-cell table:formula="of:=([.$G354]-[.H353])*[.$K$3]+[.H353]" office:value-type="float" office:value="1.35278688767502" calcext:value-type="float">
            <text:p>1.35278688767502</text:p>
          </table:table-cell>
          <table:table-cell table:number-columns-repeated="3"/>
        </table:table-row>
        <table:table-row table:style-name="ro1">
          <table:table-cell table:formula="of:=[.A354]+1" office:value-type="float" office:value="353" calcext:value-type="float">
            <text:p>353</text:p>
          </table:table-cell>
          <table:table-cell table:formula="of:=[.B354]" office:value-type="float" office:value="150" calcext:value-type="float">
            <text:p>150</text:p>
          </table:table-cell>
          <table:table-cell table:formula="of:=[.H355]-[.G355]" office:value-type="float" office:value="0.170900998249538" calcext:value-type="float">
            <text:p>0.170900998249538</text:p>
          </table:table-cell>
          <table:table-cell table:formula="of:=IF(AND([.C355]&lt;0;[.C354]&gt;0);1;IF(AND([.C355]&gt;0;[.C354]&lt;0);-1;0))" office:value-type="float" office:value="0" calcext:value-type="float">
            <text:p>0</text:p>
          </table:table-cell>
          <table:table-cell table:formula="of:=([.$B355]-[.E354])*[.$I$3]+[.E354]" office:value-type="float" office:value="149.99833894481" calcext:value-type="float">
            <text:p>149.99833894481</text:p>
          </table:table-cell>
          <table:table-cell table:formula="of:=([.$B355]-[.F354])*[.$J$3]+[.F354]" office:value-type="float" office:value="148.854431054995" calcext:value-type="float">
            <text:p>148.854431054995</text:p>
          </table:table-cell>
          <table:table-cell table:formula="of:=[.E355]-[.F355]" office:value-type="float" office:value="1.14390788981447" calcext:value-type="float">
            <text:p>1.14390788981447</text:p>
          </table:table-cell>
          <table:table-cell table:formula="of:=([.$G355]-[.H354])*[.$K$3]+[.H354]" office:value-type="float" office:value="1.31480888806401" calcext:value-type="float">
            <text:p>1.31480888806401</text:p>
          </table:table-cell>
          <table:table-cell table:number-columns-repeated="3"/>
        </table:table-row>
        <table:table-row table:style-name="ro1">
          <table:table-cell table:formula="of:=[.A355]+1" office:value-type="float" office:value="354" calcext:value-type="float">
            <text:p>354</text:p>
          </table:table-cell>
          <table:table-cell table:formula="of:=[.B355]" office:value-type="float" office:value="150" calcext:value-type="float">
            <text:p>150</text:p>
          </table:table-cell>
          <table:table-cell table:formula="of:=[.H356]-[.G356]" office:value-type="float" office:value="0.166129776712599" calcext:value-type="float">
            <text:p>0.166129776712599</text:p>
          </table:table-cell>
          <table:table-cell table:formula="of:=IF(AND([.C356]&lt;0;[.C355]&gt;0);1;IF(AND([.C356]&gt;0;[.C355]&lt;0);-1;0))" office:value-type="float" office:value="0" calcext:value-type="float">
            <text:p>0</text:p>
          </table:table-cell>
          <table:table-cell table:formula="of:=([.$B356]-[.E355])*[.$I$3]+[.E355]" office:value-type="float" office:value="149.998461985935" calcext:value-type="float">
            <text:p>149.998461985935</text:p>
          </table:table-cell>
          <table:table-cell table:formula="of:=([.$B356]-[.F355])*[.$J$3]+[.F355]" office:value-type="float" office:value="148.886700602742" calcext:value-type="float">
            <text:p>148.886700602742</text:p>
          </table:table-cell>
          <table:table-cell table:formula="of:=[.E356]-[.F356]" office:value-type="float" office:value="1.11176138319306" calcext:value-type="float">
            <text:p>1.11176138319306</text:p>
          </table:table-cell>
          <table:table-cell table:formula="of:=([.$G356]-[.H355])*[.$K$3]+[.H355]" office:value-type="float" office:value="1.27789115990565" calcext:value-type="float">
            <text:p>1.27789115990565</text:p>
          </table:table-cell>
          <table:table-cell table:number-columns-repeated="3"/>
        </table:table-row>
        <table:table-row table:style-name="ro1">
          <table:table-cell table:formula="of:=[.A356]+1" office:value-type="float" office:value="355" calcext:value-type="float">
            <text:p>355</text:p>
          </table:table-cell>
          <table:table-cell table:formula="of:=[.B356]" office:value-type="float" office:value="150" calcext:value-type="float">
            <text:p>150</text:p>
          </table:table-cell>
          <table:table-cell table:formula="of:=[.H357]-[.G357]" office:value-type="float" office:value="0.161489778665283" calcext:value-type="float">
            <text:p>0.161489778665283</text:p>
          </table:table-cell>
          <table:table-cell table:formula="of:=IF(AND([.C357]&lt;0;[.C356]&gt;0);1;IF(AND([.C357]&gt;0;[.C356]&lt;0);-1;0))" office:value-type="float" office:value="0" calcext:value-type="float">
            <text:p>0</text:p>
          </table:table-cell>
          <table:table-cell table:formula="of:=([.$B357]-[.E356])*[.$I$3]+[.E356]" office:value-type="float" office:value="149.998575912903" calcext:value-type="float">
            <text:p>149.998575912903</text:p>
          </table:table-cell>
          <table:table-cell table:formula="of:=([.$B357]-[.F356])*[.$J$3]+[.F356]" office:value-type="float" office:value="148.918061149144" calcext:value-type="float">
            <text:p>148.918061149144</text:p>
          </table:table-cell>
          <table:table-cell table:formula="of:=[.E357]-[.F357]" office:value-type="float" office:value="1.0805147637592" calcext:value-type="float">
            <text:p>1.0805147637592</text:p>
          </table:table-cell>
          <table:table-cell table:formula="of:=([.$G357]-[.H356])*[.$K$3]+[.H356]" office:value-type="float" office:value="1.24200454242448" calcext:value-type="float">
            <text:p>1.24200454242448</text:p>
          </table:table-cell>
          <table:table-cell table:number-columns-repeated="3"/>
        </table:table-row>
        <table:table-row table:style-name="ro1">
          <table:table-cell table:formula="of:=[.A357]+1" office:value-type="float" office:value="356" calcext:value-type="float">
            <text:p>356</text:p>
          </table:table-cell>
          <table:table-cell table:formula="of:=[.B357]" office:value-type="float" office:value="150" calcext:value-type="float">
            <text:p>150</text:p>
          </table:table-cell>
          <table:table-cell table:formula="of:=[.H358]-[.G358]" office:value-type="float" office:value="0.156977543013149" calcext:value-type="float">
            <text:p>0.156977543013149</text:p>
          </table:table-cell>
          <table:table-cell table:formula="of:=IF(AND([.C358]&lt;0;[.C357]&gt;0);1;IF(AND([.C358]&gt;0;[.C357]&lt;0);-1;0))" office:value-type="float" office:value="0" calcext:value-type="float">
            <text:p>0</text:p>
          </table:table-cell>
          <table:table-cell table:formula="of:=([.$B358]-[.E357])*[.$I$3]+[.E357]" office:value-type="float" office:value="149.998681400836" calcext:value-type="float">
            <text:p>149.998681400836</text:p>
          </table:table-cell>
          <table:table-cell table:formula="of:=([.$B358]-[.F357])*[.$J$3]+[.F357]" office:value-type="float" office:value="148.948538299872" calcext:value-type="float">
            <text:p>148.948538299872</text:p>
          </table:table-cell>
          <table:table-cell table:formula="of:=[.E358]-[.F358]" office:value-type="float" office:value="1.05014310096396" calcext:value-type="float">
            <text:p>1.05014310096396</text:p>
          </table:table-cell>
          <table:table-cell table:formula="of:=([.$G358]-[.H357])*[.$K$3]+[.H357]" office:value-type="float" office:value="1.20712064397711" calcext:value-type="float">
            <text:p>1.20712064397711</text:p>
          </table:table-cell>
          <table:table-cell table:number-columns-repeated="3"/>
        </table:table-row>
        <table:table-row table:style-name="ro1">
          <table:table-cell table:formula="of:=[.A358]+1" office:value-type="float" office:value="357" calcext:value-type="float">
            <text:p>357</text:p>
          </table:table-cell>
          <table:table-cell table:formula="of:=[.B358]" office:value-type="float" office:value="150" calcext:value-type="float">
            <text:p>150</text:p>
          </table:table-cell>
          <table:table-cell table:formula="of:=[.H359]-[.G359]" office:value-type="float" office:value="0.152589688724639" calcext:value-type="float">
            <text:p>0.152589688724639</text:p>
          </table:table-cell>
          <table:table-cell table:formula="of:=IF(AND([.C359]&lt;0;[.C358]&gt;0);1;IF(AND([.C359]&gt;0;[.C358]&lt;0);-1;0))" office:value-type="float" office:value="0" calcext:value-type="float">
            <text:p>0</text:p>
          </table:table-cell>
          <table:table-cell table:formula="of:=([.$B359]-[.E358])*[.$I$3]+[.E358]" office:value-type="float" office:value="149.998779074848" calcext:value-type="float">
            <text:p>149.998779074848</text:p>
          </table:table-cell>
          <table:table-cell table:formula="of:=([.$B359]-[.F358])*[.$J$3]+[.F358]" office:value-type="float" office:value="148.978156939312" calcext:value-type="float">
            <text:p>148.978156939312</text:p>
          </table:table-cell>
          <table:table-cell table:formula="of:=[.E359]-[.F359]" office:value-type="float" office:value="1.02062213553589" calcext:value-type="float">
            <text:p>1.02062213553589</text:p>
          </table:table-cell>
          <table:table-cell table:formula="of:=([.$G359]-[.H358])*[.$K$3]+[.H358]" office:value-type="float" office:value="1.17321182426053" calcext:value-type="float">
            <text:p>1.17321182426053</text:p>
          </table:table-cell>
          <table:table-cell table:number-columns-repeated="3"/>
        </table:table-row>
        <table:table-row table:style-name="ro1">
          <table:table-cell table:formula="of:=[.A359]+1" office:value-type="float" office:value="358" calcext:value-type="float">
            <text:p>358</text:p>
          </table:table-cell>
          <table:table-cell table:formula="of:=[.B359]" office:value-type="float" office:value="150" calcext:value-type="float">
            <text:p>150</text:p>
          </table:table-cell>
          <table:table-cell table:formula="of:=[.H360]-[.G360]" office:value-type="float" office:value="0.148322913867136" calcext:value-type="float">
            <text:p>0.148322913867136</text:p>
          </table:table-cell>
          <table:table-cell table:formula="of:=IF(AND([.C360]&lt;0;[.C359]&gt;0);1;IF(AND([.C360]&gt;0;[.C359]&lt;0);-1;0))" office:value-type="float" office:value="0" calcext:value-type="float">
            <text:p>0</text:p>
          </table:table-cell>
          <table:table-cell table:formula="of:=([.$B360]-[.E359])*[.$I$3]+[.E359]" office:value-type="float" office:value="149.998869513748" calcext:value-type="float">
            <text:p>149.998869513748</text:p>
          </table:table-cell>
          <table:table-cell table:formula="of:=([.$B360]-[.F359])*[.$J$3]+[.F359]" office:value-type="float" office:value="149.006941250881" calcext:value-type="float">
            <text:p>149.006941250881</text:p>
          </table:table-cell>
          <table:table-cell table:formula="of:=[.E360]-[.F360]" office:value-type="float" office:value="0.991928262867361" calcext:value-type="float">
            <text:p>0.991928262867361</text:p>
          </table:table-cell>
          <table:table-cell table:formula="of:=([.$G360]-[.H359])*[.$K$3]+[.H359]" office:value-type="float" office:value="1.1402511767345" calcext:value-type="float">
            <text:p>1.1402511767345</text:p>
          </table:table-cell>
          <table:table-cell table:number-columns-repeated="3"/>
        </table:table-row>
        <table:table-row table:style-name="ro1">
          <table:table-cell table:formula="of:=[.A360]+1" office:value-type="float" office:value="359" calcext:value-type="float">
            <text:p>359</text:p>
          </table:table-cell>
          <table:table-cell table:formula="of:=[.B360]" office:value-type="float" office:value="150" calcext:value-type="float">
            <text:p>150</text:p>
          </table:table-cell>
          <table:table-cell table:formula="of:=[.H361]-[.G361]" office:value-type="float" office:value="0.144173994574458" calcext:value-type="float">
            <text:p>0.144173994574458</text:p>
          </table:table-cell>
          <table:table-cell table:formula="of:=IF(AND([.C361]&lt;0;[.C360]&gt;0);1;IF(AND([.C361]&gt;0;[.C360]&lt;0);-1;0))" office:value-type="float" office:value="0" calcext:value-type="float">
            <text:p>0</text:p>
          </table:table-cell>
          <table:table-cell table:formula="of:=([.$B361]-[.E360])*[.$I$3]+[.E360]" office:value-type="float" office:value="149.998953253471" calcext:value-type="float">
            <text:p>149.998953253471</text:p>
          </table:table-cell>
          <table:table-cell table:formula="of:=([.$B361]-[.F360])*[.$J$3]+[.F360]" office:value-type="float" office:value="149.034914736772" calcext:value-type="float">
            <text:p>149.034914736772</text:p>
          </table:table-cell>
          <table:table-cell table:formula="of:=[.E361]-[.F361]" office:value-type="float" office:value="0.964038516699048" calcext:value-type="float">
            <text:p>0.964038516699048</text:p>
          </table:table-cell>
          <table:table-cell table:formula="of:=([.$G361]-[.H360])*[.$K$3]+[.H360]" office:value-type="float" office:value="1.10821251127351" calcext:value-type="float">
            <text:p>1.10821251127351</text:p>
          </table:table-cell>
          <table:table-cell table:number-columns-repeated="3"/>
        </table:table-row>
        <table:table-row table:style-name="ro1">
          <table:table-cell table:formula="of:=[.A361]+1" office:value-type="float" office:value="360" calcext:value-type="float">
            <text:p>360</text:p>
          </table:table-cell>
          <table:table-cell table:formula="of:=[.B361]" office:value-type="float" office:value="150" calcext:value-type="float">
            <text:p>150</text:p>
          </table:table-cell>
          <table:table-cell table:formula="of:=[.H362]-[.G362]" office:value-type="float" office:value="0.140139783954946" calcext:value-type="float">
            <text:p>0.140139783954946</text:p>
          </table:table-cell>
          <table:table-cell table:formula="of:=IF(AND([.C362]&lt;0;[.C361]&gt;0);1;IF(AND([.C362]&gt;0;[.C361]&lt;0);-1;0))" office:value-type="float" office:value="0" calcext:value-type="float">
            <text:p>0</text:p>
          </table:table-cell>
          <table:table-cell table:formula="of:=([.$B362]-[.E361])*[.$I$3]+[.E361]" office:value-type="float" office:value="149.999030790251" calcext:value-type="float">
            <text:p>149.999030790251</text:p>
          </table:table-cell>
          <table:table-cell table:formula="of:=([.$B362]-[.F361])*[.$J$3]+[.F361]" office:value-type="float" office:value="149.062100237144" calcext:value-type="float">
            <text:p>149.062100237144</text:p>
          </table:table-cell>
          <table:table-cell table:formula="of:=[.E362]-[.F362]" office:value-type="float" office:value="0.93693055310635" calcext:value-type="float">
            <text:p>0.93693055310635</text:p>
          </table:table-cell>
          <table:table-cell table:formula="of:=([.$G362]-[.H361])*[.$K$3]+[.H361]" office:value-type="float" office:value="1.0770703370613" calcext:value-type="float">
            <text:p>1.0770703370613</text:p>
          </table:table-cell>
          <table:table-cell table:number-columns-repeated="3"/>
        </table:table-row>
        <table:table-row table:style-name="ro1">
          <table:table-cell table:formula="of:=[.A362]+1" office:value-type="float" office:value="361" calcext:value-type="float">
            <text:p>361</text:p>
          </table:table-cell>
          <table:table-cell table:formula="of:=[.B362]" office:value-type="float" office:value="150" calcext:value-type="float">
            <text:p>150</text:p>
          </table:table-cell>
          <table:table-cell table:formula="of:=[.H363]-[.G363]" office:value-type="float" office:value="0.136217210948112" calcext:value-type="float">
            <text:p>0.136217210948112</text:p>
          </table:table-cell>
          <table:table-cell table:formula="of:=IF(AND([.C363]&lt;0;[.C362]&gt;0);1;IF(AND([.C363]&gt;0;[.C362]&lt;0);-1;0))" office:value-type="float" office:value="0" calcext:value-type="float">
            <text:p>0</text:p>
          </table:table-cell>
          <table:table-cell table:formula="of:=([.$B363]-[.E362])*[.$I$3]+[.E362]" office:value-type="float" office:value="149.999102583565" calcext:value-type="float">
            <text:p>149.999102583565</text:p>
          </table:table-cell>
          <table:table-cell table:formula="of:=([.$B363]-[.F362])*[.$J$3]+[.F362]" office:value-type="float" office:value="149.088519948774" calcext:value-type="float">
            <text:p>149.088519948774</text:p>
          </table:table-cell>
          <table:table-cell table:formula="of:=[.E363]-[.F363]" office:value-type="float" office:value="0.910582634791382" calcext:value-type="float">
            <text:p>0.910582634791382</text:p>
          </table:table-cell>
          <table:table-cell table:formula="of:=([.$G363]-[.H362])*[.$K$3]+[.H362]" office:value-type="float" office:value="1.04679984573949" calcext:value-type="float">
            <text:p>1.04679984573949</text:p>
          </table:table-cell>
          <table:table-cell table:number-columns-repeated="3"/>
        </table:table-row>
        <table:table-row table:style-name="ro1">
          <table:table-cell table:formula="of:=[.A363]+1" office:value-type="float" office:value="362" calcext:value-type="float">
            <text:p>362</text:p>
          </table:table-cell>
          <table:table-cell table:formula="of:=[.B363]" office:value-type="float" office:value="150" calcext:value-type="float">
            <text:p>150</text:p>
          </table:table-cell>
          <table:table-cell table:formula="of:=[.H364]-[.G364]" office:value-type="float" office:value="0.132403279137868" calcext:value-type="float">
            <text:p>0.132403279137868</text:p>
          </table:table-cell>
          <table:table-cell table:formula="of:=IF(AND([.C364]&lt;0;[.C363]&gt;0);1;IF(AND([.C364]&gt;0;[.C363]&lt;0);-1;0))" office:value-type="float" office:value="0" calcext:value-type="float">
            <text:p>0</text:p>
          </table:table-cell>
          <table:table-cell table:formula="of:=([.$B364]-[.E363])*[.$I$3]+[.E363]" office:value-type="float" office:value="149.999169058857" calcext:value-type="float">
            <text:p>149.999169058857</text:p>
          </table:table-cell>
          <table:table-cell table:formula="of:=([.$B364]-[.F363])*[.$J$3]+[.F363]" office:value-type="float" office:value="149.114195443175" calcext:value-type="float">
            <text:p>149.114195443175</text:p>
          </table:table-cell>
          <table:table-cell table:formula="of:=[.E364]-[.F364]" office:value-type="float" office:value="0.8849736156821" calcext:value-type="float">
            <text:p>0.8849736156821</text:p>
          </table:table-cell>
          <table:table-cell table:formula="of:=([.$G364]-[.H363])*[.$K$3]+[.H363]" office:value-type="float" office:value="1.01737689481997" calcext:value-type="float">
            <text:p>1.01737689481997</text:p>
          </table:table-cell>
          <table:table-cell table:number-columns-repeated="3"/>
        </table:table-row>
        <table:table-row table:style-name="ro1">
          <table:table-cell table:formula="of:=[.A364]+1" office:value-type="float" office:value="363" calcext:value-type="float">
            <text:p>363</text:p>
          </table:table-cell>
          <table:table-cell table:formula="of:=[.B364]" office:value-type="float" office:value="150" calcext:value-type="float">
            <text:p>150</text:p>
          </table:table-cell>
          <table:table-cell table:formula="of:=[.H365]-[.G365]" office:value-type="float" office:value="0.128695065528619" calcext:value-type="float">
            <text:p>0.128695065528619</text:p>
          </table:table-cell>
          <table:table-cell table:formula="of:=IF(AND([.C365]&lt;0;[.C364]&gt;0);1;IF(AND([.C365]&gt;0;[.C364]&lt;0);-1;0))" office:value-type="float" office:value="0" calcext:value-type="float">
            <text:p>0</text:p>
          </table:table-cell>
          <table:table-cell table:formula="of:=([.$B365]-[.E364])*[.$I$3]+[.E364]" office:value-type="float" office:value="149.999230610053" calcext:value-type="float">
            <text:p>149.999230610053</text:p>
          </table:table-cell>
          <table:table-cell table:formula="of:=([.$B365]-[.F364])*[.$J$3]+[.F364]" office:value-type="float" office:value="149.139147684212" calcext:value-type="float">
            <text:p>149.139147684212</text:p>
          </table:table-cell>
          <table:table-cell table:formula="of:=[.E365]-[.F365]" office:value-type="float" office:value="0.860082925840544" calcext:value-type="float">
            <text:p>0.860082925840544</text:p>
          </table:table-cell>
          <table:table-cell table:formula="of:=([.$G365]-[.H364])*[.$K$3]+[.H364]" office:value-type="float" office:value="0.988777991369163" calcext:value-type="float">
            <text:p>0.988777991369163</text:p>
          </table:table-cell>
          <table:table-cell table:number-columns-repeated="3"/>
        </table:table-row>
        <table:table-row table:style-name="ro1">
          <table:table-cell table:formula="of:=[.A365]+1" office:value-type="float" office:value="364" calcext:value-type="float">
            <text:p>364</text:p>
          </table:table-cell>
          <table:table-cell table:formula="of:=[.B365]" office:value-type="float" office:value="150" calcext:value-type="float">
            <text:p>150</text:p>
          </table:table-cell>
          <table:table-cell table:formula="of:=[.H366]-[.G366]" office:value-type="float" office:value="0.125089719290809" calcext:value-type="float">
            <text:p>0.125089719290809</text:p>
          </table:table-cell>
          <table:table-cell table:formula="of:=IF(AND([.C366]&lt;0;[.C365]&gt;0);1;IF(AND([.C366]&gt;0;[.C365]&lt;0);-1;0))" office:value-type="float" office:value="0" calcext:value-type="float">
            <text:p>0</text:p>
          </table:table-cell>
          <table:table-cell table:formula="of:=([.$B366]-[.E365])*[.$I$3]+[.E365]" office:value-type="float" office:value="149.999287601901" calcext:value-type="float">
            <text:p>149.999287601901</text:p>
          </table:table-cell>
          <table:table-cell table:formula="of:=([.$B366]-[.F365])*[.$J$3]+[.F365]" office:value-type="float" office:value="149.16339704522" calcext:value-type="float">
            <text:p>149.16339704522</text:p>
          </table:table-cell>
          <table:table-cell table:formula="of:=[.E366]-[.F366]" office:value-type="float" office:value="0.835890556680397" calcext:value-type="float">
            <text:p>0.835890556680397</text:p>
          </table:table-cell>
          <table:table-cell table:formula="of:=([.$G366]-[.H365])*[.$K$3]+[.H365]" office:value-type="float" office:value="0.960980275971206" calcext:value-type="float">
            <text:p>0.960980275971206</text:p>
          </table:table-cell>
          <table:table-cell table:number-columns-repeated="3"/>
        </table:table-row>
        <table:table-row table:style-name="ro1">
          <table:table-cell table:formula="of:=[.A366]+1" office:value-type="float" office:value="365" calcext:value-type="float">
            <text:p>365</text:p>
          </table:table-cell>
          <table:table-cell table:formula="of:=[.B366]" office:value-type="float" office:value="150" calcext:value-type="float">
            <text:p>150</text:p>
          </table:table-cell>
          <table:table-cell table:formula="of:=[.H367]-[.G367]" office:value-type="float" office:value="0.121584460481635" calcext:value-type="float">
            <text:p>0.121584460481635</text:p>
          </table:table-cell>
          <table:table-cell table:formula="of:=IF(AND([.C367]&lt;0;[.C366]&gt;0);1;IF(AND([.C367]&gt;0;[.C366]&lt;0);-1;0))" office:value-type="float" office:value="0" calcext:value-type="float">
            <text:p>0</text:p>
          </table:table-cell>
          <table:table-cell table:formula="of:=([.$B367]-[.E366])*[.$I$3]+[.E366]" office:value-type="float" office:value="149.99934037213" calcext:value-type="float">
            <text:p>149.99934037213</text:p>
          </table:table-cell>
          <table:table-cell table:formula="of:=([.$B367]-[.F366])*[.$J$3]+[.F366]" office:value-type="float" office:value="149.186963325636" calcext:value-type="float">
            <text:p>149.186963325636</text:p>
          </table:table-cell>
          <table:table-cell table:formula="of:=[.E367]-[.F367]" office:value-type="float" office:value="0.812377046493651" calcext:value-type="float">
            <text:p>0.812377046493651</text:p>
          </table:table-cell>
          <table:table-cell table:formula="of:=([.$G367]-[.H366])*[.$K$3]+[.H366]" office:value-type="float" office:value="0.933961506975287" calcext:value-type="float">
            <text:p>0.933961506975287</text:p>
          </table:table-cell>
          <table:table-cell table:number-columns-repeated="3"/>
        </table:table-row>
        <table:table-row table:style-name="ro1">
          <table:table-cell table:formula="of:=[.A367]+1" office:value-type="float" office:value="366" calcext:value-type="float">
            <text:p>366</text:p>
          </table:table-cell>
          <table:table-cell table:formula="of:=[.B367]" office:value-type="float" office:value="150" calcext:value-type="float">
            <text:p>150</text:p>
          </table:table-cell>
          <table:table-cell table:formula="of:=[.H368]-[.G368]" office:value-type="float" office:value="0.118176578745781" calcext:value-type="float">
            <text:p>0.118176578745781</text:p>
          </table:table-cell>
          <table:table-cell table:formula="of:=IF(AND([.C368]&lt;0;[.C367]&gt;0);1;IF(AND([.C368]&gt;0;[.C367]&lt;0);-1;0))" office:value-type="float" office:value="0" calcext:value-type="float">
            <text:p>0</text:p>
          </table:table-cell>
          <table:table-cell table:formula="of:=([.$B368]-[.E367])*[.$I$3]+[.E367]" office:value-type="float" office:value="149.999389233454" calcext:value-type="float">
            <text:p>149.999389233454</text:p>
          </table:table-cell>
          <table:table-cell table:formula="of:=([.$B368]-[.F367])*[.$J$3]+[.F367]" office:value-type="float" office:value="149.209865767168" calcext:value-type="float">
            <text:p>149.209865767168</text:p>
          </table:table-cell>
          <table:table-cell table:formula="of:=[.E368]-[.F368]" office:value-type="float" office:value="0.789523466285999" calcext:value-type="float">
            <text:p>0.789523466285999</text:p>
          </table:table-cell>
          <table:table-cell table:formula="of:=([.$G368]-[.H367])*[.$K$3]+[.H367]" office:value-type="float" office:value="0.90770004503178" calcext:value-type="float">
            <text:p>0.90770004503178</text:p>
          </table:table-cell>
          <table:table-cell table:number-columns-repeated="3"/>
        </table:table-row>
        <table:table-row table:style-name="ro1">
          <table:table-cell table:formula="of:=[.A368]+1" office:value-type="float" office:value="367" calcext:value-type="float">
            <text:p>367</text:p>
          </table:table-cell>
          <table:table-cell table:formula="of:=[.B368]" office:value-type="float" office:value="150" calcext:value-type="float">
            <text:p>150</text:p>
          </table:table-cell>
          <table:table-cell table:formula="of:=[.H369]-[.G369]" office:value-type="float" office:value="0.114863432001293" calcext:value-type="float">
            <text:p>0.114863432001293</text:p>
          </table:table-cell>
          <table:table-cell table:formula="of:=IF(AND([.C369]&lt;0;[.C368]&gt;0);1;IF(AND([.C369]&gt;0;[.C368]&lt;0);-1;0))" office:value-type="float" office:value="0" calcext:value-type="float">
            <text:p>0</text:p>
          </table:table-cell>
          <table:table-cell table:formula="of:=([.$B369]-[.E368])*[.$I$3]+[.E368]" office:value-type="float" office:value="149.99943447542" calcext:value-type="float">
            <text:p>149.99943447542</text:p>
          </table:table-cell>
          <table:table-cell table:formula="of:=([.$B369]-[.F368])*[.$J$3]+[.F368]" office:value-type="float" office:value="149.232123069501" calcext:value-type="float">
            <text:p>149.232123069501</text:p>
          </table:table-cell>
          <table:table-cell table:formula="of:=[.E369]-[.F369]" office:value-type="float" office:value="0.767311405919088" calcext:value-type="float">
            <text:p>0.767311405919088</text:p>
          </table:table-cell>
          <table:table-cell table:formula="of:=([.$G369]-[.H368])*[.$K$3]+[.H368]" office:value-type="float" office:value="0.882174837920381" calcext:value-type="float">
            <text:p>0.882174837920381</text:p>
          </table:table-cell>
          <table:table-cell table:number-columns-repeated="3"/>
        </table:table-row>
        <table:table-row table:style-name="ro1">
          <table:table-cell table:formula="of:=[.A369]+1" office:value-type="float" office:value="368" calcext:value-type="float">
            <text:p>368</text:p>
          </table:table-cell>
          <table:table-cell table:formula="of:=[.B369]" office:value-type="float" office:value="150" calcext:value-type="float">
            <text:p>150</text:p>
          </table:table-cell>
          <table:table-cell table:formula="of:=[.H370]-[.G370]" office:value-type="float" office:value="0.111642445114421" calcext:value-type="float">
            <text:p>0.111642445114421</text:p>
          </table:table-cell>
          <table:table-cell table:formula="of:=IF(AND([.C370]&lt;0;[.C369]&gt;0);1;IF(AND([.C370]&gt;0;[.C369]&lt;0);-1;0))" office:value-type="float" office:value="0" calcext:value-type="float">
            <text:p>0</text:p>
          </table:table-cell>
          <table:table-cell table:formula="of:=([.$B370]-[.E369])*[.$I$3]+[.E369]" office:value-type="float" office:value="149.99947636613" calcext:value-type="float">
            <text:p>149.99947636613</text:p>
          </table:table-cell>
          <table:table-cell table:formula="of:=([.$B370]-[.F369])*[.$J$3]+[.F369]" office:value-type="float" office:value="149.253753405572" calcext:value-type="float">
            <text:p>149.253753405572</text:p>
          </table:table-cell>
          <table:table-cell table:formula="of:=[.E370]-[.F370]" office:value-type="float" office:value="0.745722960558311" calcext:value-type="float">
            <text:p>0.745722960558311</text:p>
          </table:table-cell>
          <table:table-cell table:formula="of:=([.$G370]-[.H369])*[.$K$3]+[.H369]" office:value-type="float" office:value="0.857365405672732" calcext:value-type="float">
            <text:p>0.857365405672732</text:p>
          </table:table-cell>
          <table:table-cell table:number-columns-repeated="3"/>
        </table:table-row>
        <table:table-row table:style-name="ro1">
          <table:table-cell table:formula="of:=[.A370]+1" office:value-type="float" office:value="369" calcext:value-type="float">
            <text:p>369</text:p>
          </table:table-cell>
          <table:table-cell table:formula="of:=[.B370]" office:value-type="float" office:value="150" calcext:value-type="float">
            <text:p>150</text:p>
          </table:table-cell>
          <table:table-cell table:formula="of:=[.H371]-[.G371]" office:value-type="float" office:value="0.108511108567611" calcext:value-type="float">
            <text:p>0.108511108567611</text:p>
          </table:table-cell>
          <table:table-cell table:formula="of:=IF(AND([.C371]&lt;0;[.C370]&gt;0);1;IF(AND([.C371]&gt;0;[.C370]&lt;0);-1;0))" office:value-type="float" office:value="0" calcext:value-type="float">
            <text:p>0</text:p>
          </table:table-cell>
          <table:table-cell table:formula="of:=([.$B371]-[.E370])*[.$I$3]+[.E370]" office:value-type="float" office:value="149.999515153824" calcext:value-type="float">
            <text:p>149.999515153824</text:p>
          </table:table-cell>
          <table:table-cell table:formula="of:=([.$B371]-[.F370])*[.$J$3]+[.F370]" office:value-type="float" office:value="149.2747744364" calcext:value-type="float">
            <text:p>149.2747744364</text:p>
          </table:table-cell>
          <table:table-cell table:formula="of:=[.E371]-[.F371]" office:value-type="float" office:value="0.72474071742343" calcext:value-type="float">
            <text:p>0.72474071742343</text:p>
          </table:table-cell>
          <table:table-cell table:formula="of:=([.$G371]-[.H370])*[.$K$3]+[.H370]" office:value-type="float" office:value="0.833251825991041" calcext:value-type="float">
            <text:p>0.833251825991041</text:p>
          </table:table-cell>
          <table:table-cell table:number-columns-repeated="3"/>
        </table:table-row>
        <table:table-row table:style-name="ro1">
          <table:table-cell table:formula="of:=[.A371]+1" office:value-type="float" office:value="370" calcext:value-type="float">
            <text:p>370</text:p>
          </table:table-cell>
          <table:table-cell table:formula="of:=[.B371]" office:value-type="float" office:value="150" calcext:value-type="float">
            <text:p>150</text:p>
          </table:table-cell>
          <table:table-cell table:formula="of:=[.H372]-[.G372]" office:value-type="float" office:value="0.105466977123986" calcext:value-type="float">
            <text:p>0.105466977123986</text:p>
          </table:table-cell>
          <table:table-cell table:formula="of:=IF(AND([.C372]&lt;0;[.C371]&gt;0);1;IF(AND([.C372]&gt;0;[.C371]&lt;0);-1;0))" office:value-type="float" office:value="0" calcext:value-type="float">
            <text:p>0</text:p>
          </table:table-cell>
          <table:table-cell table:formula="of:=([.$B372]-[.E371])*[.$I$3]+[.E371]" office:value-type="float" office:value="149.999551068355" calcext:value-type="float">
            <text:p>149.999551068355</text:p>
          </table:table-cell>
          <table:table-cell table:formula="of:=([.$B372]-[.F371])*[.$J$3]+[.F371]" office:value-type="float" office:value="149.295203325516" calcext:value-type="float">
            <text:p>149.295203325516</text:p>
          </table:table-cell>
          <table:table-cell table:formula="of:=[.E372]-[.F372]" office:value-type="float" office:value="0.704347742839502" calcext:value-type="float">
            <text:p>0.704347742839502</text:p>
          </table:table-cell>
          <table:table-cell table:formula="of:=([.$G372]-[.H371])*[.$K$3]+[.H371]" office:value-type="float" office:value="0.809814719963488" calcext:value-type="float">
            <text:p>0.809814719963488</text:p>
          </table:table-cell>
          <table:table-cell table:number-columns-repeated="3"/>
        </table:table-row>
        <table:table-row table:style-name="ro1">
          <table:table-cell table:formula="of:=[.A372]+1" office:value-type="float" office:value="371" calcext:value-type="float">
            <text:p>371</text:p>
          </table:table-cell>
          <table:table-cell table:formula="of:=[.B372]" office:value-type="float" office:value="150" calcext:value-type="float">
            <text:p>150</text:p>
          </table:table-cell>
          <table:table-cell table:formula="of:=[.H373]-[.G373]" office:value-type="float" office:value="0.102507668491362" calcext:value-type="float">
            <text:p>0.102507668491362</text:p>
          </table:table-cell>
          <table:table-cell table:formula="of:=IF(AND([.C373]&lt;0;[.C372]&gt;0);1;IF(AND([.C373]&gt;0;[.C372]&lt;0);-1;0))" office:value-type="float" office:value="0" calcext:value-type="float">
            <text:p>0</text:p>
          </table:table-cell>
          <table:table-cell table:formula="of:=([.$B373]-[.E372])*[.$I$3]+[.E372]" office:value-type="float" office:value="149.999584322551" calcext:value-type="float">
            <text:p>149.999584322551</text:p>
          </table:table-cell>
          <table:table-cell table:formula="of:=([.$B373]-[.F372])*[.$J$3]+[.F372]" office:value-type="float" office:value="149.315056752966" calcext:value-type="float">
            <text:p>149.315056752966</text:p>
          </table:table-cell>
          <table:table-cell table:formula="of:=[.E373]-[.F373]" office:value-type="float" office:value="0.684527569585157" calcext:value-type="float">
            <text:p>0.684527569585157</text:p>
          </table:table-cell>
          <table:table-cell table:formula="of:=([.$G373]-[.H372])*[.$K$3]+[.H372]" office:value-type="float" office:value="0.787035238076519" calcext:value-type="float">
            <text:p>0.787035238076519</text:p>
          </table:table-cell>
          <table:table-cell table:number-columns-repeated="3"/>
        </table:table-row>
        <table:table-row table:style-name="ro1">
          <table:table-cell table:formula="of:=[.A373]+1" office:value-type="float" office:value="372" calcext:value-type="float">
            <text:p>372</text:p>
          </table:table-cell>
          <table:table-cell table:formula="of:=[.B373]" office:value-type="float" office:value="150" calcext:value-type="float">
            <text:p>150</text:p>
          </table:table-cell>
          <table:table-cell table:formula="of:=[.H374]-[.G374]" office:value-type="float" office:value="0.0996308619889302" calcext:value-type="float">
            <text:p>0.09963086198893</text:p>
          </table:table-cell>
          <table:table-cell table:formula="of:=IF(AND([.C374]&lt;0;[.C373]&gt;0);1;IF(AND([.C374]&gt;0;[.C373]&lt;0);-1;0))" office:value-type="float" office:value="0" calcext:value-type="float">
            <text:p>0</text:p>
          </table:table-cell>
          <table:table-cell table:formula="of:=([.$B374]-[.E373])*[.$I$3]+[.E373]" office:value-type="float" office:value="149.999615113473" calcext:value-type="float">
            <text:p>149.999615113473</text:p>
          </table:table-cell>
          <table:table-cell table:formula="of:=([.$B374]-[.F373])*[.$J$3]+[.F373]" office:value-type="float" office:value="149.334350928939" calcext:value-type="float">
            <text:p>149.334350928939</text:p>
          </table:table-cell>
          <table:table-cell table:formula="of:=[.E374]-[.F374]" office:value-type="float" office:value="0.665264184534493" calcext:value-type="float">
            <text:p>0.665264184534493</text:p>
          </table:table-cell>
          <table:table-cell table:formula="of:=([.$G374]-[.H373])*[.$K$3]+[.H373]" office:value-type="float" office:value="0.764895046523423" calcext:value-type="float">
            <text:p>0.764895046523423</text:p>
          </table:table-cell>
          <table:table-cell table:number-columns-repeated="3"/>
        </table:table-row>
        <table:table-row table:style-name="ro1">
          <table:table-cell table:formula="of:=[.A374]+1" office:value-type="float" office:value="373" calcext:value-type="float">
            <text:p>373</text:p>
          </table:table-cell>
          <table:table-cell table:formula="of:=[.B374]" office:value-type="float" office:value="150" calcext:value-type="float">
            <text:p>150</text:p>
          </table:table-cell>
          <table:table-cell table:formula="of:=[.H375]-[.G375]" office:value-type="float" office:value="0.096834297218659" calcext:value-type="float">
            <text:p>0.096834297218659</text:p>
          </table:table-cell>
          <table:table-cell table:formula="of:=IF(AND([.C375]&lt;0;[.C374]&gt;0);1;IF(AND([.C375]&gt;0;[.C374]&lt;0);-1;0))" office:value-type="float" office:value="0" calcext:value-type="float">
            <text:p>0</text:p>
          </table:table-cell>
          <table:table-cell table:formula="of:=([.$B375]-[.E374])*[.$I$3]+[.E374]" office:value-type="float" office:value="149.999643623587" calcext:value-type="float">
            <text:p>149.999643623587</text:p>
          </table:table-cell>
          <table:table-cell table:formula="of:=([.$B375]-[.F374])*[.$J$3]+[.F374]" office:value-type="float" office:value="149.353101606997" calcext:value-type="float">
            <text:p>149.353101606997</text:p>
          </table:table-cell>
          <table:table-cell table:formula="of:=[.E375]-[.F375]" office:value-type="float" office:value="0.646542016589507" calcext:value-type="float">
            <text:p>0.646542016589507</text:p>
          </table:table-cell>
          <table:table-cell table:formula="of:=([.$G375]-[.H374])*[.$K$3]+[.H374]" office:value-type="float" office:value="0.743376313808166" calcext:value-type="float">
            <text:p>0.743376313808166</text:p>
          </table:table-cell>
          <table:table-cell table:number-columns-repeated="3"/>
        </table:table-row>
        <table:table-row table:style-name="ro1">
          <table:table-cell table:formula="of:=[.A375]+1" office:value-type="float" office:value="374" calcext:value-type="float">
            <text:p>374</text:p>
          </table:table-cell>
          <table:table-cell table:formula="of:=[.B375]" office:value-type="float" office:value="150" calcext:value-type="float">
            <text:p>150</text:p>
          </table:table-cell>
          <table:table-cell table:formula="of:=[.H376]-[.G376]" office:value-type="float" office:value="0.0941157727441816" calcext:value-type="float">
            <text:p>0.094115772744182</text:p>
          </table:table-cell>
          <table:table-cell table:formula="of:=IF(AND([.C376]&lt;0;[.C375]&gt;0);1;IF(AND([.C376]&gt;0;[.C375]&lt;0);-1;0))" office:value-type="float" office:value="0" calcext:value-type="float">
            <text:p>0</text:p>
          </table:table-cell>
          <table:table-cell table:formula="of:=([.$B376]-[.E375])*[.$I$3]+[.E375]" office:value-type="float" office:value="149.999670021839" calcext:value-type="float">
            <text:p>149.999670021839</text:p>
          </table:table-cell>
          <table:table-cell table:formula="of:=([.$B376]-[.F375])*[.$J$3]+[.F375]" office:value-type="float" office:value="149.371324096941" calcext:value-type="float">
            <text:p>149.371324096941</text:p>
          </table:table-cell>
          <table:table-cell table:formula="of:=[.E376]-[.F376]" office:value-type="float" office:value="0.628345924898611" calcext:value-type="float">
            <text:p>0.628345924898611</text:p>
          </table:table-cell>
          <table:table-cell table:formula="of:=([.$G376]-[.H375])*[.$K$3]+[.H375]" office:value-type="float" office:value="0.722461697642792" calcext:value-type="float">
            <text:p>0.722461697642792</text:p>
          </table:table-cell>
          <table:table-cell table:number-columns-repeated="3"/>
        </table:table-row>
        <table:table-row table:style-name="ro1">
          <table:table-cell table:formula="of:=[.A376]+1" office:value-type="float" office:value="375" calcext:value-type="float">
            <text:p>375</text:p>
          </table:table-cell>
          <table:table-cell table:formula="of:=[.B376]" office:value-type="float" office:value="150" calcext:value-type="float">
            <text:p>150</text:p>
          </table:table-cell>
          <table:table-cell table:formula="of:=[.H377]-[.G377]" office:value-type="float" office:value="0.091473144778904" calcext:value-type="float">
            <text:p>0.091473144778904</text:p>
          </table:table-cell>
          <table:table-cell table:formula="of:=IF(AND([.C377]&lt;0;[.C376]&gt;0);1;IF(AND([.C377]&gt;0;[.C376]&lt;0);-1;0))" office:value-type="float" office:value="0" calcext:value-type="float">
            <text:p>0</text:p>
          </table:table-cell>
          <table:table-cell table:formula="of:=([.$B377]-[.E376])*[.$I$3]+[.E376]" office:value-type="float" office:value="149.999694464666" calcext:value-type="float">
            <text:p>149.999694464666</text:p>
          </table:table-cell>
          <table:table-cell table:formula="of:=([.$B377]-[.F376])*[.$J$3]+[.F376]" office:value-type="float" office:value="149.389033277309" calcext:value-type="float">
            <text:p>149.389033277309</text:p>
          </table:table-cell>
          <table:table-cell table:formula="of:=[.E377]-[.F377]" office:value-type="float" office:value="0.610661187357465" calcext:value-type="float">
            <text:p>0.610661187357465</text:p>
          </table:table-cell>
          <table:table-cell table:formula="of:=([.$G377]-[.H376])*[.$K$3]+[.H376]" office:value-type="float" office:value="0.702134332136369" calcext:value-type="float">
            <text:p>0.702134332136369</text:p>
          </table:table-cell>
          <table:table-cell table:number-columns-repeated="3"/>
        </table:table-row>
        <table:table-row table:style-name="ro1">
          <table:table-cell table:formula="of:=[.A377]+1" office:value-type="float" office:value="376" calcext:value-type="float">
            <text:p>376</text:p>
          </table:table-cell>
          <table:table-cell table:formula="of:=[.B377]" office:value-type="float" office:value="150" calcext:value-type="float">
            <text:p>150</text:p>
          </table:table-cell>
          <table:table-cell table:formula="of:=[.H378]-[.G378]" office:value-type="float" office:value="0.0889043258852357" calcext:value-type="float">
            <text:p>0.088904325885236</text:p>
          </table:table-cell>
          <table:table-cell table:formula="of:=IF(AND([.C378]&lt;0;[.C377]&gt;0);1;IF(AND([.C378]&gt;0;[.C377]&lt;0);-1;0))" office:value-type="float" office:value="0" calcext:value-type="float">
            <text:p>0</text:p>
          </table:table-cell>
          <table:table-cell table:formula="of:=([.$B378]-[.E377])*[.$I$3]+[.E377]" office:value-type="float" office:value="149.999717096913" calcext:value-type="float">
            <text:p>149.999717096913</text:p>
          </table:table-cell>
          <table:table-cell table:formula="of:=([.$B378]-[.F377])*[.$J$3]+[.F377]" office:value-type="float" office:value="149.406243607525" calcext:value-type="float">
            <text:p>149.406243607525</text:p>
          </table:table-cell>
          <table:table-cell table:formula="of:=[.E378]-[.F378]" office:value-type="float" office:value="0.593473489387748" calcext:value-type="float">
            <text:p>0.593473489387748</text:p>
          </table:table-cell>
          <table:table-cell table:formula="of:=([.$G378]-[.H377])*[.$K$3]+[.H377]" office:value-type="float" office:value="0.682377815272983" calcext:value-type="float">
            <text:p>0.682377815272983</text:p>
          </table:table-cell>
          <table:table-cell table:number-columns-repeated="3"/>
        </table:table-row>
        <table:table-row table:style-name="ro1">
          <table:table-cell table:formula="of:=[.A378]+1" office:value-type="float" office:value="377" calcext:value-type="float">
            <text:p>377</text:p>
          </table:table-cell>
          <table:table-cell table:formula="of:=[.B378]" office:value-type="float" office:value="150" calcext:value-type="float">
            <text:p>150</text:p>
          </table:table-cell>
          <table:table-cell table:formula="of:=[.H379]-[.G379]" office:value-type="float" office:value="0.0864072836864337" calcext:value-type="float">
            <text:p>0.086407283686434</text:p>
          </table:table-cell>
          <table:table-cell table:formula="of:=IF(AND([.C379]&lt;0;[.C378]&gt;0);1;IF(AND([.C379]&gt;0;[.C378]&lt;0);-1;0))" office:value-type="float" office:value="0" calcext:value-type="float">
            <text:p>0</text:p>
          </table:table-cell>
          <table:table-cell table:formula="of:=([.$B379]-[.E378])*[.$I$3]+[.E378]" office:value-type="float" office:value="149.999738052697" calcext:value-type="float">
            <text:p>149.999738052697</text:p>
          </table:table-cell>
          <table:table-cell table:formula="of:=([.$B379]-[.F378])*[.$J$3]+[.F378]" office:value-type="float" office:value="149.422969139708" calcext:value-type="float">
            <text:p>149.422969139708</text:p>
          </table:table-cell>
          <table:table-cell table:formula="of:=[.E379]-[.F379]" office:value-type="float" office:value="0.576768912989564" calcext:value-type="float">
            <text:p>0.576768912989564</text:p>
          </table:table-cell>
          <table:table-cell table:formula="of:=([.$G379]-[.H378])*[.$K$3]+[.H378]" office:value-type="float" office:value="0.663176196675998" calcext:value-type="float">
            <text:p>0.663176196675998</text:p>
          </table:table-cell>
          <table:table-cell table:number-columns-repeated="3"/>
        </table:table-row>
        <table:table-row table:style-name="ro1">
          <table:table-cell table:formula="of:=[.A379]+1" office:value-type="float" office:value="378" calcext:value-type="float">
            <text:p>378</text:p>
          </table:table-cell>
          <table:table-cell table:formula="of:=[.B379]" office:value-type="float" office:value="150" calcext:value-type="float">
            <text:p>150</text:p>
          </table:table-cell>
          <table:table-cell table:formula="of:=[.H380]-[.G380]" office:value-type="float" office:value="0.0839800395926956" calcext:value-type="float">
            <text:p>0.083980039592696</text:p>
          </table:table-cell>
          <table:table-cell table:formula="of:=IF(AND([.C380]&lt;0;[.C379]&gt;0);1;IF(AND([.C380]&gt;0;[.C379]&lt;0);-1;0))" office:value-type="float" office:value="0" calcext:value-type="float">
            <text:p>0</text:p>
          </table:table-cell>
          <table:table-cell table:formula="of:=([.$B380]-[.E379])*[.$I$3]+[.E379]" office:value-type="float" office:value="149.999757456201" calcext:value-type="float">
            <text:p>149.999757456201</text:p>
          </table:table-cell>
          <table:table-cell table:formula="of:=([.$B380]-[.F379])*[.$J$3]+[.F379]" office:value-type="float" office:value="149.439223530139" calcext:value-type="float">
            <text:p>149.439223530139</text:p>
          </table:table-cell>
          <table:table-cell table:formula="of:=[.E380]-[.F380]" office:value-type="float" office:value="0.560533926062703" calcext:value-type="float">
            <text:p>0.560533926062703</text:p>
          </table:table-cell>
          <table:table-cell table:formula="of:=([.$G380]-[.H379])*[.$K$3]+[.H379]" office:value-type="float" office:value="0.644513965655399" calcext:value-type="float">
            <text:p>0.644513965655399</text:p>
          </table:table-cell>
          <table:table-cell table:number-columns-repeated="3"/>
        </table:table-row>
        <table:table-row table:style-name="ro1">
          <table:table-cell table:formula="of:=[.A380]+1" office:value-type="float" office:value="379" calcext:value-type="float">
            <text:p>379</text:p>
          </table:table-cell>
          <table:table-cell table:formula="of:=[.B380]" office:value-type="float" office:value="150" calcext:value-type="float">
            <text:p>150</text:p>
          </table:table-cell>
          <table:table-cell table:formula="of:=[.H381]-[.G381]" office:value-type="float" office:value="0.0816206675426093" calcext:value-type="float">
            <text:p>0.081620667542609</text:p>
          </table:table-cell>
          <table:table-cell table:formula="of:=IF(AND([.C381]&lt;0;[.C380]&gt;0);1;IF(AND([.C381]&gt;0;[.C380]&lt;0);-1;0))" office:value-type="float" office:value="0" calcext:value-type="float">
            <text:p>0</text:p>
          </table:table-cell>
          <table:table-cell table:formula="of:=([.$B381]-[.E380])*[.$I$3]+[.E380]" office:value-type="float" office:value="149.999775422409" calcext:value-type="float">
            <text:p>149.999775422409</text:p>
          </table:table-cell>
          <table:table-cell table:formula="of:=([.$B381]-[.F380])*[.$J$3]+[.F380]" office:value-type="float" office:value="149.455020050416" calcext:value-type="float">
            <text:p>149.455020050416</text:p>
          </table:table-cell>
          <table:table-cell table:formula="of:=[.E381]-[.F381]" office:value-type="float" office:value="0.54475537199221" calcext:value-type="float">
            <text:p>0.54475537199221</text:p>
          </table:table-cell>
          <table:table-cell table:formula="of:=([.$G381]-[.H380])*[.$K$3]+[.H380]" office:value-type="float" office:value="0.626376039534819" calcext:value-type="float">
            <text:p>0.626376039534819</text:p>
          </table:table-cell>
          <table:table-cell table:number-columns-repeated="3"/>
        </table:table-row>
        <table:table-row table:style-name="ro1">
          <table:table-cell table:formula="of:=[.A381]+1" office:value-type="float" office:value="380" calcext:value-type="float">
            <text:p>380</text:p>
          </table:table-cell>
          <table:table-cell table:formula="of:=[.B381]" office:value-type="float" office:value="150" calcext:value-type="float">
            <text:p>150</text:p>
          </table:table-cell>
          <table:table-cell table:formula="of:=[.H382]-[.G382]" office:value-type="float" office:value="0.0793272927608866" calcext:value-type="float">
            <text:p>0.079327292760887</text:p>
          </table:table-cell>
          <table:table-cell table:formula="of:=IF(AND([.C382]&lt;0;[.C381]&gt;0);1;IF(AND([.C382]&gt;0;[.C381]&lt;0);-1;0))" office:value-type="float" office:value="0" calcext:value-type="float">
            <text:p>0</text:p>
          </table:table-cell>
          <table:table-cell table:formula="of:=([.$B382]-[.E381])*[.$I$3]+[.E381]" office:value-type="float" office:value="149.999792057786" calcext:value-type="float">
            <text:p>149.999792057786</text:p>
          </table:table-cell>
          <table:table-cell table:formula="of:=([.$B382]-[.F381])*[.$J$3]+[.F381]" office:value-type="float" office:value="149.470371598292" calcext:value-type="float">
            <text:p>149.470371598292</text:p>
          </table:table-cell>
          <table:table-cell table:formula="of:=[.E382]-[.F382]" office:value-type="float" office:value="0.529420459493736" calcext:value-type="float">
            <text:p>0.529420459493736</text:p>
          </table:table-cell>
          <table:table-cell table:formula="of:=([.$G382]-[.H381])*[.$K$3]+[.H381]" office:value-type="float" office:value="0.608747752254622" calcext:value-type="float">
            <text:p>0.608747752254622</text:p>
          </table:table-cell>
          <table:table-cell table:number-columns-repeated="3"/>
        </table:table-row>
        <table:table-row table:style-name="ro1">
          <table:table-cell table:formula="of:=[.A382]+1" office:value-type="float" office:value="381" calcext:value-type="float">
            <text:p>381</text:p>
          </table:table-cell>
          <table:table-cell table:formula="of:=[.B382]" office:value-type="float" office:value="150" calcext:value-type="float">
            <text:p>150</text:p>
          </table:table-cell>
          <table:table-cell table:formula="of:=[.H383]-[.G383]" office:value-type="float" office:value="0.0770980905336999" calcext:value-type="float">
            <text:p>0.0770980905337</text:p>
          </table:table-cell>
          <table:table-cell table:formula="of:=IF(AND([.C383]&lt;0;[.C382]&gt;0);1;IF(AND([.C383]&gt;0;[.C382]&lt;0);-1;0))" office:value-type="float" office:value="0" calcext:value-type="float">
            <text:p>0</text:p>
          </table:table-cell>
          <table:table-cell table:formula="of:=([.$B383]-[.E382])*[.$I$3]+[.E382]" office:value-type="float" office:value="149.999807460913" calcext:value-type="float">
            <text:p>149.999807460913</text:p>
          </table:table-cell>
          <table:table-cell table:formula="of:=([.$B383]-[.F382])*[.$J$3]+[.F382]" office:value-type="float" office:value="149.485290708199" calcext:value-type="float">
            <text:p>149.485290708199</text:p>
          </table:table-cell>
          <table:table-cell table:formula="of:=[.E383]-[.F383]" office:value-type="float" office:value="0.514516752713433" calcext:value-type="float">
            <text:p>0.514516752713433</text:p>
          </table:table-cell>
          <table:table-cell table:formula="of:=([.$G383]-[.H382])*[.$K$3]+[.H382]" office:value-type="float" office:value="0.591614843247133" calcext:value-type="float">
            <text:p>0.591614843247133</text:p>
          </table:table-cell>
          <table:table-cell table:number-columns-repeated="3"/>
        </table:table-row>
        <table:table-row table:style-name="ro1">
          <table:table-cell table:formula="of:=[.A383]+1" office:value-type="float" office:value="382" calcext:value-type="float">
            <text:p>382</text:p>
          </table:table-cell>
          <table:table-cell table:formula="of:=[.B383]" office:value-type="float" office:value="150" calcext:value-type="float">
            <text:p>150</text:p>
          </table:table-cell>
          <table:table-cell table:formula="of:=[.H384]-[.G384]" office:value-type="float" office:value="0.0749312850021184" calcext:value-type="float">
            <text:p>0.074931285002119</text:p>
          </table:table-cell>
          <table:table-cell table:formula="of:=IF(AND([.C384]&lt;0;[.C383]&gt;0);1;IF(AND([.C384]&gt;0;[.C383]&lt;0);-1;0))" office:value-type="float" office:value="0" calcext:value-type="float">
            <text:p>0</text:p>
          </table:table-cell>
          <table:table-cell table:formula="of:=([.$B384]-[.E383])*[.$I$3]+[.E383]" office:value-type="float" office:value="149.999821723067" calcext:value-type="float">
            <text:p>149.999821723067</text:p>
          </table:table-cell>
          <table:table-cell table:formula="of:=([.$B384]-[.F383])*[.$J$3]+[.F383]" office:value-type="float" office:value="149.499789561489" calcext:value-type="float">
            <text:p>149.499789561489</text:p>
          </table:table-cell>
          <table:table-cell table:formula="of:=[.E384]-[.F384]" office:value-type="float" office:value="0.500032161577877" calcext:value-type="float">
            <text:p>0.500032161577877</text:p>
          </table:table-cell>
          <table:table-cell table:formula="of:=([.$G384]-[.H383])*[.$K$3]+[.H383]" office:value-type="float" office:value="0.574963446579996" calcext:value-type="float">
            <text:p>0.574963446579996</text:p>
          </table:table-cell>
          <table:table-cell table:number-columns-repeated="3"/>
        </table:table-row>
        <table:table-row table:style-name="ro1">
          <table:table-cell table:formula="of:=[.A384]+1" office:value-type="float" office:value="383" calcext:value-type="float">
            <text:p>383</text:p>
          </table:table-cell>
          <table:table-cell table:formula="of:=[.B384]" office:value-type="float" office:value="150" calcext:value-type="float">
            <text:p>150</text:p>
          </table:table-cell>
          <table:table-cell table:formula="of:=[.H385]-[.G385]" office:value-type="float" office:value="0.072825147974469" calcext:value-type="float">
            <text:p>0.072825147974469</text:p>
          </table:table-cell>
          <table:table-cell table:formula="of:=IF(AND([.C385]&lt;0;[.C384]&gt;0);1;IF(AND([.C385]&gt;0;[.C384]&lt;0);-1;0))" office:value-type="float" office:value="0" calcext:value-type="float">
            <text:p>0</text:p>
          </table:table-cell>
          <table:table-cell table:formula="of:=([.$B385]-[.E384])*[.$I$3]+[.E384]" office:value-type="float" office:value="149.999834928766" calcext:value-type="float">
            <text:p>149.999834928766</text:p>
          </table:table-cell>
          <table:table-cell table:formula="of:=([.$B385]-[.F384])*[.$J$3]+[.F384]" office:value-type="float" office:value="149.513879996377" calcext:value-type="float">
            <text:p>149.513879996377</text:p>
          </table:table-cell>
          <table:table-cell table:formula="of:=[.E385]-[.F385]" office:value-type="float" office:value="0.485954932388978" calcext:value-type="float">
            <text:p>0.485954932388978</text:p>
          </table:table-cell>
          <table:table-cell table:formula="of:=([.$G385]-[.H384])*[.$K$3]+[.H384]" office:value-type="float" office:value="0.558780080363447" calcext:value-type="float">
            <text:p>0.558780080363447</text:p>
          </table:table-cell>
          <table:table-cell table:number-columns-repeated="3"/>
        </table:table-row>
        <table:table-row table:style-name="ro1">
          <table:table-cell table:formula="of:=[.A385]+1" office:value-type="float" office:value="384" calcext:value-type="float">
            <text:p>384</text:p>
          </table:table-cell>
          <table:table-cell table:formula="of:=[.B385]" office:value-type="float" office:value="150" calcext:value-type="float">
            <text:p>150</text:p>
          </table:table-cell>
          <table:table-cell table:formula="of:=[.H386]-[.G386]" office:value-type="float" office:value="0.0707779977582037" calcext:value-type="float">
            <text:p>0.070777997758204</text:p>
          </table:table-cell>
          <table:table-cell table:formula="of:=IF(AND([.C386]&lt;0;[.C385]&gt;0);1;IF(AND([.C386]&gt;0;[.C385]&lt;0);-1;0))" office:value-type="float" office:value="0" calcext:value-type="float">
            <text:p>0</text:p>
          </table:table-cell>
          <table:table-cell table:formula="of:=([.$B386]-[.E385])*[.$I$3]+[.E385]" office:value-type="float" office:value="149.999847156265" calcext:value-type="float">
            <text:p>149.999847156265</text:p>
          </table:table-cell>
          <table:table-cell table:formula="of:=([.$B386]-[.F385])*[.$J$3]+[.F385]" office:value-type="float" office:value="149.527573517606" calcext:value-type="float">
            <text:p>149.527573517606</text:p>
          </table:table-cell>
          <table:table-cell table:formula="of:=[.E386]-[.F386]" office:value-type="float" office:value="0.472273638658976" calcext:value-type="float">
            <text:p>0.472273638658976</text:p>
          </table:table-cell>
          <table:table-cell table:formula="of:=([.$G386]-[.H385])*[.$K$3]+[.H385]" office:value-type="float" office:value="0.54305163641718" calcext:value-type="float">
            <text:p>0.54305163641718</text:p>
          </table:table-cell>
          <table:table-cell table:number-columns-repeated="3"/>
        </table:table-row>
        <table:table-row table:style-name="ro1">
          <table:table-cell table:formula="of:=[.A386]+1" office:value-type="float" office:value="385" calcext:value-type="float">
            <text:p>385</text:p>
          </table:table-cell>
          <table:table-cell table:formula="of:=[.B386]" office:value-type="float" office:value="150" calcext:value-type="float">
            <text:p>150</text:p>
          </table:table-cell>
          <table:table-cell table:formula="of:=[.H387]-[.G387]" office:value-type="float" office:value="0.0687881980116805" calcext:value-type="float">
            <text:p>0.068788198011681</text:p>
          </table:table-cell>
          <table:table-cell table:formula="of:=IF(AND([.C387]&lt;0;[.C386]&gt;0);1;IF(AND([.C387]&gt;0;[.C386]&lt;0);-1;0))" office:value-type="float" office:value="0" calcext:value-type="float">
            <text:p>0</text:p>
          </table:table-cell>
          <table:table-cell table:formula="of:=([.$B387]-[.E386])*[.$I$3]+[.E386]" office:value-type="float" office:value="149.999858478023" calcext:value-type="float">
            <text:p>149.999858478023</text:p>
          </table:table-cell>
          <table:table-cell table:formula="of:=([.$B387]-[.F386])*[.$J$3]+[.F386]" office:value-type="float" office:value="149.540881305842" calcext:value-type="float">
            <text:p>149.540881305842</text:p>
          </table:table-cell>
          <table:table-cell table:formula="of:=[.E387]-[.F387]" office:value-type="float" office:value="0.458977172180681" calcext:value-type="float">
            <text:p>0.458977172180681</text:p>
          </table:table-cell>
          <table:table-cell table:formula="of:=([.$G387]-[.H386])*[.$K$3]+[.H386]" office:value-type="float" office:value="0.527765370192362" calcext:value-type="float">
            <text:p>0.527765370192362</text:p>
          </table:table-cell>
          <table:table-cell table:number-columns-repeated="3"/>
        </table:table-row>
        <table:table-row table:style-name="ro1">
          <table:table-cell table:formula="of:=[.A387]+1" office:value-type="float" office:value="386" calcext:value-type="float">
            <text:p>386</text:p>
          </table:table-cell>
          <table:table-cell table:formula="of:=[.B387]" office:value-type="float" office:value="150" calcext:value-type="float">
            <text:p>150</text:p>
          </table:table-cell>
          <table:table-cell table:formula="of:=[.H388]-[.G388]" office:value-type="float" office:value="0.0668541566163763" calcext:value-type="float">
            <text:p>0.066854156616376</text:p>
          </table:table-cell>
          <table:table-cell table:formula="of:=IF(AND([.C388]&lt;0;[.C387]&gt;0);1;IF(AND([.C388]&gt;0;[.C387]&lt;0);-1;0))" office:value-type="float" office:value="0" calcext:value-type="float">
            <text:p>0</text:p>
          </table:table-cell>
          <table:table-cell table:formula="of:=([.$B388]-[.E387])*[.$I$3]+[.E387]" office:value-type="float" office:value="149.999868961132" calcext:value-type="float">
            <text:p>149.999868961132</text:p>
          </table:table-cell>
          <table:table-cell table:formula="of:=([.$B388]-[.F387])*[.$J$3]+[.F387]" office:value-type="float" office:value="149.553814226804" calcext:value-type="float">
            <text:p>149.553814226804</text:p>
          </table:table-cell>
          <table:table-cell table:formula="of:=[.E388]-[.F388]" office:value-type="float" office:value="0.446054734327902" calcext:value-type="float">
            <text:p>0.446054734327902</text:p>
          </table:table-cell>
          <table:table-cell table:formula="of:=([.$G388]-[.H387])*[.$K$3]+[.H387]" office:value-type="float" office:value="0.512908890944278" calcext:value-type="float">
            <text:p>0.512908890944278</text:p>
          </table:table-cell>
          <table:table-cell table:number-columns-repeated="3"/>
        </table:table-row>
        <table:table-row table:style-name="ro1">
          <table:table-cell table:formula="of:=[.A388]+1" office:value-type="float" office:value="387" calcext:value-type="float">
            <text:p>387</text:p>
          </table:table-cell>
          <table:table-cell table:formula="of:=[.B388]" office:value-type="float" office:value="150" calcext:value-type="float">
            <text:p>150</text:p>
          </table:table-cell>
          <table:table-cell table:formula="of:=[.H389]-[.G389]" office:value-type="float" office:value="0.064974324569747" calcext:value-type="float">
            <text:p>0.064974324569747</text:p>
          </table:table-cell>
          <table:table-cell table:formula="of:=IF(AND([.C389]&lt;0;[.C388]&gt;0);1;IF(AND([.C389]&gt;0;[.C388]&lt;0);-1;0))" office:value-type="float" office:value="0" calcext:value-type="float">
            <text:p>0</text:p>
          </table:table-cell>
          <table:table-cell table:formula="of:=([.$B389]-[.E388])*[.$I$3]+[.E388]" office:value-type="float" office:value="149.999878667715" calcext:value-type="float">
            <text:p>149.999878667715</text:p>
          </table:table-cell>
          <table:table-cell table:formula="of:=([.$B389]-[.F388])*[.$J$3]+[.F388]" office:value-type="float" office:value="149.566382840134" calcext:value-type="float">
            <text:p>149.566382840134</text:p>
          </table:table-cell>
          <table:table-cell table:formula="of:=[.E389]-[.F389]" office:value-type="float" office:value="0.433495827581254" calcext:value-type="float">
            <text:p>0.433495827581254</text:p>
          </table:table-cell>
          <table:table-cell table:formula="of:=([.$G389]-[.H388])*[.$K$3]+[.H388]" office:value-type="float" office:value="0.498470152151001" calcext:value-type="float">
            <text:p>0.498470152151001</text:p>
          </table:table-cell>
          <table:table-cell table:number-columns-repeated="3"/>
        </table:table-row>
        <table:table-row table:style-name="ro1">
          <table:table-cell table:formula="of:=[.A389]+1" office:value-type="float" office:value="388" calcext:value-type="float">
            <text:p>388</text:p>
          </table:table-cell>
          <table:table-cell table:formula="of:=[.B389]" office:value-type="float" office:value="150" calcext:value-type="float">
            <text:p>150</text:p>
          </table:table-cell>
          <table:table-cell table:formula="of:=[.H390]-[.G390]" office:value-type="float" office:value="0.0631471948990727" calcext:value-type="float">
            <text:p>0.063147194899073</text:p>
          </table:table-cell>
          <table:table-cell table:formula="of:=IF(AND([.C390]&lt;0;[.C389]&gt;0);1;IF(AND([.C390]&gt;0;[.C389]&lt;0);-1;0))" office:value-type="float" office:value="0" calcext:value-type="float">
            <text:p>0</text:p>
          </table:table-cell>
          <table:table-cell table:formula="of:=([.$B390]-[.E389])*[.$I$3]+[.E389]" office:value-type="float" office:value="149.999887655292" calcext:value-type="float">
            <text:p>149.999887655292</text:p>
          </table:table-cell>
          <table:table-cell table:formula="of:=([.$B390]-[.F389])*[.$J$3]+[.F389]" office:value-type="float" office:value="149.578597408017" calcext:value-type="float">
            <text:p>149.578597408017</text:p>
          </table:table-cell>
          <table:table-cell table:formula="of:=[.E390]-[.F390]" office:value-type="float" office:value="0.421290247274357" calcext:value-type="float">
            <text:p>0.421290247274357</text:p>
          </table:table-cell>
          <table:table-cell table:formula="of:=([.$G390]-[.H389])*[.$K$3]+[.H389]" office:value-type="float" office:value="0.484437442173429" calcext:value-type="float">
            <text:p>0.484437442173429</text:p>
          </table:table-cell>
          <table:table-cell table:number-columns-repeated="3"/>
        </table:table-row>
        <table:table-row table:style-name="ro1">
          <table:table-cell table:formula="of:=[.A390]+1" office:value-type="float" office:value="389" calcext:value-type="float">
            <text:p>389</text:p>
          </table:table-cell>
          <table:table-cell table:formula="of:=[.B390]" office:value-type="float" office:value="150" calcext:value-type="float">
            <text:p>150</text:p>
          </table:table-cell>
          <table:table-cell table:formula="of:=[.H391]-[.G391]" office:value-type="float" office:value="0.061371301596264" calcext:value-type="float">
            <text:p>0.061371301596264</text:p>
          </table:table-cell>
          <table:table-cell table:formula="of:=IF(AND([.C391]&lt;0;[.C390]&gt;0);1;IF(AND([.C391]&gt;0;[.C390]&lt;0);-1;0))" office:value-type="float" office:value="0" calcext:value-type="float">
            <text:p>0</text:p>
          </table:table-cell>
          <table:table-cell table:formula="of:=([.$B391]-[.E390])*[.$I$3]+[.E390]" office:value-type="float" office:value="149.999895977122" calcext:value-type="float">
            <text:p>149.999895977122</text:p>
          </table:table-cell>
          <table:table-cell table:formula="of:=([.$B391]-[.F390])*[.$J$3]+[.F390]" office:value-type="float" office:value="149.590467903566" calcext:value-type="float">
            <text:p>149.590467903566</text:p>
          </table:table-cell>
          <table:table-cell table:formula="of:=[.E391]-[.F391]" office:value-type="float" office:value="0.409428073555773" calcext:value-type="float">
            <text:p>0.409428073555773</text:p>
          </table:table-cell>
          <table:table-cell table:formula="of:=([.$G391]-[.H390])*[.$K$3]+[.H390]" office:value-type="float" office:value="0.470799375152037" calcext:value-type="float">
            <text:p>0.470799375152037</text:p>
          </table:table-cell>
          <table:table-cell table:number-columns-repeated="3"/>
        </table:table-row>
        <table:table-row table:style-name="ro1">
          <table:table-cell table:formula="of:=[.A391]+1" office:value-type="float" office:value="390" calcext:value-type="float">
            <text:p>390</text:p>
          </table:table-cell>
          <table:table-cell table:formula="of:=[.B391]" office:value-type="float" office:value="150" calcext:value-type="float">
            <text:p>150</text:p>
          </table:table-cell>
          <table:table-cell table:formula="of:=[.H392]-[.G392]" office:value-type="float" office:value="0.0596452185739569" calcext:value-type="float">
            <text:p>0.059645218573957</text:p>
          </table:table-cell>
          <table:table-cell table:formula="of:=IF(AND([.C392]&lt;0;[.C391]&gt;0);1;IF(AND([.C392]&gt;0;[.C391]&lt;0);-1;0))" office:value-type="float" office:value="0" calcext:value-type="float">
            <text:p>0</text:p>
          </table:table-cell>
          <table:table-cell table:formula="of:=([.$B392]-[.E391])*[.$I$3]+[.E391]" office:value-type="float" office:value="149.99990368252" calcext:value-type="float">
            <text:p>149.99990368252</text:p>
          </table:table-cell>
          <table:table-cell table:formula="of:=([.$B392]-[.F391])*[.$J$3]+[.F391]" office:value-type="float" office:value="149.602004018959" calcext:value-type="float">
            <text:p>149.602004018959</text:p>
          </table:table-cell>
          <table:table-cell table:formula="of:=[.E392]-[.F392]" office:value-type="float" office:value="0.397899663561645" calcext:value-type="float">
            <text:p>0.397899663561645</text:p>
          </table:table-cell>
          <table:table-cell table:formula="of:=([.$G392]-[.H391])*[.$K$3]+[.H391]" office:value-type="float" office:value="0.457544882135602" calcext:value-type="float">
            <text:p>0.457544882135602</text:p>
          </table:table-cell>
          <table:table-cell table:number-columns-repeated="3"/>
        </table:table-row>
        <table:table-row table:style-name="ro1">
          <table:table-cell table:formula="of:=[.A392]+1" office:value-type="float" office:value="391" calcext:value-type="float">
            <text:p>391</text:p>
          </table:table-cell>
          <table:table-cell table:formula="of:=[.B392]" office:value-type="float" office:value="150" calcext:value-type="float">
            <text:p>150</text:p>
          </table:table-cell>
          <table:table-cell table:formula="of:=[.H393]-[.G393]" office:value-type="float" office:value="0.0579675586429556" calcext:value-type="float">
            <text:p>0.057967558642956</text:p>
          </table:table-cell>
          <table:table-cell table:formula="of:=IF(AND([.C393]&lt;0;[.C392]&gt;0);1;IF(AND([.C393]&gt;0;[.C392]&lt;0);-1;0))" office:value-type="float" office:value="0" calcext:value-type="float">
            <text:p>0</text:p>
          </table:table-cell>
          <table:table-cell table:formula="of:=([.$B393]-[.E392])*[.$I$3]+[.E392]" office:value-type="float" office:value="149.999910817149" calcext:value-type="float">
            <text:p>149.999910817149</text:p>
          </table:table-cell>
          <table:table-cell table:formula="of:=([.$B393]-[.F392])*[.$J$3]+[.F392]" office:value-type="float" office:value="149.613215173354" calcext:value-type="float">
            <text:p>149.613215173354</text:p>
          </table:table-cell>
          <table:table-cell table:formula="of:=[.E393]-[.F393]" office:value-type="float" office:value="0.386695643794212" calcext:value-type="float">
            <text:p>0.386695643794212</text:p>
          </table:table-cell>
          <table:table-cell table:formula="of:=([.$G393]-[.H392])*[.$K$3]+[.H392]" office:value-type="float" office:value="0.444663202437168" calcext:value-type="float">
            <text:p>0.444663202437168</text:p>
          </table:table-cell>
          <table:table-cell table:number-columns-repeated="3"/>
        </table:table-row>
        <table:table-row table:style-name="ro1">
          <table:table-cell table:formula="of:=[.A393]+1" office:value-type="float" office:value="392" calcext:value-type="float">
            <text:p>392</text:p>
          </table:table-cell>
          <table:table-cell table:formula="of:=[.B393]" office:value-type="float" office:value="150" calcext:value-type="float">
            <text:p>150</text:p>
          </table:table-cell>
          <table:table-cell table:formula="of:=[.H394]-[.G394]" office:value-type="float" office:value="0.0563369725106767" calcext:value-type="float">
            <text:p>0.056336972510677</text:p>
          </table:table-cell>
          <table:table-cell table:formula="of:=IF(AND([.C394]&lt;0;[.C393]&gt;0);1;IF(AND([.C394]&gt;0;[.C393]&lt;0);-1;0))" office:value-type="float" office:value="0" calcext:value-type="float">
            <text:p>0</text:p>
          </table:table-cell>
          <table:table-cell table:formula="of:=([.$B394]-[.E393])*[.$I$3]+[.E393]" office:value-type="float" office:value="149.999917423286" calcext:value-type="float">
            <text:p>149.999917423286</text:p>
          </table:table-cell>
          <table:table-cell table:formula="of:=([.$B394]-[.F393])*[.$J$3]+[.F393]" office:value-type="float" office:value="149.624110520584" calcext:value-type="float">
            <text:p>149.624110520584</text:p>
          </table:table-cell>
          <table:table-cell table:formula="of:=[.E394]-[.F394]" office:value-type="float" office:value="0.375806902701896" calcext:value-type="float">
            <text:p>0.375806902701896</text:p>
          </table:table-cell>
          <table:table-cell table:formula="of:=([.$G394]-[.H393])*[.$K$3]+[.H393]" office:value-type="float" office:value="0.432143875212573" calcext:value-type="float">
            <text:p>0.432143875212573</text:p>
          </table:table-cell>
          <table:table-cell table:number-columns-repeated="3"/>
        </table:table-row>
        <table:table-row table:style-name="ro1">
          <table:table-cell table:formula="of:=[.A394]+1" office:value-type="float" office:value="393" calcext:value-type="float">
            <text:p>393</text:p>
          </table:table-cell>
          <table:table-cell table:formula="of:=[.B394]" office:value-type="float" office:value="150" calcext:value-type="float">
            <text:p>150</text:p>
          </table:table-cell>
          <table:table-cell table:formula="of:=[.H395]-[.G395]" office:value-type="float" office:value="0.0547521478011017" calcext:value-type="float">
            <text:p>0.054752147801102</text:p>
          </table:table-cell>
          <table:table-cell table:formula="of:=IF(AND([.C395]&lt;0;[.C394]&gt;0);1;IF(AND([.C395]&gt;0;[.C394]&lt;0);-1;0))" office:value-type="float" office:value="0" calcext:value-type="float">
            <text:p>0</text:p>
          </table:table-cell>
          <table:table-cell table:formula="of:=([.$B395]-[.E394])*[.$I$3]+[.E394]" office:value-type="float" office:value="149.999923540079" calcext:value-type="float">
            <text:p>149.999923540079</text:p>
          </table:table-cell>
          <table:table-cell table:formula="of:=([.$B395]-[.F394])*[.$J$3]+[.F394]" office:value-type="float" office:value="149.634698956624" calcext:value-type="float">
            <text:p>149.634698956624</text:p>
          </table:table-cell>
          <table:table-cell table:formula="of:=[.E395]-[.F395]" office:value-type="float" office:value="0.365224583455671" calcext:value-type="float">
            <text:p>0.365224583455671</text:p>
          </table:table-cell>
          <table:table-cell table:formula="of:=([.$G395]-[.H394])*[.$K$3]+[.H394]" office:value-type="float" office:value="0.419976731256773" calcext:value-type="float">
            <text:p>0.419976731256773</text:p>
          </table:table-cell>
          <table:table-cell table:number-columns-repeated="3"/>
        </table:table-row>
        <table:table-row table:style-name="ro1">
          <table:table-cell table:formula="of:=[.A395]+1" office:value-type="float" office:value="394" calcext:value-type="float">
            <text:p>394</text:p>
          </table:table-cell>
          <table:table-cell table:formula="of:=[.B395]" office:value-type="float" office:value="150" calcext:value-type="float">
            <text:p>150</text:p>
          </table:table-cell>
          <table:table-cell table:formula="of:=[.H396]-[.G396]" office:value-type="float" office:value="0.0532118080957212" calcext:value-type="float">
            <text:p>0.053211808095721</text:p>
          </table:table-cell>
          <table:table-cell table:formula="of:=IF(AND([.C396]&lt;0;[.C395]&gt;0);1;IF(AND([.C396]&gt;0;[.C395]&lt;0);-1;0))" office:value-type="float" office:value="0" calcext:value-type="float">
            <text:p>0</text:p>
          </table:table-cell>
          <table:table-cell table:formula="of:=([.$B396]-[.E395])*[.$I$3]+[.E395]" office:value-type="float" office:value="149.999929203777" calcext:value-type="float">
            <text:p>149.999929203777</text:p>
          </table:table-cell>
          <table:table-cell table:formula="of:=([.$B396]-[.F395])*[.$J$3]+[.F395]" office:value-type="float" office:value="149.64498912686" calcext:value-type="float">
            <text:p>149.64498912686</text:p>
          </table:table-cell>
          <table:table-cell table:formula="of:=[.E396]-[.F396]" office:value-type="float" office:value="0.354940076917558" calcext:value-type="float">
            <text:p>0.354940076917558</text:p>
          </table:table-cell>
          <table:table-cell table:formula="of:=([.$G396]-[.H395])*[.$K$3]+[.H395]" office:value-type="float" office:value="0.408151885013279" calcext:value-type="float">
            <text:p>0.408151885013279</text:p>
          </table:table-cell>
          <table:table-cell table:number-columns-repeated="3"/>
        </table:table-row>
        <table:table-row table:style-name="ro1">
          <table:table-cell table:formula="of:=[.A396]+1" office:value-type="float" office:value="395" calcext:value-type="float">
            <text:p>395</text:p>
          </table:table-cell>
          <table:table-cell table:formula="of:=[.B396]" office:value-type="float" office:value="150" calcext:value-type="float">
            <text:p>150</text:p>
          </table:table-cell>
          <table:table-cell table:formula="of:=[.H397]-[.G397]" office:value-type="float" office:value="0.05171471199547" calcext:value-type="float">
            <text:p>0.05171471199547</text:p>
          </table:table-cell>
          <table:table-cell table:formula="of:=IF(AND([.C397]&lt;0;[.C396]&gt;0);1;IF(AND([.C397]&gt;0;[.C396]&lt;0);-1;0))" office:value-type="float" office:value="0" calcext:value-type="float">
            <text:p>0</text:p>
          </table:table-cell>
          <table:table-cell table:formula="of:=([.$B397]-[.E396])*[.$I$3]+[.E396]" office:value-type="float" office:value="149.999934447942" calcext:value-type="float">
            <text:p>149.999934447942</text:p>
          </table:table-cell>
          <table:table-cell table:formula="of:=([.$B397]-[.F396])*[.$J$3]+[.F396]" office:value-type="float" office:value="149.654989433145" calcext:value-type="float">
            <text:p>149.654989433145</text:p>
          </table:table-cell>
          <table:table-cell table:formula="of:=[.E397]-[.F397]" office:value-type="float" office:value="0.344945014796593" calcext:value-type="float">
            <text:p>0.344945014796593</text:p>
          </table:table-cell>
          <table:table-cell table:formula="of:=([.$G397]-[.H396])*[.$K$3]+[.H396]" office:value-type="float" office:value="0.396659726792063" calcext:value-type="float">
            <text:p>0.396659726792063</text:p>
          </table:table-cell>
          <table:table-cell table:number-columns-repeated="3"/>
        </table:table-row>
        <table:table-row table:style-name="ro1">
          <table:table-cell table:formula="of:=[.A397]+1" office:value-type="float" office:value="396" calcext:value-type="float">
            <text:p>396</text:p>
          </table:table-cell>
          <table:table-cell table:formula="of:=[.B397]" office:value-type="float" office:value="150" calcext:value-type="float">
            <text:p>150</text:p>
          </table:table-cell>
          <table:table-cell table:formula="of:=[.H398]-[.G398]" office:value-type="float" office:value="0.0502596522036707" calcext:value-type="float">
            <text:p>0.050259652203671</text:p>
          </table:table-cell>
          <table:table-cell table:formula="of:=IF(AND([.C398]&lt;0;[.C397]&gt;0);1;IF(AND([.C398]&gt;0;[.C397]&lt;0);-1;0))" office:value-type="float" office:value="0" calcext:value-type="float">
            <text:p>0</text:p>
          </table:table-cell>
          <table:table-cell table:formula="of:=([.$B398]-[.E397])*[.$I$3]+[.E397]" office:value-type="float" office:value="149.99993930365" calcext:value-type="float">
            <text:p>149.99993930365</text:p>
          </table:table-cell>
          <table:table-cell table:formula="of:=([.$B398]-[.F397])*[.$J$3]+[.F397]" office:value-type="float" office:value="149.664708040662" calcext:value-type="float">
            <text:p>149.664708040662</text:p>
          </table:table-cell>
          <table:table-cell table:formula="of:=[.E398]-[.F398]" office:value-type="float" office:value="0.335231262987577" calcext:value-type="float">
            <text:p>0.335231262987577</text:p>
          </table:table-cell>
          <table:table-cell table:formula="of:=([.$G398]-[.H397])*[.$K$3]+[.H397]" office:value-type="float" office:value="0.385490915191248" calcext:value-type="float">
            <text:p>0.385490915191248</text:p>
          </table:table-cell>
          <table:table-cell table:number-columns-repeated="3"/>
        </table:table-row>
        <table:table-row table:style-name="ro1">
          <table:table-cell table:formula="of:=[.A398]+1" office:value-type="float" office:value="397" calcext:value-type="float">
            <text:p>397</text:p>
          </table:table-cell>
          <table:table-cell table:formula="of:=[.B398]" office:value-type="float" office:value="150" calcext:value-type="float">
            <text:p>150</text:p>
          </table:table-cell>
          <table:table-cell table:formula="of:=[.H399]-[.G399]" office:value-type="float" office:value="0.0488454546294942" calcext:value-type="float">
            <text:p>0.048845454629494</text:p>
          </table:table-cell>
          <table:table-cell table:formula="of:=IF(AND([.C399]&lt;0;[.C398]&gt;0);1;IF(AND([.C399]&gt;0;[.C398]&lt;0);-1;0))" office:value-type="float" office:value="0" calcext:value-type="float">
            <text:p>0</text:p>
          </table:table-cell>
          <table:table-cell table:formula="of:=([.$B399]-[.E398])*[.$I$3]+[.E398]" office:value-type="float" office:value="149.999943799676" calcext:value-type="float">
            <text:p>149.999943799676</text:p>
          </table:table-cell>
          <table:table-cell table:formula="of:=([.$B399]-[.F398])*[.$J$3]+[.F398]" office:value-type="float" office:value="149.674152884587" calcext:value-type="float">
            <text:p>149.674152884587</text:p>
          </table:table-cell>
          <table:table-cell table:formula="of:=[.E399]-[.F399]" office:value-type="float" office:value="0.325790915088533" calcext:value-type="float">
            <text:p>0.325790915088533</text:p>
          </table:table-cell>
          <table:table-cell table:formula="of:=([.$G399]-[.H398])*[.$K$3]+[.H398]" office:value-type="float" office:value="0.374636369718027" calcext:value-type="float">
            <text:p>0.374636369718027</text:p>
          </table:table-cell>
          <table:table-cell table:number-columns-repeated="3"/>
        </table:table-row>
        <table:table-row table:style-name="ro1">
          <table:table-cell table:formula="of:=[.A399]+1" office:value-type="float" office:value="398" calcext:value-type="float">
            <text:p>398</text:p>
          </table:table-cell>
          <table:table-cell table:formula="of:=[.B399]" office:value-type="float" office:value="150" calcext:value-type="float">
            <text:p>150</text:p>
          </table:table-cell>
          <table:table-cell table:formula="of:=[.H400]-[.G400]" office:value-type="float" office:value="0.0474709775121575" calcext:value-type="float">
            <text:p>0.047470977512158</text:p>
          </table:table-cell>
          <table:table-cell table:formula="of:=IF(AND([.C400]&lt;0;[.C399]&gt;0);1;IF(AND([.C400]&gt;0;[.C399]&lt;0);-1;0))" office:value-type="float" office:value="0" calcext:value-type="float">
            <text:p>0</text:p>
          </table:table-cell>
          <table:table-cell table:formula="of:=([.$B400]-[.E399])*[.$I$3]+[.E399]" office:value-type="float" office:value="149.999947962663" calcext:value-type="float">
            <text:p>149.999947962663</text:p>
          </table:table-cell>
          <table:table-cell table:formula="of:=([.$B400]-[.F399])*[.$J$3]+[.F399]" office:value-type="float" office:value="149.683331676571" calcext:value-type="float">
            <text:p>149.683331676571</text:p>
          </table:table-cell>
          <table:table-cell table:formula="of:=[.E400]-[.F400]" office:value-type="float" office:value="0.316616286092056" calcext:value-type="float">
            <text:p>0.316616286092056</text:p>
          </table:table-cell>
          <table:table-cell table:formula="of:=([.$G400]-[.H399])*[.$K$3]+[.H399]" office:value-type="float" office:value="0.364087263604214" calcext:value-type="float">
            <text:p>0.364087263604214</text:p>
          </table:table-cell>
          <table:table-cell table:number-columns-repeated="3"/>
        </table:table-row>
        <table:table-row table:style-name="ro1">
          <table:table-cell table:formula="of:=[.A400]+1" office:value-type="float" office:value="399" calcext:value-type="float">
            <text:p>399</text:p>
          </table:table-cell>
          <table:table-cell table:formula="of:=[.B400]" office:value-type="float" office:value="150" calcext:value-type="float">
            <text:p>150</text:p>
          </table:table-cell>
          <table:table-cell table:formula="of:=[.H401]-[.G401]" office:value-type="float" office:value="0.0461351105651367" calcext:value-type="float">
            <text:p>0.046135110565137</text:p>
          </table:table-cell>
          <table:table-cell table:formula="of:=IF(AND([.C401]&lt;0;[.C400]&gt;0);1;IF(AND([.C401]&gt;0;[.C400]&lt;0);-1;0))" office:value-type="float" office:value="0" calcext:value-type="float">
            <text:p>0</text:p>
          </table:table-cell>
          <table:table-cell table:formula="of:=([.$B401]-[.E400])*[.$I$3]+[.E400]" office:value-type="float" office:value="149.99995181728" calcext:value-type="float">
            <text:p>149.99995181728</text:p>
          </table:table-cell>
          <table:table-cell table:formula="of:=([.$B401]-[.F400])*[.$J$3]+[.F400]" office:value-type="float" office:value="149.692251911034" calcext:value-type="float">
            <text:p>149.692251911034</text:p>
          </table:table-cell>
          <table:table-cell table:formula="of:=[.E401]-[.F401]" office:value-type="float" office:value="0.307699906246825" calcext:value-type="float">
            <text:p>0.307699906246825</text:p>
          </table:table-cell>
          <table:table-cell table:formula="of:=([.$G401]-[.H400])*[.$K$3]+[.H400]" office:value-type="float" office:value="0.353835016811961" calcext:value-type="float">
            <text:p>0.35383501681196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3:48:48.158895579</meta:creation-date>
    <dc:date>2020-03-28T15:02:31.685917500</dc:date>
    <meta:editing-duration>PT43M</meta:editing-duration>
    <meta:editing-cycles>6</meta:editing-cycles>
    <meta:generator>LibreOffice/5.2.7.2$Linux_X86_64 LibreOffice_project/20m0$Build-2</meta:generator>
    <meta:document-statistic meta:table-count="1" meta:cell-count="32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67cm" svg:height="14.955cm" xlink:href=".." xlink:type="simple" chart:class="chart:line" chart:style-name="ch1">
        <chart:legend chart:legend-position="bottom" svg:x="6.145cm" svg:y="13.674cm" style:legend-expansion="wide" chart:style-name="ch2"/>
        <chart:plot-area chart:style-name="ch3" table:cell-range-address="Sheet1.A1:Sheet1.H401" chart:data-source-has-labels="both" svg:x="0.541cm" svg:y="0.299cm" svg:width="25.985cm" svg:height="13.076cm">
          <chartooo:coordinate-region svg:x="1.348cm" svg:y="0.498cm" svg:width="25.178cm" svg:height="12.678cm"/>
          <chart:axis chart:dimension="x" chart:name="primary-x" chart:style-name="ch4" chartooo:axis-type="auto">
            <chartooo:date-scale/>
            <chart:categories table:cell-range-address="Sheet1.A2:Sheet1.A4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01" chart:label-cell-address="Sheet1.B1:Sheet1.B1" chart:class="chart:line">
            <chart:data-point chart:repeated="400"/>
          </chart:series>
          <chart:series chart:style-name="ch7" chart:values-cell-range-address="Sheet1.C2:Sheet1.C401" chart:label-cell-address="Sheet1.C1:Sheet1.C1" chart:class="chart:line">
            <chart:data-point chart:repeated="400"/>
          </chart:series>
          <chart:series chart:style-name="ch8" chart:values-cell-range-address="Sheet1.D2:Sheet1.D401" chart:label-cell-address="Sheet1.D1:Sheet1.D1" chart:class="chart:line">
            <chart:data-point chart:repeated="400"/>
          </chart:series>
          <chart:series chart:style-name="ch9" chart:values-cell-range-address="Sheet1.E2:Sheet1.E401" chart:label-cell-address="Sheet1.E1:Sheet1.E1" chart:class="chart:line">
            <chart:data-point chart:repeated="400"/>
          </chart:series>
          <chart:series chart:style-name="ch10" chart:values-cell-range-address="Sheet1.F2:Sheet1.F401" chart:label-cell-address="Sheet1.F1:Sheet1.F1" chart:class="chart:line">
            <chart:data-point chart:repeated="400"/>
          </chart:series>
          <chart:series chart:style-name="ch11" chart:values-cell-range-address="Sheet1.G2:Sheet1.G401" chart:label-cell-address="Sheet1.G1:Sheet1.G1" chart:class="chart:line">
            <chart:data-point chart:repeated="400"/>
          </chart:series>
          <chart:series chart:style-name="ch12" chart:values-cell-range-address="Sheet1.H2:Sheet1.H401" chart:label-cell-address="Sheet1.H1:Sheet1.H1" chart:class="chart:line">
            <chart:data-point chart:repeated="4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s</text:p>
                <draw:g>
                  <svg:desc>Sheet1.B1:Sheet1.B1</svg:desc>
                </draw:g>
              </table:table-cell>
              <table:table-cell office:value-type="string">
                <text:p>calculation_results</text:p>
                <draw:g>
                  <svg:desc>Sheet1.C1:Sheet1.C1</svg:desc>
                </draw:g>
              </table:table-cell>
              <table:table-cell office:value-type="string">
                <text:p>action_nodes</text:p>
                <draw:g>
                  <svg:desc>Sheet1.D1:Sheet1.D1</svg:desc>
                </draw:g>
              </table:table-cell>
              <table:table-cell office:value-type="string">
                <text:p>fast_ema_values</text:p>
                <draw:g>
                  <svg:desc>Sheet1.E1:Sheet1.E1</svg:desc>
                </draw:g>
              </table:table-cell>
              <table:table-cell office:value-type="string">
                <text:p>slow_ema_values</text:p>
                <draw:g>
                  <svg:desc>Sheet1.F1:Sheet1.F1</svg:desc>
                </draw:g>
              </table:table-cell>
              <table:table-cell office:value-type="string">
                <text:p>macd</text:p>
                <draw:g>
                  <svg:desc>Sheet1.G1:Sheet1.G1</svg:desc>
                </draw:g>
              </table:table-cell>
              <table:table-cell office:value-type="string">
                <text:p>signal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401</svg:desc>
                </draw:g>
              </table:table-cell>
              <table:table-cell office:value-type="float" office:value="100">
                <text:p>100</text:p>
                <draw:g>
                  <svg:desc>Sheet1.B2:Sheet1.B401</svg:desc>
                </draw:g>
              </table:table-cell>
              <table:table-cell office:value-type="float" office:value="0">
                <text:p>0</text:p>
                <draw:g>
                  <svg:desc>Sheet1.C2:Sheet1.C401</svg:desc>
                </draw:g>
              </table:table-cell>
              <table:table-cell office:value-type="float" office:value="0">
                <text:p>0</text:p>
                <draw:g>
                  <svg:desc>Sheet1.D2:Sheet1.D401</svg:desc>
                </draw:g>
              </table:table-cell>
              <table:table-cell office:value-type="float" office:value="100">
                <text:p>100</text:p>
                <draw:g>
                  <svg:desc>Sheet1.E2:Sheet1.E401</svg:desc>
                </draw:g>
              </table:table-cell>
              <table:table-cell office:value-type="float" office:value="100">
                <text:p>100</text:p>
                <draw:g>
                  <svg:desc>Sheet1.F2:Sheet1.F401</svg:desc>
                </draw:g>
              </table:table-cell>
              <table:table-cell office:value-type="float" office:value="0">
                <text:p>0</text:p>
                <draw:g>
                  <svg:desc>Sheet1.G2:Sheet1.G401</svg:desc>
                </draw:g>
              </table:table-cell>
              <table:table-cell office:value-type="float" office:value="0">
                <text:p>0</text:p>
                <draw:g>
                  <svg:desc>Sheet1.H2:Sheet1.H4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.87793427230047">
                <text:p>1.87793427230047</text:p>
              </table:table-cell>
              <table:table-cell office:value-type="float" office:value="0">
                <text:p>0</text:p>
              </table:table-cell>
              <table:table-cell office:value-type="float" office:value="96.2962962962963">
                <text:p>96.2962962962963</text:p>
              </table:table-cell>
              <table:table-cell office:value-type="float" office:value="98.5915492957746">
                <text:p>98.5915492957746</text:p>
              </table:table-cell>
              <table:table-cell office:value-type="float" office:value="-2.29525299947835">
                <text:p>-2.29525299947835</text:p>
              </table:table-cell>
              <table:table-cell office:value-type="float" office:value="-0.417318727177882">
                <text:p>-0.41731872717788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3.22242015027838">
                <text:p>3.22242015027838</text:p>
              </table:table-cell>
              <table:table-cell office:value-type="float" office:value="0">
                <text:p>0</text:p>
              </table:table-cell>
              <table:table-cell office:value-type="float" office:value="92.8669410150892">
                <text:p>92.8669410150892</text:p>
              </table:table-cell>
              <table:table-cell office:value-type="float" office:value="97.222773259274">
                <text:p>97.222773259274</text:p>
              </table:table-cell>
              <table:table-cell office:value-type="float" office:value="-4.3558322441848">
                <text:p>-4.3558322441848</text:p>
              </table:table-cell>
              <table:table-cell office:value-type="float" office:value="-1.13341209390641">
                <text:p>-1.1334120939064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4.1461610312529">
                <text:p>4.1461610312529</text:p>
              </table:table-cell>
              <table:table-cell office:value-type="float" office:value="0">
                <text:p>0</text:p>
              </table:table-cell>
              <table:table-cell office:value-type="float" office:value="89.6916120510085">
                <text:p>89.6916120510085</text:p>
              </table:table-cell>
              <table:table-cell office:value-type="float" office:value="95.892554294224">
                <text:p>95.892554294224</text:p>
              </table:table-cell>
              <table:table-cell office:value-type="float" office:value="-6.20094224321551">
                <text:p>-6.20094224321551</text:p>
              </table:table-cell>
              <table:table-cell office:value-type="float" office:value="-2.05478121196261">
                <text:p>-2.0547812119626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4.74016290066877">
                <text:p>4.74016290066877</text:p>
              </table:table-cell>
              <table:table-cell office:value-type="float" office:value="0">
                <text:p>0</text:p>
              </table:table-cell>
              <table:table-cell office:value-type="float" office:value="86.7514926398227">
                <text:p>86.7514926398227</text:p>
              </table:table-cell>
              <table:table-cell office:value-type="float" office:value="94.599806285936">
                <text:p>94.599806285936</text:p>
              </table:table-cell>
              <table:table-cell office:value-type="float" office:value="-7.84831364611333">
                <text:p>-7.84831364611333</text:p>
              </table:table-cell>
              <table:table-cell office:value-type="float" office:value="-3.10815074544456">
                <text:p>-3.1081507454445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5.07776982330188">
                <text:p>5.07776982330188</text:p>
              </table:table-cell>
              <table:table-cell office:value-type="float" office:value="0">
                <text:p>0</text:p>
              </table:table-cell>
              <table:table-cell office:value-type="float" office:value="84.0291598516876">
                <text:p>84.0291598516876</text:p>
              </table:table-cell>
              <table:table-cell office:value-type="float" office:value="93.3434737145012">
                <text:p>93.3434737145012</text:p>
              </table:table-cell>
              <table:table-cell office:value-type="float" office:value="-9.31431386281352">
                <text:p>-9.31431386281352</text:p>
              </table:table-cell>
              <table:table-cell office:value-type="float" office:value="-4.23654403951164">
                <text:p>-4.2365440395116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5.21795897124469">
                <text:p>5.21795897124469</text:p>
              </table:table-cell>
              <table:table-cell office:value-type="float" office:value="0">
                <text:p>0</text:p>
              </table:table-cell>
              <table:table-cell office:value-type="float" office:value="81.5084813441552">
                <text:p>81.5084813441552</text:p>
              </table:table-cell>
              <table:table-cell office:value-type="float" office:value="92.1225307929659">
                <text:p>92.1225307929659</text:p>
              </table:table-cell>
              <table:table-cell office:value-type="float" office:value="-10.6140494488107">
                <text:p>-10.6140494488107</text:p>
              </table:table-cell>
              <table:table-cell office:value-type="float" office:value="-5.39609047756602">
                <text:p>-5.3960904775660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5.20803031836362">
                <text:p>5.20803031836362</text:p>
              </table:table-cell>
              <table:table-cell office:value-type="float" office:value="0">
                <text:p>0</text:p>
              </table:table-cell>
              <table:table-cell office:value-type="float" office:value="79.1745197631067">
                <text:p>79.1745197631067</text:p>
              </table:table-cell>
              <table:table-cell office:value-type="float" office:value="90.9359806297838">
                <text:p>90.9359806297838</text:p>
              </table:table-cell>
              <table:table-cell office:value-type="float" office:value="-11.7614608666771">
                <text:p>-11.7614608666771</text:p>
              </table:table-cell>
              <table:table-cell office:value-type="float" office:value="-6.55343054831349">
                <text:p>-6.5534305483134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5.08580152482112">
                <text:p>5.08580152482112</text:p>
              </table:table-cell>
              <table:table-cell office:value-type="float" office:value="0">
                <text:p>0</text:p>
              </table:table-cell>
              <table:table-cell office:value-type="float" office:value="77.0134442250988">
                <text:p>77.0134442250988</text:p>
              </table:table-cell>
              <table:table-cell office:value-type="float" office:value="89.7828544148603">
                <text:p>89.7828544148603</text:p>
              </table:table-cell>
              <table:table-cell office:value-type="float" office:value="-12.7694101897615">
                <text:p>-12.7694101897615</text:p>
              </table:table-cell>
              <table:table-cell office:value-type="float" office:value="-7.68360866494041">
                <text:p>-7.6836086649404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4.88139840573779">
                <text:p>4.88139840573779</text:p>
              </table:table-cell>
              <table:table-cell office:value-type="float" office:value="0">
                <text:p>0</text:p>
              </table:table-cell>
              <table:table-cell office:value-type="float" office:value="75.0124483565729">
                <text:p>75.0124483565729</text:p>
              </table:table-cell>
              <table:table-cell office:value-type="float" office:value="88.6622106285262">
                <text:p>88.6622106285262</text:p>
              </table:table-cell>
              <table:table-cell office:value-type="float" office:value="-13.6497622719533">
                <text:p>-13.6497622719533</text:p>
              </table:table-cell>
              <table:table-cell office:value-type="float" office:value="-8.76836386621547">
                <text:p>-8.7683638662154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4.61871491100824">
                <text:p>4.61871491100824</text:p>
              </table:table-cell>
              <table:table-cell office:value-type="float" office:value="0">
                <text:p>0</text:p>
              </table:table-cell>
              <table:table-cell office:value-type="float" office:value="73.1596744042342">
                <text:p>73.1596744042342</text:p>
              </table:table-cell>
              <table:table-cell office:value-type="float" office:value="87.5731342727931">
                <text:p>87.5731342727931</text:p>
              </table:table-cell>
              <table:table-cell office:value-type="float" office:value="-14.4134598685589">
                <text:p>-14.4134598685589</text:p>
              </table:table-cell>
              <table:table-cell office:value-type="float" office:value="-9.79474495755064">
                <text:p>-9.794744957550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4.3166030725878">
                <text:p>4.3166030725878</text:p>
              </table:table-cell>
              <table:table-cell office:value-type="float" office:value="0">
                <text:p>0</text:p>
              </table:table-cell>
              <table:table-cell office:value-type="float" office:value="71.4441429668835">
                <text:p>71.4441429668835</text:p>
              </table:table-cell>
              <table:table-cell office:value-type="float" office:value="86.5147361242637">
                <text:p>86.5147361242637</text:p>
              </table:table-cell>
              <table:table-cell office:value-type="float" office:value="-15.0705931573802">
                <text:p>-15.0705931573802</text:p>
              </table:table-cell>
              <table:table-cell office:value-type="float" office:value="-10.7539900847924">
                <text:p>-10.753990084792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3.98984235626889">
                <text:p>3.98984235626889</text:p>
              </table:table-cell>
              <table:table-cell office:value-type="float" office:value="0">
                <text:p>0</text:p>
              </table:table-cell>
              <table:table-cell office:value-type="float" office:value="69.8556879322996">
                <text:p>69.8556879322996</text:p>
              </table:table-cell>
              <table:table-cell office:value-type="float" office:value="85.4861520080873">
                <text:p>85.4861520080873</text:p>
              </table:table-cell>
              <table:table-cell office:value-type="float" office:value="-15.6304640757877">
                <text:p>-15.6304640757877</text:p>
              </table:table-cell>
              <table:table-cell office:value-type="float" office:value="-11.6406217195188">
                <text:p>-11.640621719518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3.6499288411939">
                <text:p>3.6499288411939</text:p>
              </table:table-cell>
              <table:table-cell office:value-type="float" office:value="0">
                <text:p>0</text:p>
              </table:table-cell>
              <table:table-cell office:value-type="float" office:value="68.3848962336107">
                <text:p>68.3848962336107</text:p>
              </table:table-cell>
              <table:table-cell office:value-type="float" office:value="84.4865420923665">
                <text:p>84.4865420923665</text:p>
              </table:table-cell>
              <table:table-cell office:value-type="float" office:value="-16.1016458587558">
                <text:p>-16.1016458587558</text:p>
              </table:table-cell>
              <table:table-cell office:value-type="float" office:value="-12.4517170175619">
                <text:p>-12.451717017561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3.30571727731696">
                <text:p>3.30571727731696</text:p>
              </table:table-cell>
              <table:table-cell office:value-type="float" office:value="0">
                <text:p>0</text:p>
              </table:table-cell>
              <table:table-cell office:value-type="float" office:value="67.0230520681581">
                <text:p>67.0230520681581</text:p>
              </table:table-cell>
              <table:table-cell office:value-type="float" office:value="83.5150902024407">
                <text:p>83.5150902024407</text:p>
              </table:table-cell>
              <table:table-cell office:value-type="float" office:value="-16.4920381342826">
                <text:p>-16.4920381342826</text:p>
              </table:table-cell>
              <table:table-cell office:value-type="float" office:value="-13.1863208569656">
                <text:p>-13.186320856965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2.96394304027454">
                <text:p>2.96394304027454</text:p>
              </table:table-cell>
              <table:table-cell office:value-type="float" office:value="0">
                <text:p>0</text:p>
              </table:table-cell>
              <table:table-cell office:value-type="float" office:value="65.7620852482945">
                <text:p>65.7620852482945</text:p>
              </table:table-cell>
              <table:table-cell office:value-type="float" office:value="82.5710031544846">
                <text:p>82.5710031544846</text:p>
              </table:table-cell>
              <table:table-cell office:value-type="float" office:value="-16.8089179061901">
                <text:p>-16.8089179061901</text:p>
              </table:table-cell>
              <table:table-cell office:value-type="float" office:value="-13.8449748659155">
                <text:p>-13.844974865915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2.62964607047459">
                <text:p>2.62964607047459</text:p>
              </table:table-cell>
              <table:table-cell office:value-type="float" office:value="0">
                <text:p>0</text:p>
              </table:table-cell>
              <table:table-cell office:value-type="float" office:value="64.5945233780505">
                <text:p>64.5945233780505</text:p>
              </table:table-cell>
              <table:table-cell office:value-type="float" office:value="81.6535101078794">
                <text:p>81.6535101078794</text:p>
              </table:table-cell>
              <table:table-cell office:value-type="float" office:value="-17.0589867298289">
                <text:p>-17.0589867298289</text:p>
              </table:table-cell>
              <table:table-cell office:value-type="float" office:value="-14.4293406593543">
                <text:p>-14.429340659354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2.3065148488935">
                <text:p>2.3065148488935</text:p>
              </table:table-cell>
              <table:table-cell office:value-type="float" office:value="0">
                <text:p>0</text:p>
              </table:table-cell>
              <table:table-cell office:value-type="float" office:value="63.513447572269">
                <text:p>63.513447572269</text:p>
              </table:table-cell>
              <table:table-cell office:value-type="float" office:value="80.7618619358265">
                <text:p>80.7618619358265</text:p>
              </table:table-cell>
              <table:table-cell office:value-type="float" office:value="-17.2484143635575">
                <text:p>-17.2484143635575</text:p>
              </table:table-cell>
              <table:table-cell office:value-type="float" office:value="-14.941899514664">
                <text:p>-14.94189951466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50">
                <text:p>50</text:p>
              </table:table-cell>
              <table:table-cell office:value-type="float" office:value="1.9971651626361">
                <text:p>1.9971651626361</text:p>
              </table:table-cell>
              <table:table-cell office:value-type="float" office:value="0">
                <text:p>0</text:p>
              </table:table-cell>
              <table:table-cell office:value-type="float" office:value="62.5124514558046">
                <text:p>62.5124514558046</text:p>
              </table:table-cell>
              <table:table-cell office:value-type="float" office:value="79.8953306136905">
                <text:p>79.8953306136905</text:p>
              </table:table-cell>
              <table:table-cell office:value-type="float" office:value="-17.3828791578859">
                <text:p>-17.3828791578859</text:p>
              </table:table-cell>
              <table:table-cell office:value-type="float" office:value="-15.3857139952498">
                <text:p>-15.385713995249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1.70336571504839">
                <text:p>1.70336571504839</text:p>
              </table:table-cell>
              <table:table-cell office:value-type="float" office:value="0">
                <text:p>0</text:p>
              </table:table-cell>
              <table:table-cell office:value-type="float" office:value="61.5856031998191">
                <text:p>61.5856031998191</text:p>
              </table:table-cell>
              <table:table-cell office:value-type="float" office:value="79.0532086245725">
                <text:p>79.0532086245725</text:p>
              </table:table-cell>
              <table:table-cell office:value-type="float" office:value="-17.4676054247534">
                <text:p>-17.4676054247534</text:p>
              </table:table-cell>
              <table:table-cell office:value-type="float" office:value="-15.764239709705">
                <text:p>-15.76423970970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1.42622042867912">
                <text:p>1.42622042867912</text:p>
              </table:table-cell>
              <table:table-cell office:value-type="float" office:value="0">
                <text:p>0</text:p>
              </table:table-cell>
              <table:table-cell office:value-type="float" office:value="60.7274103702028">
                <text:p>60.7274103702028</text:p>
              </table:table-cell>
              <table:table-cell office:value-type="float" office:value="78.2348083816268">
                <text:p>78.2348083816268</text:p>
              </table:table-cell>
              <table:table-cell office:value-type="float" office:value="-17.5073980114239">
                <text:p>-17.5073980114239</text:p>
              </table:table-cell>
              <table:table-cell office:value-type="float" office:value="-16.0811775827448">
                <text:p>-16.081177582744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1.16631548516382">
                <text:p>1.16631548516382</text:p>
              </table:table-cell>
              <table:table-cell office:value-type="float" office:value="0">
                <text:p>0</text:p>
              </table:table-cell>
              <table:table-cell office:value-type="float" office:value="59.9327873798174">
                <text:p>59.9327873798174</text:p>
              </table:table-cell>
              <table:table-cell office:value-type="float" office:value="77.4394616666514">
                <text:p>77.4394616666514</text:p>
              </table:table-cell>
              <table:table-cell office:value-type="float" office:value="-17.5066742868339">
                <text:p>-17.5066742868339</text:p>
              </table:table-cell>
              <table:table-cell office:value-type="float" office:value="-16.3403588016701">
                <text:p>-16.340358801670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0.923837670932119">
                <text:p>0.923837670932119</text:p>
              </table:table-cell>
              <table:table-cell office:value-type="float" office:value="0">
                <text:p>0</text:p>
              </table:table-cell>
              <table:table-cell office:value-type="float" office:value="59.1970253516828">
                <text:p>59.1970253516828</text:p>
              </table:table-cell>
              <table:table-cell office:value-type="float" office:value="76.6665190844922">
                <text:p>76.6665190844922</text:p>
              </table:table-cell>
              <table:table-cell office:value-type="float" office:value="-17.4694937328094">
                <text:p>-17.4694937328094</text:p>
              </table:table-cell>
              <table:table-cell office:value-type="float" office:value="-16.5456560618772">
                <text:p>-16.545656061877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0.698669391614711">
                <text:p>0.698669391614711</text:p>
              </table:table-cell>
              <table:table-cell office:value-type="float" office:value="0">
                <text:p>0</text:p>
              </table:table-cell>
              <table:table-cell office:value-type="float" office:value="58.5157642145211">
                <text:p>58.5157642145211</text:p>
              </table:table-cell>
              <table:table-cell office:value-type="float" office:value="75.9153495328164">
                <text:p>75.9153495328164</text:p>
              </table:table-cell>
              <table:table-cell office:value-type="float" office:value="-17.3995853182952">
                <text:p>-17.3995853182952</text:p>
              </table:table-cell>
              <table:table-cell office:value-type="float" office:value="-16.7009159266805">
                <text:p>-16.700915926680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0.490464732144822">
                <text:p>0.490464732144822</text:p>
              </table:table-cell>
              <table:table-cell office:value-type="float" office:value="0">
                <text:p>0</text:p>
              </table:table-cell>
              <table:table-cell office:value-type="float" office:value="57.8849668652973">
                <text:p>57.8849668652973</text:p>
              </table:table-cell>
              <table:table-cell office:value-type="float" office:value="75.1853396868215">
                <text:p>75.1853396868215</text:p>
              </table:table-cell>
              <table:table-cell office:value-type="float" office:value="-17.3003728215242">
                <text:p>-17.3003728215242</text:p>
              </table:table-cell>
              <table:table-cell office:value-type="float" office:value="-16.8099080893794">
                <text:p>-16.809908089379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0.298710133719794">
                <text:p>0.298710133719794</text:p>
              </table:table-cell>
              <table:table-cell office:value-type="float" office:value="0">
                <text:p>0</text:p>
              </table:table-cell>
              <table:table-cell office:value-type="float" office:value="57.3008952456457">
                <text:p>57.3008952456457</text:p>
              </table:table-cell>
              <table:table-cell office:value-type="float" office:value="74.4758934984604">
                <text:p>74.4758934984604</text:p>
              </table:table-cell>
              <table:table-cell office:value-type="float" office:value="-17.1749982528147">
                <text:p>-17.1749982528147</text:p>
              </table:table-cell>
              <table:table-cell office:value-type="float" office:value="-16.8762881190949">
                <text:p>-16.876288119094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0.122772600215814">
                <text:p>0.122772600215814</text:p>
              </table:table-cell>
              <table:table-cell office:value-type="float" office:value="0">
                <text:p>0</text:p>
              </table:table-cell>
              <table:table-cell office:value-type="float" office:value="56.7600881904127">
                <text:p>56.7600881904127</text:p>
              </table:table-cell>
              <table:table-cell office:value-type="float" office:value="73.7864317097713">
                <text:p>73.7864317097713</text:p>
              </table:table-cell>
              <table:table-cell office:value-type="float" office:value="-17.0263435193586">
                <text:p>-17.0263435193586</text:p>
              </table:table-cell>
              <table:table-cell office:value-type="float" office:value="-16.9035709191428">
                <text:p>-16.903570919142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-0.0380621914960884">
                <text:p>-0.0380621914960884</text:p>
              </table:table-cell>
              <table:table-cell office:value-type="float" office:value="1">
                <text:p>1</text:p>
              </table:table-cell>
              <table:table-cell office:value-type="float" office:value="56.2593409170488">
                <text:p>56.2593409170488</text:p>
              </table:table-cell>
              <table:table-cell office:value-type="float" office:value="73.1163913799186">
                <text:p>73.1163913799186</text:p>
              </table:table-cell>
              <table:table-cell office:value-type="float" office:value="-16.8570504628698">
                <text:p>-16.8570504628698</text:p>
              </table:table-cell>
              <table:table-cell office:value-type="float" office:value="-16.8951126543659">
                <text:p>-16.895112654365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-0.184559942549161">
                <text:p>-0.184559942549161</text:p>
              </table:table-cell>
              <table:table-cell office:value-type="float" office:value="0">
                <text:p>0</text:p>
              </table:table-cell>
              <table:table-cell office:value-type="float" office:value="55.7956860343044">
                <text:p>55.7956860343044</text:p>
              </table:table-cell>
              <table:table-cell office:value-type="float" office:value="72.4652254255547">
                <text:p>72.4652254255547</text:p>
              </table:table-cell>
              <table:table-cell office:value-type="float" office:value="-16.6695393912503">
                <text:p>-16.6695393912503</text:p>
              </table:table-cell>
              <table:table-cell office:value-type="float" office:value="-16.8540993337994">
                <text:p>-16.854099333799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-0.317514368747524">
                <text:p>-0.317514368747524</text:p>
              </table:table-cell>
              <table:table-cell office:value-type="float" office:value="0">
                <text:p>0</text:p>
              </table:table-cell>
              <table:table-cell office:value-type="float" office:value="55.3663759576893">
                <text:p>55.3663759576893</text:p>
              </table:table-cell>
              <table:table-cell office:value-type="float" office:value="71.8324021741306">
                <text:p>71.8324021741306</text:p>
              </table:table-cell>
              <table:table-cell office:value-type="float" office:value="-16.4660262164414">
                <text:p>-16.4660262164414</text:p>
              </table:table-cell>
              <table:table-cell office:value-type="float" office:value="-16.7835405851889">
                <text:p>-16.783540585188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-0.437729140546384">
                <text:p>-0.437729140546384</text:p>
              </table:table-cell>
              <table:table-cell office:value-type="float" office:value="0">
                <text:p>0</text:p>
              </table:table-cell>
              <table:table-cell office:value-type="float" office:value="54.9688666274901">
                <text:p>54.9688666274901</text:p>
              </table:table-cell>
              <table:table-cell office:value-type="float" office:value="71.2174049297889">
                <text:p>71.2174049297889</text:p>
              </table:table-cell>
              <table:table-cell office:value-type="float" office:value="-16.2485383022989">
                <text:p>-16.2485383022989</text:p>
              </table:table-cell>
              <table:table-cell office:value-type="float" office:value="-16.6862674428452">
                <text:p>-16.686267442845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0.546004083453873">
                <text:p>-0.546004083453873</text:p>
              </table:table-cell>
              <table:table-cell office:value-type="float" office:value="0">
                <text:p>0</text:p>
              </table:table-cell>
              <table:table-cell office:value-type="float" office:value="54.6008024328612">
                <text:p>54.6008024328612</text:p>
              </table:table-cell>
              <table:table-cell office:value-type="float" office:value="70.619731551485">
                <text:p>70.619731551485</text:p>
              </table:table-cell>
              <table:table-cell office:value-type="float" office:value="-16.0189291186238">
                <text:p>-16.0189291186238</text:p>
              </table:table-cell>
              <table:table-cell office:value-type="float" office:value="-16.5649332020777">
                <text:p>-16.564933202077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0.643124791419115">
                <text:p>-0.643124791419115</text:p>
              </table:table-cell>
              <table:table-cell office:value-type="float" office:value="0">
                <text:p>0</text:p>
              </table:table-cell>
              <table:table-cell office:value-type="float" office:value="54.2600022526492">
                <text:p>54.2600022526492</text:p>
              </table:table-cell>
              <table:table-cell office:value-type="float" office:value="70.0388940429925">
                <text:p>70.0388940429925</text:p>
              </table:table-cell>
              <table:table-cell office:value-type="float" office:value="-15.7788917903432">
                <text:p>-15.7788917903432</text:p>
              </table:table-cell>
              <table:table-cell office:value-type="float" office:value="-16.4220165817624">
                <text:p>-16.422016581762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-0.729854965256447">
                <text:p>-0.729854965256447</text:p>
              </table:table-cell>
              <table:table-cell office:value-type="float" office:value="0">
                <text:p>0</text:p>
              </table:table-cell>
              <table:table-cell office:value-type="float" office:value="53.9444465302308">
                <text:p>53.9444465302308</text:p>
              </table:table-cell>
              <table:table-cell office:value-type="float" office:value="69.4744181544575">
                <text:p>69.4744181544575</text:p>
              </table:table-cell>
              <table:table-cell office:value-type="float" office:value="-15.5299716242267">
                <text:p>-15.5299716242267</text:p>
              </table:table-cell>
              <table:table-cell office:value-type="float" office:value="-16.2598265894831">
                <text:p>-16.259826589483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-0.806930918243509">
                <text:p>-0.806930918243509</text:p>
              </table:table-cell>
              <table:table-cell office:value-type="float" office:value="0">
                <text:p>0</text:p>
              </table:table-cell>
              <table:table-cell office:value-type="float" office:value="53.6522653057692">
                <text:p>53.6522653057692</text:p>
              </table:table-cell>
              <table:table-cell office:value-type="float" office:value="68.925842995177">
                <text:p>68.925842995177</text:p>
              </table:table-cell>
              <table:table-cell office:value-type="float" office:value="-15.2735776894077">
                <text:p>-15.2735776894077</text:p>
              </table:table-cell>
              <table:table-cell office:value-type="float" office:value="-16.0805086076513">
                <text:p>-16.080508607651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-0.875057797094806">
                <text:p>-0.875057797094806</text:p>
              </table:table-cell>
              <table:table-cell office:value-type="float" office:value="0">
                <text:p>0</text:p>
              </table:table-cell>
              <table:table-cell office:value-type="float" office:value="53.3817271349715">
                <text:p>53.3817271349715</text:p>
              </table:table-cell>
              <table:table-cell office:value-type="float" office:value="68.3927206572847">
                <text:p>68.3927206572847</text:p>
              </table:table-cell>
              <table:table-cell office:value-type="float" office:value="-15.0109935223132">
                <text:p>-15.0109935223132</text:p>
              </table:table-cell>
              <table:table-cell office:value-type="float" office:value="-15.886051319408">
                <text:p>-15.88605131940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-0.934907152948421">
                <text:p>-0.934907152948421</text:p>
              </table:table-cell>
              <table:table-cell office:value-type="float" office:value="0">
                <text:p>0</text:p>
              </table:table-cell>
              <table:table-cell office:value-type="float" office:value="53.1312288286773">
                <text:p>53.1312288286773</text:p>
              </table:table-cell>
              <table:table-cell office:value-type="float" office:value="67.8746158500372">
                <text:p>67.8746158500372</text:p>
              </table:table-cell>
              <table:table-cell office:value-type="float" office:value="-14.7433870213599">
                <text:p>-14.7433870213599</text:p>
              </table:table-cell>
              <table:table-cell office:value-type="float" office:value="-15.6782941743083">
                <text:p>-15.678294174308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0">
                <text:p>50</text:p>
              </table:table-cell>
              <table:table-cell office:value-type="float" office:value="-0.987115567405864">
                <text:p>-0.987115567405864</text:p>
              </table:table-cell>
              <table:table-cell office:value-type="float" office:value="0">
                <text:p>0</text:p>
              </table:table-cell>
              <table:table-cell office:value-type="float" office:value="52.899285952479">
                <text:p>52.899285952479</text:p>
              </table:table-cell>
              <table:table-cell office:value-type="float" office:value="67.3711055444024">
                <text:p>67.3711055444024</text:p>
              </table:table-cell>
              <table:table-cell office:value-type="float" office:value="-14.4718195919234">
                <text:p>-14.4718195919234</text:p>
              </table:table-cell>
              <table:table-cell office:value-type="float" office:value="-15.4589351593292">
                <text:p>-15.458935159329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-1.03228409597215">
                <text:p>-1.03228409597215</text:p>
              </table:table-cell>
              <table:table-cell office:value-type="float" office:value="0">
                <text:p>0</text:p>
              </table:table-cell>
              <table:table-cell office:value-type="float" office:value="52.6845240300732">
                <text:p>52.6845240300732</text:p>
              </table:table-cell>
              <table:table-cell office:value-type="float" office:value="66.8817786276586">
                <text:p>66.8817786276586</text:p>
              </table:table-cell>
              <table:table-cell office:value-type="float" office:value="-14.1972545975855">
                <text:p>-14.1972545975855</text:p>
              </table:table-cell>
              <table:table-cell office:value-type="float" office:value="-15.2295386935576">
                <text:p>-15.229538693557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0">
                <text:p>50</text:p>
              </table:table-cell>
              <table:table-cell office:value-type="float" office:value="-1.07097833785821">
                <text:p>-1.07097833785821</text:p>
              </table:table-cell>
              <table:table-cell office:value-type="float" office:value="0">
                <text:p>0</text:p>
              </table:table-cell>
              <table:table-cell office:value-type="float" office:value="52.4856703982159">
                <text:p>52.4856703982159</text:p>
              </table:table-cell>
              <table:table-cell office:value-type="float" office:value="66.4062355677246">
                <text:p>66.4062355677246</text:p>
              </table:table-cell>
              <table:table-cell office:value-type="float" office:value="-13.9205651695087">
                <text:p>-13.9205651695087</text:p>
              </table:table-cell>
              <table:table-cell office:value-type="float" office:value="-14.9915435073669">
                <text:p>-14.991543507366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-1.10372897899473">
                <text:p>-1.10372897899473</text:p>
              </table:table-cell>
              <table:table-cell office:value-type="float" office:value="0">
                <text:p>0</text:p>
              </table:table-cell>
              <table:table-cell office:value-type="float" office:value="52.3015466650147">
                <text:p>52.3015466650147</text:p>
              </table:table-cell>
              <table:table-cell office:value-type="float" office:value="65.9440880869436">
                <text:p>65.9440880869436</text:p>
              </table:table-cell>
              <table:table-cell office:value-type="float" office:value="-13.6425414219289">
                <text:p>-13.6425414219289</text:p>
              </table:table-cell>
              <table:table-cell office:value-type="float" office:value="-14.7462704009237">
                <text:p>-14.746270400923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-1.13103268587101">
                <text:p>-1.13103268587101</text:p>
              </table:table-cell>
              <table:table-cell office:value-type="float" office:value="0">
                <text:p>0</text:p>
              </table:table-cell>
              <table:table-cell office:value-type="float" office:value="52.1310617268655">
                <text:p>52.1310617268655</text:p>
              </table:table-cell>
              <table:table-cell office:value-type="float" office:value="65.4949588450579">
                <text:p>65.4949588450579</text:p>
              </table:table-cell>
              <table:table-cell office:value-type="float" office:value="-13.3638971181924">
                <text:p>-13.3638971181924</text:p>
              </table:table-cell>
              <table:table-cell office:value-type="float" office:value="-14.4949298040634">
                <text:p>-14.494929804063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-1.15335325276695">
                <text:p>-1.15335325276695</text:p>
              </table:table-cell>
              <table:table-cell office:value-type="float" office:value="0">
                <text:p>0</text:p>
              </table:table-cell>
              <table:table-cell office:value-type="float" office:value="51.9732053026532">
                <text:p>51.9732053026532</text:p>
              </table:table-cell>
              <table:table-cell office:value-type="float" office:value="65.0584811311126">
                <text:p>65.0584811311126</text:p>
              </table:table-cell>
              <table:table-cell office:value-type="float" office:value="-13.0852758284594">
                <text:p>-13.0852758284594</text:p>
              </table:table-cell>
              <table:table-cell office:value-type="float" office:value="-14.2386290812263">
                <text:p>-14.238629081226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-1.17112292516329">
                <text:p>-1.17112292516329</text:p>
              </table:table-cell>
              <table:table-cell office:value-type="float" office:value="0">
                <text:p>0</text:p>
              </table:table-cell>
              <table:table-cell office:value-type="float" office:value="51.8270419469011">
                <text:p>51.8270419469011</text:p>
              </table:table-cell>
              <table:table-cell office:value-type="float" office:value="64.634298564039">
                <text:p>64.634298564039</text:p>
              </table:table-cell>
              <table:table-cell office:value-type="float" office:value="-12.8072566171379">
                <text:p>-12.8072566171379</text:p>
              </table:table-cell>
              <table:table-cell office:value-type="float" office:value="-13.9783795423012">
                <text:p>-13.978379542301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-1.18474383847041">
                <text:p>-1.18474383847041</text:p>
              </table:table-cell>
              <table:table-cell office:value-type="float" office:value="0">
                <text:p>0</text:p>
              </table:table-cell>
              <table:table-cell office:value-type="float" office:value="51.6917055063899">
                <text:p>51.6917055063899</text:p>
              </table:table-cell>
              <table:table-cell office:value-type="float" office:value="64.2220648016717">
                <text:p>64.2220648016717</text:p>
              </table:table-cell>
              <table:table-cell office:value-type="float" office:value="-12.5303592952818">
                <text:p>-12.5303592952818</text:p>
              </table:table-cell>
              <table:table-cell office:value-type="float" office:value="-13.7151031337522">
                <text:p>-13.715103133752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-1.19458952442624">
                <text:p>-1.19458952442624</text:p>
              </table:table-cell>
              <table:table-cell office:value-type="float" office:value="0">
                <text:p>0</text:p>
              </table:table-cell>
              <table:table-cell office:value-type="float" office:value="51.5663939873981">
                <text:p>51.5663939873981</text:p>
              </table:table-cell>
              <table:table-cell office:value-type="float" office:value="63.8214432579626">
                <text:p>63.8214432579626</text:p>
              </table:table-cell>
              <table:table-cell office:value-type="float" office:value="-12.2550492705646">
                <text:p>-12.2550492705646</text:p>
              </table:table-cell>
              <table:table-cell office:value-type="float" office:value="-13.4496387949908">
                <text:p>-13.449638794990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-1.20100644816242">
                <text:p>-1.20100644816242</text:p>
              </table:table-cell>
              <table:table-cell office:value-type="float" office:value="0">
                <text:p>0</text:p>
              </table:table-cell>
              <table:table-cell office:value-type="float" office:value="51.4503648031464">
                <text:p>51.4503648031464</text:p>
              </table:table-cell>
              <table:table-cell office:value-type="float" office:value="63.4321068281609">
                <text:p>63.4321068281609</text:p>
              </table:table-cell>
              <table:table-cell office:value-type="float" office:value="-11.9817420250145">
                <text:p>-11.9817420250145</text:p>
              </table:table-cell>
              <table:table-cell office:value-type="float" office:value="-13.1827484731769">
                <text:p>-13.182748473176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-1.20431554750374">
                <text:p>-1.20431554750374</text:p>
              </table:table-cell>
              <table:table-cell office:value-type="float" office:value="0">
                <text:p>0</text:p>
              </table:table-cell>
              <table:table-cell office:value-type="float" office:value="51.3429303732837">
                <text:p>51.3429303732837</text:p>
              </table:table-cell>
              <table:table-cell office:value-type="float" office:value="63.0537376217338">
                <text:p>63.0537376217338</text:p>
              </table:table-cell>
              <table:table-cell office:value-type="float" office:value="-11.7108072484501">
                <text:p>-11.7108072484501</text:p>
              </table:table-cell>
              <table:table-cell office:value-type="float" office:value="-12.9151227959539">
                <text:p>-12.915122795953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-1.20481375293727">
                <text:p>-1.20481375293727</text:p>
              </table:table-cell>
              <table:table-cell office:value-type="float" office:value="0">
                <text:p>0</text:p>
              </table:table-cell>
              <table:table-cell office:value-type="float" office:value="51.2434540493368">
                <text:p>51.2434540493368</text:p>
              </table:table-cell>
              <table:table-cell office:value-type="float" office:value="62.6860267028117">
                <text:p>62.6860267028117</text:p>
              </table:table-cell>
              <table:table-cell office:value-type="float" office:value="-11.442572653475">
                <text:p>-11.442572653475</text:p>
              </table:table-cell>
              <table:table-cell office:value-type="float" office:value="-12.6473864064123">
                <text:p>-12.647386406412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0">
                <text:p>50</text:p>
              </table:table-cell>
              <table:table-cell office:value-type="float" office:value="-1.20277547218384">
                <text:p>-1.20277547218384</text:p>
              </table:table-cell>
              <table:table-cell office:value-type="float" office:value="0">
                <text:p>0</text:p>
              </table:table-cell>
              <table:table-cell office:value-type="float" office:value="51.1513463419785">
                <text:p>51.1513463419785</text:p>
              </table:table-cell>
              <table:table-cell office:value-type="float" office:value="62.3286738379438">
                <text:p>62.3286738379438</text:p>
              </table:table-cell>
              <table:table-cell office:value-type="float" office:value="-11.1773274959653">
                <text:p>-11.1773274959653</text:p>
              </table:table-cell>
              <table:table-cell office:value-type="float" office:value="-12.3801029681492">
                <text:p>-12.380102968149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-1.19845402768436">
                <text:p>-1.19845402768436</text:p>
              </table:table-cell>
              <table:table-cell office:value-type="float" office:value="0">
                <text:p>0</text:p>
              </table:table-cell>
              <table:table-cell office:value-type="float" office:value="51.0660614277578">
                <text:p>51.0660614277578</text:p>
              </table:table-cell>
              <table:table-cell office:value-type="float" office:value="61.9813872509595">
                <text:p>61.9813872509595</text:p>
              </table:table-cell>
              <table:table-cell office:value-type="float" office:value="-10.9153258232016">
                <text:p>-10.9153258232016</text:p>
              </table:table-cell>
              <table:table-cell office:value-type="float" office:value="-12.113779850886">
                <text:p>-12.11377985088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-1.19208303878835">
                <text:p>-1.19208303878835</text:p>
              </table:table-cell>
              <table:table-cell office:value-type="float" office:value="0">
                <text:p>0</text:p>
              </table:table-cell>
              <table:table-cell office:value-type="float" office:value="50.9870939145906">
                <text:p>50.9870939145906</text:p>
              </table:table-cell>
              <table:table-cell office:value-type="float" office:value="61.6438833847353">
                <text:p>61.6438833847353</text:p>
              </table:table-cell>
              <table:table-cell office:value-type="float" office:value="-10.6567894701447">
                <text:p>-10.6567894701447</text:p>
              </table:table-cell>
              <table:table-cell office:value-type="float" office:value="-11.848872508933">
                <text:p>-11.84887250893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50">
                <text:p>50</text:p>
              </table:table-cell>
              <table:table-cell office:value-type="float" office:value="-1.18387774317589">
                <text:p>-1.18387774317589</text:p>
              </table:table-cell>
              <table:table-cell office:value-type="float" office:value="0">
                <text:p>0</text:p>
              </table:table-cell>
              <table:table-cell office:value-type="float" office:value="50.9139758468431">
                <text:p>50.9139758468431</text:p>
              </table:table-cell>
              <table:table-cell office:value-type="float" office:value="61.3158866696723">
                <text:p>61.3158866696723</text:p>
              </table:table-cell>
              <table:table-cell office:value-type="float" office:value="-10.4019108228292">
                <text:p>-10.4019108228292</text:p>
              </table:table-cell>
              <table:table-cell office:value-type="float" office:value="-11.585788566005">
                <text:p>-11.58578856600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50">
                <text:p>50</text:p>
              </table:table-cell>
              <table:table-cell office:value-type="float" office:value="-1.17403625419495">
                <text:p>-1.17403625419495</text:p>
              </table:table-cell>
              <table:table-cell office:value-type="float" office:value="0">
                <text:p>0</text:p>
              </table:table-cell>
              <table:table-cell office:value-type="float" office:value="50.8462739322622">
                <text:p>50.8462739322622</text:p>
              </table:table-cell>
              <table:table-cell office:value-type="float" office:value="60.9971292986956">
                <text:p>60.9971292986956</text:p>
              </table:table-cell>
              <table:table-cell office:value-type="float" office:value="-10.1508553664334">
                <text:p>-10.1508553664334</text:p>
              </table:table-cell>
              <table:table-cell office:value-type="float" office:value="-11.3248916206284">
                <text:p>-11.324891620628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-1.16274075247121">
                <text:p>-1.16274075247121</text:p>
              </table:table-cell>
              <table:table-cell office:value-type="float" office:value="0">
                <text:p>0</text:p>
              </table:table-cell>
              <table:table-cell office:value-type="float" office:value="50.7835869743168">
                <text:p>50.7835869743168</text:p>
              </table:table-cell>
              <table:table-cell office:value-type="float" office:value="60.6873510085915">
                <text:p>60.6873510085915</text:p>
              </table:table-cell>
              <table:table-cell office:value-type="float" office:value="-9.90376403427469">
                <text:p>-9.90376403427469</text:p>
              </table:table-cell>
              <table:table-cell office:value-type="float" office:value="-11.0665047867459">
                <text:p>-11.066504786745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50">
                <text:p>50</text:p>
              </table:table-cell>
              <table:table-cell office:value-type="float" office:value="-1.15015861143758">
                <text:p>-1.15015861143758</text:p>
              </table:table-cell>
              <table:table-cell office:value-type="float" office:value="0">
                <text:p>0</text:p>
              </table:table-cell>
              <table:table-cell office:value-type="float" office:value="50.7255434947378">
                <text:p>50.7255434947378</text:p>
              </table:table-cell>
              <table:table-cell office:value-type="float" office:value="60.3862988675044">
                <text:p>60.3862988675044</text:p>
              </table:table-cell>
              <table:table-cell office:value-type="float" office:value="-9.66075537276663">
                <text:p>-9.66075537276663</text:p>
              </table:table-cell>
              <table:table-cell office:value-type="float" office:value="-10.8109139842042">
                <text:p>-10.810913984204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-1.13644345741285">
                <text:p>-1.13644345741285</text:p>
              </table:table-cell>
              <table:table-cell office:value-type="float" office:value="0">
                <text:p>0</text:p>
              </table:table-cell>
              <table:table-cell office:value-type="float" office:value="50.6717995321646">
                <text:p>50.6717995321646</text:p>
              </table:table-cell>
              <table:table-cell office:value-type="float" office:value="60.0937270684198">
                <text:p>60.0937270684198</text:p>
              </table:table-cell>
              <table:table-cell office:value-type="float" office:value="-9.42192753625517">
                <text:p>-9.42192753625517</text:p>
              </table:table-cell>
              <table:table-cell office:value-type="float" office:value="-10.558370993668">
                <text:p>-10.55837099366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50">
                <text:p>50</text:p>
              </table:table-cell>
              <table:table-cell office:value-type="float" office:value="-1.12173616559442">
                <text:p>-1.12173616559442</text:p>
              </table:table-cell>
              <table:table-cell office:value-type="float" office:value="0">
                <text:p>0</text:p>
              </table:table-cell>
              <table:table-cell office:value-type="float" office:value="50.6220366038561">
                <text:p>50.6220366038561</text:p>
              </table:table-cell>
              <table:table-cell office:value-type="float" office:value="59.8093967284643">
                <text:p>59.8093967284643</text:p>
              </table:table-cell>
              <table:table-cell office:value-type="float" office:value="-9.18736012460817">
                <text:p>-9.18736012460817</text:p>
              </table:table-cell>
              <table:table-cell office:value-type="float" office:value="-10.3090962902026">
                <text:p>-10.309096290202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50">
                <text:p>50</text:p>
              </table:table-cell>
              <table:table-cell office:value-type="float" office:value="-1.10616579386855">
                <text:p>-1.10616579386855</text:p>
              </table:table-cell>
              <table:table-cell office:value-type="float" office:value="0">
                <text:p>0</text:p>
              </table:table-cell>
              <table:table-cell office:value-type="float" office:value="50.5759598183853">
                <text:p>50.5759598183853</text:p>
              </table:table-cell>
              <table:table-cell office:value-type="float" office:value="59.5330756938597">
                <text:p>59.5330756938597</text:p>
              </table:table-cell>
              <table:table-cell office:value-type="float" office:value="-8.95711587547437">
                <text:p>-8.95711587547437</text:p>
              </table:table-cell>
              <table:table-cell office:value-type="float" office:value="-10.0632816693429">
                <text:p>-10.063281669342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-1.08985045672374">
                <text:p>-1.08985045672374</text:p>
              </table:table-cell>
              <table:table-cell office:value-type="float" office:value="0">
                <text:p>0</text:p>
              </table:table-cell>
              <table:table-cell office:value-type="float" office:value="50.5332961281346">
                <text:p>50.5332961281346</text:p>
              </table:table-cell>
              <table:table-cell office:value-type="float" office:value="59.2645383503707">
                <text:p>59.2645383503707</text:p>
              </table:table-cell>
              <table:table-cell office:value-type="float" office:value="-8.73124222223612">
                <text:p>-8.73124222223612</text:p>
              </table:table-cell>
              <table:table-cell office:value-type="float" office:value="-9.82109267895986">
                <text:p>-9.8210926789598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50">
                <text:p>50</text:p>
              </table:table-cell>
              <table:table-cell office:value-type="float" office:value="-1.07289814181149">
                <text:p>-1.07289814181149</text:p>
              </table:table-cell>
              <table:table-cell office:value-type="float" office:value="0">
                <text:p>0</text:p>
              </table:table-cell>
              <table:table-cell office:value-type="float" office:value="50.4937927112357">
                <text:p>50.4937927112357</text:p>
              </table:table-cell>
              <table:table-cell office:value-type="float" office:value="59.0035654390926">
                <text:p>59.0035654390926</text:p>
              </table:table-cell>
              <table:table-cell office:value-type="float" office:value="-8.50977272785693">
                <text:p>-8.50977272785693</text:p>
              </table:table-cell>
              <table:table-cell office:value-type="float" office:value="-9.58267086966842">
                <text:p>-9.5826708696684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-1.05540747186008">
                <text:p>-1.05540747186008</text:p>
              </table:table-cell>
              <table:table-cell office:value-type="float" office:value="0">
                <text:p>0</text:p>
              </table:table-cell>
              <table:table-cell office:value-type="float" office:value="50.4572154733664">
                <text:p>50.4572154733664</text:p>
              </table:table-cell>
              <table:table-cell office:value-type="float" office:value="58.749943877428">
                <text:p>58.749943877428</text:p>
              </table:table-cell>
              <table:table-cell office:value-type="float" office:value="-8.29272840406166">
                <text:p>-8.29272840406166</text:p>
              </table:table-cell>
              <table:table-cell office:value-type="float" office:value="-9.34813587592173">
                <text:p>-9.3481358759217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50">
                <text:p>50</text:p>
              </table:table-cell>
              <table:table-cell office:value-type="float" office:value="-1.03746841473276">
                <text:p>-1.03746841473276</text:p>
              </table:table-cell>
              <table:table-cell office:value-type="float" office:value="0">
                <text:p>0</text:p>
              </table:table-cell>
              <table:table-cell office:value-type="float" office:value="50.4233476605244">
                <text:p>50.4233476605244</text:p>
              </table:table-cell>
              <table:table-cell office:value-type="float" office:value="58.5034665851061">
                <text:p>58.5034665851061</text:p>
              </table:table-cell>
              <table:table-cell office:value-type="float" office:value="-8.08011892458169">
                <text:p>-8.08011892458169</text:p>
              </table:table-cell>
              <table:table-cell office:value-type="float" office:value="-9.11758733931445">
                <text:p>-9.1175873393144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-1.01916294444899">
                <text:p>-1.01916294444899</text:p>
              </table:table-cell>
              <table:table-cell office:value-type="float" office:value="0">
                <text:p>0</text:p>
              </table:table-cell>
              <table:table-cell office:value-type="float" office:value="50.3919885745597">
                <text:p>50.3919885745597</text:p>
              </table:table-cell>
              <table:table-cell office:value-type="float" office:value="58.2639323151031">
                <text:p>58.2639323151031</text:p>
              </table:table-cell>
              <table:table-cell office:value-type="float" office:value="-7.87194374054347">
                <text:p>-7.87194374054347</text:p>
              </table:table-cell>
              <table:table-cell office:value-type="float" office:value="-8.89110668499246">
                <text:p>-8.8911066849924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-1.00056565596962">
                <text:p>-1.00056565596962</text:p>
              </table:table-cell>
              <table:table-cell office:value-type="float" office:value="0">
                <text:p>0</text:p>
              </table:table-cell>
              <table:table-cell office:value-type="float" office:value="50.3629523838515">
                <text:p>50.3629523838515</text:p>
              </table:table-cell>
              <table:table-cell office:value-type="float" office:value="58.0311454893256">
                <text:p>58.0311454893256</text:p>
              </table:table-cell>
              <table:table-cell office:value-type="float" office:value="-7.66819310547404">
                <text:p>-7.66819310547404</text:p>
              </table:table-cell>
              <table:table-cell office:value-type="float" office:value="-8.66875876144366">
                <text:p>-8.6687587614436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50">
                <text:p>50</text:p>
              </table:table-cell>
              <table:table-cell office:value-type="float" office:value="-0.981744336496123">
                <text:p>-0.981744336496123</text:p>
              </table:table-cell>
              <table:table-cell office:value-type="float" office:value="0">
                <text:p>0</text:p>
              </table:table-cell>
              <table:table-cell office:value-type="float" office:value="50.3360670220848">
                <text:p>50.3360670220848</text:p>
              </table:table-cell>
              <table:table-cell office:value-type="float" office:value="57.804916038922">
                <text:p>57.804916038922</text:p>
              </table:table-cell>
              <table:table-cell office:value-type="float" office:value="-7.46884901683728">
                <text:p>-7.46884901683728</text:p>
              </table:table-cell>
              <table:table-cell office:value-type="float" office:value="-8.45059335333341">
                <text:p>-8.4505933533334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50">
                <text:p>50</text:p>
              </table:table-cell>
              <table:table-cell office:value-type="float" office:value="-0.962760495957669">
                <text:p>-0.962760495957669</text:p>
              </table:table-cell>
              <table:table-cell office:value-type="float" office:value="0">
                <text:p>0</text:p>
              </table:table-cell>
              <table:table-cell office:value-type="float" office:value="50.311173168597">
                <text:p>50.311173168597</text:p>
              </table:table-cell>
              <table:table-cell office:value-type="float" office:value="57.5850592490932">
                <text:p>57.5850592490932</text:p>
              </table:table-cell>
              <table:table-cell office:value-type="float" office:value="-7.27388608049625">
                <text:p>-7.27388608049625</text:p>
              </table:table-cell>
              <table:table-cell office:value-type="float" office:value="-8.23664657645392">
                <text:p>-8.2366465764539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50">
                <text:p>50</text:p>
              </table:table-cell>
              <table:table-cell office:value-type="float" office:value="-0.94366985926637">
                <text:p>-0.94366985926637</text:p>
              </table:table-cell>
              <table:table-cell office:value-type="float" office:value="0">
                <text:p>0</text:p>
              </table:table-cell>
              <table:table-cell office:value-type="float" office:value="50.2881233042565">
                <text:p>50.2881233042565</text:p>
              </table:table-cell>
              <table:table-cell office:value-type="float" office:value="57.3713956082737">
                <text:p>57.3713956082737</text:p>
              </table:table-cell>
              <table:table-cell office:value-type="float" office:value="-7.08327230401725">
                <text:p>-7.08327230401725</text:p>
              </table:table-cell>
              <table:table-cell office:value-type="float" office:value="-8.02694216328362">
                <text:p>-8.0269421632836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50">
                <text:p>50</text:p>
              </table:table-cell>
              <table:table-cell office:value-type="float" office:value="-0.924522822815191">
                <text:p>-0.924522822815191</text:p>
              </table:table-cell>
              <table:table-cell office:value-type="float" office:value="0">
                <text:p>0</text:p>
              </table:table-cell>
              <table:table-cell office:value-type="float" office:value="50.2667808372745">
                <text:p>50.2667808372745</text:p>
              </table:table-cell>
              <table:table-cell office:value-type="float" office:value="57.1637506615618">
                <text:p>57.1637506615618</text:p>
              </table:table-cell>
              <table:table-cell office:value-type="float" office:value="-6.89696982428728">
                <text:p>-6.89696982428728</text:p>
              </table:table-cell>
              <table:table-cell office:value-type="float" office:value="-7.82149264710247">
                <text:p>-7.8214926471024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-0.905364877579205">
                <text:p>-0.905364877579205</text:p>
              </table:table-cell>
              <table:table-cell office:value-type="float" office:value="0">
                <text:p>0</text:p>
              </table:table-cell>
              <table:table-cell office:value-type="float" office:value="50.2470192937727">
                <text:p>50.2470192937727</text:p>
              </table:table-cell>
              <table:table-cell office:value-type="float" office:value="56.9619548682784">
                <text:p>56.9619548682784</text:p>
              </table:table-cell>
              <table:table-cell office:value-type="float" office:value="-6.71493557450566">
                <text:p>-6.71493557450566</text:p>
              </table:table-cell>
              <table:table-cell office:value-type="float" office:value="-7.62030045208487">
                <text:p>-7.6203004520848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50">
                <text:p>50</text:p>
              </table:table-cell>
              <table:table-cell office:value-type="float" office:value="-0.886237001063018">
                <text:p>-0.886237001063018</text:p>
              </table:table-cell>
              <table:table-cell office:value-type="float" office:value="0">
                <text:p>0</text:p>
              </table:table-cell>
              <table:table-cell office:value-type="float" office:value="50.2287215683081">
                <text:p>50.2287215683081</text:p>
              </table:table-cell>
              <table:table-cell office:value-type="float" office:value="56.7658434635381">
                <text:p>56.7658434635381</text:p>
              </table:table-cell>
              <table:table-cell office:value-type="float" office:value="-6.53712189523007">
                <text:p>-6.53712189523007</text:p>
              </table:table-cell>
              <table:table-cell office:value-type="float" office:value="-7.42335889629308">
                <text:p>-7.4233588962930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0">
                <text:p>50</text:p>
              </table:table-cell>
              <table:table-cell office:value-type="float" office:value="-0.8671760202173">
                <text:p>-0.8671760202173</text:p>
              </table:table-cell>
              <table:table-cell office:value-type="float" office:value="0">
                <text:p>0</text:p>
              </table:table-cell>
              <table:table-cell office:value-type="float" office:value="50.2117792299149">
                <text:p>50.2117792299149</text:p>
              </table:table-cell>
              <table:table-cell office:value-type="float" office:value="56.5752563237201">
                <text:p>56.5752563237201</text:p>
              </table:table-cell>
              <table:table-cell office:value-type="float" office:value="-6.36347709380527">
                <text:p>-6.36347709380527</text:p>
              </table:table-cell>
              <table:table-cell office:value-type="float" office:value="-7.23065311402257">
                <text:p>-7.2306531140225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50">
                <text:p>50</text:p>
              </table:table-cell>
              <table:table-cell office:value-type="float" office:value="-0.848214947328018">
                <text:p>-0.848214947328018</text:p>
              </table:table-cell>
              <table:table-cell office:value-type="float" office:value="0">
                <text:p>0</text:p>
              </table:table-cell>
              <table:table-cell office:value-type="float" office:value="50.1960918795508">
                <text:p>50.1960918795508</text:p>
              </table:table-cell>
              <table:table-cell office:value-type="float" office:value="56.390037835728">
                <text:p>56.390037835728</text:p>
              </table:table-cell>
              <table:table-cell office:value-type="float" office:value="-6.19394595617722">
                <text:p>-6.19394595617722</text:p>
              </table:table-cell>
              <table:table-cell office:value-type="float" office:value="-7.04216090350524">
                <text:p>-7.0421609035052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50">
                <text:p>50</text:p>
              </table:table-cell>
              <table:table-cell office:value-type="float" office:value="-0.829383290764361">
                <text:p>-0.829383290764361</text:p>
              </table:table-cell>
              <table:table-cell office:value-type="float" office:value="0">
                <text:p>0</text:p>
              </table:table-cell>
              <table:table-cell office:value-type="float" office:value="50.1815665551396">
                <text:p>50.1815665551396</text:p>
              </table:table-cell>
              <table:table-cell office:value-type="float" office:value="56.2100367699329">
                <text:p>56.2100367699329</text:p>
              </table:table-cell>
              <table:table-cell office:value-type="float" office:value="-6.02847021479324">
                <text:p>-6.02847021479324</text:p>
              </table:table-cell>
              <table:table-cell office:value-type="float" office:value="-6.8578535055576">
                <text:p>-6.857853505557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50">
                <text:p>50</text:p>
              </table:table-cell>
              <table:table-cell office:value-type="float" office:value="-0.810707342356732">
                <text:p>-0.810707342356732</text:p>
              </table:table-cell>
              <table:table-cell office:value-type="float" office:value="0">
                <text:p>0</text:p>
              </table:table-cell>
              <table:table-cell office:value-type="float" office:value="50.1681171806848">
                <text:p>50.1681171806848</text:p>
              </table:table-cell>
              <table:table-cell office:value-type="float" office:value="56.0351061566953">
                <text:p>56.0351061566953</text:p>
              </table:table-cell>
              <table:table-cell office:value-type="float" office:value="-5.86698897601048">
                <text:p>-5.86698897601048</text:p>
              </table:table-cell>
              <table:table-cell office:value-type="float" office:value="-6.67769631836721">
                <text:p>-6.6776963183672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50">
                <text:p>50</text:p>
              </table:table-cell>
              <table:table-cell office:value-type="float" office:value="-0.792210443065365">
                <text:p>-0.792210443065365</text:p>
              </table:table-cell>
              <table:table-cell office:value-type="float" office:value="0">
                <text:p>0</text:p>
              </table:table-cell>
              <table:table-cell office:value-type="float" office:value="50.1556640561897">
                <text:p>50.1556640561897</text:p>
              </table:table-cell>
              <table:table-cell office:value-type="float" office:value="55.8651031663659">
                <text:p>55.8651031663659</text:p>
              </table:table-cell>
              <table:table-cell office:value-type="float" office:value="-5.70943911017621">
                <text:p>-5.70943911017621</text:p>
              </table:table-cell>
              <table:table-cell office:value-type="float" office:value="-6.50164955324158">
                <text:p>-6.5016495532415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-0.773913228493869">
                <text:p>-0.773913228493869</text:p>
              </table:table-cell>
              <table:table-cell office:value-type="float" office:value="0">
                <text:p>0</text:p>
              </table:table-cell>
              <table:table-cell office:value-type="float" office:value="50.1441333853608">
                <text:p>50.1441333853608</text:p>
              </table:table-cell>
              <table:table-cell office:value-type="float" office:value="55.6998889926654">
                <text:p>55.6998889926654</text:p>
              </table:table-cell>
              <table:table-cell office:value-type="float" office:value="-5.55575560730463">
                <text:p>-5.55575560730463</text:p>
              </table:table-cell>
              <table:table-cell office:value-type="float" office:value="-6.3296688357985">
                <text:p>-6.329668835798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50">
                <text:p>50</text:p>
              </table:table-cell>
              <table:table-cell office:value-type="float" office:value="-0.755833855700147">
                <text:p>-0.755833855700147</text:p>
              </table:table-cell>
              <table:table-cell office:value-type="float" office:value="0">
                <text:p>0</text:p>
              </table:table-cell>
              <table:table-cell office:value-type="float" office:value="50.133456838297">
                <text:p>50.133456838297</text:p>
              </table:table-cell>
              <table:table-cell office:value-type="float" office:value="55.5393287393509">
                <text:p>55.5393287393509</text:p>
              </table:table-cell>
              <table:table-cell office:value-type="float" office:value="-5.40587190105387">
                <text:p>-5.40587190105387</text:p>
              </table:table-cell>
              <table:table-cell office:value-type="float" office:value="-6.16170575675402">
                <text:p>-6.1617057567540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50">
                <text:p>50</text:p>
              </table:table-cell>
              <table:table-cell office:value-type="float" office:value="-0.73798821266067">
                <text:p>-0.73798821266067</text:p>
              </table:table-cell>
              <table:table-cell office:value-type="float" office:value="0">
                <text:p>0</text:p>
              </table:table-cell>
              <table:table-cell office:value-type="float" office:value="50.1235711465713">
                <text:p>50.1235711465713</text:p>
              </table:table-cell>
              <table:table-cell office:value-type="float" office:value="55.3832913100734">
                <text:p>55.3832913100734</text:p>
              </table:table-cell>
              <table:table-cell office:value-type="float" office:value="-5.25972016350209">
                <text:p>-5.25972016350209</text:p>
              </table:table-cell>
              <table:table-cell office:value-type="float" office:value="-5.99770837616276">
                <text:p>-5.9977083761627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50">
                <text:p>50</text:p>
              </table:table-cell>
              <table:table-cell office:value-type="float" office:value="-0.720390111652298">
                <text:p>-0.720390111652298</text:p>
              </table:table-cell>
              <table:table-cell office:value-type="float" office:value="0">
                <text:p>0</text:p>
              </table:table-cell>
              <table:table-cell office:value-type="float" office:value="50.1144177283068">
                <text:p>50.1144177283068</text:p>
              </table:table-cell>
              <table:table-cell office:value-type="float" office:value="55.231649301339">
                <text:p>55.231649301339</text:p>
              </table:table-cell>
              <table:table-cell office:value-type="float" office:value="-5.11723157303217">
                <text:p>-5.11723157303217</text:p>
              </table:table-cell>
              <table:table-cell office:value-type="float" office:value="-5.83762168468447">
                <text:p>-5.8376216846844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50">
                <text:p>50</text:p>
              </table:table-cell>
              <table:table-cell office:value-type="float" office:value="-0.703051467729492">
                <text:p>-0.703051467729492</text:p>
              </table:table-cell>
              <table:table-cell office:value-type="float" office:value="0">
                <text:p>0</text:p>
              </table:table-cell>
              <table:table-cell office:value-type="float" office:value="50.1059423410248">
                <text:p>50.1059423410248</text:p>
              </table:table-cell>
              <table:table-cell office:value-type="float" office:value="55.0842788984843">
                <text:p>55.0842788984843</text:p>
              </table:table-cell>
              <table:table-cell office:value-type="float" office:value="-4.97833655745954">
                <text:p>-4.97833655745954</text:p>
              </table:table-cell>
              <table:table-cell office:value-type="float" office:value="-5.68138802518903">
                <text:p>-5.6813880251890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-0.685982463393117">
                <text:p>-0.685982463393117</text:p>
              </table:table-cell>
              <table:table-cell office:value-type="float" office:value="0">
                <text:p>0</text:p>
              </table:table-cell>
              <table:table-cell office:value-type="float" office:value="50.0980947602082">
                <text:p>50.0980947602082</text:p>
              </table:table-cell>
              <table:table-cell office:value-type="float" office:value="54.9410597745834">
                <text:p>54.9410597745834</text:p>
              </table:table-cell>
              <table:table-cell office:value-type="float" office:value="-4.84296501437522">
                <text:p>-4.84296501437522</text:p>
              </table:table-cell>
              <table:table-cell office:value-type="float" office:value="-5.52894747776833">
                <text:p>-5.5289474777683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50">
                <text:p>50</text:p>
              </table:table-cell>
              <table:table-cell office:value-type="float" office:value="-0.669191700470567">
                <text:p>-0.669191700470567</text:p>
              </table:table-cell>
              <table:table-cell office:value-type="float" office:value="0">
                <text:p>0</text:p>
              </table:table-cell>
              <table:table-cell office:value-type="float" office:value="50.0908284816742">
                <text:p>50.0908284816742</text:p>
              </table:table-cell>
              <table:table-cell office:value-type="float" office:value="54.8018749922007">
                <text:p>54.8018749922007</text:p>
              </table:table-cell>
              <table:table-cell office:value-type="float" office:value="-4.71104651052653">
                <text:p>-4.71104651052653</text:p>
              </table:table-cell>
              <table:table-cell office:value-type="float" office:value="-5.3802382109971">
                <text:p>-5.380238210997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-0.652686340155004">
                <text:p>-0.652686340155004</text:p>
              </table:table-cell>
              <table:table-cell office:value-type="float" office:value="0">
                <text:p>0</text:p>
              </table:table-cell>
              <table:table-cell office:value-type="float" office:value="50.0841004459946">
                <text:p>50.0841004459946</text:p>
              </table:table-cell>
              <table:table-cell office:value-type="float" office:value="54.6666109079134">
                <text:p>54.6666109079134</text:p>
              </table:table-cell>
              <table:table-cell office:value-type="float" office:value="-4.58251046191876">
                <text:p>-4.58251046191876</text:p>
              </table:table-cell>
              <table:table-cell office:value-type="float" office:value="-5.23519680207376">
                <text:p>-5.2351968020737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50">
                <text:p>50</text:p>
              </table:table-cell>
              <table:table-cell office:value-type="float" office:value="-0.636472232084175">
                <text:p>-0.636472232084175</text:p>
              </table:table-cell>
              <table:table-cell office:value-type="float" office:value="0">
                <text:p>0</text:p>
              </table:table-cell>
              <table:table-cell office:value-type="float" office:value="50.0778707833284">
                <text:p>50.0778707833284</text:p>
              </table:table-cell>
              <table:table-cell office:value-type="float" office:value="54.5351570795215">
                <text:p>54.5351570795215</text:p>
              </table:table-cell>
              <table:table-cell office:value-type="float" office:value="-4.4572862961931">
                <text:p>-4.4572862961931</text:p>
              </table:table-cell>
              <table:table-cell office:value-type="float" office:value="-5.09375852827728">
                <text:p>-5.0937585282772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50">
                <text:p>50</text:p>
              </table:table-cell>
              <table:table-cell office:value-type="float" office:value="-0.620554033276524">
                <text:p>-0.620554033276524</text:p>
              </table:table-cell>
              <table:table-cell office:value-type="float" office:value="0">
                <text:p>0</text:p>
              </table:table-cell>
              <table:table-cell office:value-type="float" office:value="50.0721025771559">
                <text:p>50.0721025771559</text:p>
              </table:table-cell>
              <table:table-cell office:value-type="float" office:value="54.407406175873">
                <text:p>54.407406175873</text:p>
              </table:table-cell>
              <table:table-cell office:value-type="float" office:value="-4.33530359871708">
                <text:p>-4.33530359871708</text:p>
              </table:table-cell>
              <table:table-cell office:value-type="float" office:value="-4.95585763199361">
                <text:p>-4.9558576319936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-0.604935317683355">
                <text:p>-0.604935317683355</text:p>
              </table:table-cell>
              <table:table-cell office:value-type="float" office:value="0">
                <text:p>0</text:p>
              </table:table-cell>
              <table:table-cell office:value-type="float" office:value="50.0667616455147">
                <text:p>50.0667616455147</text:p>
              </table:table-cell>
              <table:table-cell office:value-type="float" office:value="54.2832538892287">
                <text:p>54.2832538892287</text:p>
              </table:table-cell>
              <table:table-cell office:value-type="float" office:value="-4.21649224371395">
                <text:p>-4.21649224371395</text:p>
              </table:table-cell>
              <table:table-cell office:value-type="float" office:value="-4.82142756139731">
                <text:p>-4.8214275613973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-0.589618677061138">
                <text:p>-0.589618677061138</text:p>
              </table:table-cell>
              <table:table-cell office:value-type="float" office:value="0">
                <text:p>0</text:p>
              </table:table-cell>
              <table:table-cell office:value-type="float" office:value="50.0618163384396">
                <text:p>50.0618163384396</text:p>
              </table:table-cell>
              <table:table-cell office:value-type="float" office:value="54.1625988500955">
                <text:p>54.1625988500955</text:p>
              </table:table-cell>
              <table:table-cell office:value-type="float" office:value="-4.10078251165592">
                <text:p>-4.10078251165592</text:p>
              </table:table-cell>
              <table:table-cell office:value-type="float" office:value="-4.69040118871705">
                <text:p>-4.6904011887170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50">
                <text:p>50</text:p>
              </table:table-cell>
              <table:table-cell office:value-type="float" office:value="-0.574605813816875">
                <text:p>-0.574605813816875</text:p>
              </table:table-cell>
              <table:table-cell office:value-type="float" office:value="0">
                <text:p>0</text:p>
              </table:table-cell>
              <table:table-cell office:value-type="float" office:value="50.057237350407">
                <text:p>50.057237350407</text:p>
              </table:table-cell>
              <table:table-cell office:value-type="float" office:value="54.045342544459">
                <text:p>54.045342544459</text:p>
              </table:table-cell>
              <table:table-cell office:value-type="float" office:value="-3.98810519405198">
                <text:p>-3.98810519405198</text:p>
              </table:table-cell>
              <table:table-cell office:value-type="float" office:value="-4.56271100786886">
                <text:p>-4.5627110078688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50">
                <text:p>50</text:p>
              </table:table-cell>
              <table:table-cell office:value-type="float" office:value="-0.5598976264319">
                <text:p>-0.5598976264319</text:p>
              </table:table-cell>
              <table:table-cell office:value-type="float" office:value="0">
                <text:p>0</text:p>
              </table:table-cell>
              <table:table-cell office:value-type="float" office:value="50.0529975466731">
                <text:p>50.0529975466731</text:p>
              </table:table-cell>
              <table:table-cell office:value-type="float" office:value="53.9313892333475">
                <text:p>53.9313892333475</text:p>
              </table:table-cell>
              <table:table-cell office:value-type="float" office:value="-3.87839168667431">
                <text:p>-3.87839168667431</text:p>
              </table:table-cell>
              <table:table-cell office:value-type="float" office:value="-4.43828931310621">
                <text:p>-4.4382893131062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50">
                <text:p>50</text:p>
              </table:table-cell>
              <table:table-cell office:value-type="float" office:value="-0.545494288025241">
                <text:p>-0.545494288025241</text:p>
              </table:table-cell>
              <table:table-cell office:value-type="float" office:value="0">
                <text:p>0</text:p>
              </table:table-cell>
              <table:table-cell office:value-type="float" office:value="50.0490718024751">
                <text:p>50.0490718024751</text:p>
              </table:table-cell>
              <table:table-cell office:value-type="float" office:value="53.8206458746616">
                <text:p>53.8206458746616</text:p>
              </table:table-cell>
              <table:table-cell office:value-type="float" office:value="-3.77157407218647">
                <text:p>-3.77157407218647</text:p>
              </table:table-cell>
              <table:table-cell office:value-type="float" office:value="-4.31706836021172">
                <text:p>-4.3170683602117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0">
                <text:p>50</text:p>
              </table:table-cell>
              <table:table-cell office:value-type="float" office:value="-0.531395318576462">
                <text:p>-0.531395318576462</text:p>
              </table:table-cell>
              <table:table-cell office:value-type="float" office:value="0">
                <text:p>0</text:p>
              </table:table-cell>
              <table:table-cell office:value-type="float" office:value="50.0454368541436">
                <text:p>50.0454368541436</text:p>
              </table:table-cell>
              <table:table-cell office:value-type="float" office:value="53.7130220472064">
                <text:p>53.7130220472064</text:p>
              </table:table-cell>
              <table:table-cell office:value-type="float" office:value="-3.66758519306271">
                <text:p>-3.66758519306271</text:p>
              </table:table-cell>
              <table:table-cell office:value-type="float" office:value="-4.19898051163917">
                <text:p>-4.1989805116391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50">
                <text:p>50</text:p>
              </table:table-cell>
              <table:table-cell office:value-type="float" office:value="-0.517599651289726">
                <text:p>-0.517599651289726</text:p>
              </table:table-cell>
              <table:table-cell office:value-type="float" office:value="0">
                <text:p>0</text:p>
              </table:table-cell>
              <table:table-cell office:value-type="float" office:value="50.0420711612441">
                <text:p>50.0420711612441</text:p>
              </table:table-cell>
              <table:table-cell office:value-type="float" office:value="53.6084298768625">
                <text:p>53.6084298768625</text:p>
              </table:table-cell>
              <table:table-cell office:value-type="float" office:value="-3.56635871561839">
                <text:p>-3.56635871561839</text:p>
              </table:table-cell>
              <table:table-cell office:value-type="float" office:value="-4.08395836690812">
                <text:p>-4.0839583669081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50">
                <text:p>50</text:p>
              </table:table-cell>
              <table:table-cell office:value-type="float" office:value="-0.50410569354516">
                <text:p>-0.50410569354516</text:p>
              </table:table-cell>
              <table:table-cell office:value-type="float" office:value="0">
                <text:p>0</text:p>
              </table:table-cell>
              <table:table-cell office:value-type="float" office:value="50.0389547789297">
                <text:p>50.0389547789297</text:p>
              </table:table-cell>
              <table:table-cell office:value-type="float" office:value="53.5067839648382">
                <text:p>53.5067839648382</text:p>
              </table:table-cell>
              <table:table-cell office:value-type="float" office:value="-3.46782918590848">
                <text:p>-3.46782918590848</text:p>
              </table:table-cell>
              <table:table-cell office:value-type="float" office:value="-3.97193487945364">
                <text:p>-3.9719348794536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50">
                <text:p>50</text:p>
              </table:table-cell>
              <table:table-cell office:value-type="float" office:value="-0.490911382850754">
                <text:p>-0.490911382850754</text:p>
              </table:table-cell>
              <table:table-cell office:value-type="float" office:value="0">
                <text:p>0</text:p>
              </table:table-cell>
              <table:table-cell office:value-type="float" office:value="50.0360692397498">
                <text:p>50.0360692397498</text:p>
              </table:table-cell>
              <table:table-cell office:value-type="float" office:value="53.4080013179414">
                <text:p>53.4080013179414</text:p>
              </table:table-cell>
              <table:table-cell office:value-type="float" office:value="-3.37193207819161">
                <text:p>-3.37193207819161</text:p>
              </table:table-cell>
              <table:table-cell office:value-type="float" office:value="-3.86284346104236">
                <text:p>-3.8628434610423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-0.478014238177236">
                <text:p>-0.478014238177236</text:p>
              </table:table-cell>
              <table:table-cell office:value-type="float" office:value="0">
                <text:p>0</text:p>
              </table:table-cell>
              <table:table-cell office:value-type="float" office:value="50.0333974442127">
                <text:p>50.0333974442127</text:p>
              </table:table-cell>
              <table:table-cell office:value-type="float" office:value="53.3120012808163">
                <text:p>53.3120012808163</text:p>
              </table:table-cell>
              <table:table-cell office:value-type="float" office:value="-3.27860383660352">
                <text:p>-3.27860383660352</text:p>
              </table:table-cell>
              <table:table-cell office:value-type="float" office:value="-3.75661807478075">
                <text:p>-3.7566180747807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50">
                <text:p>50</text:p>
              </table:table-cell>
              <table:table-cell office:value-type="float" office:value="-0.465411407030147">
                <text:p>-0.465411407030147</text:p>
              </table:table-cell>
              <table:table-cell office:value-type="float" office:value="0">
                <text:p>0</text:p>
              </table:table-cell>
              <table:table-cell office:value-type="float" office:value="50.0309235594562">
                <text:p>50.0309235594562</text:p>
              </table:table-cell>
              <table:table-cell office:value-type="float" office:value="53.218705470089">
                <text:p>53.218705470089</text:p>
              </table:table-cell>
              <table:table-cell office:value-type="float" office:value="-3.18778191063279">
                <text:p>-3.18778191063279</text:p>
              </table:table-cell>
              <table:table-cell office:value-type="float" office:value="-3.65319331766294">
                <text:p>-3.6531933176629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50">
                <text:p>50</text:p>
              </table:table-cell>
              <table:table-cell office:value-type="float" office:value="-0.453099708586771">
                <text:p>-0.453099708586771</text:p>
              </table:table-cell>
              <table:table-cell office:value-type="float" office:value="0">
                <text:p>0</text:p>
              </table:table-cell>
              <table:table-cell office:value-type="float" office:value="50.0286329254224">
                <text:p>50.0286329254224</text:p>
              </table:table-cell>
              <table:table-cell office:value-type="float" office:value="53.1280377103682">
                <text:p>53.1280377103682</text:p>
              </table:table-cell>
              <table:table-cell office:value-type="float" office:value="-3.09940478494578">
                <text:p>-3.09940478494578</text:p>
              </table:table-cell>
              <table:table-cell office:value-type="float" office:value="-3.55250449353255">
                <text:p>-3.5525044935325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50">
                <text:p>50</text:p>
              </table:table-cell>
              <table:table-cell office:value-type="float" office:value="-0.44107567320134">
                <text:p>-0.44107567320134</text:p>
              </table:table-cell>
              <table:table-cell office:value-type="float" office:value="0">
                <text:p>0</text:p>
              </table:table-cell>
              <table:table-cell office:value-type="float" office:value="50.0265119679837">
                <text:p>50.0265119679837</text:p>
              </table:table-cell>
              <table:table-cell office:value-type="float" office:value="53.039923972048">
                <text:p>53.039923972048</text:p>
              </table:table-cell>
              <table:table-cell office:value-type="float" office:value="-3.01341200406424">
                <text:p>-3.01341200406424</text:p>
              </table:table-cell>
              <table:table-cell office:value-type="float" office:value="-3.45448767726558">
                <text:p>-3.4544876772655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50">
                <text:p>50</text:p>
              </table:table-cell>
              <table:table-cell office:value-type="float" office:value="-0.429335578559057">
                <text:p>-0.429335578559057</text:p>
              </table:table-cell>
              <table:table-cell office:value-type="float" office:value="0">
                <text:p>0</text:p>
              </table:table-cell>
              <table:table-cell office:value-type="float" office:value="50.0245481185035">
                <text:p>50.0245481185035</text:p>
              </table:table-cell>
              <table:table-cell office:value-type="float" office:value="52.9542923108635">
                <text:p>52.9542923108635</text:p>
              </table:table-cell>
              <table:table-cell office:value-type="float" office:value="-2.92974419236007">
                <text:p>-2.92974419236007</text:p>
              </table:table-cell>
              <table:table-cell office:value-type="float" office:value="-3.35907977091913">
                <text:p>-3.3590797709191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50">
                <text:p>50</text:p>
              </table:table-cell>
              <table:table-cell office:value-type="float" office:value="-0.417875482738735">
                <text:p>-0.417875482738735</text:p>
              </table:table-cell>
              <table:table-cell office:value-type="float" office:value="0">
                <text:p>0</text:p>
              </table:table-cell>
              <table:table-cell office:value-type="float" office:value="50.0227297393551">
                <text:p>50.0227297393551</text:p>
              </table:table-cell>
              <table:table-cell office:value-type="float" office:value="52.8710728091491">
                <text:p>52.8710728091491</text:p>
              </table:table-cell>
              <table:table-cell office:value-type="float" office:value="-2.84834306979401">
                <text:p>-2.84834306979401</text:p>
              </table:table-cell>
              <table:table-cell office:value-type="float" office:value="-3.26621855253274">
                <text:p>-3.2662185525327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  <table:table-cell office:value-type="float" office:value="-2.28462552672462">
                <text:p>-2.28462552672462</text:p>
              </table:table-cell>
              <table:table-cell office:value-type="float" office:value="0">
                <text:p>0</text:p>
              </table:table-cell>
              <table:table-cell office:value-type="float" office:value="53.7247497586621">
                <text:p>53.7247497586621</text:p>
              </table:table-cell>
              <table:table-cell office:value-type="float" office:value="54.1986482229759">
                <text:p>54.1986482229759</text:p>
              </table:table-cell>
              <table:table-cell office:value-type="float" office:value="-0.473898464313756">
                <text:p>-0.473898464313756</text:p>
              </table:table-cell>
              <table:table-cell office:value-type="float" office:value="-2.75852399103838">
                <text:p>-2.7585239910383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00">
                <text:p>100</text:p>
              </table:table-cell>
              <table:table-cell office:value-type="float" office:value="-3.61819875076474">
                <text:p>-3.61819875076474</text:p>
              </table:table-cell>
              <table:table-cell office:value-type="float" office:value="0">
                <text:p>0</text:p>
              </table:table-cell>
              <table:table-cell office:value-type="float" office:value="57.1525460728353">
                <text:p>57.1525460728353</text:p>
              </table:table-cell>
              <table:table-cell office:value-type="float" office:value="55.4888271462723">
                <text:p>55.4888271462723</text:p>
              </table:table-cell>
              <table:table-cell office:value-type="float" office:value="1.66371892656297">
                <text:p>1.66371892656297</text:p>
              </table:table-cell>
              <table:table-cell office:value-type="float" office:value="-1.95447982420177">
                <text:p>-1.9544798242017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00">
                <text:p>100</text:p>
              </table:table-cell>
              <table:table-cell office:value-type="float" office:value="-4.53129412239527">
                <text:p>-4.53129412239527</text:p>
              </table:table-cell>
              <table:table-cell office:value-type="float" office:value="0">
                <text:p>0</text:p>
              </table:table-cell>
              <table:table-cell office:value-type="float" office:value="60.3264315489216">
                <text:p>60.3264315489216</text:p>
              </table:table-cell>
              <table:table-cell office:value-type="float" office:value="56.7426630013069">
                <text:p>56.7426630013069</text:p>
              </table:table-cell>
              <table:table-cell office:value-type="float" office:value="3.58376854761467">
                <text:p>3.58376854761467</text:p>
              </table:table-cell>
              <table:table-cell office:value-type="float" office:value="-0.947525574780599">
                <text:p>-0.94752557478059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00">
                <text:p>100</text:p>
              </table:table-cell>
              <table:table-cell office:value-type="float" office:value="-5.11491308354906">
                <text:p>-5.11491308354906</text:p>
              </table:table-cell>
              <table:table-cell office:value-type="float" office:value="0">
                <text:p>0</text:p>
              </table:table-cell>
              <table:table-cell office:value-type="float" office:value="63.2652143971496">
                <text:p>63.2652143971496</text:p>
              </table:table-cell>
              <table:table-cell office:value-type="float" office:value="57.9611795364813">
                <text:p>57.9611795364813</text:p>
              </table:table-cell>
              <table:table-cell office:value-type="float" office:value="5.30403486066825">
                <text:p>5.30403486066825</text:p>
              </table:table-cell>
              <table:table-cell office:value-type="float" office:value="0.189121777119191">
                <text:p>0.18912177711919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00">
                <text:p>100</text:p>
              </table:table-cell>
              <table:table-cell office:value-type="float" office:value="-5.44239506262838">
                <text:p>-5.44239506262838</text:p>
              </table:table-cell>
              <table:table-cell office:value-type="float" office:value="0">
                <text:p>0</text:p>
              </table:table-cell>
              <table:table-cell office:value-type="float" office:value="65.9863096269904">
                <text:p>65.9863096269904</text:p>
              </table:table-cell>
              <table:table-cell office:value-type="float" office:value="59.1453716622143">
                <text:p>59.1453716622143</text:p>
              </table:table-cell>
              <table:table-cell office:value-type="float" office:value="6.8409379647761">
                <text:p>6.8409379647761</text:p>
              </table:table-cell>
              <table:table-cell office:value-type="float" office:value="1.39854290214772">
                <text:p>1.3985429021477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00">
                <text:p>100</text:p>
              </table:table-cell>
              <table:table-cell office:value-type="float" office:value="-5.57271252146203">
                <text:p>-5.57271252146203</text:p>
              </table:table-cell>
              <table:table-cell office:value-type="float" office:value="0">
                <text:p>0</text:p>
              </table:table-cell>
              <table:table-cell office:value-type="float" office:value="68.5058422472133">
                <text:p>68.5058422472133</text:p>
              </table:table-cell>
              <table:table-cell office:value-type="float" office:value="60.2962062632786">
                <text:p>60.2962062632786</text:p>
              </table:table-cell>
              <table:table-cell office:value-type="float" office:value="8.20963598393465">
                <text:p>8.20963598393465</text:p>
              </table:table-cell>
              <table:table-cell office:value-type="float" office:value="2.63692346247262">
                <text:p>2.6369234624726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00">
                <text:p>100</text:p>
              </table:table-cell>
              <table:table-cell office:value-type="float" office:value="-5.55316066698911">
                <text:p>-5.55316066698911</text:p>
              </table:table-cell>
              <table:table-cell office:value-type="float" office:value="0">
                <text:p>0</text:p>
              </table:table-cell>
              <table:table-cell office:value-type="float" office:value="70.8387428214938">
                <text:p>70.8387428214938</text:p>
              </table:table-cell>
              <table:table-cell office:value-type="float" office:value="61.4146229882567">
                <text:p>61.4146229882567</text:p>
              </table:table-cell>
              <table:table-cell office:value-type="float" office:value="9.42411983323708">
                <text:p>9.42411983323708</text:p>
              </table:table-cell>
              <table:table-cell office:value-type="float" office:value="3.87095916624797">
                <text:p>3.8709591662479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00">
                <text:p>100</text:p>
              </table:table-cell>
              <table:table-cell office:value-type="float" office:value="-5.42155235140071">
                <text:p>-5.42155235140071</text:p>
              </table:table-cell>
              <table:table-cell office:value-type="float" office:value="0">
                <text:p>0</text:p>
              </table:table-cell>
              <table:table-cell office:value-type="float" office:value="72.9988359458276">
                <text:p>72.9988359458276</text:p>
              </table:table-cell>
              <table:table-cell office:value-type="float" office:value="62.5015350167565">
                <text:p>62.5015350167565</text:p>
              </table:table-cell>
              <table:table-cell office:value-type="float" office:value="10.4973009290711">
                <text:p>10.4973009290711</text:p>
              </table:table-cell>
              <table:table-cell office:value-type="float" office:value="5.07574857767035">
                <text:p>5.0757485776703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00">
                <text:p>100</text:p>
              </table:table-cell>
              <table:table-cell office:value-type="float" office:value="-5.20800855494345">
                <text:p>-5.20800855494345</text:p>
              </table:table-cell>
              <table:table-cell office:value-type="float" office:value="0">
                <text:p>0</text:p>
              </table:table-cell>
              <table:table-cell office:value-type="float" office:value="74.9989221720626">
                <text:p>74.9989221720626</text:p>
              </table:table-cell>
              <table:table-cell office:value-type="float" office:value="63.5578298050169">
                <text:p>63.5578298050169</text:p>
              </table:table-cell>
              <table:table-cell office:value-type="float" office:value="11.4410923670457">
                <text:p>11.4410923670457</text:p>
              </table:table-cell>
              <table:table-cell office:value-type="float" office:value="6.23308381210223">
                <text:p>6.2330838121022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00">
                <text:p>100</text:p>
              </table:table-cell>
              <table:table-cell office:value-type="float" office:value="-4.9364183785167">
                <text:p>-4.9364183785167</text:p>
              </table:table-cell>
              <table:table-cell office:value-type="float" office:value="0">
                <text:p>0</text:p>
              </table:table-cell>
              <table:table-cell office:value-type="float" office:value="76.8508538630209">
                <text:p>76.8508538630209</text:p>
              </table:table-cell>
              <table:table-cell office:value-type="float" office:value="64.5843698105094">
                <text:p>64.5843698105094</text:p>
              </table:table-cell>
              <table:table-cell office:value-type="float" office:value="12.2664840525115">
                <text:p>12.2664840525115</text:p>
              </table:table-cell>
              <table:table-cell office:value-type="float" office:value="7.33006567399483">
                <text:p>7.3300656739948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0">
                <text:p>100</text:p>
              </table:table-cell>
              <table:table-cell office:value-type="float" office:value="-4.62562900249043">
                <text:p>-4.62562900249043</text:p>
              </table:table-cell>
              <table:table-cell office:value-type="float" office:value="0">
                <text:p>0</text:p>
              </table:table-cell>
              <table:table-cell office:value-type="float" office:value="78.5656054287231">
                <text:p>78.5656054287231</text:p>
              </table:table-cell>
              <table:table-cell office:value-type="float" office:value="65.5819931961288">
                <text:p>65.5819931961288</text:p>
              </table:table-cell>
              <table:table-cell office:value-type="float" office:value="12.9836122325942">
                <text:p>12.9836122325942</text:p>
              </table:table-cell>
              <table:table-cell office:value-type="float" office:value="8.35798323010381">
                <text:p>8.3579832301038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00">
                <text:p>100</text:p>
              </table:table-cell>
              <table:table-cell office:value-type="float" office:value="-4.29041504886317">
                <text:p>-4.29041504886317</text:p>
              </table:table-cell>
              <table:table-cell office:value-type="float" office:value="0">
                <text:p>0</text:p>
              </table:table-cell>
              <table:table-cell office:value-type="float" office:value="80.1533383599288">
                <text:p>80.1533383599288</text:p>
              </table:table-cell>
              <table:table-cell office:value-type="float" office:value="66.5515145145478">
                <text:p>66.5515145145478</text:p>
              </table:table-cell>
              <table:table-cell office:value-type="float" office:value="13.601823845381">
                <text:p>13.601823845381</text:p>
              </table:table-cell>
              <table:table-cell office:value-type="float" office:value="9.31140879651785">
                <text:p>9.3114087965178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00">
                <text:p>100</text:p>
              </table:table-cell>
              <table:table-cell office:value-type="float" office:value="-3.9422677701009">
                <text:p>-3.9422677701009</text:p>
              </table:table-cell>
              <table:table-cell office:value-type="float" office:value="0">
                <text:p>0</text:p>
              </table:table-cell>
              <table:table-cell office:value-type="float" office:value="81.6234614443785">
                <text:p>81.6234614443785</text:p>
              </table:table-cell>
              <table:table-cell office:value-type="float" office:value="67.4937253732929">
                <text:p>67.4937253732929</text:p>
              </table:table-cell>
              <table:table-cell office:value-type="float" office:value="14.1297360710856">
                <text:p>14.1297360710856</text:p>
              </table:table-cell>
              <table:table-cell office:value-type="float" office:value="10.1874683009847">
                <text:p>10.1874683009847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00">
                <text:p>100</text:p>
              </table:table-cell>
              <table:table-cell office:value-type="float" office:value="-3.59003711495497">
                <text:p>-3.59003711495497</text:p>
              </table:table-cell>
              <table:table-cell office:value-type="float" office:value="0">
                <text:p>0</text:p>
              </table:table-cell>
              <table:table-cell office:value-type="float" office:value="82.9846865225727">
                <text:p>82.9846865225727</text:p>
              </table:table-cell>
              <table:table-cell office:value-type="float" office:value="68.4093950810874">
                <text:p>68.4093950810874</text:p>
              </table:table-cell>
              <table:table-cell office:value-type="float" office:value="14.5752914414852">
                <text:p>14.5752914414852</text:p>
              </table:table-cell>
              <table:table-cell office:value-type="float" office:value="10.9852543265303">
                <text:p>10.985254326530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00">
                <text:p>100</text:p>
              </table:table-cell>
              <table:table-cell office:value-type="float" office:value="-3.24045369079901">
                <text:p>-3.24045369079901</text:p>
              </table:table-cell>
              <table:table-cell office:value-type="float" office:value="0">
                <text:p>0</text:p>
              </table:table-cell>
              <table:table-cell office:value-type="float" office:value="84.2450801134932">
                <text:p>84.2450801134932</text:p>
              </table:table-cell>
              <table:table-cell office:value-type="float" office:value="69.2992712759864">
                <text:p>69.2992712759864</text:p>
              </table:table-cell>
              <table:table-cell office:value-type="float" office:value="14.9458088375068">
                <text:p>14.9458088375068</text:p>
              </table:table-cell>
              <table:table-cell office:value-type="float" office:value="11.7053551467078">
                <text:p>11.705355146707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00">
                <text:p>100</text:p>
              </table:table-cell>
              <table:table-cell office:value-type="float" office:value="-2.89855270936786">
                <text:p>-2.89855270936786</text:p>
              </table:table-cell>
              <table:table-cell office:value-type="float" office:value="0">
                <text:p>0</text:p>
              </table:table-cell>
              <table:table-cell office:value-type="float" office:value="85.4121112161974">
                <text:p>85.4121112161974</text:p>
              </table:table-cell>
              <table:table-cell office:value-type="float" office:value="70.1640805358178">
                <text:p>70.1640805358178</text:p>
              </table:table-cell>
              <table:table-cell office:value-type="float" office:value="15.2480306803797">
                <text:p>15.2480306803797</text:p>
              </table:table-cell>
              <table:table-cell office:value-type="float" office:value="12.3494779710118">
                <text:p>12.349477971011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00">
                <text:p>100</text:p>
              </table:table-cell>
              <table:table-cell office:value-type="float" office:value="-2.56801796845596">
                <text:p>-2.56801796845596</text:p>
              </table:table-cell>
              <table:table-cell office:value-type="float" office:value="0">
                <text:p>0</text:p>
              </table:table-cell>
              <table:table-cell office:value-type="float" office:value="86.4926955705532">
                <text:p>86.4926955705532</text:p>
              </table:table-cell>
              <table:table-cell office:value-type="float" office:value="71.0045289714285">
                <text:p>71.0045289714285</text:p>
              </table:table-cell>
              <table:table-cell office:value-type="float" office:value="15.4881665991246">
                <text:p>15.4881665991246</text:p>
              </table:table-cell>
              <table:table-cell office:value-type="float" office:value="12.9201486306687">
                <text:p>12.920148630668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00">
                <text:p>100</text:p>
              </table:table-cell>
              <table:table-cell office:value-type="float" office:value="-2.25146062269256">
                <text:p>-2.25146062269256</text:p>
              </table:table-cell>
              <table:table-cell office:value-type="float" office:value="0">
                <text:p>0</text:p>
              </table:table-cell>
              <table:table-cell office:value-type="float" office:value="87.4932366394011">
                <text:p>87.4932366394011</text:p>
              </table:table-cell>
              <table:table-cell office:value-type="float" office:value="71.8213028032193">
                <text:p>71.8213028032193</text:p>
              </table:table-cell>
              <table:table-cell office:value-type="float" office:value="15.6719338361818">
                <text:p>15.6719338361818</text:p>
              </table:table-cell>
              <table:table-cell office:value-type="float" office:value="13.4204732134892">
                <text:p>13.420473213489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00">
                <text:p>100</text:p>
              </table:table-cell>
              <table:table-cell office:value-type="float" office:value="-1.95064479824179">
                <text:p>-1.95064479824179</text:p>
              </table:table-cell>
              <table:table-cell office:value-type="float" office:value="0">
                <text:p>0</text:p>
              </table:table-cell>
              <table:table-cell office:value-type="float" office:value="88.419663555001">
                <text:p>88.419663555001</text:p>
              </table:table-cell>
              <table:table-cell office:value-type="float" office:value="72.6150689214385">
                <text:p>72.6150689214385</text:p>
              </table:table-cell>
              <table:table-cell office:value-type="float" office:value="15.8045946335625">
                <text:p>15.8045946335625</text:p>
              </table:table-cell>
              <table:table-cell office:value-type="float" office:value="13.8539498353208">
                <text:p>13.8539498353208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00">
                <text:p>100</text:p>
              </table:table-cell>
              <table:table-cell office:value-type="float" office:value="-1.6666698997768">
                <text:p>-1.6666698997768</text:p>
              </table:table-cell>
              <table:table-cell office:value-type="float" office:value="0">
                <text:p>0</text:p>
              </table:table-cell>
              <table:table-cell office:value-type="float" office:value="89.2774662546305">
                <text:p>89.2774662546305</text:p>
              </table:table-cell>
              <table:table-cell office:value-type="float" office:value="73.3864754306937">
                <text:p>73.3864754306937</text:p>
              </table:table-cell>
              <table:table-cell office:value-type="float" office:value="15.8909908239368">
                <text:p>15.8909908239368</text:p>
              </table:table-cell>
              <table:table-cell office:value-type="float" office:value="14.22432092416">
                <text:p>14.2243209241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-1.40011765385064">
                <text:p>-1.40011765385064</text:p>
              </table:table-cell>
              <table:table-cell office:value-type="float" office:value="0">
                <text:p>0</text:p>
              </table:table-cell>
              <table:table-cell office:value-type="float" office:value="90.0717280135468">
                <text:p>90.0717280135468</text:p>
              </table:table-cell>
              <table:table-cell office:value-type="float" office:value="74.1361521791249">
                <text:p>74.1361521791249</text:p>
              </table:table-cell>
              <table:table-cell office:value-type="float" office:value="15.9355758344219">
                <text:p>15.9355758344219</text:p>
              </table:table-cell>
              <table:table-cell office:value-type="float" office:value="14.5354581805713">
                <text:p>14.535458180571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00">
                <text:p>100</text:p>
              </table:table-cell>
              <table:table-cell office:value-type="float" office:value="-1.15117045761023">
                <text:p>-1.15117045761023</text:p>
              </table:table-cell>
              <table:table-cell office:value-type="float" office:value="0">
                <text:p>0</text:p>
              </table:table-cell>
              <table:table-cell office:value-type="float" office:value="90.8071555680989">
                <text:p>90.8071555680989</text:p>
              </table:table-cell>
              <table:table-cell office:value-type="float" office:value="74.8647112726706">
                <text:p>74.8647112726706</text:p>
              </table:table-cell>
              <table:table-cell office:value-type="float" office:value="15.9424442954282">
                <text:p>15.9424442954282</text:p>
              </table:table-cell>
              <table:table-cell office:value-type="float" office:value="14.791273837818">
                <text:p>14.79127383781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00">
                <text:p>100</text:p>
              </table:table-cell>
              <table:table-cell office:value-type="float" office:value="-0.919706395771652">
                <text:p>-0.919706395771652</text:p>
              </table:table-cell>
              <table:table-cell office:value-type="float" office:value="0">
                <text:p>0</text:p>
              </table:table-cell>
              <table:table-cell office:value-type="float" office:value="91.488107007499">
                <text:p>91.488107007499</text:p>
              </table:table-cell>
              <table:table-cell office:value-type="float" office:value="75.5727475748489">
                <text:p>75.5727475748489</text:p>
              </table:table-cell>
              <table:table-cell office:value-type="float" office:value="15.91535943265">
                <text:p>15.91535943265</text:p>
              </table:table-cell>
              <table:table-cell office:value-type="float" office:value="14.9956530368784">
                <text:p>14.9956530368784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00">
                <text:p>100</text:p>
              </table:table-cell>
              <table:table-cell office:value-type="float" office:value="-0.705375302889992">
                <text:p>-0.705375302889992</text:p>
              </table:table-cell>
              <table:table-cell office:value-type="float" office:value="0">
                <text:p>0</text:p>
              </table:table-cell>
              <table:table-cell office:value-type="float" office:value="92.1186175995361">
                <text:p>92.1186175995361</text:p>
              </table:table-cell>
              <table:table-cell office:value-type="float" office:value="76.2608391924588">
                <text:p>76.2608391924588</text:p>
              </table:table-cell>
              <table:table-cell office:value-type="float" office:value="15.8577784070773">
                <text:p>15.8577784070773</text:p>
              </table:table-cell>
              <table:table-cell office:value-type="float" office:value="15.1524031041873">
                <text:p>15.1524031041873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00">
                <text:p>100</text:p>
              </table:table-cell>
              <table:table-cell office:value-type="float" office:value="-0.507659442124954">
                <text:p>-0.507659442124954</text:p>
              </table:table-cell>
              <table:table-cell office:value-type="float" office:value="0">
                <text:p>0</text:p>
              </table:table-cell>
              <table:table-cell office:value-type="float" office:value="92.7024237032741">
                <text:p>92.7024237032741</text:p>
              </table:table-cell>
              <table:table-cell office:value-type="float" office:value="76.9295479476008">
                <text:p>76.9295479476008</text:p>
              </table:table-cell>
              <table:table-cell office:value-type="float" office:value="15.7728757556733">
                <text:p>15.7728757556733</text:p>
              </table:table-cell>
              <table:table-cell office:value-type="float" office:value="15.2652163135484">
                <text:p>15.265216313548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00">
                <text:p>100</text:p>
              </table:table-cell>
              <table:table-cell office:value-type="float" office:value="-0.325921713128068">
                <text:p>-0.325921713128068</text:p>
              </table:table-cell>
              <table:table-cell office:value-type="float" office:value="0">
                <text:p>0</text:p>
              </table:table-cell>
              <table:table-cell office:value-type="float" office:value="93.242984910439">
                <text:p>93.242984910439</text:p>
              </table:table-cell>
              <table:table-cell office:value-type="float" office:value="77.5794198364008">
                <text:p>77.5794198364008</text:p>
              </table:table-cell>
              <table:table-cell office:value-type="float" office:value="15.6635650740382">
                <text:p>15.6635650740382</text:p>
              </table:table-cell>
              <table:table-cell office:value-type="float" office:value="15.3376433609102">
                <text:p>15.337643360910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00">
                <text:p>100</text:p>
              </table:table-cell>
              <table:table-cell office:value-type="float" office:value="-0.159443763529579">
                <text:p>-0.159443763529579</text:p>
              </table:table-cell>
              <table:table-cell office:value-type="float" office:value="0">
                <text:p>0</text:p>
              </table:table-cell>
              <table:table-cell office:value-type="float" office:value="93.7435045467028">
                <text:p>93.7435045467028</text:p>
              </table:table-cell>
              <table:table-cell office:value-type="float" office:value="78.210985474812">
                <text:p>78.210985474812</text:p>
              </table:table-cell>
              <table:table-cell office:value-type="float" office:value="15.5325190718908">
                <text:p>15.5325190718908</text:p>
              </table:table-cell>
              <table:table-cell office:value-type="float" office:value="15.3730753083612">
                <text:p>15.373075308361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00">
                <text:p>100</text:p>
              </table:table-cell>
              <table:table-cell office:value-type="float" office:value="-0.00745593883663886">
                <text:p>-0.00745593883663886</text:p>
              </table:table-cell>
              <table:table-cell office:value-type="float" office:value="0">
                <text:p>0</text:p>
              </table:table-cell>
              <table:table-cell office:value-type="float" office:value="94.2069486543545">
                <text:p>94.2069486543545</text:p>
              </table:table-cell>
              <table:table-cell office:value-type="float" office:value="78.8247605318596">
                <text:p>78.8247605318596</text:p>
              </table:table-cell>
              <table:table-cell office:value-type="float" office:value="15.3821881224949">
                <text:p>15.3821881224949</text:p>
              </table:table-cell>
              <table:table-cell office:value-type="float" office:value="15.3747321836582">
                <text:p>15.374732183658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00">
                <text:p>100</text:p>
              </table:table-cell>
              <table:table-cell office:value-type="float" office:value="0.130839353584324">
                <text:p>0.130839353584324</text:p>
              </table:table-cell>
              <table:table-cell office:value-type="float" office:value="-1">
                <text:p>-1</text:p>
              </table:table-cell>
              <table:table-cell office:value-type="float" office:value="94.6360635688467">
                <text:p>94.6360635688467</text:p>
              </table:table-cell>
              <table:table-cell office:value-type="float" office:value="79.4212461506804">
                <text:p>79.4212461506804</text:p>
              </table:table-cell>
              <table:table-cell office:value-type="float" office:value="15.2148174181663">
                <text:p>15.2148174181663</text:p>
              </table:table-cell>
              <table:table-cell office:value-type="float" office:value="15.3456567717506">
                <text:p>15.345656771750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00">
                <text:p>100</text:p>
              </table:table-cell>
              <table:table-cell office:value-type="float" office:value="0.256249584063433">
                <text:p>0.256249584063433</text:p>
              </table:table-cell>
              <table:table-cell office:value-type="float" office:value="0">
                <text:p>0</text:p>
              </table:table-cell>
              <table:table-cell office:value-type="float" office:value="95.0333921933766">
                <text:p>95.0333921933766</text:p>
              </table:table-cell>
              <table:table-cell office:value-type="float" office:value="80.0009293577035">
                <text:p>80.0009293577035</text:p>
              </table:table-cell>
              <table:table-cell office:value-type="float" office:value="15.0324628356731">
                <text:p>15.0324628356731</text:p>
              </table:table-cell>
              <table:table-cell office:value-type="float" office:value="15.2887124197365">
                <text:p>15.288712419736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0">
                <text:p>100</text:p>
              </table:table-cell>
              <table:table-cell office:value-type="float" office:value="0.36957830080798">
                <text:p>0.36957830080798</text:p>
              </table:table-cell>
              <table:table-cell office:value-type="float" office:value="0">
                <text:p>0</text:p>
              </table:table-cell>
              <table:table-cell office:value-type="float" office:value="95.4012890679413">
                <text:p>95.4012890679413</text:p>
              </table:table-cell>
              <table:table-cell office:value-type="float" office:value="80.5642834603034">
                <text:p>80.5642834603034</text:p>
              </table:table-cell>
              <table:table-cell office:value-type="float" office:value="14.8370056076379">
                <text:p>14.8370056076379</text:p>
              </table:table-cell>
              <table:table-cell office:value-type="float" office:value="15.2065839084458">
                <text:p>15.206583908445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00">
                <text:p>100</text:p>
              </table:table-cell>
              <table:table-cell office:value-type="float" office:value="0.471614743252308">
                <text:p>0.471614743252308</text:p>
              </table:table-cell>
              <table:table-cell office:value-type="float" office:value="0">
                <text:p>0</text:p>
              </table:table-cell>
              <table:table-cell office:value-type="float" office:value="95.7419343221678">
                <text:p>95.7419343221678</text:p>
              </table:table-cell>
              <table:table-cell office:value-type="float" office:value="81.1117684332526">
                <text:p>81.1117684332526</text:p>
              </table:table-cell>
              <table:table-cell office:value-type="float" office:value="14.6301658889152">
                <text:p>14.6301658889152</text:p>
              </table:table-cell>
              <table:table-cell office:value-type="float" office:value="15.1017806321675">
                <text:p>15.1017806321675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00">
                <text:p>100</text:p>
              </table:table-cell>
              <table:table-cell office:value-type="float" office:value="0.563126180608995">
                <text:p>0.563126180608995</text:p>
              </table:table-cell>
              <table:table-cell office:value-type="float" office:value="0">
                <text:p>0</text:p>
              </table:table-cell>
              <table:table-cell office:value-type="float" office:value="96.0573465945999">
                <text:p>96.0573465945999</text:p>
              </table:table-cell>
              <table:table-cell office:value-type="float" office:value="81.6438312942878">
                <text:p>81.6438312942878</text:p>
              </table:table-cell>
              <table:table-cell office:value-type="float" office:value="14.4135153003121">
                <text:p>14.4135153003121</text:p>
              </table:table-cell>
              <table:table-cell office:value-type="float" office:value="14.9766414809211">
                <text:p>14.976641480921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00">
                <text:p>100</text:p>
              </table:table-cell>
              <table:table-cell office:value-type="float" office:value="0.644852417741824">
                <text:p>0.644852417741824</text:p>
              </table:table-cell>
              <table:table-cell office:value-type="float" office:value="0">
                <text:p>0</text:p>
              </table:table-cell>
              <table:table-cell office:value-type="float" office:value="96.3493949949999">
                <text:p>96.3493949949999</text:p>
              </table:table-cell>
              <table:table-cell office:value-type="float" office:value="82.1609064690966">
                <text:p>82.1609064690966</text:p>
              </table:table-cell>
              <table:table-cell office:value-type="float" office:value="14.1884885259033">
                <text:p>14.1884885259033</text:p>
              </table:table-cell>
              <table:table-cell office:value-type="float" office:value="14.8333409436451">
                <text:p>14.8333409436451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00">
                <text:p>100</text:p>
              </table:table-cell>
              <table:table-cell office:value-type="float" office:value="0.717502016547101">
                <text:p>0.717502016547101</text:p>
              </table:table-cell>
              <table:table-cell office:value-type="float" office:value="0">
                <text:p>0</text:p>
              </table:table-cell>
              <table:table-cell office:value-type="float" office:value="96.6198101805554">
                <text:p>96.6198101805554</text:p>
              </table:table-cell>
              <table:table-cell office:value-type="float" office:value="82.6634161460234">
                <text:p>82.6634161460234</text:p>
              </table:table-cell>
              <table:table-cell office:value-type="float" office:value="13.956394034532">
                <text:p>13.956394034532</text:p>
              </table:table-cell>
              <table:table-cell office:value-type="float" office:value="14.6738960510791">
                <text:p>14.673896051079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00">
                <text:p>100</text:p>
              </table:table-cell>
              <table:table-cell office:value-type="float" office:value="0.78174986746666">
                <text:p>0.78174986746666</text:p>
              </table:table-cell>
              <table:table-cell office:value-type="float" office:value="0">
                <text:p>0</text:p>
              </table:table-cell>
              <table:table-cell office:value-type="float" office:value="96.8701946116254">
                <text:p>96.8701946116254</text:p>
              </table:table-cell>
              <table:table-cell office:value-type="float" office:value="83.1517706207833">
                <text:p>83.1517706207833</text:p>
              </table:table-cell>
              <table:table-cell office:value-type="float" office:value="13.7184239908421">
                <text:p>13.7184239908421</text:p>
              </table:table-cell>
              <table:table-cell office:value-type="float" office:value="14.5001738583087">
                <text:p>14.500173858308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00">
                <text:p>100</text:p>
              </table:table-cell>
              <table:table-cell office:value-type="float" office:value="0.838235816159665">
                <text:p>0.838235816159665</text:p>
              </table:table-cell>
              <table:table-cell office:value-type="float" office:value="0">
                <text:p>0</text:p>
              </table:table-cell>
              <table:table-cell office:value-type="float" office:value="97.1020320478013">
                <text:p>97.1020320478013</text:p>
              </table:table-cell>
              <table:table-cell office:value-type="float" office:value="83.6263686314655">
                <text:p>83.6263686314655</text:p>
              </table:table-cell>
              <table:table-cell office:value-type="float" office:value="13.4756634163358">
                <text:p>13.4756634163358</text:p>
              </table:table-cell>
              <table:table-cell office:value-type="float" office:value="14.3138992324955">
                <text:p>14.3138992324955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00">
                <text:p>100</text:p>
              </table:table-cell>
              <table:table-cell office:value-type="float" office:value="0.887564107668261">
                <text:p>0.887564107668261</text:p>
              </table:table-cell>
              <table:table-cell office:value-type="float" office:value="0">
                <text:p>0</text:p>
              </table:table-cell>
              <table:table-cell office:value-type="float" office:value="97.3166963405568">
                <text:p>97.3166963405568</text:p>
              </table:table-cell>
              <table:table-cell office:value-type="float" office:value="84.0875976841003">
                <text:p>84.0875976841003</text:p>
              </table:table-cell>
              <table:table-cell office:value-type="float" office:value="13.2290986564565">
                <text:p>13.2290986564565</text:p>
              </table:table-cell>
              <table:table-cell office:value-type="float" office:value="14.1166627641248">
                <text:p>14.1166627641248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00">
                <text:p>100</text:p>
              </table:table-cell>
              <table:table-cell office:value-type="float" office:value="0.930303457028463">
                <text:p>0.930303457028463</text:p>
              </table:table-cell>
              <table:table-cell office:value-type="float" office:value="0">
                <text:p>0</text:p>
              </table:table-cell>
              <table:table-cell office:value-type="float" office:value="97.5154595745896">
                <text:p>97.5154595745896</text:p>
              </table:table-cell>
              <table:table-cell office:value-type="float" office:value="84.5358343690552">
                <text:p>84.5358343690552</text:p>
              </table:table-cell>
              <table:table-cell office:value-type="float" office:value="12.9796252055344">
                <text:p>12.9796252055344</text:p>
              </table:table-cell>
              <table:table-cell office:value-type="float" office:value="13.9099286625629">
                <text:p>13.909928662562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00">
                <text:p>100</text:p>
              </table:table-cell>
              <table:table-cell office:value-type="float" office:value="0.966987593165303">
                <text:p>0.966987593165303</text:p>
              </table:table-cell>
              <table:table-cell office:value-type="float" office:value="0">
                <text:p>0</text:p>
              </table:table-cell>
              <table:table-cell office:value-type="float" office:value="97.6994996061015">
                <text:p>97.6994996061015</text:p>
              </table:table-cell>
              <table:table-cell office:value-type="float" office:value="84.9714446685184">
                <text:p>84.9714446685184</text:p>
              </table:table-cell>
              <table:table-cell office:value-type="float" office:value="12.7280549375831">
                <text:p>12.7280549375831</text:p>
              </table:table-cell>
              <table:table-cell office:value-type="float" office:value="13.6950425307484">
                <text:p>13.695042530748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0">
                <text:p>100</text:p>
              </table:table-cell>
              <table:table-cell office:value-type="float" office:value="0.998116153676609">
                <text:p>0.998116153676609</text:p>
              </table:table-cell>
              <table:table-cell office:value-type="float" office:value="0">
                <text:p>0</text:p>
              </table:table-cell>
              <table:table-cell office:value-type="float" office:value="97.8699070426866">
                <text:p>97.8699070426866</text:p>
              </table:table-cell>
              <table:table-cell office:value-type="float" office:value="85.3947842553207">
                <text:p>85.3947842553207</text:p>
              </table:table-cell>
              <table:table-cell office:value-type="float" office:value="12.4751227873658">
                <text:p>12.4751227873658</text:p>
              </table:table-cell>
              <table:table-cell office:value-type="float" office:value="13.4732389410425">
                <text:p>13.473238941042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00">
                <text:p>100</text:p>
              </table:table-cell>
              <table:table-cell office:value-type="float" office:value="1.0241558330654">
                <text:p>1.0241558330654</text:p>
              </table:table-cell>
              <table:table-cell office:value-type="float" office:value="0">
                <text:p>0</text:p>
              </table:table-cell>
              <table:table-cell office:value-type="float" office:value="98.0276917061913">
                <text:p>98.0276917061913</text:p>
              </table:table-cell>
              <table:table-cell office:value-type="float" office:value="85.8061987833399">
                <text:p>85.8061987833399</text:p>
              </table:table-cell>
              <table:table-cell office:value-type="float" office:value="12.2214929228514">
                <text:p>12.2214929228514</text:p>
              </table:table-cell>
              <table:table-cell office:value-type="float" office:value="13.2456487559168">
                <text:p>13.245648755916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00">
                <text:p>100</text:p>
              </table:table-cell>
              <table:table-cell office:value-type="float" office:value="1.04554170719811">
                <text:p>1.04554170719811</text:p>
              </table:table-cell>
              <table:table-cell office:value-type="float" office:value="0">
                <text:p>0</text:p>
              </table:table-cell>
              <table:table-cell office:value-type="float" office:value="98.1737886168438">
                <text:p>98.1737886168438</text:p>
              </table:table-cell>
              <table:table-cell office:value-type="float" office:value="86.2060241697246">
                <text:p>86.2060241697246</text:p>
              </table:table-cell>
              <table:table-cell office:value-type="float" office:value="11.9677644471191">
                <text:p>11.9677644471191</text:p>
              </table:table-cell>
              <table:table-cell office:value-type="float" office:value="13.0133061543172">
                <text:p>13.013306154317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00">
                <text:p>100</text:p>
              </table:table-cell>
              <table:table-cell office:value-type="float" office:value="1.06267867312226">
                <text:p>1.06267867312226</text:p>
              </table:table-cell>
              <table:table-cell office:value-type="float" office:value="0">
                <text:p>0</text:p>
              </table:table-cell>
              <table:table-cell office:value-type="float" office:value="98.3090635341146">
                <text:p>98.3090635341146</text:p>
              </table:table-cell>
              <table:table-cell office:value-type="float" office:value="86.594586869169">
                <text:p>86.594586869169</text:p>
              </table:table-cell>
              <table:table-cell office:value-type="float" office:value="11.7144766649456">
                <text:p>11.7144766649456</text:p>
              </table:table-cell>
              <table:table-cell office:value-type="float" office:value="12.7771553380678">
                <text:p>12.777155338067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00">
                <text:p>100</text:p>
              </table:table-cell>
              <table:table-cell office:value-type="float" office:value="1.0759429565875">
                <text:p>1.0759429565875</text:p>
              </table:table-cell>
              <table:table-cell office:value-type="float" office:value="0">
                <text:p>0</text:p>
              </table:table-cell>
              <table:table-cell office:value-type="float" office:value="98.4343180871432">
                <text:p>98.4343180871432</text:p>
              </table:table-cell>
              <table:table-cell office:value-type="float" office:value="86.97220414046">
                <text:p>86.97220414046</text:p>
              </table:table-cell>
              <table:table-cell office:value-type="float" office:value="11.4621139466831">
                <text:p>11.4621139466831</text:p>
              </table:table-cell>
              <table:table-cell office:value-type="float" office:value="12.5380569032706">
                <text:p>12.538056903270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00">
                <text:p>100</text:p>
              </table:table-cell>
              <table:table-cell office:value-type="float" office:value="1.08568365026365">
                <text:p>1.08568365026365</text:p>
              </table:table-cell>
              <table:table-cell office:value-type="float" office:value="0">
                <text:p>0</text:p>
              </table:table-cell>
              <table:table-cell office:value-type="float" office:value="98.5502945251326">
                <text:p>98.5502945251326</text:p>
              </table:table-cell>
              <table:table-cell office:value-type="float" office:value="87.3391843055175">
                <text:p>87.3391843055175</text:p>
              </table:table-cell>
              <table:table-cell office:value-type="float" office:value="11.2111102196151">
                <text:p>11.2111102196151</text:p>
              </table:table-cell>
              <table:table-cell office:value-type="float" office:value="12.2967938698787">
                <text:p>12.2967938698787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00">
                <text:p>100</text:p>
              </table:table-cell>
              <table:table-cell office:value-type="float" office:value="1.09222425421523">
                <text:p>1.09222425421523</text:p>
              </table:table-cell>
              <table:table-cell office:value-type="float" office:value="0">
                <text:p>0</text:p>
              </table:table-cell>
              <table:table-cell office:value-type="float" office:value="98.6576801158635">
                <text:p>98.6576801158635</text:p>
              </table:table-cell>
              <table:table-cell office:value-type="float" office:value="87.6958270011367">
                <text:p>87.6958270011367</text:p>
              </table:table-cell>
              <table:table-cell office:value-type="float" office:value="10.9618531147268">
                <text:p>10.9618531147268</text:p>
              </table:table-cell>
              <table:table-cell office:value-type="float" office:value="12.054077368942">
                <text:p>12.05407736894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00">
                <text:p>100</text:p>
              </table:table-cell>
              <table:table-cell office:value-type="float" office:value="1.09586419706438">
                <text:p>1.09586419706438</text:p>
              </table:table-cell>
              <table:table-cell office:value-type="float" office:value="0">
                <text:p>0</text:p>
              </table:table-cell>
              <table:table-cell office:value-type="float" office:value="98.7571112183921">
                <text:p>98.7571112183921</text:p>
              </table:table-cell>
              <table:table-cell office:value-type="float" office:value="88.0424234236399">
                <text:p>88.0424234236399</text:p>
              </table:table-cell>
              <table:table-cell office:value-type="float" office:value="10.7146877947522">
                <text:p>10.7146877947522</text:p>
              </table:table-cell>
              <table:table-cell office:value-type="float" office:value="11.8105519918166">
                <text:p>11.810551991816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00">
                <text:p>100</text:p>
              </table:table-cell>
              <table:table-cell office:value-type="float" office:value="1.09688032177018">
                <text:p>1.09688032177018</text:p>
              </table:table-cell>
              <table:table-cell office:value-type="float" office:value="0">
                <text:p>0</text:p>
              </table:table-cell>
              <table:table-cell office:value-type="float" office:value="98.8491770540668">
                <text:p>98.8491770540668</text:p>
              </table:table-cell>
              <table:table-cell office:value-type="float" office:value="88.379256566636">
                <text:p>88.379256566636</text:p>
              </table:table-cell>
              <table:table-cell office:value-type="float" office:value="10.4699204874308">
                <text:p>10.4699204874308</text:p>
              </table:table-cell>
              <table:table-cell office:value-type="float" office:value="11.566800809201">
                <text:p>11.56680080920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00">
                <text:p>100</text:p>
              </table:table-cell>
              <table:table-cell office:value-type="float" office:value="1.09552832433316">
                <text:p>1.09552832433316</text:p>
              </table:table-cell>
              <table:table-cell office:value-type="float" office:value="0">
                <text:p>0</text:p>
              </table:table-cell>
              <table:table-cell office:value-type="float" office:value="98.93442319821">
                <text:p>98.93442319821</text:p>
              </table:table-cell>
              <table:table-cell office:value-type="float" office:value="88.7066014520829">
                <text:p>88.7066014520829</text:p>
              </table:table-cell>
              <table:table-cell office:value-type="float" office:value="10.2278217461271">
                <text:p>10.2278217461271</text:p>
              </table:table-cell>
              <table:table-cell office:value-type="float" office:value="11.3233500704603">
                <text:p>11.323350070460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0">
                <text:p>100</text:p>
              </table:table-cell>
              <table:table-cell office:value-type="float" office:value="1.09204413720871">
                <text:p>1.09204413720871</text:p>
              </table:table-cell>
              <table:table-cell office:value-type="float" office:value="0">
                <text:p>0</text:p>
              </table:table-cell>
              <table:table-cell office:value-type="float" office:value="99.0133548131574">
                <text:p>99.0133548131574</text:p>
              </table:table-cell>
              <table:table-cell office:value-type="float" office:value="89.0247253548411">
                <text:p>89.0247253548411</text:p>
              </table:table-cell>
              <table:table-cell office:value-type="float" office:value="9.98862945831628">
                <text:p>9.98862945831628</text:p>
              </table:table-cell>
              <table:table-cell office:value-type="float" office:value="11.080673595525">
                <text:p>11.08067359552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00">
                <text:p>100</text:p>
              </table:table-cell>
              <table:table-cell office:value-type="float" office:value="1.08664525195733">
                <text:p>1.08664525195733</text:p>
              </table:table-cell>
              <table:table-cell office:value-type="float" office:value="0">
                <text:p>0</text:p>
              </table:table-cell>
              <table:table-cell office:value-type="float" office:value="99.0864396418124">
                <text:p>99.0864396418124</text:p>
              </table:table-cell>
              <table:table-cell office:value-type="float" office:value="89.3338880209019">
                <text:p>89.3338880209019</text:p>
              </table:table-cell>
              <table:table-cell office:value-type="float" office:value="9.75255162091048">
                <text:p>9.75255162091048</text:p>
              </table:table-cell>
              <table:table-cell office:value-type="float" office:value="10.8391968728678">
                <text:p>10.839196872867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00">
                <text:p>100</text:p>
              </table:table-cell>
              <table:table-cell office:value-type="float" office:value="1.07953197781086">
                <text:p>1.07953197781086</text:p>
              </table:table-cell>
              <table:table-cell office:value-type="float" office:value="0">
                <text:p>0</text:p>
              </table:table-cell>
              <table:table-cell office:value-type="float" office:value="99.1541107794559">
                <text:p>99.1541107794559</text:p>
              </table:table-cell>
              <table:table-cell office:value-type="float" office:value="89.6343418794681">
                <text:p>89.6343418794681</text:p>
              </table:table-cell>
              <table:table-cell office:value-type="float" office:value="9.51976889998787">
                <text:p>9.51976889998787</text:p>
              </table:table-cell>
              <table:table-cell office:value-type="float" office:value="10.5993008777987">
                <text:p>10.5993008777987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00">
                <text:p>100</text:p>
              </table:table-cell>
              <table:table-cell office:value-type="float" office:value="1.07088863450914">
                <text:p>1.07088863450914</text:p>
              </table:table-cell>
              <table:table-cell office:value-type="float" office:value="0">
                <text:p>0</text:p>
              </table:table-cell>
              <table:table-cell office:value-type="float" office:value="99.216769240237">
                <text:p>99.216769240237</text:p>
              </table:table-cell>
              <table:table-cell office:value-type="float" office:value="89.9263322490605">
                <text:p>89.9263322490605</text:p>
              </table:table-cell>
              <table:table-cell office:value-type="float" office:value="9.29043699117645">
                <text:p>9.29043699117645</text:p>
              </table:table-cell>
              <table:table-cell office:value-type="float" office:value="10.3613256256856">
                <text:p>10.3613256256856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00">
                <text:p>100</text:p>
              </table:table-cell>
              <table:table-cell office:value-type="float" office:value="1.06088467905181">
                <text:p>1.06088467905181</text:p>
              </table:table-cell>
              <table:table-cell office:value-type="float" office:value="0">
                <text:p>0</text:p>
              </table:table-cell>
              <table:table-cell office:value-type="float" office:value="99.2747863335528">
                <text:p>99.2747863335528</text:p>
              </table:table-cell>
              <table:table-cell office:value-type="float" office:value="90.2100975378194">
                <text:p>90.2100975378194</text:p>
              </table:table-cell>
              <table:table-cell office:value-type="float" office:value="9.06468879573337">
                <text:p>9.06468879573337</text:p>
              </table:table-cell>
              <table:table-cell office:value-type="float" office:value="10.1255734747852">
                <text:p>10.125573474785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00">
                <text:p>100</text:p>
              </table:table-cell>
              <table:table-cell office:value-type="float" office:value="1.04967576699299">
                <text:p>1.04967576699299</text:p>
              </table:table-cell>
              <table:table-cell office:value-type="float" office:value="0">
                <text:p>0</text:p>
              </table:table-cell>
              <table:table-cell office:value-type="float" office:value="99.3285058644007">
                <text:p>99.3285058644007</text:p>
              </table:table-cell>
              <table:table-cell office:value-type="float" office:value="90.4858694381625">
                <text:p>90.4858694381625</text:p>
              </table:table-cell>
              <table:table-cell office:value-type="float" office:value="8.8426364262382">
                <text:p>8.8426364262382</text:p>
              </table:table-cell>
              <table:table-cell office:value-type="float" office:value="9.89231219323119">
                <text:p>9.8923121932311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00">
                <text:p>100</text:p>
              </table:table-cell>
              <table:table-cell office:value-type="float" office:value="1.03740474964134">
                <text:p>1.03740474964134</text:p>
              </table:table-cell>
              <table:table-cell office:value-type="float" office:value="0">
                <text:p>0</text:p>
              </table:table-cell>
              <table:table-cell office:value-type="float" office:value="99.3782461707414">
                <text:p>99.3782461707414</text:p>
              </table:table-cell>
              <table:table-cell office:value-type="float" office:value="90.7538731159607">
                <text:p>90.7538731159607</text:p>
              </table:table-cell>
              <table:table-cell office:value-type="float" office:value="8.62437305478066">
                <text:p>8.62437305478066</text:p>
              </table:table-cell>
              <table:table-cell office:value-type="float" office:value="9.661777804422">
                <text:p>9.66177780442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00">
                <text:p>100</text:p>
              </table:table-cell>
              <table:table-cell office:value-type="float" office:value="1.02420260906779">
                <text:p>1.02420260906779</text:p>
              </table:table-cell>
              <table:table-cell office:value-type="float" office:value="0">
                <text:p>0</text:p>
              </table:table-cell>
              <table:table-cell office:value-type="float" office:value="99.4243020099457">
                <text:p>99.4243020099457</text:p>
              </table:table-cell>
              <table:table-cell office:value-type="float" office:value="91.0143273943844">
                <text:p>91.0143273943844</text:p>
              </table:table-cell>
              <table:table-cell office:value-type="float" office:value="8.40997461556137">
                <text:p>8.40997461556137</text:p>
              </table:table-cell>
              <table:table-cell office:value-type="float" office:value="9.43417722462916">
                <text:p>9.4341772246291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00">
                <text:p>100</text:p>
              </table:table-cell>
              <table:table-cell office:value-type="float" office:value="1.01018933320465">
                <text:p>1.01018933320465</text:p>
              </table:table-cell>
              <table:table-cell office:value-type="float" office:value="0">
                <text:p>0</text:p>
              </table:table-cell>
              <table:table-cell office:value-type="float" office:value="99.4669463055053">
                <text:p>99.4669463055053</text:p>
              </table:table-cell>
              <table:table-cell office:value-type="float" office:value="91.2674449325707">
                <text:p>91.2674449325707</text:p>
              </table:table-cell>
              <table:table-cell office:value-type="float" office:value="8.19950137293459">
                <text:p>8.19950137293459</text:p>
              </table:table-cell>
              <table:table-cell office:value-type="float" office:value="9.20969070613924">
                <text:p>9.20969070613924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00">
                <text:p>100</text:p>
              </table:table-cell>
              <table:table-cell office:value-type="float" office:value="0.995474733579275">
                <text:p>0.995474733579275</text:p>
              </table:table-cell>
              <table:table-cell office:value-type="float" office:value="0">
                <text:p>0</text:p>
              </table:table-cell>
              <table:table-cell office:value-type="float" office:value="99.5064317643568">
                <text:p>99.5064317643568</text:p>
              </table:table-cell>
              <table:table-cell office:value-type="float" office:value="91.5134323992589">
                <text:p>91.5134323992589</text:p>
              </table:table-cell>
              <table:table-cell office:value-type="float" office:value="7.9929993650979">
                <text:p>7.9929993650979</text:p>
              </table:table-cell>
              <table:table-cell office:value-type="float" office:value="8.98847409867718">
                <text:p>8.988474098677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0">
                <text:p>100</text:p>
              </table:table-cell>
              <table:table-cell office:value-type="float" office:value="0.98015920838675">
                <text:p>0.98015920838675</text:p>
              </table:table-cell>
              <table:table-cell office:value-type="float" office:value="0">
                <text:p>0</text:p>
              </table:table-cell>
              <table:table-cell office:value-type="float" office:value="99.5429923744044">
                <text:p>99.5429923744044</text:p>
              </table:table-cell>
              <table:table-cell office:value-type="float" office:value="91.7524906415333">
                <text:p>91.7524906415333</text:p>
              </table:table-cell>
              <table:table-cell office:value-type="float" office:value="7.79050173287115">
                <text:p>7.79050173287115</text:p>
              </table:table-cell>
              <table:table-cell office:value-type="float" office:value="8.7706609412579">
                <text:p>8.770660941257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00">
                <text:p>100</text:p>
              </table:table-cell>
              <table:table-cell office:value-type="float" office:value="0.96433445369186">
                <text:p>0.96433445369186</text:p>
              </table:table-cell>
              <table:table-cell office:value-type="float" office:value="0">
                <text:p>0</text:p>
              </table:table-cell>
              <table:table-cell office:value-type="float" office:value="99.5768447911152">
                <text:p>99.5768447911152</text:p>
              </table:table-cell>
              <table:table-cell office:value-type="float" office:value="91.984814848814">
                <text:p>91.984814848814</text:p>
              </table:table-cell>
              <table:table-cell office:value-type="float" office:value="7.59202994230118">
                <text:p>7.59202994230118</text:p>
              </table:table-cell>
              <table:table-cell office:value-type="float" office:value="8.55636439599304">
                <text:p>8.5563643959930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00">
                <text:p>100</text:p>
              </table:table-cell>
              <table:table-cell office:value-type="float" office:value="0.948084125578189">
                <text:p>0.948084125578189</text:p>
              </table:table-cell>
              <table:table-cell office:value-type="float" office:value="0">
                <text:p>0</text:p>
              </table:table-cell>
              <table:table-cell office:value-type="float" office:value="99.608189621403">
                <text:p>99.608189621403</text:p>
              </table:table-cell>
              <table:table-cell office:value-type="float" office:value="92.2105947122277">
                <text:p>92.2105947122277</text:p>
              </table:table-cell>
              <table:table-cell office:value-type="float" office:value="7.39759490917525">
                <text:p>7.39759490917525</text:p>
              </table:table-cell>
              <table:table-cell office:value-type="float" office:value="8.34567903475344">
                <text:p>8.3456790347534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00">
                <text:p>100</text:p>
              </table:table-cell>
              <table:table-cell office:value-type="float" office:value="0.931484456044529">
                <text:p>0.931484456044529</text:p>
              </table:table-cell>
              <table:table-cell office:value-type="float" office:value="0">
                <text:p>0</text:p>
              </table:table-cell>
              <table:table-cell office:value-type="float" office:value="99.6372126124101">
                <text:p>99.6372126124101</text:p>
              </table:table-cell>
              <table:table-cell office:value-type="float" office:value="92.4300145794889">
                <text:p>92.4300145794889</text:p>
              </table:table-cell>
              <table:table-cell office:value-type="float" office:value="7.20719803292124">
                <text:p>7.20719803292124</text:p>
              </table:table-cell>
              <table:table-cell office:value-type="float" office:value="8.13868248896577">
                <text:p>8.13868248896577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00">
                <text:p>100</text:p>
              </table:table-cell>
              <table:table-cell office:value-type="float" office:value="0.914604825397867">
                <text:p>0.914604825397867</text:p>
              </table:table-cell>
              <table:table-cell office:value-type="float" office:value="0">
                <text:p>0</text:p>
              </table:table-cell>
              <table:table-cell office:value-type="float" office:value="99.6640857522316">
                <text:p>99.6640857522316</text:p>
              </table:table-cell>
              <table:table-cell office:value-type="float" office:value="92.6432536054188">
                <text:p>92.6432536054188</text:p>
              </table:table-cell>
              <table:table-cell office:value-type="float" office:value="7.02083214681282">
                <text:p>7.02083214681282</text:p>
              </table:table-cell>
              <table:table-cell office:value-type="float" office:value="7.93543697221069">
                <text:p>7.9354369722106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00">
                <text:p>100</text:p>
              </table:table-cell>
              <table:table-cell office:value-type="float" office:value="0.897508293816469">
                <text:p>0.897508293816469</text:p>
              </table:table-cell>
              <table:table-cell office:value-type="float" office:value="0">
                <text:p>0</text:p>
              </table:table-cell>
              <table:table-cell office:value-type="float" office:value="99.6889682891034">
                <text:p>99.6889682891034</text:p>
              </table:table-cell>
              <table:table-cell office:value-type="float" office:value="92.8504858982239">
                <text:p>92.8504858982239</text:p>
              </table:table-cell>
              <table:table-cell office:value-type="float" office:value="6.83848239087945">
                <text:p>6.83848239087945</text:p>
              </table:table-cell>
              <table:table-cell office:value-type="float" office:value="7.73599068469592">
                <text:p>7.7359906846959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00">
                <text:p>100</text:p>
              </table:table-cell>
              <table:table-cell office:value-type="float" office:value="0.880252094662721">
                <text:p>0.880252094662721</text:p>
              </table:table-cell>
              <table:table-cell office:value-type="float" office:value="0">
                <text:p>0</text:p>
              </table:table-cell>
              <table:table-cell office:value-type="float" office:value="99.7120076750957">
                <text:p>99.7120076750957</text:p>
              </table:table-cell>
              <table:table-cell office:value-type="float" office:value="93.0518806616542">
                <text:p>93.0518806616542</text:p>
              </table:table-cell>
              <table:table-cell office:value-type="float" office:value="6.66012701344148">
                <text:p>6.66012701344148</text:p>
              </table:table-cell>
              <table:table-cell office:value-type="float" office:value="7.5403791081042">
                <text:p>7.540379108104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00">
                <text:p>100</text:p>
              </table:table-cell>
              <table:table-cell office:value-type="float" office:value="0.86288809201993">
                <text:p>0.86288809201993</text:p>
              </table:table-cell>
              <table:table-cell office:value-type="float" office:value="0">
                <text:p>0</text:p>
              </table:table-cell>
              <table:table-cell office:value-type="float" office:value="99.7333404399034">
                <text:p>99.7333404399034</text:p>
              </table:table-cell>
              <table:table-cell office:value-type="float" office:value="93.2476023331569">
                <text:p>93.2476023331569</text:p>
              </table:table-cell>
              <table:table-cell office:value-type="float" office:value="6.48573810674651">
                <text:p>6.48573810674651</text:p>
              </table:table-cell>
              <table:table-cell office:value-type="float" office:value="7.34862619876644">
                <text:p>7.34862619876644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00">
                <text:p>100</text:p>
              </table:table-cell>
              <table:table-cell office:value-type="float" office:value="0.845463204813494">
                <text:p>0.845463204813494</text:p>
              </table:table-cell>
              <table:table-cell office:value-type="float" office:value="0">
                <text:p>0</text:p>
              </table:table-cell>
              <table:table-cell office:value-type="float" office:value="99.7530929999106">
                <text:p>99.7530929999106</text:p>
              </table:table-cell>
              <table:table-cell office:value-type="float" office:value="93.4378107181384">
                <text:p>93.4378107181384</text:p>
              </table:table-cell>
              <table:table-cell office:value-type="float" office:value="6.31528228177217">
                <text:p>6.31528228177217</text:p>
              </table:table-cell>
              <table:table-cell office:value-type="float" office:value="7.16074548658566">
                <text:p>7.1607454865856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00">
                <text:p>100</text:p>
              </table:table-cell>
              <table:table-cell office:value-type="float" office:value="0.828019799758978">
                <text:p>0.828019799758978</text:p>
              </table:table-cell>
              <table:table-cell office:value-type="float" office:value="0">
                <text:p>0</text:p>
              </table:table-cell>
              <table:table-cell office:value-type="float" office:value="99.7713824073246">
                <text:p>99.7713824073246</text:p>
              </table:table-cell>
              <table:table-cell office:value-type="float" office:value="93.6226611204443">
                <text:p>93.6226611204443</text:p>
              </table:table-cell>
              <table:table-cell office:value-type="float" office:value="6.14872128688025">
                <text:p>6.14872128688025</text:p>
              </table:table-cell>
              <table:table-cell office:value-type="float" office:value="6.97674108663922">
                <text:p>6.9767410866392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0">
                <text:p>100</text:p>
              </table:table-cell>
              <table:table-cell office:value-type="float" office:value="0.810596055259954">
                <text:p>0.810596055259954</text:p>
              </table:table-cell>
              <table:table-cell office:value-type="float" office:value="0">
                <text:p>0</text:p>
              </table:table-cell>
              <table:table-cell office:value-type="float" office:value="99.7883170438191">
                <text:p>99.7883170438191</text:p>
              </table:table-cell>
              <table:table-cell office:value-type="float" office:value="93.8023044691642">
                <text:p>93.8023044691642</text:p>
              </table:table-cell>
              <table:table-cell office:value-type="float" office:value="5.98601257465484">
                <text:p>5.98601257465484</text:p>
              </table:table-cell>
              <table:table-cell office:value-type="float" office:value="6.79660862991479">
                <text:p>6.7966086299147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00">
                <text:p>100</text:p>
              </table:table-cell>
              <table:table-cell office:value-type="float" office:value="0.793226298258965">
                <text:p>0.793226298258965</text:p>
              </table:table-cell>
              <table:table-cell office:value-type="float" office:value="0">
                <text:p>0</text:p>
              </table:table-cell>
              <table:table-cell office:value-type="float" office:value="99.8039972627954">
                <text:p>99.8039972627954</text:p>
              </table:table-cell>
              <table:table-cell office:value-type="float" office:value="93.9768874418638">
                <text:p>93.9768874418638</text:p>
              </table:table-cell>
              <table:table-cell office:value-type="float" office:value="5.82710982093161">
                <text:p>5.82710982093161</text:p>
              </table:table-cell>
              <table:table-cell office:value-type="float" office:value="6.62033611919058">
                <text:p>6.6203361191905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00">
                <text:p>100</text:p>
              </table:table-cell>
              <table:table-cell office:value-type="float" office:value="0.775941315927763">
                <text:p>0.775941315927763</text:p>
              </table:table-cell>
              <table:table-cell office:value-type="float" office:value="0">
                <text:p>0</text:p>
              </table:table-cell>
              <table:table-cell office:value-type="float" office:value="99.8185159840699">
                <text:p>99.8185159840699</text:p>
              </table:table-cell>
              <table:table-cell office:value-type="float" office:value="94.1465525843465">
                <text:p>94.1465525843465</text:p>
              </table:table-cell>
              <table:table-cell office:value-type="float" office:value="5.67196339972331">
                <text:p>5.67196339972331</text:p>
              </table:table-cell>
              <table:table-cell office:value-type="float" office:value="6.44790471565107">
                <text:p>6.44790471565107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00">
                <text:p>100</text:p>
              </table:table-cell>
              <table:table-cell office:value-type="float" office:value="0.758768643967867">
                <text:p>0.758768643967867</text:p>
              </table:table-cell>
              <table:table-cell office:value-type="float" office:value="0">
                <text:p>0</text:p>
              </table:table-cell>
              <table:table-cell office:value-type="float" office:value="99.8319592445091">
                <text:p>99.8319592445091</text:p>
              </table:table-cell>
              <table:table-cell office:value-type="float" office:value="94.311438427041">
                <text:p>94.311438427041</text:p>
              </table:table-cell>
              <table:table-cell office:value-type="float" office:value="5.52052081746812">
                <text:p>5.52052081746812</text:p>
              </table:table-cell>
              <table:table-cell office:value-type="float" office:value="6.27928946143599">
                <text:p>6.2792894614359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00">
                <text:p>100</text:p>
              </table:table-cell>
              <table:table-cell office:value-type="float" office:value="0.741732833182454">
                <text:p>0.741732833182454</text:p>
              </table:table-cell>
              <table:table-cell office:value-type="float" office:value="0">
                <text:p>0</text:p>
              </table:table-cell>
              <table:table-cell office:value-type="float" office:value="99.8444067078788">
                <text:p>99.8444067078788</text:p>
              </table:table-cell>
              <table:table-cell office:value-type="float" office:value="94.4716795981103">
                <text:p>94.4716795981103</text:p>
              </table:table-cell>
              <table:table-cell office:value-type="float" office:value="5.37272710976855">
                <text:p>5.37272710976855</text:p>
              </table:table-cell>
              <table:table-cell office:value-type="float" office:value="6.114459942951">
                <text:p>6.11445994295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00">
                <text:p>100</text:p>
              </table:table-cell>
              <table:table-cell office:value-type="float" office:value="0.724855695873495">
                <text:p>0.724855695873495</text:p>
              </table:table-cell>
              <table:table-cell office:value-type="float" office:value="0">
                <text:p>0</text:p>
              </table:table-cell>
              <table:table-cell office:value-type="float" office:value="99.8559321369248">
                <text:p>99.8559321369248</text:p>
              </table:table-cell>
              <table:table-cell office:value-type="float" office:value="94.6274069333748">
                <text:p>94.6274069333748</text:p>
              </table:table-cell>
              <table:table-cell office:value-type="float" office:value="5.22852520355006">
                <text:p>5.22852520355006</text:p>
              </table:table-cell>
              <table:table-cell office:value-type="float" office:value="5.95338089942356">
                <text:p>5.9533808994235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00">
                <text:p>100</text:p>
              </table:table-cell>
              <table:table-cell office:value-type="float" office:value="0.708156533517109">
                <text:p>0.708156533517109</text:p>
              </table:table-cell>
              <table:table-cell office:value-type="float" office:value="0">
                <text:p>0</text:p>
              </table:table-cell>
              <table:table-cell office:value-type="float" office:value="99.866603830486">
                <text:p>99.866603830486</text:p>
              </table:table-cell>
              <table:table-cell office:value-type="float" office:value="94.7787475831389">
                <text:p>94.7787475831389</text:p>
              </table:table-cell>
              <table:table-cell office:value-type="float" office:value="5.08785624734709">
                <text:p>5.08785624734709</text:p>
              </table:table-cell>
              <table:table-cell office:value-type="float" office:value="5.7960127808642">
                <text:p>5.7960127808642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00">
                <text:p>100</text:p>
              </table:table-cell>
              <table:table-cell office:value-type="float" office:value="0.691652347072908">
                <text:p>0.691652347072908</text:p>
              </table:table-cell>
              <table:table-cell office:value-type="float" office:value="0">
                <text:p>0</text:p>
              </table:table-cell>
              <table:table-cell office:value-type="float" office:value="99.8764850282277">
                <text:p>99.8764850282277</text:p>
              </table:table-cell>
              <table:table-cell office:value-type="float" office:value="94.9258251160082">
                <text:p>94.9258251160082</text:p>
              </table:table-cell>
              <table:table-cell office:value-type="float" office:value="4.95065991221954">
                <text:p>4.95065991221954</text:p>
              </table:table-cell>
              <table:table-cell office:value-type="float" office:value="5.64231225929244">
                <text:p>5.6423122592924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00">
                <text:p>100</text:p>
              </table:table-cell>
              <table:table-cell office:value-type="float" office:value="0.675358031191911">
                <text:p>0.675358031191911</text:p>
              </table:table-cell>
              <table:table-cell office:value-type="float" office:value="0">
                <text:p>0</text:p>
              </table:table-cell>
              <table:table-cell office:value-type="float" office:value="99.8856342853961">
                <text:p>99.8856342853961</text:p>
              </table:table-cell>
              <table:table-cell office:value-type="float" office:value="95.0687596197826">
                <text:p>95.0687596197826</text:p>
              </table:table-cell>
              <table:table-cell office:value-type="float" office:value="4.81687466561344">
                <text:p>4.81687466561344</text:p>
              </table:table-cell>
              <table:table-cell office:value-type="float" office:value="5.49223269680535">
                <text:p>5.4922326968053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00">
                <text:p>100</text:p>
              </table:table-cell>
              <table:table-cell office:value-type="float" office:value="0.659286553501016">
                <text:p>0.659286553501016</text:p>
              </table:table-cell>
              <table:table-cell office:value-type="float" office:value="0">
                <text:p>0</text:p>
              </table:table-cell>
              <table:table-cell office:value-type="float" office:value="99.8941058198112">
                <text:p>99.8941058198112</text:p>
              </table:table-cell>
              <table:table-cell office:value-type="float" office:value="95.2076677995071">
                <text:p>95.2076677995071</text:p>
              </table:table-cell>
              <table:table-cell office:value-type="float" office:value="4.68643802030411">
                <text:p>4.68643802030411</text:p>
              </table:table-cell>
              <table:table-cell office:value-type="float" office:value="5.34572457380513">
                <text:p>5.3457245738051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0.643449120060287">
                <text:p>0.643449120060287</text:p>
              </table:table-cell>
              <table:table-cell office:value-type="float" office:value="0">
                <text:p>0</text:p>
              </table:table-cell>
              <table:table-cell office:value-type="float" office:value="99.9019498331585">
                <text:p>99.9019498331585</text:p>
              </table:table-cell>
              <table:table-cell office:value-type="float" office:value="95.3426630727604">
                <text:p>95.3426630727604</text:p>
              </table:table-cell>
              <table:table-cell office:value-type="float" office:value="4.55928676039811">
                <text:p>4.55928676039811</text:p>
              </table:table-cell>
              <table:table-cell office:value-type="float" office:value="5.2027358804584">
                <text:p>5.2027358804584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627855328013233">
                <text:p>0.627855328013233</text:p>
              </table:table-cell>
              <table:table-cell office:value-type="float" office:value="0">
                <text:p>0</text:p>
              </table:table-cell>
              <table:table-cell office:value-type="float" office:value="99.9092128084801">
                <text:p>99.9092128084801</text:p>
              </table:table-cell>
              <table:table-cell office:value-type="float" office:value="95.4738556622601">
                <text:p>95.4738556622601</text:p>
              </table:table-cell>
              <table:table-cell office:value-type="float" office:value="4.43535714622">
                <text:p>4.43535714622</text:p>
              </table:table-cell>
              <table:table-cell office:value-type="float" office:value="5.06321247423323">
                <text:p>5.0632124742332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00">
                <text:p>100</text:p>
              </table:table-cell>
              <table:table-cell office:value-type="float" office:value="0.612513306377927">
                <text:p>0.612513306377927</text:p>
              </table:table-cell>
              <table:table-cell office:value-type="float" office:value="0">
                <text:p>0</text:p>
              </table:table-cell>
              <table:table-cell office:value-type="float" office:value="99.9159377856297">
                <text:p>99.9159377856297</text:p>
              </table:table-cell>
              <table:table-cell office:value-type="float" office:value="95.6013526858584">
                <text:p>95.6013526858584</text:p>
              </table:table-cell>
              <table:table-cell office:value-type="float" office:value="4.31458509977132">
                <text:p>4.31458509977132</text:p>
              </table:table-cell>
              <table:table-cell office:value-type="float" office:value="4.92709840614925">
                <text:p>4.92709840614925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00">
                <text:p>100</text:p>
              </table:table-cell>
              <table:table-cell office:value-type="float" office:value="0.597429845859828">
                <text:p>0.597429845859828</text:p>
              </table:table-cell>
              <table:table-cell office:value-type="float" office:value="0">
                <text:p>0</text:p>
              </table:table-cell>
              <table:table-cell office:value-type="float" office:value="99.9221646163238">
                <text:p>99.9221646163238</text:p>
              </table:table-cell>
              <table:table-cell office:value-type="float" office:value="95.7252582440032">
                <text:p>95.7252582440032</text:p>
              </table:table-cell>
              <table:table-cell office:value-type="float" office:value="4.19690637232057">
                <text:p>4.19690637232057</text:p>
              </table:table-cell>
              <table:table-cell office:value-type="float" office:value="4.7943362181804">
                <text:p>4.7943362181804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00">
                <text:p>100</text:p>
              </table:table-cell>
              <table:table-cell office:value-type="float" office:value="0.582610518504094">
                <text:p>0.582610518504094</text:p>
              </table:table-cell>
              <table:table-cell office:value-type="float" office:value="0">
                <text:p>0</text:p>
              </table:table-cell>
              <table:table-cell office:value-type="float" office:value="99.9279302002998">
                <text:p>99.9279302002998</text:p>
              </table:table-cell>
              <table:table-cell office:value-type="float" office:value="95.8456735047355">
                <text:p>95.8456735047355</text:p>
              </table:table-cell>
              <table:table-cell office:value-type="float" office:value="4.08225669556428">
                <text:p>4.08225669556428</text:p>
              </table:table-cell>
              <table:table-cell office:value-type="float" office:value="4.66486721406838">
                <text:p>4.66486721406838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00">
                <text:p>100</text:p>
              </table:table-cell>
              <table:table-cell office:value-type="float" office:value="0.568059787946727">
                <text:p>0.568059787946727</text:p>
              </table:table-cell>
              <table:table-cell office:value-type="float" office:value="0">
                <text:p>0</text:p>
              </table:table-cell>
              <table:table-cell office:value-type="float" office:value="99.9332687039813">
                <text:p>99.9332687039813</text:p>
              </table:table-cell>
              <table:table-cell office:value-type="float" office:value="95.9626967862923">
                <text:p>95.9626967862923</text:p>
              </table:table-cell>
              <table:table-cell office:value-type="float" office:value="3.97057191768904">
                <text:p>3.97057191768904</text:p>
              </table:table-cell>
              <table:table-cell office:value-type="float" office:value="4.53863170563577">
                <text:p>4.53863170563577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00">
                <text:p>100</text:p>
              </table:table-cell>
              <table:table-cell office:value-type="float" office:value="0.55378111096861">
                <text:p>0.55378111096861</text:p>
              </table:table-cell>
              <table:table-cell office:value-type="float" office:value="0">
                <text:p>0</text:p>
              </table:table-cell>
              <table:table-cell office:value-type="float" office:value="99.9382117629457">
                <text:p>99.9382117629457</text:p>
              </table:table-cell>
              <table:table-cell office:value-type="float" office:value="96.0764236373826">
                <text:p>96.0764236373826</text:p>
              </table:table-cell>
              <table:table-cell office:value-type="float" office:value="3.86178812556302">
                <text:p>3.86178812556302</text:p>
              </table:table-cell>
              <table:table-cell office:value-type="float" office:value="4.41556923653163">
                <text:p>4.41556923653163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00">
                <text:p>100</text:p>
              </table:table-cell>
              <table:table-cell office:value-type="float" office:value="0.539777031005744">
                <text:p>0.539777031005744</text:p>
              </table:table-cell>
              <table:table-cell office:value-type="float" office:value="0">
                <text:p>0</text:p>
              </table:table-cell>
              <table:table-cell office:value-type="float" office:value="99.9427886693941">
                <text:p>99.9427886693941</text:p>
              </table:table-cell>
              <table:table-cell office:value-type="float" office:value="96.1869469152028">
                <text:p>96.1869469152028</text:p>
              </table:table-cell>
              <table:table-cell office:value-type="float" office:value="3.75584175419128">
                <text:p>3.75584175419128</text:p>
              </table:table-cell>
              <table:table-cell office:value-type="float" office:value="4.29561878519702">
                <text:p>4.29561878519702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00">
                <text:p>100</text:p>
              </table:table-cell>
              <table:table-cell office:value-type="float" office:value="0.526049264221517">
                <text:p>0.526049264221517</text:p>
              </table:table-cell>
              <table:table-cell office:value-type="float" office:value="0">
                <text:p>0</text:p>
              </table:table-cell>
              <table:table-cell office:value-type="float" office:value="99.9470265457353">
                <text:p>99.9470265457353</text:p>
              </table:table-cell>
              <table:table-cell office:value-type="float" office:value="96.2943568612535">
                <text:p>96.2943568612535</text:p>
              </table:table-cell>
              <table:table-cell office:value-type="float" office:value="3.65266968448184">
                <text:p>3.65266968448184</text:p>
              </table:table-cell>
              <table:table-cell office:value-type="float" office:value="4.17871894870335">
                <text:p>4.17871894870335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00">
                <text:p>100</text:p>
              </table:table-cell>
              <table:table-cell office:value-type="float" office:value="0.512598778702255">
                <text:p>0.512598778702255</text:p>
              </table:table-cell>
              <table:table-cell office:value-type="float" office:value="0">
                <text:p>0</text:p>
              </table:table-cell>
              <table:table-cell office:value-type="float" office:value="99.9509505053105">
                <text:p>99.9509505053105</text:p>
              </table:table-cell>
              <table:table-cell office:value-type="float" office:value="96.398741175021">
                <text:p>96.398741175021</text:p>
              </table:table-cell>
              <table:table-cell office:value-type="float" office:value="3.55220933028949">
                <text:p>3.55220933028949</text:p>
              </table:table-cell>
              <table:table-cell office:value-type="float" office:value="4.06480810899174">
                <text:p>4.0648081089917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0">
                <text:p>100</text:p>
              </table:table-cell>
              <table:table-cell office:value-type="float" office:value="0.499425867296279">
                <text:p>0.499425867296279</text:p>
              </table:table-cell>
              <table:table-cell office:value-type="float" office:value="0">
                <text:p>0</text:p>
              </table:table-cell>
              <table:table-cell office:value-type="float" office:value="99.9545838012134">
                <text:p>99.9545838012134</text:p>
              </table:table-cell>
              <table:table-cell office:value-type="float" office:value="96.5001850855838">
                <text:p>96.5001850855838</text:p>
              </table:table-cell>
              <table:table-cell office:value-type="float" office:value="3.45439871562962">
                <text:p>3.45439871562962</text:p>
              </table:table-cell>
              <table:table-cell office:value-type="float" office:value="3.9538245829259">
                <text:p>3.9538245829259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00">
                <text:p>100</text:p>
              </table:table-cell>
              <table:table-cell office:value-type="float" office:value="0.486530214578632">
                <text:p>0.486530214578632</text:p>
              </table:table-cell>
              <table:table-cell office:value-type="float" office:value="0">
                <text:p>0</text:p>
              </table:table-cell>
              <table:table-cell office:value-type="float" office:value="99.9579479640865">
                <text:p>99.9579479640865</text:p>
              </table:table-cell>
              <table:table-cell office:value-type="float" office:value="96.5987714212011">
                <text:p>96.5987714212011</text:p>
              </table:table-cell>
              <table:table-cell office:value-type="float" office:value="3.35917654288535">
                <text:p>3.35917654288535</text:p>
              </table:table-cell>
              <table:table-cell office:value-type="float" office:value="3.84570675746398">
                <text:p>3.8457067574639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00">
                <text:p>100</text:p>
              </table:table-cell>
              <table:table-cell office:value-type="float" office:value="0.47391095838782">
                <text:p>0.47391095838782</text:p>
              </table:table-cell>
              <table:table-cell office:value-type="float" office:value="0">
                <text:p>0</text:p>
              </table:table-cell>
              <table:table-cell office:value-type="float" office:value="99.9610629297097">
                <text:p>99.9610629297097</text:p>
              </table:table-cell>
              <table:table-cell office:value-type="float" office:value="96.6945806769419">
                <text:p>96.6945806769419</text:p>
              </table:table-cell>
              <table:table-cell office:value-type="float" office:value="3.26648225276776">
                <text:p>3.26648225276776</text:p>
              </table:table-cell>
              <table:table-cell office:value-type="float" office:value="3.74039321115558">
                <text:p>3.74039321115558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00">
                <text:p>100</text:p>
              </table:table-cell>
              <table:table-cell office:value-type="float" office:value="0.461566746348004">
                <text:p>0.461566746348004</text:p>
              </table:table-cell>
              <table:table-cell office:value-type="float" office:value="0">
                <text:p>0</text:p>
              </table:table-cell>
              <table:table-cell office:value-type="float" office:value="99.9639471571386">
                <text:p>99.9639471571386</text:p>
              </table:table-cell>
              <table:table-cell office:value-type="float" office:value="96.7876910804084">
                <text:p>96.7876910804084</text:p>
              </table:table-cell>
              <table:table-cell office:value-type="float" office:value="3.17625607673024">
                <text:p>3.17625607673024</text:p>
              </table:table-cell>
              <table:table-cell office:value-type="float" office:value="3.63782282307824">
                <text:p>3.6378228230782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00">
                <text:p>100</text:p>
              </table:table-cell>
              <table:table-cell office:value-type="float" office:value="0.4494957877596">
                <text:p>0.4494957877596</text:p>
              </table:table-cell>
              <table:table-cell office:value-type="float" office:value="0">
                <text:p>0</text:p>
              </table:table-cell>
              <table:table-cell office:value-type="float" office:value="99.9666177380913">
                <text:p>99.9666177380913</text:p>
              </table:table-cell>
              <table:table-cell office:value-type="float" office:value="96.8781786556081">
                <text:p>96.8781786556081</text:p>
              </table:table-cell>
              <table:table-cell office:value-type="float" office:value="3.08843908248318">
                <text:p>3.08843908248318</text:p>
              </table:table-cell>
              <table:table-cell office:value-type="float" office:value="3.53793487024278">
                <text:p>3.53793487024278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00">
                <text:p>100</text:p>
              </table:table-cell>
              <table:table-cell office:value-type="float" office:value="0.437695901212661">
                <text:p>0.437695901212661</text:p>
              </table:table-cell>
              <table:table-cell office:value-type="float" office:value="0">
                <text:p>0</text:p>
              </table:table-cell>
              <table:table-cell office:value-type="float" office:value="99.9690904982327">
                <text:p>99.9690904982327</text:p>
              </table:table-cell>
              <table:table-cell office:value-type="float" office:value="96.9661172850276">
                <text:p>96.9661172850276</text:p>
              </table:table-cell>
              <table:table-cell office:value-type="float" office:value="3.00297321320508">
                <text:p>3.00297321320508</text:p>
              </table:table-cell>
              <table:table-cell office:value-type="float" office:value="3.44066911441774">
                <text:p>3.44066911441774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00">
                <text:p>100</text:p>
              </table:table-cell>
              <table:table-cell office:value-type="float" office:value="0.426164558251059">
                <text:p>0.426164558251059</text:p>
              </table:table-cell>
              <table:table-cell office:value-type="float" office:value="0">
                <text:p>0</text:p>
              </table:table-cell>
              <table:table-cell office:value-type="float" office:value="99.9713800909562">
                <text:p>99.9713800909562</text:p>
              </table:table-cell>
              <table:table-cell office:value-type="float" office:value="97.0515787699564">
                <text:p>97.0515787699564</text:p>
              </table:table-cell>
              <table:table-cell office:value-type="float" office:value="2.91980132099978">
                <text:p>2.91980132099978</text:p>
              </table:table-cell>
              <table:table-cell office:value-type="float" office:value="3.34596587925084">
                <text:p>3.34596587925084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00">
                <text:p>100</text:p>
              </table:table-cell>
              <table:table-cell office:value-type="float" office:value="0.414898923391124">
                <text:p>0.414898923391124</text:p>
              </table:table-cell>
              <table:table-cell office:value-type="float" office:value="0">
                <text:p>0</text:p>
              </table:table-cell>
              <table:table-cell office:value-type="float" office:value="99.9735000842187">
                <text:p>99.9735000842187</text:p>
              </table:table-cell>
              <table:table-cell office:value-type="float" office:value="97.1346328891126">
                <text:p>97.1346328891126</text:p>
              </table:table-cell>
              <table:table-cell office:value-type="float" office:value="2.83886719510613">
                <text:p>2.83886719510613</text:p>
              </table:table-cell>
              <table:table-cell office:value-type="float" office:value="3.25376611849726">
                <text:p>3.25376611849726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00">
                <text:p>100</text:p>
              </table:table-cell>
              <table:table-cell office:value-type="float" office:value="0.403895890775827">
                <text:p>0.403895890775827</text:p>
              </table:table-cell>
              <table:table-cell office:value-type="float" office:value="0">
                <text:p>0</text:p>
              </table:table-cell>
              <table:table-cell office:value-type="float" office:value="99.9754630409432">
                <text:p>99.9754630409432</text:p>
              </table:table-cell>
              <table:table-cell office:value-type="float" office:value="97.2153474556164">
                <text:p>97.2153474556164</text:p>
              </table:table-cell>
              <table:table-cell office:value-type="float" office:value="2.7601155853268">
                <text:p>2.7601155853268</text:p>
              </table:table-cell>
              <table:table-cell office:value-type="float" office:value="3.16401147610263">
                <text:p>3.16401147610263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00">
                <text:p>100</text:p>
              </table:table-cell>
              <table:table-cell office:value-type="float" office:value="0.393152117724252">
                <text:p>0.393152117724252</text:p>
              </table:table-cell>
              <table:table-cell office:value-type="float" office:value="0">
                <text:p>0</text:p>
              </table:table-cell>
              <table:table-cell office:value-type="float" office:value="99.977280593466">
                <text:p>99.977280593466</text:p>
              </table:table-cell>
              <table:table-cell office:value-type="float" office:value="97.2937883723596">
                <text:p>97.2937883723596</text:p>
              </table:table-cell>
              <table:table-cell office:value-type="float" office:value="2.68349222110632">
                <text:p>2.68349222110632</text:p>
              </table:table-cell>
              <table:table-cell office:value-type="float" office:value="3.07664433883057">
                <text:p>3.0766443388305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50">
                <text:p>150</text:p>
              </table:table-cell>
              <table:table-cell office:value-type="float" office:value="-1.49527021688342">
                <text:p>-1.49527021688342</text:p>
              </table:table-cell>
              <table:table-cell office:value-type="float" office:value="1">
                <text:p>1</text:p>
              </table:table-cell>
              <table:table-cell office:value-type="float" office:value="103.682667216172">
                <text:p>103.682667216172</text:p>
              </table:table-cell>
              <table:table-cell office:value-type="float" office:value="98.7784703900397">
                <text:p>98.7784703900397</text:p>
              </table:table-cell>
              <table:table-cell office:value-type="float" office:value="4.90419682613253">
                <text:p>4.90419682613253</text:p>
              </table:table-cell>
              <table:table-cell office:value-type="float" office:value="3.40892660924911">
                <text:p>3.40892660924911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50">
                <text:p>150</text:p>
              </table:table-cell>
              <table:table-cell office:value-type="float" office:value="-2.84999217333811">
                <text:p>-2.84999217333811</text:p>
              </table:table-cell>
              <table:table-cell office:value-type="float" office:value="0">
                <text:p>0</text:p>
              </table:table-cell>
              <table:table-cell office:value-type="float" office:value="107.113580755715">
                <text:p>107.113580755715</text:p>
              </table:table-cell>
              <table:table-cell office:value-type="float" office:value="100.221330379053">
                <text:p>100.221330379053</text:p>
              </table:table-cell>
              <table:table-cell office:value-type="float" office:value="6.89225037666236">
                <text:p>6.89225037666236</text:p>
              </table:table-cell>
              <table:table-cell office:value-type="float" office:value="4.04225820332425">
                <text:p>4.04225820332425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50">
                <text:p>150</text:p>
              </table:table-cell>
              <table:table-cell office:value-type="float" office:value="-3.78372102835957">
                <text:p>-3.78372102835957</text:p>
              </table:table-cell>
              <table:table-cell office:value-type="float" office:value="0">
                <text:p>0</text:p>
              </table:table-cell>
              <table:table-cell office:value-type="float" office:value="110.290352551588">
                <text:p>110.290352551588</text:p>
              </table:table-cell>
              <table:table-cell office:value-type="float" office:value="101.623546424713">
                <text:p>101.623546424713</text:p>
              </table:table-cell>
              <table:table-cell office:value-type="float" office:value="8.66680612687483">
                <text:p>8.66680612687483</text:p>
              </table:table-cell>
              <table:table-cell office:value-type="float" office:value="4.88308509851526">
                <text:p>4.8830850985152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50">
                <text:p>150</text:p>
              </table:table-cell>
              <table:table-cell office:value-type="float" office:value="-4.38746677591733">
                <text:p>-4.38746677591733</text:p>
              </table:table-cell>
              <table:table-cell office:value-type="float" office:value="0">
                <text:p>0</text:p>
              </table:table-cell>
              <table:table-cell office:value-type="float" office:value="113.231807918137">
                <text:p>113.231807918137</text:p>
              </table:table-cell>
              <table:table-cell office:value-type="float" office:value="102.986263426834">
                <text:p>102.986263426834</text:p>
              </table:table-cell>
              <table:table-cell office:value-type="float" office:value="10.2455444913031">
                <text:p>10.2455444913031</text:p>
              </table:table-cell>
              <table:table-cell office:value-type="float" office:value="5.85807771538578">
                <text:p>5.85807771538578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50">
                <text:p>150</text:p>
              </table:table-cell>
              <table:table-cell office:value-type="float" office:value="-4.73457759714345">
                <text:p>-4.73457759714345</text:p>
              </table:table-cell>
              <table:table-cell office:value-type="float" office:value="0">
                <text:p>0</text:p>
              </table:table-cell>
              <table:table-cell office:value-type="float" office:value="115.955377701979">
                <text:p>115.955377701979</text:p>
              </table:table-cell>
              <table:table-cell office:value-type="float" office:value="104.310594034529">
                <text:p>104.310594034529</text:p>
              </table:table-cell>
              <table:table-cell office:value-type="float" office:value="11.64478366745">
                <text:p>11.64478366745</text:p>
              </table:table-cell>
              <table:table-cell office:value-type="float" office:value="6.91020607030655">
                <text:p>6.9102060703065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50">
                <text:p>150</text:p>
              </table:table-cell>
              <table:table-cell office:value-type="float" office:value="-4.88403486893196">
                <text:p>-4.88403486893196</text:p>
              </table:table-cell>
              <table:table-cell office:value-type="float" office:value="0">
                <text:p>0</text:p>
              </table:table-cell>
              <table:table-cell office:value-type="float" office:value="118.477201575906">
                <text:p>118.477201575906</text:p>
              </table:table-cell>
              <table:table-cell office:value-type="float" office:value="105.597619554683">
                <text:p>105.597619554683</text:p>
              </table:table-cell>
              <table:table-cell office:value-type="float" office:value="12.8795820212234">
                <text:p>12.8795820212234</text:p>
              </table:table-cell>
              <table:table-cell office:value-type="float" office:value="7.99554715229143">
                <text:p>7.99554715229143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50">
                <text:p>150</text:p>
              </table:table-cell>
              <table:table-cell office:value-type="float" office:value="-4.88314284076687">
                <text:p>-4.88314284076687</text:p>
              </table:table-cell>
              <table:table-cell office:value-type="float" office:value="0">
                <text:p>0</text:p>
              </table:table-cell>
              <table:table-cell office:value-type="float" office:value="120.812223681395">
                <text:p>120.812223681395</text:p>
              </table:table-cell>
              <table:table-cell office:value-type="float" office:value="106.848390834833">
                <text:p>106.848390834833</text:p>
              </table:table-cell>
              <table:table-cell office:value-type="float" office:value="13.963832846562">
                <text:p>13.963832846562</text:p>
              </table:table-cell>
              <table:table-cell office:value-type="float" office:value="9.08069000579518">
                <text:p>9.08069000579518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50">
                <text:p>150</text:p>
              </table:table-cell>
              <table:table-cell office:value-type="float" office:value="-4.76972350323218">
                <text:p>-4.76972350323218</text:p>
              </table:table-cell>
              <table:table-cell office:value-type="float" office:value="0">
                <text:p>0</text:p>
              </table:table-cell>
              <table:table-cell office:value-type="float" office:value="122.974281186477">
                <text:p>122.974281186477</text:p>
              </table:table-cell>
              <table:table-cell office:value-type="float" office:value="108.063929121175">
                <text:p>108.063929121175</text:p>
              </table:table-cell>
              <table:table-cell office:value-type="float" office:value="14.9103520653012">
                <text:p>14.9103520653012</text:p>
              </table:table-cell>
              <table:table-cell office:value-type="float" office:value="10.140628562069">
                <text:p>10.14062856206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50">
                <text:p>150</text:p>
              </table:table-cell>
              <table:table-cell office:value-type="float" office:value="-4.57390704215104">
                <text:p>-4.57390704215104</text:p>
              </table:table-cell>
              <table:table-cell office:value-type="float" office:value="0">
                <text:p>0</text:p>
              </table:table-cell>
              <table:table-cell office:value-type="float" office:value="124.976186283775">
                <text:p>124.976186283775</text:p>
              </table:table-cell>
              <table:table-cell office:value-type="float" office:value="109.24522689241">
                <text:p>109.24522689241</text:p>
              </table:table-cell>
              <table:table-cell office:value-type="float" office:value="15.7309593913647">
                <text:p>15.7309593913647</text:p>
              </table:table-cell>
              <table:table-cell office:value-type="float" office:value="11.1570523492137">
                <text:p>11.1570523492137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50">
                <text:p>150</text:p>
              </table:table-cell>
              <table:table-cell office:value-type="float" office:value="-4.3195918052487">
                <text:p>-4.3195918052487</text:p>
              </table:table-cell>
              <table:table-cell office:value-type="float" office:value="0">
                <text:p>0</text:p>
              </table:table-cell>
              <table:table-cell office:value-type="float" office:value="126.829802114606">
                <text:p>126.829802114606</text:p>
              </table:table-cell>
              <table:table-cell office:value-type="float" office:value="110.393248670088">
                <text:p>110.393248670088</text:p>
              </table:table-cell>
              <table:table-cell office:value-type="float" office:value="16.4365534445176">
                <text:p>16.4365534445176</text:p>
              </table:table-cell>
              <table:table-cell office:value-type="float" office:value="12.1169616392689">
                <text:p>12.116961639268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50">
                <text:p>150</text:p>
              </table:table-cell>
              <table:table-cell office:value-type="float" office:value="-4.02563423754694">
                <text:p>-4.02563423754694</text:p>
              </table:table-cell>
              <table:table-cell office:value-type="float" office:value="0">
                <text:p>0</text:p>
              </table:table-cell>
              <table:table-cell office:value-type="float" office:value="128.54611306908">
                <text:p>128.54611306908</text:p>
              </table:table-cell>
              <table:table-cell office:value-type="float" office:value="111.508931806142">
                <text:p>111.508931806142</text:p>
              </table:table-cell>
              <table:table-cell office:value-type="float" office:value="17.0371812629374">
                <text:p>17.0371812629374</text:p>
              </table:table-cell>
              <table:table-cell office:value-type="float" office:value="13.0115470253905">
                <text:p>13.0115470253905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50">
                <text:p>150</text:p>
              </table:table-cell>
              <table:table-cell office:value-type="float" office:value="-3.70681822240709">
                <text:p>-3.70681822240709</text:p>
              </table:table-cell>
              <table:table-cell office:value-type="float" office:value="0">
                <text:p>0</text:p>
              </table:table-cell>
              <table:table-cell office:value-type="float" office:value="130.135289878778">
                <text:p>130.135289878778</text:p>
              </table:table-cell>
              <table:table-cell office:value-type="float" office:value="112.593187248223">
                <text:p>112.593187248223</text:p>
              </table:table-cell>
              <table:table-cell office:value-type="float" office:value="17.5421026305547">
                <text:p>17.5421026305547</text:p>
              </table:table-cell>
              <table:table-cell office:value-type="float" office:value="13.8352844081476">
                <text:p>13.835284408147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50">
                <text:p>150</text:p>
              </table:table-cell>
              <table:table-cell office:value-type="float" office:value="-3.37464425137517">
                <text:p>-3.37464425137517</text:p>
              </table:table-cell>
              <table:table-cell office:value-type="float" office:value="0">
                <text:p>0</text:p>
              </table:table-cell>
              <table:table-cell office:value-type="float" office:value="131.606749887757">
                <text:p>131.606749887757</text:p>
              </table:table-cell>
              <table:table-cell office:value-type="float" office:value="113.646900283484">
                <text:p>113.646900283484</text:p>
              </table:table-cell>
              <table:table-cell office:value-type="float" office:value="17.9598496042728">
                <text:p>17.9598496042728</text:p>
              </table:table-cell>
              <table:table-cell office:value-type="float" office:value="14.5852053528976">
                <text:p>14.585205352897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50">
                <text:p>150</text:p>
              </table:table-cell>
              <table:table-cell office:value-type="float" office:value="-3.03797147295471">
                <text:p>-3.03797147295471</text:p>
              </table:table-cell>
              <table:table-cell office:value-type="float" office:value="0">
                <text:p>0</text:p>
              </table:table-cell>
              <table:table-cell office:value-type="float" office:value="132.969212859034">
                <text:p>132.969212859034</text:p>
              </table:table-cell>
              <table:table-cell office:value-type="float" office:value="114.670931261414">
                <text:p>114.670931261414</text:p>
              </table:table-cell>
              <table:table-cell office:value-type="float" office:value="18.2982815976201">
                <text:p>18.2982815976201</text:p>
              </table:table-cell>
              <table:table-cell office:value-type="float" office:value="15.2603101246654">
                <text:p>15.2603101246654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50">
                <text:p>150</text:p>
              </table:table-cell>
              <table:table-cell office:value-type="float" office:value="-2.70353963968745">
                <text:p>-2.70353963968745</text:p>
              </table:table-cell>
              <table:table-cell office:value-type="float" office:value="0">
                <text:p>0</text:p>
              </table:table-cell>
              <table:table-cell office:value-type="float" office:value="134.230752647254">
                <text:p>134.230752647254</text:p>
              </table:table-cell>
              <table:table-cell office:value-type="float" office:value="115.666116296304">
                <text:p>115.666116296304</text:p>
              </table:table-cell>
              <table:table-cell office:value-type="float" office:value="18.56463635095">
                <text:p>18.56463635095</text:p>
              </table:table-cell>
              <table:table-cell office:value-type="float" office:value="15.8610967112626">
                <text:p>15.8610967112626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50">
                <text:p>150</text:p>
              </table:table-cell>
              <table:table-cell office:value-type="float" office:value="-2.37639304027793">
                <text:p>-2.37639304027793</text:p>
              </table:table-cell>
              <table:table-cell office:value-type="float" office:value="0">
                <text:p>0</text:p>
              </table:table-cell>
              <table:table-cell office:value-type="float" office:value="135.398845043754">
                <text:p>135.398845043754</text:p>
              </table:table-cell>
              <table:table-cell office:value-type="float" office:value="116.633267949929">
                <text:p>116.633267949929</text:p>
              </table:table-cell>
              <table:table-cell office:value-type="float" office:value="18.7655770938245">
                <text:p>18.7655770938245</text:p>
              </table:table-cell>
              <table:table-cell office:value-type="float" office:value="16.3891840535466">
                <text:p>16.3891840535466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50">
                <text:p>150</text:p>
              </table:table-cell>
              <table:table-cell office:value-type="float" office:value="-2.06022446918308">
                <text:p>-2.06022446918308</text:p>
              </table:table-cell>
              <table:table-cell office:value-type="float" office:value="0">
                <text:p>0</text:p>
              </table:table-cell>
              <table:table-cell office:value-type="float" office:value="136.48041207755">
                <text:p>136.48041207755</text:p>
              </table:table-cell>
              <table:table-cell office:value-type="float" office:value="117.573175895002">
                <text:p>117.573175895002</text:p>
              </table:table-cell>
              <table:table-cell office:value-type="float" office:value="18.9072361825481">
                <text:p>18.9072361825481</text:p>
              </table:table-cell>
              <table:table-cell office:value-type="float" office:value="16.847011713365">
                <text:p>16.847011713365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50">
                <text:p>150</text:p>
              </table:table-cell>
              <table:table-cell office:value-type="float" office:value="-1.75765398665898">
                <text:p>-1.75765398665898</text:p>
              </table:table-cell>
              <table:table-cell office:value-type="float" office:value="0">
                <text:p>0</text:p>
              </table:table-cell>
              <table:table-cell office:value-type="float" office:value="137.481863034768">
                <text:p>137.481863034768</text:p>
              </table:table-cell>
              <table:table-cell office:value-type="float" office:value="118.486607559931">
                <text:p>118.486607559931</text:p>
              </table:table-cell>
              <table:table-cell office:value-type="float" office:value="18.9952554748371">
                <text:p>18.9952554748371</text:p>
              </table:table-cell>
              <table:table-cell office:value-type="float" office:value="17.2376014881781">
                <text:p>17.2376014881781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50">
                <text:p>150</text:p>
              </table:table-cell>
              <table:table-cell office:value-type="float" office:value="-1.47045452399677">
                <text:p>-1.47045452399677</text:p>
              </table:table-cell>
              <table:table-cell office:value-type="float" office:value="0">
                <text:p>0</text:p>
              </table:table-cell>
              <table:table-cell office:value-type="float" office:value="138.4091324396">
                <text:p>138.4091324396</text:p>
              </table:table-cell>
              <table:table-cell office:value-type="float" office:value="119.374308755426">
                <text:p>119.374308755426</text:p>
              </table:table-cell>
              <table:table-cell office:value-type="float" office:value="19.0348236841742">
                <text:p>19.0348236841742</text:p>
              </table:table-cell>
              <table:table-cell office:value-type="float" office:value="17.5643691601774">
                <text:p>17.5643691601774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50">
                <text:p>150</text:p>
              </table:table-cell>
              <table:table-cell office:value-type="float" office:value="-1.19973418219017">
                <text:p>-1.19973418219017</text:p>
              </table:table-cell>
              <table:table-cell office:value-type="float" office:value="0">
                <text:p>0</text:p>
              </table:table-cell>
              <table:table-cell office:value-type="float" office:value="139.267715221852">
                <text:p>139.267715221852</text:p>
              </table:table-cell>
              <table:table-cell office:value-type="float" office:value="120.237004283442">
                <text:p>120.237004283442</text:p>
              </table:table-cell>
              <table:table-cell office:value-type="float" office:value="19.0307109384098">
                <text:p>19.0307109384098</text:p>
              </table:table-cell>
              <table:table-cell office:value-type="float" office:value="17.8309767562197">
                <text:p>17.830976756219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50">
                <text:p>150</text:p>
              </table:table-cell>
              <table:table-cell office:value-type="float" office:value="-0.946083268058654">
                <text:p>-0.946083268058654</text:p>
              </table:table-cell>
              <table:table-cell office:value-type="float" office:value="0">
                <text:p>0</text:p>
              </table:table-cell>
              <table:table-cell office:value-type="float" office:value="140.062699279493">
                <text:p>140.062699279493</text:p>
              </table:table-cell>
              <table:table-cell office:value-type="float" office:value="121.075398528979">
                <text:p>121.075398528979</text:p>
              </table:table-cell>
              <table:table-cell office:value-type="float" office:value="18.9873007505136">
                <text:p>18.9873007505136</text:p>
              </table:table-cell>
              <table:table-cell office:value-type="float" office:value="18.0412174824549">
                <text:p>18.0412174824549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50">
                <text:p>150</text:p>
              </table:table-cell>
              <table:table-cell office:value-type="float" office:value="-0.709692636681755">
                <text:p>-0.709692636681755</text:p>
              </table:table-cell>
              <table:table-cell office:value-type="float" office:value="0">
                <text:p>0</text:p>
              </table:table-cell>
              <table:table-cell office:value-type="float" office:value="140.79879562916">
                <text:p>140.79879562916</text:p>
              </table:table-cell>
              <table:table-cell office:value-type="float" office:value="121.890176035205">
                <text:p>121.890176035205</text:p>
              </table:table-cell>
              <table:table-cell office:value-type="float" office:value="18.9086195939548">
                <text:p>18.9086195939548</text:p>
              </table:table-cell>
              <table:table-cell office:value-type="float" office:value="18.1989269572731">
                <text:p>18.1989269572731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50">
                <text:p>150</text:p>
              </table:table-cell>
              <table:table-cell office:value-type="float" office:value="-0.490448702978803">
                <text:p>-0.490448702978803</text:p>
              </table:table-cell>
              <table:table-cell office:value-type="float" office:value="0">
                <text:p>0</text:p>
              </table:table-cell>
              <table:table-cell office:value-type="float" office:value="141.480366323296">
                <text:p>141.480366323296</text:p>
              </table:table-cell>
              <table:table-cell office:value-type="float" office:value="122.682002062382">
                <text:p>122.682002062382</text:p>
              </table:table-cell>
              <table:table-cell office:value-type="float" office:value="18.7983642609138">
                <text:p>18.7983642609138</text:p>
              </table:table-cell>
              <table:table-cell office:value-type="float" office:value="18.307915557935">
                <text:p>18.307915557935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50">
                <text:p>150</text:p>
              </table:table-cell>
              <table:table-cell office:value-type="float" office:value="-0.288009499390082">
                <text:p>-0.288009499390082</text:p>
              </table:table-cell>
              <table:table-cell office:value-type="float" office:value="0">
                <text:p>0</text:p>
              </table:table-cell>
              <table:table-cell office:value-type="float" office:value="142.111450299348">
                <text:p>142.111450299348</text:p>
              </table:table-cell>
              <table:table-cell office:value-type="float" office:value="123.451523131048">
                <text:p>123.451523131048</text:p>
              </table:table-cell>
              <table:table-cell office:value-type="float" office:value="18.6599271683007">
                <text:p>18.6599271683007</text:p>
              </table:table-cell>
              <table:table-cell office:value-type="float" office:value="18.3719176689106">
                <text:p>18.3719176689106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50">
                <text:p>150</text:p>
              </table:table-cell>
              <table:table-cell office:value-type="float" office:value="-0.101865350789538">
                <text:p>-0.101865350789538</text:p>
              </table:table-cell>
              <table:table-cell office:value-type="float" office:value="0">
                <text:p>0</text:p>
              </table:table-cell>
              <table:table-cell office:value-type="float" office:value="142.695787314211">
                <text:p>142.695787314211</text:p>
              </table:table-cell>
              <table:table-cell office:value-type="float" office:value="124.199367549891">
                <text:p>124.199367549891</text:p>
              </table:table-cell>
              <table:table-cell office:value-type="float" office:value="18.4964197643201">
                <text:p>18.4964197643201</text:p>
              </table:table-cell>
              <table:table-cell office:value-type="float" office:value="18.3945544135305">
                <text:p>18.394554413530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50">
                <text:p>150</text:p>
              </table:table-cell>
              <table:table-cell office:value-type="float" office:value="0.0686129208110735">
                <text:p>0.0686129208110735</text:p>
              </table:table-cell>
              <table:table-cell office:value-type="float" office:value="-1">
                <text:p>-1</text:p>
              </table:table-cell>
              <table:table-cell office:value-type="float" office:value="143.236840105751">
                <text:p>143.236840105751</text:p>
              </table:table-cell>
              <table:table-cell office:value-type="float" office:value="124.926145928768">
                <text:p>124.926145928768</text:p>
              </table:table-cell>
              <table:table-cell office:value-type="float" office:value="18.3106941769836">
                <text:p>18.3106941769836</text:p>
              </table:table-cell>
              <table:table-cell office:value-type="float" office:value="18.3793070977947">
                <text:p>18.3793070977947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50">
                <text:p>150</text:p>
              </table:table-cell>
              <table:table-cell office:value-type="float" office:value="0.224135887348723">
                <text:p>0.224135887348723</text:p>
              </table:table-cell>
              <table:table-cell office:value-type="float" office:value="0">
                <text:p>0</text:p>
              </table:table-cell>
              <table:table-cell office:value-type="float" office:value="143.737814912733">
                <text:p>143.737814912733</text:p>
              </table:table-cell>
              <table:table-cell office:value-type="float" office:value="125.632451677253">
                <text:p>125.632451677253</text:p>
              </table:table-cell>
              <table:table-cell office:value-type="float" office:value="18.1053632354796">
                <text:p>18.1053632354796</text:p>
              </table:table-cell>
              <table:table-cell office:value-type="float" office:value="18.3294991228283">
                <text:p>18.3294991228283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50">
                <text:p>150</text:p>
              </table:table-cell>
              <table:table-cell office:value-type="float" office:value="0.365465566830501">
                <text:p>0.365465566830501</text:p>
              </table:table-cell>
              <table:table-cell office:value-type="float" office:value="0">
                <text:p>0</text:p>
              </table:table-cell>
              <table:table-cell office:value-type="float" office:value="144.201680474752">
                <text:p>144.201680474752</text:p>
              </table:table-cell>
              <table:table-cell office:value-type="float" office:value="126.318861489161">
                <text:p>126.318861489161</text:p>
              </table:table-cell>
              <table:table-cell office:value-type="float" office:value="17.8828189855911">
                <text:p>17.8828189855911</text:p>
              </table:table-cell>
              <table:table-cell office:value-type="float" office:value="18.2482845524216">
                <text:p>18.2482845524216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50">
                <text:p>150</text:p>
              </table:table-cell>
              <table:table-cell office:value-type="float" office:value="0.493392060868196">
                <text:p>0.493392060868196</text:p>
              </table:table-cell>
              <table:table-cell office:value-type="float" office:value="0">
                <text:p>0</text:p>
              </table:table-cell>
              <table:table-cell office:value-type="float" office:value="144.631185624771">
                <text:p>144.631185624771</text:p>
              </table:table-cell>
              <table:table-cell office:value-type="float" office:value="126.98593581341">
                <text:p>126.98593581341</text:p>
              </table:table-cell>
              <table:table-cell office:value-type="float" office:value="17.6452498113604">
                <text:p>17.6452498113604</text:p>
              </table:table-cell>
              <table:table-cell office:value-type="float" office:value="18.1386418722286">
                <text:p>18.1386418722286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50">
                <text:p>150</text:p>
              </table:table-cell>
              <table:table-cell office:value-type="float" office:value="0.608715495295616">
                <text:p>0.608715495295616</text:p>
              </table:table-cell>
              <table:table-cell office:value-type="float" office:value="0">
                <text:p>0</text:p>
              </table:table-cell>
              <table:table-cell office:value-type="float" office:value="145.028875578491">
                <text:p>145.028875578491</text:p>
              </table:table-cell>
              <table:table-cell office:value-type="float" office:value="127.634219311624">
                <text:p>127.634219311624</text:p>
              </table:table-cell>
              <table:table-cell office:value-type="float" office:value="17.3946562668673">
                <text:p>17.3946562668673</text:p>
              </table:table-cell>
              <table:table-cell office:value-type="float" office:value="18.0033717621629">
                <text:p>18.00337176216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50">
                <text:p>150</text:p>
              </table:table-cell>
              <table:table-cell office:value-type="float" office:value="0.712232220998637">
                <text:p>0.712232220998637</text:p>
              </table:table-cell>
              <table:table-cell office:value-type="float" office:value="0">
                <text:p>0</text:p>
              </table:table-cell>
              <table:table-cell office:value-type="float" office:value="145.397107017122">
                <text:p>145.397107017122</text:p>
              </table:table-cell>
              <table:table-cell office:value-type="float" office:value="128.264241302846">
                <text:p>128.264241302846</text:p>
              </table:table-cell>
              <table:table-cell office:value-type="float" office:value="17.1328657142757">
                <text:p>17.1328657142757</text:p>
              </table:table-cell>
              <table:table-cell office:value-type="float" office:value="17.8450979352743">
                <text:p>17.8450979352743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50">
                <text:p>150</text:p>
              </table:table-cell>
              <table:table-cell office:value-type="float" office:value="0.804724427542453">
                <text:p>0.804724427542453</text:p>
              </table:table-cell>
              <table:table-cell office:value-type="float" office:value="0">
                <text:p>0</text:p>
              </table:table-cell>
              <table:table-cell office:value-type="float" office:value="145.73806205289">
                <text:p>145.73806205289</text:p>
              </table:table-cell>
              <table:table-cell office:value-type="float" office:value="128.876516195724">
                <text:p>128.876516195724</text:p>
              </table:table-cell>
              <table:table-cell office:value-type="float" office:value="16.8615458571669">
                <text:p>16.8615458571669</text:p>
              </table:table-cell>
              <table:table-cell office:value-type="float" office:value="17.6662702847094">
                <text:p>17.6662702847094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50">
                <text:p>150</text:p>
              </table:table-cell>
              <table:table-cell office:value-type="float" office:value="0.886952481664636">
                <text:p>0.886952481664636</text:p>
              </table:table-cell>
              <table:table-cell office:value-type="float" office:value="0">
                <text:p>0</text:p>
              </table:table-cell>
              <table:table-cell office:value-type="float" office:value="146.053761160084">
                <text:p>146.053761160084</text:p>
              </table:table-cell>
              <table:table-cell office:value-type="float" office:value="129.47154390852">
                <text:p>129.47154390852</text:p>
              </table:table-cell>
              <table:table-cell office:value-type="float" office:value="16.5822172515637">
                <text:p>16.5822172515637</text:p>
              </table:table-cell>
              <table:table-cell office:value-type="float" office:value="17.4691697332283">
                <text:p>17.4691697332283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50">
                <text:p>150</text:p>
              </table:table-cell>
              <table:table-cell office:value-type="float" office:value="0.959649432788257">
                <text:p>0.959649432788257</text:p>
              </table:table-cell>
              <table:table-cell office:value-type="float" office:value="0">
                <text:p>0</text:p>
              </table:table-cell>
              <table:table-cell office:value-type="float" office:value="146.346075148226">
                <text:p>146.346075148226</text:p>
              </table:table-cell>
              <table:table-cell office:value-type="float" office:value="130.049810277294">
                <text:p>130.049810277294</text:p>
              </table:table-cell>
              <table:table-cell office:value-type="float" office:value="16.2962648709316">
                <text:p>16.2962648709316</text:p>
              </table:table-cell>
              <table:table-cell office:value-type="float" office:value="17.2559143037198">
                <text:p>17.255914303719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50">
                <text:p>150</text:p>
              </table:table-cell>
              <table:table-cell office:value-type="float" office:value="1.02351723377262">
                <text:p>1.02351723377262</text:p>
              </table:table-cell>
              <table:table-cell office:value-type="float" office:value="0">
                <text:p>0</text:p>
              </table:table-cell>
              <table:table-cell office:value-type="float" office:value="146.616736248357">
                <text:p>146.616736248357</text:p>
              </table:table-cell>
              <table:table-cell office:value-type="float" office:value="130.611787452582">
                <text:p>130.611787452582</text:p>
              </table:table-cell>
              <table:table-cell office:value-type="float" office:value="16.0049487957755">
                <text:p>16.0049487957755</text:p>
              </table:table-cell>
              <table:table-cell office:value-type="float" office:value="17.0284660295481">
                <text:p>17.0284660295481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50">
                <text:p>150</text:p>
              </table:table-cell>
              <table:table-cell office:value-type="float" office:value="1.07922431155333">
                <text:p>1.07922431155333</text:p>
              </table:table-cell>
              <table:table-cell office:value-type="float" office:value="0">
                <text:p>0</text:p>
              </table:table-cell>
              <table:table-cell office:value-type="float" office:value="146.867348378108">
                <text:p>146.867348378108</text:p>
              </table:table-cell>
              <table:table-cell office:value-type="float" office:value="131.157934284903">
                <text:p>131.157934284903</text:p>
              </table:table-cell>
              <table:table-cell office:value-type="float" office:value="15.7094140932052">
                <text:p>15.7094140932052</text:p>
              </table:table-cell>
              <table:table-cell office:value-type="float" office:value="16.7886384047585">
                <text:p>16.788638404758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50">
                <text:p>150</text:p>
              </table:table-cell>
              <table:table-cell office:value-type="float" office:value="1.12740419272488">
                <text:p>1.12740419272488</text:p>
              </table:table-cell>
              <table:table-cell office:value-type="float" office:value="0">
                <text:p>0</text:p>
              </table:table-cell>
              <table:table-cell office:value-type="float" office:value="147.099396646397">
                <text:p>147.099396646397</text:p>
              </table:table-cell>
              <table:table-cell office:value-type="float" office:value="131.688696699413">
                <text:p>131.688696699413</text:p>
              </table:table-cell>
              <table:table-cell office:value-type="float" office:value="15.4106999469836">
                <text:p>15.4106999469836</text:p>
              </table:table-cell>
              <table:table-cell office:value-type="float" office:value="16.5381041397085">
                <text:p>16.5381041397085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150">
                <text:p>150</text:p>
              </table:table-cell>
              <table:table-cell office:value-type="float" office:value="1.16865494642494">
                <text:p>1.16865494642494</text:p>
              </table:table-cell>
              <table:table-cell office:value-type="float" office:value="0">
                <text:p>0</text:p>
              </table:table-cell>
              <table:table-cell office:value-type="float" office:value="147.314256154071">
                <text:p>147.314256154071</text:p>
              </table:table-cell>
              <table:table-cell office:value-type="float" office:value="132.204508059993">
                <text:p>132.204508059993</text:p>
              </table:table-cell>
              <table:table-cell office:value-type="float" office:value="15.109748094078">
                <text:p>15.109748094078</text:p>
              </table:table-cell>
              <table:table-cell office:value-type="float" office:value="16.278403040503">
                <text:p>16.278403040503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50">
                <text:p>150</text:p>
              </table:table-cell>
              <table:table-cell office:value-type="float" office:value="1.20353925349342">
                <text:p>1.20353925349342</text:p>
              </table:table-cell>
              <table:table-cell office:value-type="float" office:value="0">
                <text:p>0</text:p>
              </table:table-cell>
              <table:table-cell office:value-type="float" office:value="147.513200142658">
                <text:p>147.513200142658</text:p>
              </table:table-cell>
              <table:table-cell office:value-type="float" office:value="132.705789523092">
                <text:p>132.705789523092</text:p>
              </table:table-cell>
              <table:table-cell office:value-type="float" office:value="14.8074106195666">
                <text:p>14.8074106195666</text:p>
              </table:table-cell>
              <table:table-cell office:value-type="float" office:value="16.01094987306">
                <text:p>16.01094987306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150">
                <text:p>150</text:p>
              </table:table-cell>
              <table:table-cell office:value-type="float" office:value="1.23258494876544">
                <text:p>1.23258494876544</text:p>
              </table:table-cell>
              <table:table-cell office:value-type="float" office:value="0">
                <text:p>0</text:p>
              </table:table-cell>
              <table:table-cell office:value-type="float" office:value="147.697407539498">
                <text:p>147.697407539498</text:p>
              </table:table-cell>
              <table:table-cell office:value-type="float" office:value="133.192950381596">
                <text:p>133.192950381596</text:p>
              </table:table-cell>
              <table:table-cell office:value-type="float" office:value="14.5044571579022">
                <text:p>14.5044571579022</text:p>
              </table:table-cell>
              <table:table-cell office:value-type="float" office:value="15.7370421066677">
                <text:p>15.737042106667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50">
                <text:p>150</text:p>
              </table:table-cell>
              <table:table-cell office:value-type="float" office:value="1.25628591412119">
                <text:p>1.25628591412119</text:p>
              </table:table-cell>
              <table:table-cell office:value-type="float" office:value="0">
                <text:p>0</text:p>
              </table:table-cell>
              <table:table-cell office:value-type="float" office:value="147.86796994398">
                <text:p>147.86796994398</text:p>
              </table:table-cell>
              <table:table-cell office:value-type="float" office:value="133.666388399016">
                <text:p>133.666388399016</text:p>
              </table:table-cell>
              <table:table-cell office:value-type="float" office:value="14.201581544964">
                <text:p>14.201581544964</text:p>
              </table:table-cell>
              <table:table-cell office:value-type="float" office:value="15.4578674590852">
                <text:p>15.4578674590852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50">
                <text:p>150</text:p>
              </table:table-cell>
              <table:table-cell office:value-type="float" office:value="1.27510322486924">
                <text:p>1.27510322486924</text:p>
              </table:table-cell>
              <table:table-cell office:value-type="float" office:value="0">
                <text:p>0</text:p>
              </table:table-cell>
              <table:table-cell office:value-type="float" office:value="148.025898096278">
                <text:p>148.025898096278</text:p>
              </table:table-cell>
              <table:table-cell office:value-type="float" office:value="134.126490134255">
                <text:p>134.126490134255</text:p>
              </table:table-cell>
              <table:table-cell office:value-type="float" office:value="13.8994079620228">
                <text:p>13.8994079620228</text:p>
              </table:table-cell>
              <table:table-cell office:value-type="float" office:value="15.174511186892">
                <text:p>15.174511186892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150">
                <text:p>150</text:p>
              </table:table-cell>
              <table:table-cell office:value-type="float" office:value="1.2894664722561">
                <text:p>1.2894664722561</text:p>
              </table:table-cell>
              <table:table-cell office:value-type="float" office:value="0">
                <text:p>0</text:p>
              </table:table-cell>
              <table:table-cell office:value-type="float" office:value="148.172127866924">
                <text:p>148.172127866924</text:p>
              </table:table-cell>
              <table:table-cell office:value-type="float" office:value="134.573631257234">
                <text:p>134.573631257234</text:p>
              </table:table-cell>
              <table:table-cell office:value-type="float" office:value="13.5984966096901">
                <text:p>13.5984966096901</text:p>
              </table:table-cell>
              <table:table-cell office:value-type="float" office:value="14.8879630819462">
                <text:p>14.8879630819462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50">
                <text:p>150</text:p>
              </table:table-cell>
              <table:table-cell office:value-type="float" office:value="1.29977520124949">
                <text:p>1.29977520124949</text:p>
              </table:table-cell>
              <table:table-cell office:value-type="float" office:value="0">
                <text:p>0</text:p>
              </table:table-cell>
              <table:table-cell office:value-type="float" office:value="148.307525802707">
                <text:p>148.307525802707</text:p>
              </table:table-cell>
              <table:table-cell office:value-type="float" office:value="135.008176855622">
                <text:p>135.008176855622</text:p>
              </table:table-cell>
              <table:table-cell office:value-type="float" office:value="13.2993489470857">
                <text:p>13.2993489470857</text:p>
              </table:table-cell>
              <table:table-cell office:value-type="float" office:value="14.5991241483352">
                <text:p>14.5991241483352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50">
                <text:p>150</text:p>
              </table:table-cell>
              <table:table-cell office:value-type="float" office:value="1.30640041595226">
                <text:p>1.30640041595226</text:p>
              </table:table-cell>
              <table:table-cell office:value-type="float" office:value="0">
                <text:p>0</text:p>
              </table:table-cell>
              <table:table-cell office:value-type="float" office:value="148.432894261766">
                <text:p>148.432894261766</text:p>
              </table:table-cell>
              <table:table-cell office:value-type="float" office:value="135.430481732928">
                <text:p>135.430481732928</text:p>
              </table:table-cell>
              <table:table-cell office:value-type="float" office:value="13.002412528838">
                <text:p>13.002412528838</text:p>
              </table:table-cell>
              <table:table-cell office:value-type="float" office:value="14.3088129447903">
                <text:p>14.3088129447903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50">
                <text:p>150</text:p>
              </table:table-cell>
              <table:table-cell office:value-type="float" office:value="1.30968611565222">
                <text:p>1.30968611565222</text:p>
              </table:table-cell>
              <table:table-cell office:value-type="float" office:value="0">
                <text:p>0</text:p>
              </table:table-cell>
              <table:table-cell office:value-type="float" office:value="148.548976168302">
                <text:p>148.548976168302</text:p>
              </table:table-cell>
              <table:table-cell office:value-type="float" office:value="135.840890698198">
                <text:p>135.840890698198</text:p>
              </table:table-cell>
              <table:table-cell office:value-type="float" office:value="12.7080854701042">
                <text:p>12.7080854701042</text:p>
              </table:table-cell>
              <table:table-cell office:value-type="float" office:value="14.0177715857565">
                <text:p>14.0177715857565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50">
                <text:p>150</text:p>
              </table:table-cell>
              <table:table-cell office:value-type="float" office:value="1.30995083307791">
                <text:p>1.30995083307791</text:p>
              </table:table-cell>
              <table:table-cell office:value-type="float" office:value="0">
                <text:p>0</text:p>
              </table:table-cell>
              <table:table-cell office:value-type="float" office:value="148.656459415094">
                <text:p>148.656459415094</text:p>
              </table:table-cell>
              <table:table-cell office:value-type="float" office:value="136.239738847544">
                <text:p>136.239738847544</text:p>
              </table:table-cell>
              <table:table-cell office:value-type="float" office:value="12.4167205675501">
                <text:p>12.4167205675501</text:p>
              </table:table-cell>
              <table:table-cell office:value-type="float" office:value="13.726671400628">
                <text:p>13.726671400628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150">
                <text:p>150</text:p>
              </table:table-cell>
              <table:table-cell office:value-type="float" office:value="1.30748915330189">
                <text:p>1.30748915330189</text:p>
              </table:table-cell>
              <table:table-cell office:value-type="float" office:value="0">
                <text:p>0</text:p>
              </table:table-cell>
              <table:table-cell office:value-type="float" office:value="148.755980939902">
                <text:p>148.755980939902</text:p>
              </table:table-cell>
              <table:table-cell office:value-type="float" office:value="136.627351837754">
                <text:p>136.627351837754</text:p>
              </table:table-cell>
              <table:table-cell office:value-type="float" office:value="12.128629102148">
                <text:p>12.128629102148</text:p>
              </table:table-cell>
              <table:table-cell office:value-type="float" office:value="13.4361182554498">
                <text:p>13.4361182554498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50">
                <text:p>150</text:p>
              </table:table-cell>
              <table:table-cell office:value-type="float" office:value="1.30257319722882">
                <text:p>1.30257319722882</text:p>
              </table:table-cell>
              <table:table-cell office:value-type="float" office:value="0">
                <text:p>0</text:p>
              </table:table-cell>
              <table:table-cell office:value-type="float" office:value="148.848130499909">
                <text:p>148.848130499909</text:p>
              </table:table-cell>
              <table:table-cell office:value-type="float" office:value="137.004046152184">
                <text:p>137.004046152184</text:p>
              </table:table-cell>
              <table:table-cell office:value-type="float" office:value="11.8440843477257">
                <text:p>11.8440843477257</text:p>
              </table:table-cell>
              <table:table-cell office:value-type="float" office:value="13.1466575449545">
                <text:p>13.1466575449545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150">
                <text:p>150</text:p>
              </table:table-cell>
              <table:table-cell office:value-type="float" office:value="1.29545405798413">
                <text:p>1.29545405798413</text:p>
              </table:table-cell>
              <table:table-cell office:value-type="float" office:value="0">
                <text:p>0</text:p>
              </table:table-cell>
              <table:table-cell office:value-type="float" office:value="148.933454166583">
                <text:p>148.933454166583</text:p>
              </table:table-cell>
              <table:table-cell office:value-type="float" office:value="137.370129359164">
                <text:p>137.370129359164</text:p>
              </table:table-cell>
              <table:table-cell office:value-type="float" office:value="11.5633248074184">
                <text:p>11.5633248074184</text:p>
              </table:table-cell>
              <table:table-cell office:value-type="float" office:value="12.8587788654025">
                <text:p>12.858778865402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50">
                <text:p>150</text:p>
              </table:table-cell>
              <table:table-cell office:value-type="float" office:value="1.28636318199551">
                <text:p>1.28636318199551</text:p>
              </table:table-cell>
              <table:table-cell office:value-type="float" office:value="0">
                <text:p>0</text:p>
              </table:table-cell>
              <table:table-cell office:value-type="float" office:value="149.012457561651">
                <text:p>149.012457561651</text:p>
              </table:table-cell>
              <table:table-cell office:value-type="float" office:value="137.725900363132">
                <text:p>137.725900363132</text:p>
              </table:table-cell>
              <table:table-cell office:value-type="float" office:value="11.2865571985191">
                <text:p>11.2865571985191</text:p>
              </table:table-cell>
              <table:table-cell office:value-type="float" office:value="12.5729203805146">
                <text:p>12.5729203805146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50">
                <text:p>150</text:p>
              </table:table-cell>
              <table:table-cell office:value-type="float" office:value="1.27551368930034">
                <text:p>1.27551368930034</text:p>
              </table:table-cell>
              <table:table-cell office:value-type="float" office:value="0">
                <text:p>0</text:p>
              </table:table-cell>
              <table:table-cell office:value-type="float" office:value="149.08560885338">
                <text:p>149.08560885338</text:p>
              </table:table-cell>
              <table:table-cell office:value-type="float" office:value="138.071649648677">
                <text:p>138.071649648677</text:p>
              </table:table-cell>
              <table:table-cell office:value-type="float" office:value="11.0139592047031">
                <text:p>11.0139592047031</text:p>
              </table:table-cell>
              <table:table-cell office:value-type="float" office:value="12.2894728940034">
                <text:p>12.2894728940034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150">
                <text:p>150</text:p>
              </table:table-cell>
              <table:table-cell office:value-type="float" office:value="1.26310162976534">
                <text:p>1.26310162976534</text:p>
              </table:table-cell>
              <table:table-cell office:value-type="float" office:value="0">
                <text:p>0</text:p>
              </table:table-cell>
              <table:table-cell office:value-type="float" office:value="149.153341530908">
                <text:p>149.153341530908</text:p>
              </table:table-cell>
              <table:table-cell office:value-type="float" office:value="138.407659517729">
                <text:p>138.407659517729</text:p>
              </table:table-cell>
              <table:table-cell office:value-type="float" office:value="10.7456820131791">
                <text:p>10.7456820131791</text:p>
              </table:table-cell>
              <table:table-cell office:value-type="float" office:value="12.0087836429445">
                <text:p>12.0087836429445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50">
                <text:p>150</text:p>
              </table:table-cell>
              <table:table-cell office:value-type="float" office:value="1.24930717357733">
                <text:p>1.24930717357733</text:p>
              </table:table-cell>
              <table:table-cell office:value-type="float" office:value="0">
                <text:p>0</text:p>
              </table:table-cell>
              <table:table-cell office:value-type="float" office:value="149.216056973063">
                <text:p>149.216056973063</text:p>
              </table:table-cell>
              <table:table-cell office:value-type="float" office:value="138.734204320046">
                <text:p>138.734204320046</text:p>
              </table:table-cell>
              <table:table-cell office:value-type="float" office:value="10.4818526530166">
                <text:p>10.4818526530166</text:p>
              </table:table-cell>
              <table:table-cell office:value-type="float" office:value="11.731159826594">
                <text:p>11.731159826594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50">
                <text:p>150</text:p>
              </table:table-cell>
              <table:table-cell office:value-type="float" office:value="1.23429573565522">
                <text:p>1.23429573565522</text:p>
              </table:table-cell>
              <table:table-cell office:value-type="float" office:value="0">
                <text:p>0</text:p>
              </table:table-cell>
              <table:table-cell office:value-type="float" office:value="149.27412682691">
                <text:p>149.27412682691</text:p>
              </table:table-cell>
              <table:table-cell office:value-type="float" office:value="139.051550677228">
                <text:p>139.051550677228</text:p>
              </table:table-cell>
              <table:table-cell office:value-type="float" office:value="10.222576149682">
                <text:p>10.222576149682</text:p>
              </table:table-cell>
              <table:table-cell office:value-type="float" office:value="11.4568718853372">
                <text:p>11.4568718853372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50">
                <text:p>150</text:p>
              </table:table-cell>
              <table:table-cell office:value-type="float" office:value="1.21821903461457">
                <text:p>1.21821903461457</text:p>
              </table:table-cell>
              <table:table-cell office:value-type="float" office:value="0">
                <text:p>0</text:p>
              </table:table-cell>
              <table:table-cell office:value-type="float" office:value="149.327895210102">
                <text:p>149.327895210102</text:p>
              </table:table-cell>
              <table:table-cell office:value-type="float" office:value="139.359957700405">
                <text:p>139.359957700405</text:p>
              </table:table-cell>
              <table:table-cell office:value-type="float" office:value="9.96793750969721">
                <text:p>9.96793750969721</text:p>
              </table:table-cell>
              <table:table-cell office:value-type="float" office:value="11.1861565443118">
                <text:p>11.1861565443118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50">
                <text:p>150</text:p>
              </table:table-cell>
              <table:table-cell office:value-type="float" office:value="1.20121608765205">
                <text:p>1.20121608765205</text:p>
              </table:table-cell>
              <table:table-cell office:value-type="float" office:value="0">
                <text:p>0</text:p>
              </table:table-cell>
              <table:table-cell office:value-type="float" office:value="149.377680750094">
                <text:p>149.377680750094</text:p>
              </table:table-cell>
              <table:table-cell office:value-type="float" office:value="139.659677201802">
                <text:p>139.659677201802</text:p>
              </table:table-cell>
              <table:table-cell office:value-type="float" office:value="9.71800354829261">
                <text:p>9.71800354829261</text:p>
              </table:table-cell>
              <table:table-cell office:value-type="float" office:value="10.9192196359447">
                <text:p>10.9192196359447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50">
                <text:p>150</text:p>
              </table:table-cell>
              <table:table-cell office:value-type="float" office:value="1.18341414325439">
                <text:p>1.18341414325439</text:p>
              </table:table-cell>
              <table:table-cell office:value-type="float" office:value="0">
                <text:p>0</text:p>
              </table:table-cell>
              <table:table-cell office:value-type="float" office:value="149.423778472309">
                <text:p>149.423778472309</text:p>
              </table:table-cell>
              <table:table-cell office:value-type="float" office:value="139.950953900342">
                <text:p>139.950953900342</text:p>
              </table:table-cell>
              <table:table-cell office:value-type="float" office:value="9.47282457196707">
                <text:p>9.47282457196707</text:p>
              </table:table-cell>
              <table:table-cell office:value-type="float" office:value="10.6562387152215">
                <text:p>10.6562387152215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150">
                <text:p>150</text:p>
              </table:table-cell>
              <table:table-cell office:value-type="float" office:value="1.16492955401969">
                <text:p>1.16492955401969</text:p>
              </table:table-cell>
              <table:table-cell office:value-type="float" office:value="0">
                <text:p>0</text:p>
              </table:table-cell>
              <table:table-cell office:value-type="float" office:value="149.466461548435">
                <text:p>149.466461548435</text:p>
              </table:table-cell>
              <table:table-cell office:value-type="float" office:value="140.234025621459">
                <text:p>140.234025621459</text:p>
              </table:table-cell>
              <table:table-cell office:value-type="float" office:value="9.23243592697517">
                <text:p>9.23243592697517</text:p>
              </table:table-cell>
              <table:table-cell office:value-type="float" office:value="10.3973654809949">
                <text:p>10.3973654809949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50">
                <text:p>150</text:p>
              </table:table-cell>
              <table:table-cell office:value-type="float" office:value="1.145868592136">
                <text:p>1.145868592136</text:p>
              </table:table-cell>
              <table:table-cell office:value-type="float" office:value="0">
                <text:p>0</text:p>
              </table:table-cell>
              <table:table-cell office:value-type="float" office:value="149.505982915217">
                <text:p>149.505982915217</text:p>
              </table:table-cell>
              <table:table-cell office:value-type="float" office:value="140.509123491278">
                <text:p>140.509123491278</text:p>
              </table:table-cell>
              <table:table-cell office:value-type="float" office:value="8.99685942393975">
                <text:p>8.99685942393975</text:p>
              </table:table-cell>
              <table:table-cell office:value-type="float" office:value="10.1427280160758">
                <text:p>10.142728016075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50">
                <text:p>150</text:p>
              </table:table-cell>
              <table:table-cell office:value-type="float" office:value="1.12632821022475">
                <text:p>1.12632821022475</text:p>
              </table:table-cell>
              <table:table-cell office:value-type="float" office:value="0">
                <text:p>0</text:p>
              </table:table-cell>
              <table:table-cell office:value-type="float" office:value="149.542576773349">
                <text:p>149.542576773349</text:p>
              </table:table-cell>
              <table:table-cell office:value-type="float" office:value="140.776472125326">
                <text:p>140.776472125326</text:p>
              </table:table-cell>
              <table:table-cell office:value-type="float" office:value="8.76610464802329">
                <text:p>8.76610464802329</text:p>
              </table:table-cell>
              <table:table-cell office:value-type="float" office:value="9.89243285824803">
                <text:p>9.89243285824803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50">
                <text:p>150</text:p>
              </table:table-cell>
              <table:table-cell office:value-type="float" office:value="1.10639675034095">
                <text:p>1.10639675034095</text:p>
              </table:table-cell>
              <table:table-cell office:value-type="float" office:value="0">
                <text:p>0</text:p>
              </table:table-cell>
              <table:table-cell office:value-type="float" office:value="149.576459975323">
                <text:p>149.576459975323</text:p>
              </table:table-cell>
              <table:table-cell office:value-type="float" office:value="141.036289811937">
                <text:p>141.036289811937</text:p>
              </table:table-cell>
              <table:table-cell office:value-type="float" office:value="8.54017016338688">
                <text:p>8.54017016338688</text:p>
              </table:table-cell>
              <table:table-cell office:value-type="float" office:value="9.64656691372782">
                <text:p>9.64656691372782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150">
                <text:p>150</text:p>
              </table:table-cell>
              <table:table-cell office:value-type="float" office:value="1.08615460395006">
                <text:p>1.08615460395006</text:p>
              </table:table-cell>
              <table:table-cell office:value-type="float" office:value="0">
                <text:p>0</text:p>
              </table:table-cell>
              <table:table-cell office:value-type="float" office:value="149.607833310485">
                <text:p>149.607833310485</text:p>
              </table:table-cell>
              <table:table-cell office:value-type="float" office:value="141.288788690474">
                <text:p>141.288788690474</text:p>
              </table:table-cell>
              <table:table-cell office:value-type="float" office:value="8.31904462001108">
                <text:p>8.31904462001108</text:p>
              </table:table-cell>
              <table:table-cell office:value-type="float" office:value="9.40519922396114">
                <text:p>9.40519922396114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50">
                <text:p>150</text:p>
              </table:table-cell>
              <table:table-cell office:value-type="float" office:value="1.06567482568309">
                <text:p>1.06567482568309</text:p>
              </table:table-cell>
              <table:table-cell office:value-type="float" office:value="0">
                <text:p>0</text:p>
              </table:table-cell>
              <table:table-cell office:value-type="float" office:value="149.636882694893">
                <text:p>149.636882694893</text:p>
              </table:table-cell>
              <table:table-cell office:value-type="float" office:value="141.534174924545">
                <text:p>141.534174924545</text:p>
              </table:table-cell>
              <table:table-cell office:value-type="float" office:value="8.10270777034847">
                <text:p>8.10270777034847</text:p>
              </table:table-cell>
              <table:table-cell office:value-type="float" office:value="9.16838259603157">
                <text:p>9.16838259603157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150">
                <text:p>150</text:p>
              </table:table-cell>
              <table:table-cell office:value-type="float" office:value="1.04502370362096">
                <text:p>1.04502370362096</text:p>
              </table:table-cell>
              <table:table-cell office:value-type="float" office:value="0">
                <text:p>0</text:p>
              </table:table-cell>
              <table:table-cell office:value-type="float" office:value="149.663780273049">
                <text:p>149.663780273049</text:p>
              </table:table-cell>
              <table:table-cell office:value-type="float" office:value="141.772648870332">
                <text:p>141.772648870332</text:p>
              </table:table-cell>
              <table:table-cell office:value-type="float" office:value="7.89113140271707">
                <text:p>7.89113140271707</text:p>
              </table:table-cell>
              <table:table-cell office:value-type="float" office:value="8.93615510633802">
                <text:p>8.93615510633802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50">
                <text:p>150</text:p>
              </table:table-cell>
              <table:table-cell office:value-type="float" office:value="1.02426128878209">
                <text:p>1.02426128878209</text:p>
              </table:table-cell>
              <table:table-cell office:value-type="float" office:value="0">
                <text:p>0</text:p>
              </table:table-cell>
              <table:table-cell office:value-type="float" office:value="149.688685438009">
                <text:p>149.688685438009</text:p>
              </table:table-cell>
              <table:table-cell office:value-type="float" office:value="142.004405240182">
                <text:p>142.004405240182</text:p>
              </table:table-cell>
              <table:table-cell office:value-type="float" office:value="7.68428019782658">
                <text:p>7.68428019782658</text:p>
              </table:table-cell>
              <table:table-cell office:value-type="float" office:value="8.70854148660867">
                <text:p>8.70854148660867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150">
                <text:p>150</text:p>
              </table:table-cell>
              <table:table-cell office:value-type="float" office:value="1.00344188639464">
                <text:p>1.00344188639464</text:p>
              </table:table-cell>
              <table:table-cell office:value-type="float" office:value="0">
                <text:p>0</text:p>
              </table:table-cell>
              <table:table-cell office:value-type="float" office:value="149.711745775934">
                <text:p>149.711745775934</text:p>
              </table:table-cell>
              <table:table-cell office:value-type="float" office:value="142.229633261585">
                <text:p>142.229633261585</text:p>
              </table:table-cell>
              <table:table-cell office:value-type="float" office:value="7.48211251434856">
                <text:p>7.48211251434856</text:p>
              </table:table-cell>
              <table:table-cell office:value-type="float" office:value="8.48555440074319">
                <text:p>8.48555440074319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150">
                <text:p>150</text:p>
              </table:table-cell>
              <table:table-cell office:value-type="float" office:value="0.982614511427865">
                <text:p>0.982614511427865</text:p>
              </table:table-cell>
              <table:table-cell office:value-type="float" office:value="0">
                <text:p>0</text:p>
              </table:table-cell>
              <table:table-cell office:value-type="float" office:value="149.73309794068">
                <text:p>149.73309794068</text:p>
              </table:table-cell>
              <table:table-cell office:value-type="float" office:value="142.448516831681">
                <text:p>142.448516831681</text:p>
              </table:table-cell>
              <table:table-cell office:value-type="float" office:value="7.28458110899803">
                <text:p>7.28458110899803</text:p>
              </table:table-cell>
              <table:table-cell office:value-type="float" office:value="8.26719562042589">
                <text:p>8.26719562042589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150">
                <text:p>150</text:p>
              </table:table-cell>
              <table:table-cell office:value-type="float" office:value="0.961823310743878">
                <text:p>0.961823310743878</text:p>
              </table:table-cell>
              <table:table-cell office:value-type="float" office:value="0">
                <text:p>0</text:p>
              </table:table-cell>
              <table:table-cell office:value-type="float" office:value="149.752868463592">
                <text:p>149.752868463592</text:p>
              </table:table-cell>
              <table:table-cell office:value-type="float" office:value="142.661234667409">
                <text:p>142.661234667409</text:p>
              </table:table-cell>
              <table:table-cell office:value-type="float" office:value="7.09163379618337">
                <text:p>7.09163379618337</text:p>
              </table:table-cell>
              <table:table-cell office:value-type="float" office:value="8.05345710692725">
                <text:p>8.05345710692725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150">
                <text:p>150</text:p>
              </table:table-cell>
              <table:table-cell office:value-type="float" office:value="0.941107954112676">
                <text:p>0.941107954112676</text:p>
              </table:table-cell>
              <table:table-cell office:value-type="float" office:value="0">
                <text:p>0</text:p>
              </table:table-cell>
              <table:table-cell office:value-type="float" office:value="149.771174503326">
                <text:p>149.771174503326</text:p>
              </table:table-cell>
              <table:table-cell office:value-type="float" office:value="142.867960451425">
                <text:p>142.867960451425</text:p>
              </table:table-cell>
              <table:table-cell office:value-type="float" office:value="6.90321405190065">
                <text:p>6.90321405190065</text:p>
              </table:table-cell>
              <table:table-cell office:value-type="float" office:value="7.84432200601332">
                <text:p>7.8443220060133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50">
                <text:p>150</text:p>
              </table:table-cell>
              <table:table-cell office:value-type="float" office:value="0.920503996213967">
                <text:p>0.920503996213967</text:p>
              </table:table-cell>
              <table:table-cell office:value-type="float" office:value="0">
                <text:p>0</text:p>
              </table:table-cell>
              <table:table-cell office:value-type="float" office:value="149.788124540117">
                <text:p>149.788124540117</text:p>
              </table:table-cell>
              <table:table-cell office:value-type="float" office:value="143.068862973921">
                <text:p>143.068862973921</text:p>
              </table:table-cell>
              <table:table-cell office:value-type="float" office:value="6.71926156619625">
                <text:p>6.71926156619625</text:p>
              </table:table-cell>
              <table:table-cell office:value-type="float" office:value="7.63976556241022">
                <text:p>7.63976556241022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50">
                <text:p>150</text:p>
              </table:table-cell>
              <table:table-cell office:value-type="float" office:value="0.900043211629146">
                <text:p>0.900043211629146</text:p>
              </table:table-cell>
              <table:table-cell office:value-type="float" office:value="0">
                <text:p>0</text:p>
              </table:table-cell>
              <table:table-cell office:value-type="float" office:value="149.803819018627">
                <text:p>149.803819018627</text:p>
              </table:table-cell>
              <table:table-cell office:value-type="float" office:value="143.26410627043">
                <text:p>143.26410627043</text:p>
              </table:table-cell>
              <table:table-cell office:value-type="float" office:value="6.53971274819682">
                <text:p>6.53971274819682</text:p>
              </table:table-cell>
              <table:table-cell office:value-type="float" office:value="7.43975595982597">
                <text:p>7.43975595982597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50">
                <text:p>150</text:p>
              </table:table-cell>
              <table:table-cell office:value-type="float" office:value="0.879753904709705">
                <text:p>0.879753904709705</text:p>
              </table:table-cell>
              <table:table-cell office:value-type="float" office:value="0">
                <text:p>0</text:p>
              </table:table-cell>
              <table:table-cell office:value-type="float" office:value="149.818350943173">
                <text:p>149.818350943173</text:p>
              </table:table-cell>
              <table:table-cell office:value-type="float" office:value="143.45384975577">
                <text:p>143.45384975577</text:p>
              </table:table-cell>
              <table:table-cell office:value-type="float" office:value="6.36450118740299">
                <text:p>6.36450118740299</text:p>
              </table:table-cell>
              <table:table-cell office:value-type="float" office:value="7.2442550921127">
                <text:p>7.2442550921127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50">
                <text:p>150</text:p>
              </table:table-cell>
              <table:table-cell office:value-type="float" office:value="0.85966119609367">
                <text:p>0.85966119609367</text:p>
              </table:table-cell>
              <table:table-cell office:value-type="float" office:value="0">
                <text:p>0</text:p>
              </table:table-cell>
              <table:table-cell office:value-type="float" office:value="149.831806428864">
                <text:p>149.831806428864</text:p>
              </table:table-cell>
              <table:table-cell office:value-type="float" office:value="143.638248354199">
                <text:p>143.638248354199</text:p>
              </table:table-cell>
              <table:table-cell office:value-type="float" office:value="6.19355807466488">
                <text:p>6.19355807466488</text:p>
              </table:table-cell>
              <table:table-cell office:value-type="float" office:value="7.05321927075855">
                <text:p>7.05321927075855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50">
                <text:p>150</text:p>
              </table:table-cell>
              <table:table-cell office:value-type="float" office:value="0.839787287530299">
                <text:p>0.839787287530299</text:p>
              </table:table-cell>
              <table:table-cell office:value-type="float" office:value="0">
                <text:p>0</text:p>
              </table:table-cell>
              <table:table-cell office:value-type="float" office:value="149.844265211911">
                <text:p>149.844265211911</text:p>
              </table:table-cell>
              <table:table-cell office:value-type="float" office:value="143.817452625912">
                <text:p>143.817452625912</text:p>
              </table:table-cell>
              <table:table-cell office:value-type="float" office:value="6.0268125859993">
                <text:p>6.0268125859993</text:p>
              </table:table-cell>
              <table:table-cell office:value-type="float" office:value="6.86659987352959">
                <text:p>6.8665998735295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50">
                <text:p>150</text:p>
              </table:table-cell>
              <table:table-cell office:value-type="float" office:value="0.820151706567534">
                <text:p>0.820151706567534</text:p>
              </table:table-cell>
              <table:table-cell office:value-type="float" office:value="0">
                <text:p>0</text:p>
              </table:table-cell>
              <table:table-cell office:value-type="float" office:value="149.85580112214">
                <text:p>149.85580112214</text:p>
              </table:table-cell>
              <table:table-cell office:value-type="float" office:value="143.99160888997">
                <text:p>143.99160888997</text:p>
              </table:table-cell>
              <table:table-cell office:value-type="float" office:value="5.86419223216927">
                <text:p>5.86419223216927</text:p>
              </table:table-cell>
              <table:table-cell office:value-type="float" office:value="6.68434393873681">
                <text:p>6.68434393873681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50">
                <text:p>150</text:p>
              </table:table-cell>
              <table:table-cell office:value-type="float" office:value="0.800771532554582">
                <text:p>0.800771532554582</text:p>
              </table:table-cell>
              <table:table-cell office:value-type="float" office:value="0">
                <text:p>0</text:p>
              </table:table-cell>
              <table:table-cell office:value-type="float" office:value="149.8664825205">
                <text:p>149.8664825205</text:p>
              </table:table-cell>
              <table:table-cell office:value-type="float" office:value="144.160859343774">
                <text:p>144.160859343774</text:p>
              </table:table-cell>
              <table:table-cell office:value-type="float" office:value="5.70562317672565">
                <text:p>5.70562317672565</text:p>
              </table:table-cell>
              <table:table-cell office:value-type="float" office:value="6.50639470928023">
                <text:p>6.50639470928023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150">
                <text:p>150</text:p>
              </table:table-cell>
              <table:table-cell office:value-type="float" office:value="0.781661605315527">
                <text:p>0.781661605315527</text:p>
              </table:table-cell>
              <table:table-cell office:value-type="float" office:value="0">
                <text:p>0</text:p>
              </table:table-cell>
              <table:table-cell office:value-type="float" office:value="149.876372704166">
                <text:p>149.876372704166</text:p>
              </table:table-cell>
              <table:table-cell office:value-type="float" office:value="144.325342179161">
                <text:p>144.325342179161</text:p>
              </table:table-cell>
              <table:table-cell office:value-type="float" office:value="5.5510305250057">
                <text:p>5.5510305250057</text:p>
              </table:table-cell>
              <table:table-cell office:value-type="float" office:value="6.33269213032123">
                <text:p>6.33269213032123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150">
                <text:p>150</text:p>
              </table:table-cell>
              <table:table-cell office:value-type="float" office:value="0.762834717757932">
                <text:p>0.762834717757932</text:p>
              </table:table-cell>
              <table:table-cell office:value-type="float" office:value="0">
                <text:p>0</text:p>
              </table:table-cell>
              <table:table-cell office:value-type="float" office:value="149.885530281636">
                <text:p>149.885530281636</text:p>
              </table:table-cell>
              <table:table-cell office:value-type="float" office:value="144.485191695241">
                <text:p>144.485191695241</text:p>
              </table:table-cell>
              <table:table-cell office:value-type="float" office:value="5.40033858639487">
                <text:p>5.40033858639487</text:p>
              </table:table-cell>
              <table:table-cell office:value-type="float" office:value="6.1631733041528">
                <text:p>6.1631733041528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150">
                <text:p>150</text:p>
              </table:table-cell>
              <table:table-cell office:value-type="float" office:value="0.74430179359419">
                <text:p>0.74430179359419</text:p>
              </table:table-cell>
              <table:table-cell office:value-type="float" office:value="0">
                <text:p>0</text:p>
              </table:table-cell>
              <table:table-cell office:value-type="float" office:value="149.894009520033">
                <text:p>149.894009520033</text:p>
              </table:table-cell>
              <table:table-cell office:value-type="float" office:value="144.640538408051">
                <text:p>144.640538408051</text:p>
              </table:table-cell>
              <table:table-cell office:value-type="float" office:value="5.25347111198212">
                <text:p>5.25347111198212</text:p>
              </table:table-cell>
              <table:table-cell office:value-type="float" office:value="5.99777290557631">
                <text:p>5.9977729055763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  <table:table-cell office:value-type="float" office:value="0.726072051271873">
                <text:p>0.726072051271873</text:p>
              </table:table-cell>
              <table:table-cell office:value-type="float" office:value="0">
                <text:p>0</text:p>
              </table:table-cell>
              <table:table-cell office:value-type="float" office:value="149.901860666697">
                <text:p>149.901860666697</text:p>
              </table:table-cell>
              <table:table-cell office:value-type="float" office:value="144.79150915712">
                <text:p>144.79150915712</text:p>
              </table:table-cell>
              <table:table-cell office:value-type="float" office:value="5.11035150957736">
                <text:p>5.11035150957736</text:p>
              </table:table-cell>
              <table:table-cell office:value-type="float" office:value="5.83642356084923">
                <text:p>5.83642356084923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50">
                <text:p>150</text:p>
              </table:table-cell>
              <table:table-cell office:value-type="float" office:value="0.708153155132185">
                <text:p>0.708153155132185</text:p>
              </table:table-cell>
              <table:table-cell office:value-type="float" office:value="0">
                <text:p>0</text:p>
              </table:table-cell>
              <table:table-cell office:value-type="float" office:value="149.909130246942">
                <text:p>149.909130246942</text:p>
              </table:table-cell>
              <table:table-cell office:value-type="float" office:value="144.938227209032">
                <text:p>144.938227209032</text:p>
              </table:table-cell>
              <table:table-cell office:value-type="float" office:value="4.97090303790989">
                <text:p>4.97090303790989</text:p>
              </table:table-cell>
              <table:table-cell office:value-type="float" office:value="5.67905619304208">
                <text:p>5.67905619304208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50">
                <text:p>150</text:p>
              </table:table-cell>
              <table:table-cell office:value-type="float" office:value="0.69055135474452">
                <text:p>0.69055135474452</text:p>
              </table:table-cell>
              <table:table-cell office:value-type="float" office:value="0">
                <text:p>0</text:p>
              </table:table-cell>
              <table:table-cell office:value-type="float" office:value="149.915861339761">
                <text:p>149.915861339761</text:p>
              </table:table-cell>
              <table:table-cell office:value-type="float" office:value="145.080812358073">
                <text:p>145.080812358073</text:p>
              </table:table-cell>
              <table:table-cell office:value-type="float" office:value="4.83504898168766">
                <text:p>4.83504898168766</text:p>
              </table:table-cell>
              <table:table-cell office:value-type="float" office:value="5.52560033643218">
                <text:p>5.52560033643218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50">
                <text:p>150</text:p>
              </table:table-cell>
              <table:table-cell office:value-type="float" office:value="0.673271613297198">
                <text:p>0.673271613297198</text:p>
              </table:table-cell>
              <table:table-cell office:value-type="float" office:value="0">
                <text:p>0</text:p>
              </table:table-cell>
              <table:table-cell office:value-type="float" office:value="149.922093833112">
                <text:p>149.922093833112</text:p>
              </table:table-cell>
              <table:table-cell office:value-type="float" office:value="145.219381024043">
                <text:p>145.219381024043</text:p>
              </table:table-cell>
              <table:table-cell office:value-type="float" office:value="4.70271280906894">
                <text:p>4.70271280906894</text:p>
              </table:table-cell>
              <table:table-cell office:value-type="float" office:value="5.37598442236614">
                <text:p>5.37598442236614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150">
                <text:p>150</text:p>
              </table:table-cell>
              <table:table-cell office:value-type="float" office:value="0.656317725861856">
                <text:p>0.656317725861856</text:p>
              </table:table-cell>
              <table:table-cell office:value-type="float" office:value="0">
                <text:p>0</text:p>
              </table:table-cell>
              <table:table-cell office:value-type="float" office:value="149.927864660289">
                <text:p>149.927864660289</text:p>
              </table:table-cell>
              <table:table-cell office:value-type="float" office:value="145.354046347309">
                <text:p>145.354046347309</text:p>
              </table:table-cell>
              <table:table-cell office:value-type="float" office:value="4.57381831297943">
                <text:p>4.57381831297943</text:p>
              </table:table-cell>
              <table:table-cell office:value-type="float" office:value="5.23013603884128">
                <text:p>5.23013603884128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150">
                <text:p>150</text:p>
              </table:table-cell>
              <table:table-cell office:value-type="float" office:value="0.639692428290002">
                <text:p>0.639692428290002</text:p>
              </table:table-cell>
              <table:table-cell office:value-type="float" office:value="0">
                <text:p>0</text:p>
              </table:table-cell>
              <table:table-cell office:value-type="float" office:value="149.933208018786">
                <text:p>149.933208018786</text:p>
              </table:table-cell>
              <table:table-cell office:value-type="float" office:value="145.484918281188">
                <text:p>145.484918281188</text:p>
              </table:table-cell>
              <table:table-cell office:value-type="float" office:value="4.44828973759795">
                <text:p>4.44828973759795</text:p>
              </table:table-cell>
              <table:table-cell office:value-type="float" office:value="5.08798216588795">
                <text:p>5.08798216588795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150">
                <text:p>150</text:p>
              </table:table-cell>
              <table:table-cell office:value-type="float" office:value="0.623397497445754">
                <text:p>0.623397497445754</text:p>
              </table:table-cell>
              <table:table-cell office:value-type="float" office:value="0">
                <text:p>0</text:p>
              </table:table-cell>
              <table:table-cell office:value-type="float" office:value="149.93815557295">
                <text:p>149.93815557295</text:p>
              </table:table-cell>
              <table:table-cell office:value-type="float" office:value="145.612103681718">
                <text:p>145.612103681718</text:p>
              </table:table-cell>
              <table:table-cell office:value-type="float" office:value="4.32605189123203">
                <text:p>4.32605189123203</text:p>
              </table:table-cell>
              <table:table-cell office:value-type="float" office:value="4.94944938867778">
                <text:p>4.94944938867778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50">
                <text:p>150</text:p>
              </table:table-cell>
              <table:table-cell office:value-type="float" office:value="0.607433843427075">
                <text:p>0.607433843427075</text:p>
              </table:table-cell>
              <table:table-cell office:value-type="float" office:value="0">
                <text:p>0</text:p>
              </table:table-cell>
              <table:table-cell office:value-type="float" office:value="149.94273664162">
                <text:p>149.94273664162</text:p>
              </table:table-cell>
              <table:table-cell office:value-type="float" office:value="145.735706394909">
                <text:p>145.735706394909</text:p>
              </table:table-cell>
              <table:table-cell office:value-type="float" office:value="4.20703024671136">
                <text:p>4.20703024671136</text:p>
              </table:table-cell>
              <table:table-cell office:value-type="float" office:value="4.81446409013843">
                <text:p>4.81446409013843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150">
                <text:p>150</text:p>
              </table:table-cell>
              <table:table-cell office:value-type="float" office:value="0.591801594380998">
                <text:p>0.591801594380998</text:p>
              </table:table-cell>
              <table:table-cell office:value-type="float" office:value="0">
                <text:p>0</text:p>
              </table:table-cell>
              <table:table-cell office:value-type="float" office:value="149.946978371871">
                <text:p>149.946978371871</text:p>
              </table:table-cell>
              <table:table-cell office:value-type="float" office:value="145.855827341531">
                <text:p>145.855827341531</text:p>
              </table:table-cell>
              <table:table-cell office:value-type="float" office:value="4.09115103033943">
                <text:p>4.09115103033943</text:p>
              </table:table-cell>
              <table:table-cell office:value-type="float" office:value="4.68295262472043">
                <text:p>4.68295262472043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150">
                <text:p>150</text:p>
              </table:table-cell>
              <table:table-cell office:value-type="float" office:value="0.57650017447346">
                <text:p>0.57650017447346</text:p>
              </table:table-cell>
              <table:table-cell office:value-type="float" office:value="0">
                <text:p>0</text:p>
              </table:table-cell>
              <table:table-cell office:value-type="float" office:value="149.95090589988">
                <text:p>149.95090589988</text:p>
              </table:table-cell>
              <table:table-cell office:value-type="float" office:value="145.972564599516">
                <text:p>145.972564599516</text:p>
              </table:table-cell>
              <table:table-cell office:value-type="float" office:value="3.97834130036398">
                <text:p>3.97834130036398</text:p>
              </table:table-cell>
              <table:table-cell office:value-type="float" office:value="4.55484147483744">
                <text:p>4.5548414748374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50">
                <text:p>150</text:p>
              </table:table-cell>
              <table:table-cell office:value-type="float" office:value="0.561528375533398">
                <text:p>0.561528375533398</text:p>
              </table:table-cell>
              <table:table-cell office:value-type="float" office:value="0">
                <text:p>0</text:p>
              </table:table-cell>
              <table:table-cell office:value-type="float" office:value="149.954542499889">
                <text:p>149.954542499889</text:p>
              </table:table-cell>
              <table:table-cell office:value-type="float" office:value="146.086013484037">
                <text:p>146.086013484037</text:p>
              </table:table-cell>
              <table:table-cell office:value-type="float" office:value="3.86852901585218">
                <text:p>3.86852901585218</text:p>
              </table:table-cell>
              <table:table-cell office:value-type="float" office:value="4.43005739138557">
                <text:p>4.43005739138557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50">
                <text:p>150</text:p>
              </table:table-cell>
              <table:table-cell office:value-type="float" office:value="0.54688442285266">
                <text:p>0.54688442285266</text:p>
              </table:table-cell>
              <table:table-cell office:value-type="float" office:value="0">
                <text:p>0</text:p>
              </table:table-cell>
              <table:table-cell office:value-type="float" office:value="149.95790972212">
                <text:p>149.95790972212</text:p>
              </table:table-cell>
              <table:table-cell office:value-type="float" office:value="146.196266625332">
                <text:p>146.196266625332</text:p>
              </table:table-cell>
              <table:table-cell office:value-type="float" office:value="3.76164309678788">
                <text:p>3.76164309678788</text:p>
              </table:table-cell>
              <table:table-cell office:value-type="float" office:value="4.30852751964054">
                <text:p>4.30852751964054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50">
                <text:p>150</text:p>
              </table:table-cell>
              <table:table-cell office:value-type="float" office:value="0.53256603558756">
                <text:p>0.53256603558756</text:p>
              </table:table-cell>
              <table:table-cell office:value-type="float" office:value="0">
                <text:p>0</text:p>
              </table:table-cell>
              <table:table-cell office:value-type="float" office:value="149.961027520481">
                <text:p>149.961027520481</text:p>
              </table:table-cell>
              <table:table-cell office:value-type="float" office:value="146.303414044336">
                <text:p>146.303414044336</text:p>
              </table:table-cell>
              <table:table-cell office:value-type="float" office:value="3.65761347614463">
                <text:p>3.65761347614463</text:p>
              </table:table-cell>
              <table:table-cell office:value-type="float" office:value="4.19017951173219">
                <text:p>4.19017951173219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50">
                <text:p>150</text:p>
              </table:table-cell>
              <table:table-cell office:value-type="float" office:value="0.518570482174783">
                <text:p>0.518570482174783</text:p>
              </table:table-cell>
              <table:table-cell office:value-type="float" office:value="0">
                <text:p>0</text:p>
              </table:table-cell>
              <table:table-cell office:value-type="float" office:value="149.963914370816">
                <text:p>149.963914370816</text:p>
              </table:table-cell>
              <table:table-cell office:value-type="float" office:value="146.407543226186">
                <text:p>146.407543226186</text:p>
              </table:table-cell>
              <table:table-cell office:value-type="float" office:value="3.55637114462968">
                <text:p>3.55637114462968</text:p>
              </table:table-cell>
              <table:table-cell office:value-type="float" office:value="4.07494162680446">
                <text:p>4.07494162680446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50">
                <text:p>150</text:p>
              </table:table-cell>
              <table:table-cell office:value-type="float" office:value="0.504894631144185">
                <text:p>0.504894631144185</text:p>
              </table:table-cell>
              <table:table-cell office:value-type="float" office:value="0">
                <text:p>0</text:p>
              </table:table-cell>
              <table:table-cell office:value-type="float" office:value="149.966587380385">
                <text:p>149.966587380385</text:p>
              </table:table-cell>
              <table:table-cell office:value-type="float" office:value="146.508739191646">
                <text:p>146.508739191646</text:p>
              </table:table-cell>
              <table:table-cell office:value-type="float" office:value="3.45784818873935">
                <text:p>3.45784818873935</text:p>
              </table:table-cell>
              <table:table-cell office:value-type="float" office:value="3.96274281988353">
                <text:p>3.96274281988353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50">
                <text:p>150</text:p>
              </table:table-cell>
              <table:table-cell office:value-type="float" office:value="0.491534997682132">
                <text:p>0.491534997682132</text:p>
              </table:table-cell>
              <table:table-cell office:value-type="float" office:value="0">
                <text:p>0</text:p>
              </table:table-cell>
              <table:table-cell office:value-type="float" office:value="149.969062389245">
                <text:p>149.969062389245</text:p>
              </table:table-cell>
              <table:table-cell office:value-type="float" office:value="146.607084566529">
                <text:p>146.607084566529</text:p>
              </table:table-cell>
              <table:table-cell office:value-type="float" office:value="3.36197782271648">
                <text:p>3.36197782271648</text:p>
              </table:table-cell>
              <table:table-cell office:value-type="float" office:value="3.85351282039861">
                <text:p>3.85351282039861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50">
                <text:p>150</text:p>
              </table:table-cell>
              <table:table-cell office:value-type="float" office:value="0.478487786272694">
                <text:p>0.478487786272694</text:p>
              </table:table-cell>
              <table:table-cell office:value-type="float" office:value="0">
                <text:p>0</text:p>
              </table:table-cell>
              <table:table-cell office:value-type="float" office:value="149.971354064116">
                <text:p>149.971354064116</text:p>
              </table:table-cell>
              <table:table-cell office:value-type="float" office:value="146.702659649162">
                <text:p>146.702659649162</text:p>
              </table:table-cell>
              <table:table-cell office:value-type="float" office:value="3.26869441495421">
                <text:p>3.26869441495421</text:p>
              </table:table-cell>
              <table:table-cell office:value-type="float" office:value="3.7471822012269">
                <text:p>3.7471822012269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50">
                <text:p>150</text:p>
              </table:table-cell>
              <table:table-cell office:value-type="float" office:value="0.465748929720236">
                <text:p>0.465748929720236</text:p>
              </table:table-cell>
              <table:table-cell office:value-type="float" office:value="0">
                <text:p>0</text:p>
              </table:table-cell>
              <table:table-cell office:value-type="float" office:value="149.973475985293">
                <text:p>149.973475985293</text:p>
              </table:table-cell>
              <table:table-cell office:value-type="float" office:value="146.795542475946">
                <text:p>146.795542475946</text:p>
              </table:table-cell>
              <table:table-cell office:value-type="float" office:value="3.17793350934662">
                <text:p>3.17793350934662</text:p>
              </table:table-cell>
              <table:table-cell office:value-type="float" office:value="3.64368243906685">
                <text:p>3.64368243906685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50">
                <text:p>150</text:p>
              </table:table-cell>
              <table:table-cell office:value-type="float" office:value="0.453314124833194">
                <text:p>0.453314124833194</text:p>
              </table:table-cell>
              <table:table-cell office:value-type="float" office:value="0">
                <text:p>0</text:p>
              </table:table-cell>
              <table:table-cell office:value-type="float" office:value="149.975440727123">
                <text:p>149.975440727123</text:p>
              </table:table-cell>
              <table:table-cell office:value-type="float" office:value="146.885808885074">
                <text:p>146.885808885074</text:p>
              </table:table-cell>
              <table:table-cell office:value-type="float" office:value="3.0896318420485">
                <text:p>3.0896318420485</text:p>
              </table:table-cell>
              <table:table-cell office:value-type="float" office:value="3.5429459668817">
                <text:p>3.5429459668817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150">
                <text:p>150</text:p>
              </table:table-cell>
              <table:table-cell office:value-type="float" office:value="0.441178865028886">
                <text:p>0.441178865028886</text:p>
              </table:table-cell>
              <table:table-cell office:value-type="float" office:value="0">
                <text:p>0</text:p>
              </table:table-cell>
              <table:table-cell office:value-type="float" office:value="149.977259932521">
                <text:p>149.977259932521</text:p>
              </table:table-cell>
              <table:table-cell office:value-type="float" office:value="146.973532578453">
                <text:p>146.973532578453</text:p>
              </table:table-cell>
              <table:table-cell office:value-type="float" office:value="3.00372735406862">
                <text:p>3.00372735406862</text:p>
              </table:table-cell>
              <table:table-cell office:value-type="float" office:value="3.4449062190975">
                <text:p>3.444906219097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50">
                <text:p>150</text:p>
              </table:table-cell>
              <table:table-cell office:value-type="float" office:value="0.42933847009899">
                <text:p>0.42933847009899</text:p>
              </table:table-cell>
              <table:table-cell office:value-type="float" office:value="0">
                <text:p>0</text:p>
              </table:table-cell>
              <table:table-cell office:value-type="float" office:value="149.978944381964">
                <text:p>149.978944381964</text:p>
              </table:table-cell>
              <table:table-cell office:value-type="float" office:value="147.058785181876">
                <text:p>147.058785181876</text:p>
              </table:table-cell>
              <table:table-cell office:value-type="float" office:value="2.92015920008762">
                <text:p>2.92015920008762</text:p>
              </table:table-cell>
              <table:table-cell office:value-type="float" office:value="3.34949767018661">
                <text:p>3.34949767018661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150">
                <text:p>150</text:p>
              </table:table-cell>
              <table:table-cell office:value-type="float" office:value="0.41778811335779">
                <text:p>0.41778811335779</text:p>
              </table:table-cell>
              <table:table-cell office:value-type="float" office:value="0">
                <text:p>0</text:p>
              </table:table-cell>
              <table:table-cell office:value-type="float" office:value="149.980504057374">
                <text:p>149.980504057374</text:p>
              </table:table-cell>
              <table:table-cell office:value-type="float" office:value="147.141636303514">
                <text:p>147.141636303514</text:p>
              </table:table-cell>
              <table:table-cell office:value-type="float" office:value="2.83886775386043">
                <text:p>2.83886775386043</text:p>
              </table:table-cell>
              <table:table-cell office:value-type="float" office:value="3.25665586721822">
                <text:p>3.25665586721822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50">
                <text:p>150</text:p>
              </table:table-cell>
              <table:table-cell office:value-type="float" office:value="0.406522846378262">
                <text:p>0.406522846378262</text:p>
              </table:table-cell>
              <table:table-cell office:value-type="float" office:value="0">
                <text:p>0</text:p>
              </table:table-cell>
              <table:table-cell office:value-type="float" office:value="149.981948201272">
                <text:p>149.981948201272</text:p>
              </table:table-cell>
              <table:table-cell office:value-type="float" office:value="147.222153590739">
                <text:p>147.222153590739</text:p>
              </table:table-cell>
              <table:table-cell office:value-type="float" office:value="2.75979461053367">
                <text:p>2.75979461053367</text:p>
              </table:table-cell>
              <table:table-cell office:value-type="float" office:value="3.16631745691194">
                <text:p>3.16631745691194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150">
                <text:p>150</text:p>
              </table:table-cell>
              <table:table-cell office:value-type="float" office:value="0.395537621505739">
                <text:p>0.395537621505739</text:p>
              </table:table-cell>
              <table:table-cell office:value-type="float" office:value="0">
                <text:p>0</text:p>
              </table:table-cell>
              <table:table-cell office:value-type="float" office:value="149.983285371548">
                <text:p>149.983285371548</text:p>
              </table:table-cell>
              <table:table-cell office:value-type="float" office:value="147.300402785366">
                <text:p>147.300402785366</text:p>
              </table:table-cell>
              <table:table-cell office:value-type="float" office:value="2.6828825861827">
                <text:p>2.6828825861827</text:p>
              </table:table-cell>
              <table:table-cell office:value-type="float" office:value="3.07842020768844">
                <text:p>3.07842020768844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50">
                <text:p>150</text:p>
              </table:table-cell>
              <table:table-cell office:value-type="float" office:value="0.384827312324636">
                <text:p>0.384827312324636</text:p>
              </table:table-cell>
              <table:table-cell office:value-type="float" office:value="0">
                <text:p>0</text:p>
              </table:table-cell>
              <table:table-cell office:value-type="float" office:value="149.984523492174">
                <text:p>149.984523492174</text:p>
              </table:table-cell>
              <table:table-cell office:value-type="float" office:value="147.376447777327">
                <text:p>147.376447777327</text:p>
              </table:table-cell>
              <table:table-cell office:value-type="float" office:value="2.60807571484722">
                <text:p>2.60807571484722</text:p>
              </table:table-cell>
              <table:table-cell office:value-type="float" office:value="2.99290302717185">
                <text:p>2.99290302717185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50">
                <text:p>150</text:p>
              </table:table-cell>
              <table:table-cell office:value-type="float" office:value="0.374386732240469">
                <text:p>0.374386732240469</text:p>
              </table:table-cell>
              <table:table-cell office:value-type="float" office:value="0">
                <text:p>0</text:p>
              </table:table-cell>
              <table:table-cell office:value-type="float" office:value="149.985669900162">
                <text:p>149.985669900162</text:p>
              </table:table-cell>
              <table:table-cell office:value-type="float" office:value="147.450350656839">
                <text:p>147.450350656839</text:p>
              </table:table-cell>
              <table:table-cell office:value-type="float" office:value="2.53531924332239">
                <text:p>2.53531924332239</text:p>
              </table:table-cell>
              <table:table-cell office:value-type="float" office:value="2.90970597556286">
                <text:p>2.90970597556286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50">
                <text:p>150</text:p>
              </table:table-cell>
              <table:table-cell office:value-type="float" office:value="0.364210651326768">
                <text:p>0.364210651326768</text:p>
              </table:table-cell>
              <table:table-cell office:value-type="float" office:value="0">
                <text:p>0</text:p>
              </table:table-cell>
              <table:table-cell office:value-type="float" office:value="149.986731389039">
                <text:p>149.986731389039</text:p>
              </table:table-cell>
              <table:table-cell office:value-type="float" office:value="147.522171765097">
                <text:p>147.522171765097</text:p>
              </table:table-cell>
              <table:table-cell office:value-type="float" office:value="2.46455962394126">
                <text:p>2.46455962394126</text:p>
              </table:table-cell>
              <table:table-cell office:value-type="float" office:value="2.82877027526802">
                <text:p>2.82877027526802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50">
                <text:p>150</text:p>
              </table:table-cell>
              <table:table-cell office:value-type="float" office:value="0.354293811575591">
                <text:p>0.354293811575591</text:p>
              </table:table-cell>
              <table:table-cell office:value-type="float" office:value="0">
                <text:p>0</text:p>
              </table:table-cell>
              <table:table-cell office:value-type="float" office:value="149.98771424911">
                <text:p>149.98771424911</text:p>
              </table:table-cell>
              <table:table-cell office:value-type="float" office:value="147.591969743545">
                <text:p>147.591969743545</text:p>
              </table:table-cell>
              <table:table-cell office:value-type="float" office:value="2.39574450556452">
                <text:p>2.39574450556452</text:p>
              </table:table-cell>
              <table:table-cell office:value-type="float" office:value="2.75003831714011">
                <text:p>2.75003831714011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150">
                <text:p>150</text:p>
              </table:table-cell>
              <table:table-cell office:value-type="float" office:value="0.344630940679695">
                <text:p>0.344630940679695</text:p>
              </table:table-cell>
              <table:table-cell office:value-type="float" office:value="0">
                <text:p>0</text:p>
              </table:table-cell>
              <table:table-cell office:value-type="float" office:value="149.988624304731">
                <text:p>149.988624304731</text:p>
              </table:table-cell>
              <table:table-cell office:value-type="float" office:value="147.659801581755">
                <text:p>147.659801581755</text:p>
              </table:table-cell>
              <table:table-cell office:value-type="float" office:value="2.32882272297604">
                <text:p>2.32882272297604</text:p>
              </table:table-cell>
              <table:table-cell office:value-type="float" office:value="2.67345366365574">
                <text:p>2.67345366365574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150">
                <text:p>150</text:p>
              </table:table-cell>
              <table:table-cell office:value-type="float" office:value="0.335216764464382">
                <text:p>0.335216764464382</text:p>
              </table:table-cell>
              <table:table-cell office:value-type="float" office:value="0">
                <text:p>0</text:p>
              </table:table-cell>
              <table:table-cell office:value-type="float" office:value="149.989466948825">
                <text:p>149.989466948825</text:p>
              </table:table-cell>
              <table:table-cell office:value-type="float" office:value="147.725722663959">
                <text:p>147.725722663959</text:p>
              </table:table-cell>
              <table:table-cell office:value-type="float" office:value="2.26374428486594">
                <text:p>2.26374428486594</text:p>
              </table:table-cell>
              <table:table-cell office:value-type="float" office:value="2.59896104933032">
                <text:p>2.5989610493303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50">
                <text:p>150</text:p>
              </table:table-cell>
              <table:table-cell office:value-type="float" office:value="0.326046018078352">
                <text:p>0.326046018078352</text:p>
              </table:table-cell>
              <table:table-cell office:value-type="float" office:value="0">
                <text:p>0</text:p>
              </table:table-cell>
              <table:table-cell office:value-type="float" office:value="149.990247174838">
                <text:p>149.990247174838</text:p>
              </table:table-cell>
              <table:table-cell office:value-type="float" office:value="147.78978681427">
                <text:p>147.78978681427</text:p>
              </table:table-cell>
              <table:table-cell office:value-type="float" office:value="2.20046036056789">
                <text:p>2.20046036056789</text:p>
              </table:table-cell>
              <table:table-cell office:value-type="float" office:value="2.52650637864624">
                <text:p>2.52650637864624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150">
                <text:p>150</text:p>
              </table:table-cell>
              <table:table-cell office:value-type="float" office:value="0.317113456044656">
                <text:p>0.317113456044656</text:p>
              </table:table-cell>
              <table:table-cell office:value-type="float" office:value="0">
                <text:p>0</text:p>
              </table:table-cell>
              <table:table-cell office:value-type="float" office:value="149.990969606332">
                <text:p>149.990969606332</text:p>
              </table:table-cell>
              <table:table-cell office:value-type="float" office:value="147.852046340629">
                <text:p>147.852046340629</text:p>
              </table:table-cell>
              <table:table-cell office:value-type="float" office:value="2.13892326570277">
                <text:p>2.13892326570277</text:p>
              </table:table-cell>
              <table:table-cell office:value-type="float" office:value="2.45603672174743">
                <text:p>2.45603672174743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150">
                <text:p>150</text:p>
              </table:table-cell>
              <table:table-cell office:value-type="float" office:value="0.308413861264507">
                <text:p>0.308413861264507</text:p>
              </table:table-cell>
              <table:table-cell office:value-type="float" office:value="0">
                <text:p>0</text:p>
              </table:table-cell>
              <table:table-cell office:value-type="float" office:value="149.991638524381">
                <text:p>149.991638524381</text:p>
              </table:table-cell>
              <table:table-cell office:value-type="float" office:value="147.912552077513">
                <text:p>147.912552077513</text:p>
              </table:table-cell>
              <table:table-cell office:value-type="float" office:value="2.07908644686859">
                <text:p>2.07908644686859</text:p>
              </table:table-cell>
              <table:table-cell office:value-type="float" office:value="2.38750030813309">
                <text:p>2.38750030813309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150">
                <text:p>150</text:p>
              </table:table-cell>
              <table:table-cell office:value-type="float" office:value="0.299942053060374">
                <text:p>0.299942053060374</text:p>
              </table:table-cell>
              <table:table-cell office:value-type="float" office:value="0">
                <text:p>0</text:p>
              </table:table-cell>
              <table:table-cell office:value-type="float" office:value="149.992257892946">
                <text:p>149.992257892946</text:p>
              </table:table-cell>
              <table:table-cell office:value-type="float" office:value="147.971353427442">
                <text:p>147.971353427442</text:p>
              </table:table-cell>
              <table:table-cell office:value-type="float" office:value="2.02090446550375">
                <text:p>2.02090446550375</text:p>
              </table:table-cell>
              <table:table-cell office:value-type="float" office:value="2.32084651856412">
                <text:p>2.32084651856412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150">
                <text:p>150</text:p>
              </table:table-cell>
              <table:table-cell office:value-type="float" office:value="0.29169289433766">
                <text:p>0.29169289433766</text:p>
              </table:table-cell>
              <table:table-cell office:value-type="float" office:value="0">
                <text:p>0</text:p>
              </table:table-cell>
              <table:table-cell office:value-type="float" office:value="149.992831382357">
                <text:p>149.992831382357</text:p>
              </table:table-cell>
              <table:table-cell office:value-type="float" office:value="148.028498401317">
                <text:p>148.028498401317</text:p>
              </table:table-cell>
              <table:table-cell office:value-type="float" office:value="1.96433298104031">
                <text:p>1.96433298104031</text:p>
              </table:table-cell>
              <table:table-cell office:value-type="float" office:value="2.25602587537797">
                <text:p>2.25602587537797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50">
                <text:p>150</text:p>
              </table:table-cell>
              <table:table-cell office:value-type="float" office:value="0.283661297938074">
                <text:p>0.283661297938074</text:p>
              </table:table-cell>
              <table:table-cell office:value-type="float" office:value="0">
                <text:p>0</text:p>
              </table:table-cell>
              <table:table-cell office:value-type="float" office:value="149.993362391071">
                <text:p>149.993362391071</text:p>
              </table:table-cell>
              <table:table-cell office:value-type="float" office:value="148.084033657618">
                <text:p>148.084033657618</text:p>
              </table:table-cell>
              <table:table-cell office:value-type="float" office:value="1.90932873345366">
                <text:p>1.90932873345366</text:p>
              </table:table-cell>
              <table:table-cell office:value-type="float" office:value="2.19299003139174">
                <text:p>2.19299003139174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150">
                <text:p>150</text:p>
              </table:table-cell>
              <table:table-cell office:value-type="float" office:value="0.2758422322527">
                <text:p>0.2758422322527</text:p>
              </table:table-cell>
              <table:table-cell office:value-type="float" office:value="0">
                <text:p>0</text:p>
              </table:table-cell>
              <table:table-cell office:value-type="float" office:value="149.993854065807">
                <text:p>149.993854065807</text:p>
              </table:table-cell>
              <table:table-cell office:value-type="float" office:value="148.138004540502">
                <text:p>148.138004540502</text:p>
              </table:table-cell>
              <table:table-cell office:value-type="float" office:value="1.8558495253051">
                <text:p>1.8558495253051</text:p>
              </table:table-cell>
              <table:table-cell office:value-type="float" office:value="2.1316917575578">
                <text:p>2.1316917575578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150">
                <text:p>150</text:p>
              </table:table-cell>
              <table:table-cell office:value-type="float" office:value="0.268230726157022">
                <text:p>0.268230726157022</text:p>
              </table:table-cell>
              <table:table-cell office:value-type="float" office:value="0">
                <text:p>0</text:p>
              </table:table-cell>
              <table:table-cell office:value-type="float" office:value="149.994309320191">
                <text:p>149.994309320191</text:p>
              </table:table-cell>
              <table:table-cell office:value-type="float" office:value="148.190455116826">
                <text:p>148.190455116826</text:p>
              </table:table-cell>
              <table:table-cell office:value-type="float" office:value="1.80385420336589">
                <text:p>1.80385420336589</text:p>
              </table:table-cell>
              <table:table-cell office:value-type="float" office:value="2.07208492952291">
                <text:p>2.07208492952291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150">
                <text:p>150</text:p>
              </table:table-cell>
              <table:table-cell office:value-type="float" office:value="0.260821873325487">
                <text:p>0.260821873325487</text:p>
              </table:table-cell>
              <table:table-cell office:value-type="float" office:value="0">
                <text:p>0</text:p>
              </table:table-cell>
              <table:table-cell office:value-type="float" office:value="149.994730852029">
                <text:p>149.994730852029</text:p>
              </table:table-cell>
              <table:table-cell office:value-type="float" office:value="148.241428212126">
                <text:p>148.241428212126</text:p>
              </table:table-cell>
              <table:table-cell office:value-type="float" office:value="1.75330263990287">
                <text:p>1.75330263990287</text:p>
              </table:table-cell>
              <table:table-cell office:value-type="float" office:value="2.01412451322836">
                <text:p>2.01412451322836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50">
                <text:p>150</text:p>
              </table:table-cell>
              <table:table-cell office:value-type="float" office:value="0.253610835978766">
                <text:p>0.253610835978766</text:p>
              </table:table-cell>
              <table:table-cell office:value-type="float" office:value="0">
                <text:p>0</text:p>
              </table:table-cell>
              <table:table-cell office:value-type="float" office:value="149.995121159286">
                <text:p>149.995121159286</text:p>
              </table:table-cell>
              <table:table-cell office:value-type="float" office:value="148.290965445587">
                <text:p>148.290965445587</text:p>
              </table:table-cell>
              <table:table-cell office:value-type="float" office:value="1.70415571369875">
                <text:p>1.70415571369875</text:p>
              </table:table-cell>
              <table:table-cell office:value-type="float" office:value="1.95776654967752">
                <text:p>1.9577665496775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50">
                <text:p>150</text:p>
              </table:table-cell>
              <table:table-cell office:value-type="float" office:value="0.246592848112765">
                <text:p>0.246592848112765</text:p>
              </table:table-cell>
              <table:table-cell office:value-type="float" office:value="0">
                <text:p>0</text:p>
              </table:table-cell>
              <table:table-cell office:value-type="float" office:value="149.995482554895">
                <text:p>149.995482554895</text:p>
              </table:table-cell>
              <table:table-cell office:value-type="float" office:value="148.339107264022">
                <text:p>148.339107264022</text:p>
              </table:table-cell>
              <table:table-cell office:value-type="float" office:value="1.65637529087303">
                <text:p>1.65637529087303</text:p>
              </table:table-cell>
              <table:table-cell office:value-type="float" office:value="1.90296813898579">
                <text:p>1.90296813898579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50">
                <text:p>150</text:p>
              </table:table-cell>
              <table:table-cell office:value-type="float" office:value="0.239763218254382">
                <text:p>0.239763218254382</text:p>
              </table:table-cell>
              <table:table-cell office:value-type="float" office:value="0">
                <text:p>0</text:p>
              </table:table-cell>
              <table:table-cell office:value-type="float" office:value="149.995817180458">
                <text:p>149.995817180458</text:p>
              </table:table-cell>
              <table:table-cell office:value-type="float" office:value="148.385892974894">
                <text:p>148.385892974894</text:p>
              </table:table-cell>
              <table:table-cell office:value-type="float" office:value="1.60992420556377">
                <text:p>1.60992420556377</text:p>
              </table:table-cell>
              <table:table-cell office:value-type="float" office:value="1.84968742381815">
                <text:p>1.84968742381815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50">
                <text:p>150</text:p>
              </table:table-cell>
              <table:table-cell office:value-type="float" office:value="0.233117331785921">
                <text:p>0.233117331785921</text:p>
              </table:table-cell>
              <table:table-cell office:value-type="float" office:value="0">
                <text:p>0</text:p>
              </table:table-cell>
              <table:table-cell office:value-type="float" office:value="149.996127018943">
                <text:p>149.996127018943</text:p>
              </table:table-cell>
              <table:table-cell office:value-type="float" office:value="148.431360778418">
                <text:p>148.431360778418</text:p>
              </table:table-cell>
              <table:table-cell office:value-type="float" office:value="1.56476624052425">
                <text:p>1.56476624052425</text:p>
              </table:table-cell>
              <table:table-cell office:value-type="float" office:value="1.79788357231017">
                <text:p>1.79788357231017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50">
                <text:p>150</text:p>
              </table:table-cell>
              <table:table-cell office:value-type="float" office:value="0.226650652876156">
                <text:p>0.226650652876156</text:p>
              </table:table-cell>
              <table:table-cell office:value-type="float" office:value="0">
                <text:p>0</text:p>
              </table:table-cell>
              <table:table-cell office:value-type="float" office:value="149.996413906428">
                <text:p>149.996413906428</text:p>
              </table:table-cell>
              <table:table-cell office:value-type="float" office:value="148.475547798745">
                <text:p>148.475547798745</text:p>
              </table:table-cell>
              <table:table-cell office:value-type="float" office:value="1.52086610768376">
                <text:p>1.52086610768376</text:p>
              </table:table-cell>
              <table:table-cell office:value-type="float" office:value="1.74751676055991">
                <text:p>1.74751676055991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50">
                <text:p>150</text:p>
              </table:table-cell>
              <table:table-cell office:value-type="float" office:value="0.220358726053873">
                <text:p>0.220358726053873</text:p>
              </table:table-cell>
              <table:table-cell office:value-type="float" office:value="0">
                <text:p>0</text:p>
              </table:table-cell>
              <table:table-cell office:value-type="float" office:value="149.996679542989">
                <text:p>149.996679542989</text:p>
              </table:table-cell>
              <table:table-cell office:value-type="float" office:value="148.518490114273">
                <text:p>148.518490114273</text:p>
              </table:table-cell>
              <table:table-cell office:value-type="float" office:value="1.47818942871629">
                <text:p>1.47818942871629</text:p>
              </table:table-cell>
              <table:table-cell office:value-type="float" office:value="1.69854815477016">
                <text:p>1.69854815477016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50">
                <text:p>150</text:p>
              </table:table-cell>
              <table:table-cell office:value-type="float" office:value="0.214237177455814">
                <text:p>0.214237177455814</text:p>
              </table:table-cell>
              <table:table-cell office:value-type="float" office:value="0">
                <text:p>0</text:p>
              </table:table-cell>
              <table:table-cell office:value-type="float" office:value="149.996925502768">
                <text:p>149.996925502768</text:p>
              </table:table-cell>
              <table:table-cell office:value-type="float" office:value="148.56022278711">
                <text:p>148.56022278711</text:p>
              </table:table-cell>
              <table:table-cell office:value-type="float" office:value="1.4367027156575">
                <text:p>1.4367027156575</text:p>
              </table:table-cell>
              <table:table-cell office:value-type="float" office:value="1.65093989311332">
                <text:p>1.65093989311332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50">
                <text:p>150</text:p>
              </table:table-cell>
              <table:table-cell office:value-type="float" office:value="0.208281715779689">
                <text:p>0.208281715779689</text:p>
              </table:table-cell>
              <table:table-cell office:value-type="float" office:value="0">
                <text:p>0</text:p>
              </table:table-cell>
              <table:table-cell office:value-type="float" office:value="149.997153243303">
                <text:p>149.997153243303</text:p>
              </table:table-cell>
              <table:table-cell office:value-type="float" office:value="148.600779891699">
                <text:p>148.600779891699</text:p>
              </table:table-cell>
              <table:table-cell office:value-type="float" office:value="1.39637335160481">
                <text:p>1.39637335160481</text:p>
              </table:table-cell>
              <table:table-cell office:value-type="float" office:value="1.6046550673845">
                <text:p>1.6046550673845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150">
                <text:p>150</text:p>
              </table:table-cell>
              <table:table-cell office:value-type="float" office:value="0.202488132969285">
                <text:p>0.202488132969285</text:p>
              </table:table-cell>
              <table:table-cell office:value-type="float" office:value="0">
                <text:p>0</text:p>
              </table:table-cell>
              <table:table-cell office:value-type="float" office:value="149.99736411417">
                <text:p>149.99736411417</text:p>
              </table:table-cell>
              <table:table-cell office:value-type="float" office:value="148.640194542637">
                <text:p>148.640194542637</text:p>
              </table:table-cell>
              <table:table-cell office:value-type="float" office:value="1.35716957153315">
                <text:p>1.35716957153315</text:p>
              </table:table-cell>
              <table:table-cell office:value-type="float" office:value="1.55965770450243">
                <text:p>1.55965770450243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150">
                <text:p>150</text:p>
              </table:table-cell>
              <table:table-cell office:value-type="float" office:value="0.196852304657214">
                <text:p>0.196852304657214</text:p>
              </table:table-cell>
              <table:table-cell office:value-type="float" office:value="0">
                <text:p>0</text:p>
              </table:table-cell>
              <table:table-cell office:value-type="float" office:value="149.997559364972">
                <text:p>149.997559364972</text:p>
              </table:table-cell>
              <table:table-cell office:value-type="float" office:value="148.678498921717">
                <text:p>148.678498921717</text:p>
              </table:table-cell>
              <table:table-cell office:value-type="float" office:value="1.31906044325473">
                <text:p>1.31906044325473</text:p>
              </table:table-cell>
              <table:table-cell office:value-type="float" office:value="1.51591274791194">
                <text:p>1.51591274791194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50">
                <text:p>150</text:p>
              </table:table-cell>
              <table:table-cell office:value-type="float" office:value="0.191370190388901">
                <text:p>0.191370190388901</text:p>
              </table:table-cell>
              <table:table-cell office:value-type="float" office:value="0">
                <text:p>0</text:p>
              </table:table-cell>
              <table:table-cell office:value-type="float" office:value="149.997740152752">
                <text:p>149.997740152752</text:p>
              </table:table-cell>
              <table:table-cell office:value-type="float" office:value="148.715724304204">
                <text:p>148.715724304204</text:p>
              </table:table-cell>
              <table:table-cell office:value-type="float" office:value="1.28201584854773">
                <text:p>1.28201584854773</text:p>
              </table:table-cell>
              <table:table-cell office:value-type="float" office:value="1.47338603893663">
                <text:p>1.4733860389366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50">
                <text:p>150</text:p>
              </table:table-cell>
              <table:table-cell office:value-type="float" office:value="0.186037833648854">
                <text:p>0.186037833648854</text:p>
              </table:table-cell>
              <table:table-cell office:value-type="float" office:value="0">
                <text:p>0</text:p>
              </table:table-cell>
              <table:table-cell office:value-type="float" office:value="149.997907548844">
                <text:p>149.997907548844</text:p>
              </table:table-cell>
              <table:table-cell office:value-type="float" office:value="148.751901084367">
                <text:p>148.751901084367</text:p>
              </table:table-cell>
              <table:table-cell office:value-type="float" office:value="1.24600646447692">
                <text:p>1.24600646447692</text:p>
              </table:table-cell>
              <table:table-cell office:value-type="float" office:value="1.43204429812577">
                <text:p>1.43204429812577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50">
                <text:p>150</text:p>
              </table:table-cell>
              <table:table-cell office:value-type="float" office:value="0.18085136170931">
                <text:p>0.18085136170931</text:p>
              </table:table-cell>
              <table:table-cell office:value-type="float" office:value="0">
                <text:p>0</text:p>
              </table:table-cell>
              <table:table-cell office:value-type="float" office:value="149.998062545226">
                <text:p>149.998062545226</text:p>
              </table:table-cell>
              <table:table-cell office:value-type="float" office:value="148.787058800301">
                <text:p>148.787058800301</text:p>
              </table:table-cell>
              <table:table-cell office:value-type="float" office:value="1.21100374492551">
                <text:p>1.21100374492551</text:p>
              </table:table-cell>
              <table:table-cell office:value-type="float" office:value="1.39185510663482">
                <text:p>1.39185510663482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50">
                <text:p>150</text:p>
              </table:table-cell>
              <table:table-cell office:value-type="float" office:value="0.175806985319093">
                <text:p>0.175806985319093</text:p>
              </table:table-cell>
              <table:table-cell office:value-type="float" office:value="0">
                <text:p>0</text:p>
              </table:table-cell>
              <table:table-cell office:value-type="float" office:value="149.998206060395">
                <text:p>149.998206060395</text:p>
              </table:table-cell>
              <table:table-cell office:value-type="float" office:value="148.821226158039">
                <text:p>148.821226158039</text:p>
              </table:table-cell>
              <table:table-cell office:value-type="float" office:value="1.17697990235592">
                <text:p>1.17697990235592</text:p>
              </table:table-cell>
              <table:table-cell office:value-type="float" office:value="1.35278688767502">
                <text:p>1.35278688767502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150">
                <text:p>150</text:p>
              </table:table-cell>
              <table:table-cell office:value-type="float" office:value="0.170900998249538">
                <text:p>0.170900998249538</text:p>
              </table:table-cell>
              <table:table-cell office:value-type="float" office:value="0">
                <text:p>0</text:p>
              </table:table-cell>
              <table:table-cell office:value-type="float" office:value="149.99833894481">
                <text:p>149.99833894481</text:p>
              </table:table-cell>
              <table:table-cell office:value-type="float" office:value="148.854431054995">
                <text:p>148.854431054995</text:p>
              </table:table-cell>
              <table:table-cell office:value-type="float" office:value="1.14390788981447">
                <text:p>1.14390788981447</text:p>
              </table:table-cell>
              <table:table-cell office:value-type="float" office:value="1.31480888806401">
                <text:p>1.31480888806401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150">
                <text:p>150</text:p>
              </table:table-cell>
              <table:table-cell office:value-type="float" office:value="0.166129776712599">
                <text:p>0.166129776712599</text:p>
              </table:table-cell>
              <table:table-cell office:value-type="float" office:value="0">
                <text:p>0</text:p>
              </table:table-cell>
              <table:table-cell office:value-type="float" office:value="149.998461985935">
                <text:p>149.998461985935</text:p>
              </table:table-cell>
              <table:table-cell office:value-type="float" office:value="148.886700602742">
                <text:p>148.886700602742</text:p>
              </table:table-cell>
              <table:table-cell office:value-type="float" office:value="1.11176138319306">
                <text:p>1.11176138319306</text:p>
              </table:table-cell>
              <table:table-cell office:value-type="float" office:value="1.27789115990565">
                <text:p>1.27789115990565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150">
                <text:p>150</text:p>
              </table:table-cell>
              <table:table-cell office:value-type="float" office:value="0.161489778665283">
                <text:p>0.161489778665283</text:p>
              </table:table-cell>
              <table:table-cell office:value-type="float" office:value="0">
                <text:p>0</text:p>
              </table:table-cell>
              <table:table-cell office:value-type="float" office:value="149.998575912903">
                <text:p>149.998575912903</text:p>
              </table:table-cell>
              <table:table-cell office:value-type="float" office:value="148.918061149144">
                <text:p>148.918061149144</text:p>
              </table:table-cell>
              <table:table-cell office:value-type="float" office:value="1.0805147637592">
                <text:p>1.0805147637592</text:p>
              </table:table-cell>
              <table:table-cell office:value-type="float" office:value="1.24200454242448">
                <text:p>1.24200454242448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150">
                <text:p>150</text:p>
              </table:table-cell>
              <table:table-cell office:value-type="float" office:value="0.156977543013149">
                <text:p>0.156977543013149</text:p>
              </table:table-cell>
              <table:table-cell office:value-type="float" office:value="0">
                <text:p>0</text:p>
              </table:table-cell>
              <table:table-cell office:value-type="float" office:value="149.998681400836">
                <text:p>149.998681400836</text:p>
              </table:table-cell>
              <table:table-cell office:value-type="float" office:value="148.948538299872">
                <text:p>148.948538299872</text:p>
              </table:table-cell>
              <table:table-cell office:value-type="float" office:value="1.05014310096396">
                <text:p>1.05014310096396</text:p>
              </table:table-cell>
              <table:table-cell office:value-type="float" office:value="1.20712064397711">
                <text:p>1.20712064397711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150">
                <text:p>150</text:p>
              </table:table-cell>
              <table:table-cell office:value-type="float" office:value="0.152589688724639">
                <text:p>0.152589688724639</text:p>
              </table:table-cell>
              <table:table-cell office:value-type="float" office:value="0">
                <text:p>0</text:p>
              </table:table-cell>
              <table:table-cell office:value-type="float" office:value="149.998779074848">
                <text:p>149.998779074848</text:p>
              </table:table-cell>
              <table:table-cell office:value-type="float" office:value="148.978156939312">
                <text:p>148.978156939312</text:p>
              </table:table-cell>
              <table:table-cell office:value-type="float" office:value="1.02062213553589">
                <text:p>1.02062213553589</text:p>
              </table:table-cell>
              <table:table-cell office:value-type="float" office:value="1.17321182426053">
                <text:p>1.17321182426053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150">
                <text:p>150</text:p>
              </table:table-cell>
              <table:table-cell office:value-type="float" office:value="0.148322913867136">
                <text:p>0.148322913867136</text:p>
              </table:table-cell>
              <table:table-cell office:value-type="float" office:value="0">
                <text:p>0</text:p>
              </table:table-cell>
              <table:table-cell office:value-type="float" office:value="149.998869513748">
                <text:p>149.998869513748</text:p>
              </table:table-cell>
              <table:table-cell office:value-type="float" office:value="149.006941250881">
                <text:p>149.006941250881</text:p>
              </table:table-cell>
              <table:table-cell office:value-type="float" office:value="0.991928262867361">
                <text:p>0.991928262867361</text:p>
              </table:table-cell>
              <table:table-cell office:value-type="float" office:value="1.1402511767345">
                <text:p>1.1402511767345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150">
                <text:p>150</text:p>
              </table:table-cell>
              <table:table-cell office:value-type="float" office:value="0.144173994574458">
                <text:p>0.144173994574458</text:p>
              </table:table-cell>
              <table:table-cell office:value-type="float" office:value="0">
                <text:p>0</text:p>
              </table:table-cell>
              <table:table-cell office:value-type="float" office:value="149.998953253471">
                <text:p>149.998953253471</text:p>
              </table:table-cell>
              <table:table-cell office:value-type="float" office:value="149.034914736772">
                <text:p>149.034914736772</text:p>
              </table:table-cell>
              <table:table-cell office:value-type="float" office:value="0.964038516699048">
                <text:p>0.964038516699048</text:p>
              </table:table-cell>
              <table:table-cell office:value-type="float" office:value="1.10821251127351">
                <text:p>1.1082125112735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50">
                <text:p>150</text:p>
              </table:table-cell>
              <table:table-cell office:value-type="float" office:value="0.140139783954946">
                <text:p>0.140139783954946</text:p>
              </table:table-cell>
              <table:table-cell office:value-type="float" office:value="0">
                <text:p>0</text:p>
              </table:table-cell>
              <table:table-cell office:value-type="float" office:value="149.999030790251">
                <text:p>149.999030790251</text:p>
              </table:table-cell>
              <table:table-cell office:value-type="float" office:value="149.062100237144">
                <text:p>149.062100237144</text:p>
              </table:table-cell>
              <table:table-cell office:value-type="float" office:value="0.93693055310635">
                <text:p>0.93693055310635</text:p>
              </table:table-cell>
              <table:table-cell office:value-type="float" office:value="1.0770703370613">
                <text:p>1.0770703370613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50">
                <text:p>150</text:p>
              </table:table-cell>
              <table:table-cell office:value-type="float" office:value="0.136217210948112">
                <text:p>0.136217210948112</text:p>
              </table:table-cell>
              <table:table-cell office:value-type="float" office:value="0">
                <text:p>0</text:p>
              </table:table-cell>
              <table:table-cell office:value-type="float" office:value="149.999102583565">
                <text:p>149.999102583565</text:p>
              </table:table-cell>
              <table:table-cell office:value-type="float" office:value="149.088519948774">
                <text:p>149.088519948774</text:p>
              </table:table-cell>
              <table:table-cell office:value-type="float" office:value="0.910582634791382">
                <text:p>0.910582634791382</text:p>
              </table:table-cell>
              <table:table-cell office:value-type="float" office:value="1.04679984573949">
                <text:p>1.04679984573949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150">
                <text:p>150</text:p>
              </table:table-cell>
              <table:table-cell office:value-type="float" office:value="0.132403279137868">
                <text:p>0.132403279137868</text:p>
              </table:table-cell>
              <table:table-cell office:value-type="float" office:value="0">
                <text:p>0</text:p>
              </table:table-cell>
              <table:table-cell office:value-type="float" office:value="149.999169058857">
                <text:p>149.999169058857</text:p>
              </table:table-cell>
              <table:table-cell office:value-type="float" office:value="149.114195443175">
                <text:p>149.114195443175</text:p>
              </table:table-cell>
              <table:table-cell office:value-type="float" office:value="0.8849736156821">
                <text:p>0.8849736156821</text:p>
              </table:table-cell>
              <table:table-cell office:value-type="float" office:value="1.01737689481997">
                <text:p>1.01737689481997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50">
                <text:p>150</text:p>
              </table:table-cell>
              <table:table-cell office:value-type="float" office:value="0.128695065528619">
                <text:p>0.128695065528619</text:p>
              </table:table-cell>
              <table:table-cell office:value-type="float" office:value="0">
                <text:p>0</text:p>
              </table:table-cell>
              <table:table-cell office:value-type="float" office:value="149.999230610053">
                <text:p>149.999230610053</text:p>
              </table:table-cell>
              <table:table-cell office:value-type="float" office:value="149.139147684212">
                <text:p>149.139147684212</text:p>
              </table:table-cell>
              <table:table-cell office:value-type="float" office:value="0.860082925840544">
                <text:p>0.860082925840544</text:p>
              </table:table-cell>
              <table:table-cell office:value-type="float" office:value="0.988777991369163">
                <text:p>0.988777991369163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150">
                <text:p>150</text:p>
              </table:table-cell>
              <table:table-cell office:value-type="float" office:value="0.125089719290809">
                <text:p>0.125089719290809</text:p>
              </table:table-cell>
              <table:table-cell office:value-type="float" office:value="0">
                <text:p>0</text:p>
              </table:table-cell>
              <table:table-cell office:value-type="float" office:value="149.999287601901">
                <text:p>149.999287601901</text:p>
              </table:table-cell>
              <table:table-cell office:value-type="float" office:value="149.16339704522">
                <text:p>149.16339704522</text:p>
              </table:table-cell>
              <table:table-cell office:value-type="float" office:value="0.835890556680397">
                <text:p>0.835890556680397</text:p>
              </table:table-cell>
              <table:table-cell office:value-type="float" office:value="0.960980275971206">
                <text:p>0.960980275971206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50">
                <text:p>150</text:p>
              </table:table-cell>
              <table:table-cell office:value-type="float" office:value="0.121584460481635">
                <text:p>0.121584460481635</text:p>
              </table:table-cell>
              <table:table-cell office:value-type="float" office:value="0">
                <text:p>0</text:p>
              </table:table-cell>
              <table:table-cell office:value-type="float" office:value="149.99934037213">
                <text:p>149.99934037213</text:p>
              </table:table-cell>
              <table:table-cell office:value-type="float" office:value="149.186963325636">
                <text:p>149.186963325636</text:p>
              </table:table-cell>
              <table:table-cell office:value-type="float" office:value="0.812377046493651">
                <text:p>0.812377046493651</text:p>
              </table:table-cell>
              <table:table-cell office:value-type="float" office:value="0.933961506975287">
                <text:p>0.933961506975287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150">
                <text:p>150</text:p>
              </table:table-cell>
              <table:table-cell office:value-type="float" office:value="0.118176578745781">
                <text:p>0.118176578745781</text:p>
              </table:table-cell>
              <table:table-cell office:value-type="float" office:value="0">
                <text:p>0</text:p>
              </table:table-cell>
              <table:table-cell office:value-type="float" office:value="149.999389233454">
                <text:p>149.999389233454</text:p>
              </table:table-cell>
              <table:table-cell office:value-type="float" office:value="149.209865767168">
                <text:p>149.209865767168</text:p>
              </table:table-cell>
              <table:table-cell office:value-type="float" office:value="0.789523466285999">
                <text:p>0.789523466285999</text:p>
              </table:table-cell>
              <table:table-cell office:value-type="float" office:value="0.90770004503178">
                <text:p>0.90770004503178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50">
                <text:p>150</text:p>
              </table:table-cell>
              <table:table-cell office:value-type="float" office:value="0.114863432001293">
                <text:p>0.114863432001293</text:p>
              </table:table-cell>
              <table:table-cell office:value-type="float" office:value="0">
                <text:p>0</text:p>
              </table:table-cell>
              <table:table-cell office:value-type="float" office:value="149.99943447542">
                <text:p>149.99943447542</text:p>
              </table:table-cell>
              <table:table-cell office:value-type="float" office:value="149.232123069501">
                <text:p>149.232123069501</text:p>
              </table:table-cell>
              <table:table-cell office:value-type="float" office:value="0.767311405919088">
                <text:p>0.767311405919088</text:p>
              </table:table-cell>
              <table:table-cell office:value-type="float" office:value="0.882174837920381">
                <text:p>0.882174837920381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150">
                <text:p>150</text:p>
              </table:table-cell>
              <table:table-cell office:value-type="float" office:value="0.111642445114421">
                <text:p>0.111642445114421</text:p>
              </table:table-cell>
              <table:table-cell office:value-type="float" office:value="0">
                <text:p>0</text:p>
              </table:table-cell>
              <table:table-cell office:value-type="float" office:value="149.99947636613">
                <text:p>149.99947636613</text:p>
              </table:table-cell>
              <table:table-cell office:value-type="float" office:value="149.253753405572">
                <text:p>149.253753405572</text:p>
              </table:table-cell>
              <table:table-cell office:value-type="float" office:value="0.745722960558311">
                <text:p>0.745722960558311</text:p>
              </table:table-cell>
              <table:table-cell office:value-type="float" office:value="0.857365405672732">
                <text:p>0.857365405672732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150">
                <text:p>150</text:p>
              </table:table-cell>
              <table:table-cell office:value-type="float" office:value="0.108511108567611">
                <text:p>0.108511108567611</text:p>
              </table:table-cell>
              <table:table-cell office:value-type="float" office:value="0">
                <text:p>0</text:p>
              </table:table-cell>
              <table:table-cell office:value-type="float" office:value="149.999515153824">
                <text:p>149.999515153824</text:p>
              </table:table-cell>
              <table:table-cell office:value-type="float" office:value="149.2747744364">
                <text:p>149.2747744364</text:p>
              </table:table-cell>
              <table:table-cell office:value-type="float" office:value="0.72474071742343">
                <text:p>0.72474071742343</text:p>
              </table:table-cell>
              <table:table-cell office:value-type="float" office:value="0.833251825991041">
                <text:p>0.83325182599104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50">
                <text:p>150</text:p>
              </table:table-cell>
              <table:table-cell office:value-type="float" office:value="0.105466977123986">
                <text:p>0.105466977123986</text:p>
              </table:table-cell>
              <table:table-cell office:value-type="float" office:value="0">
                <text:p>0</text:p>
              </table:table-cell>
              <table:table-cell office:value-type="float" office:value="149.999551068355">
                <text:p>149.999551068355</text:p>
              </table:table-cell>
              <table:table-cell office:value-type="float" office:value="149.295203325516">
                <text:p>149.295203325516</text:p>
              </table:table-cell>
              <table:table-cell office:value-type="float" office:value="0.704347742839502">
                <text:p>0.704347742839502</text:p>
              </table:table-cell>
              <table:table-cell office:value-type="float" office:value="0.809814719963488">
                <text:p>0.809814719963488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50">
                <text:p>150</text:p>
              </table:table-cell>
              <table:table-cell office:value-type="float" office:value="0.102507668491362">
                <text:p>0.102507668491362</text:p>
              </table:table-cell>
              <table:table-cell office:value-type="float" office:value="0">
                <text:p>0</text:p>
              </table:table-cell>
              <table:table-cell office:value-type="float" office:value="149.999584322551">
                <text:p>149.999584322551</text:p>
              </table:table-cell>
              <table:table-cell office:value-type="float" office:value="149.315056752966">
                <text:p>149.315056752966</text:p>
              </table:table-cell>
              <table:table-cell office:value-type="float" office:value="0.684527569585157">
                <text:p>0.684527569585157</text:p>
              </table:table-cell>
              <table:table-cell office:value-type="float" office:value="0.787035238076519">
                <text:p>0.787035238076519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150">
                <text:p>150</text:p>
              </table:table-cell>
              <table:table-cell office:value-type="float" office:value="0.0996308619889302">
                <text:p>0.0996308619889302</text:p>
              </table:table-cell>
              <table:table-cell office:value-type="float" office:value="0">
                <text:p>0</text:p>
              </table:table-cell>
              <table:table-cell office:value-type="float" office:value="149.999615113473">
                <text:p>149.999615113473</text:p>
              </table:table-cell>
              <table:table-cell office:value-type="float" office:value="149.334350928939">
                <text:p>149.334350928939</text:p>
              </table:table-cell>
              <table:table-cell office:value-type="float" office:value="0.665264184534493">
                <text:p>0.665264184534493</text:p>
              </table:table-cell>
              <table:table-cell office:value-type="float" office:value="0.764895046523423">
                <text:p>0.764895046523423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150">
                <text:p>150</text:p>
              </table:table-cell>
              <table:table-cell office:value-type="float" office:value="0.096834297218659">
                <text:p>0.096834297218659</text:p>
              </table:table-cell>
              <table:table-cell office:value-type="float" office:value="0">
                <text:p>0</text:p>
              </table:table-cell>
              <table:table-cell office:value-type="float" office:value="149.999643623587">
                <text:p>149.999643623587</text:p>
              </table:table-cell>
              <table:table-cell office:value-type="float" office:value="149.353101606997">
                <text:p>149.353101606997</text:p>
              </table:table-cell>
              <table:table-cell office:value-type="float" office:value="0.646542016589507">
                <text:p>0.646542016589507</text:p>
              </table:table-cell>
              <table:table-cell office:value-type="float" office:value="0.743376313808166">
                <text:p>0.743376313808166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150">
                <text:p>150</text:p>
              </table:table-cell>
              <table:table-cell office:value-type="float" office:value="0.0941157727441816">
                <text:p>0.0941157727441816</text:p>
              </table:table-cell>
              <table:table-cell office:value-type="float" office:value="0">
                <text:p>0</text:p>
              </table:table-cell>
              <table:table-cell office:value-type="float" office:value="149.999670021839">
                <text:p>149.999670021839</text:p>
              </table:table-cell>
              <table:table-cell office:value-type="float" office:value="149.371324096941">
                <text:p>149.371324096941</text:p>
              </table:table-cell>
              <table:table-cell office:value-type="float" office:value="0.628345924898611">
                <text:p>0.628345924898611</text:p>
              </table:table-cell>
              <table:table-cell office:value-type="float" office:value="0.722461697642792">
                <text:p>0.722461697642792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150">
                <text:p>150</text:p>
              </table:table-cell>
              <table:table-cell office:value-type="float" office:value="0.091473144778904">
                <text:p>0.091473144778904</text:p>
              </table:table-cell>
              <table:table-cell office:value-type="float" office:value="0">
                <text:p>0</text:p>
              </table:table-cell>
              <table:table-cell office:value-type="float" office:value="149.999694464666">
                <text:p>149.999694464666</text:p>
              </table:table-cell>
              <table:table-cell office:value-type="float" office:value="149.389033277309">
                <text:p>149.389033277309</text:p>
              </table:table-cell>
              <table:table-cell office:value-type="float" office:value="0.610661187357465">
                <text:p>0.610661187357465</text:p>
              </table:table-cell>
              <table:table-cell office:value-type="float" office:value="0.702134332136369">
                <text:p>0.70213433213636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150">
                <text:p>150</text:p>
              </table:table-cell>
              <table:table-cell office:value-type="float" office:value="0.0889043258852357">
                <text:p>0.0889043258852357</text:p>
              </table:table-cell>
              <table:table-cell office:value-type="float" office:value="0">
                <text:p>0</text:p>
              </table:table-cell>
              <table:table-cell office:value-type="float" office:value="149.999717096913">
                <text:p>149.999717096913</text:p>
              </table:table-cell>
              <table:table-cell office:value-type="float" office:value="149.406243607525">
                <text:p>149.406243607525</text:p>
              </table:table-cell>
              <table:table-cell office:value-type="float" office:value="0.593473489387748">
                <text:p>0.593473489387748</text:p>
              </table:table-cell>
              <table:table-cell office:value-type="float" office:value="0.682377815272983">
                <text:p>0.682377815272983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150">
                <text:p>150</text:p>
              </table:table-cell>
              <table:table-cell office:value-type="float" office:value="0.0864072836864337">
                <text:p>0.0864072836864337</text:p>
              </table:table-cell>
              <table:table-cell office:value-type="float" office:value="0">
                <text:p>0</text:p>
              </table:table-cell>
              <table:table-cell office:value-type="float" office:value="149.999738052697">
                <text:p>149.999738052697</text:p>
              </table:table-cell>
              <table:table-cell office:value-type="float" office:value="149.422969139708">
                <text:p>149.422969139708</text:p>
              </table:table-cell>
              <table:table-cell office:value-type="float" office:value="0.576768912989564">
                <text:p>0.576768912989564</text:p>
              </table:table-cell>
              <table:table-cell office:value-type="float" office:value="0.663176196675998">
                <text:p>0.663176196675998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150">
                <text:p>150</text:p>
              </table:table-cell>
              <table:table-cell office:value-type="float" office:value="0.0839800395926956">
                <text:p>0.0839800395926956</text:p>
              </table:table-cell>
              <table:table-cell office:value-type="float" office:value="0">
                <text:p>0</text:p>
              </table:table-cell>
              <table:table-cell office:value-type="float" office:value="149.999757456201">
                <text:p>149.999757456201</text:p>
              </table:table-cell>
              <table:table-cell office:value-type="float" office:value="149.439223530139">
                <text:p>149.439223530139</text:p>
              </table:table-cell>
              <table:table-cell office:value-type="float" office:value="0.560533926062703">
                <text:p>0.560533926062703</text:p>
              </table:table-cell>
              <table:table-cell office:value-type="float" office:value="0.644513965655399">
                <text:p>0.644513965655399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150">
                <text:p>150</text:p>
              </table:table-cell>
              <table:table-cell office:value-type="float" office:value="0.0816206675426093">
                <text:p>0.0816206675426093</text:p>
              </table:table-cell>
              <table:table-cell office:value-type="float" office:value="0">
                <text:p>0</text:p>
              </table:table-cell>
              <table:table-cell office:value-type="float" office:value="149.999775422409">
                <text:p>149.999775422409</text:p>
              </table:table-cell>
              <table:table-cell office:value-type="float" office:value="149.455020050416">
                <text:p>149.455020050416</text:p>
              </table:table-cell>
              <table:table-cell office:value-type="float" office:value="0.54475537199221">
                <text:p>0.54475537199221</text:p>
              </table:table-cell>
              <table:table-cell office:value-type="float" office:value="0.626376039534819">
                <text:p>0.62637603953481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50">
                <text:p>150</text:p>
              </table:table-cell>
              <table:table-cell office:value-type="float" office:value="0.0793272927608866">
                <text:p>0.0793272927608866</text:p>
              </table:table-cell>
              <table:table-cell office:value-type="float" office:value="0">
                <text:p>0</text:p>
              </table:table-cell>
              <table:table-cell office:value-type="float" office:value="149.999792057786">
                <text:p>149.999792057786</text:p>
              </table:table-cell>
              <table:table-cell office:value-type="float" office:value="149.470371598292">
                <text:p>149.470371598292</text:p>
              </table:table-cell>
              <table:table-cell office:value-type="float" office:value="0.529420459493736">
                <text:p>0.529420459493736</text:p>
              </table:table-cell>
              <table:table-cell office:value-type="float" office:value="0.608747752254622">
                <text:p>0.608747752254622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150">
                <text:p>150</text:p>
              </table:table-cell>
              <table:table-cell office:value-type="float" office:value="0.0770980905336999">
                <text:p>0.0770980905336999</text:p>
              </table:table-cell>
              <table:table-cell office:value-type="float" office:value="0">
                <text:p>0</text:p>
              </table:table-cell>
              <table:table-cell office:value-type="float" office:value="149.999807460913">
                <text:p>149.999807460913</text:p>
              </table:table-cell>
              <table:table-cell office:value-type="float" office:value="149.485290708199">
                <text:p>149.485290708199</text:p>
              </table:table-cell>
              <table:table-cell office:value-type="float" office:value="0.514516752713433">
                <text:p>0.514516752713433</text:p>
              </table:table-cell>
              <table:table-cell office:value-type="float" office:value="0.591614843247133">
                <text:p>0.591614843247133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50">
                <text:p>150</text:p>
              </table:table-cell>
              <table:table-cell office:value-type="float" office:value="0.0749312850021184">
                <text:p>0.0749312850021184</text:p>
              </table:table-cell>
              <table:table-cell office:value-type="float" office:value="0">
                <text:p>0</text:p>
              </table:table-cell>
              <table:table-cell office:value-type="float" office:value="149.999821723067">
                <text:p>149.999821723067</text:p>
              </table:table-cell>
              <table:table-cell office:value-type="float" office:value="149.499789561489">
                <text:p>149.499789561489</text:p>
              </table:table-cell>
              <table:table-cell office:value-type="float" office:value="0.500032161577877">
                <text:p>0.500032161577877</text:p>
              </table:table-cell>
              <table:table-cell office:value-type="float" office:value="0.574963446579996">
                <text:p>0.574963446579996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150">
                <text:p>150</text:p>
              </table:table-cell>
              <table:table-cell office:value-type="float" office:value="0.072825147974469">
                <text:p>0.072825147974469</text:p>
              </table:table-cell>
              <table:table-cell office:value-type="float" office:value="0">
                <text:p>0</text:p>
              </table:table-cell>
              <table:table-cell office:value-type="float" office:value="149.999834928766">
                <text:p>149.999834928766</text:p>
              </table:table-cell>
              <table:table-cell office:value-type="float" office:value="149.513879996377">
                <text:p>149.513879996377</text:p>
              </table:table-cell>
              <table:table-cell office:value-type="float" office:value="0.485954932388978">
                <text:p>0.485954932388978</text:p>
              </table:table-cell>
              <table:table-cell office:value-type="float" office:value="0.558780080363447">
                <text:p>0.55878008036344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50">
                <text:p>150</text:p>
              </table:table-cell>
              <table:table-cell office:value-type="float" office:value="0.0707779977582037">
                <text:p>0.0707779977582037</text:p>
              </table:table-cell>
              <table:table-cell office:value-type="float" office:value="0">
                <text:p>0</text:p>
              </table:table-cell>
              <table:table-cell office:value-type="float" office:value="149.999847156265">
                <text:p>149.999847156265</text:p>
              </table:table-cell>
              <table:table-cell office:value-type="float" office:value="149.527573517606">
                <text:p>149.527573517606</text:p>
              </table:table-cell>
              <table:table-cell office:value-type="float" office:value="0.472273638658976">
                <text:p>0.472273638658976</text:p>
              </table:table-cell>
              <table:table-cell office:value-type="float" office:value="0.54305163641718">
                <text:p>0.54305163641718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50">
                <text:p>150</text:p>
              </table:table-cell>
              <table:table-cell office:value-type="float" office:value="0.0687881980116805">
                <text:p>0.0687881980116805</text:p>
              </table:table-cell>
              <table:table-cell office:value-type="float" office:value="0">
                <text:p>0</text:p>
              </table:table-cell>
              <table:table-cell office:value-type="float" office:value="149.999858478023">
                <text:p>149.999858478023</text:p>
              </table:table-cell>
              <table:table-cell office:value-type="float" office:value="149.540881305842">
                <text:p>149.540881305842</text:p>
              </table:table-cell>
              <table:table-cell office:value-type="float" office:value="0.458977172180681">
                <text:p>0.458977172180681</text:p>
              </table:table-cell>
              <table:table-cell office:value-type="float" office:value="0.527765370192362">
                <text:p>0.527765370192362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150">
                <text:p>150</text:p>
              </table:table-cell>
              <table:table-cell office:value-type="float" office:value="0.0668541566163763">
                <text:p>0.0668541566163763</text:p>
              </table:table-cell>
              <table:table-cell office:value-type="float" office:value="0">
                <text:p>0</text:p>
              </table:table-cell>
              <table:table-cell office:value-type="float" office:value="149.999868961132">
                <text:p>149.999868961132</text:p>
              </table:table-cell>
              <table:table-cell office:value-type="float" office:value="149.553814226804">
                <text:p>149.553814226804</text:p>
              </table:table-cell>
              <table:table-cell office:value-type="float" office:value="0.446054734327902">
                <text:p>0.446054734327902</text:p>
              </table:table-cell>
              <table:table-cell office:value-type="float" office:value="0.512908890944278">
                <text:p>0.512908890944278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150">
                <text:p>150</text:p>
              </table:table-cell>
              <table:table-cell office:value-type="float" office:value="0.064974324569747">
                <text:p>0.064974324569747</text:p>
              </table:table-cell>
              <table:table-cell office:value-type="float" office:value="0">
                <text:p>0</text:p>
              </table:table-cell>
              <table:table-cell office:value-type="float" office:value="149.999878667715">
                <text:p>149.999878667715</text:p>
              </table:table-cell>
              <table:table-cell office:value-type="float" office:value="149.566382840134">
                <text:p>149.566382840134</text:p>
              </table:table-cell>
              <table:table-cell office:value-type="float" office:value="0.433495827581254">
                <text:p>0.433495827581254</text:p>
              </table:table-cell>
              <table:table-cell office:value-type="float" office:value="0.498470152151001">
                <text:p>0.498470152151001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150">
                <text:p>150</text:p>
              </table:table-cell>
              <table:table-cell office:value-type="float" office:value="0.0631471948990727">
                <text:p>0.0631471948990727</text:p>
              </table:table-cell>
              <table:table-cell office:value-type="float" office:value="0">
                <text:p>0</text:p>
              </table:table-cell>
              <table:table-cell office:value-type="float" office:value="149.999887655292">
                <text:p>149.999887655292</text:p>
              </table:table-cell>
              <table:table-cell office:value-type="float" office:value="149.578597408017">
                <text:p>149.578597408017</text:p>
              </table:table-cell>
              <table:table-cell office:value-type="float" office:value="0.421290247274357">
                <text:p>0.421290247274357</text:p>
              </table:table-cell>
              <table:table-cell office:value-type="float" office:value="0.484437442173429">
                <text:p>0.484437442173429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150">
                <text:p>150</text:p>
              </table:table-cell>
              <table:table-cell office:value-type="float" office:value="0.061371301596264">
                <text:p>0.061371301596264</text:p>
              </table:table-cell>
              <table:table-cell office:value-type="float" office:value="0">
                <text:p>0</text:p>
              </table:table-cell>
              <table:table-cell office:value-type="float" office:value="149.999895977122">
                <text:p>149.999895977122</text:p>
              </table:table-cell>
              <table:table-cell office:value-type="float" office:value="149.590467903566">
                <text:p>149.590467903566</text:p>
              </table:table-cell>
              <table:table-cell office:value-type="float" office:value="0.409428073555773">
                <text:p>0.409428073555773</text:p>
              </table:table-cell>
              <table:table-cell office:value-type="float" office:value="0.470799375152037">
                <text:p>0.47079937515203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50">
                <text:p>150</text:p>
              </table:table-cell>
              <table:table-cell office:value-type="float" office:value="0.0596452185739569">
                <text:p>0.0596452185739569</text:p>
              </table:table-cell>
              <table:table-cell office:value-type="float" office:value="0">
                <text:p>0</text:p>
              </table:table-cell>
              <table:table-cell office:value-type="float" office:value="149.99990368252">
                <text:p>149.99990368252</text:p>
              </table:table-cell>
              <table:table-cell office:value-type="float" office:value="149.602004018959">
                <text:p>149.602004018959</text:p>
              </table:table-cell>
              <table:table-cell office:value-type="float" office:value="0.397899663561645">
                <text:p>0.397899663561645</text:p>
              </table:table-cell>
              <table:table-cell office:value-type="float" office:value="0.457544882135602">
                <text:p>0.457544882135602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150">
                <text:p>150</text:p>
              </table:table-cell>
              <table:table-cell office:value-type="float" office:value="0.0579675586429556">
                <text:p>0.0579675586429556</text:p>
              </table:table-cell>
              <table:table-cell office:value-type="float" office:value="0">
                <text:p>0</text:p>
              </table:table-cell>
              <table:table-cell office:value-type="float" office:value="149.999910817149">
                <text:p>149.999910817149</text:p>
              </table:table-cell>
              <table:table-cell office:value-type="float" office:value="149.613215173354">
                <text:p>149.613215173354</text:p>
              </table:table-cell>
              <table:table-cell office:value-type="float" office:value="0.386695643794212">
                <text:p>0.386695643794212</text:p>
              </table:table-cell>
              <table:table-cell office:value-type="float" office:value="0.444663202437168">
                <text:p>0.444663202437168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150">
                <text:p>150</text:p>
              </table:table-cell>
              <table:table-cell office:value-type="float" office:value="0.0563369725106767">
                <text:p>0.0563369725106767</text:p>
              </table:table-cell>
              <table:table-cell office:value-type="float" office:value="0">
                <text:p>0</text:p>
              </table:table-cell>
              <table:table-cell office:value-type="float" office:value="149.999917423286">
                <text:p>149.999917423286</text:p>
              </table:table-cell>
              <table:table-cell office:value-type="float" office:value="149.624110520584">
                <text:p>149.624110520584</text:p>
              </table:table-cell>
              <table:table-cell office:value-type="float" office:value="0.375806902701896">
                <text:p>0.375806902701896</text:p>
              </table:table-cell>
              <table:table-cell office:value-type="float" office:value="0.432143875212573">
                <text:p>0.432143875212573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150">
                <text:p>150</text:p>
              </table:table-cell>
              <table:table-cell office:value-type="float" office:value="0.0547521478011017">
                <text:p>0.0547521478011017</text:p>
              </table:table-cell>
              <table:table-cell office:value-type="float" office:value="0">
                <text:p>0</text:p>
              </table:table-cell>
              <table:table-cell office:value-type="float" office:value="149.999923540079">
                <text:p>149.999923540079</text:p>
              </table:table-cell>
              <table:table-cell office:value-type="float" office:value="149.634698956624">
                <text:p>149.634698956624</text:p>
              </table:table-cell>
              <table:table-cell office:value-type="float" office:value="0.365224583455671">
                <text:p>0.365224583455671</text:p>
              </table:table-cell>
              <table:table-cell office:value-type="float" office:value="0.419976731256773">
                <text:p>0.419976731256773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150">
                <text:p>150</text:p>
              </table:table-cell>
              <table:table-cell office:value-type="float" office:value="0.0532118080957212">
                <text:p>0.0532118080957212</text:p>
              </table:table-cell>
              <table:table-cell office:value-type="float" office:value="0">
                <text:p>0</text:p>
              </table:table-cell>
              <table:table-cell office:value-type="float" office:value="149.999929203777">
                <text:p>149.999929203777</text:p>
              </table:table-cell>
              <table:table-cell office:value-type="float" office:value="149.64498912686">
                <text:p>149.64498912686</text:p>
              </table:table-cell>
              <table:table-cell office:value-type="float" office:value="0.354940076917558">
                <text:p>0.354940076917558</text:p>
              </table:table-cell>
              <table:table-cell office:value-type="float" office:value="0.408151885013279">
                <text:p>0.408151885013279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150">
                <text:p>150</text:p>
              </table:table-cell>
              <table:table-cell office:value-type="float" office:value="0.05171471199547">
                <text:p>0.05171471199547</text:p>
              </table:table-cell>
              <table:table-cell office:value-type="float" office:value="0">
                <text:p>0</text:p>
              </table:table-cell>
              <table:table-cell office:value-type="float" office:value="149.999934447942">
                <text:p>149.999934447942</text:p>
              </table:table-cell>
              <table:table-cell office:value-type="float" office:value="149.654989433145">
                <text:p>149.654989433145</text:p>
              </table:table-cell>
              <table:table-cell office:value-type="float" office:value="0.344945014796593">
                <text:p>0.344945014796593</text:p>
              </table:table-cell>
              <table:table-cell office:value-type="float" office:value="0.396659726792063">
                <text:p>0.396659726792063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150">
                <text:p>150</text:p>
              </table:table-cell>
              <table:table-cell office:value-type="float" office:value="0.0502596522036707">
                <text:p>0.0502596522036707</text:p>
              </table:table-cell>
              <table:table-cell office:value-type="float" office:value="0">
                <text:p>0</text:p>
              </table:table-cell>
              <table:table-cell office:value-type="float" office:value="149.99993930365">
                <text:p>149.99993930365</text:p>
              </table:table-cell>
              <table:table-cell office:value-type="float" office:value="149.664708040662">
                <text:p>149.664708040662</text:p>
              </table:table-cell>
              <table:table-cell office:value-type="float" office:value="0.335231262987577">
                <text:p>0.335231262987577</text:p>
              </table:table-cell>
              <table:table-cell office:value-type="float" office:value="0.385490915191248">
                <text:p>0.385490915191248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150">
                <text:p>150</text:p>
              </table:table-cell>
              <table:table-cell office:value-type="float" office:value="0.0488454546294942">
                <text:p>0.0488454546294942</text:p>
              </table:table-cell>
              <table:table-cell office:value-type="float" office:value="0">
                <text:p>0</text:p>
              </table:table-cell>
              <table:table-cell office:value-type="float" office:value="149.999943799676">
                <text:p>149.999943799676</text:p>
              </table:table-cell>
              <table:table-cell office:value-type="float" office:value="149.674152884587">
                <text:p>149.674152884587</text:p>
              </table:table-cell>
              <table:table-cell office:value-type="float" office:value="0.325790915088533">
                <text:p>0.325790915088533</text:p>
              </table:table-cell>
              <table:table-cell office:value-type="float" office:value="0.374636369718027">
                <text:p>0.374636369718027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150">
                <text:p>150</text:p>
              </table:table-cell>
              <table:table-cell office:value-type="float" office:value="0.0474709775121575">
                <text:p>0.0474709775121575</text:p>
              </table:table-cell>
              <table:table-cell office:value-type="float" office:value="0">
                <text:p>0</text:p>
              </table:table-cell>
              <table:table-cell office:value-type="float" office:value="149.999947962663">
                <text:p>149.999947962663</text:p>
              </table:table-cell>
              <table:table-cell office:value-type="float" office:value="149.683331676571">
                <text:p>149.683331676571</text:p>
              </table:table-cell>
              <table:table-cell office:value-type="float" office:value="0.316616286092056">
                <text:p>0.316616286092056</text:p>
              </table:table-cell>
              <table:table-cell office:value-type="float" office:value="0.364087263604214">
                <text:p>0.364087263604214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150">
                <text:p>150</text:p>
              </table:table-cell>
              <table:table-cell office:value-type="float" office:value="0.0461351105651367">
                <text:p>0.0461351105651367</text:p>
              </table:table-cell>
              <table:table-cell office:value-type="float" office:value="0">
                <text:p>0</text:p>
              </table:table-cell>
              <table:table-cell office:value-type="float" office:value="149.99995181728">
                <text:p>149.99995181728</text:p>
              </table:table-cell>
              <table:table-cell office:value-type="float" office:value="149.692251911034">
                <text:p>149.692251911034</text:p>
              </table:table-cell>
              <table:table-cell office:value-type="float" office:value="0.307699906246825">
                <text:p>0.307699906246825</text:p>
              </table:table-cell>
              <table:table-cell office:value-type="float" office:value="0.353835016811961">
                <text:p>0.3538350168119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